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1000000010B1B4B7142F087F05.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Georgia" svg:font-family="Georgia, serif"/>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5" style:family="table">
      <style:table-properties style:width="10.1215in" fo:margin-left="0in" fo:break-before="auto" fo:break-after="auto" table:align="left" fo:background-color="transparent" fo:keep-with-next="auto" style:may-break-between-rows="true" style:writing-mode="page">
        <style:background-image/>
      </style:table-properties>
    </style:style>
    <style:style style:name="Table15.A" style:family="table-column">
      <style:table-column-properties style:column-width="4.4965in"/>
    </style:style>
    <style:style style:name="Table15.B" style:family="table-column">
      <style:table-column-properties style:column-width="5.625in"/>
    </style:style>
    <style:style style:name="Table15.A1" style:family="table-cell">
      <style:table-cell-properties fo:background-color="#dddddd" fo:padding="0.0382in" fo:border="0.05pt solid #000000">
        <style:background-image/>
      </style:table-cell-properties>
    </style:style>
    <style:style style:name="Table15.A2" style:family="table-cell">
      <style:table-cell-properties fo:background-color="#dddddd" fo:padding="0.0382in" fo:border-left="0.05pt solid #000000" fo:border-right="0.05pt solid #000000" fo:border-top="none" fo:border-bottom="0.05pt solid #000000">
        <style:background-image/>
      </style:table-cell-properties>
    </style:style>
    <style:style style:name="Table15.3" style:family="table-row">
      <style:table-row-properties fo:background-color="transparent" fo:keep-together="auto">
        <style:background-image/>
      </style:table-row-properties>
    </style:style>
    <style:style style:name="Table15.A3" style:family="table-cell">
      <style:table-cell-properties style:vertical-align="" fo:background-color="#dddddd" fo:padding="0.0382in" fo:border-left="0.05pt solid #000000" fo:border-right="none" fo:border-top="none" fo:border-bottom="0.05pt solid #000000" style:writing-mode="page">
        <style:background-image/>
      </style:table-cell-properties>
    </style:style>
    <style:style style:name="Table15.A11" style:family="table-cell">
      <style:table-cell-properties fo:background-color="#dddddd" fo:padding="0.0382in" fo:border-left="0.05pt solid #000000" fo:border-right="none" fo:border-top="none" fo:border-bottom="0.05pt solid #000000">
        <style:background-image/>
      </style:table-cell-properties>
    </style:style>
    <style:style style:name="Table15.A12" style:family="table-cell">
      <style:table-cell-properties fo:background-color="#dddddd" fo:padding="0.0382in" fo:border-left="0.05pt solid #000000" fo:border-right="none" fo:border-top="none" fo:border-bottom="0.05pt solid #000000">
        <style:background-image/>
      </style:table-cell-properties>
    </style:style>
    <style:style style:name="Table15.A13" style:family="table-cell">
      <style:table-cell-properties fo:background-color="#dddddd" fo:padding="0.0382in" fo:border-left="0.05pt solid #000000" fo:border-right="none" fo:border-top="none" fo:border-bottom="0.05pt solid #000000">
        <style:background-image/>
      </style:table-cell-properties>
    </style:style>
    <style:style style:name="Table15.A14" style:family="table-cell">
      <style:table-cell-properties fo:background-color="#dddddd" fo:padding="0.0382in" fo:border-left="0.05pt solid #000000" fo:border-right="none" fo:border-top="none" fo:border-bottom="0.05pt solid #000000">
        <style:background-image/>
      </style:table-cell-properties>
    </style:style>
    <style:style style:name="Table15.A15" style:family="table-cell">
      <style:table-cell-properties fo:background-color="#dddddd" fo:padding="0.0382in" fo:border-left="0.05pt solid #000000" fo:border-right="none" fo:border-top="none" fo:border-bottom="0.05pt solid #000000">
        <style:background-image/>
      </style:table-cell-properties>
    </style:style>
    <style:style style:name="Table15.A16" style:family="table-cell">
      <style:table-cell-properties fo:background-color="#dddddd" fo:padding="0.0382in" fo:border-left="0.05pt solid #000000" fo:border-right="none" fo:border-top="none" fo:border-bottom="0.05pt solid #000000">
        <style:background-image/>
      </style:table-cell-properties>
    </style:style>
    <style:style style:name="Table15.A17" style:family="table-cell">
      <style:table-cell-properties fo:background-color="#dddddd" fo:padding="0.0382in" fo:border-left="0.05pt solid #000000" fo:border-right="none" fo:border-top="none" fo:border-bottom="0.05pt solid #000000">
        <style:background-image/>
      </style:table-cell-properties>
    </style:style>
    <style:style style:name="Table15.A18" style:family="table-cell">
      <style:table-cell-properties fo:background-color="#dddddd" fo:padding="0.0382in" fo:border-left="0.05pt solid #000000" fo:border-right="none" fo:border-top="none" fo:border-bottom="0.05pt solid #000000">
        <style:background-image/>
      </style:table-cell-properties>
    </style:style>
    <style:style style:name="Table15.A19" style:family="table-cell">
      <style:table-cell-properties fo:background-color="#dddddd" fo:padding="0.0382in" fo:border-left="0.05pt solid #000000" fo:border-right="none" fo:border-top="none" fo:border-bottom="0.05pt solid #000000">
        <style:background-image/>
      </style:table-cell-properties>
    </style:style>
    <style:style style:name="Table15.A20" style:family="table-cell">
      <style:table-cell-properties fo:background-color="#dddddd" fo:padding="0.0382in" fo:border-left="0.05pt solid #000000" fo:border-right="none" fo:border-top="none" fo:border-bottom="0.05pt solid #000000">
        <style:background-image/>
      </style:table-cell-properties>
    </style:style>
    <style:style style:name="Table15.A21" style:family="table-cell">
      <style:table-cell-properties fo:background-color="#dddddd" fo:padding="0.0382in" fo:border-left="0.05pt solid #000000" fo:border-right="none" fo:border-top="none" fo:border-bottom="0.05pt solid #000000">
        <style:background-image/>
      </style:table-cell-properties>
    </style:style>
    <style:style style:name="Table15.A22" style:family="table-cell">
      <style:table-cell-properties fo:background-color="#dddddd" fo:padding="0.0382in" fo:border-left="0.05pt solid #000000" fo:border-right="none" fo:border-top="none" fo:border-bottom="0.05pt solid #000000">
        <style:background-image/>
      </style:table-cell-properties>
    </style:style>
    <style:style style:name="Table15.A23" style:family="table-cell">
      <style:table-cell-properties fo:background-color="#dddddd" fo:padding="0.0382in" fo:border-left="0.05pt solid #000000" fo:border-right="none" fo:border-top="none" fo:border-bottom="0.05pt solid #000000">
        <style:background-image/>
      </style:table-cell-properties>
    </style:style>
    <style:style style:name="Table15.A24" style:family="table-cell">
      <style:table-cell-properties fo:background-color="#dddddd" fo:padding="0.0382in" fo:border-left="0.05pt solid #000000" fo:border-right="none" fo:border-top="none" fo:border-bottom="0.05pt solid #000000">
        <style:background-image/>
      </style:table-cell-properties>
    </style:style>
    <style:style style:name="Table15.A25" style:family="table-cell">
      <style:table-cell-properties fo:background-color="#dddddd" fo:padding="0.0382in" fo:border-left="0.05pt solid #000000" fo:border-right="none" fo:border-top="none" fo:border-bottom="0.05pt solid #000000">
        <style:background-image/>
      </style:table-cell-properties>
    </style:style>
    <style:style style:name="Table15.A26" style:family="table-cell">
      <style:table-cell-properties fo:background-color="#dddddd" fo:padding="0.0382in" fo:border-left="0.05pt solid #000000" fo:border-right="none" fo:border-top="none" fo:border-bottom="0.05pt solid #000000">
        <style:background-image/>
      </style:table-cell-properties>
    </style:style>
    <style:style style:name="Table15.A27" style:family="table-cell">
      <style:table-cell-properties fo:background-color="#dddddd" fo:padding="0.0382in" fo:border-left="0.05pt solid #000000" fo:border-right="none" fo:border-top="none" fo:border-bottom="0.05pt solid #000000">
        <style:background-image/>
      </style:table-cell-properties>
    </style:style>
    <style:style style:name="Table15.A28" style:family="table-cell">
      <style:table-cell-properties fo:background-color="#dddddd" fo:padding="0.0382in" fo:border-left="0.05pt solid #000000" fo:border-right="none" fo:border-top="none" fo:border-bottom="0.05pt solid #000000">
        <style:background-image/>
      </style:table-cell-properties>
    </style:style>
    <style:style style:name="Table15.A29" style:family="table-cell">
      <style:table-cell-properties fo:background-color="#dddddd" fo:padding="0.0382in" fo:border-left="0.05pt solid #000000" fo:border-right="none" fo:border-top="none" fo:border-bottom="0.05pt solid #000000">
        <style:background-image/>
      </style:table-cell-properties>
    </style:style>
    <style:style style:name="Table15.A30" style:family="table-cell">
      <style:table-cell-properties fo:background-color="#dddddd" fo:padding="0.0382in" fo:border-left="0.05pt solid #000000" fo:border-right="none" fo:border-top="none" fo:border-bottom="0.05pt solid #000000">
        <style:background-image/>
      </style:table-cell-properties>
    </style:style>
    <style:style style:name="Table15.A31" style:family="table-cell">
      <style:table-cell-properties fo:background-color="#dddddd" fo:padding="0.0382in" fo:border-left="0.05pt solid #000000" fo:border-right="none" fo:border-top="none" fo:border-bottom="0.05pt solid #000000">
        <style:background-image/>
      </style:table-cell-properties>
    </style:style>
    <style:style style:name="Table15.A32" style:family="table-cell">
      <style:table-cell-properties fo:background-color="#dddddd" fo:padding="0.0382in" fo:border-left="0.05pt solid #000000" fo:border-right="none" fo:border-top="none" fo:border-bottom="0.05pt solid #000000">
        <style:background-image/>
      </style:table-cell-properties>
    </style:style>
    <style:style style:name="Table15.A33" style:family="table-cell">
      <style:table-cell-properties fo:background-color="#dddddd" fo:padding="0.0382in" fo:border-left="0.05pt solid #000000" fo:border-right="none" fo:border-top="none" fo:border-bottom="0.05pt solid #000000">
        <style:background-image/>
      </style:table-cell-properties>
    </style:style>
    <style:style style:name="Table15.A34" style:family="table-cell">
      <style:table-cell-properties fo:background-color="#dddddd" fo:padding="0.0382in" fo:border-left="0.05pt solid #000000" fo:border-right="none" fo:border-top="none" fo:border-bottom="0.05pt solid #000000">
        <style:background-image/>
      </style:table-cell-properties>
    </style:style>
    <style:style style:name="Table15.A35" style:family="table-cell">
      <style:table-cell-properties fo:background-color="#dddddd" fo:padding="0.0382in" fo:border-left="0.05pt solid #000000" fo:border-right="none" fo:border-top="none" fo:border-bottom="0.05pt solid #000000">
        <style:background-image/>
      </style:table-cell-properties>
    </style:style>
    <style:style style:name="Table15.A36" style:family="table-cell">
      <style:table-cell-properties fo:background-color="#dddddd" fo:padding="0.0382in" fo:border-left="0.05pt solid #000000" fo:border-right="none" fo:border-top="none" fo:border-bottom="0.05pt solid #000000">
        <style:background-image/>
      </style:table-cell-properties>
    </style:style>
    <style:style style:name="Table15.A37" style:family="table-cell">
      <style:table-cell-properties fo:background-color="#dddddd" fo:padding="0.0382in" fo:border-left="0.05pt solid #000000" fo:border-right="none" fo:border-top="none" fo:border-bottom="0.05pt solid #000000">
        <style:background-image/>
      </style:table-cell-properties>
    </style:style>
    <style:style style:name="Table15.A38" style:family="table-cell">
      <style:table-cell-properties fo:background-color="#dddddd" fo:padding="0.0382in" fo:border-left="0.05pt solid #000000" fo:border-right="none" fo:border-top="none" fo:border-bottom="0.05pt solid #000000">
        <style:background-image/>
      </style:table-cell-properties>
    </style:style>
    <style:style style:name="Table15.A39" style:family="table-cell">
      <style:table-cell-properties fo:background-color="#dddddd" fo:padding="0.0382in" fo:border-left="0.05pt solid #000000" fo:border-right="none" fo:border-top="none" fo:border-bottom="0.05pt solid #000000">
        <style:background-image/>
      </style:table-cell-properties>
    </style:style>
    <style:style style:name="Table15.A40" style:family="table-cell">
      <style:table-cell-properties fo:background-color="#dddddd" fo:padding="0.0382in" fo:border-left="0.05pt solid #000000" fo:border-right="none" fo:border-top="none" fo:border-bottom="0.05pt solid #000000">
        <style:background-image/>
      </style:table-cell-properties>
    </style:style>
    <style:style style:name="Table15.A41" style:family="table-cell">
      <style:table-cell-properties fo:background-color="#dddddd" fo:padding="0.0382in" fo:border-left="0.05pt solid #000000" fo:border-right="none" fo:border-top="none" fo:border-bottom="0.05pt solid #000000">
        <style:background-image/>
      </style:table-cell-properties>
    </style:style>
    <style:style style:name="Table15.A42" style:family="table-cell">
      <style:table-cell-properties fo:background-color="#dddddd" fo:padding="0.0382in" fo:border-left="0.05pt solid #000000" fo:border-right="none" fo:border-top="none" fo:border-bottom="0.05pt solid #000000">
        <style:background-image/>
      </style:table-cell-properties>
    </style:style>
    <style:style style:name="Table15.A43" style:family="table-cell">
      <style:table-cell-properties fo:background-color="#dddddd" fo:padding="0.0382in" fo:border-left="0.05pt solid #000000" fo:border-right="none" fo:border-top="none" fo:border-bottom="0.05pt solid #000000">
        <style:background-image/>
      </style:table-cell-properties>
    </style:style>
    <style:style style:name="Table15.A44" style:family="table-cell">
      <style:table-cell-properties fo:background-color="#dddddd" fo:padding="0.0382in" fo:border-left="0.05pt solid #000000" fo:border-right="none" fo:border-top="none" fo:border-bottom="0.05pt solid #000000">
        <style:background-image/>
      </style:table-cell-properties>
    </style:style>
    <style:style style:name="Table15.A45" style:family="table-cell">
      <style:table-cell-properties fo:background-color="#dddddd" fo:padding="0.0382in" fo:border-left="0.05pt solid #000000" fo:border-right="none" fo:border-top="none" fo:border-bottom="0.05pt solid #000000">
        <style:background-image/>
      </style:table-cell-properties>
    </style:style>
    <style:style style:name="Table15.A46" style:family="table-cell">
      <style:table-cell-properties fo:background-color="#dddddd" fo:padding="0.0382in" fo:border-left="0.05pt solid #000000" fo:border-right="none" fo:border-top="none" fo:border-bottom="0.05pt solid #000000">
        <style:background-image/>
      </style:table-cell-properties>
    </style:style>
    <style:style style:name="Table15.A47" style:family="table-cell">
      <style:table-cell-properties fo:background-color="#dddddd" fo:padding="0.0382in" fo:border-left="0.05pt solid #000000" fo:border-right="none" fo:border-top="none" fo:border-bottom="0.05pt solid #000000">
        <style:background-image/>
      </style:table-cell-properties>
    </style:style>
    <style:style style:name="Table15.A48" style:family="table-cell">
      <style:table-cell-properties fo:background-color="#dddddd" fo:padding="0.0382in" fo:border-left="0.05pt solid #000000" fo:border-right="none" fo:border-top="none" fo:border-bottom="0.05pt solid #000000">
        <style:background-image/>
      </style:table-cell-properties>
    </style:style>
    <style:style style:name="Table15.A49" style:family="table-cell">
      <style:table-cell-properties fo:background-color="#dddddd" fo:padding="0.0382in" fo:border-left="0.05pt solid #000000" fo:border-right="none" fo:border-top="none" fo:border-bottom="0.05pt solid #000000">
        <style:background-image/>
      </style:table-cell-properties>
    </style:style>
    <style:style style:name="Table15.A50" style:family="table-cell">
      <style:table-cell-properties fo:background-color="#dddddd" fo:padding="0.0382in" fo:border-left="0.05pt solid #000000" fo:border-right="none" fo:border-top="none" fo:border-bottom="0.05pt solid #000000">
        <style:background-image/>
      </style:table-cell-properties>
    </style:style>
    <style:style style:name="Table15.A51" style:family="table-cell">
      <style:table-cell-properties fo:background-color="#dddddd" fo:padding="0.0382in" fo:border-left="0.05pt solid #000000" fo:border-right="none" fo:border-top="none" fo:border-bottom="0.05pt solid #000000">
        <style:background-image/>
      </style:table-cell-properties>
    </style:style>
    <style:style style:name="Table15.A56" style:family="table-cell">
      <style:table-cell-properties fo:background-color="#dddddd" fo:padding="0.0382in" fo:border-left="0.05pt solid #000000" fo:border-right="none" fo:border-top="none" fo:border-bottom="0.05pt solid #000000">
        <style:background-image/>
      </style:table-cell-properties>
    </style:style>
    <style:style style:name="Table15.A57" style:family="table-cell">
      <style:table-cell-properties fo:background-color="#dddddd" fo:padding="0.0382in" fo:border-left="0.05pt solid #000000" fo:border-right="none" fo:border-top="none" fo:border-bottom="0.05pt solid #000000">
        <style:background-image/>
      </style:table-cell-properties>
    </style:style>
    <style:style style:name="Table244" style:family="table">
      <style:table-properties style:width="10.1215in" fo:margin-left="0in" table:align="left"/>
    </style:style>
    <style:style style:name="Table244.A" style:family="table-column">
      <style:table-column-properties style:column-width="2.1271in"/>
    </style:style>
    <style:style style:name="Table244.B" style:family="table-column">
      <style:table-column-properties style:column-width="7.9944in"/>
    </style:style>
    <style:style style:name="Table244.A1" style:family="table-cell">
      <style:table-cell-properties style:vertical-align="middle" fo:background-color="#e6e6ff" fo:padding="0.0194in" fo:border="none">
        <style:background-image/>
      </style:table-cell-properties>
    </style:style>
    <style:style style:name="Table245" style:family="table">
      <style:table-properties style:width="10.1215in" fo:margin-left="0in" table:align="left"/>
    </style:style>
    <style:style style:name="Table245.A" style:family="table-column">
      <style:table-column-properties style:column-width="1.7in"/>
    </style:style>
    <style:style style:name="Table245.B" style:family="table-column">
      <style:table-column-properties style:column-width="2.7965in"/>
    </style:style>
    <style:style style:name="Table245.C" style:family="table-column">
      <style:table-column-properties style:column-width="1.9444in"/>
    </style:style>
    <style:style style:name="Table245.D" style:family="table-column">
      <style:table-column-properties style:column-width="3.6806in"/>
    </style:style>
    <style:style style:name="Table245.A1" style:family="table-cell">
      <style:table-cell-properties style:vertical-align="middle" fo:background-color="#e6e6ff" fo:padding="0.0194in" fo:border="none">
        <style:background-image/>
      </style:table-cell-properties>
    </style:style>
    <style:style style:name="Table246" style:family="table">
      <style:table-properties style:width="10.1215in" fo:margin-left="0in" table:align="left"/>
    </style:style>
    <style:style style:name="Table246.A" style:family="table-column">
      <style:table-column-properties style:column-width="1.7in"/>
    </style:style>
    <style:style style:name="Table246.B" style:family="table-column">
      <style:table-column-properties style:column-width="2.7965in"/>
    </style:style>
    <style:style style:name="Table246.C" style:family="table-column">
      <style:table-column-properties style:column-width="1.9444in"/>
    </style:style>
    <style:style style:name="Table246.D" style:family="table-column">
      <style:table-column-properties style:column-width="3.6806in"/>
    </style:style>
    <style:style style:name="Table246.A1" style:family="table-cell">
      <style:table-cell-properties style:vertical-align="middle" fo:background-color="#e6e6ff" fo:padding="0.0194in" fo:border="none">
        <style:background-image/>
      </style:table-cell-properties>
    </style:style>
    <style:style style:name="Table247" style:family="table">
      <style:table-properties style:width="10.1215in" fo:margin-left="0in" table:align="left"/>
    </style:style>
    <style:style style:name="Table247.A" style:family="table-column">
      <style:table-column-properties style:column-width="1.1285in"/>
    </style:style>
    <style:style style:name="Table247.B" style:family="table-column">
      <style:table-column-properties style:column-width="2.309in"/>
    </style:style>
    <style:style style:name="Table247.C" style:family="table-column">
      <style:table-column-properties style:column-width="0.5035in"/>
    </style:style>
    <style:style style:name="Table247.D" style:family="table-column">
      <style:table-column-properties style:column-width="1.25in"/>
    </style:style>
    <style:style style:name="Table247.E" style:family="table-column">
      <style:table-column-properties style:column-width="4.9306in"/>
    </style:style>
    <style:style style:name="Table247.A1" style:family="table-cell">
      <style:table-cell-properties style:vertical-align="middle" fo:background-color="#e6e6ff" fo:padding="0.0194in" fo:border="none">
        <style:background-image/>
      </style:table-cell-properties>
    </style:style>
    <style:style style:name="Table248" style:family="table">
      <style:table-properties style:width="10.1215in" fo:margin-left="0in" table:align="left"/>
    </style:style>
    <style:style style:name="Table248.A" style:family="table-column">
      <style:table-column-properties style:column-width="1.7535in"/>
    </style:style>
    <style:style style:name="Table248.B" style:family="table-column">
      <style:table-column-properties style:column-width="8.3681in"/>
    </style:style>
    <style:style style:name="Table248.A1" style:family="table-cell">
      <style:table-cell-properties style:vertical-align="middle" fo:background-color="#e6e6ff" fo:padding="0.0194in" fo:border="none">
        <style:background-image/>
      </style:table-cell-properties>
    </style:style>
    <style:style style:name="Table249" style:family="table">
      <style:table-properties style:width="10.1215in" fo:margin-left="0in" table:align="left"/>
    </style:style>
    <style:style style:name="Table249.A" style:family="table-column">
      <style:table-column-properties style:column-width="1.7535in"/>
    </style:style>
    <style:style style:name="Table249.B" style:family="table-column">
      <style:table-column-properties style:column-width="8.3681in"/>
    </style:style>
    <style:style style:name="Table249.A1" style:family="table-cell">
      <style:table-cell-properties style:vertical-align="middle" fo:background-color="#e6e6ff" fo:padding="0.0194in" fo:border="none">
        <style:background-image/>
      </style:table-cell-properties>
    </style:style>
    <style:style style:name="Table250" style:family="table">
      <style:table-properties style:width="10.1215in" fo:margin-left="0in" table:align="left"/>
    </style:style>
    <style:style style:name="Table250.A" style:family="table-column">
      <style:table-column-properties style:column-width="2.8125in"/>
    </style:style>
    <style:style style:name="Table250.B" style:family="table-column">
      <style:table-column-properties style:column-width="7.309in"/>
    </style:style>
    <style:style style:name="Table250.A1" style:family="table-cell">
      <style:table-cell-properties style:vertical-align="middle" fo:background-color="#e6e6ff" fo:padding="0.0194in" fo:border="none">
        <style:background-image/>
      </style:table-cell-properties>
    </style:style>
    <style:style style:name="Table251" style:family="table">
      <style:table-properties style:width="10.1215in" fo:margin-left="0in" table:align="left"/>
    </style:style>
    <style:style style:name="Table251.A" style:family="table-column">
      <style:table-column-properties style:column-width="2.8125in"/>
    </style:style>
    <style:style style:name="Table251.B" style:family="table-column">
      <style:table-column-properties style:column-width="7.309in"/>
    </style:style>
    <style:style style:name="Table251.A1" style:family="table-cell">
      <style:table-cell-properties style:vertical-align="middle" fo:background-color="#e6e6ff" fo:padding="0.0194in" fo:border="none">
        <style:background-image/>
      </style:table-cell-properties>
    </style:style>
    <style:style style:name="Table252" style:family="table">
      <style:table-properties style:width="10.1215in" fo:margin-left="0in" table:align="left"/>
    </style:style>
    <style:style style:name="Table252.A" style:family="table-column">
      <style:table-column-properties style:column-width="3.0528in"/>
    </style:style>
    <style:style style:name="Table252.B" style:family="table-column">
      <style:table-column-properties style:column-width="7.0688in"/>
    </style:style>
    <style:style style:name="Table252.A1" style:family="table-cell">
      <style:table-cell-properties style:vertical-align="middle" fo:background-color="#e6e6ff" fo:padding="0.0194in" fo:border="none">
        <style:background-image/>
      </style:table-cell-properties>
    </style:style>
    <style:style style:name="Table253" style:family="table">
      <style:table-properties style:width="10.1215in" fo:margin-left="0in" table:align="left"/>
    </style:style>
    <style:style style:name="Table253.A" style:family="table-column">
      <style:table-column-properties style:column-width="3.0646in"/>
    </style:style>
    <style:style style:name="Table253.B" style:family="table-column">
      <style:table-column-properties style:column-width="7.0569in"/>
    </style:style>
    <style:style style:name="Table253.A1" style:family="table-cell">
      <style:table-cell-properties style:vertical-align="middle" fo:background-color="#e6e6ff" fo:padding="0.0194in" fo:border="none">
        <style:background-image/>
      </style:table-cell-properties>
    </style:style>
    <style:style style:name="Table254" style:family="table">
      <style:table-properties style:width="10.1215in" fo:margin-left="0in" table:align="left"/>
    </style:style>
    <style:style style:name="Table254.A" style:family="table-column">
      <style:table-column-properties style:column-width="2.8125in"/>
    </style:style>
    <style:style style:name="Table254.B" style:family="table-column">
      <style:table-column-properties style:column-width="7.309in"/>
    </style:style>
    <style:style style:name="Table254.A1" style:family="table-cell">
      <style:table-cell-properties style:vertical-align="middle" fo:background-color="#e6e6ff" fo:padding="0.0194in" fo:border="none">
        <style:background-image/>
      </style:table-cell-properties>
    </style:style>
    <style:style style:name="Table236" style:family="table">
      <style:table-properties style:width="10.1215in" fo:margin-left="0in" fo:break-before="page" table:align="left"/>
    </style:style>
    <style:style style:name="Table236.A" style:family="table-column">
      <style:table-column-properties style:column-width="4.6875in"/>
    </style:style>
    <style:style style:name="Table236.B" style:family="table-column">
      <style:table-column-properties style:column-width="5.434in"/>
    </style:style>
    <style:style style:name="Table236.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236.B1" style:family="table-cell">
      <style:table-cell-properties fo:background-color="#e6e6ff" fo:padding="0.0382in" fo:border="0.05pt solid #000000">
        <style:background-image/>
      </style:table-cell-properties>
    </style:style>
    <style:style style:name="Table1" style:family="table">
      <style:table-properties style:width="2.5396in" table:align="left"/>
    </style:style>
    <style:style style:name="Table1.A" style:family="table-column">
      <style:table-column-properties style:column-width="0.909in"/>
    </style:style>
    <style:style style:name="Table1.B" style:family="table-column">
      <style:table-column-properties style:column-width="1.6306in"/>
    </style:style>
    <style:style style:name="Table1.A1" style:family="table-cell">
      <style:table-cell-properties style:vertical-align="middle" fo:padding="0.0194in" fo:border="none"/>
    </style:style>
    <style:style style:name="Table2" style:family="table">
      <style:table-properties style:width="5in" fo:margin-left="0in" table:align="left"/>
    </style:style>
    <style:style style:name="Table2.A" style:family="table-column">
      <style:table-column-properties style:column-width="1.1285in"/>
    </style:style>
    <style:style style:name="Table2.B" style:family="table-column">
      <style:table-column-properties style:column-width="3.8715in"/>
    </style:style>
    <style:style style:name="Table2.A1" style:family="table-cell">
      <style:table-cell-properties style:vertical-align="middle" fo:padding="0.0194in" fo:border="none"/>
    </style:style>
    <style:style style:name="Table3" style:family="table">
      <style:table-properties style:width="3.1264in" table:align="left"/>
    </style:style>
    <style:style style:name="Table3.A" style:family="table-column">
      <style:table-column-properties style:column-width="1.2007in"/>
    </style:style>
    <style:style style:name="Table3.B" style:family="table-column">
      <style:table-column-properties style:column-width="1.9257in"/>
    </style:style>
    <style:style style:name="Table3.A1" style:family="table-cell">
      <style:table-cell-properties style:vertical-align="middle" fo:padding="0.0194in" fo:border="none"/>
    </style:style>
    <style:style style:name="Table4" style:family="table">
      <style:table-properties style:width="3.125in" table:align="left"/>
    </style:style>
    <style:style style:name="Table4.A" style:family="table-column">
      <style:table-column-properties style:column-width="1.1896in"/>
    </style:style>
    <style:style style:name="Table4.B" style:family="table-column">
      <style:table-column-properties style:column-width="1.9354in"/>
    </style:style>
    <style:style style:name="Table4.A1" style:family="table-cell">
      <style:table-cell-properties style:vertical-align="middle" fo:padding="0.0194in" fo:border="none"/>
    </style:style>
    <style:style style:name="Table5" style:family="table">
      <style:table-properties style:width="3.8056in" table:align="left"/>
    </style:style>
    <style:style style:name="Table5.A" style:family="table-column">
      <style:table-column-properties style:column-width="1in"/>
    </style:style>
    <style:style style:name="Table5.B" style:family="table-column">
      <style:table-column-properties style:column-width="2.8056in"/>
    </style:style>
    <style:style style:name="Table5.A1" style:family="table-cell">
      <style:table-cell-properties style:vertical-align="middle" fo:padding="0.0194in" fo:border="none"/>
    </style:style>
    <style:style style:name="Table6" style:family="table">
      <style:table-properties style:width="4.2535in" table:align="left"/>
    </style:style>
    <style:style style:name="Table6.A" style:family="table-column">
      <style:table-column-properties style:column-width="0.2924in"/>
    </style:style>
    <style:style style:name="Table6.B" style:family="table-column">
      <style:table-column-properties style:column-width="3.9611in"/>
    </style:style>
    <style:style style:name="Table6.A1" style:family="table-cell">
      <style:table-cell-properties style:vertical-align="middle" fo:padding="0.0194in" fo:border="none"/>
    </style:style>
    <style:style style:name="Table7" style:family="table">
      <style:table-properties style:width="3.8083in" table:align="left"/>
    </style:style>
    <style:style style:name="Table7.A" style:family="table-column">
      <style:table-column-properties style:column-width="1.684in"/>
    </style:style>
    <style:style style:name="Table7.B" style:family="table-column">
      <style:table-column-properties style:column-width="2.1243in"/>
    </style:style>
    <style:style style:name="Table7.A1" style:family="table-cell">
      <style:table-cell-properties style:vertical-align="middle" fo:padding="0.0194in" fo:border="none"/>
    </style:style>
    <style:style style:name="Table8" style:family="table">
      <style:table-properties style:width="3.766in" table:align="left"/>
    </style:style>
    <style:style style:name="Table8.A" style:family="table-column">
      <style:table-column-properties style:column-width="1.7007in"/>
    </style:style>
    <style:style style:name="Table8.B" style:family="table-column">
      <style:table-column-properties style:column-width="2.0653in"/>
    </style:style>
    <style:style style:name="Table8.A1" style:family="table-cell">
      <style:table-cell-properties style:vertical-align="middle" fo:padding="0.0194in" fo:border="none"/>
    </style:style>
    <style:style style:name="Table9" style:family="table">
      <style:table-properties style:width="3.6264in" table:align="left"/>
    </style:style>
    <style:style style:name="Table9.A" style:family="table-column">
      <style:table-column-properties style:column-width="2.009in"/>
    </style:style>
    <style:style style:name="Table9.B" style:family="table-column">
      <style:table-column-properties style:column-width="1.6174in"/>
    </style:style>
    <style:style style:name="Table9.A1" style:family="table-cell">
      <style:table-cell-properties style:vertical-align="middle" fo:padding="0.0194in" fo:border="none"/>
    </style:style>
    <style:style style:name="Table10" style:family="table">
      <style:table-properties style:width="5.0021in" table:align="left"/>
    </style:style>
    <style:style style:name="Table10.A" style:family="table-column">
      <style:table-column-properties style:column-width="2.0049in"/>
    </style:style>
    <style:style style:name="Table10.B" style:family="table-column">
      <style:table-column-properties style:column-width="2.9972in"/>
    </style:style>
    <style:style style:name="Table10.A1" style:family="table-cell">
      <style:table-cell-properties style:vertical-align="middle" fo:padding="0.0194in" fo:border="none"/>
    </style:style>
    <style:style style:name="Table11" style:family="table">
      <style:table-properties style:width="5.0868in" fo:margin-left="0in" table:align="left"/>
    </style:style>
    <style:style style:name="Table11.A" style:family="table-column">
      <style:table-column-properties style:column-width="0.816in"/>
    </style:style>
    <style:style style:name="Table11.B" style:family="table-column">
      <style:table-column-properties style:column-width="4.2708in"/>
    </style:style>
    <style:style style:name="Table11.A1" style:family="table-cell">
      <style:table-cell-properties style:vertical-align="middle" fo:padding="0.0194in" fo:border="none"/>
    </style:style>
    <style:style style:name="Table12" style:family="table">
      <style:table-properties style:width="5.0556in" table:align="left"/>
    </style:style>
    <style:style style:name="Table12.A" style:family="table-column">
      <style:table-column-properties style:column-width="1.3111in"/>
    </style:style>
    <style:style style:name="Table12.B" style:family="table-column">
      <style:table-column-properties style:column-width="3.7444in"/>
    </style:style>
    <style:style style:name="Table12.A1" style:family="table-cell">
      <style:table-cell-properties style:vertical-align="middle" fo:padding="0.0194in" fo:border="none"/>
    </style:style>
    <style:style style:name="Table13" style:family="table">
      <style:table-properties style:width="5.0556in" table:align="left"/>
    </style:style>
    <style:style style:name="Table13.A" style:family="table-column">
      <style:table-column-properties style:column-width="0.6924in"/>
    </style:style>
    <style:style style:name="Table13.B" style:family="table-column">
      <style:table-column-properties style:column-width="4.3632in"/>
    </style:style>
    <style:style style:name="Table13.A1" style:family="table-cell">
      <style:table-cell-properties style:vertical-align="middle" fo:padding="0.0194in" fo:border="none"/>
    </style:style>
    <style:style style:name="Table14" style:family="table">
      <style:table-properties style:width="2.2521in" table:align="left"/>
    </style:style>
    <style:style style:name="Table14.A" style:family="table-column">
      <style:table-column-properties style:column-width="0.2924in"/>
    </style:style>
    <style:style style:name="Table14.B" style:family="table-column">
      <style:table-column-properties style:column-width="1.9597in"/>
    </style:style>
    <style:style style:name="Table14.A1" style:family="table-cell">
      <style:table-cell-properties style:vertical-align="middle" fo:padding="0.0194in" fo:border="none"/>
    </style:style>
    <style:style style:name="Table237" style:family="table">
      <style:table-properties style:width="10.1181in" fo:break-before="page" table:align="margins"/>
    </style:style>
    <style:style style:name="Table237.A" style:family="table-column">
      <style:table-column-properties style:column-width="5.059in" style:rel-column-width="32767*"/>
    </style:style>
    <style:style style:name="Table237.B" style:family="table-column">
      <style:table-column-properties style:column-width="5.059in" style:rel-column-width="32768*"/>
    </style:style>
    <style:style style:name="Table237.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237.B1" style:family="table-cell">
      <style:table-cell-properties fo:background-color="#e6e6ff" fo:padding="0.0382in" fo:border="0.05pt solid #000000">
        <style:background-image/>
      </style:table-cell-properties>
    </style:style>
    <style:style style:name="Table238" style:family="table">
      <style:table-properties style:width="10.1215in" fo:margin-left="0in" fo:break-before="page" table:align="left"/>
    </style:style>
    <style:style style:name="Table238.A" style:family="table-column">
      <style:table-column-properties style:column-width="8.6896in"/>
    </style:style>
    <style:style style:name="Table238.B" style:family="table-column">
      <style:table-column-properties style:column-width="1.4319in"/>
    </style:style>
    <style:style style:name="Table238.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238.B1" style:family="table-cell">
      <style:table-cell-properties fo:background-color="#e6e6ff" fo:padding="0.0382in" fo:border="0.05pt solid #000000">
        <style:background-image/>
      </style:table-cell-properties>
    </style:style>
    <style:style style:name="Table241" style:family="table">
      <style:table-properties style:width="10.1181in" fo:break-before="auto" fo:break-after="auto" table:align="margins"/>
    </style:style>
    <style:style style:name="Table241.A" style:family="table-column">
      <style:table-column-properties style:column-width="5.059in" style:rel-column-width="32767*"/>
    </style:style>
    <style:style style:name="Table241.B" style:family="table-column">
      <style:table-column-properties style:column-width="5.059in" style:rel-column-width="32768*"/>
    </style:style>
    <style:style style:name="Table241.1" style:family="table-row">
      <style:table-row-properties fo:keep-together="auto"/>
    </style:style>
    <style:style style:name="Table241.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241.B1" style:family="table-cell">
      <style:table-cell-properties fo:background-color="#e6e6ff" fo:padding="0.0382in" fo:border="0.05pt solid #000000">
        <style:background-image/>
      </style:table-cell-properties>
    </style:style>
    <style:style style:name="Table242" style:family="table">
      <style:table-properties style:width="10.1181in" table:align="margins"/>
    </style:style>
    <style:style style:name="Table242.A" style:family="table-column">
      <style:table-column-properties style:column-width="5.059in" style:rel-column-width="32767*"/>
    </style:style>
    <style:style style:name="Table242.B" style:family="table-column">
      <style:table-column-properties style:column-width="5.059in" style:rel-column-width="32768*"/>
    </style:style>
    <style:style style:name="Table242.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242.B1" style:family="table-cell">
      <style:table-cell-properties fo:background-color="#e6e6ff" fo:padding="0.0382in" fo:border="0.05pt solid #000000">
        <style:background-image/>
      </style:table-cell-properties>
    </style:style>
    <style:style style:name="Table239" style:family="table">
      <style:table-properties style:width="10.1181in" table:align="margins"/>
    </style:style>
    <style:style style:name="Table239.A" style:family="table-column">
      <style:table-column-properties style:column-width="5.0583in" style:rel-column-width="32763*"/>
    </style:style>
    <style:style style:name="Table239.B" style:family="table-column">
      <style:table-column-properties style:column-width="5.0597in" style:rel-column-width="32772*"/>
    </style:style>
    <style:style style:name="Table239.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239.B1" style:family="table-cell">
      <style:table-cell-properties fo:background-color="#e6e6ff" fo:padding="0.0382in" fo:border="0.05pt solid #000000">
        <style:background-image/>
      </style:table-cell-properties>
    </style:style>
    <style:style style:name="Table240" style:family="table">
      <style:table-properties style:width="10.1181in" fo:break-before="auto" fo:break-after="auto" table:align="margins"/>
    </style:style>
    <style:style style:name="Table240.A" style:family="table-column">
      <style:table-column-properties style:column-width="5.0583in" style:rel-column-width="32763*"/>
    </style:style>
    <style:style style:name="Table240.B" style:family="table-column">
      <style:table-column-properties style:column-width="5.0597in" style:rel-column-width="32772*"/>
    </style:style>
    <style:style style:name="Table240.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240.B1" style:family="table-cell">
      <style:table-cell-properties fo:background-color="#e6e6ff" fo:padding="0.0382in" fo:border="0.05pt solid #000000">
        <style:background-image/>
      </style:table-cell-properties>
    </style:style>
    <style:style style:name="Table243" style:family="table">
      <style:table-properties style:width="10.1181in" fo:break-before="auto" fo:break-after="auto" table:align="margins"/>
    </style:style>
    <style:style style:name="Table243.A" style:family="table-column">
      <style:table-column-properties style:column-width="5.059in" style:rel-column-width="32767*"/>
    </style:style>
    <style:style style:name="Table243.B" style:family="table-column">
      <style:table-column-properties style:column-width="5.059in" style:rel-column-width="32768*"/>
    </style:style>
    <style:style style:name="Table243.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243.B1" style:family="table-cell">
      <style:table-cell-properties fo:background-color="#e6e6ff" fo:padding="0.0382in" fo:border="0.05pt solid #000000">
        <style:background-image/>
      </style:table-cell-properties>
    </style:style>
    <style:style style:name="P1" style:family="paragraph" style:parent-style-name="Heading_20_1">
      <style:text-properties style:font-name="Liberation Serif" fo:font-size="28pt" officeooo:rsid="000ef9eb" officeooo:paragraph-rsid="00199cb9" style:font-size-asian="28pt" style:font-size-complex="28pt"/>
    </style:style>
    <style:style style:name="P2" style:family="paragraph" style:parent-style-name="Heading_20_1">
      <style:text-properties style:font-name="Liberation Serif" fo:font-size="28pt" officeooo:rsid="000d16bf" officeooo:paragraph-rsid="00199cb9" style:font-size-asian="28pt" style:font-size-complex="28pt"/>
    </style:style>
    <style:style style:name="P3" style:family="paragraph" style:parent-style-name="Heading_20_1">
      <style:text-properties officeooo:paragraph-rsid="00199cb9"/>
    </style:style>
    <style:style style:name="P4" style:family="paragraph" style:parent-style-name="Heading_20_1">
      <style:paragraph-properties fo:break-before="page"/>
      <style:text-properties style:font-name="Liberation Serif" fo:font-size="28pt" officeooo:rsid="000d16bf" officeooo:paragraph-rsid="00199cb9" style:font-size-asian="28pt" style:font-size-complex="28pt"/>
    </style:style>
    <style:style style:name="P5" style:family="paragraph" style:parent-style-name="Heading_20_1">
      <style:paragraph-properties fo:break-before="page"/>
      <style:text-properties officeooo:paragraph-rsid="00199cb9"/>
    </style:style>
    <style:style style:name="P6" style:family="paragraph" style:parent-style-name="Heading_20_4">
      <style:paragraph-properties fo:break-before="page"/>
      <style:text-properties officeooo:paragraph-rsid="00199cb9"/>
    </style:style>
    <style:style style:name="P7" style:family="paragraph" style:parent-style-name="Heading_20_2">
      <style:paragraph-properties fo:break-before="page"/>
      <style:text-properties officeooo:paragraph-rsid="00199cb9"/>
    </style:style>
    <style:style style:name="P8" style:family="paragraph" style:parent-style-name="Text_20_body">
      <style:text-properties officeooo:paragraph-rsid="00199cb9"/>
    </style:style>
    <style:style style:name="P9" style:family="paragraph" style:parent-style-name="Text_20_body">
      <style:text-properties fo:font-size="10pt" officeooo:paragraph-rsid="00199cb9" style:font-size-asian="10pt" style:font-size-complex="10pt"/>
    </style:style>
    <style:style style:name="P10" style:family="paragraph" style:parent-style-name="Text_20_body">
      <style:text-properties style:font-name="Liberation Serif" fo:font-size="10pt" officeooo:rsid="0058db22" officeooo:paragraph-rsid="00199cb9" style:font-size-asian="10pt" style:font-size-complex="10pt"/>
    </style:style>
    <style:style style:name="P11" style:family="paragraph" style:parent-style-name="Text_20_body">
      <style:text-properties style:font-name="Liberation Serif" fo:font-size="10pt" officeooo:paragraph-rsid="00199cb9" style:font-size-asian="10pt" style:font-size-complex="10pt"/>
    </style:style>
    <style:style style:name="P12" style:family="paragraph" style:parent-style-name="Text_20_body">
      <style:text-properties style:font-name="Liberation Serif" fo:font-size="10pt" officeooo:rsid="0050c123" officeooo:paragraph-rsid="00199cb9" fo:background-color="#fff200" style:font-size-asian="10pt" style:font-size-complex="10pt"/>
    </style:style>
    <style:style style:name="P13" style:family="paragraph" style:parent-style-name="Text_20_body">
      <style:text-properties style:font-name="Liberation Serif" fo:font-size="12pt" officeooo:paragraph-rsid="00199cb9" style:font-size-asian="12pt" style:font-size-complex="12pt"/>
    </style:style>
    <style:style style:name="P14" style:family="paragraph" style:parent-style-name="Text_20_body">
      <style:text-properties officeooo:paragraph-rsid="00199cb9" fo:background-color="#fff200"/>
    </style:style>
    <style:style style:name="P15" style:family="paragraph" style:parent-style-name="Text_20_body">
      <style:text-properties officeooo:paragraph-rsid="001ad751"/>
    </style:style>
    <style:style style:name="P16" style:family="paragraph" style:parent-style-name="Text_20_body">
      <style:paragraph-properties fo:margin-top="0in" fo:margin-bottom="0in" loext:contextual-spacing="false"/>
      <style:text-properties style:font-name="Liberation Serif" fo:font-size="10pt" officeooo:paragraph-rsid="00199cb9" style:font-name-asian="Noto Sans CJK SC Regular" style:font-size-asian="10pt" style:font-name-complex="Lohit Devanagari" style:font-size-complex="10pt"/>
    </style:style>
    <style:style style:name="P17" style:family="paragraph" style:parent-style-name="Text_20_body">
      <style:paragraph-properties fo:margin-top="0in" fo:margin-bottom="0in" loext:contextual-spacing="false"/>
      <style:text-properties style:font-name="Liberation Serif" fo:font-size="10pt" officeooo:paragraph-rsid="00199cb9" fo:background-color="#fff200" style:font-size-asian="10pt" style:font-size-complex="10pt"/>
    </style:style>
    <style:style style:name="P18" style:family="paragraph" style:parent-style-name="Text_20_body">
      <style:paragraph-properties fo:margin-top="0in" fo:margin-bottom="0in" loext:contextual-spacing="false"/>
      <style:text-properties style:font-name="Liberation Serif" fo:font-size="10pt" officeooo:paragraph-rsid="00199cb9" fo:background-color="#fff200" style:font-name-asian="Noto Sans CJK SC Regular" style:font-size-asian="10pt" style:font-name-complex="Lohit Devanagari" style:font-size-complex="10pt"/>
    </style:style>
    <style:style style:name="P19" style:family="paragraph" style:parent-style-name="Text_20_body">
      <style:paragraph-properties fo:margin-top="0in" fo:margin-bottom="0in" loext:contextual-spacing="false"/>
      <style:text-properties style:font-name="Liberation Serif" fo:font-size="10pt" officeooo:paragraph-rsid="00199cb9" style:font-size-asian="8.75pt" style:font-size-complex="10pt"/>
    </style:style>
    <style:style style:name="P20" style:family="paragraph" style:parent-style-name="Text_20_body">
      <style:paragraph-properties fo:margin-top="0in" fo:margin-bottom="0in" loext:contextual-spacing="false"/>
      <style:text-properties style:font-name="Liberation Serif" fo:font-size="10pt" officeooo:paragraph-rsid="00199cb9" style:font-size-asian="10pt" style:font-size-complex="10pt"/>
    </style:style>
    <style:style style:name="P21" style:family="paragraph" style:parent-style-name="Text_20_body">
      <style:paragraph-properties fo:margin-top="0in" fo:margin-bottom="0in" loext:contextual-spacing="false"/>
      <style:text-properties style:font-name="Liberation Serif" fo:font-size="10pt" fo:font-weight="bold" officeooo:paragraph-rsid="00199cb9" style:font-size-asian="10pt" style:font-weight-asian="bold" style:font-size-complex="10pt" style:font-weight-complex="bold"/>
    </style:style>
    <style:style style:name="P22" style:family="paragraph" style:parent-style-name="Text_20_body">
      <style:paragraph-properties fo:margin-top="0in" fo:margin-bottom="0in" loext:contextual-spacing="false"/>
      <style:text-properties style:font-name="Liberation Serif" fo:font-size="12pt" fo:font-weight="bold" officeooo:paragraph-rsid="00199cb9" style:font-size-asian="12pt" style:font-weight-asian="bold" style:font-size-complex="12pt" style:font-weight-complex="bold"/>
    </style:style>
    <style:style style:name="P23" style:family="paragraph" style:parent-style-name="Text_20_body">
      <style:paragraph-properties fo:margin-top="0in" fo:margin-bottom="0in" loext:contextual-spacing="false"/>
      <style:text-properties officeooo:paragraph-rsid="00199cb9"/>
    </style:style>
    <style:style style:name="P24" style:family="paragraph" style:parent-style-name="Text_20_body">
      <style:paragraph-properties fo:margin-top="0in" fo:margin-bottom="0in" loext:contextual-spacing="false"/>
      <style:text-properties fo:font-size="10pt" style:text-underline-style="solid" style:text-underline-width="auto" style:text-underline-color="font-color" officeooo:rsid="00ff7ee1" officeooo:paragraph-rsid="00199cb9" style:font-size-asian="10pt" style:font-size-complex="10pt"/>
    </style:style>
    <style:style style:name="P25" style:family="paragraph" style:parent-style-name="Text_20_body">
      <style:paragraph-properties fo:margin-top="0in" fo:margin-bottom="0in" loext:contextual-spacing="false"/>
      <style:text-properties fo:font-size="10pt" style:text-underline-style="solid" style:text-underline-width="auto" style:text-underline-color="font-color" officeooo:paragraph-rsid="00199cb9" style:font-size-asian="10pt" style:font-size-complex="10pt"/>
    </style:style>
    <style:style style:name="P26" style:family="paragraph" style:parent-style-name="Text_20_body">
      <style:paragraph-properties fo:margin-top="0in" fo:margin-bottom="0in" loext:contextual-spacing="false"/>
      <style:text-properties fo:font-size="10pt" style:text-underline-style="solid" style:text-underline-width="auto" style:text-underline-color="font-color" fo:font-weight="normal" officeooo:paragraph-rsid="00199cb9" style:font-size-asian="10pt" style:font-weight-asian="normal" style:font-size-complex="10pt" style:font-weight-complex="normal"/>
    </style:style>
    <style:style style:name="P27" style:family="paragraph" style:parent-style-name="Text_20_body">
      <style:paragraph-properties fo:margin-top="0in" fo:margin-bottom="0in" loext:contextual-spacing="false"/>
      <style:text-properties fo:font-size="10pt" officeooo:paragraph-rsid="00199cb9" style:font-size-asian="10pt" style:font-size-complex="10pt"/>
    </style:style>
    <style:style style:name="P28" style:family="paragraph" style:parent-style-name="Text_20_body">
      <style:paragraph-properties fo:margin-top="0in" fo:margin-bottom="0in" loext:contextual-spacing="false" fo:text-align="start" style:justify-single-word="false"/>
      <style:text-properties officeooo:paragraph-rsid="00199cb9"/>
    </style:style>
    <style:style style:name="P29" style:family="paragraph" style:parent-style-name="Preformatted_20_Text">
      <style:paragraph-properties fo:margin-top="0in" fo:margin-bottom="0in" loext:contextual-spacing="false"/>
      <style:text-properties style:font-name="Liberation Mono" fo:font-size="10pt" officeooo:rsid="006592f0" officeooo:paragraph-rsid="00199cb9" style:font-name-asian="Noto Sans CJK SC Regular" style:font-size-asian="10pt" style:font-name-complex="Lohit Devanagari" style:font-size-complex="10pt"/>
    </style:style>
    <style:style style:name="P30" style:family="paragraph" style:parent-style-name="Preformatted_20_Text">
      <style:paragraph-properties fo:margin-top="0in" fo:margin-bottom="0in" loext:contextual-spacing="false"/>
      <style:text-properties style:font-name="Liberation Mono" fo:font-size="10pt" officeooo:rsid="0066247e" officeooo:paragraph-rsid="00199cb9" style:font-name-asian="Noto Sans CJK SC Regular" style:font-size-asian="10pt" style:font-name-complex="Lohit Devanagari" style:font-size-complex="10pt"/>
    </style:style>
    <style:style style:name="P31" style:family="paragraph" style:parent-style-name="Preformatted_20_Text">
      <style:paragraph-properties fo:margin-top="0in" fo:margin-bottom="0in" loext:contextual-spacing="false"/>
      <style:text-properties style:font-name="Liberation Mono" officeooo:paragraph-rsid="00199cb9"/>
    </style:style>
    <style:style style:name="P32" style:family="paragraph" style:parent-style-name="Preformatted_20_Text">
      <style:paragraph-properties fo:margin-top="0in" fo:margin-bottom="0in" loext:contextual-spacing="false"/>
      <style:text-properties style:font-name="Liberation Serif" fo:font-size="10pt" officeooo:paragraph-rsid="00199cb9" style:font-name-asian="Noto Sans CJK SC Regular" style:font-size-asian="10pt" style:font-name-complex="Lohit Devanagari" style:font-size-complex="10pt"/>
    </style:style>
    <style:style style:name="P33" style:family="paragraph" style:parent-style-name="Preformatted_20_Text">
      <style:paragraph-properties fo:margin-top="0in" fo:margin-bottom="0in" loext:contextual-spacing="false"/>
      <style:text-properties style:use-window-font-color="true" style:font-name="Liberation Mono" fo:font-size="10pt" officeooo:paragraph-rsid="00199cb9" style:font-name-asian="Noto Sans CJK SC Regular" style:font-size-asian="10pt" style:font-name-complex="Lohit Devanagari" style:font-size-complex="10pt"/>
    </style:style>
    <style:style style:name="P34" style:family="paragraph" style:parent-style-name="Preformatted_20_Text">
      <style:paragraph-properties fo:margin-top="0in" fo:margin-bottom="0in" loext:contextual-spacing="false"/>
      <style:text-properties style:use-window-font-color="true" style:font-name="Liberation Mono" officeooo:paragraph-rsid="00199cb9"/>
    </style:style>
    <style:style style:name="P35" style:family="paragraph" style:parent-style-name="Preformatted_20_Text">
      <style:paragraph-properties fo:margin-top="0in" fo:margin-bottom="0in" loext:contextual-spacing="false"/>
      <style:text-properties fo:font-size="10pt" officeooo:rsid="001f8264" officeooo:paragraph-rsid="00199cb9" style:font-size-asian="10pt" style:font-size-complex="10pt"/>
    </style:style>
    <style:style style:name="P36" style:family="paragraph" style:parent-style-name="Preformatted_20_Text">
      <style:paragraph-properties fo:margin-top="0in" fo:margin-bottom="0in" loext:contextual-spacing="false"/>
      <style:text-properties fo:font-size="10pt" officeooo:rsid="00256ae2" officeooo:paragraph-rsid="00199cb9" style:font-size-asian="10pt" style:font-size-complex="10pt"/>
    </style:style>
    <style:style style:name="P37" style:family="paragraph" style:parent-style-name="Preformatted_20_Text">
      <style:paragraph-properties fo:margin-top="0in" fo:margin-bottom="0in" loext:contextual-spacing="false"/>
      <style:text-properties fo:font-size="10pt" officeooo:paragraph-rsid="00199cb9" style:font-size-asian="10pt" style:font-size-complex="10pt"/>
    </style:style>
    <style:style style:name="P38" style:family="paragraph" style:parent-style-name="Preformatted_20_Text">
      <style:paragraph-properties fo:margin-top="0in" fo:margin-bottom="0in" loext:contextual-spacing="false"/>
      <style:text-properties fo:font-size="10pt" fo:font-weight="normal" officeooo:paragraph-rsid="00199cb9" style:font-size-asian="10pt" style:font-weight-asian="normal" style:font-size-complex="10pt" style:font-weight-complex="normal"/>
    </style:style>
    <style:style style:name="P39" style:family="paragraph" style:parent-style-name="Preformatted_20_Text">
      <style:paragraph-properties fo:margin-top="0in" fo:margin-bottom="0in" loext:contextual-spacing="false"/>
      <style:text-properties fo:font-size="10pt" officeooo:rsid="0028ac93" officeooo:paragraph-rsid="00199cb9" fo:background-color="transparent" style:font-size-asian="10pt" style:font-size-complex="10pt"/>
    </style:style>
    <style:style style:name="P40" style:family="paragraph" style:parent-style-name="Preformatted_20_Text">
      <style:paragraph-properties fo:margin-top="0in" fo:margin-bottom="0in" loext:contextual-spacing="false"/>
      <style:text-properties fo:font-size="10pt" officeooo:paragraph-rsid="00199cb9" fo:background-color="transparent" style:font-size-asian="10pt" style:font-size-complex="10pt"/>
    </style:style>
    <style:style style:name="P41" style:family="paragraph" style:parent-style-name="Preformatted_20_Text">
      <style:paragraph-properties fo:margin-top="0in" fo:margin-bottom="0in" loext:contextual-spacing="false"/>
      <style:text-properties fo:color="#ce181e" fo:font-size="10pt" fo:font-weight="normal" officeooo:rsid="00215ee7" officeooo:paragraph-rsid="00199cb9" style:font-size-asian="10pt" style:font-weight-asian="normal" style:font-size-complex="10pt" style:font-weight-complex="normal"/>
    </style:style>
    <style:style style:name="P42" style:family="paragraph" style:parent-style-name="Preformatted_20_Text">
      <style:paragraph-properties fo:margin-top="0in" fo:margin-bottom="0in" loext:contextual-spacing="false"/>
      <style:text-properties fo:color="#ce181e" fo:font-size="10pt" fo:font-weight="normal" officeooo:paragraph-rsid="00199cb9" style:font-size-asian="10pt" style:font-weight-asian="normal" style:font-size-complex="10pt" style:font-weight-complex="normal"/>
    </style:style>
    <style:style style:name="P43" style:family="paragraph" style:parent-style-name="Preformatted_20_Text">
      <style:paragraph-properties fo:margin-top="0in" fo:margin-bottom="0in" loext:contextual-spacing="false"/>
      <style:text-properties fo:color="#ce181e" fo:font-size="10pt" style:text-underline-style="none" fo:font-weight="normal" officeooo:paragraph-rsid="00199cb9" style:font-size-asian="10pt" style:font-weight-asian="normal" style:font-size-complex="10pt" style:font-weight-complex="normal"/>
    </style:style>
    <style:style style:name="P44" style:family="paragraph" style:parent-style-name="Preformatted_20_Text">
      <style:paragraph-properties fo:margin-top="0in" fo:margin-bottom="0in" loext:contextual-spacing="false"/>
      <style:text-properties fo:color="#ce181e" fo:font-size="10pt" officeooo:paragraph-rsid="00199cb9" style:font-size-asian="10pt" style:font-size-complex="10pt"/>
    </style:style>
    <style:style style:name="P45" style:family="paragraph" style:parent-style-name="Preformatted_20_Text">
      <style:paragraph-properties fo:margin-top="0in" fo:margin-bottom="0in" loext:contextual-spacing="false"/>
      <style:text-properties officeooo:paragraph-rsid="00199cb9"/>
    </style:style>
    <style:style style:name="P46" style:family="paragraph" style:parent-style-name="Preformatted_20_Text">
      <style:paragraph-properties fo:margin-top="0in" fo:margin-bottom="0in" loext:contextual-spacing="false" style:writing-mode="lr-tb"/>
      <style:text-properties fo:language="en" fo:country="US" officeooo:paragraph-rsid="00199cb9"/>
    </style:style>
    <style:style style:name="P47" style:family="paragraph" style:parent-style-name="Preformatted_20_Text">
      <style:paragraph-properties fo:margin-top="0in" fo:margin-bottom="0in" loext:contextual-spacing="false" style:writing-mode="lr-tb"/>
      <style:text-properties officeooo:paragraph-rsid="00199cb9"/>
    </style:style>
    <style:style style:name="P48" style:family="paragraph" style:parent-style-name="Table_20_Contents">
      <style:paragraph-properties fo:margin-top="0in" fo:margin-bottom="0in" loext:contextual-spacing="false"/>
      <style:text-properties style:font-name="Liberation Serif" fo:font-size="10pt" officeooo:rsid="006592f0" officeooo:paragraph-rsid="00199cb9" fo:background-color="#fff200" style:font-name-asian="Noto Sans CJK SC Regular" style:font-size-asian="10pt" style:font-name-complex="Lohit Devanagari" style:font-size-complex="10pt"/>
    </style:style>
    <style:style style:name="P49" style:family="paragraph" style:parent-style-name="Table_20_Contents">
      <style:paragraph-properties fo:margin-top="0in" fo:margin-bottom="0in" loext:contextual-spacing="false"/>
      <style:text-properties style:font-name="Liberation Serif" fo:font-size="10pt" officeooo:rsid="0066247e" officeooo:paragraph-rsid="00199cb9" fo:background-color="#fff200" style:font-name-asian="Noto Sans CJK SC Regular" style:font-size-asian="10pt" style:font-name-complex="Lohit Devanagari" style:font-size-complex="10pt"/>
    </style:style>
    <style:style style:name="P50" style:family="paragraph" style:parent-style-name="Table_20_Contents">
      <style:paragraph-properties fo:margin-top="0in" fo:margin-bottom="0in" loext:contextual-spacing="false"/>
      <style:text-properties style:font-name="Liberation Serif" fo:font-size="10pt" officeooo:rsid="0060907b" officeooo:paragraph-rsid="00199cb9" fo:background-color="#fff200" style:font-name-asian="Noto Sans CJK SC Regular" style:font-size-asian="10pt" style:font-name-complex="Lohit Devanagari" style:font-size-complex="10pt"/>
    </style:style>
    <style:style style:name="P51" style:family="paragraph" style:parent-style-name="Table_20_Contents">
      <style:paragraph-properties fo:margin-top="0in" fo:margin-bottom="0in" loext:contextual-spacing="false"/>
      <style:text-properties style:font-name="Liberation Serif" fo:font-size="10pt" officeooo:rsid="0064d5fe" officeooo:paragraph-rsid="00199cb9" fo:background-color="#fff200" style:font-name-asian="Noto Sans CJK SC Regular" style:font-size-asian="10pt" style:font-name-complex="Lohit Devanagari" style:font-size-complex="10pt"/>
    </style:style>
    <style:style style:name="P52" style:family="paragraph" style:parent-style-name="Table_20_Contents">
      <style:paragraph-properties fo:margin-top="0in" fo:margin-bottom="0in" loext:contextual-spacing="false"/>
      <style:text-properties style:font-name="Liberation Serif" fo:font-size="10pt" fo:font-weight="bold" officeooo:rsid="001f8264" officeooo:paragraph-rsid="00199cb9" fo:background-color="#fff200" style:font-size-asian="10pt" style:font-weight-asian="bold" style:font-size-complex="10pt" style:font-weight-complex="bold"/>
    </style:style>
    <style:style style:name="P53" style:family="paragraph" style:parent-style-name="Table_20_Contents">
      <style:paragraph-properties fo:margin-top="0in" fo:margin-bottom="0in" loext:contextual-spacing="false" fo:text-align="center" style:justify-single-word="false"/>
      <style:text-properties style:font-name="Liberation Serif" fo:font-size="10pt" officeooo:paragraph-rsid="00199cb9" style:font-size-asian="10pt" style:font-size-complex="10pt"/>
    </style:style>
    <style:style style:name="P54" style:family="paragraph" style:parent-style-name="Table_20_Contents">
      <style:paragraph-properties fo:margin-top="0in" fo:margin-bottom="0in" loext:contextual-spacing="false"/>
      <style:text-properties style:font-name="Liberation Serif" fo:font-size="10pt" officeooo:paragraph-rsid="00199cb9" style:font-size-asian="10pt" style:font-size-complex="10pt"/>
    </style:style>
    <style:style style:name="P55" style:family="paragraph" style:parent-style-name="Table_20_Contents">
      <style:paragraph-properties fo:margin-top="0in" fo:margin-bottom="0in" loext:contextual-spacing="false"/>
      <style:text-properties fo:font-size="10pt" officeooo:rsid="00eb4e8a" officeooo:paragraph-rsid="00199cb9" style:font-size-asian="10pt" style:font-size-complex="10pt"/>
    </style:style>
    <style:style style:name="P56" style:family="paragraph" style:parent-style-name="Table_20_Contents">
      <style:paragraph-properties fo:margin-top="0in" fo:margin-bottom="0in" loext:contextual-spacing="false"/>
      <style:text-properties officeooo:paragraph-rsid="00199cb9"/>
    </style:style>
    <style:style style:name="P57" style:family="paragraph" style:parent-style-name="Text_20_body">
      <style:paragraph-properties fo:margin-top="0in" fo:margin-bottom="0.1965in" loext:contextual-spacing="false"/>
      <style:text-properties officeooo:paragraph-rsid="00199cb9"/>
    </style:style>
    <style:style style:name="P58" style:family="paragraph" style:parent-style-name="Preformatted_20_Text">
      <style:paragraph-properties fo:margin-top="0in" fo:margin-bottom="0.1965in" loext:contextual-spacing="false"/>
      <style:text-properties style:font-name="Liberation Mono" fo:font-size="10pt" officeooo:paragraph-rsid="00199cb9" style:font-size-asian="10pt" style:font-size-complex="10pt"/>
    </style:style>
    <style:style style:name="P59" style:family="paragraph" style:parent-style-name="Preformatted_20_Text">
      <style:paragraph-properties fo:margin-top="0in" fo:margin-bottom="0.1965in" loext:contextual-spacing="false"/>
      <style:text-properties fo:color="#ce181e" fo:font-size="10pt" officeooo:paragraph-rsid="00199cb9" style:font-size-asian="10pt" style:font-size-complex="10pt"/>
    </style:style>
    <style:style style:name="P60" style:family="paragraph" style:parent-style-name="Preformatted_20_Text">
      <style:paragraph-properties fo:margin-top="0in" fo:margin-bottom="0.1965in" loext:contextual-spacing="false"/>
      <style:text-properties fo:color="#ce181e" officeooo:paragraph-rsid="00199cb9"/>
    </style:style>
    <style:style style:name="P61" style:family="paragraph" style:parent-style-name="Preformatted_20_Text">
      <style:paragraph-properties fo:margin-top="0in" fo:margin-bottom="0.1965in" loext:contextual-spacing="false"/>
      <style:text-properties fo:font-size="10pt" officeooo:paragraph-rsid="00199cb9" style:font-size-asian="10pt" style:font-size-complex="10pt"/>
    </style:style>
    <style:style style:name="P62" style:family="paragraph" style:parent-style-name="Preformatted_20_Text">
      <style:paragraph-properties fo:margin-top="0in" fo:margin-bottom="0.1965in" loext:contextual-spacing="false"/>
      <style:text-properties style:font-name="Liberation Serif" fo:font-size="10pt" officeooo:paragraph-rsid="00199cb9" style:font-name-asian="Noto Sans CJK SC Regular" style:font-size-asian="10pt" style:font-name-complex="Lohit Devanagari" style:font-size-complex="10pt"/>
    </style:style>
    <style:style style:name="P63" style:family="paragraph" style:parent-style-name="Preformatted_20_Text">
      <style:paragraph-properties fo:margin-top="0in" fo:margin-bottom="0.1965in" loext:contextual-spacing="false"/>
      <style:text-properties style:text-line-through-style="solid" style:text-line-through-type="single" officeooo:paragraph-rsid="00199cb9"/>
    </style:style>
    <style:style style:name="P64" style:family="paragraph" style:parent-style-name="Preformatted_20_Text">
      <style:paragraph-properties fo:margin-top="0in" fo:margin-bottom="0.1965in" loext:contextual-spacing="false"/>
      <style:text-properties officeooo:paragraph-rsid="00199cb9"/>
    </style:style>
    <style:style style:name="P65" style:family="paragraph" style:parent-style-name="Standard">
      <style:text-properties style:font-name="Liberation Serif" fo:font-size="10pt" officeooo:rsid="000d16bf" officeooo:paragraph-rsid="00199cb9" style:font-size-asian="10pt" style:font-size-complex="10pt"/>
    </style:style>
    <style:style style:name="P66" style:family="paragraph" style:parent-style-name="Standard">
      <style:text-properties style:font-name="Liberation Serif" fo:font-size="10pt" officeooo:rsid="005d06e9" officeooo:paragraph-rsid="00199cb9" style:font-size-asian="10pt" style:font-size-complex="10pt"/>
    </style:style>
    <style:style style:name="P67" style:family="paragraph" style:parent-style-name="Standard">
      <style:text-properties style:font-name="Liberation Serif" fo:font-size="10pt" officeooo:rsid="0019d4e3" officeooo:paragraph-rsid="00199cb9" style:font-size-asian="10pt" style:font-size-complex="10pt"/>
    </style:style>
    <style:style style:name="P68" style:family="paragraph" style:parent-style-name="Standard">
      <style:text-properties style:font-name="Liberation Serif" fo:font-size="10pt" officeooo:rsid="001f0b95" officeooo:paragraph-rsid="00199cb9" style:font-size-asian="10pt" style:font-size-complex="10pt"/>
    </style:style>
    <style:style style:name="P69" style:family="paragraph" style:parent-style-name="Standard">
      <style:text-properties style:font-name="Liberation Serif" fo:font-size="10pt" officeooo:rsid="000d16bf" officeooo:paragraph-rsid="00199cb9" style:font-name-asian="Noto Sans CJK SC Regular" style:font-size-asian="10pt" style:font-name-complex="Lohit Devanagari" style:font-size-complex="10pt"/>
    </style:style>
    <style:style style:name="P70" style:family="paragraph" style:parent-style-name="Standard">
      <style:text-properties style:font-name="Liberation Serif" fo:font-size="10pt" fo:font-weight="bold" officeooo:rsid="007aea75" officeooo:paragraph-rsid="00199cb9" style:font-size-asian="10pt" style:font-weight-asian="bold" style:font-size-complex="10pt" style:font-weight-complex="bold"/>
    </style:style>
    <style:style style:name="P71" style:family="paragraph" style:parent-style-name="Standard">
      <style:text-properties style:font-name="Liberation Serif" fo:font-size="10pt" officeooo:rsid="000d16bf" officeooo:paragraph-rsid="00199cb9" fo:background-color="#fff200" style:font-size-asian="10pt" style:font-size-complex="10pt"/>
    </style:style>
    <style:style style:name="P72" style:family="paragraph" style:parent-style-name="Standard">
      <style:text-properties style:font-name="Liberation Serif" fo:font-size="10pt" fo:font-weight="normal" officeooo:rsid="0019d4e3" officeooo:paragraph-rsid="00199cb9" style:font-size-asian="8.75pt" style:font-weight-asian="normal" style:font-size-complex="10pt" style:font-weight-complex="normal"/>
    </style:style>
    <style:style style:name="P73" style:family="paragraph" style:parent-style-name="Standard">
      <loext:graphic-properties draw:fill="none" draw:fill-color="#ffffff" draw:opacity="100%"/>
      <style:paragraph-properties fo:background-color="transparent"/>
      <style:text-properties style:font-name="Liberation Serif" fo:font-size="10pt" fo:font-weight="normal" officeooo:rsid="0019d4e3" officeooo:paragraph-rsid="00199cb9" style:font-size-asian="8.75pt" style:font-weight-asian="normal" style:font-size-complex="10pt" style:font-weight-complex="normal"/>
    </style:style>
    <style:style style:name="P74" style:family="paragraph" style:parent-style-name="Standard">
      <style:text-properties style:font-name="Liberation Serif" fo:font-size="14pt" fo:font-weight="bold" officeooo:rsid="0019d4e3" officeooo:paragraph-rsid="00199cb9" style:font-size-asian="14pt" style:font-weight-asian="bold" style:font-size-complex="14pt" style:font-weight-complex="bold"/>
    </style:style>
    <style:style style:name="P75" style:family="paragraph" style:parent-style-name="Standard">
      <loext:graphic-properties draw:fill="none" draw:fill-color="#ffffff" draw:opacity="100%"/>
      <style:paragraph-properties fo:background-color="transparent"/>
      <style:text-properties style:font-name="Liberation Serif" fo:font-size="14pt" fo:font-weight="bold" officeooo:rsid="0019d4e3" officeooo:paragraph-rsid="00199cb9" style:font-size-asian="14pt" style:font-weight-asian="bold" style:font-size-complex="14pt" style:font-weight-complex="bold"/>
    </style:style>
    <style:style style:name="P76" style:family="paragraph" style:parent-style-name="Standard">
      <style:text-properties fo:font-size="10pt" officeooo:paragraph-rsid="00199cb9" style:font-size-asian="10pt" style:font-size-complex="10pt"/>
    </style:style>
    <style:style style:name="P77" style:family="paragraph" style:parent-style-name="Standard">
      <style:text-properties fo:color="#ce181e" style:font-name="Liberation Serif" fo:font-size="10pt" officeooo:rsid="000d16bf" officeooo:paragraph-rsid="00199cb9" style:font-size-asian="10pt" style:font-size-complex="10pt"/>
    </style:style>
    <style:style style:name="P78" style:family="paragraph" style:parent-style-name="Standard">
      <style:text-properties officeooo:paragraph-rsid="00199cb9"/>
    </style:style>
    <style:style style:name="P79" style:family="paragraph" style:parent-style-name="Standard">
      <style:paragraph-properties fo:padding-left="0in" fo:padding-right="0in" fo:padding-top="0in" fo:padding-bottom="0.0291in" fo:border-left="none" fo:border-right="none" fo:border-top="none" fo:border-bottom="0.06pt solid #000000" style:join-border="false"/>
      <style:text-properties style:font-name="Liberation Serif" fo:font-size="10pt" officeooo:rsid="000d16bf" officeooo:paragraph-rsid="00199cb9" style:font-size-asian="10pt" style:font-size-complex="10pt"/>
    </style:style>
    <style:style style:name="P80" style:family="paragraph" style:parent-style-name="Standard">
      <style:paragraph-properties style:border-line-width-bottom="0.0047in 0.0047in 0.0047in" fo:padding-left="0in" fo:padding-right="0in" fo:padding-top="0in" fo:padding-bottom="0.0291in" fo:border-left="none" fo:border-right="none" fo:border-top="none" fo:border-bottom="1.05pt double #000000" style:join-border="false"/>
      <style:text-properties style:font-name="Liberation Serif" fo:font-size="10pt" officeooo:rsid="001f0b95" officeooo:paragraph-rsid="00199cb9" style:font-size-asian="10pt" style:font-size-complex="10pt"/>
    </style:style>
    <style:style style:name="P81" style:family="paragraph" style:parent-style-name="Horizontal_20_Line">
      <style:text-properties officeooo:paragraph-rsid="00199cb9"/>
    </style:style>
    <style:style style:name="P82" style:family="paragraph" style:parent-style-name="Preformatted_20_Text">
      <style:text-properties style:font-name="Liberation Mono" fo:font-size="10pt" officeooo:paragraph-rsid="00199cb9" style:font-name-asian="Noto Sans CJK SC Regular" style:font-size-asian="10pt" style:font-name-complex="Lohit Devanagari" style:font-size-complex="10pt"/>
    </style:style>
    <style:style style:name="P83" style:family="paragraph" style:parent-style-name="Preformatted_20_Text">
      <style:text-properties style:font-name="Liberation Mono" fo:font-size="10pt" officeooo:paragraph-rsid="00199cb9" style:font-size-asian="10pt" style:font-size-complex="10pt"/>
    </style:style>
    <style:style style:name="P84" style:family="paragraph" style:parent-style-name="Preformatted_20_Text">
      <style:text-properties style:font-name="Liberation Mono" officeooo:rsid="009b40bd" officeooo:paragraph-rsid="00199cb9"/>
    </style:style>
    <style:style style:name="P85" style:family="paragraph" style:parent-style-name="Preformatted_20_Text">
      <style:text-properties style:font-name="Liberation Mono" officeooo:paragraph-rsid="00199cb9"/>
    </style:style>
    <style:style style:name="P86" style:family="paragraph" style:parent-style-name="Preformatted_20_Text">
      <style:text-properties officeooo:rsid="009b2ba1" officeooo:paragraph-rsid="00199cb9"/>
    </style:style>
    <style:style style:name="P87" style:family="paragraph" style:parent-style-name="Preformatted_20_Text">
      <style:text-properties fo:font-size="10pt" officeooo:paragraph-rsid="00199cb9" style:font-size-asian="10pt" style:font-size-complex="10pt"/>
    </style:style>
    <style:style style:name="P88" style:family="paragraph" style:parent-style-name="Preformatted_20_Text">
      <style:text-properties fo:font-size="10pt" fo:font-weight="normal" officeooo:paragraph-rsid="00199cb9" style:font-size-asian="10pt" style:font-weight-asian="normal" style:font-size-complex="10pt" style:font-weight-complex="normal"/>
    </style:style>
    <style:style style:name="P89" style:family="paragraph" style:parent-style-name="Preformatted_20_Text">
      <style:text-properties fo:color="#ce181e" fo:font-size="10pt" officeooo:paragraph-rsid="00199cb9" style:font-size-asian="10pt" style:font-size-complex="10pt"/>
    </style:style>
    <style:style style:name="P90" style:family="paragraph" style:parent-style-name="Preformatted_20_Text">
      <style:text-properties fo:color="#ce181e" fo:font-size="10pt" fo:font-weight="normal" officeooo:paragraph-rsid="00199cb9" style:font-size-asian="10pt" style:font-weight-asian="normal" style:font-size-complex="10pt" style:font-weight-complex="normal"/>
    </style:style>
    <style:style style:name="P91" style:family="paragraph" style:parent-style-name="Preformatted_20_Text">
      <style:text-properties fo:color="#ce181e" style:font-name="Liberation Serif" fo:font-size="10pt" officeooo:paragraph-rsid="00199cb9" style:font-size-asian="10pt" style:font-size-complex="10pt"/>
    </style:style>
    <style:style style:name="P92" style:family="paragraph" style:parent-style-name="Preformatted_20_Text">
      <style:text-properties fo:color="#ce181e" officeooo:paragraph-rsid="00199cb9"/>
    </style:style>
    <style:style style:name="P93" style:family="paragraph" style:parent-style-name="Preformatted_20_Text">
      <style:text-properties officeooo:rsid="010455e4" officeooo:paragraph-rsid="00199cb9"/>
    </style:style>
    <style:style style:name="P94" style:family="paragraph" style:parent-style-name="Preformatted_20_Text">
      <style:text-properties style:font-name="Liberation Serif" fo:font-size="10pt" officeooo:rsid="007aea75" officeooo:paragraph-rsid="00199cb9" style:font-size-asian="10pt" style:font-size-complex="10pt"/>
    </style:style>
    <style:style style:name="P95" style:family="paragraph" style:parent-style-name="Preformatted_20_Text">
      <style:text-properties style:font-name="Liberation Serif" fo:font-size="10pt" officeooo:paragraph-rsid="00199cb9" style:font-size-asian="10pt" style:font-size-complex="10pt"/>
    </style:style>
    <style:style style:name="P96" style:family="paragraph" style:parent-style-name="Preformatted_20_Text">
      <style:text-properties style:text-line-through-style="solid" style:text-line-through-type="single" officeooo:paragraph-rsid="00199cb9"/>
    </style:style>
    <style:style style:name="P97" style:family="paragraph" style:parent-style-name="Preformatted_20_Text">
      <style:text-properties officeooo:paragraph-rsid="00199cb9"/>
    </style:style>
    <style:style style:name="P98" style:family="paragraph" style:parent-style-name="Preformatted_20_Text">
      <style:paragraph-properties style:writing-mode="lr-tb"/>
      <style:text-properties fo:language="en" fo:country="US" officeooo:rsid="00bbc44a" officeooo:paragraph-rsid="00199cb9"/>
    </style:style>
    <style:style style:name="P99" style:family="paragraph" style:parent-style-name="Preformatted_20_Text">
      <style:paragraph-properties style:writing-mode="lr-tb"/>
      <style:text-properties fo:language="en" fo:country="US" officeooo:paragraph-rsid="00199cb9"/>
    </style:style>
    <style:style style:name="P100" style:family="paragraph" style:parent-style-name="Preformatted_20_Text">
      <style:paragraph-properties style:writing-mode="lr-tb"/>
      <style:text-properties officeooo:paragraph-rsid="00199cb9"/>
    </style:style>
    <style:style style:name="P101" style:family="paragraph" style:parent-style-name="Preformatted_20_Text">
      <style:paragraph-properties fo:margin-left="0.3937in" fo:margin-right="0.3937in" fo:margin-top="0in" fo:margin-bottom="0.1965in" loext:contextual-spacing="false" fo:text-indent="0in" style:auto-text-indent="false"/>
      <style:text-properties officeooo:paragraph-rsid="00199cb9"/>
    </style:style>
    <style:style style:name="P102" style:family="paragraph" style:parent-style-name="Preformatted_20_Text">
      <style:paragraph-properties fo:margin-top="0in" fo:margin-bottom="0.0598in" loext:contextual-spacing="false"/>
      <style:text-properties officeooo:paragraph-rsid="00199cb9"/>
    </style:style>
    <style:style style:name="P103" style:family="paragraph" style:parent-style-name="Heading_20_3">
      <style:text-properties officeooo:rsid="00e232a7" officeooo:paragraph-rsid="00199cb9"/>
    </style:style>
    <style:style style:name="P104" style:family="paragraph" style:parent-style-name="Heading_20_3">
      <style:text-properties style:font-name="Liberation Serif" fo:font-size="10pt" officeooo:paragraph-rsid="00199cb9" style:font-size-asian="10pt" style:font-size-complex="10pt"/>
    </style:style>
    <style:style style:name="P105" style:family="paragraph" style:parent-style-name="Heading_20_3">
      <style:text-properties officeooo:paragraph-rsid="00199cb9"/>
    </style:style>
    <style:style style:name="P106" style:family="paragraph" style:parent-style-name="Table_20_Contents">
      <style:text-properties style:font-name="Liberation Serif" fo:font-size="10pt" officeooo:rsid="003cb7a9" officeooo:paragraph-rsid="00199cb9" fo:background-color="#fff200" style:font-name-asian="Noto Sans CJK SC Regular" style:font-size-asian="10pt" style:font-name-complex="Lohit Devanagari" style:font-size-complex="10pt"/>
    </style:style>
    <style:style style:name="P107" style:family="paragraph" style:parent-style-name="Table_20_Contents">
      <style:text-properties style:font-name="Liberation Serif" fo:font-size="10pt" officeooo:rsid="003cde48" officeooo:paragraph-rsid="00199cb9" fo:background-color="#fff200" style:font-name-asian="Noto Sans CJK SC Regular" style:font-size-asian="10pt" style:font-name-complex="Lohit Devanagari" style:font-size-complex="10pt"/>
    </style:style>
    <style:style style:name="P108" style:family="paragraph" style:parent-style-name="Table_20_Contents">
      <style:text-properties style:font-name="Liberation Serif" fo:font-size="10pt" officeooo:rsid="0060907b" officeooo:paragraph-rsid="00199cb9" fo:background-color="#fff200" style:font-name-asian="Noto Sans CJK SC Regular" style:font-size-asian="10pt" style:font-name-complex="Lohit Devanagari" style:font-size-complex="10pt"/>
    </style:style>
    <style:style style:name="P109" style:family="paragraph" style:parent-style-name="Table_20_Contents">
      <style:text-properties style:font-name="Liberation Serif" fo:font-size="10pt" officeooo:rsid="00630603" officeooo:paragraph-rsid="00199cb9" fo:background-color="#fff200" style:font-name-asian="Noto Sans CJK SC Regular" style:font-size-asian="10pt" style:font-name-complex="Lohit Devanagari" style:font-size-complex="10pt"/>
    </style:style>
    <style:style style:name="P110" style:family="paragraph" style:parent-style-name="Table_20_Contents">
      <style:text-properties style:font-name="Liberation Serif" fo:font-size="10pt" officeooo:rsid="006592f0" officeooo:paragraph-rsid="00199cb9" fo:background-color="#fff200" style:font-name-asian="Noto Sans CJK SC Regular" style:font-size-asian="10pt" style:font-name-complex="Lohit Devanagari" style:font-size-complex="10pt"/>
    </style:style>
    <style:style style:name="P111" style:family="paragraph" style:parent-style-name="Table_20_Contents">
      <style:text-properties style:font-name="Liberation Serif" fo:font-size="10pt" officeooo:rsid="0067e26e" officeooo:paragraph-rsid="00199cb9" fo:background-color="#fff200" style:font-name-asian="Noto Sans CJK SC Regular" style:font-size-asian="10pt" style:font-name-complex="Lohit Devanagari" style:font-size-complex="10pt"/>
    </style:style>
    <style:style style:name="P112" style:family="paragraph" style:parent-style-name="Table_20_Contents">
      <style:text-properties style:font-name="Liberation Serif" fo:font-size="10pt" officeooo:rsid="007c9b6c" officeooo:paragraph-rsid="00199cb9" fo:background-color="#fff200" style:font-name-asian="Noto Sans CJK SC Regular" style:font-size-asian="10pt" style:font-name-complex="Lohit Devanagari" style:font-size-complex="10pt"/>
    </style:style>
    <style:style style:name="P113" style:family="paragraph" style:parent-style-name="Table_20_Contents">
      <style:text-properties style:font-name="Liberation Serif" fo:font-size="10pt" officeooo:rsid="0098193c" officeooo:paragraph-rsid="00199cb9" fo:background-color="#fff200" style:font-name-asian="Noto Sans CJK SC Regular" style:font-size-asian="10pt" style:font-name-complex="Lohit Devanagari" style:font-size-complex="10pt"/>
    </style:style>
    <style:style style:name="P114" style:family="paragraph" style:parent-style-name="Table_20_Contents">
      <style:text-properties style:font-name="Liberation Serif" fo:font-size="10pt" officeooo:rsid="006effb8" officeooo:paragraph-rsid="00199cb9" fo:background-color="#fff200" style:font-name-asian="Noto Sans CJK SC Regular" style:font-size-asian="10pt" style:font-name-complex="Lohit Devanagari" style:font-size-complex="10pt"/>
    </style:style>
    <style:style style:name="P115" style:family="paragraph" style:parent-style-name="Table_20_Contents">
      <style:text-properties style:font-name="Liberation Serif" fo:font-size="10pt" officeooo:rsid="00a09363" officeooo:paragraph-rsid="00199cb9" fo:background-color="#fff200" style:font-name-asian="Noto Sans CJK SC Regular" style:font-size-asian="10pt" style:font-name-complex="Lohit Devanagari" style:font-size-complex="10pt"/>
    </style:style>
    <style:style style:name="P116" style:family="paragraph" style:parent-style-name="Table_20_Contents">
      <style:text-properties style:font-name="Liberation Serif" fo:font-size="10pt" officeooo:paragraph-rsid="00199cb9" fo:background-color="#fff200" style:font-name-asian="Noto Sans CJK SC Regular" style:font-size-asian="10pt" style:font-name-complex="Lohit Devanagari" style:font-size-complex="10pt"/>
    </style:style>
    <style:style style:name="P117" style:family="paragraph" style:parent-style-name="Table_20_Contents">
      <style:text-properties style:font-name="Liberation Serif" fo:font-size="10pt" officeooo:rsid="00a0cc87" officeooo:paragraph-rsid="00199cb9" fo:background-color="#fff200" style:font-size-asian="10pt" style:font-size-complex="10pt"/>
    </style:style>
    <style:style style:name="P118" style:family="paragraph" style:parent-style-name="Table_20_Contents">
      <style:text-properties style:font-name="Liberation Serif" fo:font-size="10pt" officeooo:rsid="00b88c8d" officeooo:paragraph-rsid="00199cb9" fo:background-color="#fff200" style:font-size-asian="10pt" style:font-size-complex="10pt"/>
    </style:style>
    <style:style style:name="P119" style:family="paragraph" style:parent-style-name="Table_20_Contents">
      <style:text-properties style:font-name="Liberation Serif" fo:font-size="10pt" officeooo:paragraph-rsid="00199cb9" fo:background-color="#fff200" style:font-size-asian="10pt" style:font-size-complex="10pt"/>
    </style:style>
    <style:style style:name="P120" style:family="paragraph" style:parent-style-name="Table_20_Contents">
      <style:text-properties style:font-name="Liberation Serif" fo:font-size="10pt" fo:font-weight="bold" officeooo:rsid="00c23921" officeooo:paragraph-rsid="00199cb9" fo:background-color="#fff200" style:font-name-asian="Noto Sans CJK SC Regular" style:font-size-asian="10pt" style:font-weight-asian="bold" style:font-name-complex="Lohit Devanagari" style:font-size-complex="10pt" style:font-weight-complex="bold"/>
    </style:style>
    <style:style style:name="P121" style:family="paragraph" style:parent-style-name="Table_20_Contents">
      <style:text-properties style:font-name="Liberation Serif" fo:font-size="10pt" fo:font-weight="bold" officeooo:rsid="006592f0" officeooo:paragraph-rsid="00199cb9" fo:background-color="#fff200" style:font-name-asian="Noto Sans CJK SC Regular" style:font-size-asian="10pt" style:font-weight-asian="bold" style:font-name-complex="Lohit Devanagari" style:font-size-complex="10pt" style:font-weight-complex="bold"/>
    </style:style>
    <style:style style:name="P122" style:family="paragraph" style:parent-style-name="Table_20_Contents">
      <style:text-properties style:font-name="Liberation Serif" fo:font-size="10pt" fo:font-weight="bold" officeooo:rsid="0078480d" officeooo:paragraph-rsid="00199cb9" fo:background-color="#fff200" style:font-name-asian="Noto Sans CJK SC Regular" style:font-size-asian="10pt" style:font-weight-asian="bold" style:font-name-complex="Lohit Devanagari" style:font-size-complex="10pt" style:font-weight-complex="bold"/>
    </style:style>
    <style:style style:name="P123" style:family="paragraph" style:parent-style-name="Table_20_Contents">
      <style:text-properties style:font-name="Liberation Serif" fo:font-size="10pt" fo:font-weight="bold" officeooo:rsid="00a09363" officeooo:paragraph-rsid="00199cb9" fo:background-color="#fff200" style:font-name-asian="Noto Sans CJK SC Regular" style:font-size-asian="10pt" style:font-weight-asian="bold" style:font-name-complex="Lohit Devanagari" style:font-size-complex="10pt" style:font-weight-complex="bold"/>
    </style:style>
    <style:style style:name="P124" style:family="paragraph" style:parent-style-name="Table_20_Contents">
      <style:text-properties style:font-name="Liberation Serif" fo:font-size="10pt" fo:font-weight="bold" officeooo:rsid="00a09363" officeooo:paragraph-rsid="00199cb9" fo:background-color="#fff200" style:font-size-asian="10pt" style:font-weight-asian="bold" style:font-size-complex="10pt" style:font-weight-complex="bold"/>
    </style:style>
    <style:style style:name="P125" style:family="paragraph" style:parent-style-name="Table_20_Contents">
      <style:text-properties style:font-name="Liberation Serif" fo:font-size="10pt" fo:font-weight="bold" officeooo:rsid="00a0cc87" officeooo:paragraph-rsid="00199cb9" fo:background-color="#fff200" style:font-size-asian="10pt" style:font-weight-asian="bold" style:font-size-complex="10pt" style:font-weight-complex="bold"/>
    </style:style>
    <style:style style:name="P126" style:family="paragraph" style:parent-style-name="Table_20_Contents">
      <style:text-properties style:font-name="Liberation Serif" fo:font-size="10pt" fo:font-weight="bold" officeooo:rsid="00a0eb52" officeooo:paragraph-rsid="00199cb9" fo:background-color="#fff200" style:font-size-asian="10pt" style:font-weight-asian="bold" style:font-size-complex="10pt" style:font-weight-complex="bold"/>
    </style:style>
    <style:style style:name="P127" style:family="paragraph" style:parent-style-name="Table_20_Contents">
      <style:text-properties style:font-name="Liberation Serif" fo:font-size="10pt" fo:font-weight="bold" officeooo:rsid="00a27f56" officeooo:paragraph-rsid="00199cb9" fo:background-color="#fff200" style:font-size-asian="10pt" style:font-weight-asian="bold" style:font-size-complex="10pt" style:font-weight-complex="bold"/>
    </style:style>
    <style:style style:name="P128" style:family="paragraph" style:parent-style-name="Table_20_Contents">
      <style:text-properties style:font-name="Liberation Serif" fo:font-size="10pt" fo:font-weight="bold" officeooo:rsid="00b88c8d" officeooo:paragraph-rsid="00199cb9" fo:background-color="#fff200" style:font-size-asian="10pt" style:font-weight-asian="bold" style:font-size-complex="10pt" style:font-weight-complex="bold"/>
    </style:style>
    <style:style style:name="P129" style:family="paragraph" style:parent-style-name="Table_20_Contents">
      <style:text-properties style:font-name="Liberation Serif" fo:font-size="10pt" fo:font-weight="bold" officeooo:rsid="00c23921" officeooo:paragraph-rsid="00199cb9" fo:background-color="#fff200" style:font-size-asian="10pt" style:font-weight-asian="bold" style:font-size-complex="10pt" style:font-weight-complex="bold"/>
    </style:style>
    <style:style style:name="P130" style:family="paragraph" style:parent-style-name="Table_20_Contents">
      <style:text-properties style:font-name="Liberation Serif" fo:font-size="10pt" fo:font-weight="bold" officeooo:rsid="00b69d26" officeooo:paragraph-rsid="00199cb9" fo:background-color="#fff200" style:font-size-asian="10pt" style:font-weight-asian="bold" style:font-size-complex="10pt" style:font-weight-complex="bold"/>
    </style:style>
    <style:style style:name="P131" style:family="paragraph" style:parent-style-name="Table_20_Contents">
      <style:text-properties style:font-name="Liberation Serif" fo:font-size="10pt" fo:font-weight="bold" officeooo:rsid="00b69d26" officeooo:paragraph-rsid="00199cb9" style:font-size-asian="10pt" style:font-weight-asian="bold" style:font-size-complex="10pt" style:font-weight-complex="bold"/>
    </style:style>
    <style:style style:name="P132" style:family="paragraph" style:parent-style-name="Table_20_Contents">
      <style:text-properties style:font-name="Liberation Serif" fo:font-size="10pt" fo:font-weight="normal" officeooo:rsid="00a09363" officeooo:paragraph-rsid="00199cb9" fo:background-color="#fff200" style:font-size-asian="10pt" style:font-weight-asian="normal" style:font-size-complex="10pt" style:font-weight-complex="normal"/>
    </style:style>
    <style:style style:name="P133" style:family="paragraph" style:parent-style-name="Table_20_Contents">
      <style:text-properties style:font-name="Liberation Serif" fo:font-size="10pt" fo:font-weight="normal" officeooo:rsid="00a0cc87" officeooo:paragraph-rsid="00199cb9" fo:background-color="#fff200" style:font-size-asian="10pt" style:font-weight-asian="normal" style:font-size-complex="10pt" style:font-weight-complex="normal"/>
    </style:style>
    <style:style style:name="P134" style:family="paragraph" style:parent-style-name="Table_20_Contents">
      <style:text-properties style:font-name="Liberation Serif" fo:font-size="10pt" fo:font-weight="normal" officeooo:rsid="00a0eb52" officeooo:paragraph-rsid="00199cb9" fo:background-color="#fff200" style:font-size-asian="10pt" style:font-weight-asian="normal" style:font-size-complex="10pt" style:font-weight-complex="normal"/>
    </style:style>
    <style:style style:name="P135" style:family="paragraph" style:parent-style-name="Table_20_Contents">
      <style:text-properties style:font-name="Liberation Serif" fo:font-size="10pt" fo:font-weight="normal" officeooo:rsid="00a27f56" officeooo:paragraph-rsid="00199cb9" fo:background-color="#fff200" style:font-size-asian="10pt" style:font-weight-asian="normal" style:font-size-complex="10pt" style:font-weight-complex="normal"/>
    </style:style>
    <style:style style:name="P136" style:family="paragraph" style:parent-style-name="Table_20_Contents">
      <style:text-properties style:font-name="Liberation Serif" fo:font-size="10pt" fo:font-weight="normal" officeooo:rsid="00c23921" officeooo:paragraph-rsid="00199cb9" fo:background-color="#fff200" style:font-size-asian="10pt" style:font-weight-asian="normal" style:font-size-complex="10pt" style:font-weight-complex="normal"/>
    </style:style>
    <style:style style:name="P137" style:family="paragraph" style:parent-style-name="Table_20_Contents">
      <style:text-properties style:font-name="Liberation Serif" fo:font-size="10pt" officeooo:rsid="00b88c8d" officeooo:paragraph-rsid="00199cb9" style:font-size-asian="10pt" style:font-size-complex="10pt"/>
    </style:style>
    <style:style style:name="P138" style:family="paragraph" style:parent-style-name="Table_20_Contents">
      <style:text-properties style:font-name="Liberation Serif" fo:font-size="10pt" officeooo:rsid="00c23921" officeooo:paragraph-rsid="00199cb9" style:font-size-asian="10pt" style:font-size-complex="10pt"/>
    </style:style>
    <style:style style:name="P139" style:family="paragraph" style:parent-style-name="Table_20_Contents">
      <style:text-properties style:font-name="Liberation Serif" fo:font-size="10pt" officeooo:paragraph-rsid="00199cb9" style:font-size-asian="10pt" style:font-size-complex="10pt"/>
    </style:style>
    <style:style style:name="P140" style:family="paragraph" style:parent-style-name="Table_20_Contents">
      <style:text-properties style:font-name="Liberation Serif" fo:font-size="10pt" officeooo:paragraph-rsid="001ad751" style:font-size-asian="10pt" style:font-size-complex="10pt"/>
    </style:style>
    <style:style style:name="P141" style:family="paragraph" style:parent-style-name="Table_20_Contents">
      <style:text-properties style:font-name="Liberation Serif" fo:font-size="10pt" fo:language="en" fo:country="US" officeooo:rsid="00b88c8d" officeooo:paragraph-rsid="00199cb9" fo:background-color="#fff200" style:font-size-asian="10pt" style:font-size-complex="10pt"/>
    </style:style>
    <style:style style:name="P142" style:family="paragraph" style:parent-style-name="Table_20_Contents">
      <style:text-properties fo:font-size="10pt" style:text-underline-style="solid" style:text-underline-width="auto" style:text-underline-color="font-color" fo:font-weight="bold" officeooo:rsid="00420bde" officeooo:paragraph-rsid="00199cb9" fo:background-color="#fff200" style:font-size-asian="10pt" style:font-weight-asian="bold" style:font-size-complex="10pt" style:font-weight-complex="bold"/>
    </style:style>
    <style:style style:name="P143" style:family="paragraph" style:parent-style-name="Table_20_Contents">
      <style:text-properties fo:font-size="10pt" style:text-underline-style="solid" style:text-underline-width="auto" style:text-underline-color="font-color" fo:font-weight="bold" officeooo:rsid="00d780cb" officeooo:paragraph-rsid="00199cb9" fo:background-color="#fff200" style:font-size-asian="10pt" style:font-weight-asian="bold" style:font-size-complex="10pt" style:font-weight-complex="bold"/>
    </style:style>
    <style:style style:name="P144" style:family="paragraph" style:parent-style-name="Table_20_Contents">
      <style:text-properties fo:font-size="10pt" officeooo:rsid="00420bde" officeooo:paragraph-rsid="00199cb9" fo:background-color="#fff200" style:font-size-asian="10pt" style:font-size-complex="10pt"/>
    </style:style>
    <style:style style:name="P145" style:family="paragraph" style:parent-style-name="Table_20_Contents">
      <style:text-properties fo:font-size="10pt" officeooo:rsid="009a606d" officeooo:paragraph-rsid="00199cb9" fo:background-color="#fff200" style:font-size-asian="10pt" style:font-size-complex="10pt"/>
    </style:style>
    <style:style style:name="P146" style:family="paragraph" style:parent-style-name="Table_20_Contents">
      <style:text-properties fo:font-size="10pt" style:text-underline-style="none" fo:font-weight="normal" officeooo:rsid="00d780cb" officeooo:paragraph-rsid="00199cb9" fo:background-color="#fff200" style:font-size-asian="10pt" style:font-weight-asian="normal" style:font-size-complex="10pt" style:font-weight-complex="normal"/>
    </style:style>
    <style:style style:name="P147" style:family="paragraph" style:parent-style-name="Table_20_Contents">
      <style:text-properties fo:font-size="10pt" officeooo:rsid="00e94055" officeooo:paragraph-rsid="00199cb9" style:font-size-asian="8.75pt" style:font-size-complex="10pt"/>
    </style:style>
    <style:style style:name="P148" style:family="paragraph" style:parent-style-name="Table_20_Contents">
      <style:text-properties fo:font-size="10pt" fo:font-weight="bold" officeooo:paragraph-rsid="00199cb9" style:font-size-asian="10pt" style:font-weight-asian="bold" style:font-size-complex="10pt" style:font-weight-complex="bold"/>
    </style:style>
    <style:style style:name="P149" style:family="paragraph" style:parent-style-name="Table_20_Contents">
      <style:text-properties fo:font-size="10pt" officeooo:paragraph-rsid="00199cb9" style:font-size-asian="10pt" style:font-size-complex="10pt"/>
    </style:style>
    <style:style style:name="P150" style:family="paragraph" style:parent-style-name="Table_20_Contents">
      <style:text-properties officeooo:paragraph-rsid="00199cb9" fo:background-color="#fff200"/>
    </style:style>
    <style:style style:name="P151" style:family="paragraph" style:parent-style-name="Table_20_Contents">
      <style:text-properties fo:font-weight="bold" officeooo:paragraph-rsid="00199cb9" style:font-weight-asian="bold" style:font-weight-complex="bold"/>
    </style:style>
    <style:style style:name="P152" style:family="paragraph" style:parent-style-name="Table_20_Contents">
      <style:text-properties fo:font-size="2pt" officeooo:paragraph-rsid="00199cb9" style:font-size-asian="2pt" style:font-size-complex="2pt"/>
    </style:style>
    <style:style style:name="P153" style:family="paragraph" style:parent-style-name="Table_20_Contents">
      <style:text-properties fo:font-size="2pt" fo:font-weight="bold" officeooo:paragraph-rsid="00199cb9" style:font-size-asian="2pt" style:font-weight-asian="bold" style:font-size-complex="2pt" style:font-weight-complex="bold"/>
    </style:style>
    <style:style style:name="P154" style:family="paragraph" style:parent-style-name="Table_20_Contents">
      <style:text-properties fo:color="#ce181e" style:font-name="Liberation Serif" fo:font-size="10pt" officeooo:paragraph-rsid="00199cb9" fo:background-color="#fff200" style:font-size-asian="10pt" style:font-size-complex="10pt"/>
    </style:style>
    <style:style style:name="P155" style:family="paragraph" style:parent-style-name="Table_20_Contents">
      <style:text-properties officeooo:paragraph-rsid="00199cb9"/>
    </style:style>
    <style:style style:name="P156" style:family="paragraph" style:parent-style-name="Table_20_Contents">
      <style:text-properties officeooo:paragraph-rsid="001ad751"/>
    </style:style>
    <style:style style:name="P157" style:family="paragraph" style:parent-style-name="Quotations">
      <style:text-properties officeooo:paragraph-rsid="00199cb9"/>
    </style:style>
    <style:style style:name="P158" style:family="paragraph" style:parent-style-name="Heading_20_4">
      <style:text-properties fo:font-size="10pt" officeooo:paragraph-rsid="00199cb9" style:font-size-asian="10pt" style:font-size-complex="10pt"/>
    </style:style>
    <style:style style:name="P159" style:family="paragraph" style:parent-style-name="Heading_20_4">
      <style:text-properties officeooo:paragraph-rsid="00199cb9"/>
    </style:style>
    <style:style style:name="P160" style:family="paragraph" style:parent-style-name="Heading_20_4">
      <style:text-properties officeooo:paragraph-rsid="001ad751"/>
    </style:style>
    <style:style style:name="P161" style:family="paragraph" style:parent-style-name="Heading_20_2">
      <style:text-properties officeooo:paragraph-rsid="00199cb9"/>
    </style:style>
    <style:style style:name="P162" style:family="paragraph" style:parent-style-name="Text_20_body" style:list-style-name="L1">
      <style:text-properties officeooo:paragraph-rsid="00199cb9"/>
    </style:style>
    <style:style style:name="P163" style:family="paragraph" style:parent-style-name="Text_20_body" style:list-style-name="L3">
      <style:text-properties officeooo:paragraph-rsid="00199cb9"/>
    </style:style>
    <style:style style:name="P164" style:family="paragraph" style:parent-style-name="Text_20_body" style:list-style-name="L4">
      <style:text-properties style:font-name="Liberation Serif" fo:font-size="10pt" officeooo:paragraph-rsid="00199cb9" style:font-size-asian="10pt" style:font-size-complex="10pt"/>
    </style:style>
    <style:style style:name="P165" style:family="paragraph" style:parent-style-name="Text_20_body" style:list-style-name="L11">
      <style:text-properties style:font-name="Liberation Serif" fo:font-size="10pt" officeooo:paragraph-rsid="00199cb9" style:font-size-asian="10pt" style:font-size-complex="10pt"/>
    </style:style>
    <style:style style:name="P166" style:family="paragraph" style:parent-style-name="Text_20_body" style:list-style-name="L12">
      <style:text-properties style:font-name="Liberation Serif" fo:font-size="10pt" officeooo:paragraph-rsid="00199cb9" style:font-size-asian="10pt" style:font-size-complex="10pt"/>
    </style:style>
    <style:style style:name="P167" style:family="paragraph" style:parent-style-name="Text_20_body" style:list-style-name="L13">
      <style:text-properties style:font-name="Liberation Serif" fo:font-size="10pt" officeooo:paragraph-rsid="00199cb9" style:font-size-asian="10pt" style:font-size-complex="10pt"/>
    </style:style>
    <style:style style:name="P168" style:family="paragraph" style:parent-style-name="Text_20_body" style:list-style-name="L5">
      <style:text-properties officeooo:paragraph-rsid="00199cb9"/>
    </style:style>
    <style:style style:name="P169" style:family="paragraph" style:parent-style-name="Text_20_body" style:list-style-name="L6">
      <style:text-properties officeooo:paragraph-rsid="00199cb9"/>
    </style:style>
    <style:style style:name="P170" style:family="paragraph" style:parent-style-name="Text_20_body" style:list-style-name="L7">
      <style:text-properties officeooo:paragraph-rsid="00199cb9"/>
    </style:style>
    <style:style style:name="P171" style:family="paragraph" style:parent-style-name="Text_20_body" style:list-style-name="L8">
      <style:text-properties officeooo:paragraph-rsid="00199cb9"/>
    </style:style>
    <style:style style:name="P172" style:family="paragraph" style:parent-style-name="Text_20_body" style:list-style-name="L9">
      <style:text-properties officeooo:paragraph-rsid="00199cb9"/>
    </style:style>
    <style:style style:name="P173" style:family="paragraph" style:parent-style-name="Text_20_body" style:list-style-name="L10">
      <style:text-properties officeooo:paragraph-rsid="00199cb9"/>
    </style:style>
    <style:style style:name="P174" style:family="paragraph" style:parent-style-name="Text_20_body" style:list-style-name="L14">
      <style:text-properties officeooo:paragraph-rsid="00199cb9"/>
    </style:style>
    <style:style style:name="P175" style:family="paragraph" style:parent-style-name="Text_20_body" style:list-style-name="L15">
      <style:text-properties officeooo:paragraph-rsid="00199cb9"/>
    </style:style>
    <style:style style:name="P176" style:family="paragraph" style:parent-style-name="Text_20_body" style:list-style-name="L16">
      <style:text-properties officeooo:paragraph-rsid="00199cb9"/>
    </style:style>
    <style:style style:name="P177" style:family="paragraph" style:parent-style-name="Text_20_body" style:list-style-name="L17">
      <style:text-properties officeooo:paragraph-rsid="00199cb9"/>
    </style:style>
    <style:style style:name="P178" style:family="paragraph" style:parent-style-name="Text_20_body" style:list-style-name="L18">
      <style:text-properties officeooo:paragraph-rsid="00199cb9"/>
    </style:style>
    <style:style style:name="P179" style:family="paragraph" style:parent-style-name="Text_20_body" style:list-style-name="L52">
      <style:text-properties officeooo:paragraph-rsid="00199cb9"/>
    </style:style>
    <style:style style:name="P180" style:family="paragraph" style:parent-style-name="Text_20_body" style:list-style-name="L67">
      <style:text-properties officeooo:paragraph-rsid="00199cb9"/>
    </style:style>
    <style:style style:name="P181" style:family="paragraph" style:parent-style-name="Text_20_body" style:list-style-name="L68">
      <style:text-properties officeooo:paragraph-rsid="00199cb9"/>
    </style:style>
    <style:style style:name="P182" style:family="paragraph" style:parent-style-name="Text_20_body" style:list-style-name="L69">
      <style:text-properties officeooo:paragraph-rsid="00199cb9"/>
    </style:style>
    <style:style style:name="P183" style:family="paragraph" style:parent-style-name="Text_20_body" style:list-style-name="L69">
      <style:text-properties officeooo:paragraph-rsid="00199cb9" fo:background-color="#fff200"/>
    </style:style>
    <style:style style:name="P184" style:family="paragraph" style:parent-style-name="Text_20_body" style:list-style-name="L1">
      <style:paragraph-properties fo:margin-top="0in" fo:margin-bottom="0in" loext:contextual-spacing="false"/>
      <style:text-properties officeooo:paragraph-rsid="00199cb9"/>
    </style:style>
    <style:style style:name="P185" style:family="paragraph" style:parent-style-name="Text_20_body" style:list-style-name="L2">
      <style:paragraph-properties fo:margin-top="0in" fo:margin-bottom="0in" loext:contextual-spacing="false"/>
      <style:text-properties fo:font-size="10pt" style:text-underline-style="solid" style:text-underline-width="auto" style:text-underline-color="font-color" fo:font-weight="bold" officeooo:rsid="00dd348c" officeooo:paragraph-rsid="00199cb9" fo:background-color="transparent" style:font-size-asian="10pt" style:font-weight-asian="bold" style:font-size-complex="10pt" style:font-weight-complex="bold"/>
    </style:style>
    <style:style style:name="P186" style:family="paragraph" style:parent-style-name="Text_20_body" style:list-style-name="L2">
      <style:paragraph-properties fo:margin-top="0in" fo:margin-bottom="0in" loext:contextual-spacing="false"/>
      <style:text-properties fo:font-size="10pt" style:text-underline-style="solid" style:text-underline-width="auto" style:text-underline-color="font-color" fo:font-weight="bold" officeooo:rsid="00def7cf" officeooo:paragraph-rsid="00199cb9" style:font-size-asian="10pt" style:font-weight-asian="bold" style:font-size-complex="10pt" style:font-weight-complex="bold"/>
    </style:style>
    <style:style style:name="P187" style:family="paragraph" style:parent-style-name="Text_20_body" style:list-style-name="L2">
      <style:paragraph-properties fo:margin-top="0in" fo:margin-bottom="0in" loext:contextual-spacing="false"/>
      <style:text-properties fo:font-size="10pt" style:text-underline-style="solid" style:text-underline-width="auto" style:text-underline-color="font-color" fo:font-weight="bold" officeooo:rsid="00dd977d" officeooo:paragraph-rsid="00199cb9" style:font-size-asian="10pt" style:font-weight-asian="bold" style:font-size-complex="10pt" style:font-weight-complex="bold"/>
    </style:style>
    <style:style style:name="P188" style:family="paragraph" style:parent-style-name="Text_20_body" style:list-style-name="L2">
      <style:paragraph-properties fo:margin-top="0in" fo:margin-bottom="0in" loext:contextual-spacing="false"/>
      <style:text-properties fo:font-size="10pt" fo:font-weight="bold" officeooo:paragraph-rsid="00199cb9" fo:background-color="transparent" style:font-size-asian="10pt" style:font-weight-asian="bold" style:font-size-complex="10pt" style:font-weight-complex="bold"/>
    </style:style>
    <style:style style:name="P189" style:family="paragraph" style:parent-style-name="Text_20_body" style:list-style-name="L2">
      <style:paragraph-properties fo:margin-top="0in" fo:margin-bottom="0in" loext:contextual-spacing="false"/>
      <style:text-properties fo:font-size="10pt" officeooo:paragraph-rsid="00199cb9" style:font-size-asian="10pt" style:font-size-complex="10pt"/>
    </style:style>
    <style:style style:name="P190" style:family="paragraph" style:parent-style-name="Text_20_body" style:list-style-name="L2">
      <style:paragraph-properties fo:margin-top="0in" fo:margin-bottom="0in" loext:contextual-spacing="false"/>
      <style:text-properties officeooo:paragraph-rsid="00199cb9"/>
    </style:style>
    <style:style style:name="P191" style:family="paragraph" style:parent-style-name="Text_20_body" style:list-style-name="L2">
      <style:paragraph-properties fo:margin-top="0in" fo:margin-bottom="0in" loext:contextual-spacing="false"/>
      <style:text-properties style:text-underline-style="none" fo:font-weight="normal" officeooo:paragraph-rsid="00199cb9" style:font-weight-asian="normal" style:font-weight-complex="normal"/>
    </style:style>
    <style:style style:name="P192" style:family="paragraph" style:parent-style-name="Text_20_body" style:list-style-name="L3">
      <style:paragraph-properties fo:margin-top="0in" fo:margin-bottom="0in" loext:contextual-spacing="false"/>
      <style:text-properties officeooo:paragraph-rsid="00199cb9"/>
    </style:style>
    <style:style style:name="P193" style:family="paragraph" style:parent-style-name="Text_20_body" style:list-style-name="L4">
      <style:paragraph-properties fo:margin-top="0in" fo:margin-bottom="0in" loext:contextual-spacing="false"/>
      <style:text-properties style:font-name="Liberation Serif" fo:font-size="10pt" officeooo:paragraph-rsid="00199cb9" style:font-size-asian="10pt" style:font-size-complex="10pt"/>
    </style:style>
    <style:style style:name="P194" style:family="paragraph" style:parent-style-name="Text_20_body" style:list-style-name="L6">
      <style:paragraph-properties fo:margin-top="0in" fo:margin-bottom="0in" loext:contextual-spacing="false"/>
      <style:text-properties style:font-name="Liberation Serif" fo:font-size="10pt" officeooo:paragraph-rsid="00199cb9" style:font-size-asian="10pt" style:font-size-complex="10pt"/>
    </style:style>
    <style:style style:name="P195" style:family="paragraph" style:parent-style-name="Text_20_body" style:list-style-name="L7">
      <style:paragraph-properties fo:margin-top="0in" fo:margin-bottom="0in" loext:contextual-spacing="false"/>
      <style:text-properties style:font-name="Liberation Serif" fo:font-size="10pt" officeooo:paragraph-rsid="00199cb9" style:font-size-asian="10pt" style:font-size-complex="10pt"/>
    </style:style>
    <style:style style:name="P196" style:family="paragraph" style:parent-style-name="Text_20_body" style:list-style-name="L13">
      <style:paragraph-properties fo:margin-top="0in" fo:margin-bottom="0in" loext:contextual-spacing="false"/>
      <style:text-properties style:font-name="Liberation Serif" fo:font-size="10pt" officeooo:paragraph-rsid="00199cb9" style:font-size-asian="10pt" style:font-size-complex="10pt"/>
    </style:style>
    <style:style style:name="P197" style:family="paragraph" style:parent-style-name="Text_20_body" style:list-style-name="L6">
      <style:paragraph-properties fo:margin-top="0in" fo:margin-bottom="0in" loext:contextual-spacing="false"/>
      <style:text-properties officeooo:paragraph-rsid="00199cb9"/>
    </style:style>
    <style:style style:name="P198" style:family="paragraph" style:parent-style-name="Text_20_body" style:list-style-name="L7">
      <style:paragraph-properties fo:margin-top="0in" fo:margin-bottom="0in" loext:contextual-spacing="false"/>
      <style:text-properties officeooo:paragraph-rsid="00199cb9"/>
    </style:style>
    <style:style style:name="P199" style:family="paragraph" style:parent-style-name="Text_20_body" style:list-style-name="L10">
      <style:paragraph-properties fo:margin-top="0in" fo:margin-bottom="0in" loext:contextual-spacing="false"/>
      <style:text-properties officeooo:paragraph-rsid="00199cb9"/>
    </style:style>
    <style:style style:name="P200" style:family="paragraph" style:parent-style-name="Text_20_body" style:list-style-name="L12">
      <style:paragraph-properties fo:margin-top="0in" fo:margin-bottom="0in" loext:contextual-spacing="false"/>
      <style:text-properties officeooo:paragraph-rsid="00199cb9"/>
    </style:style>
    <style:style style:name="P201" style:family="paragraph" style:parent-style-name="Text_20_body" style:list-style-name="L15">
      <style:paragraph-properties fo:margin-top="0in" fo:margin-bottom="0in" loext:contextual-spacing="false"/>
      <style:text-properties officeooo:paragraph-rsid="00199cb9"/>
    </style:style>
    <style:style style:name="P202" style:family="paragraph" style:parent-style-name="Text_20_body" style:list-style-name="L69">
      <style:paragraph-properties fo:margin-top="0in" fo:margin-bottom="0in" loext:contextual-spacing="false"/>
      <style:text-properties officeooo:paragraph-rsid="00199cb9"/>
    </style:style>
    <style:style style:name="P203" style:family="paragraph" style:parent-style-name="Preformatted_20_Text" style:list-style-name="L17">
      <style:text-properties fo:color="#ce181e" officeooo:paragraph-rsid="00199cb9"/>
    </style:style>
    <style:style style:name="P204" style:family="paragraph" style:parent-style-name="Preformatted_20_Text" style:list-style-name="L26">
      <style:text-properties officeooo:paragraph-rsid="00199cb9"/>
    </style:style>
    <style:style style:name="P205" style:family="paragraph" style:parent-style-name="Preformatted_20_Text" style:list-style-name="L28">
      <style:text-properties officeooo:paragraph-rsid="00199cb9"/>
    </style:style>
    <style:style style:name="P206" style:family="paragraph" style:parent-style-name="Preformatted_20_Text" style:list-style-name="L30">
      <style:text-properties officeooo:paragraph-rsid="00199cb9"/>
    </style:style>
    <style:style style:name="P207" style:family="paragraph" style:parent-style-name="Preformatted_20_Text" style:list-style-name="L31">
      <style:text-properties officeooo:paragraph-rsid="00199cb9"/>
    </style:style>
    <style:style style:name="P208" style:family="paragraph" style:parent-style-name="Preformatted_20_Text" style:list-style-name="L32">
      <style:text-properties officeooo:paragraph-rsid="00199cb9"/>
    </style:style>
    <style:style style:name="P209" style:family="paragraph" style:parent-style-name="Preformatted_20_Text" style:list-style-name="L33">
      <style:text-properties officeooo:paragraph-rsid="00199cb9"/>
    </style:style>
    <style:style style:name="P210" style:family="paragraph" style:parent-style-name="Preformatted_20_Text" style:list-style-name="L34">
      <style:text-properties officeooo:paragraph-rsid="00199cb9"/>
    </style:style>
    <style:style style:name="P211" style:family="paragraph" style:parent-style-name="Preformatted_20_Text" style:list-style-name="L37">
      <style:text-properties officeooo:paragraph-rsid="00199cb9"/>
    </style:style>
    <style:style style:name="P212" style:family="paragraph" style:parent-style-name="Preformatted_20_Text" style:list-style-name="L38">
      <style:text-properties officeooo:paragraph-rsid="00199cb9"/>
    </style:style>
    <style:style style:name="P213" style:family="paragraph" style:parent-style-name="Preformatted_20_Text" style:list-style-name="L39">
      <style:text-properties officeooo:paragraph-rsid="00199cb9"/>
    </style:style>
    <style:style style:name="P214" style:family="paragraph" style:parent-style-name="Preformatted_20_Text" style:list-style-name="L40">
      <style:text-properties officeooo:paragraph-rsid="00199cb9"/>
    </style:style>
    <style:style style:name="P215" style:family="paragraph" style:parent-style-name="Preformatted_20_Text" style:list-style-name="L41">
      <style:text-properties officeooo:paragraph-rsid="00199cb9"/>
    </style:style>
    <style:style style:name="P216" style:family="paragraph" style:parent-style-name="Preformatted_20_Text" style:list-style-name="L42">
      <style:text-properties officeooo:paragraph-rsid="00199cb9"/>
    </style:style>
    <style:style style:name="P217" style:family="paragraph" style:parent-style-name="Preformatted_20_Text" style:list-style-name="L44">
      <style:text-properties officeooo:paragraph-rsid="00199cb9"/>
    </style:style>
    <style:style style:name="P218" style:family="paragraph" style:parent-style-name="Preformatted_20_Text" style:list-style-name="L45">
      <style:text-properties officeooo:paragraph-rsid="00199cb9"/>
    </style:style>
    <style:style style:name="P219" style:family="paragraph" style:parent-style-name="Preformatted_20_Text" style:list-style-name="L46">
      <style:text-properties officeooo:paragraph-rsid="00199cb9"/>
    </style:style>
    <style:style style:name="P220" style:family="paragraph" style:parent-style-name="Preformatted_20_Text" style:list-style-name="L47">
      <style:text-properties officeooo:paragraph-rsid="00199cb9"/>
    </style:style>
    <style:style style:name="P221" style:family="paragraph" style:parent-style-name="Preformatted_20_Text" style:list-style-name="L48">
      <style:text-properties officeooo:paragraph-rsid="00199cb9"/>
    </style:style>
    <style:style style:name="P222" style:family="paragraph" style:parent-style-name="Preformatted_20_Text" style:list-style-name="L49">
      <style:text-properties officeooo:paragraph-rsid="00199cb9"/>
    </style:style>
    <style:style style:name="P223" style:family="paragraph" style:parent-style-name="Preformatted_20_Text" style:list-style-name="L51">
      <style:text-properties officeooo:paragraph-rsid="00199cb9"/>
    </style:style>
    <style:style style:name="P224" style:family="paragraph" style:parent-style-name="Preformatted_20_Text" style:list-style-name="L52">
      <style:text-properties officeooo:paragraph-rsid="00199cb9"/>
    </style:style>
    <style:style style:name="P225" style:family="paragraph" style:parent-style-name="Preformatted_20_Text" style:list-style-name="L54">
      <style:text-properties officeooo:paragraph-rsid="00199cb9"/>
    </style:style>
    <style:style style:name="P226" style:family="paragraph" style:parent-style-name="Preformatted_20_Text" style:list-style-name="L56">
      <style:text-properties officeooo:paragraph-rsid="00199cb9"/>
    </style:style>
    <style:style style:name="P227" style:family="paragraph" style:parent-style-name="Preformatted_20_Text" style:list-style-name="L57">
      <style:text-properties officeooo:paragraph-rsid="00199cb9"/>
    </style:style>
    <style:style style:name="P228" style:family="paragraph" style:parent-style-name="Preformatted_20_Text" style:list-style-name="L58">
      <style:text-properties officeooo:paragraph-rsid="00199cb9"/>
    </style:style>
    <style:style style:name="P229" style:family="paragraph" style:parent-style-name="Preformatted_20_Text" style:list-style-name="L59">
      <style:text-properties officeooo:paragraph-rsid="00199cb9"/>
    </style:style>
    <style:style style:name="P230" style:family="paragraph" style:parent-style-name="Preformatted_20_Text" style:list-style-name="L60">
      <style:text-properties officeooo:paragraph-rsid="00199cb9"/>
    </style:style>
    <style:style style:name="P231" style:family="paragraph" style:parent-style-name="Preformatted_20_Text" style:list-style-name="L61">
      <style:text-properties officeooo:paragraph-rsid="00199cb9"/>
    </style:style>
    <style:style style:name="P232" style:family="paragraph" style:parent-style-name="Preformatted_20_Text" style:list-style-name="L62">
      <style:text-properties officeooo:paragraph-rsid="00199cb9"/>
    </style:style>
    <style:style style:name="P233" style:family="paragraph" style:parent-style-name="Preformatted_20_Text" style:list-style-name="L63">
      <style:text-properties officeooo:paragraph-rsid="00199cb9"/>
    </style:style>
    <style:style style:name="P234" style:family="paragraph" style:parent-style-name="Preformatted_20_Text" style:list-style-name="L64">
      <style:text-properties officeooo:paragraph-rsid="00199cb9"/>
    </style:style>
    <style:style style:name="P235" style:family="paragraph" style:parent-style-name="Preformatted_20_Text" style:list-style-name="L66">
      <style:text-properties officeooo:paragraph-rsid="00199cb9"/>
    </style:style>
    <style:style style:name="P236" style:family="paragraph" style:parent-style-name="Preformatted_20_Text" style:list-style-name="L69">
      <style:text-properties officeooo:paragraph-rsid="00199cb9"/>
    </style:style>
    <style:style style:name="P237" style:family="paragraph" style:parent-style-name="Preformatted_20_Text" style:list-style-name="L17">
      <style:paragraph-properties fo:margin-top="0in" fo:margin-bottom="0.1965in" loext:contextual-spacing="false"/>
      <style:text-properties style:text-line-through-style="solid" style:text-line-through-type="single" officeooo:paragraph-rsid="00199cb9"/>
    </style:style>
    <style:style style:name="P238" style:family="paragraph" style:parent-style-name="Preformatted_20_Text" style:list-style-name="L17">
      <style:paragraph-properties fo:margin-top="0in" fo:margin-bottom="0.1965in" loext:contextual-spacing="false"/>
      <style:text-properties officeooo:paragraph-rsid="00199cb9"/>
    </style:style>
    <style:style style:name="P239" style:family="paragraph" style:parent-style-name="Preformatted_20_Text" style:list-style-name="L17">
      <style:paragraph-properties fo:margin-top="0in" fo:margin-bottom="0.1965in" loext:contextual-spacing="false"/>
      <style:text-properties fo:color="#ce181e" officeooo:paragraph-rsid="00199cb9"/>
    </style:style>
    <style:style style:name="P240" style:family="paragraph" style:parent-style-name="Preformatted_20_Text" style:list-style-name="L19">
      <style:paragraph-properties fo:margin-top="0in" fo:margin-bottom="0.1965in" loext:contextual-spacing="false"/>
      <style:text-properties officeooo:paragraph-rsid="00199cb9"/>
    </style:style>
    <style:style style:name="P241" style:family="paragraph" style:parent-style-name="Preformatted_20_Text" style:list-style-name="L20">
      <style:paragraph-properties fo:margin-top="0in" fo:margin-bottom="0.1965in" loext:contextual-spacing="false"/>
      <style:text-properties officeooo:paragraph-rsid="00199cb9"/>
    </style:style>
    <style:style style:name="P242" style:family="paragraph" style:parent-style-name="Preformatted_20_Text" style:list-style-name="L21">
      <style:paragraph-properties fo:margin-top="0in" fo:margin-bottom="0.1965in" loext:contextual-spacing="false"/>
      <style:text-properties officeooo:paragraph-rsid="00199cb9"/>
    </style:style>
    <style:style style:name="P243" style:family="paragraph" style:parent-style-name="Preformatted_20_Text" style:list-style-name="L22">
      <style:paragraph-properties fo:margin-top="0in" fo:margin-bottom="0.1965in" loext:contextual-spacing="false"/>
      <style:text-properties officeooo:paragraph-rsid="00199cb9"/>
    </style:style>
    <style:style style:name="P244" style:family="paragraph" style:parent-style-name="Preformatted_20_Text" style:list-style-name="L23">
      <style:paragraph-properties fo:margin-top="0in" fo:margin-bottom="0.1965in" loext:contextual-spacing="false"/>
      <style:text-properties officeooo:paragraph-rsid="00199cb9"/>
    </style:style>
    <style:style style:name="P245" style:family="paragraph" style:parent-style-name="Preformatted_20_Text" style:list-style-name="L24">
      <style:paragraph-properties fo:margin-top="0in" fo:margin-bottom="0.1965in" loext:contextual-spacing="false"/>
      <style:text-properties officeooo:paragraph-rsid="00199cb9"/>
    </style:style>
    <style:style style:name="P246" style:family="paragraph" style:parent-style-name="Preformatted_20_Text" style:list-style-name="L25">
      <style:paragraph-properties fo:margin-top="0in" fo:margin-bottom="0.1965in" loext:contextual-spacing="false"/>
      <style:text-properties officeooo:paragraph-rsid="00199cb9"/>
    </style:style>
    <style:style style:name="P247" style:family="paragraph" style:parent-style-name="Preformatted_20_Text" style:list-style-name="L26">
      <style:paragraph-properties fo:margin-top="0in" fo:margin-bottom="0.1965in" loext:contextual-spacing="false"/>
      <style:text-properties officeooo:paragraph-rsid="00199cb9"/>
    </style:style>
    <style:style style:name="P248" style:family="paragraph" style:parent-style-name="Preformatted_20_Text" style:list-style-name="L27">
      <style:paragraph-properties fo:margin-top="0in" fo:margin-bottom="0.1965in" loext:contextual-spacing="false"/>
      <style:text-properties officeooo:paragraph-rsid="00199cb9"/>
    </style:style>
    <style:style style:name="P249" style:family="paragraph" style:parent-style-name="Preformatted_20_Text" style:list-style-name="L28">
      <style:paragraph-properties fo:margin-top="0in" fo:margin-bottom="0.1965in" loext:contextual-spacing="false"/>
      <style:text-properties officeooo:paragraph-rsid="00199cb9"/>
    </style:style>
    <style:style style:name="P250" style:family="paragraph" style:parent-style-name="Preformatted_20_Text" style:list-style-name="L29">
      <style:paragraph-properties fo:margin-top="0in" fo:margin-bottom="0.1965in" loext:contextual-spacing="false"/>
      <style:text-properties officeooo:paragraph-rsid="00199cb9"/>
    </style:style>
    <style:style style:name="P251" style:family="paragraph" style:parent-style-name="Preformatted_20_Text" style:list-style-name="L30">
      <style:paragraph-properties fo:margin-top="0in" fo:margin-bottom="0.1965in" loext:contextual-spacing="false"/>
      <style:text-properties officeooo:paragraph-rsid="00199cb9"/>
    </style:style>
    <style:style style:name="P252" style:family="paragraph" style:parent-style-name="Preformatted_20_Text" style:list-style-name="L31">
      <style:paragraph-properties fo:margin-top="0in" fo:margin-bottom="0.1965in" loext:contextual-spacing="false"/>
      <style:text-properties officeooo:paragraph-rsid="00199cb9"/>
    </style:style>
    <style:style style:name="P253" style:family="paragraph" style:parent-style-name="Preformatted_20_Text" style:list-style-name="L32">
      <style:paragraph-properties fo:margin-top="0in" fo:margin-bottom="0.1965in" loext:contextual-spacing="false"/>
      <style:text-properties officeooo:paragraph-rsid="00199cb9"/>
    </style:style>
    <style:style style:name="P254" style:family="paragraph" style:parent-style-name="Preformatted_20_Text" style:list-style-name="L33">
      <style:paragraph-properties fo:margin-top="0in" fo:margin-bottom="0.1965in" loext:contextual-spacing="false"/>
      <style:text-properties officeooo:paragraph-rsid="00199cb9"/>
    </style:style>
    <style:style style:name="P255" style:family="paragraph" style:parent-style-name="Preformatted_20_Text" style:list-style-name="L34">
      <style:paragraph-properties fo:margin-top="0in" fo:margin-bottom="0.1965in" loext:contextual-spacing="false"/>
      <style:text-properties officeooo:paragraph-rsid="00199cb9"/>
    </style:style>
    <style:style style:name="P256" style:family="paragraph" style:parent-style-name="Preformatted_20_Text" style:list-style-name="L35">
      <style:paragraph-properties fo:margin-top="0in" fo:margin-bottom="0.1965in" loext:contextual-spacing="false"/>
      <style:text-properties officeooo:paragraph-rsid="00199cb9"/>
    </style:style>
    <style:style style:name="P257" style:family="paragraph" style:parent-style-name="Preformatted_20_Text" style:list-style-name="L36">
      <style:paragraph-properties fo:margin-top="0in" fo:margin-bottom="0.1965in" loext:contextual-spacing="false"/>
      <style:text-properties officeooo:paragraph-rsid="00199cb9"/>
    </style:style>
    <style:style style:name="P258" style:family="paragraph" style:parent-style-name="Preformatted_20_Text" style:list-style-name="L37">
      <style:paragraph-properties fo:margin-top="0in" fo:margin-bottom="0.1965in" loext:contextual-spacing="false"/>
      <style:text-properties officeooo:paragraph-rsid="00199cb9"/>
    </style:style>
    <style:style style:name="P259" style:family="paragraph" style:parent-style-name="Preformatted_20_Text" style:list-style-name="L38">
      <style:paragraph-properties fo:margin-top="0in" fo:margin-bottom="0.1965in" loext:contextual-spacing="false"/>
      <style:text-properties officeooo:paragraph-rsid="00199cb9"/>
    </style:style>
    <style:style style:name="P260" style:family="paragraph" style:parent-style-name="Preformatted_20_Text" style:list-style-name="L39">
      <style:paragraph-properties fo:margin-top="0in" fo:margin-bottom="0.1965in" loext:contextual-spacing="false"/>
      <style:text-properties officeooo:paragraph-rsid="00199cb9"/>
    </style:style>
    <style:style style:name="P261" style:family="paragraph" style:parent-style-name="Preformatted_20_Text" style:list-style-name="L40">
      <style:paragraph-properties fo:margin-top="0in" fo:margin-bottom="0.1965in" loext:contextual-spacing="false"/>
      <style:text-properties officeooo:paragraph-rsid="00199cb9"/>
    </style:style>
    <style:style style:name="P262" style:family="paragraph" style:parent-style-name="Preformatted_20_Text" style:list-style-name="L41">
      <style:paragraph-properties fo:margin-top="0in" fo:margin-bottom="0.1965in" loext:contextual-spacing="false"/>
      <style:text-properties officeooo:paragraph-rsid="00199cb9"/>
    </style:style>
    <style:style style:name="P263" style:family="paragraph" style:parent-style-name="Preformatted_20_Text" style:list-style-name="L42">
      <style:paragraph-properties fo:margin-top="0in" fo:margin-bottom="0.1965in" loext:contextual-spacing="false"/>
      <style:text-properties officeooo:paragraph-rsid="00199cb9"/>
    </style:style>
    <style:style style:name="P264" style:family="paragraph" style:parent-style-name="Preformatted_20_Text" style:list-style-name="L43">
      <style:paragraph-properties fo:margin-top="0in" fo:margin-bottom="0.1965in" loext:contextual-spacing="false"/>
      <style:text-properties officeooo:paragraph-rsid="00199cb9"/>
    </style:style>
    <style:style style:name="P265" style:family="paragraph" style:parent-style-name="Preformatted_20_Text" style:list-style-name="L44">
      <style:paragraph-properties fo:margin-top="0in" fo:margin-bottom="0.1965in" loext:contextual-spacing="false"/>
      <style:text-properties officeooo:paragraph-rsid="00199cb9"/>
    </style:style>
    <style:style style:name="P266" style:family="paragraph" style:parent-style-name="Preformatted_20_Text" style:list-style-name="L45">
      <style:paragraph-properties fo:margin-top="0in" fo:margin-bottom="0.1965in" loext:contextual-spacing="false"/>
      <style:text-properties officeooo:paragraph-rsid="00199cb9"/>
    </style:style>
    <style:style style:name="P267" style:family="paragraph" style:parent-style-name="Preformatted_20_Text" style:list-style-name="L46">
      <style:paragraph-properties fo:margin-top="0in" fo:margin-bottom="0.1965in" loext:contextual-spacing="false"/>
      <style:text-properties officeooo:paragraph-rsid="00199cb9"/>
    </style:style>
    <style:style style:name="P268" style:family="paragraph" style:parent-style-name="Preformatted_20_Text" style:list-style-name="L47">
      <style:paragraph-properties fo:margin-top="0in" fo:margin-bottom="0.1965in" loext:contextual-spacing="false"/>
      <style:text-properties officeooo:paragraph-rsid="00199cb9"/>
    </style:style>
    <style:style style:name="P269" style:family="paragraph" style:parent-style-name="Preformatted_20_Text" style:list-style-name="L48">
      <style:paragraph-properties fo:margin-top="0in" fo:margin-bottom="0.1965in" loext:contextual-spacing="false"/>
      <style:text-properties officeooo:paragraph-rsid="00199cb9"/>
    </style:style>
    <style:style style:name="P270" style:family="paragraph" style:parent-style-name="Preformatted_20_Text" style:list-style-name="L49">
      <style:paragraph-properties fo:margin-top="0in" fo:margin-bottom="0.1965in" loext:contextual-spacing="false"/>
      <style:text-properties officeooo:paragraph-rsid="00199cb9"/>
    </style:style>
    <style:style style:name="P271" style:family="paragraph" style:parent-style-name="Preformatted_20_Text" style:list-style-name="L50">
      <style:paragraph-properties fo:margin-top="0in" fo:margin-bottom="0.1965in" loext:contextual-spacing="false"/>
      <style:text-properties officeooo:paragraph-rsid="00199cb9"/>
    </style:style>
    <style:style style:name="P272" style:family="paragraph" style:parent-style-name="Preformatted_20_Text" style:list-style-name="L51">
      <style:paragraph-properties fo:margin-top="0in" fo:margin-bottom="0.1965in" loext:contextual-spacing="false"/>
      <style:text-properties officeooo:paragraph-rsid="00199cb9"/>
    </style:style>
    <style:style style:name="P273" style:family="paragraph" style:parent-style-name="Preformatted_20_Text" style:list-style-name="L52">
      <style:paragraph-properties fo:margin-top="0in" fo:margin-bottom="0.1965in" loext:contextual-spacing="false"/>
      <style:text-properties officeooo:paragraph-rsid="00199cb9"/>
    </style:style>
    <style:style style:name="P274" style:family="paragraph" style:parent-style-name="Preformatted_20_Text" style:list-style-name="L53">
      <style:paragraph-properties fo:margin-top="0in" fo:margin-bottom="0.1965in" loext:contextual-spacing="false"/>
      <style:text-properties officeooo:paragraph-rsid="00199cb9"/>
    </style:style>
    <style:style style:name="P275" style:family="paragraph" style:parent-style-name="Preformatted_20_Text" style:list-style-name="L54">
      <style:paragraph-properties fo:margin-top="0in" fo:margin-bottom="0.1965in" loext:contextual-spacing="false"/>
      <style:text-properties officeooo:paragraph-rsid="00199cb9"/>
    </style:style>
    <style:style style:name="P276" style:family="paragraph" style:parent-style-name="Preformatted_20_Text" style:list-style-name="L55">
      <style:paragraph-properties fo:margin-top="0in" fo:margin-bottom="0.1965in" loext:contextual-spacing="false"/>
      <style:text-properties officeooo:paragraph-rsid="00199cb9"/>
    </style:style>
    <style:style style:name="P277" style:family="paragraph" style:parent-style-name="Preformatted_20_Text" style:list-style-name="L56">
      <style:paragraph-properties fo:margin-top="0in" fo:margin-bottom="0.1965in" loext:contextual-spacing="false"/>
      <style:text-properties officeooo:paragraph-rsid="00199cb9"/>
    </style:style>
    <style:style style:name="P278" style:family="paragraph" style:parent-style-name="Preformatted_20_Text" style:list-style-name="L57">
      <style:paragraph-properties fo:margin-top="0in" fo:margin-bottom="0.1965in" loext:contextual-spacing="false"/>
      <style:text-properties officeooo:paragraph-rsid="00199cb9"/>
    </style:style>
    <style:style style:name="P279" style:family="paragraph" style:parent-style-name="Preformatted_20_Text" style:list-style-name="L58">
      <style:paragraph-properties fo:margin-top="0in" fo:margin-bottom="0.1965in" loext:contextual-spacing="false"/>
      <style:text-properties officeooo:paragraph-rsid="00199cb9"/>
    </style:style>
    <style:style style:name="P280" style:family="paragraph" style:parent-style-name="Preformatted_20_Text" style:list-style-name="L59">
      <style:paragraph-properties fo:margin-top="0in" fo:margin-bottom="0.1965in" loext:contextual-spacing="false"/>
      <style:text-properties officeooo:paragraph-rsid="00199cb9"/>
    </style:style>
    <style:style style:name="P281" style:family="paragraph" style:parent-style-name="Preformatted_20_Text" style:list-style-name="L60">
      <style:paragraph-properties fo:margin-top="0in" fo:margin-bottom="0.1965in" loext:contextual-spacing="false"/>
      <style:text-properties officeooo:paragraph-rsid="00199cb9"/>
    </style:style>
    <style:style style:name="P282" style:family="paragraph" style:parent-style-name="Preformatted_20_Text" style:list-style-name="L61">
      <style:paragraph-properties fo:margin-top="0in" fo:margin-bottom="0.1965in" loext:contextual-spacing="false"/>
      <style:text-properties officeooo:paragraph-rsid="00199cb9"/>
    </style:style>
    <style:style style:name="P283" style:family="paragraph" style:parent-style-name="Preformatted_20_Text" style:list-style-name="L62">
      <style:paragraph-properties fo:margin-top="0in" fo:margin-bottom="0.1965in" loext:contextual-spacing="false"/>
      <style:text-properties officeooo:paragraph-rsid="00199cb9"/>
    </style:style>
    <style:style style:name="P284" style:family="paragraph" style:parent-style-name="Preformatted_20_Text" style:list-style-name="L63">
      <style:paragraph-properties fo:margin-top="0in" fo:margin-bottom="0.1965in" loext:contextual-spacing="false"/>
      <style:text-properties officeooo:paragraph-rsid="00199cb9"/>
    </style:style>
    <style:style style:name="P285" style:family="paragraph" style:parent-style-name="Preformatted_20_Text" style:list-style-name="L64">
      <style:paragraph-properties fo:margin-top="0in" fo:margin-bottom="0.1965in" loext:contextual-spacing="false"/>
      <style:text-properties officeooo:paragraph-rsid="00199cb9"/>
    </style:style>
    <style:style style:name="P286" style:family="paragraph" style:parent-style-name="Preformatted_20_Text" style:list-style-name="L65">
      <style:paragraph-properties fo:margin-top="0in" fo:margin-bottom="0.1965in" loext:contextual-spacing="false"/>
      <style:text-properties officeooo:paragraph-rsid="00199cb9"/>
    </style:style>
    <style:style style:name="P287" style:family="paragraph" style:parent-style-name="Preformatted_20_Text" style:list-style-name="L66">
      <style:paragraph-properties fo:margin-top="0in" fo:margin-bottom="0.1965in" loext:contextual-spacing="false"/>
      <style:text-properties officeooo:paragraph-rsid="00199cb9"/>
    </style:style>
    <style:style style:name="P288" style:family="paragraph" style:parent-style-name="Preformatted_20_Text" style:list-style-name="L69">
      <style:paragraph-properties fo:margin-top="0in" fo:margin-bottom="0.1965in" loext:contextual-spacing="false"/>
      <style:text-properties officeooo:paragraph-rsid="00199cb9"/>
    </style:style>
    <style:style style:name="P289" style:family="paragraph">
      <loext:graphic-properties draw:fill="solid" draw:fill-color="#ccffff"/>
    </style:style>
    <style:style style:name="P290" style:family="paragraph">
      <loext:graphic-properties draw:fill="none" draw:fill-color="#ffffff"/>
      <style:text-properties fo:font-size="12pt" style:font-size-asian="12pt" style:font-size-complex="12pt"/>
    </style:style>
    <style:style style:name="P291" style:family="paragraph">
      <loext:graphic-properties draw:fill-color="#ccffff"/>
    </style:style>
    <style:style style:name="P292" style:family="paragraph">
      <loext:graphic-properties draw:fill="none" draw:fill-color="#ffffff"/>
    </style:style>
    <style:style style:name="T1" style:family="text">
      <style:text-properties fo:background-color="#fff200" loext:char-shading-value="0"/>
    </style:style>
    <style:style style:name="T2" style:family="text">
      <style:text-properties officeooo:rsid="001f3f41" fo:background-color="#fff200" loext:char-shading-value="0"/>
    </style:style>
    <style:style style:name="T3" style:family="text">
      <style:text-properties officeooo:rsid="00ec70cb" fo:background-color="#fff200" loext:char-shading-value="0"/>
    </style:style>
    <style:style style:name="T4" style:family="text">
      <style:text-properties officeooo:rsid="00215ee7" fo:background-color="#fff200" loext:char-shading-value="0"/>
    </style:style>
    <style:style style:name="T5" style:family="text">
      <style:text-properties officeooo:rsid="0023122f" fo:background-color="#fff200" loext:char-shading-value="0"/>
    </style:style>
    <style:style style:name="T6" style:family="text">
      <style:text-properties officeooo:rsid="00256ae2" fo:background-color="#fff200" loext:char-shading-value="0"/>
    </style:style>
    <style:style style:name="T7" style:family="text">
      <style:text-properties officeooo:rsid="0028ac93" fo:background-color="#fff200" loext:char-shading-value="0"/>
    </style:style>
    <style:style style:name="T8" style:family="text">
      <style:text-properties officeooo:rsid="00767131" fo:background-color="#fff200" loext:char-shading-value="0"/>
    </style:style>
    <style:style style:name="T9" style:family="text">
      <style:text-properties officeooo:rsid="005d06e9" fo:background-color="#fff200" loext:char-shading-value="0"/>
    </style:style>
    <style:style style:name="T10" style:family="text">
      <style:text-properties officeooo:rsid="007aea75" fo:background-color="#fff200" loext:char-shading-value="0"/>
    </style:style>
    <style:style style:name="T11" style:family="text">
      <style:text-properties style:font-name="Liberation Serif"/>
    </style:style>
    <style:style style:name="T12" style:family="text">
      <style:text-properties style:font-name="Liberation Serif" fo:background-color="#fff200" loext:char-shading-value="0"/>
    </style:style>
    <style:style style:name="T13" style:family="text">
      <style:text-properties style:font-name="Liberation Serif" officeooo:rsid="00bdabd2" fo:background-color="#fff200" loext:char-shading-value="0"/>
    </style:style>
    <style:style style:name="T14" style:family="text">
      <style:text-properties style:font-name="Liberation Serif" officeooo:rsid="00bfbafe" fo:background-color="#fff200" loext:char-shading-value="0"/>
    </style:style>
    <style:style style:name="T15" style:family="text">
      <style:text-properties style:font-name="Liberation Serif" fo:font-size="10pt" officeooo:rsid="0078480d" style:font-name-asian="Noto Sans CJK SC Regular" style:font-size-asian="10pt" style:font-name-complex="Lohit Devanagari" style:font-size-complex="10pt"/>
    </style:style>
    <style:style style:name="T16" style:family="text">
      <style:text-properties style:font-name="Liberation Serif" fo:font-size="10pt" fo:font-weight="bold" officeooo:rsid="009b9175" fo:background-color="#fff200" loext:char-shading-value="0" style:font-name-asian="Noto Sans CJK SC Regular" style:font-size-asian="10pt" style:font-weight-asian="bold" style:font-name-complex="Lohit Devanagari" style:font-size-complex="10pt" style:font-weight-complex="bold"/>
    </style:style>
    <style:style style:name="T17" style:family="text">
      <style:text-properties style:font-name="Liberation Serif" fo:font-size="10pt" fo:font-weight="bold" officeooo:rsid="009a606d" fo:background-color="#fff200" loext:char-shading-value="0" style:font-name-asian="Noto Sans CJK SC Regular" style:font-size-asian="10pt" style:font-weight-asian="bold" style:font-name-complex="Lohit Devanagari" style:font-size-complex="10pt" style:font-weight-complex="bold"/>
    </style:style>
    <style:style style:name="T18" style:family="text">
      <style:text-properties style:font-name="Liberation Serif" fo:font-size="10pt" fo:font-weight="bold" fo:background-color="#fff200" loext:char-shading-value="0" style:font-size-asian="10pt" style:font-weight-asian="bold" style:font-size-complex="10pt" style:font-weight-complex="bold"/>
    </style:style>
    <style:style style:name="T19" style:family="text">
      <style:text-properties style:font-name="Liberation Serif" fo:font-size="10pt" fo:font-weight="bold" officeooo:rsid="00548f13" fo:background-color="#fff200" loext:char-shading-value="0" style:font-size-asian="10pt" style:font-weight-asian="bold" style:font-size-complex="10pt" style:font-weight-complex="bold"/>
    </style:style>
    <style:style style:name="T20" style:family="text">
      <style:text-properties style:font-name="Liberation Serif" fo:font-size="10pt" officeooo:rsid="009a606d" fo:background-color="#fff200" loext:char-shading-value="0" style:font-name-asian="Noto Sans CJK SC Regular" style:font-size-asian="10pt" style:font-name-complex="Lohit Devanagari" style:font-size-complex="10pt"/>
    </style:style>
    <style:style style:name="T21" style:family="text">
      <style:text-properties style:font-name="Liberation Serif" fo:font-size="10pt" officeooo:rsid="00995429" fo:background-color="#fff200" loext:char-shading-value="0" style:font-name-asian="Noto Sans CJK SC Regular" style:font-size-asian="10pt" style:font-name-complex="Lohit Devanagari" style:font-size-complex="10pt"/>
    </style:style>
    <style:style style:name="T22" style:family="text">
      <style:text-properties style:font-name="Liberation Serif" fo:font-size="10pt" fo:background-color="#fff200" loext:char-shading-value="0" style:font-size-asian="10pt" style:font-size-complex="10pt"/>
    </style:style>
    <style:style style:name="T23" style:family="text">
      <style:text-properties style:font-name="Liberation Serif" fo:font-size="10pt" officeooo:rsid="0028379c" fo:background-color="#fff200" loext:char-shading-value="0" style:font-size-asian="10pt" style:font-size-complex="10pt"/>
    </style:style>
    <style:style style:name="T24" style:family="text">
      <style:text-properties style:font-name="Liberation Serif" fo:font-size="10pt" officeooo:rsid="003802cb" fo:background-color="#fff200" loext:char-shading-value="0" style:font-size-asian="10pt" style:font-size-complex="10pt"/>
    </style:style>
    <style:style style:name="T25" style:family="text">
      <style:text-properties style:font-name="Liberation Serif" fo:font-size="10pt" officeooo:rsid="0039e3d1" fo:background-color="#fff200" loext:char-shading-value="0" style:font-size-asian="10pt" style:font-size-complex="10pt"/>
    </style:style>
    <style:style style:name="T26" style:family="text">
      <style:text-properties style:font-name="Liberation Serif" fo:font-size="10pt" officeooo:rsid="00390302" fo:background-color="#fff200" loext:char-shading-value="0" style:font-size-asian="10pt" style:font-size-complex="10pt"/>
    </style:style>
    <style:style style:name="T27" style:family="text">
      <style:text-properties style:font-name="Liberation Serif" fo:font-size="10pt" officeooo:rsid="004007f7" fo:background-color="#fff200" loext:char-shading-value="0" style:font-size-asian="10pt" style:font-size-complex="10pt"/>
    </style:style>
    <style:style style:name="T28" style:family="text">
      <style:text-properties style:font-name="Liberation Serif" fo:font-size="10pt" officeooo:rsid="005384f3" fo:background-color="#fff200" loext:char-shading-value="0" style:font-size-asian="10pt" style:font-size-complex="10pt"/>
    </style:style>
    <style:style style:name="T29" style:family="text">
      <style:text-properties style:font-name="Liberation Serif" fo:font-size="10pt" officeooo:rsid="00548f13" fo:background-color="#fff200" loext:char-shading-value="0" style:font-size-asian="10pt" style:font-size-complex="10pt"/>
    </style:style>
    <style:style style:name="T30" style:family="text">
      <style:text-properties style:font-name="Liberation Serif" fo:font-size="10pt" officeooo:rsid="0055c523" fo:background-color="#fff200" loext:char-shading-value="0" style:font-size-asian="10pt" style:font-size-complex="10pt"/>
    </style:style>
    <style:style style:name="T31" style:family="text">
      <style:text-properties style:font-name="Liberation Serif" fo:font-size="10pt" officeooo:rsid="0058db22" fo:background-color="#fff200" loext:char-shading-value="0" style:font-size-asian="10pt" style:font-size-complex="10pt"/>
    </style:style>
    <style:style style:name="T32" style:family="text">
      <style:text-properties style:font-name="Liberation Serif" fo:font-size="10pt" officeooo:rsid="005a7d55" fo:background-color="#fff200" loext:char-shading-value="0" style:font-size-asian="10pt" style:font-size-complex="10pt"/>
    </style:style>
    <style:style style:name="T33" style:family="text">
      <style:text-properties style:font-name="Liberation Serif" fo:font-size="10pt" officeooo:rsid="007c3900" fo:background-color="#fff200" loext:char-shading-value="0" style:font-size-asian="10pt" style:font-size-complex="10pt"/>
    </style:style>
    <style:style style:name="T34" style:family="text">
      <style:text-properties style:font-name="Liberation Serif" fo:font-size="10pt" fo:font-weight="normal" fo:background-color="#fff200" loext:char-shading-value="0" style:font-size-asian="10pt" style:font-weight-asian="normal" style:font-size-complex="10pt" style:font-weight-complex="normal"/>
    </style:style>
    <style:style style:name="T35" style:family="text">
      <style:text-properties style:font-name="Liberation Serif" fo:font-size="10pt" fo:font-weight="normal" officeooo:rsid="00548f13" fo:background-color="#fff200" loext:char-shading-value="0" style:font-size-asian="10pt" style:font-weight-asian="normal" style:font-size-complex="10pt" style:font-weight-complex="normal"/>
    </style:style>
    <style:style style:name="T36" style:family="text">
      <style:text-properties style:font-name="Liberation Serif" fo:font-size="10pt" style:text-underline-style="solid" style:text-underline-width="auto" style:text-underline-color="font-color" style:font-size-asian="10pt" style:font-size-complex="10pt"/>
    </style:style>
    <style:style style:name="T37" style:family="text">
      <style:text-properties style:font-name="Liberation Serif" fo:font-size="10pt" style:font-size-asian="10pt" style:font-size-complex="10pt"/>
    </style:style>
    <style:style style:name="T38" style:family="text">
      <style:text-properties style:font-name="Liberation Serif" fo:font-size="10pt" officeooo:rsid="003802cb" style:font-size-asian="10pt" style:font-size-complex="10pt"/>
    </style:style>
    <style:style style:name="T39" style:family="text">
      <style:text-properties style:font-name="Liberation Serif" fo:font-size="10pt" officeooo:rsid="0039e3d1" style:font-size-asian="10pt" style:font-size-complex="10pt"/>
    </style:style>
    <style:style style:name="T40" style:family="text">
      <style:text-properties style:font-name="Liberation Serif" fo:font-size="10pt" officeooo:rsid="004ee4f5" style:font-size-asian="10pt" style:font-size-complex="10pt"/>
    </style:style>
    <style:style style:name="T41" style:family="text">
      <style:text-properties style:font-name="Liberation Serif" fo:font-size="10pt" officeooo:rsid="00599ba2" style:font-size-asian="10pt" style:font-size-complex="10pt"/>
    </style:style>
    <style:style style:name="T42" style:family="text">
      <style:text-properties style:font-name="Liberation Serif" fo:font-size="10pt" officeooo:rsid="005a7d55" style:font-size-asian="10pt" style:font-size-complex="10pt"/>
    </style:style>
    <style:style style:name="T43" style:family="text">
      <style:text-properties style:font-name="Liberation Serif" fo:font-size="10pt" officeooo:rsid="000d16bf" style:font-size-asian="10pt" style:font-size-complex="10pt"/>
    </style:style>
    <style:style style:name="T44" style:family="text">
      <style:text-properties style:font-name="Liberation Serif" fo:font-size="10pt" officeooo:rsid="007aea75" style:font-size-asian="10pt" style:font-size-complex="10pt"/>
    </style:style>
    <style:style style:name="T45" style:family="text">
      <style:text-properties style:font-name="Liberation Serif" fo:font-weight="bold" style:font-name-asian="Noto Sans CJK SC Regular" style:font-weight-asian="bold" style:font-name-complex="Lohit Devanagari" style:font-weight-complex="bold"/>
    </style:style>
    <style:style style:name="T46" style:family="text">
      <style:text-properties style:font-name="Liberation Serif" fo:font-weight="bold" officeooo:rsid="009b9175" style:font-name-asian="Noto Sans CJK SC Regular" style:font-weight-asian="bold" style:font-name-complex="Lohit Devanagari" style:font-weight-complex="bold"/>
    </style:style>
    <style:style style:name="T47" style:family="text">
      <style:text-properties style:font-name="Liberation Serif" style:font-name-asian="Noto Sans CJK SC Regular" style:font-name-complex="Lohit Devanagari"/>
    </style:style>
    <style:style style:name="T48" style:family="text">
      <style:text-properties style:font-name="Liberation Serif" fo:font-size="28pt" style:font-size-asian="28pt" style:font-size-complex="28pt"/>
    </style:style>
    <style:style style:name="T49" style:family="text">
      <style:text-properties style:font-name="Liberation Serif" officeooo:rsid="007aea75"/>
    </style:style>
    <style:style style:name="T50" style:family="text">
      <style:text-properties fo:font-weight="bold" style:font-weight-asian="bold" style:font-weight-complex="bold"/>
    </style:style>
    <style:style style:name="T51" style:family="text">
      <style:text-properties fo:font-weight="bold" officeooo:rsid="00519af3" style:font-weight-asian="bold" style:font-weight-complex="bold"/>
    </style:style>
    <style:style style:name="T52" style:family="text">
      <style:text-properties fo:font-weight="bold" officeooo:rsid="009b2ba1" style:font-weight-asian="bold" style:font-weight-complex="bold"/>
    </style:style>
    <style:style style:name="T53" style:family="text">
      <style:text-properties fo:font-weight="bold" officeooo:rsid="009b40bd" style:font-weight-asian="bold" style:font-weight-complex="bold"/>
    </style:style>
    <style:style style:name="T54" style:family="text">
      <style:text-properties fo:font-weight="bold" officeooo:rsid="009b9175" style:font-weight-asian="bold" style:font-weight-complex="bold"/>
    </style:style>
    <style:style style:name="T55" style:family="text">
      <style:text-properties fo:font-weight="bold" officeooo:rsid="009f3959" style:font-weight-asian="bold" style:font-weight-complex="bold"/>
    </style:style>
    <style:style style:name="T56" style:family="text">
      <style:text-properties fo:font-weight="bold" officeooo:rsid="009a606d" style:font-weight-asian="bold" style:font-weight-complex="bold"/>
    </style:style>
    <style:style style:name="T57" style:family="text">
      <style:text-properties fo:font-weight="bold" officeooo:rsid="00b69d26" style:font-weight-asian="bold" style:font-weight-complex="bold"/>
    </style:style>
    <style:style style:name="T58" style:family="text">
      <style:text-properties fo:font-weight="bold" officeooo:rsid="00ae5a71" style:font-weight-asian="bold" style:font-weight-complex="bold"/>
    </style:style>
    <style:style style:name="T59" style:family="text">
      <style:text-properties fo:font-weight="bold" fo:background-color="#fff200" loext:char-shading-value="0" style:font-weight-asian="bold" style:font-weight-complex="bold"/>
    </style:style>
    <style:style style:name="T60" style:family="text">
      <style:text-properties fo:font-weight="bold" officeooo:rsid="001f3f41" fo:background-color="#fff200" loext:char-shading-value="0" style:font-weight-asian="bold" style:font-weight-complex="bold"/>
    </style:style>
    <style:style style:name="T61" style:family="text">
      <style:text-properties fo:color="#ce181e"/>
    </style:style>
    <style:style style:name="T62" style:family="text">
      <style:text-properties fo:color="#ce181e" style:font-name="Liberation Serif"/>
    </style:style>
    <style:style style:name="T63" style:family="text">
      <style:text-properties fo:color="#ce181e" style:font-name="Liberation Serif" fo:font-size="10pt" fo:background-color="transparent" loext:char-shading-value="0" style:font-size-asian="10pt" style:font-size-complex="10pt"/>
    </style:style>
    <style:style style:name="T64" style:family="text">
      <style:text-properties fo:color="#ce181e" style:font-name="Liberation Serif" fo:font-size="10pt" officeooo:rsid="0010dcdc" fo:background-color="transparent" loext:char-shading-value="0" style:font-size-asian="10pt" style:font-size-complex="10pt"/>
    </style:style>
    <style:style style:name="T65" style:family="text">
      <style:text-properties fo:color="#ce181e" style:font-name="Liberation Serif" fo:font-size="10pt" fo:font-weight="bold" fo:background-color="transparent" loext:char-shading-value="0" style:font-size-asian="10pt" style:font-weight-asian="bold" style:font-size-complex="10pt" style:font-weight-complex="bold"/>
    </style:style>
    <style:style style:name="T66" style:family="text">
      <style:text-properties fo:color="#ce181e" style:font-name="Liberation Serif" fo:font-size="10pt" fo:font-weight="bold" fo:background-color="#fff200" loext:char-shading-value="0" style:font-size-asian="10pt" style:font-weight-asian="bold" style:font-size-complex="10pt" style:font-weight-complex="bold"/>
    </style:style>
    <style:style style:name="T67" style:family="text">
      <style:text-properties fo:color="#ce181e" style:font-name="Liberation Serif" fo:font-size="10pt" style:font-size-asian="10pt" style:font-size-complex="10pt"/>
    </style:style>
    <style:style style:name="T68" style:family="text">
      <style:text-properties fo:color="#ce181e" style:font-name="Liberation Serif" fo:font-size="10pt" officeooo:rsid="004bfead" style:font-size-asian="10pt" style:font-size-complex="10pt"/>
    </style:style>
    <style:style style:name="T69" style:family="text">
      <style:text-properties fo:color="#ce181e" style:font-name="Liberation Serif" fo:font-size="10pt" officeooo:rsid="0055c523" style:font-size-asian="10pt" style:font-size-complex="10pt"/>
    </style:style>
    <style:style style:name="T70" style:family="text">
      <style:text-properties fo:color="#ce181e" style:font-name="Liberation Serif" fo:font-size="10pt" officeooo:rsid="005b4cff" style:font-size-asian="10pt" style:font-size-complex="10pt"/>
    </style:style>
    <style:style style:name="T71" style:family="text">
      <style:text-properties fo:color="#ce181e" style:font-name="Liberation Serif" fo:font-size="10pt" fo:background-color="#fff200" loext:char-shading-value="0" style:font-size-asian="10pt" style:font-size-complex="10pt"/>
    </style:style>
    <style:style style:name="T72" style:family="text">
      <style:text-properties fo:color="#ce181e" style:font-name="Liberation Serif" fo:font-size="10pt" officeooo:rsid="004750cf" fo:background-color="#fff200" loext:char-shading-value="0" style:font-size-asian="10pt" style:font-size-complex="10pt"/>
    </style:style>
    <style:style style:name="T73" style:family="text">
      <style:text-properties fo:color="#ce181e" style:font-name="Liberation Serif" fo:font-size="10pt" officeooo:rsid="004a31d3" fo:background-color="#fff200" loext:char-shading-value="0" style:font-size-asian="10pt" style:font-size-complex="10pt"/>
    </style:style>
    <style:style style:name="T74" style:family="text">
      <style:text-properties fo:color="#ce181e" style:font-name="Liberation Serif" fo:font-size="10pt" officeooo:rsid="0055c523" fo:background-color="#fff200" loext:char-shading-value="0" style:font-size-asian="10pt" style:font-size-complex="10pt"/>
    </style:style>
    <style:style style:name="T75" style:family="text">
      <style:text-properties fo:color="#ce181e" fo:font-weight="bold" style:font-weight-asian="bold" style:font-weight-complex="bold"/>
    </style:style>
    <style:style style:name="T76" style:family="text">
      <style:text-properties fo:color="#ce181e" fo:background-color="#fff200" loext:char-shading-value="0"/>
    </style:style>
    <style:style style:name="T77" style:family="text">
      <style:text-properties fo:color="#ce181e" officeooo:rsid="00fe5ba7" fo:background-color="#fff200" loext:char-shading-value="0"/>
    </style:style>
    <style:style style:name="T78" style:family="text">
      <style:text-properties fo:color="#ce181e" officeooo:rsid="005d06e9" fo:background-color="#fff200" loext:char-shading-value="0"/>
    </style:style>
    <style:style style:name="T79" style:family="text">
      <style:text-properties fo:color="#ce181e" officeooo:rsid="009a606d"/>
    </style:style>
    <style:style style:name="T80" style:family="text">
      <style:text-properties fo:color="#ce181e" fo:font-size="10pt" fo:font-weight="normal" fo:background-color="transparent" loext:char-shading-value="0" style:font-size-asian="10pt" style:font-weight-asian="normal" style:font-size-complex="10pt" style:font-weight-complex="normal"/>
    </style:style>
    <style:style style:name="T81" style:family="text">
      <style:text-properties fo:color="#ce181e" fo:font-size="10pt" fo:font-weight="normal" officeooo:rsid="001e4522" fo:background-color="transparent" loext:char-shading-value="0" style:font-size-asian="10pt" style:font-weight-asian="normal" style:font-size-complex="10pt" style:font-weight-complex="normal"/>
    </style:style>
    <style:style style:name="T82" style:family="text">
      <style:text-properties fo:color="#ce181e" fo:font-size="10pt" fo:font-weight="normal" officeooo:rsid="001e4522" fo:background-color="#fff200" loext:char-shading-value="0" style:font-size-asian="10pt" style:font-weight-asian="normal" style:font-size-complex="10pt" style:font-weight-complex="normal"/>
    </style:style>
    <style:style style:name="T83" style:family="text">
      <style:text-properties fo:color="#ce181e" fo:font-size="10pt" fo:background-color="transparent" loext:char-shading-value="0" style:font-size-asian="10pt" style:font-size-complex="10pt"/>
    </style:style>
    <style:style style:name="T84" style:family="text">
      <style:text-properties fo:color="#ce181e" fo:font-size="10pt" officeooo:rsid="00fb5dbf" fo:background-color="transparent" loext:char-shading-value="0" style:font-size-asian="10pt" style:font-size-complex="10pt"/>
    </style:style>
    <style:style style:name="T85" style:family="text">
      <style:text-properties fo:color="#ce181e" fo:font-size="10pt" style:font-size-asian="10pt" style:font-size-complex="10pt"/>
    </style:style>
    <style:style style:name="T86" style:family="text">
      <style:text-properties fo:color="#ce181e" fo:font-weight="normal" fo:background-color="transparent" loext:char-shading-value="0" style:font-weight-asian="normal" style:font-weight-complex="normal"/>
    </style:style>
    <style:style style:name="T87" style:family="text">
      <style:text-properties fo:color="#ce181e" fo:font-weight="normal" officeooo:rsid="0023122f" fo:background-color="transparent" loext:char-shading-value="0" style:font-weight-asian="normal" style:font-weight-complex="normal"/>
    </style:style>
    <style:style style:name="T88" style:family="text">
      <style:text-properties fo:color="#ce181e" fo:font-weight="normal" officeooo:rsid="00ec70cb" fo:background-color="transparent" loext:char-shading-value="0" style:font-weight-asian="normal" style:font-weight-complex="normal"/>
    </style:style>
    <style:style style:name="T89" style:family="text">
      <style:text-properties fo:color="#ce181e" fo:font-weight="normal" style:font-weight-asian="normal" style:font-weight-complex="normal"/>
    </style:style>
    <style:style style:name="T90" style:family="text">
      <style:text-properties fo:color="#ce181e" fo:font-weight="normal" officeooo:rsid="00256a3c" style:font-weight-asian="normal" style:font-weight-complex="normal"/>
    </style:style>
    <style:style style:name="T91" style:family="text">
      <style:text-properties fo:color="#ce181e" fo:font-weight="normal" officeooo:rsid="00256ae2" style:font-weight-asian="normal" style:font-weight-complex="normal"/>
    </style:style>
    <style:style style:name="T92" style:family="text">
      <style:text-properties fo:color="#ce181e" fo:font-weight="normal" fo:background-color="#fff200" loext:char-shading-value="0" style:font-weight-asian="normal" style:font-weight-complex="normal"/>
    </style:style>
    <style:style style:name="T93" style:family="text">
      <style:text-properties fo:color="#ce181e" fo:font-weight="normal" officeooo:rsid="00256a3c" fo:background-color="#fff200" loext:char-shading-value="0" style:font-weight-asian="normal" style:font-weight-complex="normal"/>
    </style:style>
    <style:style style:name="T94" style:family="text">
      <style:text-properties fo:color="#ce181e" fo:font-weight="normal" officeooo:rsid="00256ae2" fo:background-color="#fff200" loext:char-shading-value="0" style:font-weight-asian="normal" style:font-weight-complex="normal"/>
    </style:style>
    <style:style style:name="T95" style:family="text">
      <style:text-properties fo:color="#ce181e" style:font-name="Liberation Mono"/>
    </style:style>
    <style:style style:name="T96" style:family="text">
      <style:text-properties fo:color="#ce181e" style:font-name="Liberation Mono" fo:font-weight="normal" officeooo:rsid="00e78b70" style:font-name-asian="Noto Sans CJK SC Regular" style:font-weight-asian="normal" style:font-name-complex="Lohit Devanagari" style:font-weight-complex="normal"/>
    </style:style>
    <style:style style:name="T97" style:family="text">
      <style:text-properties fo:color="#ce181e" style:font-name="Liberation Mono" fo:font-weight="normal" officeooo:rsid="0023122f" fo:background-color="#fff200" loext:char-shading-value="0" style:font-name-asian="Noto Sans CJK SC Regular" style:font-weight-asian="normal" style:font-name-complex="Lohit Devanagari" style:font-weight-complex="normal"/>
    </style:style>
    <style:style style:name="T98" style:family="text">
      <style:text-properties fo:color="#ce181e" style:font-name="Liberation Mono" fo:font-weight="normal" style:font-weight-asian="normal" style:font-weight-complex="normal"/>
    </style:style>
    <style:style style:name="T99" style:family="text">
      <style:text-properties fo:color="#ce181e" style:font-name="Liberation Mono" fo:font-size="10pt" fo:font-style="normal" fo:background-color="transparent" loext:char-shading-value="0" style:font-size-asian="10pt" style:font-style-asian="normal" style:font-size-complex="10pt" style:font-style-complex="normal"/>
    </style:style>
    <style:style style:name="T100" style:family="text">
      <style:text-properties fo:color="#ce181e" style:font-name="Liberation Mono" fo:font-size="10pt" fo:font-style="normal" officeooo:rsid="00247f0e" fo:background-color="transparent" loext:char-shading-value="0" style:font-size-asian="10pt" style:font-style-asian="normal" style:font-size-complex="10pt" style:font-style-complex="normal"/>
    </style:style>
    <style:style style:name="T101" style:family="text">
      <style:text-properties fo:color="#ce181e" style:font-name="Liberation Mono" fo:font-size="10pt" fo:font-style="normal" officeooo:rsid="00fb5dbf" fo:background-color="transparent" loext:char-shading-value="0" style:font-size-asian="10pt" style:font-style-asian="normal" style:font-size-complex="10pt" style:font-style-complex="normal"/>
    </style:style>
    <style:style style:name="T102" style:family="text">
      <style:text-properties fo:color="#ce181e" style:font-name="Liberation Mono" fo:font-size="10pt" fo:font-style="normal" officeooo:rsid="00ec9611" fo:background-color="transparent" loext:char-shading-value="0" style:font-size-asian="10pt" style:font-style-asian="normal" style:font-size-complex="10pt" style:font-style-complex="normal"/>
    </style:style>
    <style:style style:name="T103" style:family="text">
      <style:text-properties fo:color="#ce181e" style:font-name="Liberation Mono" fo:font-size="10pt" fo:background-color="transparent" loext:char-shading-value="0" style:font-size-asian="10pt" style:font-size-complex="10pt"/>
    </style:style>
    <style:style style:name="T104" style:family="text">
      <style:text-properties fo:color="#ce181e" style:font-name="Liberation Mono" fo:font-size="10pt" officeooo:rsid="00247f0e" fo:background-color="transparent" loext:char-shading-value="0" style:font-size-asian="10pt" style:font-size-complex="10pt"/>
    </style:style>
    <style:style style:name="T105" style:family="text">
      <style:text-properties fo:color="#ce181e" style:font-name="Liberation Mono" fo:font-size="10pt" officeooo:rsid="0024b6f0" fo:background-color="transparent" loext:char-shading-value="0" style:font-size-asian="10pt" style:font-size-complex="10pt"/>
    </style:style>
    <style:style style:name="T106" style:family="text">
      <style:text-properties fo:color="#ce181e" style:font-name="Liberation Mono" fo:font-size="10pt" officeooo:rsid="00247f0e" fo:background-color="#fff200" loext:char-shading-value="0" style:font-size-asian="10pt" style:font-size-complex="10pt"/>
    </style:style>
    <style:style style:name="T107" style:family="text">
      <style:text-properties fo:color="#ce181e" style:font-name="Liberation Mono" fo:font-size="10pt" fo:font-weight="normal" fo:background-color="transparent" loext:char-shading-value="0" style:font-size-asian="10pt" style:font-weight-asian="normal" style:font-size-complex="10pt" style:font-weight-complex="normal"/>
    </style:style>
    <style:style style:name="T108" style:family="text">
      <style:text-properties fo:color="#ce181e" style:font-name="Liberation Mono" fo:font-style="normal" fo:font-weight="normal" style:font-style-asian="normal" style:font-weight-asian="normal" style:font-style-complex="normal" style:font-weight-complex="normal"/>
    </style:style>
    <style:style style:name="T109" style:family="text">
      <style:text-properties fo:color="#ce181e" style:font-name="Liberation Mono" fo:font-style="normal" fo:font-weight="normal" officeooo:rsid="00256ae2" style:font-style-asian="normal" style:font-weight-asian="normal" style:font-style-complex="normal" style:font-weight-complex="normal"/>
    </style:style>
    <style:style style:name="T110" style:family="text">
      <style:text-properties fo:color="#ce181e" style:font-name="Liberation Mono" fo:font-style="normal" fo:background-color="#fff200" loext:char-shading-value="0" style:font-style-asian="normal" style:font-style-complex="normal"/>
    </style:style>
    <style:style style:name="T111" style:family="text">
      <style:text-properties fo:color="#ce181e" style:font-name="Liberation Mono" fo:font-style="normal" officeooo:rsid="00256ae2" fo:background-color="#fff200" loext:char-shading-value="0" style:font-style-asian="normal" style:font-style-complex="normal"/>
    </style:style>
    <style:style style:name="T112" style:family="text">
      <style:text-properties fo:color="#ce181e" style:font-name="Liberation Mono" officeooo:rsid="00275efe"/>
    </style:style>
    <style:style style:name="T113" style:family="text">
      <style:text-properties fo:color="#ce181e" officeooo:rsid="00fe5ba7"/>
    </style:style>
    <style:style style:name="T114" style:family="text">
      <style:text-properties fo:color="#ce181e" officeooo:rsid="005b4cff"/>
    </style:style>
    <style:style style:name="T115" style:family="text">
      <style:text-properties fo:color="#ce181e" style:text-line-through-style="solid" style:text-line-through-type="single"/>
    </style:style>
    <style:style style:name="T116" style:family="text">
      <style:text-properties style:font-name="Liberation Mono"/>
    </style:style>
    <style:style style:name="T117" style:family="text">
      <style:text-properties style:font-name="Liberation Mono" officeooo:rsid="006592f0"/>
    </style:style>
    <style:style style:name="T118" style:family="text">
      <style:text-properties style:font-name="Liberation Mono" officeooo:rsid="006592f0" style:font-name-asian="Noto Sans CJK SC Regular" style:font-name-complex="Lohit Devanagari"/>
    </style:style>
    <style:style style:name="T119" style:family="text">
      <style:text-properties style:font-name="Liberation Mono" officeooo:rsid="009b2ba1"/>
    </style:style>
    <style:style style:name="T120" style:family="text">
      <style:text-properties style:font-name="Liberation Mono" officeooo:rsid="0060907b"/>
    </style:style>
    <style:style style:name="T121" style:family="text">
      <style:text-properties style:font-name="Liberation Mono" officeooo:rsid="007c9b6c"/>
    </style:style>
    <style:style style:name="T122" style:family="text">
      <style:text-properties officeooo:rsid="009b2ba1"/>
    </style:style>
    <style:style style:name="T123" style:family="text">
      <style:text-properties officeooo:rsid="003dd40c"/>
    </style:style>
    <style:style style:name="T124" style:family="text">
      <style:text-properties fo:font-weight="normal" style:font-weight-asian="normal" style:font-weight-complex="normal"/>
    </style:style>
    <style:style style:name="T125" style:family="text">
      <style:text-properties fo:font-weight="normal" officeooo:rsid="00256a3c" style:font-weight-asian="normal" style:font-weight-complex="normal"/>
    </style:style>
    <style:style style:name="T126" style:family="text">
      <style:text-properties fo:font-weight="normal" fo:background-color="#fff200" loext:char-shading-value="0" style:font-weight-asian="normal" style:font-weight-complex="normal"/>
    </style:style>
    <style:style style:name="T127" style:family="text">
      <style:text-properties fo:font-weight="normal" officeooo:rsid="00256a3c" fo:background-color="#fff200" loext:char-shading-value="0" style:font-weight-asian="normal" style:font-weight-complex="normal"/>
    </style:style>
    <style:style style:name="T128" style:family="text">
      <style:text-properties officeooo:rsid="003e82ab"/>
    </style:style>
    <style:style style:name="T129" style:family="text">
      <style:text-properties officeooo:rsid="00630603"/>
    </style:style>
    <style:style style:name="T130" style:family="text">
      <style:text-properties officeooo:rsid="006592f0"/>
    </style:style>
    <style:style style:name="T131" style:family="text">
      <style:text-properties officeooo:rsid="009b40bd"/>
    </style:style>
    <style:style style:name="T132" style:family="text">
      <style:text-properties officeooo:rsid="00d780cb"/>
    </style:style>
    <style:style style:name="T133" style:family="text">
      <style:text-properties fo:font-size="10pt" style:font-size-asian="10pt" style:font-size-complex="10pt"/>
    </style:style>
    <style:style style:name="T134" style:family="text">
      <style:text-properties fo:font-size="10pt" officeooo:rsid="00da090d" style:font-size-asian="10pt" style:font-size-complex="10pt"/>
    </style:style>
    <style:style style:name="T135" style:family="text">
      <style:text-properties fo:font-size="10pt" officeooo:rsid="00dd348c" style:font-size-asian="10pt" style:font-size-complex="10pt"/>
    </style:style>
    <style:style style:name="T136" style:family="text">
      <style:text-properties fo:font-size="10pt" fo:background-color="#fff200" loext:char-shading-value="0" style:font-size-asian="10pt" style:font-size-complex="10pt"/>
    </style:style>
    <style:style style:name="T137" style:family="text">
      <style:text-properties fo:font-size="10pt" officeooo:rsid="00dd348c" fo:background-color="#fff200" loext:char-shading-value="0" style:font-size-asian="10pt" style:font-size-complex="10pt"/>
    </style:style>
    <style:style style:name="T138" style:family="text">
      <style:text-properties fo:font-size="10pt" style:text-underline-style="solid" style:text-underline-width="auto" style:text-underline-color="font-color" style:font-size-asian="10pt" style:font-size-complex="10pt"/>
    </style:style>
    <style:style style:name="T139" style:family="text">
      <style:text-properties fo:font-size="10pt" style:text-underline-style="solid" style:text-underline-width="auto" style:text-underline-color="font-color" fo:font-weight="normal" style:font-size-asian="10pt" style:font-weight-asian="normal" style:font-size-complex="10pt" style:font-weight-complex="normal"/>
    </style:style>
    <style:style style:name="T140" style:family="text">
      <style:text-properties fo:font-size="10pt" fo:background-color="transparent" loext:char-shading-value="0" style:font-size-asian="10pt" style:font-size-complex="10pt"/>
    </style:style>
    <style:style style:name="T141" style:family="text">
      <style:text-properties fo:font-size="10pt" officeooo:rsid="00dd348c" fo:background-color="transparent" loext:char-shading-value="0" style:font-size-asian="10pt" style:font-size-complex="10pt"/>
    </style:style>
    <style:style style:name="T142" style:family="text">
      <style:text-properties fo:font-size="10pt" fo:font-weight="bold" fo:background-color="transparent" loext:char-shading-value="0" style:font-size-asian="10pt" style:font-weight-asian="bold" style:font-size-complex="10pt" style:font-weight-complex="bold"/>
    </style:style>
    <style:style style:name="T143" style:family="text">
      <style:text-properties fo:font-size="10pt" fo:font-weight="bold" officeooo:rsid="00dd348c" fo:background-color="transparent" loext:char-shading-value="0" style:font-size-asian="10pt" style:font-weight-asian="bold" style:font-size-complex="10pt" style:font-weight-complex="bold"/>
    </style:style>
    <style:style style:name="T144" style:family="text">
      <style:text-properties officeooo:rsid="009b9175"/>
    </style:style>
    <style:style style:name="T145" style:family="text">
      <style:text-properties officeooo:rsid="009a606d"/>
    </style:style>
    <style:style style:name="T146" style:family="text">
      <style:text-properties officeooo:rsid="00a0cc87"/>
    </style:style>
    <style:style style:name="T147" style:family="text">
      <style:text-properties officeooo:rsid="00a0eb52"/>
    </style:style>
    <style:style style:name="T148" style:family="text">
      <style:text-properties officeooo:rsid="00a27f56"/>
    </style:style>
    <style:style style:name="T149" style:family="text">
      <style:text-properties officeooo:rsid="00e94055"/>
    </style:style>
    <style:style style:name="T150" style:family="text">
      <style:text-properties officeooo:rsid="002095f9"/>
    </style:style>
    <style:style style:name="T151" style:family="text">
      <style:text-properties officeooo:rsid="00eae494"/>
    </style:style>
    <style:style style:name="T152" style:family="text">
      <style:text-properties fo:language="en" fo:country="US"/>
    </style:style>
    <style:style style:name="T153" style:family="text">
      <style:text-properties officeooo:rsid="00b69d26"/>
    </style:style>
    <style:style style:name="T154" style:family="text">
      <style:text-properties officeooo:rsid="00bb413c"/>
    </style:style>
    <style:style style:name="T155" style:family="text">
      <style:text-properties officeooo:rsid="00bbc44a"/>
    </style:style>
    <style:style style:name="T156" style:family="text">
      <style:text-properties officeooo:rsid="00bb079a"/>
    </style:style>
    <style:style style:name="T157" style:family="text">
      <style:text-properties fo:font-size="8pt" fo:language="en" fo:country="US" style:font-size-asian="8pt" style:font-size-complex="8pt"/>
    </style:style>
    <style:style style:name="T158" style:family="text">
      <style:text-properties officeooo:rsid="00c23921"/>
    </style:style>
    <style:style style:name="T159" style:family="text">
      <style:text-properties officeooo:rsid="010cafef"/>
    </style:style>
    <style:style style:name="T160" style:family="text">
      <style:text-properties style:text-underline-style="solid" style:text-underline-width="auto" style:text-underline-color="font-color"/>
    </style:style>
    <style:style style:name="T161" style:family="text">
      <style:text-properties style:text-underline-style="solid" style:text-underline-width="auto" style:text-underline-color="font-color" officeooo:rsid="00ddfb9c"/>
    </style:style>
    <style:style style:name="T162" style:family="text">
      <style:text-properties style:text-underline-style="solid" style:text-underline-width="auto" style:text-underline-color="font-color" officeooo:rsid="00def7cf"/>
    </style:style>
    <style:style style:name="T163" style:family="text">
      <style:text-properties officeooo:rsid="00d95e09"/>
    </style:style>
    <style:style style:name="T164" style:family="text">
      <style:text-properties officeooo:rsid="00def7cf"/>
    </style:style>
    <style:style style:name="T165" style:family="text">
      <style:text-properties officeooo:rsid="00dd977d"/>
    </style:style>
    <style:style style:name="T166" style:family="text">
      <style:text-properties officeooo:rsid="00fb5dbf"/>
    </style:style>
    <style:style style:name="T167" style:family="text">
      <style:text-properties officeooo:rsid="00fcdb98"/>
    </style:style>
    <style:style style:name="T168" style:family="text">
      <style:text-properties officeooo:rsid="00fadc64"/>
    </style:style>
    <style:style style:name="T169" style:family="text">
      <style:text-properties officeooo:rsid="00fa1bb2"/>
    </style:style>
    <style:style style:name="T170" style:family="text">
      <style:text-properties officeooo:rsid="00ec70cb"/>
    </style:style>
    <style:style style:name="T171" style:family="text">
      <style:text-properties fo:background-color="#ffff00" loext:char-shading-value="0"/>
    </style:style>
    <style:style style:name="T172" style:family="text">
      <style:text-properties officeooo:rsid="00256ae2"/>
    </style:style>
    <style:style style:name="T173" style:family="text">
      <style:text-properties officeooo:rsid="0017e0c4"/>
    </style:style>
    <style:style style:name="T174" style:family="text">
      <style:text-properties officeooo:rsid="00275efe"/>
    </style:style>
    <style:style style:name="T175" style:family="text">
      <style:text-properties officeooo:rsid="00189bcf"/>
    </style:style>
    <style:style style:name="T176" style:family="text">
      <style:text-properties officeooo:rsid="004007f7"/>
    </style:style>
    <style:style style:name="T177" style:family="text">
      <style:text-properties fo:color="#000000" style:font-name="Georgia" fo:font-size="13.5pt" officeooo:rsid="004750cf" fo:background-color="#fff200" loext:char-shading-value="0" style:font-size-asian="10pt" style:font-size-complex="10pt"/>
    </style:style>
    <style:style style:name="T178" style:family="text">
      <style:text-properties fo:color="#000000" style:font-name="Liberation Serif" fo:font-size="10pt" officeooo:rsid="004750cf" fo:background-color="#fff200" loext:char-shading-value="0" style:font-size-asian="10pt" style:font-size-complex="10pt"/>
    </style:style>
    <style:style style:name="T179" style:family="text">
      <style:text-properties fo:color="#000000" style:font-name="Liberation Serif" fo:font-size="10pt" officeooo:rsid="004a31d3" fo:background-color="#fff200" loext:char-shading-value="0" style:font-size-asian="10pt" style:font-size-complex="10pt"/>
    </style:style>
    <style:style style:name="T180" style:family="text">
      <style:text-properties fo:color="#000000" style:font-name="Liberation Serif" fo:font-size="10pt" officeooo:rsid="004750cf" style:font-size-asian="10pt" style:font-size-complex="10pt"/>
    </style:style>
    <style:style style:name="T181" style:family="text">
      <style:text-properties officeooo:rsid="004a31d3"/>
    </style:style>
    <style:style style:name="T182" style:family="text">
      <style:text-properties officeooo:rsid="004bfead"/>
    </style:style>
    <style:style style:name="T183" style:family="text">
      <style:text-properties officeooo:rsid="008999e2"/>
    </style:style>
    <style:style style:name="T184" style:family="text">
      <style:text-properties officeooo:rsid="008847b7"/>
    </style:style>
    <style:style style:name="T185" style:family="text">
      <style:text-properties officeooo:rsid="0050c123"/>
    </style:style>
    <style:style style:name="T186" style:family="text">
      <style:text-properties officeooo:rsid="005a7d55"/>
    </style:style>
    <style:style style:name="T187" style:family="text">
      <style:text-properties officeooo:rsid="007c5184"/>
    </style:style>
    <style:style style:name="T188" style:family="text">
      <style:text-properties officeooo:rsid="0082615f"/>
    </style:style>
    <style:style style:name="T189" style:family="text">
      <style:text-properties style:text-line-through-style="solid" style:text-line-through-type="single"/>
    </style:style>
    <style:style style:name="T190" style:family="text">
      <style:text-properties style:text-line-through-style="solid" style:text-line-through-type="single" officeooo:rsid="009f3959"/>
    </style:style>
    <style:style style:name="T191" style:family="text">
      <style:text-properties style:text-line-through-style="solid" style:text-line-through-type="single" officeooo:rsid="00a09363"/>
    </style:style>
    <style:style style:name="T192" style:family="text">
      <style:text-properties style:text-line-through-style="solid" style:text-line-through-type="single" officeooo:rsid="00a0cc87"/>
    </style:style>
    <style:style style:name="T193" style:family="text">
      <style:text-properties style:text-line-through-style="solid" style:text-line-through-type="single" style:text-underline-style="none"/>
    </style:style>
    <style:style style:name="T194" style:family="text">
      <style:text-properties officeooo:rsid="0034adb9"/>
    </style:style>
    <style:style style:name="T195" style:family="text">
      <style:text-properties fo:font-size="12pt" style:font-size-asian="12pt" style:font-size-complex="12pt"/>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6">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style:style style:name="gr1" style:family="graphic">
      <style:graphic-properties draw:fill="solid" draw:fill-color="#ccffff" draw:textarea-horizontal-align="justify" draw:textarea-vertical-align="middle" draw:auto-grow-height="false" fo:min-height="0.7465in" fo:min-width="9.7917in"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677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color="#ccffff" draw:textarea-horizontal-align="justify" draw:textarea-vertical-align="middle" draw:auto-grow-height="false" fo:min-height="0.3992in" fo:min-width="9.7398in"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color="#ccffff" draw:textarea-horizontal-align="justify" draw:textarea-vertical-align="middle" draw:auto-grow-height="false" fo:min-height="0.3839in" fo:min-width="9.7917in"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399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3839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Bash Tips</text:h>
      <table:table table:name="Table15" table:style-name="Table15">
        <table:table-column table:style-name="Table15.A"/>
        <table:table-column table:style-name="Table15.B"/>
        <table:table-row>
          <table:table-cell table:style-name="Table15.A1" table:number-columns-spanned="2" office:value-type="string">
            <text:h text:style-name="P105" text:outline-level="3">How to start GUI linux programs from the command line, but separate from the command line?</text:h>
            <text:p text:style-name="P16"><text:span text:style-name="T1">Append </text:span><text:span text:style-name="Source_20_Text"><text:span text:style-name="T12">&amp;</text:span></text:span><text:span text:style-name="T1"> to the commandline:</text:span></text:p>
            <text:p text:style-name="P17">This will put emacs in the background and enable you to continue using your terminal.</text:p>
            <text:p text:style-name="P18">Note that this will still leave emacs as a sub-process of your terminal, and <text:span text:style-name="T50">when you exit the terminal it will also exit </text:span><text:span text:style-name="T51">gnome-calculator</text:span>.</text:p>
            <text:p text:style-name="P45"><text:span text:style-name="Source_20_Text"><text:span text:style-name="T64">gnome-calculator</text:span></text:span><text:span text:style-name="Source_20_Text"><text:span text:style-name="T63"> </text:span></text:span><text:span text:style-name="Source_20_Text"><text:span text:style-name="T65">&amp;</text:span></text:span></text:p>
            <text:p text:style-name="P17">To avoid this, type:</text:p>
            <text:p text:style-name="P17">The parentheses tell the terminal to detach the emacs process from the terminal.</text:p>
            <text:p text:style-name="P17">Still, <text:span text:style-name="T50">stdout and stderr messages from the program will show up on the terminal</text:span>. </text:p>
            <text:p text:style-name="P45"><text:span text:style-name="Source_20_Text"><text:span text:style-name="T65">(</text:span></text:span><text:span text:style-name="Source_20_Text"><text:span text:style-name="T64">gnome-calculator </text:span></text:span><text:span text:style-name="Source_20_Text"><text:span text:style-name="T63">&amp;</text:span></text:span><text:span text:style-name="Source_20_Text"><text:span text:style-name="T65">)</text:span></text:span></text:p>
            <text:p text:style-name="P17">To prevent this, use:</text:p>
            <text:p text:style-name="P45"><text:span text:style-name="Source_20_Text"><text:span text:style-name="T63">(</text:span></text:span><text:span text:style-name="Source_20_Text"><text:span text:style-name="T64">gnome-calculator </text:span></text:span><text:span text:style-name="Source_20_Text"><text:span text:style-name="T63">&amp;</text:span></text:span><text:span text:style-name="Source_20_Text"><text:span text:style-name="T65">&gt; /dev/null &amp;</text:span></text:span><text:span text:style-name="Source_20_Text"><text:span text:style-name="T63">)</text:span></text:span></text:p>
          </table:table-cell>
          <table:covered-table-cell/>
        </table:table-row>
        <table:table-row>
          <table:table-cell table:style-name="Table15.A2" table:number-columns-spanned="2" office:value-type="string">
            <text:h text:style-name="P103" text:outline-level="3">Miscellaneous </text:h>
          </table:table-cell>
          <table:covered-table-cell/>
        </table:table-row>
        <table:table-row table:style-name="Table15.3">
          <table:table-cell table:style-name="Table15.A3" office:value-type="string">
            <text:p text:style-name="P97"><text:span text:style-name="T117">$ </text:span><text:span text:style-name="Source_20_Text"><text:span text:style-name="T118">man 5 foo | less</text:span></text:span></text:p>
          </table:table-cell>
          <table:table-cell table:style-name="Table15.A2" office:value-type="string">
            <text:p text:style-name="P116"><text:span text:style-name="T52">Man:</text:span><text:span text:style-name="T122"> T</text:span>o access a man page given as "foo(5)"; <text:span text:style-name="T123">and to have regex search use “less”</text:span></text:p>
          </table:table-cell>
        </table:table-row>
        <table:table-row table:style-name="Table15.3">
          <table:table-cell table:style-name="Table15.A3" office:value-type="string">
            <text:p text:style-name="P85">$ cat *</text:p>
          </table:table-cell>
          <table:table-cell table:style-name="Table15.A2" office:value-type="string">
            <text:p text:style-name="P106"><text:span text:style-name="T52">File Content:</text:span><text:span text:style-name="T122"> </text:span>Show content of all files in current directory</text:p>
          </table:table-cell>
        </table:table-row>
        <table:table-row table:style-name="Table15.3">
          <table:table-cell table:style-name="Table15.A3" office:value-type="string">
            <text:p text:style-name="P82">echo "----$LINENO.) "</text:p>
          </table:table-cell>
          <table:table-cell table:style-name="Table15.A2" office:value-type="string">
            <text:p text:style-name="P120">Debug:<text:span text:style-name="T124"> prints line number wherever it is in your code</text:span></text:p>
          </table:table-cell>
        </table:table-row>
        <table:table-row table:style-name="Table15.3">
          <table:table-cell table:style-name="Table15.A3" office:value-type="string">
            <text:p text:style-name="P85">$ cat &lt;&amp;1 &gt; filename &lt;Enter&gt;</text:p>
            <text:p text:style-name="P85"><text:s text:c="3"/>Write first line &lt;Enter&gt;</text:p>
            <text:p text:style-name="P85"><text:s text:c="3"/>Write next lines &lt;Enter&gt;</text:p>
            <text:p text:style-name="P85"><text:s text:c="3"/>Write last line &lt;Enter&gt;</text:p>
            <text:p text:style-name="P85">&lt;Ctrl-D&gt;</text:p>
          </table:table-cell>
          <table:table-cell table:style-name="Table15.A2" office:value-type="string">
            <text:p text:style-name="P106"><text:span text:style-name="T52">HereDoc 1.a)</text:span><text:span text:style-name="T122"> </text:span>Write in terminal to file</text:p>
          </table:table-cell>
        </table:table-row>
        <table:table-row table:style-name="Table15.3">
          <table:table-cell table:style-name="Table15.A3" office:value-type="string">
            <text:p text:style-name="P85">cat &lt;&lt;EOF &gt; filename &lt;Enter&gt;</text:p>
            <text:p text:style-name="P85">Write first line &lt;Enter&gt;</text:p>
            <text:p text:style-name="P85">Write next lines &lt;Enter&gt;</text:p>
            <text:p text:style-name="P85">Write last line &lt;Enter&gt;</text:p>
            <text:p text:style-name="P85">EOF &lt;Enter&gt;</text:p>
          </table:table-cell>
          <table:table-cell table:style-name="Table15.A2" office:value-type="string">
            <text:p text:style-name="P106"><text:span text:style-name="T52">HereDoc 1.b)</text:span><text:span text:style-name="T122"> </text:span>Write in terminal to file</text:p>
          </table:table-cell>
        </table:table-row>
        <table:table-row table:style-name="Table15.3">
          <table:table-cell table:style-name="Table15.A3" office:value-type="string">
            <text:p text:style-name="P85">$ echo 'blabla' &gt; filename</text:p>
          </table:table-cell>
          <table:table-cell table:style-name="Table15.A2" office:value-type="string">
            <text:p text:style-name="P106"><text:span text:style-name="T52">HereDoc 2)</text:span><text:span text:style-name="T122"> </text:span>Write in terminal to file</text:p>
          </table:table-cell>
        </table:table-row>
        <table:table-row table:style-name="Table15.3">
          <table:table-cell table:style-name="Table15.A3" office:value-type="string">
            <text:p text:style-name="P85">$ echo 'blabla' &gt;&gt; filename</text:p>
          </table:table-cell>
          <table:table-cell table:style-name="Table15.A2" office:value-type="string">
            <text:p text:style-name="P106"><text:span text:style-name="T52">HereDoc 3) </text:span>Append in terminal to file</text:p>
          </table:table-cell>
        </table:table-row>
        <table:table-row table:style-name="Table15.3">
          <table:table-cell table:style-name="Table15.A3" office:value-type="string">
            <text:p text:style-name="P85">$ export PS1="\[\e]0;\u@\h: \w\a\]${debian_chroot:+<text:soft-page-break/>($debian_chroot)}\u@\h:\w\n\$ "</text:p>
          </table:table-cell>
          <table:table-cell table:style-name="Table15.A2" office:value-type="string">
            <text:p text:style-name="P107"><text:span text:style-name="T52">Prompt:</text:span><text:span text:style-name="T122"> </text:span>Add to original $PS1 a \n before \$ <text:span text:style-name="T128">(I changed it permanently in .bashrc)</text:span></text:p>
            <text:p text:style-name="P107"><text:soft-page-break/>(original: export PS1="\[\e]0;\u@\h: \w\a\]${debian_chroot:+($debian_chroot)}\u@\h:\w\$ ")</text:p>
          </table:table-cell>
        </table:table-row>
        <table:table-row>
          <table:table-cell table:style-name="Table15.A47" office:value-type="string">
            <text:p text:style-name="P29">$ history | grep -Option ‘Pattern’</text:p>
            <text:p text:style-name="P30">$ hgrep -Option ‘Pattern’</text:p>
          </table:table-cell>
          <table:table-cell table:style-name="Table15.A2" office:value-type="string">
            <text:p text:style-name="P48"><text:span text:style-name="T52">Historysearch:</text:span><text:span text:style-name="T122"> </text:span>To search the bash command history</text:p>
            <text:p text:style-name="P49">with alias hgrep=’history | grep’</text:p>
          </table:table-cell>
        </table:table-row>
        <table:table-row>
          <table:table-cell table:style-name="Table15.A47" office:value-type="string">
            <text:p text:style-name="P32"><text:span text:style-name="Source_20_Text"><text:span text:style-name="T117">$ </text:span></text:span><text:span text:style-name="Source_20_Text"><text:span text:style-name="T116">grep “foo\|bar” *.txt</text:span></text:span></text:p>
          </table:table-cell>
          <table:table-cell table:style-name="Table15.A2" office:value-type="string">
            <text:p text:style-name="P50"><text:span text:style-name="T52">Grep OR:</text:span><text:span text:style-name="T122"> </text:span>POSIX basic regular expression: use double quotes “ <text:s text:c="3"/>“ and backslashes \</text:p>
            <text:p text:style-name="P51">Meaning: foo OR bar</text:p>
          </table:table-cell>
        </table:table-row>
        <table:table-row>
          <table:table-cell table:style-name="Table15.A47" office:value-type="string">
            <text:p text:style-name="P32"><text:span text:style-name="Source_20_Text"><text:span text:style-name="T117">$ </text:span></text:span><text:span text:style-name="Source_20_Text"><text:span text:style-name="T119">(</text:span></text:span><text:span text:style-name="Source_20_Text"><text:span text:style-name="T117">egrep </text:span></text:span><text:span text:style-name="Source_20_Text"><text:span text:style-name="T119">bzw.)</text:span></text:span><text:span text:style-name="Source_20_Text"><text:span text:style-name="T117"> </text:span></text:span><text:span text:style-name="Source_20_Text"><text:span text:style-name="T116">grep -E 'foo|bar' *.txt</text:span></text:span></text:p>
            <text:p text:style-name="P32"><text:span text:style-name="Source_20_Text"><text:span text:style-name="T117">$ </text:span></text:span><text:span text:style-name="Source_20_Text"><text:span text:style-name="T119">(</text:span></text:span><text:span text:style-name="Source_20_Text"><text:span text:style-name="T117">egrep </text:span></text:span><text:span text:style-name="Source_20_Text"><text:span text:style-name="T119">bzw.)</text:span></text:span><text:span text:style-name="Source_20_Text"><text:span text:style-name="T117"> </text:span></text:span><text:span text:style-name="Source_20_Text"><text:span text:style-name="T116">grep -E '</text:span></text:span><text:span text:style-name="Source_20_Text"><text:span text:style-name="T120">(</text:span></text:span><text:span text:style-name="Source_20_Text"><text:span text:style-name="T116">foo|bar</text:span></text:span><text:span text:style-name="Source_20_Text"><text:span text:style-name="T120">)</text:span></text:span><text:span text:style-name="Source_20_Text"><text:span text:style-name="T116">' *.txt</text:span></text:span></text:p>
          </table:table-cell>
          <table:table-cell table:style-name="Table15.A2" office:value-type="string">
            <text:p text:style-name="P50"><text:span text:style-name="T52">Egrep OR:</text:span><text:span text:style-name="T122"> </text:span>POSIX extended regular expression: use single quotes ‘ <text:s text:c="3"/>‘ and no backslashes</text:p>
            <text:p text:style-name="P51">Meaning: foo OR bar</text:p>
          </table:table-cell>
        </table:table-row>
        <table:table-row>
          <table:table-cell table:style-name="Table15.A47" office:value-type="string">
            <text:p text:style-name="P32"><text:span text:style-name="Source_20_Text"><text:span text:style-name="T117">$ </text:span></text:span><text:span text:style-name="Source_20_Text"><text:span text:style-name="T116">grep -</text:span></text:span><text:span text:style-name="Source_20_Text"><text:span text:style-name="T120">P</text:span></text:span><text:span text:style-name="Source_20_Text"><text:span text:style-name="T116"> 'foo|bar' *.txt</text:span></text:span></text:p>
            <text:p text:style-name="P32"><text:span text:style-name="Source_20_Text"><text:span text:style-name="T117">$ </text:span></text:span><text:span text:style-name="Source_20_Text"><text:span text:style-name="T116">grep -</text:span></text:span><text:span text:style-name="Source_20_Text"><text:span text:style-name="T120">P</text:span></text:span><text:span text:style-name="Source_20_Text"><text:span text:style-name="T116"> '</text:span></text:span><text:span text:style-name="Source_20_Text"><text:span text:style-name="T120">(</text:span></text:span><text:span text:style-name="Source_20_Text"><text:span text:style-name="T116">foo|bar</text:span></text:span><text:span text:style-name="Source_20_Text"><text:span text:style-name="T120">)</text:span></text:span><text:span text:style-name="Source_20_Text"><text:span text:style-name="T116">' *.txt</text:span></text:span></text:p>
          </table:table-cell>
          <table:table-cell table:style-name="Table15.A2" office:value-type="string">
            <text:p text:style-name="P108"><text:span text:style-name="T52">Pgrep:</text:span><text:span text:style-name="T122"> </text:span>PERL regular expression: <text:span text:style-name="T129">u</text:span>se single quotes ‘ <text:s text:c="2"/>‘ and no backslashes (extensively used by other languages like java, python …)</text:p>
            <text:p text:style-name="P51">Meaning: foo OR bar</text:p>
          </table:table-cell>
        </table:table-row>
        <table:table-row>
          <table:table-cell table:style-name="Table15.A47" office:value-type="string">
            <text:p text:style-name="P82"><text:span text:style-name="T130">$ (egrep bzw.) </text:span>grep -E '<text:span text:style-name="T130">foo</text:span>.*<text:span text:style-name="T130">bar</text:span>|<text:span text:style-name="T130">bar</text:span>.*<text:span text:style-name="T130">foo</text:span>' <text:span text:style-name="T130">filename</text:span></text:p>
          </table:table-cell>
          <table:table-cell table:style-name="Table15.A2" office:value-type="string">
            <text:p text:style-name="P109"><text:span text:style-name="T52">Egrep:</text:span><text:span text:style-name="T122"> </text:span>POSIX extended regular expression:</text:p>
            <text:p text:style-name="P110">Meaning AND</text:p>
          </table:table-cell>
        </table:table-row>
        <table:table-row>
          <table:table-cell table:style-name="Table15.A47" office:value-type="string">
            <text:p text:style-name="P85">$ awk '/foo/ &amp;&amp; /bar/'</text:p>
          </table:table-cell>
          <table:table-cell table:style-name="Table15.A2" office:value-type="string">
            <text:p text:style-name="P121">AWK <text:span text:style-name="T122">search AND</text:span>:</text:p>
            <text:p text:style-name="P110">Meaning AND</text:p>
          </table:table-cell>
        </table:table-row>
        <table:table-row>
          <table:table-cell table:style-name="Table15.A47" office:value-type="string">
            <text:p text:style-name="P97">ls -la | awk '<text:span text:style-name="T75">$9~/</text:span>^\..*<text:span text:style-name="T75">/</text:span>{ print $9 }'</text:p>
            <text:p text:style-name="P86"><text:span text:style-name="T131">(</text:span>Several Columns:<text:span text:style-name="T131">)</text:span> </text:p>
            <text:p text:style-name="P86">awk ‘$1~/ <text:s/>/ &amp;&amp; $2~/ <text:s/>/{ <text:s/>}'</text:p>
          </table:table-cell>
          <table:table-cell table:style-name="Table15.A2" office:value-type="string">
            <text:p text:style-name="P142"><text:span text:style-name="T122">AWK </text:span>Search on Column<text:span text:style-name="T122">(s)</text:span></text:p>
            <text:p text:style-name="P144"><text:span text:style-name="T50">Pattern:</text:span> regex (<text:span text:style-name="T75">/ <text:s text:c="3"/>/</text:span>) on column 9 (<text:span text:style-name="T61">$9~</text:span>)</text:p>
            <text:p text:style-name="P144"><text:span text:style-name="T50">Regex:</text:span> start of string anker (^) literal dot (\.) any character (.) zero or more times (*)</text:p>
          </table:table-cell>
        </table:table-row>
        <table:table-row>
          <table:table-cell table:style-name="Table15.A47" office:value-type="string">
            <text:p text:style-name="P45"><text:span text:style-name="Source_20_Text">| awk 'int(substr($1,1,index($1,"-"))) </text:span><text:span text:style-name="Source_20_Text"><text:span text:style-name="T132">&lt;</text:span></text:span><text:span text:style-name="Source_20_Text"> </text:span><text:span text:style-name="Source_20_Text"><text:span text:style-name="T132">1</text:span></text:span><text:span text:style-name="Source_20_Text"> { print }'</text:span></text:p>
          </table:table-cell>
          <table:table-cell table:style-name="Table15.A2" office:value-type="string">
            <text:p text:style-name="P143">AWK Substring:</text:p>
            <text:p text:style-name="P146">show processes started today (within 24 hours, 1 day)</text:p>
          </table:table-cell>
        </table:table-row>
        <table:table-row>
          <table:table-cell table:style-name="Table15.A19" office:value-type="string">
            <text:p text:style-name="P85">$ pdfgrep -Option ‘Pattern’ filename.pdf</text:p>
          </table:table-cell>
          <table:table-cell table:style-name="Table15.A2" office:value-type="string">
            <text:p text:style-name="P111"><text:span text:style-name="T52">PdfGrep: </text:span>for PDF files</text:p>
          </table:table-cell>
        </table:table-row>
        <table:table-row>
          <table:table-cell table:style-name="Table15.A47" office:value-type="string">
            <text:p text:style-name="P85">echo 'user=&amp;uid.' | sed 's/\(user=&amp;\)u\(id\.\)/\1sysuser\2/g' </text:p>
          </table:table-cell>
          <table:table-cell table:style-name="Table15.A2" office:value-type="string">
            <text:p text:style-name="P122">SED <text:span text:style-name="T131">(</text:span>regex search and <text:span text:style-name="T131">if found than</text:span> replace<text:span text:style-name="T131">):</text:span></text:p>
            <text:p text:style-name="P150"><text:span text:style-name="T15">Input: user=&amp;uid. <text:s text:c="3"/>SearchDefineGroups: \(user=&amp;\)u\(id\.\) <text:s text:c="3"/>ReplaceWithGroups:</text:span><text:span text:style-name="T133"> \1sysuser\2 <text:s text:c="3"/>Output: user=&amp;sysuserid.</text:span></text:p>
          </table:table-cell>
        </table:table-row>
        <table:table-row>
          <table:table-cell table:style-name="Table15.A47" office:value-type="string">
            <text:p text:style-name="P85">$ <text:s/>bc</text:p>
            <text:p text:style-name="P85"><text:s text:c="2"/>7.7*2</text:p>
            <text:p text:style-name="P85"><text:s text:c="2"/>15.4</text:p>
            <text:p text:style-name="P85">quit</text:p>
          </table:table-cell>
          <table:table-cell table:style-name="Table15.A2" office:value-type="string">
            <text:p text:style-name="P112"><text:span text:style-name="T53">Floating Calculator: </text:span>Interactive calculator in bash</text:p>
          </table:table-cell>
        </table:table-row>
        <table:table-row>
          <table:table-cell table:style-name="Table15.A47" office:value-type="string">
            <text:p text:style-name="P97"><text:span text:style-name="Source_20_Text"><text:span text:style-name="T121">var=$(</text:span></text:span><text:span text:style-name="Source_20_Text"><text:span text:style-name="T116">echo 'scale=4;20+5/2' | bc</text:span></text:span><text:span text:style-name="Source_20_Text"><text:span text:style-name="T121">)</text:span></text:span></text:p>
            <text:p text:style-name="P85">echo $var</text:p>
            <text:p text:style-name="P85">22.5</text:p>
          </table:table-cell>
          <table:table-cell table:style-name="Table15.A2" office:value-type="string">
            <text:p text:style-name="P112"><text:span text:style-name="T53">Script floating: </text:span>floating precision in bash scripts</text:p>
          </table:table-cell>
        </table:table-row>
        <table:table-row>
          <table:table-cell table:style-name="Table15.A47" office:value-type="string">
            <text:p text:style-name="P82"># POSIX</text:p>
            <text:p text:style-name="P85"><text:bookmark text:name="line-2-3"/>for file in <text:span text:style-name="T76">./</text:span>*.mp3; do</text:p>
            <text:p text:style-name="P85"><text:bookmark text:name="line-3-2"/><text:s text:c="4"/><text:span text:style-name="T61">[ -e "$file" ] || continue</text:span></text:p>
            <text:p text:style-name="P85"><text:bookmark text:name="line-4-1"/><text:s text:c="4"/>some command <text:span text:style-name="T61">"</text:span>$file<text:span text:style-name="T61">"</text:span></text:p>
            <text:p text:style-name="P31"><text:bookmark text:name="line-5-1"/>done</text:p>
          </table:table-cell>
          <table:table-cell table:style-name="Table15.A2" office:value-type="string">
            <text:p text:style-name="P113"><text:span text:style-name="T54">Get Files in Directories 1.)</text:span><text:span text:style-name="T144"> </text:span>the right way to iterate through a folder <text:span text:style-name="T145">without recursion. The leading </text:span><text:span text:style-name="T79">./</text:span><text:span text:style-name="T145"> is a safety measure, if the file name starts with a hyphen “-”. In that case some commands will interpret the name as an option. (See pitfalls article below)</text:span></text:p>
          </table:table-cell>
        </table:table-row>
        <text:soft-page-break/>
        <table:table-row>
          <table:table-cell table:style-name="Table15.A47" office:value-type="string">
            <text:p text:style-name="P85">$ for i in *; do if [[ "1" == ${i##*\.} ]]; then echo $i; cat $i; read <text:span text:style-name="T144">in_var</text:span>; fi;done; </text:p>
            <text:p text:style-name="P84">(bzw.)</text:p>
            <text:p text:style-name="P85">$ for i in *.1; do echo $i; cat $i; read <text:span text:style-name="T144">in_var</text:span>;done</text:p>
          </table:table-cell>
          <table:table-cell table:style-name="Table15.A2" office:value-type="string">
            <text:p text:style-name="P114"><text:span text:style-name="T54">Read Directories one by one 1.) </text:span><text:span text:style-name="T55">quick and dirty to look through the </text:span>newest Tiger log files (those ending in .1) one by one (waiting for enter-keystroke)</text:p>
            <text:p text:style-name="P114">sudo -i</text:p>
            <text:p text:style-name="P114">cd /var/log/Tiger</text:p>
          </table:table-cell>
        </table:table-row>
        <table:table-row>
          <table:table-cell table:style-name="Table15.A47" office:value-type="string">
            <text:p text:style-name="P82">find . -type f -name '*.mp3' -exec some command {} \;</text:p>
          </table:table-cell>
          <table:table-cell table:style-name="Table15.A2" office:value-type="string">
            <text:p text:style-name="P113"><text:span text:style-name="T54">Get Files in </text:span><text:span text:style-name="T56">Directories </text:span><text:span text:style-name="T54">recursively</text:span><text:span text:style-name="T56"> 2.a)</text:span><text:span text:style-name="T145"> </text:span>the right way to iterate through a folder recurively <text:span text:style-name="T144">(i.e. also files of subfolders and their files in subfolders, the whole tree)</text:span></text:p>
          </table:table-cell>
        </table:table-row>
        <table:table-row>
          <table:table-cell table:style-name="Table15.A47" office:value-type="string">
            <text:p text:style-name="P82">while IFS= read -r -d '' file; do</text:p>
            <text:p text:style-name="P83"><text:bookmark text:name="line-2-5"/><text:s text:c="2"/>some command "<text:span text:style-name="T76">./</text:span>$file"</text:p>
            <text:p text:style-name="P58"><text:bookmark text:name="line-3-4"/>done &lt; &lt;(find . -type f -name '*.mp3' -print0)</text:p>
          </table:table-cell>
          <table:table-cell table:style-name="Table15.A2" office:value-type="string">
            <text:p text:style-name="P155"><text:span text:style-name="T16">Get Files in </text:span><text:span text:style-name="T17">Directories </text:span><text:span text:style-name="T16">recursively</text:span><text:span text:style-name="T17"> 2.b)</text:span><text:span text:style-name="T20"> one</text:span><text:span text:style-name="T21"> right way </text:span><text:span text:style-name="T20">to iterate throuhg a folder recursively </text:span><text:span text:style-name="T21">if you have bash. </text:span><text:span text:style-name="T136">The advantage here is that "some command" (indeed, the entire </text:span><text:span text:style-name="Teletype"><text:span text:style-name="T136">while</text:span></text:span><text:span text:style-name="T136"> loop body) is executed in the current shell. You can set variables and have them </text:span><text:a xlink:type="simple" xlink:href="http://mywiki.wooledge.org/BashFAQ/024" text:style-name="Internet_20_link" text:visited-style-name="Visited_20_Internet_20_Link"><text:span text:style-name="T136">persist after the loop ends</text:span></text:a><text:span text:style-name="T136">. </text:span></text:p>
          </table:table-cell>
        </table:table-row>
        <table:table-row>
          <table:table-cell table:style-name="Table15.A47" office:value-type="string">
            <text:p text:style-name="P82">shopt -s globstar</text:p>
            <text:p text:style-name="P85"><text:bookmark text:name="line-2-6"/>for file in <text:span text:style-name="T76">./</text:span>**/*.mp3; do</text:p>
            <text:p text:style-name="P85"><text:bookmark text:name="line-3-5"/><text:s text:c="2"/>some command <text:span text:style-name="T75">"</text:span>$file<text:span text:style-name="T75">"</text:span></text:p>
            <text:p text:style-name="P31"><text:bookmark text:name="line-4-3"/>done</text:p>
          </table:table-cell>
          <table:table-cell table:style-name="Table15.A2" office:value-type="string">
            <text:p text:style-name="P145"><text:span text:style-name="T46">Get Files in </text:span><text:span text:style-name="T45">Directories </text:span><text:span text:style-name="T46">recurively</text:span><text:span text:style-name="T45"> 2.c)</text:span><text:span text:style-name="T47"> </text:span>the other right way if you have bash</text:p>
          </table:table-cell>
        </table:table-row>
        <table:table-row>
          <table:table-cell table:style-name="Table15.A47" office:value-type="string">
            <text:p text:style-name="P97"># POSIX</text:p>
            <text:p text:style-name="P97"><text:bookmark text:name="line-2-94"/>[ "$foo" = bar ] # Right!</text:p>
          </table:table-cell>
          <table:table-cell table:style-name="Table15.A2" office:value-type="string">
            <text:p text:style-name="P123">Test <text:span text:style-name="T146">or</text:span> [ (old style <text:span text:style-name="T146">condition check</text:span>):</text:p>
            <text:p text:style-name="P115">use = not ==, righthand side is string not pattern</text:p>
          </table:table-cell>
        </table:table-row>
        <table:table-row>
          <table:table-cell table:style-name="Table15.A47" office:value-type="string">
            <text:p text:style-name="P34"># Bash / Ksh</text:p>
            <text:p text:style-name="P33"><text:bookmark text:name="line-2-101"/>[[ $foo == bar ]] # Right!</text:p>
          </table:table-cell>
          <table:table-cell table:style-name="Table15.A2" office:value-type="string">
            <text:p text:style-name="P124">[[ (new style <text:span text:style-name="T146">condition check</text:span>):</text:p>
            <text:p text:style-name="P132">use = or ==, lefthand side with “” or without</text:p>
          </table:table-cell>
        </table:table-row>
        <table:table-row>
          <table:table-cell table:style-name="Table15.A47" office:value-type="string">
            <text:p text:style-name="P34"># Bash / Ksh</text:p>
            <text:p text:style-name="P34"><text:bookmark text:name="line-2-111"/>match=b*r</text:p>
            <text:p text:style-name="P33"><text:bookmark text:name="line-3-81"/>[[ $foo == "$match" ]] # Good! Unquoted would also match against the pattern b*r.</text:p>
          </table:table-cell>
          <table:table-cell table:style-name="Table15.A2" office:value-type="string">
            <text:p text:style-name="P124">[[ (new style <text:span text:style-name="T146">condition check</text:span>):</text:p>
            <text:p text:style-name="P132">unquoted righthand side is a regex pattern: i.e. characters with special meaning in regex context are treated as a pattern not a literal string. </text:p>
            <text:p text:style-name="P132">quoted righthand side is a literal string.</text:p>
          </table:table-cell>
        </table:table-row>
        <table:table-row>
          <table:table-cell table:style-name="Table15.A47" office:value-type="string">
            <text:p text:style-name="P97">[ bar = "$foo" ] <text:span text:style-name="T61">&amp;&amp;</text:span> [ foo = "$bar" ] # Right! (POSIX)</text:p>
            <text:p text:style-name="P97"><text:bookmark text:name="line-2-131"/>[[ $foo = bar <text:span text:style-name="T61">&amp;&amp;</text:span> $bar = foo ]] <text:s text:c="6"/># Also right! (Bash / Ksh)</text:p>
          </table:table-cell>
          <table:table-cell table:style-name="Table15.A2" office:value-type="string">
            <text:p text:style-name="P125">Test or [ (old style condition <text:span text:style-name="T147">check</text:span>): <text:span text:style-name="T124">&amp;&amp; outside of brackets</text:span></text:p>
            <text:p text:style-name="P125">[[ (new style condition <text:span text:style-name="T147">check</text:span>):<text:span text:style-name="T124"> &amp;&amp; inside of brackets ok</text:span></text:p>
            <text:p text:style-name="P133"/>
          </table:table-cell>
        </table:table-row>
        <table:table-row>
          <table:table-cell table:style-name="Table15.A47" office:value-type="string">
            <text:p text:style-name="P97"># Bash / Ksh</text:p>
            <text:p text:style-name="P97"><text:bookmark text:name="line-2-141"/>((foo &gt; 7)) <text:s text:c="4"/># Right!</text:p>
            <text:p text:style-name="P97"><text:bookmark text:name="line-3-91"/>[[ foo -gt 7 ]] # Works, but is pointless. Most will consider it wrong. Use ((...)) or let instead.</text:p>
          </table:table-cell>
          <table:table-cell table:style-name="Table15.A2" office:value-type="string">
            <text:p text:style-name="P126">(( or [[ (new style arithmetic expressions check):</text:p>
            <text:p text:style-name="P134">use (( <text:s text:c="2"/>)) for number ckecks</text:p>
          </table:table-cell>
        </table:table-row>
        <table:table-row>
          <table:table-cell table:style-name="Table15.A47" office:value-type="string">
            <text:p text:style-name="P97"># POSIX</text:p>
            <text:p text:style-name="P97"><text:bookmark text:name="line-2-151"/>[ "$foo" -gt 7 ] <text:s text:c="6"/># Also right!</text:p>
            <text:p text:style-name="P97"><text:bookmark text:name="line-3-101"/>[ $((foo &gt; 7)) -ne 0 ] # POSIX-compatible equivalent to ((, for more general math operations.</text:p>
          </table:table-cell>
          <table:table-cell table:style-name="Table15.A2" office:value-type="string">
            <text:p text:style-name="P126">test or [ (old style arithmetic condition check):</text:p>
            <text:p text:style-name="P134">use -gt, -ne, … keywords. <text:span text:style-name="T148">if $foo is not an integer, this will fail in “interesting ways”.</text:span></text:p>
            <text:p text:style-name="P134">use command substitution $( <text:s/>) with new style &gt;,&lt; etc. for complex cases</text:p>
          </table:table-cell>
        </table:table-row>
        <table:table-row>
          <table:table-cell table:style-name="Table15.A47" office:value-type="string">
            <text:p text:style-name="P97"># POSIX</text:p>
            <text:p text:style-name="P97"><text:bookmark text:name="line-2-161"/>case $foo in</text:p>
            <text:p text:style-name="P97"><text:bookmark text:name="line-3-111"/><text:s text:c="4"/>*[![:digit:]]*)</text:p>
            <text:p text:style-name="P97"><text:bookmark text:name="line-4-61"/><text:soft-page-break/><text:s text:c="8"/><text:span text:style-name="T11">printf '$foo expanded to a non-digit: %s\n' "$foo" &gt;&amp;2</text:span></text:p>
            <text:p text:style-name="P97"><text:bookmark text:name="line-5-31"/><text:s text:c="8"/>exit 1</text:p>
            <text:p text:style-name="P97"><text:bookmark text:name="line-6-14"/><text:s text:c="8"/>;;</text:p>
            <text:p text:style-name="P97"><text:bookmark text:name="line-7-11"/><text:s text:c="4"/>*)</text:p>
            <text:p text:style-name="P97"><text:bookmark text:name="line-8-11"/><text:s text:c="8"/>[ $foo -gt 7 ]</text:p>
            <text:p text:style-name="P97"><text:bookmark text:name="line-9-11"/>esac</text:p>
          </table:table-cell>
          <table:table-cell table:style-name="Table15.A2" office:value-type="string">
            <text:p text:style-name="P127">test or [ or (( or [[ (arithmetic condition check):</text:p>
            <text:p text:style-name="P135">if it cannot be guaranteed that $foo is an integer you have to ckeck in a case statement.</text:p>
            <text:p text:style-name="P135"/>
          </table:table-cell>
        </table:table-row>
        <table:table-row>
          <table:table-cell table:style-name="Table15.A47" office:value-type="string">
            <text:p text:style-name="P35"><text:span text:style-name="Source_20_Text">[ "${1:0:1}" = "-" ]</text:span></text:p>
            <text:p text:style-name="P35"><text:span text:style-name="Source_20_Text">[ " -${1#?}" = " $1" ]</text:span></text:p>
            <text:p text:style-name="P35"><text:span text:style-name="Source_20_Text">[[ $1 == -* ]]</text:span></text:p>
            <text:p text:style-name="P35"><text:span text:style-name="Source_20_Text">case $1 in <text:s/>-*) set -- mysqld_safe "$@";; esac</text:span></text:p>
          </table:table-cell>
          <table:table-cell table:style-name="Table15.A2" office:value-type="string">
            <text:p text:style-name="P52"><text:span text:style-name="T149">T</text:span>est if <text:span text:style-name="T150">first</text:span> argument <text:span text:style-name="T150">$1 </text:span>is an option:</text:p>
            <text:p text:style-name="P147">the case statement is probably the easiest to <text:span text:style-name="T151">understand</text:span></text:p>
          </table:table-cell>
        </table:table-row>
        <table:table-row>
          <table:table-cell table:style-name="Table15.A47" office:value-type="string">
            <text:p text:style-name="P97">cd -P -- <text:span text:style-name="T1">"</text:span>$(dirname -- "$f")<text:span text:style-name="T1">"</text:span></text:p>
          </table:table-cell>
          <table:table-cell table:style-name="Table15.A2" office:value-type="string">
            <text:p text:style-name="P117"><text:span text:style-name="T50">Command substitution:</text:span> needs quoting!</text:p>
          </table:table-cell>
        </table:table-row>
        <table:table-row>
          <table:table-cell table:style-name="Table15.A47" office:value-type="string">
            <text:p text:style-name="P99"><text:bookmark text:name="CA-605aaf8f06f65032f8a319de5a41b6fcd5ee6dbc"/>while IFS= read -r line; do</text:p>
            <text:p text:style-name="P100"><text:bookmark text:name="CA-605aaf8f06f65032f8a319de5a41b6fcd5ee6dbc_2"/><text:bookmark text:name="line-2-112"/><text:s text:c="2"/><text:span text:style-name="T152">printf '%s\n' "$line"</text:span></text:p>
            <text:p text:style-name="P46"><text:bookmark text:name="CA-605aaf8f06f65032f8a319de5a41b6fcd5ee6dbc_3"/><text:bookmark text:name="line-3-112"/>done &lt; "$file"</text:p>
          </table:table-cell>
          <table:table-cell table:style-name="Table15.A2" office:value-type="string">
            <text:p text:style-name="P119"><text:span text:style-name="T57">Read:</text:span><text:span text:style-name="T153"> </text:span>read a file (data stream, variable) line-by-line (and/or field-by-field)</text:p>
            <text:p text:style-name="P155"><text:span text:style-name="Teletype"><text:span text:style-name="T34">line</text:span></text:span><text:span text:style-name="T34"> is a variable name, chosen by you. You can use any valid shell variable name(s) there; see </text:span><text:a xlink:type="simple" xlink:href="http://mywiki.wooledge.org/BashFAQ/001#trimming" text:style-name="Internet_20_link" text:visited-style-name="Visited_20_Internet_20_Link"><text:span text:style-name="T34">field splitting</text:span></text:a><text:span text:style-name="T34"> below. </text:span><text:bookmark text:name="line-12103"/><text:bookmark text:name="line-13103"/></text:p>
            <text:p text:style-name="P155"><text:span text:style-name="Teletype"><text:span text:style-name="T34">&lt; "$file"</text:span></text:span><text:span text:style-name="T34"> redirects the loop's input from a file whose name is stored in a variable; see </text:span><text:a xlink:type="simple" xlink:href="http://mywiki.wooledge.org/BashFAQ/001#source" text:style-name="Internet_20_link" text:visited-style-name="Visited_20_Internet_20_Link"><text:span text:style-name="T34">source selection</text:span></text:a><text:span text:style-name="T34"> below. </text:span></text:p>
          </table:table-cell>
        </table:table-row>
        <table:table-row>
          <table:table-cell table:style-name="Table15.A47" office:value-type="string">
            <text:p text:style-name="P97"/>
          </table:table-cell>
          <table:table-cell table:style-name="Table15.A2" office:value-type="string">
            <text:p text:style-name="P117"/>
          </table:table-cell>
        </table:table-row>
        <table:table-row>
          <table:table-cell table:style-name="Table15.A47" office:value-type="string">
            <text:p text:style-name="P82"/>
          </table:table-cell>
          <table:table-cell table:style-name="Table15.A2" office:value-type="string">
            <text:p text:style-name="P119"/>
          </table:table-cell>
        </table:table-row>
        <table:table-row>
          <table:table-cell table:style-name="Table15.A47" office:value-type="string">
            <text:p text:style-name="P46"><text:bookmark text:name="CA-60bdb18eb132992a1246689913b92922489b74fb_2"/><text:bookmark text:name="line-2-612"/>oggs=(*.ogg)</text:p>
            <text:p text:style-name="P46">host=(mickey minnie goofy)</text:p>
            <text:p text:style-name="P46">A=( foo bar "a <text:s/>b c" 42 )</text:p>
            <text:p text:style-name="P99">arr[0]=0<text:bookmark text:name="CA-2add4fdd2cc910e5c911ea33ecba54380f89a8ad_51"/><text:bookmark text:name="line-5-261"/>; arr[2]=2; arr[1]=1; arr[42]='what?'</text:p>
            <text:p text:style-name="P99">letters=({a..z}) <text:span text:style-name="T154">#bash brash expansion</text:span></text:p>
            <text:p text:style-name="P99">mapfile -t lines &lt; &lt;(<text:span text:style-name="T155">some command</text:span>) <text:span text:style-name="T155">#e.g. ls -la</text:span></text:p>
            <text:p text:style-name="P98">mapfile -t lines &lt;myfile</text:p>
          </table:table-cell>
          <table:table-cell table:style-name="Table15.A2" office:value-type="string">
            <text:p text:style-name="P128">Array <text:span text:style-name="T156">(initialize):</text:span></text:p>
            <text:p text:style-name="P118">loading values into array</text:p>
            <text:p text:style-name="P118">other shells also use set -A - - arraylist (does not work in bash)</text:p>
            <text:p text:style-name="P118"/>
            <text:p text:style-name="P137"><text:span text:style-name="Teletype"><text:span text:style-name="T12">&lt;(…) </text:span></text:span><text:span text:style-name="Teletype"><text:span text:style-name="T13">is called process substitution </text:span></text:span><text:span text:style-name="Teletype"><text:span text:style-name="T14">(see article Bash Pitfalls below)</text:span></text:span></text:p>
            <text:p text:style-name="P118"/>
          </table:table-cell>
        </table:table-row>
        <table:table-row>
          <table:table-cell table:style-name="Table15.A47" office:value-type="string">
            <text:p text:style-name="P47">B=("${A[@]:1:2}") # slice from 1 length 2</text:p>
            <text:p text:style-name="P47">C=("${A[@]:1}") # slice from 1 to the end</text:p>
            <text:p text:style-name="P47">echo "${B[@]}" <text:s text:c="7"/># bar a <text:s/>b c</text:p>
            <text:p text:style-name="P47">echo "${B[1]}" <text:s text:c="7"/># a <text:s/>b c</text:p>
            <text:p text:style-name="P47">echo "${C[@]}" <text:s text:c="7"/># bar a <text:s/>b c 42</text:p>
            <text:p text:style-name="P47">echo "${C[@]: -2:2}" <text:s/># a <text:s/>b c 42 # slice from -2 length 2 # The space before the - is necesssary</text:p>
          </table:table-cell>
          <table:table-cell table:style-name="Table15.A2" office:value-type="string">
            <text:p text:style-name="P129">Array (slice)</text:p>
            <text:p text:style-name="P136"/>
          </table:table-cell>
        </table:table-row>
        <table:table-row>
          <table:table-cell table:style-name="Table15.A47" office:value-type="string">
            <text:p text:style-name="P99"><text:bookmark text:name="CA-09bbdd6234403484d28f2c3421976fa413507264_7"/><text:bookmark text:name="line-7-13"/>for idx in "${!host[@]}"; do</text:p>
            <text:p text:style-name="P100"><text:bookmark text:name="CA-09bbdd6234403484d28f2c3421976fa413507264_8"/><text:bookmark text:name="line-8-13"/><text:s text:c="4"/><text:span text:style-name="T157">printf 'Host number %d is %s\n' "$idx" "${host[idx]}"</text:span></text:p>
            <text:p text:style-name="P46"><text:bookmark text:name="CA-09bbdd6234403484d28f2c3421976fa413507264_9"/><text:bookmark text:name="line-9-13"/>done</text:p>
          </table:table-cell>
          <table:table-cell table:style-name="Table15.A2" office:value-type="string">
            <text:p text:style-name="P130">Array <text:span text:style-name="T156">(iterate over elements)</text:span></text:p>
            <text:p text:style-name="P131"><text:span text:style-name="Teletype"><text:span text:style-name="T126">"${!host[@]}"</text:span></text:span><text:span text:style-name="T126"> expands to the indices of of the </text:span><text:span text:style-name="Teletype"><text:span text:style-name="T126">host</text:span></text:span><text:span text:style-name="T126"> array, each as a separate word. </text:span></text:p>
          </table:table-cell>
        </table:table-row>
        <table:table-row>
          <table:table-cell table:style-name="Table15.A47" office:value-type="string">
            <text:p text:style-name="P99"><text:bookmark text:name="CA-2add4fdd2cc910e5c911ea33ecba54380f89a8ad_10"/><text:bookmark text:name="line-10-12"/>unset -v 'arr[2]'</text:p>
          </table:table-cell>
          <table:table-cell table:style-name="Table15.A2" office:value-type="string">
            <text:p text:style-name="P128">Array <text:span text:style-name="T156">(unset, delete elements)</text:span></text:p>
            <text:p text:style-name="P118">indexed arrays are sparse, elements can be deleted (or inserted)</text:p>
          </table:table-cell>
        </table:table-row>
        <text:soft-page-break/>
        <table:table-row>
          <table:table-cell table:style-name="Table15.A47" office:value-type="string">
            <text:p text:style-name="P46"><text:bookmark text:name="CA-2add4fdd2cc910e5c911ea33ecba54380f89a8ad_13"/><text:bookmark text:name="line-13-11"/>echo "${arr[*]}"</text:p>
            <text:p text:style-name="P46">echo "${<text:span text:style-name="T158">arr</text:span>[@]}"</text:p>
          </table:table-cell>
          <table:table-cell table:style-name="Table15.A2" office:value-type="string">
            <text:p text:style-name="P128">Array <text:span text:style-name="T156">(print):</text:span></text:p>
            <text:p text:style-name="P141">Concatenate the values to a single argument, <text:s/>separated by spaces, and echo the result.</text:p>
          </table:table-cell>
        </table:table-row>
        <table:table-row>
          <table:table-cell table:style-name="Table15.A47" office:value-type="string">
            <text:p text:style-name="P82">idx=(${!A[@]}) <text:s text:c="3"/># array of indexes</text:p>
          </table:table-cell>
          <table:table-cell table:style-name="Table15.A2" office:value-type="string">
            <text:p text:style-name="P138"/>
          </table:table-cell>
        </table:table-row>
        <table:table-row>
          <table:table-cell table:style-name="Table15.A47" office:value-type="string">
            <text:p text:style-name="P82"/>
          </table:table-cell>
          <table:table-cell table:style-name="Table15.A2" office:value-type="string">
            <text:p text:style-name="P139"/>
          </table:table-cell>
        </table:table-row>
        <table:table-row>
          <table:table-cell table:style-name="Table15.A47" office:value-type="string">
            <text:p text:style-name="P82"/>
          </table:table-cell>
          <table:table-cell table:style-name="Table15.A2" office:value-type="string">
            <text:p text:style-name="P139"/>
          </table:table-cell>
        </table:table-row>
        <table:table-row>
          <table:table-cell table:style-name="Table15.A51" office:value-type="string">
            <text:p text:style-name="P82"/>
          </table:table-cell>
          <table:table-cell table:style-name="Table15.A2" office:value-type="string">
            <text:p text:style-name="P139"/>
          </table:table-cell>
        </table:table-row>
        <table:table-row>
          <table:table-cell table:style-name="Table15.A51" office:value-type="string">
            <text:p text:style-name="P82"/>
          </table:table-cell>
          <table:table-cell table:style-name="Table15.A2" office:value-type="string">
            <text:p text:style-name="P139"/>
          </table:table-cell>
        </table:table-row>
        <table:table-row>
          <table:table-cell table:style-name="Table15.A51" office:value-type="string">
            <text:p text:style-name="P82"/>
          </table:table-cell>
          <table:table-cell table:style-name="Table15.A2" office:value-type="string">
            <text:p text:style-name="P139"/>
          </table:table-cell>
        </table:table-row>
        <table:table-row>
          <table:table-cell table:style-name="Table15.A51" office:value-type="string">
            <text:p text:style-name="P82"/>
          </table:table-cell>
          <table:table-cell table:style-name="Table15.A2" office:value-type="string">
            <text:p text:style-name="P139"/>
          </table:table-cell>
        </table:table-row>
        <table:table-row>
          <table:table-cell table:style-name="Table15.A2" table:number-columns-spanned="2" office:value-type="string">
            <text:h text:style-name="P105" text:outline-level="3"><text:span text:style-name="Source_20_Text"><text:span text:style-name="T11">How to detect if a script is being sourced</text:span></text:span></text:h>
            <text:p text:style-name="P82"><text:span text:style-name="Source_20_Text">#!/bin/bash</text:span></text:p>
            <text:p text:style-name="P97"/>
            <text:p text:style-name="P97"><text:span text:style-name="Source_20_Text"># Function definitions (API) and shell variables (constants) go here</text:span></text:p>
            <text:p text:style-name="P97"/>
            <text:p text:style-name="P97"><text:span text:style-name="Source_20_Text">main()</text:span></text:p>
            <text:p text:style-name="P97"><text:span text:style-name="Source_20_Text">{</text:span></text:p>
            <text:p text:style-name="P97"><text:span text:style-name="Source_20_Text"># The script's execution part goes here</text:span></text:p>
            <text:p text:style-name="P97"><text:span text:style-name="Source_20_Text">}</text:span></text:p>
            <text:p text:style-name="P97"/>
            <text:p text:style-name="P97"><text:span text:style-name="Source_20_Text">unset BASH_SOURCE 2&gt;/dev/null</text:span></text:p>
            <text:p text:style-name="P64"><text:span text:style-name="Source_20_Text">test ".$0" != ".$BASH_SOURCE" || main "$@"</text:span></text:p>
            <text:p text:style-name="P8">This script recipe has following properties:</text:p>
            <text:list xml:id="list165382233" text:style-name="L1">
              <text:list-item>
                <text:p text:style-name="P184">If executed by <text:span text:style-name="Source_20_Text">bash</text:span>, <text:span text:style-name="Source_20_Text">main</text:span> is called. </text:p>
              </text:list-item>
              <text:list-item>
                <text:p text:style-name="P184">If sourced by <text:span text:style-name="Source_20_Text">bash</text:span>, <text:span text:style-name="Source_20_Text">main</text:span> is only called, if the calling script happens to have the same name. (For example, if it sources itself.) </text:p>
              </text:list-item>
              <text:list-item>
                <text:p text:style-name="P184">If sourced by a shell other than <text:span text:style-name="Source_20_Text">bash</text:span>, <text:span text:style-name="Source_20_Text">main</text:span> is not called. </text:p>
              </text:list-item>
              <text:list-item>
                <text:p text:style-name="P184">If executed by a shell other than <text:span text:style-name="Source_20_Text">bash</text:span>, <text:span text:style-name="Source_20_Text">main</text:span> is not called. </text:p>
              </text:list-item>
              <text:list-item>
                <text:p text:style-name="P162">If evaluated by <text:span text:style-name="Source_20_Text">bash</text:span> with <text:span text:style-name="Source_20_Text">eval</text:span> (<text:span text:style-name="Source_20_Text">eval "`cat script`"</text:span> <text:span text:style-name="Emphasis">all quotes are important!</text:span>) not coming directly from commandline, this calls <text:span text:style-name="Source_20_Text">main</text:span>. For all other variants of <text:span text:style-name="Source_20_Text">eval</text:span>, <text:span text:style-name="Source_20_Text">main</text:span> is not called.</text:p>
              </text:list-item>
              <text:list-item>
                <text:p text:style-name="P162">If <text:span text:style-name="Source_20_Text">main</text:span> is not called, it does return <text:span text:style-name="Source_20_Text">true</text:span> (<text:span text:style-name="Source_20_Text">$?=0</text:span>).</text:p>
              </text:list-item>
              <text:list-item>
                <text:p text:style-name="P162"><text:soft-page-break/>And it does not rely on undocumented behavior which might change. </text:p>
              </text:list-item>
            </text:list>
            <text:p text:style-name="P8">Thus, except for some unlikely corner cases, <text:span text:style-name="Source_20_Text">main</text:span> is only called, when the script is executed the usual way. <text:span text:style-name="Strong_20_Emphasis">Normally this is, what you want,</text:span> especially because it lacks complex hard to understand code.</text:p>
            <text:p text:style-name="P8">As <text:span text:style-name="Source_20_Text">BASH_SOURCE</text:span> cannot be unset in <text:span text:style-name="Source_20_Text">bash</text:span>, but in all other shells, this also catches the edge case where <text:span text:style-name="Source_20_Text">BASH_SOURCE</text:span> happens to be set to <text:span text:style-name="Source_20_Text">$0</text:span>.</text:p>
            <text:p text:style-name="P157">Note that it is very similar to the Python code:</text:p>
            <text:p text:style-name="P101"><text:span text:style-name="Source_20_Text">if __name__ == '__main__': main()</text:span></text:p>
            <text:p text:style-name="P157">Which also prevents calling of <text:span text:style-name="Source_20_Text">main</text:span>, except for some corner cases, as you can import/load the script and enforce that <text:span text:style-name="Source_20_Text">__name__='__main__'</text:span></text:p>
          </table:table-cell>
          <table:covered-table-cell/>
        </table:table-row>
        <table:table-row>
          <table:table-cell table:style-name="Table15.A2" table:number-columns-spanned="2" office:value-type="string">
            <text:h text:style-name="P105" text:outline-level="3">ShellCheck - A shell script static analysis tool</text:h>
            <text:p text:style-name="P9">ShellCheck is a GPLv3 tool that gives warnings and suggestions for bash/sh shell scripts:</text:p>
            <text:p text:style-name="P64"><text:span text:style-name="Source_20_Text"><text:span text:style-name="T159">$ </text:span></text:span><text:span text:style-name="Source_20_Text">apt-get install shellcheck</text:span></text:p>
            <text:h text:style-name="P159" text:outline-level="4">How to use:</text:h>
            <text:p text:style-name="P8"><text:bookmark text:name="user-content-on-the-web"/><text:span text:style-name="T138">On the web:</text:span><text:span text:style-name="T133"> Paste a shell script on </text:span><text:a xlink:type="simple" xlink:href="https://www.shellcheck.net/" text:style-name="Internet_20_link" text:visited-style-name="Visited_20_Internet_20_Link"><text:span text:style-name="T133">https://www.shellcheck.net</text:span></text:a><text:span text:style-name="T133"> for instant feedback.</text:span></text:p>
            <text:p text:style-name="P8"><text:bookmark text:name="user-content-from-your-terminal"/><text:span text:style-name="T138">From your terminal:</text:span><text:span text:style-name="T133"> </text:span><text:span text:style-name="T136">Run </text:span><text:span text:style-name="Source_20_Text"><text:span text:style-name="T136">shellcheck yourscript</text:span></text:span><text:span text:style-name="T133"> in your terminal for instant output, as seen above. </text:span><text:span text:style-name="T134">(no install, just drop folder somewhere)</text:span></text:p>
            <text:p text:style-name="P8"><text:bookmark text:name="user-content-in-your-editor"/><text:span text:style-name="T138">In your editor: </text:span><text:span text:style-name="T133">You can see ShellCheck suggestions directly in a variety of editors.Vim, through </text:span><text:a xlink:type="simple" xlink:href="https://github.com/w0rp/ale" text:style-name="Internet_20_link" text:visited-style-name="Visited_20_Internet_20_Link"><text:span text:style-name="T133">ALE</text:span></text:a><text:span text:style-name="T133">, </text:span><text:a xlink:type="simple" xlink:href="https://github.com/neomake/neomake" text:style-name="Internet_20_link" text:visited-style-name="Visited_20_Internet_20_Link"><text:span text:style-name="T133">Neomake</text:span></text:a><text:span text:style-name="T133">, or</text:span><text:a xlink:type="simple" xlink:href="https://github.com/scrooloose/syntastic" text:style-name="Internet_20_link" text:visited-style-name="Visited_20_Internet_20_Link"><text:span text:style-name="T136">Syntastic</text:span></text:a><text:span text:style-name="T133"> </text:span><text:span text:style-name="T134">(no install)</text:span></text:p>
            <text:p text:style-name="P9"><text:span text:style-name="T160">In your build or test suites:</text:span> <text:span text:style-name="T11">While ShellCheck is mostly intended for interactive use, it can easily be added to builds or test suites.</text:span></text:p>
            <text:h text:style-name="P159" text:outline-level="4">Divectives</text:h>
            <text:p text:style-name="P9"><text:a xlink:type="simple" xlink:href="https://github.com/koalaman/shellcheck/wiki/DevGuide" text:style-name="Internet_20_link" text:visited-style-name="Visited_20_Internet_20_Link"><text:span text:style-name="T11">https://github.com/koalaman/shellcheck/wiki/DevGuide</text:span></text:a></text:p>
            <text:p text:style-name="P11"/>
            <text:p text:style-name="P11"/>
          </table:table-cell>
          <table:covered-table-cell/>
        </table:table-row>
        <table:table-row>
          <table:table-cell table:style-name="Table15.A2" table:number-columns-spanned="2" office:value-type="string">
            <text:h text:style-name="P105" text:outline-level="3">shUnit<text:span text:style-name="T163">2</text:span></text:h>
            <text:p text:style-name="P8"><text:span text:style-name="T133">shUnit2 is a </text:span><text:a xlink:type="simple" xlink:href="http://en.wikipedia.org/wiki/XUnit" text:style-name="Internet_20_link" text:visited-style-name="Visited_20_Internet_20_Link"><text:span text:style-name="T136">xUnit</text:span></text:a><text:span text:style-name="T136"> unit test framework for Bourne based shell scripts</text:span><text:span text:style-name="T133">, and it is designed to work in a similar manner to </text:span><text:a xlink:type="simple" xlink:href="http://www.junit.org/" text:style-name="Internet_20_link" text:visited-style-name="Visited_20_Internet_20_Link"><text:span text:style-name="T133">JUnit</text:span></text:a><text:span text:style-name="T133">, </text:span><text:a xlink:type="simple" xlink:href="http://pyunit.sourceforge.net/" text:style-name="Internet_20_link" text:visited-style-name="Visited_20_Internet_20_Link"><text:span text:style-name="T133">PyUnit</text:span></text:a><text:span text:style-name="T133">, etc.. If you have ever had the desire to write a unit test for a shell script, shUnit2 can do the job.</text:span></text:p>
            <text:h text:style-name="P159" text:outline-level="4">Quickstart</text:h>
            <text:p text:style-name="P9">This section will give a very quick start to running unit tests with shUnit2. More information is located in later sections.</text:p>
            <text:p text:style-name="P8"><text:span text:style-name="T133">Here is a quick </text:span><text:span text:style-name="T136">sample script</text:span><text:span text:style-name="T133"> to show how easy it is to write a unit test in shell. </text:span><text:span text:style-name="Emphasis"><text:span text:style-name="T133">Note: the script as it stands expects that you are running it from the "examples" directory.</text:span></text:span></text:p>
            <text:p text:style-name="P87">#! /bin/sh</text:p>
            <text:p text:style-name="P87"># file: <text:span text:style-name="T50">examples/equality_test.sh</text:span></text:p>
            <text:p text:style-name="P87"/>
            <text:p text:style-name="P89">testEquality() {</text:p>
            <text:p text:style-name="P89"><text:s text:c="2"/>assertEquals 1 1</text:p>
            <text:p text:style-name="P89">}</text:p>
            <text:p text:style-name="P87"/>
            <text:p text:style-name="P89"># Load shUnit2.</text:p>
            <text:p text:style-name="P59">. ./shunit2</text:p>
            <text:p text:style-name="P9"><text:span text:style-name="T1">Running the unit test</text:span> should give results similar to the following.</text:p>
            <text:p text:style-name="P89">$ cd examples</text:p>
            <text:p text:style-name="P89">$ ./equality_test.sh</text:p>
            <text:p text:style-name="P87">testEquality</text:p>
            <text:p text:style-name="P87"/>
            <text:p text:style-name="P87">Ran 1 test.</text:p>
            <text:p text:style-name="P87"/>
            <text:p text:style-name="P61">OK</text:p>
            <text:p text:style-name="P8"><text:span text:style-name="T133">W00t! You've just run your first successful unit test. So, what just happened? Quite a bit really, and it all happened simply by sourcing the </text:span><text:span text:style-name="Source_20_Text"><text:span text:style-name="T133">shunit2</text:span></text:span><text:span text:style-name="T133"> library. The basic functionality for the script above goes like this:</text:span></text:p>
            <text:list xml:id="list163726898" text:style-name="L2">
              <text:list-item>
                <text:p text:style-name="P185">shUnit2 is sourced and makes list of all functions testXyz: </text:p>
                <text:p text:style-name="P190"><text:span text:style-name="T140">When shUnit2 is sourced, it will walk through any functions defined whose name starts with the string </text:span><text:span text:style-name="Source_20_Text"><text:span text:style-name="T142">test</text:span></text:span><text:span text:style-name="T140">, and add those to an internal list of tests to execute.</text:span></text:p>
              </text:list-item>
              <text:list-item>
                <text:p text:style-name="P186">[ shUnit2 runs test enivronment setup configurations in oneTimeSetUp(): ]</text:p>
                <text:p text:style-name="P190"><text:span text:style-name="T133">Before any tests are executed, </text:span><text:span text:style-name="T140">shUnit2 looks for a function named </text:span><text:span text:style-name="Source_20_Text"><text:span text:style-name="T142">oneTimeSetUp()</text:span></text:span><text:span text:style-name="T140">. If it exists, it will be run.</text:span><text:span text:style-name="T136"> </text:span><text:span text:style-name="T140">This function is normally used to setup the environment for all tests to be run. </text:span><text:span text:style-name="T136">Things like creating directories for output or setting environment variables are good to place here.</text:span><text:span text:style-name="T133"> </text:span></text:p>
              </text:list-item>
              <text:list-item>
                <text:p text:style-name="P187">shUnit2 runs loop:</text:p>
                <text:p text:style-name="P191"><text:soft-page-break/><text:span text:style-name="T133">This set of steps, </text:span><text:span text:style-name="Source_20_Text"><text:span text:style-name="T133">setUp() &gt; test() &gt; tearDown()</text:span></text:span><text:span text:style-name="T133">, is repeated for all of the available tests. </text:span></text:p>
                <text:list>
                  <text:list-item>
                    <text:p text:style-name="P186">[ shUnit2 runs clean up before every test in setUp(): ]</text:p>
                    <text:p text:style-name="P190"><text:span text:style-name="T133">shUnit2 is now ready to run tests. Before doing so though, it again </text:span><text:span text:style-name="T140">looks for another function that might be declared, one named </text:span><text:span text:style-name="Source_20_Text"><text:span text:style-name="T142">setUp()</text:span></text:span><text:span text:style-name="T140">. If the function exists, it will be run before each test.</text:span><text:span text:style-name="T133"> </text:span><text:span text:style-name="T136">It is good for resetting the environment so that each test starts with a clean slate.</text:span></text:p>
                  </text:list-item>
                  <text:list-item>
                    <text:p text:style-name="P188"><text:span text:style-name="T161">shUnit runs the test </text:span><text:span text:style-name="T162">for one function</text:span><text:span text:style-name="T161">:</text:span></text:p>
                    <text:p text:style-name="P189"><text:span text:style-name="T1">The success of the test is recorded for a report that will be generated later.</text:span> </text:p>
                  </text:list-item>
                  <text:list-item>
                    <text:p text:style-name="P187"><text:span text:style-name="T164">[ </text:span>shUnit2 runs tear down before every test in tearDown(): <text:span text:style-name="T164">]</text:span></text:p>
                    <text:p text:style-name="P190"><text:span text:style-name="T133">After the test is run, </text:span><text:span text:style-name="T140">shUnit2 looks for a final function that might be declared, one named </text:span><text:span text:style-name="Source_20_Text"><text:span text:style-name="T142">tearDown()</text:span></text:span><text:span text:style-name="T140">. If it exists, it will be run after each test.</text:span><text:span text:style-name="T136"> It is a good place for cleaning up after each test, maybe doing things like removing files that were created, or removing directories.</text:span><text:span text:style-name="T133"> </text:span></text:p>
                  </text:list-item>
                </text:list>
              </text:list-item>
              <text:list-item>
                <text:p text:style-name="P185"><text:span text:style-name="T164">[ s</text:span>hUnit<text:span text:style-name="T165">2</text:span> runs test environment tear down configurations in onTimeTearDown(): <text:span text:style-name="T164">]</text:span></text:p>
                <text:p text:style-name="P190"><text:span text:style-name="T141">You can also declare a corresponding function named </text:span><text:span text:style-name="Source_20_Text"><text:span text:style-name="T143">oneTimeTearDown()</text:span></text:span><text:span text:style-name="T141"> that runs once all the tests have been completed.</text:span><text:span text:style-name="T137"> It is good for removing temporary directories, etc.</text:span><text:span text:style-name="T135"> </text:span></text:p>
              </text:list-item>
              <text:list-item>
                <text:p text:style-name="P186">shUnit generates a test report: </text:p>
                <text:p text:style-name="P189">Once all the work is done, shUnit2 will generate the nice report you saw above. <text:span text:style-name="T1">A summary of all the successes and failures will be given</text:span> so that you know how well your code is doing. </text:p>
              </text:list-item>
            </text:list>
            <text:p text:style-name="P9">We should now try adding a test that fails. Change your unit test to look like this.</text:p>
            <text:p text:style-name="P87">#! /bin/sh</text:p>
            <text:p text:style-name="P87"># file: <text:span text:style-name="T50">examples/party_test.sh</text:span></text:p>
            <text:p text:style-name="P89"/>
            <text:p text:style-name="P89">testPartyLikeItIs1999() {</text:p>
            <text:p text:style-name="P89"><text:s text:c="2"/>year=`date '+%Y'`</text:p>
            <text:p text:style-name="P89"><text:s text:c="2"/>assertEquals "It's not 1999 :-(" '1999' "${year}"</text:p>
            <text:p text:style-name="P89">}</text:p>
            <text:p text:style-name="P89"/>
            <text:p text:style-name="P89"># Load shUnit2.</text:p>
            <text:p text:style-name="P59">. ./shunit2</text:p>
            <text:p text:style-name="P9">So, what did you get? I guess it told you that this isn't 1999. Bummer, eh? Hopefully, you noticed a couple of things that were different about the second test. First, <text:span text:style-name="T1">we added an optional message that the user will see if the assert fails</text:span>. Second, we did <text:span text:style-name="T1">comparisons of strings instead of integers as in the first test</text:span>. It doesn't matter whether you are testing for equality of strings or integers. Both work equally well with shUnit2.</text:p>
            <text:p text:style-name="P8"><text:span text:style-name="T133">Hopefully, this is enough to get you started with unit testing. If you want a ton more examples, take a look at the tests provided with </text:span><text:a xlink:type="simple" xlink:href="https://github.com/kward/log4sh" text:style-name="Internet_20_link" text:visited-style-name="Visited_20_Internet_20_Link"><text:span text:style-name="T133">log4sh</text:span></text:a><text:span text:style-name="T133"> or </text:span><text:a xlink:type="simple" xlink:href="https://github.com/kward/shflags" text:style-name="Internet_20_link" text:visited-style-name="Visited_20_Internet_20_Link"><text:span text:style-name="T133">shFlags</text:span></text:a><text:span text:style-name="T133">. Both provide excellent examples of more advanced usage. shUnit2 was after all written to meet the unit testing need that </text:span><text:a xlink:type="simple" xlink:href="https://github.com/kward/log4sh" text:style-name="Internet_20_link" text:visited-style-name="Visited_20_Internet_20_Link"><text:span text:style-name="T133">log4sh</text:span></text:a><text:span text:style-name="T133"> had.</text:span></text:p>
            <text:h text:style-name="P159" text:outline-level="4">Asserts</text:h>
            <text:p text:style-name="P97"><text:span text:style-name="Source_20_Text">assertEquals [message] expected actual</text:span></text:p>
            <text:p text:style-name="P97"><text:soft-page-break/><text:span text:style-name="Source_20_Text">assertNotEquals [message] unexpected actual</text:span></text:p>
            <text:p text:style-name="P97"><text:span text:style-name="Source_20_Text">assertSame [message] expected actual</text:span></text:p>
            <text:p text:style-name="P97"><text:span text:style-name="Source_20_Text">assertNotSame [message] unexpected actual</text:span></text:p>
            <text:p text:style-name="P97"><text:span text:style-name="Source_20_Text">assertNull [message] value</text:span></text:p>
            <text:p text:style-name="P97"><text:span text:style-name="Source_20_Text">assertNotNull [message] value</text:span></text:p>
            <text:p text:style-name="P97"><text:span text:style-name="Source_20_Text">assertTrue [message] condition</text:span></text:p>
            <text:p text:style-name="P97"><text:span text:style-name="Source_20_Text">assertTrue "[ 34 -gt 23 ]"</text:span></text:p>
            <text:p text:style-name="P97"><text:span text:style-name="Source_20_Text">assertTrue 'test failed' "[ -r /some/non-existant/file' ]"</text:span></text:p>
            <text:p text:style-name="P97"><text:span text:style-name="Source_20_Text">assertTrue 'test failed' '[ 1 -eq 1 -a 2 -eq 2 ]'</text:span></text:p>
            <text:p text:style-name="P93"><text:span text:style-name="Source_20_Text"><text:span text:style-name="T133">assertFalse [message] condition</text:span></text:span></text:p>
          </table:table-cell>
          <table:covered-table-cell/>
        </table:table-row>
        <table:table-row>
          <table:table-cell table:style-name="Table15.A2" table:number-columns-spanned="2" office:value-type="string">
            <text:h text:style-name="P105" text:outline-level="3">Bash Debugger</text:h>
            <text:h text:style-name="P159" text:outline-level="4">installed <text:span text:style-name="T166">into /usr/bin/bashdb</text:span> with:</text:h>
            <text:p text:style-name="P27"><text:span text:style-name="T167">$ </text:span>cd /home/benzro/bashdb-4.4-0.94</text:p>
            <text:p text:style-name="P27"><text:span text:style-name="T167">$ </text:span>./configure</text:p>
            <text:p text:style-name="P27"><text:span text:style-name="T167">$ </text:span>make &amp;&amp; make check</text:p>
            <text:p text:style-name="P27"><text:span text:style-name="T167">$ </text:span>sudo make install</text:p>
            <text:h text:style-name="P158" text:outline-level="4"><text:span text:style-name="T168">H</text:span>ow to use it: <text:span text:style-name="T169">sample session</text:span></text:h>
            <text:p text:style-name="P25">starts debugger for a file:</text:p>
            <text:p text:style-name="P56"><text:span text:style-name="Source_20_Text"><text:span text:style-name="T81">$ </text:span></text:span><text:span text:style-name="Source_20_Text"><text:span text:style-name="T80">bashdb </text:span></text:span><text:span text:style-name="Source_20_Text"><text:span text:style-name="T81">filename</text:span></text:span><text:span text:style-name="Source_20_Text"><text:span text:style-name="T80">.sh</text:span></text:span></text:p>
            <text:p text:style-name="P25">better to start debugger like so:</text:p>
            <text:p text:style-name="P55"><text:span text:style-name="Source_20_Text"><text:span text:style-name="T87">$ </text:span></text:span><text:span text:style-name="Source_20_Text"><text:span text:style-name="T86">bash –debugger </text:span></text:span><text:span text:style-name="Source_20_Text"><text:span text:style-name="T87">filename.</text:span></text:span><text:span text:style-name="Source_20_Text"><text:span text:style-name="T88">sh</text:span></text:span></text:p>
            <text:p text:style-name="P28"><text:span text:style-name="Source_20_Text"><text:span text:style-name="T36">lists the code ahead:</text:span></text:span></text:p>
            <text:p text:style-name="P45"><text:span text:style-name="Source_20_Text"><text:span text:style-name="T81">bashdb&lt;0&gt; </text:span></text:span><text:span text:style-name="Source_20_Text"><text:span text:style-name="T82">-</text:span></text:span></text:p>
            <text:p text:style-name="P42">bashdb&lt;1&gt; <text:span text:style-name="T1">l</text:span><text:span text:style-name="T60">[</text:span><text:span text:style-name="T1">ist</text:span><text:span text:style-name="T2">]</text:span></text:p>
            <text:p text:style-name="P25">from a function call it steps into a subshell and shows first line of the function definition:</text:p>
            <text:p text:style-name="P42">bashdb&lt;2&gt; <text:span text:style-name="T1">s</text:span><text:span text:style-name="T2">[</text:span><text:span text:style-name="T1">tep</text:span><text:span text:style-name="T2">]</text:span></text:p>
            <text:p text:style-name="P27"><text:span text:style-name="T160">in each nested subshell () ar added to promt.</text:span> <text:span text:style-name="T160">Now step through the function definition with step (or return, which remembers last debug command if it was step or next)</text:span></text:p>
            <text:p text:style-name="P42">bashdb&lt;(3)&gt; <text:span text:style-name="T1">&lt;RET&gt;</text:span></text:p>
            <text:p text:style-name="P25">print the curren value of a variable</text:p>
            <text:p text:style-name="P43">bashdb&lt;(5)&gt; <text:span text:style-name="T1">print $n</text:span></text:p>
            <text:p text:style-name="P25">after modifying a bug you can restart debugging at position &lt;0&gt; and list the code ahead</text:p>
            <text:p text:style-name="P42">bashdb&lt;6&gt; <text:span text:style-name="T170">[</text:span><text:span text:style-name="T1">r</text:span><text:span text:style-name="T3">]</text:span><text:span text:style-name="T1">estart</text:span></text:p>
            <text:p text:style-name="P42">bashdb&lt;0&gt; <text:span text:style-name="T1">l 1</text:span></text:p>
            <text:p text:style-name="P25">makes 3 steps and enters every subshell on its way</text:p>
            <text:p text:style-name="P42">bashdb&lt;1&gt; <text:span text:style-name="T1">s 3</text:span></text:p>
            <text:p text:style-name="P25"><text:soft-page-break/>a line with multiple stopping points $$ or || or ; needs one step for every stopping point</text:p>
            <text:p text:style-name="P37">4: <text:s text:c="5"/>((n==0)) &amp;&amp; echo 1 &amp;&amp; return</text:p>
            <text:p text:style-name="P42">bashdb&lt;(2)&gt; <text:span text:style-name="T1">s</text:span></text:p>
            <text:p text:style-name="P25">set a breakpoint at script line number (here: at line 5)</text:p>
            <text:p text:style-name="P38"><text:span text:style-name="T61">bashdb&lt;(7)&gt; </text:span><text:span text:style-name="T76">break 5</text:span></text:p>
            <text:p text:style-name="P25">move to the next breakpoint point (or end of script in none is set)</text:p>
            <text:p text:style-name="P42">bashdb&lt;(8)&gt; <text:span text:style-name="T1">c</text:span><text:span text:style-name="T4">[</text:span><text:span text:style-name="T1">ontinue</text:span><text:span text:style-name="T4">]</text:span></text:p>
            <text:p text:style-name="P24">executes an expression</text:p>
            <text:p text:style-name="P37"><text:span text:style-name="T89">bashdb&lt;(8)&gt; </text:span><text:span text:style-name="T92">x n-1</text:span></text:p>
            <text:p text:style-name="P25">restart debugger</text:p>
            <text:p text:style-name="P42">bashdb&lt;(7)&gt; <text:span text:style-name="T1">R</text:span></text:p>
            <text:p text:style-name="P25">list function definition (here it is fact)</text:p>
            <text:p text:style-name="P42">bashdb&lt;0&gt; l fact</text:p>
            <text:p text:style-name="P25">continue and stop at line 5 ( instead of setting a breakpoint)</text:p>
            <text:p text:style-name="P42">bashdb&lt;1&gt; <text:span text:style-name="T1">c</text:span><text:span text:style-name="T5">[</text:span><text:span text:style-name="T1">ontinue</text:span><text:span text:style-name="T5">]</text:span><text:span text:style-name="T1"> 5</text:span></text:p>
            <text:p text:style-name="P25">shows the call stack:</text:p>
            <text:p text:style-name="P41">bashdb&lt;(4)&gt; <text:span text:style-name="T1">T</text:span></text:p>
            <text:p text:style-name="P25">ends debug session</text:p>
            <text:p text:style-name="P37"><text:span text:style-name="T96">bashdb&lt;(5)&gt; </text:span><text:span text:style-name="T97">quit</text:span></text:p>
            <text:h text:style-name="P158" text:outline-level="4"><text:span text:style-name="T168">I</text:span>mportant commands</text:h>
            <text:p text:style-name="P25">shows for each code line its trace (level, subshell, depth)</text:p>
            <text:p text:style-name="P42">bashdb&lt;0&gt; <text:span text:style-name="T1">set linetrace on</text:span></text:p>
            <text:p text:style-name="P23"><text:span text:style-name="T140">The </text:span><text:span text:style-name="Emphasis"><text:span text:style-name="T140">level</text:span></text:span><text:span text:style-name="T140"> is how many invocations of </text:span><text:span text:style-name="acronym"><text:span text:style-name="T140">BASH</text:span></text:span><text:span text:style-name="T140"> are in effect before the statement shown is executed. The </text:span><text:span text:style-name="Emphasis"><text:span text:style-name="T140">subshell</text:span></text:span><text:span text:style-name="T140"> is how many subshells you are nested in. Subshells are used by command substitution—</text:span><text:span text:style-name="Source_20_Text"><text:span text:style-name="T140">`..'</text:span></text:span><text:span text:style-name="T140"> and </text:span><text:span text:style-name="Source_20_Text"><text:span text:style-name="T140">$(...)</text:span></text:span><text:span text:style-name="T140">—as well as arithmetic expressions </text:span><text:span text:style-name="Source_20_Text"><text:span text:style-name="T140">((...))</text:span></text:span><text:span text:style-name="T140">. The </text:span><text:span text:style-name="Emphasis"><text:span text:style-name="T140">depth</text:span></text:span><text:span text:style-name="T140"> is the function depth or how many calls you are nested in. A “source” command also increases this depth. </text:span></text:p>
            <text:p text:style-name="P26">shows for each code line its trace level for the whole script without stepping through</text:p>
            <text:p text:style-name="P89">$ /usr/local/bin/bashdb -X filename.sh</text:p>
            <text:p text:style-name="P89">$ /usr/local/bin/bashdb --trace filename.sh</text:p>
            <text:p text:style-name="P26">put in your .bashrc or .profile</text:p>
            <text:p text:style-name="P37"><text:bookmark text:name="includeone3"/>PS4='(${BASH_SOURCE}:${LINENO}): ${FUNCNAME[0]} - [${SHLVL},${BASH_SUBSHELL}, $?]</text:p>
            <text:p text:style-name="P25">Debug a one liner <text:span text:style-name="T166">command</text:span> on the <text:span text:style-name="T166">bash</text:span> command line:</text:p>
            <text:p text:style-name="P97"><text:span text:style-name="Example"><text:span text:style-name="T100">$ </text:span></text:span><text:span text:style-name="Example"><text:span text:style-name="T99">bashdb -c </text:span></text:span><text:span text:style-name="Emphasis"><text:span text:style-name="T99">command-string</text:span></text:span></text:p>
            <text:p text:style-name="P97"><text:span text:style-name="T84">$ </text:span><text:span text:style-name="T83">bash --debugger </text:span><text:span text:style-name="Variable"><text:span text:style-name="T83">script</text:span></text:span><text:span text:style-name="T83"> </text:span><text:span text:style-name="Variable"><text:span text:style-name="T83">script-arguments...</text:span></text:span></text:p>
            <text:p text:style-name="P97"><text:span text:style-name="Emphasis"><text:span text:style-name="T101">$ </text:span></text:span><text:span text:style-name="Emphasis"><text:span text:style-name="T99">bash --debugger -c </text:span></text:span><text:span text:style-name="Variable"><text:span text:style-name="T103">command-string</text:span></text:span><text:span text:style-name="Emphasis"><text:span text:style-name="T99">...</text:span></text:span></text:p>
            <text:p text:style-name="P97"><text:span text:style-name="Emphasis"><text:span text:style-name="T101">$ </text:span></text:span><text:span text:style-name="Emphasis"><text:span text:style-name="T102">b</text:span></text:span><text:span text:style-name="Emphasis"><text:span text:style-name="T99">ash </text:span></text:span><text:span text:style-name="Variable"><text:span text:style-name="T103">path-to-bashdb</text:span></text:span><text:span text:style-name="Emphasis"><text:span text:style-name="T99">/bashdb </text:span></text:span><text:span text:style-name="Variable"><text:span text:style-name="T103">bashdb-options</text:span></text:span><text:span text:style-name="Emphasis"><text:span text:style-name="T99"> -- </text:span></text:span><text:span text:style-name="Variable"><text:span text:style-name="T103">script</text:span></text:span><text:span text:style-name="Emphasis"><text:span text:style-name="T99"> </text:span></text:span><text:span text:style-name="Variable"><text:span text:style-name="T103">script-arguments...</text:span></text:span></text:p>
            <text:p text:style-name="P97"><text:span text:style-name="Emphasis"><text:span text:style-name="T101">$ </text:span></text:span><text:span text:style-name="Emphasis"><text:span text:style-name="T99">bashdb </text:span></text:span><text:span text:style-name="Variable"><text:span text:style-name="T103">bashdb-options</text:span></text:span><text:span text:style-name="Emphasis"><text:span text:style-name="T99"> -- </text:span></text:span><text:span text:style-name="Variable"><text:span text:style-name="T103">script</text:span></text:span><text:span text:style-name="Emphasis"><text:span text:style-name="T99"> </text:span></text:span><text:span text:style-name="Variable"><text:span text:style-name="T103">script-arguments...</text:span></text:span></text:p>
            <text:p text:style-name="P25">Debug by sourcing bashdb inside your code, place the line _Dbg_debugger where you want to start debugging:</text:p>
            <text:p text:style-name="P97"><text:soft-page-break/><text:span text:style-name="Source_20_Text"><text:span text:style-name="T133">source ../bashdb-trace</text:span></text:span></text:p>
            <text:p text:style-name="P97"><text:span text:style-name="Source_20_Text"><text:span text:style-name="T133">_Dbg_debugger</text:span></text:span></text:p>
            <text:p text:style-name="P97"><text:span text:style-name="User_20_Entry"><text:span text:style-name="T104">bashdb&lt;1&gt; </text:span></text:span><text:span text:style-name="User_20_Entry"><text:span text:style-name="T106">quit</text:span></text:span><text:span text:style-name="T104"> (or </text:span><text:span text:style-name="User_20_Entry"><text:span text:style-name="T104">C</text:span></text:span><text:span text:style-name="User_20_Entry"><text:span text:style-name="T105">trl</text:span></text:span><text:span text:style-name="User_20_Entry"><text:span text:style-name="T104">-d)</text:span></text:span></text:p>
            <text:p text:style-name="P25">an interrupt terminates the action of a bash debugger command:</text:p>
            <text:p text:style-name="P97">Ctrl-c</text:p>
            <text:p text:style-name="P25">exit inside the debugger:</text:p>
            <text:p text:style-name="P92"><text:span text:style-name="T125">bashdb&lt;0&gt; </text:span><text:span text:style-name="T171">quit </text:span>or Ctrl-d</text:p>
            <text:p text:style-name="P25">exit outside of debugger:</text:p>
            <text:p text:style-name="P92">$ kill pid or kill -9 pid</text:p>
            <text:p text:style-name="P25">opens help menu</text:p>
            <text:p text:style-name="P37"><text:span text:style-name="T90">bashdb&lt;0&gt; </text:span><text:span text:style-name="T93">help</text:span></text:p>
            <text:p text:style-name="P25">opens info menu (topics: args, breakpoints, functions, variables, ...)</text:p>
            <text:p text:style-name="P44"><text:span text:style-name="T124">bashdb&lt;0&gt; </text:span><text:span text:style-name="T126">help info </text:span><text:span text:style-name="T127">[topic]</text:span></text:p>
            <text:p text:style-name="P25">set a watchpoint for a variable</text:p>
            <text:p text:style-name="P97"><text:span text:style-name="Source_20_Text"><text:span text:style-name="T86">bashdb&lt;0&gt; </text:span></text:span><text:span text:style-name="Source_20_Text"><text:span text:style-name="T92">watch </text:span></text:span><text:span text:style-name="Variable"><text:span text:style-name="T92">var</text:span></text:span><text:span text:style-name="T86"> </text:span></text:p>
            <text:p text:style-name="P23"><text:span text:style-name="T140">A </text:span><text:span text:style-name="Emphasis"><text:span text:style-name="T140">watchpoint</text:span></text:span><text:span text:style-name="T140"> is a special breakpoint that stops your script when the value of an expression changes. You can use a watchpoint to stop execution whenever the value of an expression changes, without having to predict a particular place where this may happen. Set a watchpoint for a variable. the </text:span><text:span text:style-name="acronym"><text:span text:style-name="T140">BASH</text:span></text:span><text:span text:style-name="T140"> debugger will break when the value of </text:span><text:span text:style-name="Variable"><text:span text:style-name="T140">var</text:span></text:span><text:span text:style-name="T140"> changes.</text:span></text:p>
            <text:p text:style-name="P26">ways to set breakpoints:</text:p>
            <text:p text:style-name="P42">bashdb&lt;0&gt; <text:span text:style-name="T1">break fn1</text:span></text:p>
            <text:p text:style-name="P87">Breakpoint 1 set in file parm.sh, line 3.</text:p>
            <text:p text:style-name="P90">bashdb&lt;1&gt; <text:span text:style-name="T1">break 28</text:span></text:p>
            <text:p text:style-name="P87">Breakpoint 2 set in file parm.sh, line 28.</text:p>
            <text:p text:style-name="P90">bashdb&lt;2&gt; <text:span text:style-name="T1">break parm.sh:29</text:span></text:p>
            <text:p text:style-name="P87">Breakpoint 3 set in file parm.sh, line 29.</text:p>
            <text:p text:style-name="P42">bashdb&lt;3&gt; <text:span text:style-name="T1">break 28 if x==5</text:span></text:p>
            <text:p text:style-name="P36">Breakpoint 4 set in file parm.sh, line 28.</text:p>
            <text:p text:style-name="P27"><text:span text:style-name="T160">Delete any breakpoints set at or within the code of the specified line.</text:span> </text:p>
            <text:p text:style-name="P97"><text:bookmark text:name="index-delete-breakpoints1"/><text:bookmark text:name="index-delete1"/><text:bookmark text:name="index-de-_0028delete_00291"/><text:span text:style-name="Source_20_Text"><text:span text:style-name="T108">bashdb&lt;</text:span></text:span><text:span text:style-name="Source_20_Text"><text:span text:style-name="T109">1</text:span></text:span><text:span text:style-name="Source_20_Text"><text:span text:style-name="T108">0&gt; </text:span></text:span><text:span text:style-name="Source_20_Text"><text:span text:style-name="T110">delete [</text:span></text:span><text:span text:style-name="Variable"><text:span text:style-name="T110">breakpoint </text:span></text:span><text:span text:style-name="Variable"><text:span text:style-name="T111">numbers</text:span></text:span><text:span text:style-name="Source_20_Text"><text:span text:style-name="T110">]</text:span></text:span><text:span text:style-name="T110"> </text:span></text:p>
            <text:p text:style-name="P42">bashdb&lt;<text:span text:style-name="T172">1</text:span>0&gt; <text:span text:style-name="T6">clear breakpoint linenumber</text:span></text:p>
            <text:p text:style-name="P25">Enable / Disable breakpoints</text:p>
            <text:p text:style-name="P42">bashdb&lt;<text:span text:style-name="T172">1</text:span>0&gt; <text:span text:style-name="T6">disable breakpoint numbers</text:span></text:p>
            <text:p text:style-name="P37"><text:span text:style-name="T89">bashdb&lt;</text:span><text:span text:style-name="T91">1</text:span><text:span text:style-name="T89">0&gt; </text:span><text:span text:style-name="T94">enable breakpoint numbers</text:span></text:p>
            <text:p text:style-name="P25">stepping over</text:p>
            <text:p text:style-name="P97"><text:span text:style-name="T89">bashdb&lt;10&gt; </text:span>next</text:p>
            <text:p text:style-name="P25">stepping out and continue running</text:p>
            <text:p text:style-name="P97"><text:span text:style-name="T91">bashdb&lt;10&gt; </text:span><text:span text:style-name="T172">finish</text:span></text:p>
            <text:p text:style-name="P25">skip execution of next source line(s)</text:p>
            <text:p text:style-name="P97"><text:span text:style-name="T91">bashdb&lt;10&gt; </text:span><text:span text:style-name="T172">skip [count]</text:span></text:p>
            <text:p text:style-name="P25">resume program</text:p>
            <text:p text:style-name="P97"><text:soft-page-break/><text:span text:style-name="T89">bashdb&lt;10&gt; </text:span>continue</text:p>
            <text:p text:style-name="P25">stepping out and stop ( <text:span text:style-name="T173">returns from function or if not inside subshell or function quits script</text:span>)</text:p>
            <text:p text:style-name="P97"><text:span text:style-name="T91">bashdb&lt;10&gt; </text:span><text:span text:style-name="T172">return</text:span></text:p>
            <text:p text:style-name="P25">stack information</text:p>
            <text:p text:style-name="P23"><text:span text:style-name="T136">The call stack then is this a history of the calls that got you to the point that you are currently stopped at. The call stack is divided up into contiguous pieces called </text:span><text:span text:style-name="Emphasis"><text:span text:style-name="T136">stack frames</text:span></text:span><text:span text:style-name="T136">, or </text:span><text:span text:style-name="Emphasis"><text:span text:style-name="T136">frames</text:span></text:span><text:span text:style-name="T136"> for short; each frame is the data associated with one call to one function. It shows one line per frame, for many frames, starting with the place that you are stopped at (frame zero), followed by its caller (frame one), and on up the stack.</text:span></text:p>
            <text:p text:style-name="P97"><text:span text:style-name="Source_20_Text"><text:span text:style-name="T98">bashdb&lt;0&gt; </text:span></text:span><text:span text:style-name="Source_20_Text"><text:span text:style-name="T95">backtrace</text:span></text:span><text:span text:style-name="T95"> </text:span><text:span text:style-name="T112">(or </text:span><text:span text:style-name="Source_20_Text"><text:span text:style-name="T95">bt, where,T</text:span></text:span><text:span text:style-name="Source_20_Text"><text:span text:style-name="T112">)</text:span></text:span></text:p>
            <text:p text:style-name="P23"><text:span text:style-name="T139">Move </text:span><text:span text:style-name="Variable"><text:span text:style-name="T139">n</text:span></text:span><text:span text:style-name="T139"> frames up the stack</text:span></text:p>
            <text:p text:style-name="P97"><text:span text:style-name="Source_20_Text"><text:span text:style-name="T107">bashdb&lt;0&gt; </text:span></text:span><text:span text:style-name="Source_20_Text"><text:span text:style-name="T85">up [</text:span></text:span><text:span text:style-name="Variable"><text:span text:style-name="T85">n</text:span></text:span><text:span text:style-name="Source_20_Text"><text:span text:style-name="T85">]</text:span></text:span></text:p>
            <text:p text:style-name="P23"><text:span text:style-name="T139">Move </text:span><text:span text:style-name="Variable"><text:span text:style-name="T139">n</text:span></text:span><text:span text:style-name="T139"> frames down the stack.</text:span></text:p>
            <text:p text:style-name="P97"><text:span text:style-name="Source_20_Text"><text:span text:style-name="T107">bashdb&lt;0&gt; </text:span></text:span><text:span text:style-name="Source_20_Text"><text:span text:style-name="T85">down [</text:span></text:span><text:span text:style-name="Variable"><text:span text:style-name="T85">n</text:span></text:span><text:span text:style-name="Source_20_Text"><text:span text:style-name="T85">]</text:span></text:span><text:span text:style-name="T85"> </text:span></text:p>
            <text:p text:style-name="P25">Move to frame args</text:p>
            <text:p text:style-name="P97"><text:span text:style-name="Source_20_Text"><text:span text:style-name="T107">bashdb&lt;0&gt; </text:span></text:span><text:span text:style-name="Source_20_Text"><text:span text:style-name="T85">frame </text:span></text:span><text:span text:style-name="Variable"><text:span text:style-name="T85">args</text:span></text:span><text:span text:style-name="T85"> </text:span></text:p>
            <text:p text:style-name="P23"><text:span text:style-name="T136">The </text:span><text:span text:style-name="Source_20_Text"><text:span text:style-name="T136">frame</text:span></text:span><text:span text:style-name="T136"> command allows you to move from one stack frame to another, and to print the stack frame you select. </text:span><text:span text:style-name="Variable"><text:span text:style-name="T136">args</text:span></text:span><text:span text:style-name="T136"> is the the stack frame number; </text:span><text:span text:style-name="Source_20_Text"><text:span text:style-name="T136">frame 0</text:span></text:span><text:span text:style-name="T136"> then will always show the current and most recent stack frame. </text:span></text:p>
            <text:p text:style-name="P25">editing source files</text:p>
            <text:p text:style-name="P97"><text:span text:style-name="Source_20_Text"><text:span text:style-name="T98">bashdb&lt;0&gt; </text:span></text:span><text:span text:style-name="Source_20_Text"><text:span text:style-name="T95">edit [</text:span></text:span><text:span text:style-name="Variable"><text:span text:style-name="T95">line specification</text:span></text:span><text:span text:style-name="Source_20_Text"><text:span text:style-name="T95">]</text:span></text:span><text:span text:style-name="T95"> </text:span></text:p>
            <text:p text:style-name="P25">searching through current source file</text:p>
            <text:p text:style-name="P92"><text:span text:style-name="T124">bashdb&lt;0&gt; </text:span>/<text:span text:style-name="T174">pattern/</text:span></text:p>
            <text:p text:style-name="P97"><text:span text:style-name="T98">bashdb&lt;0&gt; </text:span><text:span text:style-name="T95">?</text:span><text:span text:style-name="T112">pattern?</text:span></text:p>
            <text:p text:style-name="P25">print as you would in script with echo ( variable names to be substituted have to be preceded with a dollar sign)</text:p>
            <text:p text:style-name="P88"><text:span text:style-name="T61">bashdb&lt;0&gt; </text:span><text:span text:style-name="T113">[</text:span><text:span text:style-name="T76">p</text:span><text:span text:style-name="T77">]</text:span><text:span text:style-name="T76">rint the value of x is $x</text:span></text:p>
            <text:p text:style-name="P87">the value of x is 22</text:p>
            <text:p text:style-name="P90">bashdb&lt;1&gt; <text:span text:style-name="T1">p The home directory for root is ~root</text:span></text:p>
            <text:p text:style-name="P40">The home directory for root is /root</text:p>
            <text:p text:style-name="P25">list <text:span text:style-name="T175">all</text:span> variables and values or a set of variables by pattern, use this command.</text:p>
            <text:p text:style-name="P90">bashdb&lt;0&gt; <text:span text:style-name="T1">V dq*</text:span></text:p>
            <text:p text:style-name="P87">dq_args="dq_*"</text:p>
            <text:p text:style-name="P87">dq_cmd="V"</text:p>
            <text:p text:style-name="P87"><text:span text:style-name="T89">bashdb&lt;1&gt; </text:span><text:span text:style-name="T92">V FUNCNAME</text:span></text:p>
            <text:p text:style-name="P40">FUNCNAME='([0]="_Dbg_cmd_list_variables" [1]="_Dbg_cmdloop" [2]="_Dbg_debug_trap_handler" [3]="main")'</text:p>
            <text:p text:style-name="P25">examine</text:p>
            <text:p text:style-name="P87"><text:span text:style-name="T61">bashdb&lt;0&gt; </text:span><text:span text:style-name="T92">examine x y</text:span></text:p>
            <text:p text:style-name="P87">declare -- x="22"</text:p>
            <text:p text:style-name="P87">declare -- y="23"</text:p>
            <text:p text:style-name="P87"><text:span text:style-name="T61">bashdb&lt;1&gt; </text:span><text:span text:style-name="T92">examine x+y</text:span></text:p>
            <text:p text:style-name="P87">45</text:p>
            <text:p text:style-name="P87"><text:span text:style-name="T61">bashdb&lt;2&gt; </text:span><text:span text:style-name="T92">x fn1</text:span></text:p>
            <text:p text:style-name="P87"><text:soft-page-break/>fn1 () </text:p>
            <text:p text:style-name="P87">{ </text:p>
            <text:p text:style-name="P87"><text:s text:c="4"/>echo "fn1 here";</text:p>
            <text:p text:style-name="P87"><text:s text:c="4"/>x=5;</text:p>
            <text:p text:style-name="P87"><text:s text:c="4"/>fn3</text:p>
            <text:p text:style-name="P87">}</text:p>
            <text:p text:style-name="P42">bashdb&lt;2&gt; <text:span text:style-name="T1">x FUNCNAME</text:span></text:p>
            <text:p text:style-name="P39">declare -a FUNCNAME='([0]="_Dbg_cmd_x" [1]="_Dbg_cmdloop" [2]="_Dbg_debug_trap_handler" [3]="main")'</text:p>
            <text:p text:style-name="P25">eval to execute any bash code</text:p>
            <text:p text:style-name="P97"><text:span text:style-name="Example"><text:span text:style-name="T85">bashdb&lt;1&gt; e[val] echo $foo</text:span></text:span></text:p>
            <text:p text:style-name="P89">bashdb&lt;1&gt; e $foo=7</text:p>
            <text:p text:style-name="P97"><text:span text:style-name="Example"><text:span text:style-name="T85">bashdb&lt;1&gt; e [ -z "$foo"] &amp;&amp; echo "yes"</text:span></text:span></text:p>
            <text:p text:style-name="P25">evaluate the next line before it is run</text:p>
            <text:p text:style-name="P89">bashdb&lt;1&gt; <text:span text:style-name="T1">eval?</text:span></text:p>
            <text:p text:style-name="P87">eval: [ "$1" = "recache" ]</text:p>
            <text:p text:style-name="P87">$? is 1</text:p>
            <text:p text:style-name="P25">do eval in a bash shell, save_vars to save changes to variables, &lt;EOF&gt; to go back</text:p>
            <text:p text:style-name="P89">bashdb&lt;2&gt; <text:span text:style-name="T1">s</text:span></text:p>
            <text:p text:style-name="P87">(/etc/apparmor/functions:25):</text:p>
            <text:p text:style-name="P87">PARSER="/sbin/apparmor_parser"</text:p>
            <text:p text:style-name="P89">bashdb&lt;3&gt; <text:span text:style-name="T1">shell </text:span><text:span text:style-name="T7">(or !!)</text:span></text:p>
            <text:p text:style-name="P87"><text:span text:style-name="T61">bashdb $ </text:span><text:span text:style-name="T76">typeset -p PROFILES</text:span></text:p>
            <text:p text:style-name="P87">typeset -p PROFILES</text:p>
            <text:p text:style-name="P87">typeset PROFILES=/etc/apparmor.d</text:p>
            <text:p text:style-name="P89">bashdb $ <text:span text:style-name="T1">PROFILES='Hi, Mom!'</text:span></text:p>
            <text:p text:style-name="P89">bashdb $ <text:span text:style-name="T1">save_vars PROFILES</text:span></text:p>
            <text:p text:style-name="P87"><text:span text:style-name="T61">bashdb $ <text:s/></text:span><text:span text:style-name="T76">&lt;EOF&gt;</text:span></text:p>
            <text:p text:style-name="P87">(/etc/apparmor/functions:25):</text:p>
            <text:p text:style-name="P87">PARSER="/sbin/apparmor_parser"</text:p>
            <text:p text:style-name="P87"><text:span text:style-name="T61">bashdb&lt;4&gt; </text:span><text:span text:style-name="T76">x PROFILES</text:span></text:p>
            <text:p text:style-name="P39">typeset PROFILES='Hi, Mom!'</text:p>
          </table:table-cell>
          <table:covered-table-cell/>
        </table:table-row>
        <table:table-row>
          <table:table-cell table:style-name="Table15.A56" office:value-type="string">
            <text:p text:style-name="P82"/>
          </table:table-cell>
          <table:table-cell table:style-name="Table15.A2" office:value-type="string">
            <text:p text:style-name="P139"/>
          </table:table-cell>
        </table:table-row>
        <table:table-row>
          <table:table-cell table:style-name="Table15.A57" office:value-type="string">
            <text:p text:style-name="P82"/>
          </table:table-cell>
          <table:table-cell table:style-name="Table15.A2" office:value-type="string">
            <text:p text:style-name="P139"/>
          </table:table-cell>
        </table:table-row>
      </table:table>
      <text:p text:style-name="P19"/>
      <text:h text:style-name="P5" text:outline-level="1">Appendix B. Reference Cards</text:h>
      <text:h text:style-name="P159" text:outline-level="4">Table B-1. Special Shell Variables</text:h>
      <table:table table:name="Table244" table:style-name="Table244">
        <table:table-column table:style-name="Table244.A"/>
        <table:table-column table:style-name="Table244.B"/>
        <table:table-row>
          <table:table-cell table:style-name="Table244.A1" office:value-type="string">
            <text:p text:style-name="P148">Variable </text:p>
          </table:table-cell>
          <table:table-cell table:style-name="Table244.A1" office:value-type="string">
            <text:p text:style-name="P148">Meaning </text:p>
          </table:table-cell>
        </table:table-row>
        <table:table-row>
          <table:table-cell table:style-name="Table244.A1" office:value-type="string">
            <text:p text:style-name="P149">$0 </text:p>
          </table:table-cell>
          <table:table-cell table:style-name="Table244.A1" office:value-type="string">
            <text:p text:style-name="P149">Filename of script </text:p>
          </table:table-cell>
        </table:table-row>
        <table:table-row>
          <table:table-cell table:style-name="Table244.A1" office:value-type="string">
            <text:p text:style-name="P149">$1 </text:p>
          </table:table-cell>
          <table:table-cell table:style-name="Table244.A1" office:value-type="string">
            <text:p text:style-name="P149">Positional parameter #1 </text:p>
          </table:table-cell>
        </table:table-row>
        <table:table-row>
          <table:table-cell table:style-name="Table244.A1" office:value-type="string">
            <text:p text:style-name="P149">$2 - $9 </text:p>
          </table:table-cell>
          <table:table-cell table:style-name="Table244.A1" office:value-type="string">
            <text:p text:style-name="P149">Positional parameters #2 - #9 </text:p>
          </table:table-cell>
        </table:table-row>
        <table:table-row>
          <table:table-cell table:style-name="Table244.A1" office:value-type="string">
            <text:p text:style-name="P149">${10} </text:p>
          </table:table-cell>
          <table:table-cell table:style-name="Table244.A1" office:value-type="string">
            <text:p text:style-name="P149">Positional parameter #10 </text:p>
          </table:table-cell>
        </table:table-row>
        <table:table-row>
          <table:table-cell table:style-name="Table244.A1" office:value-type="string">
            <text:p text:style-name="P149">$# </text:p>
          </table:table-cell>
          <table:table-cell table:style-name="Table244.A1" office:value-type="string">
            <text:p text:style-name="P149">Number of positional parameters </text:p>
          </table:table-cell>
        </table:table-row>
        <table:table-row>
          <table:table-cell table:style-name="Table244.A1" office:value-type="string">
            <text:p text:style-name="P149">"$*" </text:p>
          </table:table-cell>
          <table:table-cell table:style-name="Table244.A1" office:value-type="string">
            <text:p text:style-name="P149">All the positional parameters (as a single word) * </text:p>
          </table:table-cell>
        </table:table-row>
        <table:table-row>
          <table:table-cell table:style-name="Table244.A1" office:value-type="string">
            <text:p text:style-name="P149">"$@" </text:p>
          </table:table-cell>
          <table:table-cell table:style-name="Table244.A1" office:value-type="string">
            <text:p text:style-name="P149">All the positional parameters (as separate strings) </text:p>
          </table:table-cell>
        </table:table-row>
        <table:table-row>
          <table:table-cell table:style-name="Table244.A1" office:value-type="string">
            <text:p text:style-name="P149">${#*} </text:p>
          </table:table-cell>
          <table:table-cell table:style-name="Table244.A1" office:value-type="string">
            <text:p text:style-name="P149">Number of positional parameters </text:p>
          </table:table-cell>
        </table:table-row>
        <table:table-row>
          <table:table-cell table:style-name="Table244.A1" office:value-type="string">
            <text:p text:style-name="P149">${#@} </text:p>
          </table:table-cell>
          <table:table-cell table:style-name="Table244.A1" office:value-type="string">
            <text:p text:style-name="P149">Number of positional parameters </text:p>
          </table:table-cell>
        </table:table-row>
        <table:table-row>
          <table:table-cell table:style-name="Table244.A1" office:value-type="string">
            <text:p text:style-name="P149">$? </text:p>
          </table:table-cell>
          <table:table-cell table:style-name="Table244.A1" office:value-type="string">
            <text:p text:style-name="P149">Return value </text:p>
          </table:table-cell>
        </table:table-row>
        <table:table-row>
          <table:table-cell table:style-name="Table244.A1" office:value-type="string">
            <text:p text:style-name="P149">$$ </text:p>
          </table:table-cell>
          <table:table-cell table:style-name="Table244.A1" office:value-type="string">
            <text:p text:style-name="P149">Process ID (PID) of script </text:p>
          </table:table-cell>
        </table:table-row>
        <table:table-row>
          <table:table-cell table:style-name="Table244.A1" office:value-type="string">
            <text:p text:style-name="P149">$- </text:p>
          </table:table-cell>
          <table:table-cell table:style-name="Table244.A1" office:value-type="string">
            <text:p text:style-name="P149">Flags passed to script (using set) </text:p>
          </table:table-cell>
        </table:table-row>
        <table:table-row>
          <table:table-cell table:style-name="Table244.A1" office:value-type="string">
            <text:p text:style-name="P149">$_ </text:p>
          </table:table-cell>
          <table:table-cell table:style-name="Table244.A1" office:value-type="string">
            <text:p text:style-name="P149">Last argument of previous command </text:p>
          </table:table-cell>
        </table:table-row>
        <table:table-row>
          <table:table-cell table:style-name="Table244.A1" office:value-type="string">
            <text:p text:style-name="P149">$! </text:p>
          </table:table-cell>
          <table:table-cell table:style-name="Table244.A1" office:value-type="string">
            <text:p text:style-name="P149">Process ID (PID) of last job run in background </text:p>
          </table:table-cell>
        </table:table-row>
      </table:table>
      <text:p text:style-name="P20">* Must be quoted, otherwise it defaults to $@.</text:p>
      <text:p text:style-name="P20"/>
      <text:p text:style-name="P22"/>
      <text:h text:style-name="P6" text:outline-level="4">Table B-2. TEST Operators: Binary Comparison</text:h>
      <table:table table:name="Table245" table:style-name="Table245">
        <table:table-column table:style-name="Table245.A"/>
        <table:table-column table:style-name="Table245.B"/>
        <table:table-column table:style-name="Table245.C"/>
        <table:table-column table:style-name="Table245.D"/>
        <table:table-row>
          <table:table-cell table:style-name="Table245.A1" office:value-type="string">
            <text:p text:style-name="P151">Operator </text:p>
          </table:table-cell>
          <table:table-cell table:style-name="Table245.A1" office:value-type="string">
            <text:p text:style-name="P151">Meaning ----- </text:p>
          </table:table-cell>
          <table:table-cell table:style-name="Table245.A1" office:value-type="string">
            <text:p text:style-name="P151">Operator </text:p>
          </table:table-cell>
          <table:table-cell table:style-name="Table245.A1" office:value-type="string">
            <text:p text:style-name="P151">Meaning </text:p>
          </table:table-cell>
        </table:table-row>
        <table:table-row>
          <table:table-cell table:style-name="Table245.A1" table:number-columns-spanned="2" office:value-type="string">
            <text:p text:style-name="P151">Arithmetic Comparison </text:p>
          </table:table-cell>
          <table:covered-table-cell/>
          <table:table-cell table:style-name="Table245.A1" table:number-columns-spanned="2" office:value-type="string">
            <text:p text:style-name="P151">String Comparison </text:p>
          </table:table-cell>
          <table:covered-table-cell/>
        </table:table-row>
        <table:table-row>
          <table:table-cell table:style-name="Table245.A1" office:value-type="string">
            <text:p text:style-name="P149">-eq </text:p>
          </table:table-cell>
          <table:table-cell table:style-name="Table245.A1" office:value-type="string">
            <text:p text:style-name="P149">Equal to </text:p>
          </table:table-cell>
          <table:table-cell table:style-name="Table245.A1" office:value-type="string">
            <text:p text:style-name="P149">= </text:p>
          </table:table-cell>
          <table:table-cell table:style-name="Table245.A1" office:value-type="string">
            <text:p text:style-name="P149">Equal to </text:p>
          </table:table-cell>
        </table:table-row>
        <table:table-row>
          <table:table-cell table:style-name="Table245.A1" office:value-type="string">
            <text:p text:style-name="P149"/>
          </table:table-cell>
          <table:table-cell table:style-name="Table245.A1" office:value-type="string">
            <text:p text:style-name="P149"/>
          </table:table-cell>
          <table:table-cell table:style-name="Table245.A1" office:value-type="string">
            <text:p text:style-name="P149">== </text:p>
          </table:table-cell>
          <table:table-cell table:style-name="Table245.A1" office:value-type="string">
            <text:p text:style-name="P149">Equal to </text:p>
          </table:table-cell>
        </table:table-row>
        <table:table-row>
          <table:table-cell table:style-name="Table245.A1" office:value-type="string">
            <text:p text:style-name="P149">-ne </text:p>
          </table:table-cell>
          <table:table-cell table:style-name="Table245.A1" office:value-type="string">
            <text:p text:style-name="P149">Not equal to </text:p>
          </table:table-cell>
          <table:table-cell table:style-name="Table245.A1" office:value-type="string">
            <text:p text:style-name="P149">!= </text:p>
          </table:table-cell>
          <table:table-cell table:style-name="Table245.A1" office:value-type="string">
            <text:p text:style-name="P149">Not equal to </text:p>
          </table:table-cell>
        </table:table-row>
        <table:table-row>
          <table:table-cell table:style-name="Table245.A1" office:value-type="string">
            <text:p text:style-name="P149">-lt </text:p>
          </table:table-cell>
          <table:table-cell table:style-name="Table245.A1" office:value-type="string">
            <text:p text:style-name="P149">Less than </text:p>
          </table:table-cell>
          <table:table-cell table:style-name="Table245.A1" office:value-type="string">
            <text:p text:style-name="P149">\&lt; </text:p>
          </table:table-cell>
          <table:table-cell table:style-name="Table245.A1" office:value-type="string">
            <text:p text:style-name="P149">Less than (ASCII) * </text:p>
          </table:table-cell>
        </table:table-row>
        <table:table-row>
          <table:table-cell table:style-name="Table245.A1" office:value-type="string">
            <text:p text:style-name="P149">-le </text:p>
          </table:table-cell>
          <table:table-cell table:style-name="Table245.A1" office:value-type="string">
            <text:p text:style-name="P149">Less than or equal to </text:p>
          </table:table-cell>
          <table:table-cell table:style-name="Table245.A1" office:value-type="string">
            <text:p text:style-name="P149"/>
          </table:table-cell>
          <table:table-cell table:style-name="Table245.A1" office:value-type="string">
            <text:p text:style-name="P149"/>
          </table:table-cell>
        </table:table-row>
        <table:table-row>
          <table:table-cell table:style-name="Table245.A1" office:value-type="string">
            <text:p text:style-name="P149">-gt </text:p>
          </table:table-cell>
          <table:table-cell table:style-name="Table245.A1" office:value-type="string">
            <text:p text:style-name="P149">Greater than </text:p>
          </table:table-cell>
          <table:table-cell table:style-name="Table245.A1" office:value-type="string">
            <text:p text:style-name="P149">\&gt; </text:p>
          </table:table-cell>
          <table:table-cell table:style-name="Table245.A1" office:value-type="string">
            <text:p text:style-name="P149">Greater than (ASCII) * </text:p>
          </table:table-cell>
        </table:table-row>
        <table:table-row>
          <table:table-cell table:style-name="Table245.A1" office:value-type="string">
            <text:p text:style-name="P149">-ge </text:p>
          </table:table-cell>
          <table:table-cell table:style-name="Table245.A1" office:value-type="string">
            <text:p text:style-name="P149">Greater than or equal to </text:p>
          </table:table-cell>
          <table:table-cell table:style-name="Table245.A1" office:value-type="string">
            <text:p text:style-name="P149"/>
          </table:table-cell>
          <table:table-cell table:style-name="Table245.A1" office:value-type="string">
            <text:p text:style-name="P149"/>
          </table:table-cell>
        </table:table-row>
        <table:table-row>
          <table:table-cell table:style-name="Table245.A1" office:value-type="string">
            <text:p text:style-name="P149"/>
          </table:table-cell>
          <table:table-cell table:style-name="Table245.A1" office:value-type="string">
            <text:p text:style-name="P149"/>
          </table:table-cell>
          <table:table-cell table:style-name="Table245.A1" office:value-type="string">
            <text:p text:style-name="P149">-z </text:p>
          </table:table-cell>
          <table:table-cell table:style-name="Table245.A1" office:value-type="string">
            <text:p text:style-name="P149">String is empty </text:p>
          </table:table-cell>
        </table:table-row>
      </table:table>
      <table:table table:name="Table246" table:style-name="Table246">
        <table:table-column table:style-name="Table246.A"/>
        <table:table-column table:style-name="Table246.B"/>
        <table:table-column table:style-name="Table246.C"/>
        <table:table-column table:style-name="Table246.D"/>
        <table:table-row>
          <table:table-cell table:style-name="Table246.A1" office:value-type="string">
            <text:p text:style-name="P152"/>
          </table:table-cell>
          <table:table-cell table:style-name="Table246.A1" office:value-type="string">
            <text:p text:style-name="P152"/>
          </table:table-cell>
          <table:table-cell table:style-name="Table246.A1" office:value-type="string">
            <text:p text:style-name="P149">-n </text:p>
          </table:table-cell>
          <table:table-cell table:style-name="Table246.A1" office:value-type="string">
            <text:p text:style-name="P149">String is not empty </text:p>
          </table:table-cell>
        </table:table-row>
        <table:table-row>
          <table:table-cell table:style-name="Table246.A1" table:number-columns-spanned="2" office:value-type="string">
            <text:p text:style-name="P151">Arithmetic Comparison </text:p>
            <text:p text:style-name="P151">within double parentheses (( ... )) </text:p>
          </table:table-cell>
          <table:covered-table-cell/>
          <table:table-cell table:style-name="Table246.A1" office:value-type="string">
            <text:p text:style-name="P153"/>
          </table:table-cell>
          <table:table-cell table:style-name="Table246.A1" office:value-type="string">
            <text:p text:style-name="P153"/>
          </table:table-cell>
        </table:table-row>
        <table:table-row>
          <table:table-cell table:style-name="Table246.A1" office:value-type="string">
            <text:p text:style-name="P149">&gt; </text:p>
          </table:table-cell>
          <table:table-cell table:style-name="Table246.A1" office:value-type="string">
            <text:p text:style-name="P149">Greater than </text:p>
          </table:table-cell>
          <table:table-cell table:style-name="Table246.A1" office:value-type="string">
            <text:p text:style-name="P152"/>
          </table:table-cell>
          <table:table-cell table:style-name="Table246.A1" office:value-type="string">
            <text:p text:style-name="P152"/>
          </table:table-cell>
        </table:table-row>
        <table:table-row>
          <table:table-cell table:style-name="Table246.A1" office:value-type="string">
            <text:p text:style-name="P149">&gt;= </text:p>
          </table:table-cell>
          <table:table-cell table:style-name="Table246.A1" office:value-type="string">
            <text:p text:style-name="P149">Greater than or equal to </text:p>
          </table:table-cell>
          <table:table-cell table:style-name="Table246.A1" office:value-type="string">
            <text:p text:style-name="P152"/>
          </table:table-cell>
          <table:table-cell table:style-name="Table246.A1" office:value-type="string">
            <text:p text:style-name="P152"/>
          </table:table-cell>
        </table:table-row>
        <table:table-row>
          <table:table-cell table:style-name="Table246.A1" office:value-type="string">
            <text:p text:style-name="P149">&lt; </text:p>
          </table:table-cell>
          <table:table-cell table:style-name="Table246.A1" office:value-type="string">
            <text:p text:style-name="P149">Less than </text:p>
          </table:table-cell>
          <table:table-cell table:style-name="Table246.A1" office:value-type="string">
            <text:p text:style-name="P152"/>
          </table:table-cell>
          <table:table-cell table:style-name="Table246.A1" office:value-type="string">
            <text:p text:style-name="P152"/>
          </table:table-cell>
        </table:table-row>
        <table:table-row>
          <table:table-cell table:style-name="Table246.A1" office:value-type="string">
            <text:p text:style-name="P149">&lt;= </text:p>
          </table:table-cell>
          <table:table-cell table:style-name="Table246.A1" office:value-type="string">
            <text:p text:style-name="P149">Less than or equal to </text:p>
          </table:table-cell>
          <table:table-cell table:style-name="Table246.A1" office:value-type="string">
            <text:p text:style-name="P152"/>
          </table:table-cell>
          <table:table-cell table:style-name="Table246.A1" office:value-type="string">
            <text:p text:style-name="P152"/>
          </table:table-cell>
        </table:table-row>
      </table:table>
      <text:p text:style-name="P20">* If within a double-bracket [[ ... ]] test construct, then no escape \ is needed.</text:p>
      <text:p text:style-name="P20"/>
      <text:p text:style-name="P22"/>
      <text:h text:style-name="P6" text:outline-level="4">Table B-3. TEST Operators: Files</text:h>
      <table:table table:name="Table247" table:style-name="Table247">
        <table:table-column table:style-name="Table247.A"/>
        <table:table-column table:style-name="Table247.B"/>
        <table:table-column table:style-name="Table247.C"/>
        <table:table-column table:style-name="Table247.D"/>
        <table:table-column table:style-name="Table247.E"/>
        <table:table-row>
          <table:table-cell table:style-name="Table247.A1" office:value-type="string">
            <text:p text:style-name="P151">Operator </text:p>
          </table:table-cell>
          <table:table-cell table:style-name="Table247.A1" office:value-type="string">
            <text:p text:style-name="P151">Tests Whether </text:p>
          </table:table-cell>
          <table:table-cell table:style-name="Table247.A1" office:value-type="string">
            <text:p text:style-name="P151">----- </text:p>
          </table:table-cell>
          <table:table-cell table:style-name="Table247.A1" office:value-type="string">
            <text:p text:style-name="P151">Operator </text:p>
          </table:table-cell>
          <table:table-cell table:style-name="Table247.A1" office:value-type="string">
            <text:p text:style-name="P151">Tests Whether </text:p>
          </table:table-cell>
        </table:table-row>
        <table:table-row>
          <table:table-cell table:style-name="Table247.A1" office:value-type="string">
            <text:p text:style-name="P149">-e </text:p>
          </table:table-cell>
          <table:table-cell table:style-name="Table247.A1" office:value-type="string">
            <text:p text:style-name="P149">File exists </text:p>
          </table:table-cell>
          <table:table-cell table:style-name="Table247.A1" office:value-type="string">
            <text:p text:style-name="P149"/>
          </table:table-cell>
          <table:table-cell table:style-name="Table247.A1" office:value-type="string">
            <text:p text:style-name="P149">-s </text:p>
          </table:table-cell>
          <table:table-cell table:style-name="Table247.A1" office:value-type="string">
            <text:p text:style-name="P149">File is not zero size </text:p>
          </table:table-cell>
        </table:table-row>
        <table:table-row>
          <table:table-cell table:style-name="Table247.A1" office:value-type="string">
            <text:p text:style-name="P149">-f </text:p>
          </table:table-cell>
          <table:table-cell table:style-name="Table247.A1" office:value-type="string">
            <text:p text:style-name="P149">File is a regular file </text:p>
          </table:table-cell>
          <table:table-cell table:style-name="Table247.A1" office:value-type="string">
            <text:p text:style-name="P149"/>
          </table:table-cell>
          <table:table-cell table:style-name="Table247.A1" office:value-type="string">
            <text:p text:style-name="P149"/>
          </table:table-cell>
          <table:table-cell table:style-name="Table247.A1" office:value-type="string">
            <text:p text:style-name="P149"/>
          </table:table-cell>
        </table:table-row>
        <table:table-row>
          <table:table-cell table:style-name="Table247.A1" office:value-type="string">
            <text:p text:style-name="P149">-d </text:p>
          </table:table-cell>
          <table:table-cell table:style-name="Table247.A1" office:value-type="string">
            <text:p text:style-name="P149">File is a directory </text:p>
          </table:table-cell>
          <table:table-cell table:style-name="Table247.A1" office:value-type="string">
            <text:p text:style-name="P149"/>
          </table:table-cell>
          <table:table-cell table:style-name="Table247.A1" office:value-type="string">
            <text:p text:style-name="P149">-r </text:p>
          </table:table-cell>
          <table:table-cell table:style-name="Table247.A1" office:value-type="string">
            <text:p text:style-name="P149">File has read permission </text:p>
          </table:table-cell>
        </table:table-row>
        <table:table-row>
          <table:table-cell table:style-name="Table247.A1" office:value-type="string">
            <text:p text:style-name="P149">-h </text:p>
          </table:table-cell>
          <table:table-cell table:style-name="Table247.A1" office:value-type="string">
            <text:p text:style-name="P149">File is a symbolic link </text:p>
          </table:table-cell>
          <table:table-cell table:style-name="Table247.A1" office:value-type="string">
            <text:p text:style-name="P149"/>
          </table:table-cell>
          <table:table-cell table:style-name="Table247.A1" office:value-type="string">
            <text:p text:style-name="P149">-w </text:p>
          </table:table-cell>
          <table:table-cell table:style-name="Table247.A1" office:value-type="string">
            <text:p text:style-name="P149">File has write permission </text:p>
          </table:table-cell>
        </table:table-row>
        <table:table-row>
          <table:table-cell table:style-name="Table247.A1" office:value-type="string">
            <text:p text:style-name="P149">-L </text:p>
          </table:table-cell>
          <table:table-cell table:style-name="Table247.A1" office:value-type="string">
            <text:p text:style-name="P149">File is a symbolic link </text:p>
          </table:table-cell>
          <table:table-cell table:style-name="Table247.A1" office:value-type="string">
            <text:p text:style-name="P149"/>
          </table:table-cell>
          <table:table-cell table:style-name="Table247.A1" office:value-type="string">
            <text:p text:style-name="P149">-x </text:p>
          </table:table-cell>
          <table:table-cell table:style-name="Table247.A1" office:value-type="string">
            <text:p text:style-name="P149">File has execute permission </text:p>
          </table:table-cell>
        </table:table-row>
        <table:table-row>
          <table:table-cell table:style-name="Table247.A1" office:value-type="string">
            <text:p text:style-name="P149">-b </text:p>
          </table:table-cell>
          <table:table-cell table:style-name="Table247.A1" office:value-type="string">
            <text:p text:style-name="P149">File is a block device </text:p>
          </table:table-cell>
          <table:table-cell table:style-name="Table247.A1" office:value-type="string">
            <text:p text:style-name="P149"/>
          </table:table-cell>
          <table:table-cell table:style-name="Table247.A1" office:value-type="string">
            <text:p text:style-name="P149"/>
          </table:table-cell>
          <table:table-cell table:style-name="Table247.A1" office:value-type="string">
            <text:p text:style-name="P149"/>
          </table:table-cell>
        </table:table-row>
        <table:table-row>
          <table:table-cell table:style-name="Table247.A1" office:value-type="string">
            <text:p text:style-name="P149">-c </text:p>
          </table:table-cell>
          <table:table-cell table:style-name="Table247.A1" office:value-type="string">
            <text:p text:style-name="P149">File is a character device </text:p>
          </table:table-cell>
          <table:table-cell table:style-name="Table247.A1" office:value-type="string">
            <text:p text:style-name="P149"/>
          </table:table-cell>
          <table:table-cell table:style-name="Table247.A1" office:value-type="string">
            <text:p text:style-name="P149">-g </text:p>
          </table:table-cell>
          <table:table-cell table:style-name="Table247.A1" office:value-type="string">
            <text:p text:style-name="P149">sgid flag set </text:p>
          </table:table-cell>
        </table:table-row>
        <table:table-row>
          <table:table-cell table:style-name="Table247.A1" office:value-type="string">
            <text:p text:style-name="P149">-p </text:p>
          </table:table-cell>
          <table:table-cell table:style-name="Table247.A1" office:value-type="string">
            <text:p text:style-name="P149">File is a pipe </text:p>
          </table:table-cell>
          <table:table-cell table:style-name="Table247.A1" office:value-type="string">
            <text:p text:style-name="P149"/>
          </table:table-cell>
          <table:table-cell table:style-name="Table247.A1" office:value-type="string">
            <text:p text:style-name="P149">-u </text:p>
          </table:table-cell>
          <table:table-cell table:style-name="Table247.A1" office:value-type="string">
            <text:p text:style-name="P149">suid flag set </text:p>
          </table:table-cell>
        </table:table-row>
        <table:table-row>
          <table:table-cell table:style-name="Table247.A1" office:value-type="string">
            <text:p text:style-name="P149">-S </text:p>
          </table:table-cell>
          <table:table-cell table:style-name="Table247.A1" office:value-type="string">
            <text:p text:style-name="P149">File is a socket </text:p>
          </table:table-cell>
          <table:table-cell table:style-name="Table247.A1" office:value-type="string">
            <text:p text:style-name="P149"/>
          </table:table-cell>
          <table:table-cell table:style-name="Table247.A1" office:value-type="string">
            <text:p text:style-name="P149">-k </text:p>
          </table:table-cell>
          <table:table-cell table:style-name="Table247.A1" office:value-type="string">
            <text:p text:style-name="P149">"sticky bit" set </text:p>
          </table:table-cell>
        </table:table-row>
        <table:table-row>
          <table:table-cell table:style-name="Table247.A1" office:value-type="string">
            <text:p text:style-name="P149">-t </text:p>
          </table:table-cell>
          <table:table-cell table:style-name="Table247.A1" office:value-type="string">
            <text:p text:style-name="P149">File is associated with a terminal </text:p>
          </table:table-cell>
          <table:table-cell table:style-name="Table247.A1" office:value-type="string">
            <text:p text:style-name="P149"/>
          </table:table-cell>
          <table:table-cell table:style-name="Table247.A1" office:value-type="string">
            <text:p text:style-name="P149"/>
          </table:table-cell>
          <table:table-cell table:style-name="Table247.A1" office:value-type="string">
            <text:p text:style-name="P149"/>
          </table:table-cell>
        </table:table-row>
        <table:table-row>
          <table:table-cell table:style-name="Table247.A1" office:value-type="string">
            <text:p text:style-name="P149">-N </text:p>
          </table:table-cell>
          <table:table-cell table:style-name="Table247.A1" office:value-type="string">
            <text:p text:style-name="P149">File modified since it was last read </text:p>
          </table:table-cell>
          <table:table-cell table:style-name="Table247.A1" office:value-type="string">
            <text:p text:style-name="P149"/>
          </table:table-cell>
          <table:table-cell table:style-name="Table247.A1" office:value-type="string">
            <text:p text:style-name="P149">F1 -nt F2 </text:p>
          </table:table-cell>
          <table:table-cell table:style-name="Table247.A1" office:value-type="string">
            <text:p text:style-name="P149">File F1 is newer than F2 * </text:p>
          </table:table-cell>
        </table:table-row>
        <table:table-row>
          <table:table-cell table:style-name="Table247.A1" office:value-type="string">
            <text:p text:style-name="P149">-O </text:p>
          </table:table-cell>
          <table:table-cell table:style-name="Table247.A1" office:value-type="string">
            <text:p text:style-name="P149">You own the file </text:p>
          </table:table-cell>
          <table:table-cell table:style-name="Table247.A1" office:value-type="string">
            <text:p text:style-name="P149"/>
          </table:table-cell>
          <table:table-cell table:style-name="Table247.A1" office:value-type="string">
            <text:p text:style-name="P149">F1 -ot F2 </text:p>
          </table:table-cell>
          <table:table-cell table:style-name="Table247.A1" office:value-type="string">
            <text:p text:style-name="P149">File F1 is older than F2 * </text:p>
          </table:table-cell>
        </table:table-row>
        <table:table-row>
          <table:table-cell table:style-name="Table247.A1" office:value-type="string">
            <text:p text:style-name="P149">-G </text:p>
          </table:table-cell>
          <table:table-cell table:style-name="Table247.A1" office:value-type="string">
            <text:p text:style-name="P149">Group id of file same as yours </text:p>
          </table:table-cell>
          <table:table-cell table:style-name="Table247.A1" office:value-type="string">
            <text:p text:style-name="P149"/>
          </table:table-cell>
          <table:table-cell table:style-name="Table247.A1" office:value-type="string">
            <text:p text:style-name="P149">F1 -ef F2 </text:p>
          </table:table-cell>
          <table:table-cell table:style-name="Table247.A1" office:value-type="string">
            <text:p text:style-name="P149">Files F1 and F2 are hard links to the same file * </text:p>
          </table:table-cell>
        </table:table-row>
        <table:table-row>
          <table:table-cell table:style-name="Table247.A1" office:value-type="string">
            <text:p text:style-name="P149">! </text:p>
          </table:table-cell>
          <table:table-cell table:style-name="Table247.A1" office:value-type="string">
            <text:p text:style-name="P149">NOT (inverts sense of above tests) </text:p>
          </table:table-cell>
          <table:table-cell table:style-name="Table247.A1" office:value-type="string">
            <text:p text:style-name="P149"/>
          </table:table-cell>
          <table:table-cell table:style-name="Table247.A1" office:value-type="string">
            <text:p text:style-name="P149"/>
          </table:table-cell>
          <table:table-cell table:style-name="Table247.A1" office:value-type="string">
            <text:p text:style-name="P149"/>
          </table:table-cell>
        </table:table-row>
      </table:table>
      <text:p text:style-name="P20">* Binary operator (requires two operands).</text:p>
      <text:h text:style-name="P159" text:outline-level="4">Table B-4. Parameter Substitution and Expansion</text:h>
      <table:table table:name="Table248" table:style-name="Table248">
        <table:table-column table:style-name="Table248.A"/>
        <table:table-column table:style-name="Table248.B"/>
        <table:table-row>
          <table:table-cell table:style-name="Table248.A1" office:value-type="string">
            <text:p text:style-name="P151">Expression </text:p>
          </table:table-cell>
          <table:table-cell table:style-name="Table248.A1" office:value-type="string">
            <text:p text:style-name="P151">Meaning </text:p>
          </table:table-cell>
        </table:table-row>
        <table:table-row>
          <table:table-cell table:style-name="Table248.A1" office:value-type="string">
            <text:p text:style-name="P149">${var} </text:p>
          </table:table-cell>
          <table:table-cell table:style-name="Table248.A1" office:value-type="string">
            <text:p text:style-name="P149">Value of var (same as $var) </text:p>
          </table:table-cell>
        </table:table-row>
        <table:table-row>
          <table:table-cell table:style-name="Table248.A1" office:value-type="string">
            <text:p text:style-name="P149">${var-$DEFAULT} </text:p>
          </table:table-cell>
          <table:table-cell table:style-name="Table248.A1" office:value-type="string">
            <text:p text:style-name="P149">If var not set, evaluate expression as $DEFAULT * </text:p>
          </table:table-cell>
        </table:table-row>
        <table:table-row>
          <table:table-cell table:style-name="Table248.A1" office:value-type="string">
            <text:p text:style-name="P149">${var:-$DEFAULT}</text:p>
          </table:table-cell>
          <table:table-cell table:style-name="Table248.A1" office:value-type="string">
            <text:p text:style-name="P149">If var not set or is empty, evaluate expression as $DEFAULT * </text:p>
          </table:table-cell>
        </table:table-row>
        <table:table-row>
          <table:table-cell table:style-name="Table248.A1" office:value-type="string">
            <text:p text:style-name="P149">${var=$DEFAULT} </text:p>
          </table:table-cell>
          <table:table-cell table:style-name="Table248.A1" office:value-type="string">
            <text:p text:style-name="P149">If var not set, evaluate expression as $DEFAULT * </text:p>
          </table:table-cell>
        </table:table-row>
      </table:table>
      <table:table table:name="Table249" table:style-name="Table249">
        <table:table-column table:style-name="Table249.A"/>
        <table:table-column table:style-name="Table249.B"/>
        <table:table-row>
          <table:table-cell table:style-name="Table249.A1" office:value-type="string">
            <text:p text:style-name="P149">${var:=$DEFAULT} </text:p>
          </table:table-cell>
          <table:table-cell table:style-name="Table249.A1" office:value-type="string">
            <text:p text:style-name="P149">If var not set or is empty, evaluate expression as $DEFAULT * </text:p>
          </table:table-cell>
        </table:table-row>
        <table:table-row>
          <table:table-cell table:style-name="Table249.A1" office:value-type="string">
            <text:p text:style-name="P149">${var+$OTHER} </text:p>
          </table:table-cell>
          <table:table-cell table:style-name="Table249.A1" office:value-type="string">
            <text:p text:style-name="P149">If var set, evaluate expression as $OTHER, otherwise as null string </text:p>
          </table:table-cell>
        </table:table-row>
        <table:table-row>
          <table:table-cell table:style-name="Table249.A1" office:value-type="string">
            <text:p text:style-name="P149">${var:+$OTHER} </text:p>
          </table:table-cell>
          <table:table-cell table:style-name="Table249.A1" office:value-type="string">
            <text:p text:style-name="P149">If var set, evaluate expression as $OTHER, otherwise as null string </text:p>
          </table:table-cell>
        </table:table-row>
        <table:table-row>
          <table:table-cell table:style-name="Table249.A1" office:value-type="string">
            <text:p text:style-name="P149">${var?$ERR_MSG} </text:p>
          </table:table-cell>
          <table:table-cell table:style-name="Table249.A1" office:value-type="string">
            <text:p text:style-name="P149">If var not set, print $ERR_MSG and abort script with an exit status of 1.* </text:p>
          </table:table-cell>
        </table:table-row>
        <table:table-row>
          <table:table-cell table:style-name="Table249.A1" office:value-type="string">
            <text:p text:style-name="P149">${var:?$ERR_MSG} </text:p>
          </table:table-cell>
          <table:table-cell table:style-name="Table249.A1" office:value-type="string">
            <text:p text:style-name="P149">If var not set, print $ERR_MSG and abort script with an exit status of 1.* </text:p>
          </table:table-cell>
        </table:table-row>
        <table:table-row>
          <table:table-cell table:style-name="Table249.A1" office:value-type="string">
            <text:p text:style-name="P149">${!varprefix*} </text:p>
          </table:table-cell>
          <table:table-cell table:style-name="Table249.A1" office:value-type="string">
            <text:p text:style-name="P149">Matches all previously declared variables beginning with varprefix </text:p>
          </table:table-cell>
        </table:table-row>
        <table:table-row>
          <table:table-cell table:style-name="Table249.A1" office:value-type="string">
            <text:p text:style-name="P149">${!varprefix@} </text:p>
          </table:table-cell>
          <table:table-cell table:style-name="Table249.A1" office:value-type="string">
            <text:p text:style-name="P149">Matches all previously declared variables beginning with varprefix </text:p>
          </table:table-cell>
        </table:table-row>
      </table:table>
      <text:p text:style-name="P20">* If var is set, evaluate the expression as $var with no side-effects.</text:p>
      <text:p text:style-name="P20"># Note that some of the above behavior of operators has changed from earlier versions of Bash.</text:p>
      <text:h text:style-name="P159" text:outline-level="4"><text:soft-page-break/>Table B-5. String Operations</text:h>
      <table:table table:name="Table250" table:style-name="Table250">
        <table:table-column table:style-name="Table250.A"/>
        <table:table-column table:style-name="Table250.B"/>
        <table:table-row>
          <table:table-cell table:style-name="Table250.A1" office:value-type="string">
            <text:p text:style-name="P151">Expression </text:p>
          </table:table-cell>
          <table:table-cell table:style-name="Table250.A1" office:value-type="string">
            <text:p text:style-name="P151">Meaning </text:p>
          </table:table-cell>
        </table:table-row>
        <table:table-row>
          <table:table-cell table:style-name="Table250.A1" office:value-type="string">
            <text:p text:style-name="P149">${#string} </text:p>
          </table:table-cell>
          <table:table-cell table:style-name="Table250.A1" office:value-type="string">
            <text:p text:style-name="P149">Length of $string </text:p>
          </table:table-cell>
        </table:table-row>
        <table:table-row>
          <table:table-cell table:style-name="Table250.A1" office:value-type="string">
            <text:p text:style-name="P149">${string:position} </text:p>
          </table:table-cell>
          <table:table-cell table:style-name="Table250.A1" office:value-type="string">
            <text:p text:style-name="P149">Extract substring from $string at $position </text:p>
          </table:table-cell>
        </table:table-row>
        <table:table-row>
          <table:table-cell table:style-name="Table250.A1" office:value-type="string">
            <text:p text:style-name="P149">${string:position:length} </text:p>
          </table:table-cell>
          <table:table-cell table:style-name="Table250.A1" office:value-type="string">
            <text:p text:style-name="P149">Extract $length characters substring from $string at $position [zero-indexed, first character is at position 0] </text:p>
          </table:table-cell>
        </table:table-row>
        <table:table-row>
          <table:table-cell table:style-name="Table250.A1" office:value-type="string">
            <text:p text:style-name="P149">${string#substring} </text:p>
          </table:table-cell>
          <table:table-cell table:style-name="Table250.A1" office:value-type="string">
            <text:p text:style-name="P149">Strip shortest match of $substring from front of $string </text:p>
          </table:table-cell>
        </table:table-row>
        <table:table-row>
          <table:table-cell table:style-name="Table250.A1" office:value-type="string">
            <text:p text:style-name="P149">${string##substring} </text:p>
          </table:table-cell>
          <table:table-cell table:style-name="Table250.A1" office:value-type="string">
            <text:p text:style-name="P149">Strip longest match of $substring from front of $string </text:p>
          </table:table-cell>
        </table:table-row>
        <table:table-row>
          <table:table-cell table:style-name="Table250.A1" office:value-type="string">
            <text:p text:style-name="P149">${string%substring} </text:p>
          </table:table-cell>
          <table:table-cell table:style-name="Table250.A1" office:value-type="string">
            <text:p text:style-name="P149">Strip shortest match of $substring from back of $string </text:p>
          </table:table-cell>
        </table:table-row>
        <table:table-row>
          <table:table-cell table:style-name="Table250.A1" office:value-type="string">
            <text:p text:style-name="P149">${string%%substring} </text:p>
          </table:table-cell>
          <table:table-cell table:style-name="Table250.A1" office:value-type="string">
            <text:p text:style-name="P149">Strip longest match of $substring from back of $string </text:p>
          </table:table-cell>
        </table:table-row>
        <table:table-row>
          <table:table-cell table:style-name="Table250.A1" office:value-type="string">
            <text:p text:style-name="P149">${string/substring/replacement} </text:p>
          </table:table-cell>
          <table:table-cell table:style-name="Table250.A1" office:value-type="string">
            <text:p text:style-name="P149">Replace first match of $substring with $replacement </text:p>
          </table:table-cell>
        </table:table-row>
        <table:table-row>
          <table:table-cell table:style-name="Table250.A1" office:value-type="string">
            <text:p text:style-name="P149">${string//substring/replacement} </text:p>
          </table:table-cell>
          <table:table-cell table:style-name="Table250.A1" office:value-type="string">
            <text:p text:style-name="P149">Replace all matches of $substring with $replacement </text:p>
          </table:table-cell>
        </table:table-row>
        <table:table-row>
          <table:table-cell table:style-name="Table250.A1" office:value-type="string">
            <text:p text:style-name="P149">${string/#substring/replacement} </text:p>
          </table:table-cell>
          <table:table-cell table:style-name="Table250.A1" office:value-type="string">
            <text:p text:style-name="P149">If $substring matches front end of $string, substitute $replacement for $substring </text:p>
          </table:table-cell>
        </table:table-row>
        <table:table-row>
          <table:table-cell table:style-name="Table250.A1" office:value-type="string">
            <text:p text:style-name="P149">${string/%substring/replacement} </text:p>
          </table:table-cell>
          <table:table-cell table:style-name="Table250.A1" office:value-type="string">
            <text:p text:style-name="P149">If $substring matches back end of $string, substitute $replacement for $substring </text:p>
          </table:table-cell>
        </table:table-row>
      </table:table>
      <table:table table:name="Table251" table:style-name="Table251">
        <table:table-column table:style-name="Table251.A"/>
        <table:table-column table:style-name="Table251.B"/>
        <table:table-row>
          <table:table-cell table:style-name="Table251.A1" office:value-type="string">
            <text:p text:style-name="P149">expr match "$string" '$substring' </text:p>
          </table:table-cell>
          <table:table-cell table:style-name="Table251.A1" office:value-type="string">
            <text:p text:style-name="P149">Length of matching $substring* at beginning of $string </text:p>
          </table:table-cell>
        </table:table-row>
        <table:table-row>
          <table:table-cell table:style-name="Table251.A1" office:value-type="string">
            <text:p text:style-name="P149">expr "$string" : '$substring' </text:p>
          </table:table-cell>
          <table:table-cell table:style-name="Table251.A1" office:value-type="string">
            <text:p text:style-name="P149">Length of matching $substring* at beginning of $string </text:p>
          </table:table-cell>
        </table:table-row>
        <table:table-row>
          <table:table-cell table:style-name="Table251.A1" office:value-type="string">
            <text:p text:style-name="P149">expr index "$string" $substring </text:p>
          </table:table-cell>
          <table:table-cell table:style-name="Table251.A1" office:value-type="string">
            <text:p text:style-name="P149">Numerical position in $string of first character in $substring* that matches [0 if no match, first character counts as position 1] </text:p>
          </table:table-cell>
        </table:table-row>
        <table:table-row>
          <table:table-cell table:style-name="Table251.A1" office:value-type="string">
            <text:p text:style-name="P149">expr substr $string $position $length </text:p>
          </table:table-cell>
          <table:table-cell table:style-name="Table251.A1" office:value-type="string">
            <text:p text:style-name="P149">Extract $length characters from $string starting at $position [0 if no match, first character counts as position 1] </text:p>
          </table:table-cell>
        </table:table-row>
        <table:table-row>
          <table:table-cell table:style-name="Table251.A1" office:value-type="string">
            <text:p text:style-name="P149">expr match "$string" '\($substring\)' </text:p>
          </table:table-cell>
          <table:table-cell table:style-name="Table251.A1" office:value-type="string">
            <text:p text:style-name="P149">Extract $substring*, searching from beginning of $string </text:p>
          </table:table-cell>
        </table:table-row>
        <table:table-row>
          <table:table-cell table:style-name="Table251.A1" office:value-type="string">
            <text:p text:style-name="P149">expr "$string" : '\($substring\)' </text:p>
          </table:table-cell>
          <table:table-cell table:style-name="Table251.A1" office:value-type="string">
            <text:p text:style-name="P149">Extract $substring* , searching from beginning of $string </text:p>
          </table:table-cell>
        </table:table-row>
        <table:table-row>
          <table:table-cell table:style-name="Table251.A1" office:value-type="string">
            <text:p text:style-name="P149">expr match "$string" '.*\($substring\)' </text:p>
          </table:table-cell>
          <table:table-cell table:style-name="Table251.A1" office:value-type="string">
            <text:p text:style-name="P149">Extract $substring*, searching from end of $string </text:p>
          </table:table-cell>
        </table:table-row>
        <table:table-row>
          <table:table-cell table:style-name="Table251.A1" office:value-type="string">
            <text:p text:style-name="P149">expr "$string" : '.*\($substring\)' </text:p>
          </table:table-cell>
          <table:table-cell table:style-name="Table251.A1" office:value-type="string">
            <text:p text:style-name="P149">Extract $substring*, searching from end of $string </text:p>
          </table:table-cell>
        </table:table-row>
      </table:table>
      <text:p text:style-name="P20">* Where $substring is a Regular Expression.</text:p>
      <text:p text:style-name="P22"/>
      <text:h text:style-name="P6" text:outline-level="4">Table B-6. Miscellaneous Constructs</text:h>
      <table:table table:name="Table252" table:style-name="Table252">
        <table:table-column table:style-name="Table252.A"/>
        <table:table-column table:style-name="Table252.B"/>
        <table:table-row>
          <table:table-cell table:style-name="Table252.A1" office:value-type="string">
            <text:p text:style-name="P151">Expression </text:p>
          </table:table-cell>
          <table:table-cell table:style-name="Table252.A1" office:value-type="string">
            <text:p text:style-name="P151">Interpretation </text:p>
          </table:table-cell>
        </table:table-row>
        <table:table-row>
          <table:table-cell table:style-name="Table252.A1" office:value-type="string">
            <text:p text:style-name="P148">Brackets </text:p>
          </table:table-cell>
          <table:table-cell table:style-name="Table252.A1" office:value-type="string">
            <text:p text:style-name="P149"/>
          </table:table-cell>
        </table:table-row>
        <table:table-row>
          <table:table-cell table:style-name="Table252.A1" office:value-type="string">
            <text:p text:style-name="P149">if [<text:span text:style-name="T1"> </text:span>CONDITION<text:span text:style-name="T1"> </text:span>] </text:p>
          </table:table-cell>
          <table:table-cell table:style-name="Table252.A1" office:value-type="string">
            <text:p text:style-name="P149">Test construct; <text:span text:style-name="T8">spaces needed</text:span></text:p>
          </table:table-cell>
        </table:table-row>
        <table:table-row>
          <table:table-cell table:style-name="Table252.A1" office:value-type="string">
            <text:p text:style-name="P149">if [[<text:span text:style-name="T1"> </text:span>CONDITION<text:span text:style-name="T1"> </text:span>]] </text:p>
          </table:table-cell>
          <table:table-cell table:style-name="Table252.A1" office:value-type="string">
            <text:p text:style-name="P149">Extended test construct; <text:span text:style-name="T8">spaces needed</text:span> </text:p>
          </table:table-cell>
        </table:table-row>
        <table:table-row>
          <table:table-cell table:style-name="Table252.A1" office:value-type="string">
            <text:p text:style-name="P149">Array[1]=element1 </text:p>
          </table:table-cell>
          <table:table-cell table:style-name="Table252.A1" office:value-type="string">
            <text:p text:style-name="P149">Array initialization </text:p>
          </table:table-cell>
        </table:table-row>
        <table:table-row>
          <table:table-cell table:style-name="Table252.A1" office:value-type="string">
            <text:p text:style-name="P149">[a-z] </text:p>
          </table:table-cell>
          <table:table-cell table:style-name="Table252.A1" office:value-type="string">
            <text:p text:style-name="P149">Range of characters within a Regular Expression </text:p>
          </table:table-cell>
        </table:table-row>
        <table:table-row>
          <table:table-cell table:style-name="Table252.A1" office:value-type="string">
            <text:p text:style-name="P148">Curly Brackets </text:p>
          </table:table-cell>
          <table:table-cell table:style-name="Table252.A1" office:value-type="string">
            <text:p text:style-name="P149"/>
          </table:table-cell>
        </table:table-row>
        <table:table-row>
          <table:table-cell table:style-name="Table252.A1" office:value-type="string">
            <text:p text:style-name="P149">${variable} </text:p>
          </table:table-cell>
          <table:table-cell table:style-name="Table252.A1" office:value-type="string">
            <text:p text:style-name="P149">Parameter substitution </text:p>
          </table:table-cell>
        </table:table-row>
        <table:table-row>
          <table:table-cell table:style-name="Table252.A1" office:value-type="string">
            <text:p text:style-name="P149">${!variable} </text:p>
          </table:table-cell>
          <table:table-cell table:style-name="Table252.A1" office:value-type="string">
            <text:p text:style-name="P149">Indirect variable reference </text:p>
          </table:table-cell>
        </table:table-row>
        <table:table-row>
          <table:table-cell table:style-name="Table252.A1" office:value-type="string">
            <text:p text:style-name="P149">{ command1; command2; . . . commandN; }</text:p>
          </table:table-cell>
          <table:table-cell table:style-name="Table252.A1" office:value-type="string">
            <text:p text:style-name="P149">Block of code </text:p>
          </table:table-cell>
        </table:table-row>
        <table:table-row>
          <table:table-cell table:style-name="Table252.A1" office:value-type="string">
            <text:p text:style-name="P149">{string1,string2,string3,...} </text:p>
          </table:table-cell>
          <table:table-cell table:style-name="Table252.A1" office:value-type="string">
            <text:p text:style-name="P149">Brace expansion </text:p>
          </table:table-cell>
        </table:table-row>
        <table:table-row>
          <table:table-cell table:style-name="Table252.A1" office:value-type="string">
            <text:p text:style-name="P149">{a..z} </text:p>
          </table:table-cell>
          <table:table-cell table:style-name="Table252.A1" office:value-type="string">
            <text:p text:style-name="P149">Extended brace expansion </text:p>
          </table:table-cell>
        </table:table-row>
        <table:table-row>
          <table:table-cell table:style-name="Table252.A1" office:value-type="string">
            <text:p text:style-name="P149">{} </text:p>
          </table:table-cell>
          <table:table-cell table:style-name="Table252.A1" office:value-type="string">
            <text:p text:style-name="P149">Text replacement, after find and xargs </text:p>
          </table:table-cell>
        </table:table-row>
        <table:table-row>
          <table:table-cell table:style-name="Table252.A1" office:value-type="string">
            <text:p text:style-name="P148">Parentheses </text:p>
          </table:table-cell>
          <table:table-cell table:style-name="Table252.A1" office:value-type="string">
            <text:p text:style-name="P149"/>
          </table:table-cell>
        </table:table-row>
        <table:table-row>
          <table:table-cell table:style-name="Table252.A1" office:value-type="string">
            <text:p text:style-name="P149">( command1; command2 ) </text:p>
          </table:table-cell>
          <table:table-cell table:style-name="Table252.A1" office:value-type="string">
            <text:p text:style-name="P149">Command group executed within a subshell </text:p>
          </table:table-cell>
        </table:table-row>
        <table:table-row>
          <table:table-cell table:style-name="Table252.A1" office:value-type="string">
            <text:p text:style-name="P149">Array=(element1 element2 element3) </text:p>
          </table:table-cell>
          <table:table-cell table:style-name="Table252.A1" office:value-type="string">
            <text:p text:style-name="P149">Array initialization </text:p>
          </table:table-cell>
        </table:table-row>
      </table:table>
      <table:table table:name="Table253" table:style-name="Table253">
        <table:table-column table:style-name="Table253.A"/>
        <table:table-column table:style-name="Table253.B"/>
        <table:table-row>
          <table:table-cell table:style-name="Table253.A1" office:value-type="string">
            <text:p text:style-name="P149">result=$(COMMAND) </text:p>
          </table:table-cell>
          <table:table-cell table:style-name="Table253.A1" office:value-type="string">
            <text:p text:style-name="P149">Command substitution, new style </text:p>
          </table:table-cell>
        </table:table-row>
        <table:table-row>
          <table:table-cell table:style-name="Table253.A1" office:value-type="string">
            <text:p text:style-name="P149">&gt;(COMMAND) </text:p>
          </table:table-cell>
          <table:table-cell table:style-name="Table253.A1" office:value-type="string">
            <text:p text:style-name="P149">Process substitution </text:p>
          </table:table-cell>
        </table:table-row>
        <table:table-row>
          <table:table-cell table:style-name="Table253.A1" office:value-type="string">
            <text:p text:style-name="P149">&lt;(COMMAND) </text:p>
          </table:table-cell>
          <table:table-cell table:style-name="Table253.A1" office:value-type="string">
            <text:p text:style-name="P149">Process substitution </text:p>
          </table:table-cell>
        </table:table-row>
        <table:table-row>
          <table:table-cell table:style-name="Table253.A1" office:value-type="string">
            <text:p text:style-name="P148">Double Parentheses </text:p>
          </table:table-cell>
          <table:table-cell table:style-name="Table253.A1" office:value-type="string">
            <text:p text:style-name="P149"/>
          </table:table-cell>
        </table:table-row>
        <table:table-row>
          <table:table-cell table:style-name="Table253.A1" office:value-type="string">
            <text:p text:style-name="P149">(( var = 78 )) </text:p>
          </table:table-cell>
          <table:table-cell table:style-name="Table253.A1" office:value-type="string">
            <text:p text:style-name="P149">Integer arithmetic </text:p>
          </table:table-cell>
        </table:table-row>
        <table:table-row>
          <table:table-cell table:style-name="Table253.A1" office:value-type="string">
            <text:p text:style-name="P149">var=$(( 20 + 5 )) </text:p>
          </table:table-cell>
          <table:table-cell table:style-name="Table253.A1" office:value-type="string">
            <text:p text:style-name="P149">Integer arithmetic, with variable assignment </text:p>
          </table:table-cell>
        </table:table-row>
        <table:table-row>
          <table:table-cell table:style-name="Table253.A1" office:value-type="string">
            <text:p text:style-name="P149">(( var++ )) </text:p>
          </table:table-cell>
          <table:table-cell table:style-name="Table253.A1" office:value-type="string">
            <text:p text:style-name="P149">C-style variable increment </text:p>
          </table:table-cell>
        </table:table-row>
        <table:table-row>
          <table:table-cell table:style-name="Table253.A1" office:value-type="string">
            <text:p text:style-name="P149">(( var-- )) </text:p>
          </table:table-cell>
          <table:table-cell table:style-name="Table253.A1" office:value-type="string">
            <text:p text:style-name="P149">C-style variable decrement </text:p>
          </table:table-cell>
        </table:table-row>
        <table:table-row>
          <table:table-cell table:style-name="Table253.A1" office:value-type="string">
            <text:p text:style-name="P149">(( var0 = var1&lt;98?9:21 )) </text:p>
          </table:table-cell>
          <table:table-cell table:style-name="Table253.A1" office:value-type="string">
            <text:p text:style-name="P149">C-style ternary operation </text:p>
          </table:table-cell>
        </table:table-row>
        <table:table-row>
          <table:table-cell table:style-name="Table253.A1" office:value-type="string">
            <text:p text:style-name="P149">Quoting </text:p>
          </table:table-cell>
          <table:table-cell table:style-name="Table253.A1" office:value-type="string">
            <text:p text:style-name="P149"/>
          </table:table-cell>
        </table:table-row>
        <table:table-row>
          <table:table-cell table:style-name="Table253.A1" office:value-type="string">
            <text:p text:style-name="P149">"$variable" </text:p>
          </table:table-cell>
          <table:table-cell table:style-name="Table253.A1" office:value-type="string">
            <text:p text:style-name="P149">"Weak" quoting </text:p>
          </table:table-cell>
        </table:table-row>
        <table:table-row>
          <table:table-cell table:style-name="Table253.A1" office:value-type="string">
            <text:p text:style-name="P149">'string' </text:p>
          </table:table-cell>
          <table:table-cell table:style-name="Table253.A1" office:value-type="string">
            <text:p text:style-name="P149">'Strong' quoting </text:p>
          </table:table-cell>
        </table:table-row>
        <table:table-row>
          <table:table-cell table:style-name="Table253.A1" office:value-type="string">
            <text:p text:style-name="P148">Back Quotes </text:p>
          </table:table-cell>
          <table:table-cell table:style-name="Table253.A1" office:value-type="string">
            <text:p text:style-name="P149"/>
          </table:table-cell>
        </table:table-row>
        <table:table-row>
          <table:table-cell table:style-name="Table253.A1" office:value-type="string">
            <text:p text:style-name="P149">result=`COMMAND` </text:p>
          </table:table-cell>
          <table:table-cell table:style-name="Table253.A1" office:value-type="string">
            <text:p text:style-name="P149">Command substitution, classic style</text:p>
          </table:table-cell>
        </table:table-row>
      </table:table>
      <text:p text:style-name="P21"/>
      <text:h text:style-name="P6" text:outline-level="4">Basic syntax summary (for bash, math indexed arrays): </text:h>
      <table:table table:name="Table254" table:style-name="Table254">
        <table:table-column table:style-name="Table254.A"/>
        <table:table-column table:style-name="Table254.B"/>
        <table:table-row>
          <table:table-cell table:style-name="Table254.A1" office:value-type="string">
            <text:p text:style-name="P56"><text:span text:style-name="Teletype"><text:span text:style-name="T37">a=(word1 word2 "$word3" ...)</text:span></text:span></text:p>
          </table:table-cell>
          <table:table-cell table:style-name="Table254.A1" office:value-type="string">
            <text:p text:style-name="P54">Initialize an array from a word list, indexed starting with 0 unless otherwise specified.</text:p>
          </table:table-cell>
        </table:table-row>
        <table:table-row>
          <table:table-cell table:style-name="Table254.A1" office:value-type="string">
            <text:p text:style-name="P56"><text:bookmark text:name="line-13104"/><text:span text:style-name="Teletype"><text:span text:style-name="T37">a=(*.png *.jpg)</text:span></text:span></text:p>
          </table:table-cell>
          <table:table-cell table:style-name="Table254.A1" office:value-type="string">
            <text:p text:style-name="P54">Initialize an array with filenames.</text:p>
          </table:table-cell>
        </table:table-row>
        <table:table-row>
          <table:table-cell table:style-name="Table254.A1" office:value-type="string">
            <text:p text:style-name="P56"><text:bookmark text:name="line-1456"/><text:span text:style-name="Teletype"><text:span text:style-name="T37">a[i]=word</text:span></text:span></text:p>
          </table:table-cell>
          <table:table-cell table:style-name="Table254.A1" office:value-type="string">
            <text:p text:style-name="P56"><text:span text:style-name="T37">Set one element to </text:span><text:span text:style-name="Teletype"><text:span text:style-name="T37">word</text:span></text:span><text:span text:style-name="T37">, evaluating the value of </text:span><text:span text:style-name="Teletype"><text:span text:style-name="T37">i</text:span></text:span><text:span text:style-name="T37"> in a math context to determine the index.</text:span></text:p>
          </table:table-cell>
        </table:table-row>
        <table:table-row>
          <table:table-cell table:style-name="Table254.A1" office:value-type="string">
            <text:p text:style-name="P56"><text:bookmark text:name="line-1513"/><text:span text:style-name="Teletype"><text:span text:style-name="T37">a[i+1]=word</text:span></text:span></text:p>
          </table:table-cell>
          <table:table-cell table:style-name="Table254.A1" office:value-type="string">
            <text:p text:style-name="P54">Set one element, demonstrating that the index is also a math context.</text:p>
          </table:table-cell>
        </table:table-row>
        <table:table-row>
          <table:table-cell table:style-name="Table254.A1" office:value-type="string">
            <text:p text:style-name="P56"><text:bookmark text:name="line-1612"/><text:span text:style-name="Teletype"><text:span text:style-name="T37">a[i]+=suffix</text:span></text:span></text:p>
          </table:table-cell>
          <table:table-cell table:style-name="Table254.A1" office:value-type="string">
            <text:p text:style-name="P56"><text:span text:style-name="T37">Append </text:span><text:span text:style-name="Teletype"><text:span text:style-name="T37">suffix</text:span></text:span><text:span text:style-name="T37"> to the previous value of </text:span><text:span text:style-name="Teletype"><text:span text:style-name="T37">a[i]</text:span></text:span><text:span text:style-name="T37"> (bash 3.1).</text:span></text:p>
          </table:table-cell>
        </table:table-row>
        <table:table-row>
          <table:table-cell table:style-name="Table254.A1" office:value-type="string">
            <text:p text:style-name="P56"><text:bookmark text:name="line-1712"/><text:span text:style-name="Teletype"><text:span text:style-name="T37">a+=(word ...)</text:span></text:span><text:span text:style-name="T37"> # append</text:span></text:p>
          </table:table-cell>
          <table:table-cell table:style-name="Table254.A1" table:number-rows-spanned="2" office:value-type="string">
            <text:p text:style-name="P53">Modify an existing array without unsetting it, indexed starting at one greater than the highest indexed element unless otherwise specified (bash 3.1).</text:p>
          </table:table-cell>
        </table:table-row>
        <table:table-row>
          <table:table-cell table:style-name="Table254.A1" office:value-type="string">
            <text:p text:style-name="P56"><text:bookmark text:name="line-1811"/><text:span text:style-name="Teletype"><text:span text:style-name="T37">a+=([3]=word3 word4 [i]+=word_i_suffix)</text:span></text:span><text:span text:style-name="T37"><text:line-break/># modify (ormaaj example)</text:span></text:p>
          </table:table-cell>
          <table:covered-table-cell/>
        </table:table-row>
        <table:table-row>
          <table:table-cell table:style-name="Table254.A1" office:value-type="string">
            <text:p text:style-name="P56"><text:bookmark text:name="line-1911"/><text:span text:style-name="Teletype"><text:span text:style-name="T37">unset 'a[i]'</text:span></text:span></text:p>
          </table:table-cell>
          <table:table-cell table:style-name="Table254.A1" office:value-type="string">
            <text:p text:style-name="P56"><text:span text:style-name="T37">Unset one element. Note the mandatory quotes (</text:span><text:span text:style-name="Teletype"><text:span text:style-name="T37">a[i]</text:span></text:span><text:span text:style-name="T37"> is a valid </text:span><text:a xlink:type="simple" xlink:href="http://mywiki.wooledge.org/glob" text:style-name="Internet_20_link" text:visited-style-name="Visited_20_Internet_20_Link"><text:span text:style-name="T37">glob</text:span></text:a><text:span text:style-name="T37">).</text:span></text:p>
          </table:table-cell>
        </table:table-row>
        <table:table-row>
          <table:table-cell table:style-name="Table254.A1" office:value-type="string">
            <text:p text:style-name="P56"><text:bookmark text:name="line-2011"/><text:span text:style-name="Teletype"><text:span text:style-name="T37">"${a[i]}"</text:span></text:span></text:p>
          </table:table-cell>
          <table:table-cell table:style-name="Table254.A1" office:value-type="string">
            <text:p text:style-name="P54">Reference one element.</text:p>
          </table:table-cell>
        </table:table-row>
        <table:table-row>
          <table:table-cell table:style-name="Table254.A1" office:value-type="string">
            <text:p text:style-name="P56"><text:bookmark text:name="line-2111"/><text:span text:style-name="Teletype"><text:span text:style-name="T37">"$(( a[i] + 5 ))"</text:span></text:span></text:p>
          </table:table-cell>
          <table:table-cell table:style-name="Table254.A1" office:value-type="string">
            <text:p text:style-name="P54">Reference one element, in a math context.</text:p>
          </table:table-cell>
        </table:table-row>
        <table:table-row>
          <table:table-cell table:style-name="Table254.A1" office:value-type="string">
            <text:p text:style-name="P56"><text:bookmark text:name="line-2211"/><text:span text:style-name="Teletype"><text:span text:style-name="T37">"${a[@]}"</text:span></text:span></text:p>
          </table:table-cell>
          <table:table-cell table:style-name="Table254.A1" office:value-type="string">
            <text:p text:style-name="P54">Expand all elements as a list of words.</text:p>
          </table:table-cell>
        </table:table-row>
        <table:table-row>
          <table:table-cell table:style-name="Table254.A1" office:value-type="string">
            <text:p text:style-name="P56"><text:bookmark text:name="line-2311"/><text:span text:style-name="Teletype"><text:span text:style-name="T37">"${!a[@]}"</text:span></text:span></text:p>
          </table:table-cell>
          <table:table-cell table:style-name="Table254.A1" office:value-type="string">
            <text:p text:style-name="P56"><text:span text:style-name="T37">Expand all </text:span><text:span text:style-name="Emphasis"><text:span text:style-name="T37">indices</text:span></text:span><text:span text:style-name="T37"> as a list of words (bash 3.0).</text:span></text:p>
          </table:table-cell>
        </table:table-row>
        <table:table-row>
          <table:table-cell table:style-name="Table254.A1" office:value-type="string">
            <text:p text:style-name="P56"><text:bookmark text:name="line-2411"/><text:span text:style-name="Teletype"><text:span text:style-name="T37">"${a[*]}"</text:span></text:span></text:p>
          </table:table-cell>
          <table:table-cell table:style-name="Table254.A1" office:value-type="string">
            <text:p text:style-name="P56"><text:span text:style-name="T37">Expand all elements as a </text:span><text:span text:style-name="Emphasis"><text:span text:style-name="T37">single</text:span></text:span><text:span text:style-name="T37"> word, with the first char of </text:span><text:a xlink:type="simple" xlink:href="http://mywiki.wooledge.org/IFS" text:style-name="Internet_20_link" text:visited-style-name="Visited_20_Internet_20_Link"><text:span text:style-name="T37">IFS</text:span></text:a><text:span text:style-name="T37"> as separator.</text:span></text:p>
          </table:table-cell>
        </table:table-row>
        <table:table-row>
          <table:table-cell table:style-name="Table254.A1" office:value-type="string">
            <text:p text:style-name="P56"><text:bookmark text:name="line-2511"/><text:span text:style-name="Teletype"><text:span text:style-name="T37">"${#a[@]}"</text:span></text:span></text:p>
          </table:table-cell>
          <table:table-cell table:style-name="Table254.A1" office:value-type="string">
            <text:p text:style-name="P54">Number of elements (size, length).</text:p>
          </table:table-cell>
        </table:table-row>
        <table:table-row>
          <table:table-cell table:style-name="Table254.A1" office:value-type="string">
            <text:p text:style-name="P56"><text:bookmark text:name="line-2611"/><text:span text:style-name="Teletype"><text:span text:style-name="T37">"${a[@]:start:len}"</text:span></text:span></text:p>
          </table:table-cell>
          <table:table-cell table:style-name="Table254.A1" office:value-type="string">
            <text:p text:style-name="P56"><text:span text:style-name="T37">Expand a range of elements as a list of words, cf. </text:span><text:a xlink:type="simple" xlink:href="http://mywiki.wooledge.org/BashFAQ/100#Extracting_parts_of_strings" text:style-name="Internet_20_link" text:visited-style-name="Visited_20_Internet_20_Link"><text:span text:style-name="T37">string range</text:span></text:a><text:span text:style-name="T37">.</text:span></text:p>
          </table:table-cell>
        </table:table-row>
        <table:table-row>
          <table:table-cell table:style-name="Table254.A1" office:value-type="string">
            <text:p text:style-name="P56"><text:bookmark text:name="line-2711"/><text:span text:style-name="Teletype"><text:span text:style-name="T37">"${a[@]#trimstart}"</text:span></text:span><text:span text:style-name="T37"> </text:span><text:span text:style-name="Teletype"><text:span text:style-name="T37">"${a[@]%trimend}"</text:span></text:span><text:span text:style-name="T37"><text:line-break/></text:span><text:span text:style-name="Teletype"><text:span text:style-name="T37">"${a[@]//search/repl}"</text:span></text:span><text:span text:style-name="T37"> etc.</text:span></text:p>
          </table:table-cell>
          <table:table-cell table:style-name="Table254.A1" office:value-type="string">
            <text:p text:style-name="P54">Expand all elements as a list of words, with modifications applied to each element separately.</text:p>
          </table:table-cell>
        </table:table-row>
        <table:table-row>
          <table:table-cell table:style-name="Table254.A1" office:value-type="string">
            <text:p text:style-name="P56"><text:bookmark text:name="line-2811"/><text:span text:style-name="Teletype"><text:span text:style-name="T37">declare -p a</text:span></text:span></text:p>
          </table:table-cell>
          <table:table-cell table:style-name="Table254.A1" office:value-type="string">
            <text:p text:style-name="P54">Show/dump the array, in a bash-reusable form.</text:p>
          </table:table-cell>
        </table:table-row>
        <table:table-row>
          <table:table-cell table:style-name="Table254.A1" office:value-type="string">
            <text:p text:style-name="P56"><text:bookmark text:name="line-2911"/><text:span text:style-name="Teletype"><text:span text:style-name="T37">mapfile -t a &lt; stream</text:span></text:span></text:p>
          </table:table-cell>
          <table:table-cell table:style-name="Table254.A1" office:value-type="string">
            <text:p text:style-name="P54">Initialize an array from a stream (bash 4.0).</text:p>
          </table:table-cell>
        </table:table-row>
        <table:table-row>
          <table:table-cell table:style-name="Table254.A1" office:value-type="string">
            <text:p text:style-name="P56"><text:bookmark text:name="line-3011"/><text:span text:style-name="Teletype"><text:span text:style-name="T37">readarray -t a &lt; stream</text:span></text:span></text:p>
          </table:table-cell>
          <table:table-cell table:style-name="Table254.A1" office:value-type="string">
            <text:p text:style-name="P54">Same as mapfile.</text:p>
          </table:table-cell>
        </table:table-row>
        <table:table-row>
          <table:table-cell table:style-name="Table254.A1" office:value-type="string">
            <text:p text:style-name="P56"><text:bookmark text:name="line-3111"/><text:span text:style-name="Teletype"><text:span text:style-name="T37">"$a"</text:span></text:span></text:p>
          </table:table-cell>
          <table:table-cell table:style-name="Table254.A1" office:value-type="string">
            <text:p text:style-name="P56"><text:span text:style-name="T37">Same as </text:span><text:span text:style-name="Teletype"><text:span text:style-name="T37">"${a[0]}"</text:span></text:span><text:span text:style-name="T37">. </text:span><text:span text:style-name="Strong_20_Emphasis"><text:span text:style-name="T37">Does NOT</text:span></text:span><text:span text:style-name="T37"> expand to the entire array. This usage is considered </text:span><text:span text:style-name="Strong_20_Emphasis"><text:span text:style-name="T37">confusing</text:span></text:span><text:span text:style-name="T37"> at best, but is usually a </text:span><text:span text:style-name="Strong_20_Emphasis"><text:span text:style-name="T37">bug</text:span></text:span><text:span text:style-name="T37">.</text:span></text:p>
          </table:table-cell>
        </table:table-row>
      </table:table>
      <text:p text:style-name="P20"/>
      <table:table table:name="Table236" table:style-name="Table236">
        <table:table-column table:style-name="Table236.A"/>
        <table:table-column table:style-name="Table236.B"/>
        <table:table-row>
          <table:table-cell table:style-name="Table236.A1" office:value-type="string">
            <text:h text:style-name="P3" text:outline-level="1"><text:span text:style-name="T48">Bash scripting </text:span><text:span text:style-name="Emphasis"><text:span text:style-name="T48">cheatsheet</text:span></text:span></text:h>
            <text:h text:style-name="P104" text:outline-level="3"><text:bookmark text:name="example"/>Example</text:h>
            <text:p text:style-name="P97"><text:span text:style-name="Source_20_Text"><text:span text:style-name="T37">#!/usr/bin/env bash</text:span></text:span></text:p>
            <text:p text:style-name="P95"/>
            <text:p text:style-name="P97"><text:span text:style-name="Source_20_Text"><text:span text:style-name="T37">NAME="John"</text:span></text:span></text:p>
            <text:p text:style-name="P64"><text:span text:style-name="Source_20_Text"><text:span text:style-name="T37">echo "Hello $NAME!"</text:span></text:span></text:p>
            <text:h text:style-name="P104" text:outline-level="3"><text:bookmark text:name="variables"/>Variables</text:h>
            <text:p text:style-name="P97"><text:span text:style-name="Source_20_Text"><text:span text:style-name="T37">NAME="John"</text:span></text:span></text:p>
            <text:p text:style-name="P97"><text:span text:style-name="Source_20_Text"><text:span text:style-name="T37">echo </text:span></text:span><text:span text:style-name="Source_20_Text"><text:span text:style-name="T67">$</text:span></text:span><text:span text:style-name="Source_20_Text"><text:span text:style-name="T37">NAME</text:span></text:span></text:p>
            <text:p text:style-name="P97"><text:span text:style-name="Source_20_Text"><text:span text:style-name="T37">echo "</text:span></text:span><text:span text:style-name="Source_20_Text"><text:span text:style-name="T67">$</text:span></text:span><text:span text:style-name="Source_20_Text"><text:span text:style-name="T37">NAME"</text:span></text:span></text:p>
            <text:p text:style-name="P64"><text:span text:style-name="Source_20_Text"><text:span text:style-name="T37">echo "</text:span></text:span><text:span text:style-name="Source_20_Text"><text:span text:style-name="T67">${</text:span></text:span><text:span text:style-name="Source_20_Text"><text:span text:style-name="T37">NAME</text:span></text:span><text:span text:style-name="Source_20_Text"><text:span text:style-name="T67">}</text:span></text:span><text:span text:style-name="Source_20_Text"><text:span text:style-name="T37">!" <text:s/></text:span></text:span><text:span text:style-name="Source_20_Text"><text:span text:style-name="T23">#=&gt; John!</text:span></text:span></text:p>
            <text:h text:style-name="P104" text:outline-level="3"><text:bookmark text:name="string-quotes"/>String quotes</text:h>
            <text:p text:style-name="P97"><text:span text:style-name="Source_20_Text"><text:span text:style-name="T37">NAME="John"</text:span></text:span></text:p>
            <text:p text:style-name="P97"><text:span text:style-name="Source_20_Text"><text:span text:style-name="T37">echo </text:span></text:span><text:span text:style-name="Source_20_Text"><text:span text:style-name="T67">"</text:span></text:span><text:span text:style-name="Source_20_Text"><text:span text:style-name="T37">Hi $NAME</text:span></text:span><text:span text:style-name="Source_20_Text"><text:span text:style-name="T67">"</text:span></text:span><text:span text:style-name="Source_20_Text"><text:span text:style-name="T37"> <text:s/></text:span></text:span><text:span text:style-name="Source_20_Text"><text:span text:style-name="T22">#=&gt; Hi John</text:span></text:span></text:p>
            <text:p text:style-name="P64"><text:span text:style-name="Source_20_Text"><text:span text:style-name="T37">echo </text:span></text:span><text:span text:style-name="Source_20_Text"><text:span text:style-name="T67">'</text:span></text:span><text:span text:style-name="Source_20_Text"><text:span text:style-name="T37">Hi $NAME</text:span></text:span><text:span text:style-name="Source_20_Text"><text:span text:style-name="T67">'</text:span></text:span><text:span text:style-name="Source_20_Text"><text:span text:style-name="T37"> <text:s/></text:span></text:span><text:span text:style-name="Source_20_Text"><text:span text:style-name="T22">#=&gt; Hi $NAME</text:span></text:span></text:p>
            <text:h text:style-name="P104" text:outline-level="3"><text:bookmark text:name="shell-execution"/>Shell execution</text:h>
            <text:p text:style-name="P97"><text:span text:style-name="Source_20_Text"><text:span text:style-name="T37">echo "I'm in </text:span></text:span><text:span text:style-name="Source_20_Text"><text:span text:style-name="T67">$(</text:span></text:span><text:span text:style-name="Source_20_Text"><text:span text:style-name="T37">pwd</text:span></text:span><text:span text:style-name="Source_20_Text"><text:span text:style-name="T67">)</text:span></text:span><text:span text:style-name="Source_20_Text"><text:span text:style-name="T37">"</text:span></text:span></text:p>
            <text:p text:style-name="P97"><text:span text:style-name="Source_20_Text"><text:span text:style-name="T37">echo "I'm in </text:span></text:span><text:span text:style-name="Source_20_Text"><text:span text:style-name="T67">`</text:span></text:span><text:span text:style-name="Source_20_Text"><text:span text:style-name="T37">pwd</text:span></text:span><text:span text:style-name="Source_20_Text"><text:span text:style-name="T67">`</text:span></text:span><text:span text:style-name="Source_20_Text"><text:span text:style-name="T37">"</text:span></text:span></text:p>
            <text:p text:style-name="P64"><text:span text:style-name="Source_20_Text"><text:span text:style-name="T22"># Same </text:span></text:span><text:span text:style-name="Source_20_Text"><text:span text:style-name="T23">$( ) and ` `</text:span></text:span></text:p>
            <text:p text:style-name="P8"><text:span text:style-name="T37">See </text:span><text:a xlink:type="simple" xlink:href="http://wiki.bash-hackers.org/syntax/expansion/cmdsubst" text:style-name="Internet_20_link" text:visited-style-name="Visited_20_Internet_20_Link"><text:span text:style-name="T37">Command substitution</text:span></text:a></text:p>
            <text:h text:style-name="P104" text:outline-level="3"><text:bookmark text:name="conditional-execution"/>Conditional execution</text:h>
            <text:p text:style-name="P97"><text:span text:style-name="Source_20_Text"><text:span text:style-name="T37">git commit </text:span></text:span><text:span text:style-name="Source_20_Text"><text:span text:style-name="T67">&amp;&amp;</text:span></text:span><text:span text:style-name="Source_20_Text"><text:span text:style-name="T37"> git push <text:s text:c="2"/></text:span></text:span><text:span text:style-name="Source_20_Text"><text:span text:style-name="T24">#only push if commit exited with 0</text:span></text:span><text:span text:style-name="Source_20_Text"><text:span text:style-name="T38"> </text:span></text:span></text:p>
            <text:p text:style-name="P64"><text:span text:style-name="Source_20_Text"><text:span text:style-name="T37">git commit </text:span></text:span><text:span text:style-name="Source_20_Text"><text:span text:style-name="T67">||</text:span></text:span><text:span text:style-name="Source_20_Text"><text:span text:style-name="T37"> echo "Commit failed" <text:s/></text:span></text:span><text:span text:style-name="Source_20_Text"><text:span text:style-name="T24">#only echo if commit exited with 1</text:span></text:span></text:p>
            <text:p text:style-name="P64"><text:span text:style-name="Source_20_Text"><text:span text:style-name="T24"/></text:span></text:p>
            <text:h text:style-name="P104" text:outline-level="3"><text:bookmark text:name="functions-example"/><text:soft-page-break/>Functions</text:h>
            <text:p text:style-name="P97"><text:span text:style-name="Source_20_Text"><text:span text:style-name="T67">get_name() {</text:span></text:span></text:p>
            <text:p text:style-name="P97"><text:span text:style-name="Source_20_Text"><text:span text:style-name="T37"><text:s text:c="2"/>echo "John"</text:span></text:span></text:p>
            <text:p text:style-name="P97"><text:span text:style-name="Source_20_Text"><text:span text:style-name="T67">}</text:span></text:span></text:p>
            <text:p text:style-name="P95"/>
            <text:p text:style-name="P64"><text:span text:style-name="Source_20_Text"><text:span text:style-name="T37">echo "You are $(</text:span></text:span><text:span text:style-name="Source_20_Text"><text:span text:style-name="T67">get_name</text:span></text:span><text:span text:style-name="Source_20_Text"><text:span text:style-name="T37">)"</text:span></text:span></text:p>
            <text:p text:style-name="P8"><text:span text:style-name="T37">See: </text:span><text:a xlink:type="simple" xlink:href="https://devhints.io/bash#functions" text:style-name="Internet_20_link" text:visited-style-name="Visited_20_Internet_20_Link"><text:span text:style-name="T37">Functions</text:span></text:a></text:p>
            <text:h text:style-name="P104" text:outline-level="3"><text:bookmark text:name="conditionals-example"/>Conditionals</text:h>
            <text:p text:style-name="P97"><text:span text:style-name="Source_20_Text"><text:span text:style-name="T67">if</text:span></text:span><text:span text:style-name="Source_20_Text"><text:span text:style-name="T37"> [ -z "$string" ]</text:span></text:span><text:span text:style-name="Source_20_Text"><text:span text:style-name="T67">; then</text:span></text:span></text:p>
            <text:p text:style-name="P97"><text:span text:style-name="Source_20_Text"><text:span text:style-name="T37"><text:s text:c="2"/>echo "String is empty"</text:span></text:span></text:p>
            <text:p text:style-name="P97"><text:span text:style-name="Source_20_Text"><text:span text:style-name="T67">elif</text:span></text:span><text:span text:style-name="Source_20_Text"><text:span text:style-name="T37"> [ -n "$string" ]</text:span></text:span><text:span text:style-name="Source_20_Text"><text:span text:style-name="T67">; then</text:span></text:span></text:p>
            <text:p text:style-name="P97"><text:span text:style-name="Source_20_Text"><text:span text:style-name="T37"><text:s text:c="2"/>echo "String is not empty"</text:span></text:span></text:p>
            <text:p text:style-name="P64"><text:span text:style-name="Source_20_Text"><text:span text:style-name="T67">fi</text:span></text:span></text:p>
            <text:p text:style-name="P8"><text:span text:style-name="T37">See: </text:span><text:a xlink:type="simple" xlink:href="https://devhints.io/bash#conditionals" text:style-name="Internet_20_link" text:visited-style-name="Visited_20_Internet_20_Link"><text:span text:style-name="T37">Conditionals</text:span></text:a></text:p>
            <text:h text:style-name="P104" text:outline-level="3"><text:bookmark text:name="strict-mode"/>Strict mode</text:h>
            <text:p text:style-name="P97"><text:span text:style-name="Source_20_Text"><text:span text:style-name="T37">set -euo pipefail</text:span></text:span></text:p>
            <text:p text:style-name="P64"><text:span text:style-name="Source_20_Text"><text:span text:style-name="T37">IFS=$'\n\t'</text:span></text:span></text:p>
            <text:p text:style-name="P8"><text:span text:style-name="T37">See: </text:span><text:a xlink:type="simple" xlink:href="http://redsymbol.net/articles/unofficial-bash-strict-mode/" text:style-name="Internet_20_link" text:visited-style-name="Visited_20_Internet_20_Link"><text:span text:style-name="T37">Unofficial bash strict mode</text:span></text:a></text:p>
            <text:h text:style-name="P104" text:outline-level="3"><text:bookmark text:name="brace-expansion"/>Brace expansion</text:h>
            <text:p text:style-name="P64"><text:span text:style-name="Source_20_Text"><text:span text:style-name="T37">echo {A,B}.js</text:span></text:span></text:p>
            <table:table table:name="Table1" table:style-name="Table1">
              <table:table-column table:style-name="Table1.A"/>
              <table:table-column table:style-name="Table1.B"/>
              <table:table-row>
                <table:table-cell table:style-name="Table1.A1" office:value-type="string">
                  <text:p text:style-name="P155"><text:span text:style-name="Source_20_Text"><text:span text:style-name="T37">{A,B}</text:span></text:span></text:p>
                </table:table-cell>
                <table:table-cell table:style-name="Table1.A1" office:value-type="string">
                  <text:p text:style-name="P155"><text:span text:style-name="T22">Same as </text:span><text:span text:style-name="Source_20_Text"><text:span text:style-name="T22">A B</text:span></text:span></text:p>
                </table:table-cell>
              </table:table-row>
              <table:table-row>
                <table:table-cell table:style-name="Table1.A1" office:value-type="string">
                  <text:p text:style-name="P155"><text:span text:style-name="Source_20_Text"><text:span text:style-name="T37">{A,B}.js</text:span></text:span></text:p>
                </table:table-cell>
                <table:table-cell table:style-name="Table1.A1" office:value-type="string">
                  <text:p text:style-name="P155"><text:span text:style-name="T22">Same as </text:span><text:span text:style-name="Source_20_Text"><text:span text:style-name="T22">A.js B.js</text:span></text:span></text:p>
                </table:table-cell>
              </table:table-row>
              <table:table-row>
                <table:table-cell table:style-name="Table1.A1" office:value-type="string">
                  <text:p text:style-name="P155"><text:span text:style-name="Source_20_Text"><text:span text:style-name="T37">{1..5}</text:span></text:span></text:p>
                </table:table-cell>
                <table:table-cell table:style-name="Table1.A1" office:value-type="string">
                  <text:p text:style-name="P155"><text:span text:style-name="T22">Same as </text:span><text:span text:style-name="Source_20_Text"><text:span text:style-name="T22">1 2 3 4 5</text:span></text:span></text:p>
                </table:table-cell>
              </table:table-row>
            </table:table>
            <text:p text:style-name="P8"><text:span text:style-name="T37">See: </text:span><text:a xlink:type="simple" xlink:href="http://wiki.bash-hackers.org/syntax/expansion/brace" text:style-name="Internet_20_link" text:visited-style-name="Visited_20_Internet_20_Link"><text:span text:style-name="T37">Brace expansion</text:span></text:a></text:p>
            <text:p text:style-name="P13"/>
            <text:h text:style-name="P105" text:outline-level="3"><text:bookmark text:name="parameter-expansions"/><text:soft-page-break/><text:a xlink:type="simple" xlink:href="https://devhints.io/bash#parameter-expansions" text:style-name="Internet_20_link" text:visited-style-name="Visited_20_Internet_20_Link">#</text:a>Parameter expansions</text:h>
            <text:h text:style-name="P159" text:outline-level="4"><text:bookmark text:name="basics"/>Basics</text:h>
            <text:p text:style-name="P97"><text:span text:style-name="Source_20_Text"><text:span text:style-name="T37">name="John</text:span></text:span><text:span text:style-name="Source_20_Text"><text:span text:style-name="T39">ny</text:span></text:span><text:span text:style-name="Source_20_Text"><text:span text:style-name="T37">"</text:span></text:span></text:p>
            <text:p text:style-name="P97"><text:span text:style-name="Source_20_Text"><text:span text:style-name="T37">echo </text:span></text:span><text:span text:style-name="Source_20_Text"><text:span text:style-name="T67">${</text:span></text:span><text:span text:style-name="Source_20_Text"><text:span text:style-name="T37">name</text:span></text:span><text:span text:style-name="Source_20_Text"><text:span text:style-name="T67">}</text:span></text:span></text:p>
            <text:p text:style-name="P97"><text:span text:style-name="Source_20_Text"><text:span text:style-name="T37">echo ${name</text:span></text:span><text:span text:style-name="Source_20_Text"><text:span text:style-name="T67">/J/j</text:span></text:span><text:span text:style-name="Source_20_Text"><text:span text:style-name="T37">} <text:s text:c="3"/></text:span></text:span><text:span text:style-name="Source_20_Text"><text:span text:style-name="T22">#=&gt; "john</text:span></text:span><text:span text:style-name="Source_20_Text"><text:span text:style-name="T25">ny</text:span></text:span><text:span text:style-name="Source_20_Text"><text:span text:style-name="T22">" (substitution)</text:span></text:span></text:p>
            <text:p text:style-name="P97"><text:span text:style-name="Source_20_Text"><text:span text:style-name="T37">echo ${name</text:span></text:span><text:span text:style-name="Source_20_Text"><text:span text:style-name="T67">:0:2</text:span></text:span><text:span text:style-name="Source_20_Text"><text:span text:style-name="T37">} <text:s text:c="3"/></text:span></text:span><text:span text:style-name="Source_20_Text"><text:span text:style-name="T22">#=&gt; "Jo" (slicing; </text:span></text:span><text:span text:style-name="Source_20_Text"><text:span text:style-name="T26">from index 0, 2 characters</text:span></text:span><text:span text:style-name="Source_20_Text"><text:span text:style-name="T22">)</text:span></text:span></text:p>
            <text:p text:style-name="P97"><text:span text:style-name="Source_20_Text"><text:span text:style-name="T37">echo ${name:</text:span></text:span><text:span text:style-name="Source_20_Text"><text:span text:style-name="T39">1</text:span></text:span><text:span text:style-name="Source_20_Text"><text:span text:style-name="T37">:2} <text:s text:c="4"/></text:span></text:span><text:span text:style-name="Source_20_Text"><text:span text:style-name="T22">#=&gt; "o</text:span></text:span><text:span text:style-name="Source_20_Text"><text:span text:style-name="T25">h</text:span></text:span><text:span text:style-name="Source_20_Text"><text:span text:style-name="T22">" (slicing; </text:span></text:span><text:span text:style-name="Source_20_Text"><text:span text:style-name="T26">from index </text:span></text:span><text:span text:style-name="Source_20_Text"><text:span text:style-name="T25">1</text:span></text:span><text:span text:style-name="Source_20_Text"><text:span text:style-name="T26">, 2 characters</text:span></text:span><text:span text:style-name="Source_20_Text"><text:span text:style-name="T22">)</text:span></text:span></text:p>
            <text:p text:style-name="P97"><text:span text:style-name="Source_20_Text"><text:span text:style-name="T37">echo ${name:</text:span></text:span><text:span text:style-name="Source_20_Text"><text:span text:style-name="T39">1</text:span></text:span><text:span text:style-name="Source_20_Text"><text:span text:style-name="T37">} <text:s text:c="4"/></text:span></text:span><text:span text:style-name="Source_20_Text"><text:span text:style-name="T22">#=&gt; "o</text:span></text:span><text:span text:style-name="Source_20_Text"><text:span text:style-name="T25">hnny</text:span></text:span><text:span text:style-name="Source_20_Text"><text:span text:style-name="T22">" (slicing; </text:span></text:span><text:span text:style-name="Source_20_Text"><text:span text:style-name="T26">from index 0, </text:span></text:span><text:span text:style-name="Source_20_Text"><text:span text:style-name="T25">to end</text:span></text:span><text:span text:style-name="Source_20_Text"><text:span text:style-name="T22">)</text:span></text:span></text:p>
            <text:p text:style-name="P97"><text:span text:style-name="Source_20_Text"><text:span text:style-name="T37">echo ${name:</text:span></text:span><text:span text:style-name="Source_20_Text"><text:span text:style-name="T39">1</text:span></text:span><text:span text:style-name="Source_20_Text"><text:span text:style-name="T37">:-1} <text:s text:c="3"/></text:span></text:span><text:span text:style-name="Source_20_Text"><text:span text:style-name="T22">#=&gt; "oh</text:span></text:span><text:span text:style-name="Source_20_Text"><text:span text:style-name="T25">nn</text:span></text:span><text:span text:style-name="Source_20_Text"><text:span text:style-name="T22">" (slicing; </text:span></text:span><text:span text:style-name="Source_20_Text"><text:span text:style-name="T26">from index 0, to index -1</text:span></text:span><text:span text:style-name="Source_20_Text"><text:span text:style-name="T22">)</text:span></text:span></text:p>
            <text:p text:style-name="P64"><text:span text:style-name="Source_20_Text"><text:span text:style-name="T37">echo ${food</text:span></text:span><text:span text:style-name="Source_20_Text"><text:span text:style-name="T67">:-</text:span></text:span><text:span text:style-name="Source_20_Text"><text:span text:style-name="T37">Cake} </text:span></text:span><text:span text:style-name="Source_20_Text"><text:span text:style-name="T22"><text:s/>#=&gt; $food </text:span></text:span><text:span text:style-name="Source_20_Text"><text:span text:style-name="T26">if not empty</text:span></text:span><text:span text:style-name="Source_20_Text"><text:span text:style-name="T22"> </text:span></text:span><text:span text:style-name="Source_20_Text"><text:span text:style-name="T26">else default value </text:span></text:span><text:span text:style-name="Source_20_Text"><text:span text:style-name="T22">"Cake"</text:span></text:span></text:p>
            <text:p text:style-name="P97"><text:span text:style-name="Source_20_Text"><text:span text:style-name="T37">length=2</text:span></text:span></text:p>
            <text:p text:style-name="P64"><text:span text:style-name="Source_20_Text"><text:span text:style-name="T37">echo ${name</text:span></text:span><text:span text:style-name="Source_20_Text"><text:span text:style-name="T67">:0:length</text:span></text:span><text:span text:style-name="Source_20_Text"><text:span text:style-name="T37">} <text:s/></text:span></text:span><text:span text:style-name="Source_20_Text"><text:span text:style-name="T22">#=&gt; "Jo" </text:span></text:span><text:span text:style-name="Source_20_Text"><text:span text:style-name="T26">(slicing with variable)</text:span></text:span></text:p>
            <text:p text:style-name="P8"><text:span text:style-name="T37">See: </text:span><text:a xlink:type="simple" xlink:href="http://wiki.bash-hackers.org/syntax/pe" text:style-name="Internet_20_link" text:visited-style-name="Visited_20_Internet_20_Link"><text:span text:style-name="T37">Parameter expansion</text:span></text:a></text:p>
            <text:p text:style-name="P97"><text:span text:style-name="Source_20_Text"><text:span text:style-name="T37">STR="/path/to/foo.cpp"</text:span></text:span></text:p>
            <text:p text:style-name="P97"><text:span text:style-name="Source_20_Text"><text:span text:style-name="T37">echo</text:span></text:span><text:span text:style-name="Source_20_Text"><text:span text:style-name="T67"> ${</text:span></text:span><text:span text:style-name="Source_20_Text"><text:span text:style-name="T37">STR</text:span></text:span><text:span text:style-name="Source_20_Text"><text:span text:style-name="T67">%</text:span></text:span><text:span text:style-name="Source_20_Text"><text:span text:style-name="T37">.cpp</text:span></text:span><text:span text:style-name="Source_20_Text"><text:span text:style-name="T67">}</text:span></text:span><text:span text:style-name="Source_20_Text"><text:span text:style-name="T37"> <text:s text:c="3"/></text:span></text:span><text:span text:style-name="Source_20_Text"><text:span text:style-name="T22"># /path/to/foo </text:span></text:span><text:span text:style-name="Source_20_Text"><text:span text:style-name="T27">(cut from right up to pattern ,not greedy)</text:span></text:span></text:p>
            <text:p text:style-name="P97"><text:span text:style-name="Source_20_Text"><text:span text:style-name="T37">echo ${STR</text:span></text:span><text:span text:style-name="Source_20_Text"><text:span text:style-name="T67">%</text:span></text:span><text:span text:style-name="Source_20_Text"><text:span text:style-name="T37">.cpp}.o <text:s/># /path/to/foo.o</text:span></text:span></text:p>
            <text:p text:style-name="P95"/>
            <text:p text:style-name="P97"><text:span text:style-name="Source_20_Text"><text:span text:style-name="T37">echo ${STR</text:span></text:span><text:span text:style-name="Source_20_Text"><text:span text:style-name="T67">##</text:span></text:span><text:span text:style-name="Source_20_Text"><text:span text:style-name="T37">*.} <text:s text:c="4"/></text:span></text:span><text:span text:style-name="Source_20_Text"><text:span text:style-name="T22"># cpp (extension) </text:span></text:span><text:span text:style-name="Source_20_Text"><text:span text:style-name="T27">(cut from left up to pattern, greedy)</text:span></text:span></text:p>
            <text:p text:style-name="P97"><text:span text:style-name="Source_20_Text"><text:span text:style-name="T37">echo ${STR</text:span></text:span><text:span text:style-name="Source_20_Text"><text:span text:style-name="T67">##</text:span></text:span><text:span text:style-name="Source_20_Text"><text:span text:style-name="T37">*/} <text:s text:c="4"/></text:span></text:span><text:span text:style-name="Source_20_Text"><text:span text:style-name="T22"># foo.cpp (basepath) </text:span></text:span><text:span text:style-name="Source_20_Text"><text:span text:style-name="T27">(cut from left up to pattern, greedy)</text:span></text:span></text:p>
            <text:p text:style-name="P97"><text:span text:style-name="Source_20_Text"><text:span text:style-name="T37">echo ${STR</text:span></text:span><text:span text:style-name="Source_20_Text"><text:span text:style-name="T67">#</text:span></text:span><text:span text:style-name="Source_20_Text"><text:span text:style-name="T37">*/} <text:s text:c="5"/></text:span></text:span><text:span text:style-name="Source_20_Text"><text:span text:style-name="T22"># path/to/foo.cpp </text:span></text:span><text:span text:style-name="Source_20_Text"><text:span text:style-name="T27">(cut from left up to pattern, not greedy)</text:span></text:span></text:p>
            <text:p text:style-name="P97"><text:span text:style-name="Source_20_Text"><text:span text:style-name="T37"/></text:span></text:p>
            <text:p text:style-name="P97"><text:span text:style-name="Source_20_Text"><text:span text:style-name="T37">SRC="/path/to/foo.cpp"</text:span></text:span></text:p>
            <text:p text:style-name="P97"><text:span text:style-name="Source_20_Text"><text:span text:style-name="T37">BASE=${STR##*/} <text:s text:c="2"/>#=&gt; "foo.cpp" (basepath)</text:span></text:span></text:p>
            <text:p text:style-name="P64"><text:span text:style-name="Source_20_Text"><text:span text:style-name="T37">DIR=${SRC%$BASE} <text:s/>#=&gt; "/path/to" (dirpath)</text:span></text:span></text:p>
            <text:h text:style-name="P159" text:outline-level="4"><text:bookmark text:name="substitution"/>Substitution</text:h>
            <table:table table:name="Table2" table:style-name="Table2">
              <table:table-column table:style-name="Table2.A"/>
              <table:table-column table:style-name="Table2.B"/>
              <table:table-row>
                <table:table-cell table:style-name="Table2.A1" office:value-type="string">
                  <text:p text:style-name="P155"><text:span text:style-name="Source_20_Text"><text:span text:style-name="T37">${FOO</text:span></text:span><text:span text:style-name="Source_20_Text"><text:span text:style-name="T67">%</text:span></text:span><text:span text:style-name="Source_20_Text"><text:span text:style-name="T37">suffix}</text:span></text:span></text:p>
                </table:table-cell>
                <table:table-cell table:style-name="Table2.A1" office:value-type="string">
                  <text:p text:style-name="P119">Remove suffix <text:span text:style-name="T176">(remove from left up to pattern, not greedy)</text:span></text:p>
                </table:table-cell>
              </table:table-row>
              <table:table-row>
                <table:table-cell table:style-name="Table2.A1" office:value-type="string">
                  <text:p text:style-name="P155"><text:span text:style-name="Source_20_Text"><text:span text:style-name="T37">${FOO</text:span></text:span><text:span text:style-name="Source_20_Text"><text:span text:style-name="T67">#</text:span></text:span><text:span text:style-name="Source_20_Text"><text:span text:style-name="T37">prefix}</text:span></text:span></text:p>
                </table:table-cell>
                <table:table-cell table:style-name="Table2.A1" office:value-type="string">
                  <text:p text:style-name="P119">Remove prefix <text:span text:style-name="T176">(remove from right up to pattern, not greedy)</text:span></text:p>
                </table:table-cell>
              </table:table-row>
              <table:table-row>
                <table:table-cell table:style-name="Table2.A1" office:value-type="string">
                  <text:p text:style-name="P155"><text:span text:style-name="Source_20_Text"><text:span text:style-name="T37">${FOO</text:span></text:span><text:span text:style-name="Source_20_Text"><text:span text:style-name="T67">%%</text:span></text:span><text:span text:style-name="Source_20_Text"><text:span text:style-name="T37">suffix}</text:span></text:span></text:p>
                </table:table-cell>
                <table:table-cell table:style-name="Table2.A1" office:value-type="string">
                  <text:p text:style-name="P119">Remove long suffix <text:span text:style-name="T176">(remove from left up to pattern, greedy)</text:span></text:p>
                </table:table-cell>
              </table:table-row>
              <table:table-row>
                <table:table-cell table:style-name="Table2.A1" office:value-type="string">
                  <text:p text:style-name="P155"><text:span text:style-name="Source_20_Text"><text:span text:style-name="T37">${FOO</text:span></text:span><text:span text:style-name="Source_20_Text"><text:span text:style-name="T67">##</text:span></text:span><text:span text:style-name="Source_20_Text"><text:span text:style-name="T37">prefix}</text:span></text:span></text:p>
                </table:table-cell>
                <table:table-cell table:style-name="Table2.A1" office:value-type="string">
                  <text:p text:style-name="P119">Remove long prefix <text:span text:style-name="T176">(remove from right up to pattern, greedy)</text:span></text:p>
                </table:table-cell>
              </table:table-row>
              <table:table-row>
                <table:table-cell table:style-name="Table2.A1" office:value-type="string">
                  <text:p text:style-name="P155"><text:span text:style-name="Source_20_Text"><text:span text:style-name="T37">${FOO</text:span></text:span><text:span text:style-name="Source_20_Text"><text:span text:style-name="T67">/from/to</text:span></text:span><text:span text:style-name="Source_20_Text"><text:span text:style-name="T37">}</text:span></text:span></text:p>
                </table:table-cell>
                <table:table-cell table:style-name="Table2.A1" office:value-type="string">
                  <text:p text:style-name="P119">Replace first match</text:p>
                </table:table-cell>
              </table:table-row>
              <table:table-row>
                <table:table-cell table:style-name="Table2.A1" office:value-type="string">
                  <text:p text:style-name="P155"><text:span text:style-name="Source_20_Text"><text:span text:style-name="T37">${FOO</text:span></text:span><text:span text:style-name="Source_20_Text"><text:span text:style-name="T67">//from/to</text:span></text:span><text:span text:style-name="Source_20_Text"><text:span text:style-name="T37">}</text:span></text:span></text:p>
                </table:table-cell>
                <table:table-cell table:style-name="Table2.A1" office:value-type="string">
                  <text:p text:style-name="P119">Replace all</text:p>
                </table:table-cell>
              </table:table-row>
              <table:table-row>
                <table:table-cell table:style-name="Table2.A1" office:value-type="string">
                  <text:p text:style-name="P155"><text:soft-page-break/><text:span text:style-name="Source_20_Text"><text:span text:style-name="T37">${FOO</text:span></text:span><text:span text:style-name="Source_20_Text"><text:span text:style-name="T67">/%from/to</text:span></text:span><text:span text:style-name="Source_20_Text"><text:span text:style-name="T37">}</text:span></text:span></text:p>
                </table:table-cell>
                <table:table-cell table:style-name="Table2.A1" office:value-type="string">
                  <text:p text:style-name="P119">Replace suffix <text:span text:style-name="T176">(replace from left, must match up to the end)</text:span></text:p>
                </table:table-cell>
              </table:table-row>
              <table:table-row>
                <table:table-cell table:style-name="Table2.A1" office:value-type="string">
                  <text:p text:style-name="P155"><text:span text:style-name="Source_20_Text"><text:span text:style-name="T37">${FOO</text:span></text:span><text:span text:style-name="Source_20_Text"><text:span text:style-name="T67">/#from/to}</text:span></text:span></text:p>
                </table:table-cell>
                <table:table-cell table:style-name="Table2.A1" office:value-type="string">
                  <text:p text:style-name="P119">Replace prefix <text:span text:style-name="T176">(replace from right, must match from start)</text:span></text:p>
                </table:table-cell>
              </table:table-row>
            </table:table>
            <text:h text:style-name="P159" text:outline-level="4"><text:bookmark text:name="comments"/>Comments</text:h>
            <text:p text:style-name="P64"><text:span text:style-name="Source_20_Text"><text:span text:style-name="T67">#</text:span></text:span><text:span text:style-name="Source_20_Text"><text:span text:style-name="T37"> Single line comment</text:span></text:span></text:p>
            <text:p text:style-name="P97"><text:span text:style-name="Source_20_Text"><text:span text:style-name="T66">: '</text:span></text:span></text:p>
            <text:p text:style-name="P97"><text:span text:style-name="Source_20_Text"><text:span text:style-name="T37">This is a</text:span></text:span></text:p>
            <text:p text:style-name="P97"><text:span text:style-name="Source_20_Text"><text:span text:style-name="T37">multi line</text:span></text:span></text:p>
            <text:p text:style-name="P97"><text:span text:style-name="Source_20_Text"><text:span text:style-name="T37">comment</text:span></text:span></text:p>
            <text:p text:style-name="P64"><text:span text:style-name="Source_20_Text"><text:span text:style-name="T66">'</text:span></text:span></text:p>
            <text:h text:style-name="P159" text:outline-level="4"><text:bookmark text:name="substrings"/>Substrings</text:h>
            <table:table table:name="Table3" table:style-name="Table3">
              <table:table-column table:style-name="Table3.A"/>
              <table:table-column table:style-name="Table3.B"/>
              <table:table-row>
                <table:table-cell table:style-name="Table3.A1" office:value-type="string">
                  <text:p text:style-name="P155"><text:span text:style-name="Source_20_Text"><text:span text:style-name="T37">${FOO</text:span></text:span><text:span text:style-name="Source_20_Text"><text:span text:style-name="T67">:0:3</text:span></text:span><text:span text:style-name="Source_20_Text"><text:span text:style-name="T37">}</text:span></text:span></text:p>
                </table:table-cell>
                <table:table-cell table:style-name="Table3.A1" office:value-type="string">
                  <text:p text:style-name="P155"><text:span text:style-name="T22">Substring </text:span><text:span text:style-name="Emphasis"><text:span text:style-name="T22">(position, length)</text:span></text:span></text:p>
                </table:table-cell>
              </table:table-row>
              <table:table-row>
                <table:table-cell table:style-name="Table3.A1" office:value-type="string">
                  <text:p text:style-name="P155"><text:span text:style-name="Source_20_Text"><text:span text:style-name="T37">${FOO:-3:3}</text:span></text:span></text:p>
                </table:table-cell>
                <table:table-cell table:style-name="Table3.A1" office:value-type="string">
                  <text:p text:style-name="P139">Substring from the right</text:p>
                </table:table-cell>
              </table:table-row>
            </table:table>
            <text:h text:style-name="P159" text:outline-level="4"><text:bookmark text:name="length"/>Length</text:h>
            <table:table table:name="Table4" table:style-name="Table4">
              <table:table-column table:style-name="Table4.A"/>
              <table:table-column table:style-name="Table4.B"/>
              <table:table-row>
                <table:table-cell table:style-name="Table4.A1" office:value-type="string">
                  <text:p text:style-name="P155"><text:span text:style-name="Source_20_Text"><text:span text:style-name="T67">${#</text:span></text:span><text:span text:style-name="Source_20_Text"><text:span text:style-name="T37">FOO</text:span></text:span><text:span text:style-name="Source_20_Text"><text:span text:style-name="T67">}</text:span></text:span></text:p>
                </table:table-cell>
                <table:table-cell table:style-name="Table4.A1" office:value-type="string">
                  <text:p text:style-name="P155"><text:span text:style-name="T22">Length of </text:span><text:span text:style-name="Source_20_Text"><text:span text:style-name="T22">$FOO</text:span></text:span></text:p>
                </table:table-cell>
              </table:table-row>
            </table:table>
            <text:h text:style-name="P159" text:outline-level="4"><text:bookmark text:name="default-values"/>Default values</text:h>
            <table:table table:name="Table5" table:style-name="Table5">
              <table:table-column table:style-name="Table5.A"/>
              <table:table-column table:style-name="Table5.B"/>
              <table:table-row>
                <table:table-cell table:style-name="Table5.A1" office:value-type="string">
                  <text:p text:style-name="P155"><text:span text:style-name="Source_20_Text"><text:span text:style-name="T37">${FOO</text:span></text:span><text:span text:style-name="Source_20_Text"><text:span text:style-name="T67">:-</text:span></text:span><text:span text:style-name="Source_20_Text"><text:span text:style-name="T37">val}</text:span></text:span></text:p>
                </table:table-cell>
                <table:table-cell table:style-name="Table5.A1" office:value-type="string">
                  <text:p text:style-name="P155"><text:span text:style-name="Source_20_Text"><text:span text:style-name="T22">$FOO</text:span></text:span><text:span text:style-name="T22">, or </text:span><text:span text:style-name="Source_20_Text"><text:span text:style-name="T22">val</text:span></text:span><text:span text:style-name="T22"> if not set</text:span></text:p>
                </table:table-cell>
              </table:table-row>
              <table:table-row>
                <table:table-cell table:style-name="Table5.A1" office:value-type="string">
                  <text:p text:style-name="P155"><text:span text:style-name="Source_20_Text"><text:span text:style-name="T37">${FOO</text:span></text:span><text:span text:style-name="Source_20_Text"><text:span text:style-name="T67">:=</text:span></text:span><text:span text:style-name="Source_20_Text"><text:span text:style-name="T37">val}</text:span></text:span></text:p>
                </table:table-cell>
                <table:table-cell table:style-name="Table5.A1" office:value-type="string">
                  <text:p text:style-name="P155"><text:span text:style-name="T37">Set </text:span><text:span text:style-name="Source_20_Text"><text:span text:style-name="T37">$FOO</text:span></text:span><text:span text:style-name="T37"> to </text:span><text:span text:style-name="Source_20_Text"><text:span text:style-name="T37">val</text:span></text:span><text:span text:style-name="T37"> if not set</text:span></text:p>
                </table:table-cell>
              </table:table-row>
              <table:table-row>
                <table:table-cell table:style-name="Table5.A1" office:value-type="string">
                  <text:p text:style-name="P155"><text:span text:style-name="Source_20_Text"><text:span text:style-name="T37">${FOO:+val}</text:span></text:span></text:p>
                </table:table-cell>
                <table:table-cell table:style-name="Table5.A1" office:value-type="string">
                  <text:p text:style-name="P155"><text:span text:style-name="Source_20_Text"><text:span text:style-name="T37">val</text:span></text:span><text:span text:style-name="T37"> if </text:span><text:span text:style-name="Source_20_Text"><text:span text:style-name="T37">$FOO</text:span></text:span><text:span text:style-name="T37"> is set</text:span></text:p>
                </table:table-cell>
              </table:table-row>
              <table:table-row>
                <table:table-cell table:style-name="Table5.A1" office:value-type="string">
                  <text:p text:style-name="P155"><text:span text:style-name="Source_20_Text"><text:span text:style-name="T37">${FOO</text:span></text:span><text:span text:style-name="Source_20_Text"><text:span text:style-name="T67">:?</text:span></text:span><text:span text:style-name="Source_20_Text"><text:span text:style-name="T37">message}</text:span></text:span></text:p>
                </table:table-cell>
                <table:table-cell table:style-name="Table5.A1" office:value-type="string">
                  <text:p text:style-name="P155"><text:span text:style-name="T22">Show error message and exit if </text:span><text:span text:style-name="Source_20_Text"><text:span text:style-name="T22">$FOO</text:span></text:span><text:span text:style-name="T22"> is not set</text:span></text:p>
                </table:table-cell>
              </table:table-row>
            </table:table>
            <text:p text:style-name="P8"><text:span text:style-name="T22">The </text:span><text:span text:style-name="Source_20_Text"><text:span text:style-name="T22">:</text:span></text:span><text:span text:style-name="T22"> is optional (eg, </text:span><text:span text:style-name="Source_20_Text"><text:span text:style-name="T22">${FOO=word}</text:span></text:span><text:span text:style-name="T22"> works)</text:span></text:p>
            <text:h text:style-name="P105" text:outline-level="3"><text:bookmark text:name="loops"/><text:a xlink:type="simple" xlink:href="https://devhints.io/bash#loops" text:style-name="Internet_20_link" text:visited-style-name="Visited_20_Internet_20_Link">#</text:a>Loops</text:h>
            <text:h text:style-name="P159" text:outline-level="4"><text:bookmark text:name="basic-for-loop"/>Basic for loop</text:h>
            <text:p text:style-name="P97"><text:span text:style-name="Source_20_Text"><text:span text:style-name="T67">for i in</text:span></text:span><text:span text:style-name="Source_20_Text"><text:span text:style-name="T37"> /etc/rc.*</text:span></text:span><text:span text:style-name="Source_20_Text"><text:span text:style-name="T67">; do</text:span></text:span></text:p>
            <text:p text:style-name="P97"><text:span text:style-name="Source_20_Text"><text:span text:style-name="T37"><text:s text:c="2"/>echo $i</text:span></text:span></text:p>
            <text:p text:style-name="P64"><text:span text:style-name="Source_20_Text"><text:span text:style-name="T67">done</text:span></text:span></text:p>
            <text:h text:style-name="P159" text:outline-level="4"><text:bookmark text:name="ranges"/><text:soft-page-break/>Ranges</text:h>
            <text:p text:style-name="P97"><text:span text:style-name="Source_20_Text"><text:span text:style-name="T37">for i in </text:span></text:span><text:span text:style-name="Source_20_Text"><text:span text:style-name="T67">{1..5}</text:span></text:span><text:span text:style-name="Source_20_Text"><text:span text:style-name="T37">; do</text:span></text:span></text:p>
            <text:p text:style-name="P97"><text:span text:style-name="Source_20_Text"><text:span text:style-name="T37"><text:s text:c="4"/>echo "Welcome $i"</text:span></text:span></text:p>
            <text:p text:style-name="P64"><text:span text:style-name="Source_20_Text"><text:span text:style-name="T37">done</text:span></text:span></text:p>
            <text:h text:style-name="P159" text:outline-level="4"><text:bookmark text:name="with-step-size"/>With step size</text:h>
            <text:p text:style-name="P97"><text:span text:style-name="Source_20_Text"><text:span text:style-name="T37">for i in </text:span></text:span><text:span text:style-name="Source_20_Text"><text:span text:style-name="T67">{5..50..5}</text:span></text:span><text:span text:style-name="Source_20_Text"><text:span text:style-name="T37">; do</text:span></text:span></text:p>
            <text:p text:style-name="P97"><text:span text:style-name="Source_20_Text"><text:span text:style-name="T37"><text:s text:c="4"/>echo "Welcome $i"</text:span></text:span></text:p>
            <text:p text:style-name="P64"><text:span text:style-name="Source_20_Text"><text:span text:style-name="T37">done</text:span></text:span></text:p>
            <text:h text:style-name="P159" text:outline-level="4"><text:bookmark text:name="reading-lines"/>Reading lines</text:h>
            <text:p text:style-name="P97"><text:span text:style-name="Source_20_Text"><text:span text:style-name="T67">cat </text:span></text:span><text:span text:style-name="Source_20_Text"><text:span text:style-name="T37">file.txt</text:span></text:span><text:span text:style-name="Source_20_Text"><text:span text:style-name="T67"> | while read</text:span></text:span><text:span text:style-name="Source_20_Text"><text:span text:style-name="T37"> line</text:span></text:span><text:span text:style-name="Source_20_Text"><text:span text:style-name="T67">; do</text:span></text:span></text:p>
            <text:p text:style-name="P97"><text:span text:style-name="Source_20_Text"><text:span text:style-name="T37"><text:s text:c="2"/>echo $line</text:span></text:span></text:p>
            <text:p text:style-name="P64"><text:span text:style-name="Source_20_Text"><text:span text:style-name="T67">done</text:span></text:span></text:p>
            <text:h text:style-name="P159" text:outline-level="4"><text:bookmark text:name="forever"/>Forever</text:h>
            <text:p text:style-name="P97"><text:span text:style-name="Source_20_Text"><text:span text:style-name="T67">while true; do</text:span></text:span></text:p>
            <text:p text:style-name="P97"><text:span text:style-name="Source_20_Text"><text:span text:style-name="T67"><text:s text:c="2"/>···</text:span></text:span></text:p>
            <text:p text:style-name="P64"><text:span text:style-name="Source_20_Text"><text:span text:style-name="T67">done</text:span></text:span></text:p>
            <text:h text:style-name="P105" text:outline-level="3"><text:bookmark text:name="functions"/><text:a xlink:type="simple" xlink:href="https://devhints.io/bash#functions" text:style-name="Internet_20_link" text:visited-style-name="Visited_20_Internet_20_Link">#</text:a>Functions</text:h>
            <text:h text:style-name="P159" text:outline-level="4"><text:bookmark text:name="defining-functions"/>Defining functions</text:h>
            <text:p text:style-name="P97"><text:span text:style-name="Source_20_Text"><text:span text:style-name="T67">myfunc() {</text:span></text:span></text:p>
            <text:p text:style-name="P97"><text:span text:style-name="Source_20_Text"><text:span text:style-name="T37"><text:s text:c="4"/>echo "hello $1"</text:span></text:span></text:p>
            <text:p text:style-name="P64"><text:span text:style-name="Source_20_Text"><text:span text:style-name="T37">}</text:span></text:span></text:p>
            <text:p text:style-name="P97"><text:span text:style-name="Source_20_Text"><text:span text:style-name="T37"># Same as above (alternate syntax)</text:span></text:span></text:p>
            <text:p text:style-name="P97"><text:span text:style-name="Source_20_Text"><text:span text:style-name="T67">function myfunc() {</text:span></text:span></text:p>
            <text:p text:style-name="P97"><text:span text:style-name="Source_20_Text"><text:span text:style-name="T37"><text:s text:c="4"/>echo "hello $1"</text:span></text:span></text:p>
            <text:p text:style-name="P102"><text:span text:style-name="Source_20_Text"><text:span text:style-name="T37">}</text:span></text:span></text:p>
            <text:p text:style-name="P64"><text:span text:style-name="Source_20_Text"><text:span text:style-name="T67">myfunc "John"</text:span></text:span></text:p>
            <text:h text:style-name="P159" text:outline-level="4"><text:bookmark text:name="returning-values"/><text:soft-page-break/>Returning values</text:h>
            <text:p text:style-name="P97"><text:span text:style-name="Source_20_Text"><text:span text:style-name="T67">myfunc() {</text:span></text:span></text:p>
            <text:p text:style-name="P97"><text:span text:style-name="Source_20_Text"><text:span text:style-name="T37"><text:s text:c="4"/>local myresult='some value'</text:span></text:span></text:p>
            <text:p text:style-name="P97"><text:span text:style-name="Source_20_Text"><text:span text:style-name="T37"><text:s text:c="4"/></text:span></text:span><text:span text:style-name="Source_20_Text"><text:span text:style-name="T67">echo $myresult <text:s text:c="8"/></text:span></text:span><text:span text:style-name="Source_20_Text"><text:span text:style-name="T72">#write into file descriptor 1, </text:span></text:span><text:span text:style-name="Source_20_Text"><text:span text:style-name="T73">stdout</text:span></text:span></text:p>
            <text:p text:style-name="P64"><text:span text:style-name="Source_20_Text"><text:span text:style-name="T37">}</text:span></text:span></text:p>
            <text:p text:style-name="P45"><text:span text:style-name="Source_20_Text"><text:span text:style-name="T37">result=</text:span></text:span><text:span text:style-name="Source_20_Text"><text:span text:style-name="T67">$(myfunc) <text:s text:c="2"/></text:span></text:span><text:span text:style-name="Source_20_Text"><text:span text:style-name="T72">#</text:span></text:span><text:span text:style-name="Source_20_Text"><text:span text:style-name="T177"> </text:span></text:span><text:span text:style-name="Source_20_Text"><text:span text:style-name="T178">This is actually a form of command substitution:</text:span></text:span></text:p>
            <text:p text:style-name="P45"><text:span text:style-name="Source_20_Text"><text:span text:style-name="T180"><text:s text:c="31"/></text:span></text:span><text:span text:style-name="Source_20_Text"><text:span text:style-name="T178"># treating a function as if it were a command,</text:span></text:span></text:p>
            <text:p text:style-name="P45"><text:span text:style-name="Source_20_Text"><text:span text:style-name="T180"><text:s text:c="31"/></text:span></text:span><text:span text:style-name="Source_20_Text"><text:span text:style-name="T178"># and assigning the stdout of the function to the variable "re</text:span></text:span><text:span text:style-name="Source_20_Text"><text:span text:style-name="T179">sult</text:span></text:span><text:span text:style-name="Source_20_Text"><text:span text:style-name="T178">."</text:span></text:span></text:p>
            <text:h text:style-name="P159" text:outline-level="4"><text:bookmark text:name="raising-errors"/>Raising errors</text:h>
            <text:p text:style-name="P97"><text:span text:style-name="Source_20_Text"><text:span text:style-name="T37">myfunc() {</text:span></text:span></text:p>
            <text:p text:style-name="P97"><text:span text:style-name="Source_20_Text"><text:span text:style-name="T37"><text:s text:c="2"/></text:span></text:span><text:span text:style-name="Source_20_Text"><text:span text:style-name="T67">return 1</text:span></text:span></text:p>
            <text:p text:style-name="P64"><text:span text:style-name="Source_20_Text"><text:span text:style-name="T37">}</text:span></text:span></text:p>
            <text:p text:style-name="P97"><text:span text:style-name="Source_20_Text"><text:span text:style-name="T67">if myfunc; then</text:span></text:span></text:p>
            <text:p text:style-name="P97"><text:span text:style-name="Source_20_Text"><text:span text:style-name="T37"><text:s text:c="2"/>echo "success"</text:span></text:span></text:p>
            <text:p text:style-name="P97"><text:span text:style-name="Source_20_Text"><text:span text:style-name="T37">else</text:span></text:span></text:p>
            <text:p text:style-name="P97"><text:span text:style-name="Source_20_Text"><text:span text:style-name="T37"><text:s text:c="2"/>echo "failure"</text:span></text:span></text:p>
            <text:p text:style-name="P64"><text:span text:style-name="Source_20_Text"><text:span text:style-name="T37">fi</text:span></text:span></text:p>
            <text:h text:style-name="P159" text:outline-level="4"><text:bookmark text:name="arguments"/>Arguments</text:h>
            <table:table table:name="Table6" table:style-name="Table6">
              <table:table-column table:style-name="Table6.A"/>
              <table:table-column table:style-name="Table6.B"/>
              <table:table-row>
                <table:table-cell table:style-name="Table6.A1" office:value-type="string">
                  <text:p text:style-name="P155"><text:span text:style-name="Source_20_Text"><text:span text:style-name="T37">$#</text:span></text:span></text:p>
                </table:table-cell>
                <table:table-cell table:style-name="Table6.A1" office:value-type="string">
                  <text:p text:style-name="P119">Number of arguments</text:p>
                </table:table-cell>
              </table:table-row>
              <table:table-row>
                <table:table-cell table:style-name="Table6.A1" office:value-type="string">
                  <text:p text:style-name="P155"><text:span text:style-name="Source_20_Text"><text:span text:style-name="T37">$*</text:span></text:span></text:p>
                </table:table-cell>
                <table:table-cell table:style-name="Table6.A1" office:value-type="string">
                  <text:p text:style-name="P119">All arguments, <text:span text:style-name="T181">as a single word</text:span></text:p>
                </table:table-cell>
              </table:table-row>
              <table:table-row>
                <table:table-cell table:style-name="Table6.A1" office:value-type="string">
                  <text:p text:style-name="P155"><text:span text:style-name="Source_20_Text"><text:span text:style-name="T37">$@</text:span></text:span></text:p>
                </table:table-cell>
                <table:table-cell table:style-name="Table6.A1" office:value-type="string">
                  <text:p text:style-name="P119">All arguments, <text:span text:style-name="T181">as separate words</text:span></text:p>
                </table:table-cell>
              </table:table-row>
              <table:table-row>
                <table:table-cell table:style-name="Table6.A1" office:value-type="string">
                  <text:p text:style-name="P155"><text:span text:style-name="Source_20_Text"><text:span text:style-name="T37">$1</text:span></text:span></text:p>
                </table:table-cell>
                <table:table-cell table:style-name="Table6.A1" office:value-type="string">
                  <text:p text:style-name="P119">First argument</text:p>
                </table:table-cell>
              </table:table-row>
            </table:table>
            <text:p text:style-name="P11">See <text:a xlink:type="simple" xlink:href="http://wiki.bash-hackers.org/syntax/shellvars#special_parameters_and_shell_variables" text:style-name="Internet_20_link" text:visited-style-name="Visited_20_Internet_20_Link">Special parameters</text:a>.</text:p>
            <text:h text:style-name="P105" text:outline-level="3"><text:a xlink:type="simple" xlink:href="https://devhints.io/bash#options" text:style-name="Internet_20_link" text:visited-style-name="Visited_20_Internet_20_Link">#</text:a>Options</text:h>
            <text:h text:style-name="P159" text:outline-level="4"><text:bookmark text:name="options-1"/>Options</text:h>
            <text:p text:style-name="P97"><text:span text:style-name="Source_20_Text"><text:span text:style-name="T37">set -o noclobber <text:s/># Avoid overlay files (echo "hi" &gt; foo)</text:span></text:span></text:p>
            <text:p text:style-name="P97"><text:span text:style-name="Source_20_Text"><text:span text:style-name="T37">set -o errexit <text:s text:c="3"/># Used to exit upon error, avoiding cascading errors</text:span></text:span></text:p>
            <text:p text:style-name="P97"><text:span text:style-name="Source_20_Text"><text:span text:style-name="T37">set -o pipefail <text:s text:c="2"/># Unveils hidden failures</text:span></text:span></text:p>
            <text:p text:style-name="P64"><text:soft-page-break/><text:span text:style-name="Source_20_Text"><text:span text:style-name="T37">set -o nounset <text:s text:c="3"/># Exposes unset variables</text:span></text:span></text:p>
            <text:h text:style-name="P159" text:outline-level="4"><text:bookmark text:name="glob-options"/>Glob options</text:h>
            <text:p text:style-name="P97"><text:span text:style-name="Source_20_Text"><text:span text:style-name="T37">set -o nullglob <text:s text:c="3"/># Non-matching globs are removed <text:s/>('*.foo' =&gt; '')</text:span></text:span></text:p>
            <text:p text:style-name="P97"><text:span text:style-name="Source_20_Text"><text:span text:style-name="T37">set -o failglob <text:s text:c="3"/># Non-matching globs throw errors</text:span></text:span></text:p>
            <text:p text:style-name="P97"><text:span text:style-name="Source_20_Text"><text:span text:style-name="T37">set -o nocaseglob <text:s/># Case insensitive globs</text:span></text:span></text:p>
            <text:p text:style-name="P97"><text:span text:style-name="Source_20_Text"><text:span text:style-name="T37">set -o globdots <text:s text:c="3"/># Wildcards match dotfiles ("*.sh" =&gt; ".foo.sh")</text:span></text:span></text:p>
            <text:p text:style-name="P64"><text:span text:style-name="Source_20_Text"><text:span text:style-name="T37">set -o globstar <text:s text:c="3"/># Allow ** for recursive matches ('lib/**/*.rb' =&gt; 'lib/a/b/c.rb')</text:span></text:span></text:p>
            <text:p text:style-name="P11">Set <text:span text:style-name="Source_20_Text"><text:span text:style-name="T11">GLOBIGNORE</text:span></text:span> as a colon-separated list of patterns to be removed from glob matches.</text:p>
          </table:table-cell>
          <table:table-cell table:style-name="Table236.B1" office:value-type="string">
            <text:h text:style-name="P105" text:outline-level="3"><text:a xlink:type="simple" xlink:href="https://devhints.io/bash#conditionals" text:style-name="Internet_20_link" text:visited-style-name="Visited_20_Internet_20_Link">#</text:a>Conditionals</text:h>
            <text:h text:style-name="P159" text:outline-level="4"><text:bookmark text:name="conditions"/>Conditions</text:h>
            <table:table table:name="Table7" table:style-name="Table7">
              <table:table-column table:style-name="Table7.A"/>
              <table:table-column table:style-name="Table7.B"/>
              <table:table-row>
                <table:table-cell table:style-name="Table7.A1" office:value-type="string">
                  <text:p text:style-name="P155"><text:span text:style-name="Source_20_Text"><text:span text:style-name="T37">[ -z STRING ]</text:span></text:span></text:p>
                </table:table-cell>
                <table:table-cell table:style-name="Table7.A1" office:value-type="string">
                  <text:p text:style-name="P119">Empty string</text:p>
                </table:table-cell>
              </table:table-row>
              <table:table-row>
                <table:table-cell table:style-name="Table7.A1" office:value-type="string">
                  <text:p text:style-name="P155"><text:span text:style-name="Source_20_Text"><text:span text:style-name="T37">[ -n STRING ]</text:span></text:span></text:p>
                </table:table-cell>
                <table:table-cell table:style-name="Table7.A1" office:value-type="string">
                  <text:p text:style-name="P119">Not empty string</text:p>
                </table:table-cell>
              </table:table-row>
              <table:table-row>
                <table:table-cell table:style-name="Table7.A1" office:value-type="string">
                  <text:p text:style-name="P155"><text:span text:style-name="Source_20_Text"><text:span text:style-name="T37">[ NUM -eq NUM ]</text:span></text:span></text:p>
                </table:table-cell>
                <table:table-cell table:style-name="Table7.A1" office:value-type="string">
                  <text:p text:style-name="P119">Equal</text:p>
                </table:table-cell>
              </table:table-row>
              <table:table-row>
                <table:table-cell table:style-name="Table7.A1" office:value-type="string">
                  <text:p text:style-name="P155"><text:span text:style-name="Source_20_Text"><text:span text:style-name="T37">[ NUM -ne NUM ]</text:span></text:span></text:p>
                </table:table-cell>
                <table:table-cell table:style-name="Table7.A1" office:value-type="string">
                  <text:p text:style-name="P119">Not equal</text:p>
                </table:table-cell>
              </table:table-row>
              <table:table-row>
                <table:table-cell table:style-name="Table7.A1" office:value-type="string">
                  <text:p text:style-name="P155"><text:span text:style-name="Source_20_Text"><text:span text:style-name="T37">[ NUM -lt NUM ]</text:span></text:span></text:p>
                </table:table-cell>
                <table:table-cell table:style-name="Table7.A1" office:value-type="string">
                  <text:p text:style-name="P119">Less than</text:p>
                </table:table-cell>
              </table:table-row>
              <table:table-row>
                <table:table-cell table:style-name="Table7.A1" office:value-type="string">
                  <text:p text:style-name="P155"><text:span text:style-name="Source_20_Text"><text:span text:style-name="T37">[ NUM -le NUM ]</text:span></text:span></text:p>
                </table:table-cell>
                <table:table-cell table:style-name="Table7.A1" office:value-type="string">
                  <text:p text:style-name="P119">Less than or equal</text:p>
                </table:table-cell>
              </table:table-row>
              <table:table-row>
                <table:table-cell table:style-name="Table7.A1" office:value-type="string">
                  <text:p text:style-name="P155"><text:span text:style-name="Source_20_Text"><text:span text:style-name="T37">[ NUM -gt NUM ]</text:span></text:span></text:p>
                </table:table-cell>
                <table:table-cell table:style-name="Table7.A1" office:value-type="string">
                  <text:p text:style-name="P119">Greater than</text:p>
                </table:table-cell>
              </table:table-row>
              <table:table-row>
                <table:table-cell table:style-name="Table7.A1" office:value-type="string">
                  <text:p text:style-name="P155"><text:span text:style-name="Source_20_Text"><text:span text:style-name="T37">[ NUM -ge NUM ]</text:span></text:span></text:p>
                </table:table-cell>
                <table:table-cell table:style-name="Table7.A1" office:value-type="string">
                  <text:p text:style-name="P119">Greater than or equal</text:p>
                </table:table-cell>
              </table:table-row>
              <table:table-row>
                <table:table-cell table:style-name="Table7.A1" office:value-type="string">
                  <text:p text:style-name="P155"><text:span text:style-name="Source_20_Text"><text:span text:style-name="T37">[[ STRING </text:span></text:span><text:span text:style-name="Source_20_Text"><text:span text:style-name="T67">=~ </text:span></text:span><text:span text:style-name="Source_20_Text"><text:span text:style-name="T68">pattern</text:span></text:span><text:span text:style-name="Source_20_Text"><text:span text:style-name="T37"> ]]</text:span></text:span></text:p>
                </table:table-cell>
                <table:table-cell table:style-name="Table7.A1" office:value-type="string">
                  <text:p text:style-name="P154">Regexp</text:p>
                </table:table-cell>
              </table:table-row>
              <table:table-row>
                <table:table-cell table:style-name="Table7.A1" office:value-type="string">
                  <text:p text:style-name="P155"><text:span text:style-name="Source_20_Text"><text:span text:style-name="T37">(( NUM &lt; NUM ))</text:span></text:span></text:p>
                </table:table-cell>
                <table:table-cell table:style-name="Table7.A1" office:value-type="string">
                  <text:p text:style-name="P119">Numeric conditions <text:span text:style-name="T182">(integer)</text:span></text:p>
                </table:table-cell>
              </table:table-row>
            </table:table>
            <table:table table:name="Table8" table:style-name="Table8">
              <table:table-column table:style-name="Table8.A"/>
              <table:table-column table:style-name="Table8.B"/>
              <table:table-row>
                <table:table-cell table:style-name="Table8.A1" office:value-type="string">
                  <text:p text:style-name="P155"><text:span text:style-name="Source_20_Text"><text:span text:style-name="T37">[ -o noclobber ]</text:span></text:span></text:p>
                </table:table-cell>
                <table:table-cell table:style-name="Table8.A1" office:value-type="string">
                  <text:p text:style-name="P139">If OPTIONNAME is enabled</text:p>
                </table:table-cell>
              </table:table-row>
              <table:table-row>
                <table:table-cell table:style-name="Table8.A1" office:value-type="string">
                  <text:p text:style-name="P155"><text:span text:style-name="Source_20_Text"><text:span text:style-name="T37">[ ! EXPR ]</text:span></text:span></text:p>
                </table:table-cell>
                <table:table-cell table:style-name="Table8.A1" office:value-type="string">
                  <text:p text:style-name="P119">Not</text:p>
                </table:table-cell>
              </table:table-row>
              <table:table-row>
                <table:table-cell table:style-name="Table8.A1" office:value-type="string">
                  <text:p text:style-name="P155"><text:span text:style-name="Source_20_Text"><text:span text:style-name="T37">[ X ] &amp;&amp; [ Y ]</text:span></text:span></text:p>
                </table:table-cell>
                <table:table-cell table:style-name="Table8.A1" office:value-type="string">
                  <text:p text:style-name="P119">And</text:p>
                </table:table-cell>
              </table:table-row>
              <table:table-row>
                <table:table-cell table:style-name="Table8.A1" office:value-type="string">
                  <text:p text:style-name="P155"><text:span text:style-name="Source_20_Text"><text:span text:style-name="T37">[ X ] || [ Y ]</text:span></text:span></text:p>
                </table:table-cell>
                <table:table-cell table:style-name="Table8.A1" office:value-type="string">
                  <text:p text:style-name="P119">Or</text:p>
                </table:table-cell>
              </table:table-row>
            </table:table>
            <text:h text:style-name="P159" text:outline-level="4"><text:bookmark text:name="file-conditions"/>File conditions</text:h>
            <table:table table:name="Table9" table:style-name="Table9">
              <table:table-column table:style-name="Table9.A"/>
              <table:table-column table:style-name="Table9.B"/>
              <table:table-row>
                <table:table-cell table:style-name="Table9.A1" office:value-type="string">
                  <text:p text:style-name="P155"><text:span text:style-name="Source_20_Text"><text:span text:style-name="T37">[ -e FILE ]</text:span></text:span></text:p>
                </table:table-cell>
                <table:table-cell table:style-name="Table9.A1" office:value-type="string">
                  <text:p text:style-name="P119">Exists</text:p>
                </table:table-cell>
              </table:table-row>
              <table:table-row>
                <table:table-cell table:style-name="Table9.A1" office:value-type="string">
                  <text:p text:style-name="P155"><text:span text:style-name="Source_20_Text"><text:span text:style-name="T37">[ -r FILE ]</text:span></text:span></text:p>
                </table:table-cell>
                <table:table-cell table:style-name="Table9.A1" office:value-type="string">
                  <text:p text:style-name="P119">Readable</text:p>
                </table:table-cell>
              </table:table-row>
              <table:table-row>
                <table:table-cell table:style-name="Table9.A1" office:value-type="string">
                  <text:p text:style-name="P155"><text:span text:style-name="Source_20_Text"><text:span text:style-name="T37">[ -h FILE ]</text:span></text:span></text:p>
                </table:table-cell>
                <table:table-cell table:style-name="Table9.A1" office:value-type="string">
                  <text:p text:style-name="P119">Symlink</text:p>
                </table:table-cell>
              </table:table-row>
              <table:table-row>
                <table:table-cell table:style-name="Table9.A1" office:value-type="string">
                  <text:p text:style-name="P155"><text:span text:style-name="Source_20_Text"><text:span text:style-name="T37">[ -d FILE ]</text:span></text:span></text:p>
                </table:table-cell>
                <table:table-cell table:style-name="Table9.A1" office:value-type="string">
                  <text:p text:style-name="P119">Directory</text:p>
                </table:table-cell>
              </table:table-row>
              <table:table-row>
                <table:table-cell table:style-name="Table9.A1" office:value-type="string">
                  <text:p text:style-name="P155"><text:span text:style-name="Source_20_Text"><text:span text:style-name="T37">[ -w FILE ]</text:span></text:span></text:p>
                </table:table-cell>
                <table:table-cell table:style-name="Table9.A1" office:value-type="string">
                  <text:p text:style-name="P119">Writable</text:p>
                </table:table-cell>
              </table:table-row>
              <table:table-row>
                <table:table-cell table:style-name="Table9.A1" office:value-type="string">
                  <text:p text:style-name="P155"><text:span text:style-name="Source_20_Text"><text:span text:style-name="T37">[ -s FILE ]</text:span></text:span></text:p>
                </table:table-cell>
                <table:table-cell table:style-name="Table9.A1" office:value-type="string">
                  <text:p text:style-name="P119">Size is &gt; 0 bytes</text:p>
                </table:table-cell>
              </table:table-row>
              <table:table-row>
                <table:table-cell table:style-name="Table9.A1" office:value-type="string">
                  <text:p text:style-name="P155"><text:span text:style-name="Source_20_Text"><text:span text:style-name="T37">[ -f FILE ]</text:span></text:span></text:p>
                </table:table-cell>
                <table:table-cell table:style-name="Table9.A1" office:value-type="string">
                  <text:p text:style-name="P119">File</text:p>
                </table:table-cell>
              </table:table-row>
              <table:table-row>
                <table:table-cell table:style-name="Table9.A1" office:value-type="string">
                  <text:p text:style-name="P155"><text:span text:style-name="Source_20_Text"><text:span text:style-name="T37">[ -x FILE ]</text:span></text:span></text:p>
                </table:table-cell>
                <table:table-cell table:style-name="Table9.A1" office:value-type="string">
                  <text:p text:style-name="P119">Executable</text:p>
                </table:table-cell>
              </table:table-row>
              <table:table-row>
                <table:table-cell table:style-name="Table9.A1" office:value-type="string">
                  <text:p text:style-name="P155"><text:span text:style-name="Source_20_Text"><text:span text:style-name="T37">[ FILE1 -nt FILE2 ]</text:span></text:span></text:p>
                </table:table-cell>
                <table:table-cell table:style-name="Table9.A1" office:value-type="string">
                  <text:p text:style-name="P119">1 is more recent than 2</text:p>
                </table:table-cell>
              </table:table-row>
              <table:table-row>
                <table:table-cell table:style-name="Table9.A1" office:value-type="string">
                  <text:p text:style-name="P155"><text:span text:style-name="Source_20_Text"><text:span text:style-name="T37">[ FILE1 -ot FILE2 ]</text:span></text:span></text:p>
                </table:table-cell>
                <table:table-cell table:style-name="Table9.A1" office:value-type="string">
                  <text:p text:style-name="P119">2 is more recent than 1</text:p>
                </table:table-cell>
              </table:table-row>
              <table:table-row>
                <table:table-cell table:style-name="Table9.A1" office:value-type="string">
                  <text:p text:style-name="P155"><text:span text:style-name="Source_20_Text"><text:span text:style-name="T37">[ FILE1 -ef FILE2 ]</text:span></text:span></text:p>
                </table:table-cell>
                <table:table-cell table:style-name="Table9.A1" office:value-type="string">
                  <text:p text:style-name="P119">Same files</text:p>
                </table:table-cell>
              </table:table-row>
            </table:table>
            <text:p text:style-name="P155"/>
            <text:h text:style-name="P159" text:outline-level="4"><text:bookmark text:name="example-1"/><text:soft-page-break/>Example</text:h>
            <text:p text:style-name="P97"><text:span text:style-name="Source_20_Text"><text:span text:style-name="T37"># String</text:span></text:span></text:p>
            <text:p text:style-name="P97"><text:span text:style-name="Source_20_Text"><text:span text:style-name="T37">if [ </text:span></text:span><text:span text:style-name="Source_20_Text"><text:span text:style-name="T22">-z</text:span></text:span><text:span text:style-name="Source_20_Text"><text:span text:style-name="T37"> "$string" ]; then</text:span></text:span></text:p>
            <text:p text:style-name="P97"><text:span text:style-name="Source_20_Text"><text:span text:style-name="T37"><text:s text:c="2"/>echo "String is </text:span></text:span><text:span text:style-name="Source_20_Text"><text:span text:style-name="T22">empty</text:span></text:span><text:span text:style-name="Source_20_Text"><text:span text:style-name="T37">"</text:span></text:span></text:p>
            <text:p text:style-name="P97"><text:span text:style-name="Source_20_Text"><text:span text:style-name="T37">elif [ -n "$string" ]; then</text:span></text:span></text:p>
            <text:p text:style-name="P97"><text:span text:style-name="Source_20_Text"><text:span text:style-name="T37"><text:s text:c="2"/>echo "String is not empty"</text:span></text:span></text:p>
            <text:p text:style-name="P64"><text:span text:style-name="Source_20_Text"><text:span text:style-name="T37">fi</text:span></text:span></text:p>
            <text:p text:style-name="P97"><text:span text:style-name="Source_20_Text"><text:span text:style-name="T37"># Combinations</text:span></text:span></text:p>
            <text:p text:style-name="P97"><text:span text:style-name="Source_20_Text"><text:span text:style-name="T37">if [ X ] </text:span></text:span><text:span text:style-name="Source_20_Text"><text:span text:style-name="T22">&amp;&amp;</text:span></text:span><text:span text:style-name="Source_20_Text"><text:span text:style-name="T37"> [ Y ]; then</text:span></text:span></text:p>
            <text:p text:style-name="P97"><text:span text:style-name="Source_20_Text"><text:span text:style-name="T37"><text:s text:c="2"/>...</text:span></text:span></text:p>
            <text:p text:style-name="P64"><text:span text:style-name="Source_20_Text"><text:span text:style-name="T37">fi</text:span></text:span></text:p>
            <text:p text:style-name="P97"><text:span text:style-name="Source_20_Text"><text:span text:style-name="T37"># Regex</text:span></text:span></text:p>
            <text:p text:style-name="P64"><text:span text:style-name="Source_20_Text"><text:span text:style-name="T37">if [[ "A" </text:span></text:span><text:span text:style-name="Source_20_Text"><text:span text:style-name="T22">=~ </text:span></text:span><text:span text:style-name="Source_20_Text"><text:span text:style-name="T37">"." ]]</text:span></text:span></text:p>
            <text:p text:style-name="P64"><text:span text:style-name="Source_20_Text"><text:span text:style-name="T37">if (( $a </text:span></text:span><text:span text:style-name="Source_20_Text"><text:span text:style-name="T22">&lt;</text:span></text:span><text:span text:style-name="Source_20_Text"><text:span text:style-name="T37"> $b ))</text:span></text:span></text:p>
            <text:p text:style-name="P97"><text:span text:style-name="Source_20_Text"><text:span text:style-name="T37">if [</text:span></text:span><text:span text:style-name="Source_20_Text"><text:span text:style-name="T22"> -e</text:span></text:span><text:span text:style-name="Source_20_Text"><text:span text:style-name="T37"> "file.txt" ]; then</text:span></text:span></text:p>
            <text:p text:style-name="P97"><text:span text:style-name="Source_20_Text"><text:span text:style-name="T37"><text:s text:c="2"/>echo "file </text:span></text:span><text:span text:style-name="Source_20_Text"><text:span text:style-name="T22">exists</text:span></text:span><text:span text:style-name="Source_20_Text"><text:span text:style-name="T37">"</text:span></text:span></text:p>
            <text:p text:style-name="P64"><text:span text:style-name="Source_20_Text"><text:span text:style-name="T37">fi</text:span></text:span></text:p>
            <text:h text:style-name="P105" text:outline-level="3"><text:bookmark text:name="arrays"/><text:a xlink:type="simple" xlink:href="https://devhints.io/bash#arrays" text:style-name="Internet_20_link" text:visited-style-name="Visited_20_Internet_20_Link">#</text:a>Arrays</text:h>
            <text:h text:style-name="P159" text:outline-level="4"><text:bookmark text:name="defining-arrays"/>Defining arrays <text:span text:style-name="T183">(no commas)</text:span></text:h>
            <text:p text:style-name="P64"><text:span text:style-name="Source_20_Text"><text:span text:style-name="T37">Fruits</text:span></text:span><text:span text:style-name="Source_20_Text"><text:span text:style-name="T67">=(</text:span></text:span><text:span text:style-name="Source_20_Text"><text:span text:style-name="T37">'Apple' 'Banana' 'Orange'</text:span></text:span><text:span text:style-name="Source_20_Text"><text:span text:style-name="T67">)</text:span></text:span></text:p>
            <text:p text:style-name="P97"><text:span text:style-name="Source_20_Text"><text:span text:style-name="T37">Fruits</text:span></text:span><text:span text:style-name="Source_20_Text"><text:span text:style-name="T67">[0]=</text:span></text:span><text:span text:style-name="Source_20_Text"><text:span text:style-name="T37">"Apple"</text:span></text:span></text:p>
            <text:p text:style-name="P97"><text:span text:style-name="Source_20_Text"><text:span text:style-name="T37">Fruits[1]="Banana"</text:span></text:span></text:p>
            <text:p text:style-name="P64"><text:span text:style-name="Source_20_Text"><text:span text:style-name="T37">Fruits[2]="Orange"</text:span></text:span></text:p>
            <text:h text:style-name="P159" text:outline-level="4"><text:bookmark text:name="working-with-arrays"/>Working with arrays, <text:span text:style-name="T184">echo / print arrays</text:span></text:h>
            <text:p text:style-name="P97"><text:span text:style-name="Source_20_Text"><text:span text:style-name="T37">echo ${Fruits[</text:span></text:span><text:span text:style-name="Source_20_Text"><text:span text:style-name="T67">0</text:span></text:span><text:span text:style-name="Source_20_Text"><text:span text:style-name="T37">]} <text:s text:c="11"/></text:span></text:span><text:span text:style-name="Source_20_Text"><text:span text:style-name="T22"># Element #0</text:span></text:span></text:p>
            <text:p text:style-name="P97"><text:span text:style-name="Source_20_Text"><text:span text:style-name="T37">echo </text:span></text:span><text:span text:style-name="Source_20_Text"><text:span text:style-name="T22">${Fruits[</text:span></text:span><text:span text:style-name="Source_20_Text"><text:span text:style-name="T71">@</text:span></text:span><text:span text:style-name="Source_20_Text"><text:span text:style-name="T22">]}</text:span></text:span><text:span text:style-name="Source_20_Text"><text:span text:style-name="T37"> <text:s text:c="9"/></text:span></text:span><text:span text:style-name="Source_20_Text"><text:span text:style-name="T22"># All elements, space-separated</text:span></text:span></text:p>
            <text:p text:style-name="P97"><text:span text:style-name="Source_20_Text"><text:span text:style-name="T37">echo ${</text:span></text:span><text:span text:style-name="Source_20_Text"><text:span text:style-name="T67">#</text:span></text:span><text:span text:style-name="Source_20_Text"><text:span text:style-name="T37">Fruits[</text:span></text:span><text:span text:style-name="Source_20_Text"><text:span text:style-name="T67">@</text:span></text:span><text:span text:style-name="Source_20_Text"><text:span text:style-name="T37">]} <text:s text:c="7"/></text:span></text:span><text:span text:style-name="Source_20_Text"><text:span text:style-name="T22"># Number of elements</text:span></text:span></text:p>
            <text:p text:style-name="P97"><text:soft-page-break/><text:span text:style-name="Source_20_Text"><text:span text:style-name="T37">echo ${#Fruits} <text:s text:c="14"/># String length of the 1st element</text:span></text:span></text:p>
            <text:p text:style-name="P97"><text:span text:style-name="Source_20_Text"><text:span text:style-name="T37">echo ${</text:span></text:span><text:span text:style-name="Source_20_Text"><text:span text:style-name="T67">#</text:span></text:span><text:span text:style-name="Source_20_Text"><text:span text:style-name="T37">Fruits[</text:span></text:span><text:span text:style-name="Source_20_Text"><text:span text:style-name="T67">3</text:span></text:span><text:span text:style-name="Source_20_Text"><text:span text:style-name="T37">]} <text:s text:c="9"/></text:span></text:span><text:span text:style-name="Source_20_Text"><text:span text:style-name="T22"># String length of the Nth element</text:span></text:span></text:p>
            <text:p text:style-name="P64"><text:span text:style-name="Source_20_Text"><text:span text:style-name="T37">echo ${Fruits[</text:span></text:span><text:span text:style-name="Source_20_Text"><text:span text:style-name="T62">@</text:span></text:span><text:span text:style-name="Source_20_Text"><text:span text:style-name="T37">]</text:span></text:span><text:span text:style-name="Source_20_Text"><text:span text:style-name="T67">:3:2</text:span></text:span><text:span text:style-name="Source_20_Text"><text:span text:style-name="T37">} <text:s text:c="3"/></text:span></text:span><text:span text:style-name="Source_20_Text"><text:span text:style-name="T22"># Range (from position 3, length 2)</text:span></text:span></text:p>
            <text:h text:style-name="P159" text:outline-level="4"><text:bookmark text:name="operations"/>Operations</text:h>
            <text:p text:style-name="P97"><text:span text:style-name="Source_20_Text"><text:span text:style-name="T37">Fruits</text:span></text:span><text:span text:style-name="Source_20_Text"><text:span text:style-name="T67">=(</text:span></text:span><text:span text:style-name="Source_20_Text"><text:span text:style-name="T37">"</text:span></text:span><text:span text:style-name="Source_20_Text"><text:span text:style-name="T67">${</text:span></text:span><text:span text:style-name="Source_20_Text"><text:span text:style-name="T37">Fruits[</text:span></text:span><text:span text:style-name="Source_20_Text"><text:span text:style-name="T67">@</text:span></text:span><text:span text:style-name="Source_20_Text"><text:span text:style-name="T37">]}" "Watermelon") <text:s text:c="10"/></text:span></text:span><text:span text:style-name="Source_20_Text"><text:span text:style-name="T22"># Push</text:span></text:span></text:p>
            <text:p text:style-name="P97"><text:span text:style-name="Source_20_Text"><text:span text:style-name="T37">Fruits</text:span></text:span><text:span text:style-name="Source_20_Text"><text:span text:style-name="T67">=(</text:span></text:span><text:span text:style-name="Source_20_Text"><text:span text:style-name="T37"> </text:span></text:span><text:span text:style-name="Source_20_Text"><text:span text:style-name="T67">${</text:span></text:span><text:span text:style-name="Source_20_Text"><text:span text:style-name="T37">Fruits[</text:span></text:span><text:span text:style-name="Source_20_Text"><text:span text:style-name="T67">@</text:span></text:span><text:span text:style-name="Source_20_Text"><text:span text:style-name="T37">]</text:span></text:span><text:span text:style-name="Source_20_Text"><text:span text:style-name="T67">/</text:span></text:span><text:span text:style-name="Source_20_Text"><text:span text:style-name="T37">Ap*</text:span></text:span><text:span text:style-name="Source_20_Text"><text:span text:style-name="T67">/</text:span></text:span><text:span text:style-name="Source_20_Text"><text:span text:style-name="T37">} ) <text:s text:c="26"/></text:span></text:span><text:span text:style-name="Source_20_Text"><text:span text:style-name="T22"># Remove by regex match</text:span></text:span></text:p>
            <text:p text:style-name="P97"><text:span text:style-name="Source_20_Text"><text:span text:style-name="T67">unset </text:span></text:span><text:span text:style-name="Source_20_Text"><text:span text:style-name="T37">Fruits[2] <text:s text:c="49"/></text:span></text:span><text:span text:style-name="Source_20_Text"><text:span text:style-name="T22"># Remove one item</text:span></text:span></text:p>
            <text:p text:style-name="P97"><text:span text:style-name="Source_20_Text"><text:span text:style-name="T37">Fruits</text:span></text:span><text:span text:style-name="Source_20_Text"><text:span text:style-name="T40">1</text:span></text:span><text:span text:style-name="Source_20_Text"><text:span text:style-name="T67">=(</text:span></text:span><text:span text:style-name="Source_20_Text"><text:span text:style-name="T37">"</text:span></text:span><text:span text:style-name="Source_20_Text"><text:span text:style-name="T67">${</text:span></text:span><text:span text:style-name="Source_20_Text"><text:span text:style-name="T37">Fruits[</text:span></text:span><text:span text:style-name="Source_20_Text"><text:span text:style-name="T67">@</text:span></text:span><text:span text:style-name="Source_20_Text"><text:span text:style-name="T37">]}") <text:s text:c="32"/></text:span></text:span><text:span text:style-name="Source_20_Text"><text:span text:style-name="T22"># Duplicate</text:span></text:span></text:p>
            <text:p text:style-name="P97"><text:span text:style-name="Source_20_Text"><text:span text:style-name="T37">Fruits</text:span></text:span><text:span text:style-name="Source_20_Text"><text:span text:style-name="T67">=(</text:span></text:span><text:span text:style-name="Source_20_Text"><text:span text:style-name="T37">"</text:span></text:span><text:span text:style-name="Source_20_Text"><text:span text:style-name="T67">${</text:span></text:span><text:span text:style-name="Source_20_Text"><text:span text:style-name="T37">Fruits[</text:span></text:span><text:span text:style-name="Source_20_Text"><text:span text:style-name="T67">@</text:span></text:span><text:span text:style-name="Source_20_Text"><text:span text:style-name="T37">]}" "</text:span></text:span><text:span text:style-name="Source_20_Text"><text:span text:style-name="T67">${</text:span></text:span><text:span text:style-name="Source_20_Text"><text:span text:style-name="T37">Veggies[</text:span></text:span><text:span text:style-name="Source_20_Text"><text:span text:style-name="T67">@</text:span></text:span><text:span text:style-name="Source_20_Text"><text:span text:style-name="T37">]}") <text:s text:c="4"/></text:span></text:span><text:span text:style-name="Source_20_Text"><text:span text:style-name="T22"># Concatenate</text:span></text:span></text:p>
            <text:p text:style-name="P64"><text:span text:style-name="Source_20_Text"><text:span text:style-name="T37">lines</text:span></text:span><text:span text:style-name="Source_20_Text"><text:span text:style-name="T67">=(</text:span></text:span><text:span text:style-name="Source_20_Text"><text:span text:style-name="T37">`cat "logfile"`) <text:s text:c="37"/># Read from file</text:span></text:span></text:p>
            <text:h text:style-name="P159" text:outline-level="4"><text:bookmark text:name="iteration"/>Iteration</text:h>
            <text:p text:style-name="P97"><text:span text:style-name="Source_20_Text"><text:span text:style-name="T67">for i in</text:span></text:span><text:span text:style-name="Source_20_Text"><text:span text:style-name="T37"> </text:span></text:span><text:span text:style-name="Source_20_Text"><text:span text:style-name="T22">"${arrayName[@]}"</text:span></text:span><text:span text:style-name="Source_20_Text"><text:span text:style-name="T67">; do</text:span></text:span></text:p>
            <text:p text:style-name="P97"><text:span text:style-name="Source_20_Text"><text:span text:style-name="T37"><text:s text:c="2"/>echo $i</text:span></text:span></text:p>
            <text:p text:style-name="P64"><text:span text:style-name="Source_20_Text"><text:span text:style-name="T67">done</text:span></text:span></text:p>
            <text:h text:style-name="P105" text:outline-level="3"><text:bookmark text:name="history"/><text:a xlink:type="simple" xlink:href="https://devhints.io/bash#history" text:style-name="Internet_20_link" text:visited-style-name="Visited_20_Internet_20_Link">#</text:a>History</text:h>
            <text:p text:style-name="P12">can only be used in scripts if option is set: set -o history</text:p>
            <text:h text:style-name="P159" text:outline-level="4"><text:bookmark text:name="commands"/>Commands</text:h>
            <table:table table:name="Table10" table:style-name="Table10">
              <table:table-column table:style-name="Table10.A"/>
              <table:table-column table:style-name="Table10.B"/>
              <table:table-row>
                <table:table-cell table:style-name="Table10.A1" office:value-type="string">
                  <text:p text:style-name="P155"><text:span text:style-name="Source_20_Text"><text:span text:style-name="T67">history</text:span></text:span></text:p>
                </table:table-cell>
                <table:table-cell table:style-name="Table10.A1" office:value-type="string">
                  <text:p text:style-name="P119">Show history</text:p>
                </table:table-cell>
              </table:table-row>
              <table:table-row>
                <table:table-cell table:style-name="Table10.A1" office:value-type="string">
                  <text:p text:style-name="P155"><text:span text:style-name="Source_20_Text"><text:span text:style-name="T37">shopt -s histverify</text:span></text:span></text:p>
                </table:table-cell>
                <table:table-cell table:style-name="Table10.A1" office:value-type="string">
                  <text:p text:style-name="P139">Don’t execute expanded result immediately</text:p>
                </table:table-cell>
              </table:table-row>
            </table:table>
            <text:h text:style-name="P159" text:outline-level="4"><text:bookmark text:name="expansions"/>Expansions</text:h>
            <text:p text:style-name="P12">e.g. </text:p>
            <text:p text:style-name="P12">$ echo bla1 bla2 bla3</text:p>
            <text:p text:style-name="P12">echo !$ <text:s text:c="3"/>#returns bla3</text:p>
            <text:p text:style-name="P12">echo !* <text:s text:c="3"/>#returns bla1 bla2 bla3</text:p>
            <table:table table:name="Table11" table:style-name="Table11">
              <table:table-column table:style-name="Table11.A"/>
              <table:table-column table:style-name="Table11.B"/>
              <table:table-row>
                <table:table-cell table:style-name="Table11.A1" office:value-type="string">
                  <text:p text:style-name="P155"><text:span text:style-name="Source_20_Text"><text:span text:style-name="T37">!$</text:span></text:span></text:p>
                </table:table-cell>
                <table:table-cell table:style-name="Table11.A1" office:value-type="string">
                  <text:p text:style-name="P119">Expand last parameter of most recent command</text:p>
                </table:table-cell>
              </table:table-row>
              <table:table-row>
                <table:table-cell table:style-name="Table11.A1" office:value-type="string">
                  <text:p text:style-name="P155"><text:span text:style-name="Source_20_Text"><text:span text:style-name="T37">!*</text:span></text:span></text:p>
                </table:table-cell>
                <table:table-cell table:style-name="Table11.A1" office:value-type="string">
                  <text:p text:style-name="P119">Expand all parameters of most recent command</text:p>
                </table:table-cell>
              </table:table-row>
              <table:table-row>
                <table:table-cell table:style-name="Table11.A1" office:value-type="string">
                  <text:p text:style-name="P155"><text:soft-page-break/><text:span text:style-name="Source_20_Text"><text:span text:style-name="T37">!-n</text:span></text:span></text:p>
                </table:table-cell>
                <table:table-cell table:style-name="Table11.A1" office:value-type="string">
                  <text:p text:style-name="P155"><text:span text:style-name="T22">Expand </text:span><text:span text:style-name="Source_20_Text"><text:span text:style-name="T22">n</text:span></text:span><text:span text:style-name="T22">th most recent command</text:span></text:p>
                </table:table-cell>
              </table:table-row>
              <table:table-row>
                <table:table-cell table:style-name="Table11.A1" office:value-type="string">
                  <text:p text:style-name="P155"><text:span text:style-name="Source_20_Text"><text:span text:style-name="T37">!n</text:span></text:span></text:p>
                </table:table-cell>
                <table:table-cell table:style-name="Table11.A1" office:value-type="string">
                  <text:p text:style-name="P155"><text:span text:style-name="T22">Expand </text:span><text:span text:style-name="Source_20_Text"><text:span text:style-name="T22">n</text:span></text:span><text:span text:style-name="T22">th command in history</text:span></text:p>
                </table:table-cell>
              </table:table-row>
              <table:table-row>
                <table:table-cell table:style-name="Table11.A1" office:value-type="string">
                  <text:p text:style-name="P155"><text:span text:style-name="Source_20_Text"><text:span text:style-name="T37">!&lt;command&gt;</text:span></text:span></text:p>
                </table:table-cell>
                <table:table-cell table:style-name="Table11.A1" office:value-type="string">
                  <text:p text:style-name="P155"><text:span text:style-name="T22">Expand most recent invocation of command </text:span><text:span text:style-name="Source_20_Text"><text:span text:style-name="T22">&lt;command&gt;</text:span></text:span></text:p>
                </table:table-cell>
              </table:table-row>
            </table:table>
            <text:h text:style-name="P160" text:outline-level="4">Operations</text:h>
            <table:table table:name="Table12" table:style-name="Table12">
              <table:table-column table:style-name="Table12.A"/>
              <table:table-column table:style-name="Table12.B"/>
              <table:table-row>
                <table:table-cell table:style-name="Table12.A1" office:value-type="string">
                  <text:p text:style-name="P156"><text:span text:style-name="Source_20_Text"><text:span text:style-name="T37">!!:s/&lt;FROM&gt;/&lt;TO&gt;/</text:span></text:span></text:p>
                </table:table-cell>
                <table:table-cell table:style-name="Table12.A1" office:value-type="string">
                  <text:p text:style-name="P156"><text:span text:style-name="T37">Replace first occurrence of </text:span><text:span text:style-name="Source_20_Text"><text:span text:style-name="T37">&lt;FROM&gt;</text:span></text:span><text:span text:style-name="T37"> to </text:span><text:span text:style-name="Source_20_Text"><text:span text:style-name="T37">&lt;TO&gt;</text:span></text:span><text:span text:style-name="T37"> in most recent command</text:span></text:p>
                </table:table-cell>
              </table:table-row>
              <table:table-row>
                <table:table-cell table:style-name="Table12.A1" office:value-type="string">
                  <text:p text:style-name="P156"><text:span text:style-name="Source_20_Text"><text:span text:style-name="T37">!!:gs/&lt;FROM&gt;/&lt;TO&gt;/</text:span></text:span></text:p>
                </table:table-cell>
                <table:table-cell table:style-name="Table12.A1" office:value-type="string">
                  <text:p text:style-name="P156"><text:span text:style-name="T37">Replace all occurrences of </text:span><text:span text:style-name="Source_20_Text"><text:span text:style-name="T37">&lt;FROM&gt;</text:span></text:span><text:span text:style-name="T37"> to </text:span><text:span text:style-name="Source_20_Text"><text:span text:style-name="T37">&lt;TO&gt;</text:span></text:span><text:span text:style-name="T37"> in most recent command</text:span></text:p>
                </table:table-cell>
              </table:table-row>
              <table:table-row>
                <table:table-cell table:style-name="Table12.A1" office:value-type="string">
                  <text:p text:style-name="P156"><text:span text:style-name="Source_20_Text"><text:span text:style-name="T37">!$:t</text:span></text:span></text:p>
                </table:table-cell>
                <table:table-cell table:style-name="Table12.A1" office:value-type="string">
                  <text:p text:style-name="P140">Expand only basename from last parameter of most recent command</text:p>
                </table:table-cell>
              </table:table-row>
              <table:table-row>
                <table:table-cell table:style-name="Table12.A1" office:value-type="string">
                  <text:p text:style-name="P156"><text:span text:style-name="Source_20_Text"><text:span text:style-name="T37">!$:h</text:span></text:span></text:p>
                </table:table-cell>
                <table:table-cell table:style-name="Table12.A1" office:value-type="string">
                  <text:p text:style-name="P140">Expand only directory from last parameter of most recent command</text:p>
                </table:table-cell>
              </table:table-row>
            </table:table>
            <text:p text:style-name="P15"><text:span text:style-name="Source_20_Text"><text:span text:style-name="T37">!!</text:span></text:span><text:span text:style-name="T37"> and </text:span><text:span text:style-name="Source_20_Text"><text:span text:style-name="T37">!$</text:span></text:span><text:span text:style-name="T37"> can be replaced with any valid expansion.</text:span></text:p>
            <text:h text:style-name="P160" text:outline-level="4"><text:bookmark text:name="slices"/>Slices</text:h>
            <table:table table:name="Table13" table:style-name="Table13">
              <table:table-column table:style-name="Table13.A"/>
              <table:table-column table:style-name="Table13.B"/>
              <table:table-row>
                <table:table-cell table:style-name="Table13.A1" office:value-type="string">
                  <text:p text:style-name="P156"><text:span text:style-name="Source_20_Text"><text:span text:style-name="T37">!!:n</text:span></text:span></text:p>
                </table:table-cell>
                <table:table-cell table:style-name="Table13.A1" office:value-type="string">
                  <text:p text:style-name="P156"><text:span text:style-name="T37">Expand only </text:span><text:span text:style-name="Source_20_Text"><text:span text:style-name="T37">n</text:span></text:span><text:span text:style-name="T37">th token from most recent command (command is </text:span><text:span text:style-name="Source_20_Text"><text:span text:style-name="T37">0</text:span></text:span><text:span text:style-name="T37">; first param is </text:span><text:span text:style-name="Source_20_Text"><text:span text:style-name="T37">1</text:span></text:span><text:span text:style-name="T37">)</text:span></text:p>
                </table:table-cell>
              </table:table-row>
              <table:table-row>
                <table:table-cell table:style-name="Table13.A1" office:value-type="string">
                  <text:p text:style-name="P156"><text:span text:style-name="Source_20_Text"><text:span text:style-name="T37">!!:n-m</text:span></text:span></text:p>
                </table:table-cell>
                <table:table-cell table:style-name="Table13.A1" office:value-type="string">
                  <text:p text:style-name="P140">Expand range of tokens from most recent command</text:p>
                </table:table-cell>
              </table:table-row>
              <table:table-row>
                <table:table-cell table:style-name="Table13.A1" office:value-type="string">
                  <text:p text:style-name="P156"><text:span text:style-name="Source_20_Text"><text:span text:style-name="T37">!!:n-$</text:span></text:span></text:p>
                </table:table-cell>
                <table:table-cell table:style-name="Table13.A1" office:value-type="string">
                  <text:p text:style-name="P156"><text:span text:style-name="T37">Expand </text:span><text:span text:style-name="Source_20_Text"><text:span text:style-name="T37">n</text:span></text:span><text:span text:style-name="T37">th token to last from most recent command</text:span></text:p>
                </table:table-cell>
              </table:table-row>
            </table:table>
            <text:p text:style-name="P15"><text:span text:style-name="Source_20_Text"><text:span text:style-name="T37">!!</text:span></text:span><text:span text:style-name="T37"> can be replaced with any valid expansion i.e. </text:span><text:span text:style-name="Source_20_Text"><text:span text:style-name="T37">!cat</text:span></text:span><text:span text:style-name="T37">, </text:span><text:span text:style-name="Source_20_Text"><text:span text:style-name="T37">!-2</text:span></text:span><text:span text:style-name="T37">, </text:span><text:span text:style-name="Source_20_Text"><text:span text:style-name="T37">!42</text:span></text:span><text:span text:style-name="T37">, etc.</text:span></text:p>
            <text:h text:style-name="P105" text:outline-level="3"><text:bookmark text:name="miscellaneous"/><text:a xlink:type="simple" xlink:href="https://devhints.io/bash#miscellaneous" text:style-name="Internet_20_link" text:visited-style-name="Visited_20_Internet_20_Link">#</text:a>Miscellaneous</text:h>
            <text:h text:style-name="P159" text:outline-level="4"><text:bookmark text:name="numeric-calculations"/>Numeric calculations <text:span text:style-name="T185">(Integers)</text:span></text:h>
            <text:p text:style-name="P64"><text:span text:style-name="Source_20_Text"><text:span text:style-name="T67">$((</text:span></text:span><text:span text:style-name="Source_20_Text"><text:span text:style-name="T37">a + 200)) <text:s text:c="5"/></text:span></text:span><text:span text:style-name="Source_20_Text"><text:span text:style-name="T22"># Add 200 to $a</text:span></text:span></text:p>
            <text:p text:style-name="P64"><text:span text:style-name="Source_20_Text"><text:span text:style-name="T67">$((RANDOM%=200))</text:span></text:span><text:span text:style-name="Source_20_Text"><text:span text:style-name="T37"> <text:s/></text:span></text:span><text:span text:style-name="Source_20_Text"><text:span text:style-name="T22"># Random number 0..200</text:span></text:span></text:p>
            <text:h text:style-name="P159" text:outline-level="4"><text:bookmark text:name="subshells"/>Subshells</text:h>
            <text:p text:style-name="P97"><text:span text:style-name="Source_20_Text"><text:span text:style-name="T67">(cd</text:span></text:span><text:span text:style-name="Source_20_Text"><text:span text:style-name="T37"> somedir; </text:span></text:span><text:span text:style-name="Source_20_Text"><text:span text:style-name="T22">echo "I'm now in $PWD"</text:span></text:span><text:span text:style-name="Source_20_Text"><text:span text:style-name="T67">)</text:span></text:span></text:p>
            <text:p text:style-name="P64"><text:span text:style-name="Source_20_Text"><text:span text:style-name="T37">pwd <text:s text:c="13"/></text:span></text:span><text:span text:style-name="Source_20_Text"><text:span text:style-name="T22"><text:s/># still in first directory</text:span></text:span></text:p>
            <text:h text:style-name="P159" text:outline-level="4"><text:bookmark text:name="redirection"/><text:soft-page-break/>Redirection</text:h>
            <text:p text:style-name="P97"><text:span text:style-name="Source_20_Text"><text:span text:style-name="T37">python hello.py &gt; output.txt <text:s text:c="2"/></text:span></text:span><text:span text:style-name="Source_20_Text"><text:span text:style-name="T22"># stdout </text:span></text:span><text:span text:style-name="Source_20_Text"><text:span text:style-name="T28">of python script</text:span></text:span><text:span text:style-name="Source_20_Text"><text:span text:style-name="T22"> to (file)</text:span></text:span></text:p>
            <text:p text:style-name="P97"><text:span text:style-name="Source_20_Text"><text:span text:style-name="T37">python hello.py &gt;&gt; output.txt <text:s/># stdout to (file), append</text:span></text:span></text:p>
            <text:p text:style-name="P97"><text:span text:style-name="Source_20_Text"><text:span text:style-name="T37">python hello.py 2&gt; error.log <text:s text:c="2"/># stderr to (file)</text:span></text:span></text:p>
            <text:p text:style-name="P97"><text:span text:style-name="Source_20_Text"><text:span text:style-name="T37">python hello.py 2&gt;&amp;1 <text:s text:c="10"/># stderr to stdout</text:span></text:span></text:p>
            <text:p text:style-name="P97"><text:span text:style-name="Source_20_Text"><text:span text:style-name="T37">python hello.py 2&gt;/dev/null <text:s text:c="3"/># stderr to (null)</text:span></text:span></text:p>
            <text:p text:style-name="P64"><text:span text:style-name="Source_20_Text"><text:span text:style-name="T37">python hello.py &amp;&gt;/dev/null <text:s text:c="3"/># stdout and stderr to (null)</text:span></text:span></text:p>
            <text:p text:style-name="P64"><text:span text:style-name="Source_20_Text"><text:span text:style-name="T37">python hello.py &lt; foo.txt</text:span></text:span></text:p>
            <text:h text:style-name="P159" text:outline-level="4"><text:bookmark text:name="inspecting-commands"/>Inspecting commands</text:h>
            <text:p text:style-name="P97"><text:span text:style-name="Source_20_Text"><text:span text:style-name="T67">command -V</text:span></text:span><text:span text:style-name="Source_20_Text"><text:span text:style-name="T37"> cd</text:span></text:span></text:p>
            <text:p text:style-name="P64"><text:span text:style-name="Source_20_Text"><text:span text:style-name="T22">#=&gt; "cd is a function/alias/whatever"</text:span></text:span></text:p>
            <text:h text:style-name="P159" text:outline-level="4"><text:bookmark text:name="trap-errors"/>Trap errors</text:h>
            <text:p text:style-name="P64"><text:span text:style-name="Source_20_Text"><text:span text:style-name="T67">trap 'echo Error at about $LINENO' ERR</text:span></text:span></text:p>
            <text:p text:style-name="P11">or</text:p>
            <text:p text:style-name="P97"><text:span text:style-name="Source_20_Text"><text:span text:style-name="T67">traperr() {</text:span></text:span></text:p>
            <text:p text:style-name="P97"><text:span text:style-name="Source_20_Text"><text:span text:style-name="T67"><text:s text:c="2"/>echo "ERROR: ${BASH_SOURCE[1]} at about ${BASH_LINENO[0]}"</text:span></text:span></text:p>
            <text:p text:style-name="P97"><text:span text:style-name="Source_20_Text"><text:span text:style-name="T67">}</text:span></text:span></text:p>
            <text:p text:style-name="P91"/>
            <text:p text:style-name="P97"><text:span text:style-name="Source_20_Text"><text:span text:style-name="T67">set -o errtrace</text:span></text:span></text:p>
            <text:p text:style-name="P64"><text:span text:style-name="Source_20_Text"><text:span text:style-name="T67">trap traperr ERR</text:span></text:span></text:p>
            <text:h text:style-name="P159" text:outline-level="4"><text:bookmark text:name="caseswitch"/>Case/switch</text:h>
            <text:p text:style-name="P97"><text:span text:style-name="Source_20_Text"><text:span text:style-name="T67">case "$1" in</text:span></text:span></text:p>
            <text:p text:style-name="P97"><text:span text:style-name="Source_20_Text"><text:span text:style-name="T37"><text:s text:c="2"/></text:span></text:span><text:span text:style-name="Source_20_Text"><text:span text:style-name="T67">start | up)</text:span></text:span></text:p>
            <text:p text:style-name="P97"><text:span text:style-name="Source_20_Text"><text:span text:style-name="T37"><text:s text:c="4"/>vagrant up</text:span></text:span></text:p>
            <text:p text:style-name="P97"><text:span text:style-name="Source_20_Text"><text:span text:style-name="T37"><text:s text:c="4"/></text:span></text:span><text:span text:style-name="Source_20_Text"><text:span text:style-name="T67">;;</text:span></text:span></text:p>
            <text:p text:style-name="P95"/>
            <text:p text:style-name="P97"><text:span text:style-name="Source_20_Text"><text:span text:style-name="T37"><text:s text:c="2"/></text:span></text:span><text:span text:style-name="Source_20_Text"><text:span text:style-name="T67">*)</text:span></text:span></text:p>
            <text:p text:style-name="P97"><text:span text:style-name="Source_20_Text"><text:span text:style-name="T37"><text:s text:c="4"/>echo "Usage: $0 {start|stop|ssh}"</text:span></text:span></text:p>
            <text:p text:style-name="P97"><text:span text:style-name="Source_20_Text"><text:span text:style-name="T37"><text:s text:c="4"/></text:span></text:span><text:span text:style-name="Source_20_Text"><text:span text:style-name="T67">;;</text:span></text:span></text:p>
            <text:p text:style-name="P64"><text:soft-page-break/><text:span text:style-name="Source_20_Text"><text:span text:style-name="T67">esac</text:span></text:span></text:p>
            <text:p text:style-name="P64"><text:span text:style-name="Source_20_Text"><text:span text:style-name="T67"/></text:span></text:p>
            <text:h text:style-name="P159" text:outline-level="4"><text:bookmark text:name="source-relative"/>Source relative</text:h>
            <text:p text:style-name="P64"><text:span text:style-name="Source_20_Text"><text:span text:style-name="T37">source "${0%/*}/../share/foo.sh"</text:span></text:span></text:p>
            <text:p text:style-name="P57"><text:span text:style-name="Source_20_Text"><text:span text:style-name="T29">Explanation of </text:span></text:span><text:span text:style-name="Source_20_Text"><text:span text:style-name="T19">${0%/*}</text:span></text:span><text:span text:style-name="Source_20_Text"><text:span text:style-name="T29">: W</text:span></text:span><text:span text:style-name="Source_20_Text"><text:span text:style-name="T22">here </text:span></text:span><text:span text:style-name="Source_20_Text"><text:span text:style-name="T18">$0</text:span></text:span><text:span text:style-name="Source_20_Text"><text:span text:style-name="T22"> is the name of a file, eg., </text:span></text:span><text:span text:style-name="Source_20_Text"><text:span text:style-name="T18">$HOME/documents/doc.txt</text:span></text:span><text:span text:style-name="Source_20_Text"><text:span text:style-name="T22">, then the parameter would be expanded as: </text:span></text:span><text:span text:style-name="Source_20_Text"><text:span text:style-name="T19">$HOME/documents. </text:span></text:span><text:span text:style-name="Source_20_Text"><text:span text:style-name="T35">T</text:span></text:span><text:span text:style-name="T22">he </text:span><text:span text:style-name="T18">pattern </text:span><text:span text:style-name="Source_20_Text"><text:span text:style-name="T18">/</text:span></text:span><text:span text:style-name="T18"> </text:span><text:span text:style-name="T22">is matched against the </text:span><text:span text:style-name="Emphasis"><text:span text:style-name="T18">end</text:span></text:span><text:span text:style-name="T18"> of parameter (the </text:span><text:span text:style-name="Source_20_Text"><text:span text:style-name="T18">%</text:span></text:span><text:span text:style-name="T18">)</text:span><text:span text:style-name="T22">, with the shortest or </text:span><text:span text:style-name="T18">non-greedy match delete</text:span><text:span text:style-name="Source_20_Text"><text:span text:style-name="T19">d</text:span></text:span><text:span text:style-name="T22">. </text:span></text:p>
            <text:h text:style-name="P159" text:outline-level="4"><text:bookmark text:name="printf"/>printf</text:h>
            <text:p text:style-name="P97"><text:span text:style-name="Source_20_Text"><text:span text:style-name="T67">printf "</text:span></text:span><text:span text:style-name="Source_20_Text"><text:span text:style-name="T37">Hello </text:span></text:span><text:span text:style-name="Source_20_Text"><text:span text:style-name="T67">%s</text:span></text:span><text:span text:style-name="Source_20_Text"><text:span text:style-name="T37">, I'm </text:span></text:span><text:span text:style-name="Source_20_Text"><text:span text:style-name="T67">%s</text:span></text:span><text:span text:style-name="Source_20_Text"><text:span text:style-name="T37">" Sven Olga</text:span></text:span></text:p>
            <text:p text:style-name="P64"><text:span text:style-name="Source_20_Text"><text:span text:style-name="T22">#=&gt; "Hello Sven, I'm Olga</text:span></text:span></text:p>
            <text:h text:style-name="P159" text:outline-level="4"><text:bookmark text:name="directory-of-script"/>Directory of script</text:h>
            <text:p text:style-name="P64"><text:span text:style-name="Source_20_Text"><text:span text:style-name="T37">DIR="${0%/*}" <text:s/></text:span></text:span><text:span text:style-name="Source_20_Text"><text:span text:style-name="T30"># explanation of 0%/* some lines above</text:span></text:span></text:p>
            <text:h text:style-name="P159" text:outline-level="4"><text:bookmark text:name="getting-options"/>Getting options</text:h>
            <text:p text:style-name="P10">here the function arguments are one by one shifted into $1 and checked if they</text:p>
            <text:p text:style-name="P10">match the pattern, and if so whether they match a case.</text:p>
            <text:p text:style-name="P97"><text:span text:style-name="Source_20_Text"><text:span text:style-name="T37">while [[ "</text:span></text:span><text:span text:style-name="Source_20_Text"><text:span text:style-name="T67">$1</text:span></text:span><text:span text:style-name="Source_20_Text"><text:span text:style-name="T37">" =</text:span></text:span><text:span text:style-name="Source_20_Text"><text:span text:style-name="T22">~ ^-</text:span></text:span><text:span text:style-name="Source_20_Text"><text:span text:style-name="T37"> </text:span></text:span><text:span text:style-name="Source_20_Text"><text:span text:style-name="T67">&amp;&amp;</text:span></text:span><text:span text:style-name="Source_20_Text"><text:span text:style-name="T37"> ! "</text:span></text:span><text:span text:style-name="Source_20_Text"><text:span text:style-name="T67">$1</text:span></text:span><text:span text:style-name="Source_20_Text"><text:span text:style-name="T37">" == </text:span></text:span><text:span text:style-name="Source_20_Text"><text:span text:style-name="T22">"--" </text:span></text:span><text:span text:style-name="Source_20_Text"><text:span text:style-name="T37">]]; </text:span></text:span><text:span text:style-name="Source_20_Text"><text:span text:style-name="T67">do case $1 in</text:span></text:span></text:p>
            <text:p text:style-name="P97"><text:span text:style-name="Source_20_Text"><text:span text:style-name="T37"><text:s/></text:span></text:span><text:span text:style-name="Source_20_Text"><text:span text:style-name="T67"><text:s/>-V | --version )</text:span></text:span></text:p>
            <text:p text:style-name="P97"><text:span text:style-name="Source_20_Text"><text:span text:style-name="T37"><text:s text:c="4"/>echo $version</text:span></text:span></text:p>
            <text:p text:style-name="P97"><text:span text:style-name="Source_20_Text"><text:span text:style-name="T37"><text:s text:c="4"/>exit</text:span></text:span></text:p>
            <text:p text:style-name="P97"><text:span text:style-name="Source_20_Text"><text:span text:style-name="T37"><text:s text:c="3"/></text:span></text:span><text:span text:style-name="Source_20_Text"><text:span text:style-name="T67"><text:s/>;;</text:span></text:span></text:p>
            <text:p text:style-name="P97"><text:span text:style-name="Source_20_Text"><text:span text:style-name="T37"><text:s/></text:span></text:span><text:span text:style-name="Source_20_Text"><text:span text:style-name="T67"><text:s/>-s | --string )</text:span></text:span></text:p>
            <text:p text:style-name="P97"><text:span text:style-name="Source_20_Text"><text:span text:style-name="T37"><text:s text:c="4"/>shift; string=$1</text:span></text:span></text:p>
            <text:p text:style-name="P97"><text:span text:style-name="Source_20_Text"><text:span text:style-name="T37"><text:s text:c="4"/></text:span></text:span><text:span text:style-name="Source_20_Text"><text:span text:style-name="T67">;;</text:span></text:span></text:p>
            <text:p text:style-name="P97"><text:span text:style-name="Source_20_Text"><text:span text:style-name="T67"><text:s text:c="2"/>-f | --flag )</text:span></text:span></text:p>
            <text:p text:style-name="P97"><text:span text:style-name="Source_20_Text"><text:span text:style-name="T37"><text:s text:c="4"/>flag=1</text:span></text:span></text:p>
            <text:p text:style-name="P97"><text:span text:style-name="Source_20_Text"><text:span text:style-name="T37"><text:s text:c="3"/></text:span></text:span><text:span text:style-name="Source_20_Text"><text:span text:style-name="T67"><text:s/>;;</text:span></text:span></text:p>
            <text:p text:style-name="P97"><text:span text:style-name="Source_20_Text"><text:span text:style-name="T67">esac; shift; done</text:span></text:span></text:p>
            <text:p text:style-name="P64"><text:soft-page-break/><text:span text:style-name="Source_20_Text"><text:span text:style-name="T37">if [[ "$1" == '--' ]]; then shift; fi <text:s text:c="3"/></text:span></text:span><text:span text:style-name="Source_20_Text"><text:span text:style-name="T22"><text:s/></text:span></text:span><text:span text:style-name="Source_20_Text"><text:span text:style-name="T31"># ’--’ is a wrong entry and filtered out </text:span></text:span></text:p>
            <text:h text:style-name="P159" text:outline-level="4"><text:bookmark text:name="heredoc"/>Heredoc</text:h>
            <text:p text:style-name="P97"><text:span text:style-name="Source_20_Text"><text:span text:style-name="T67">cat </text:span></text:span><text:span text:style-name="Source_20_Text"><text:span text:style-name="T69">filename </text:span></text:span><text:span text:style-name="Source_20_Text"><text:span text:style-name="T67">&lt;&lt;END <text:s text:c="7"/></text:span></text:span><text:span text:style-name="Source_20_Text"><text:span text:style-name="T69"># </text:span></text:span><text:span text:style-name="Source_20_Text"><text:span text:style-name="T74">same as:</text:span></text:span><text:span text:style-name="Source_20_Text"><text:span text:style-name="T69"> cat &lt;&amp;1 &gt; filename </text:span></text:span></text:p>
            <text:p text:style-name="P97"><text:span text:style-name="Source_20_Text"><text:span text:style-name="T37">hello world <text:s text:c="21"/></text:span></text:span><text:span text:style-name="Source_20_Text"><text:span text:style-name="T69"># bla bla</text:span></text:span></text:p>
            <text:p text:style-name="P64"><text:span text:style-name="Source_20_Text"><text:span text:style-name="T67">END <text:s text:c="31"/></text:span></text:span><text:span text:style-name="Source_20_Text"><text:span text:style-name="T69"># Ctrl-d</text:span></text:span></text:p>
            <text:h text:style-name="P159" text:outline-level="4"><text:bookmark text:name="reading-input"/>Reading input</text:h>
            <text:p text:style-name="P97"><text:span text:style-name="Source_20_Text"><text:span text:style-name="T37">echo -n "Proceed? [y/n]: "</text:span></text:span></text:p>
            <text:p text:style-name="P97"><text:span text:style-name="Source_20_Text"><text:span text:style-name="T67">read ans</text:span></text:span></text:p>
            <text:p text:style-name="P64"><text:span text:style-name="Source_20_Text"><text:span text:style-name="T37">echo </text:span></text:span><text:span text:style-name="Source_20_Text"><text:span text:style-name="T67">$ans</text:span></text:span></text:p>
            <text:p text:style-name="P64"><text:span text:style-name="Source_20_Text"><text:span text:style-name="T37">read -n 1 ans <text:s text:c="3"/># Just one character</text:span></text:span></text:p>
            <text:h text:style-name="P159" text:outline-level="4"><text:bookmark text:name="special-variables"/>Special variables</text:h>
            <table:table table:name="Table14" table:style-name="Table14">
              <table:table-column table:style-name="Table14.A"/>
              <table:table-column table:style-name="Table14.B"/>
              <table:table-row>
                <table:table-cell table:style-name="Table14.A1" office:value-type="string">
                  <text:p text:style-name="P155"><text:span text:style-name="Source_20_Text"><text:span text:style-name="T37">$?</text:span></text:span></text:p>
                </table:table-cell>
                <table:table-cell table:style-name="Table14.A1" office:value-type="string">
                  <text:p text:style-name="P119">Exit status of last task</text:p>
                </table:table-cell>
              </table:table-row>
              <table:table-row>
                <table:table-cell table:style-name="Table14.A1" office:value-type="string">
                  <text:p text:style-name="P155"><text:span text:style-name="Source_20_Text"><text:span text:style-name="T37">$!</text:span></text:span></text:p>
                </table:table-cell>
                <table:table-cell table:style-name="Table14.A1" office:value-type="string">
                  <text:p text:style-name="P119">PID of last background task</text:p>
                </table:table-cell>
              </table:table-row>
              <table:table-row>
                <table:table-cell table:style-name="Table14.A1" office:value-type="string">
                  <text:p text:style-name="P155"><text:span text:style-name="Source_20_Text"><text:span text:style-name="T37">$$</text:span></text:span></text:p>
                </table:table-cell>
                <table:table-cell table:style-name="Table14.A1" office:value-type="string">
                  <text:p text:style-name="P119">PID of shell</text:p>
                </table:table-cell>
              </table:table-row>
            </table:table>
            <text:p text:style-name="P8"><text:span text:style-name="T37">See </text:span><text:a xlink:type="simple" xlink:href="http://wiki.bash-hackers.org/syntax/shellvars#special_parameters_and_shell_variables" text:style-name="Internet_20_link" text:visited-style-name="Visited_20_Internet_20_Link"><text:span text:style-name="T37">Special parameters</text:span></text:a><text:span text:style-name="T37">.</text:span></text:p>
            <text:h text:style-name="P105" text:outline-level="3"><text:bookmark text:name="also-see"/><text:a xlink:type="simple" xlink:href="https://devhints.io/bash#also-see" text:style-name="Internet_20_link" text:visited-style-name="Visited_20_Internet_20_Link">#</text:a>Also see</text:h>
            <text:list xml:id="list2740722573" text:style-name="L3">
              <text:list-item>
                <text:p text:style-name="P192"><text:a xlink:type="simple" xlink:href="http://wiki.bash-hackers.org/" text:style-name="Internet_20_link" text:visited-style-name="Visited_20_Internet_20_Link"><text:span text:style-name="T37">Bash-hackers wiki</text:span></text:a><text:span text:style-name="T37"> </text:span><text:span text:style-name="Emphasis"><text:span text:style-name="T37">(bash-hackers.org)</text:span></text:span><text:span text:style-name="T37"> </text:span></text:p>
              </text:list-item>
              <text:list-item>
                <text:p text:style-name="P192"><text:a xlink:type="simple" xlink:href="http://wiki.bash-hackers.org/syntax/shellvars" text:style-name="Internet_20_link" text:visited-style-name="Visited_20_Internet_20_Link"><text:span text:style-name="T37">Shell vars</text:span></text:a><text:span text:style-name="T37"> </text:span><text:span text:style-name="Emphasis"><text:span text:style-name="T37">(bash-hackers.org)</text:span></text:span><text:span text:style-name="T37"> </text:span></text:p>
              </text:list-item>
              <text:list-item>
                <text:p text:style-name="P163"><text:a xlink:type="simple" xlink:href="https://learnxinyminutes.com/docs/bash/" text:style-name="Internet_20_link" text:visited-style-name="Visited_20_Internet_20_Link"><text:span text:style-name="T37">Learn bash in y minutes</text:span></text:a><text:span text:style-name="T37"> </text:span><text:span text:style-name="Emphasis"><text:span text:style-name="T37">(learnxinyminutes.com)</text:span></text:span><text:span text:style-name="T37"> </text:span></text:p>
              </text:list-item>
            </text:list>
            <text:p text:style-name="P79"/>
          </table:table-cell>
        </table:table-row>
      </table:table>
      <text:p text:style-name="P20"/>
      <table:table table:name="Table237" table:style-name="Table237">
        <table:table-column table:style-name="Table237.A"/>
        <table:table-column table:style-name="Table237.B"/>
        <table:table-row>
          <table:table-cell table:style-name="Table237.A1" office:value-type="string">
            <text:h text:style-name="P2" text:outline-level="1">Bash scripting cheatsheet</text:h>
            <text:list xml:id="list3095397343" text:style-name="L4">
              <text:list-item>
                <text:p text:style-name="P193">by Lee2sman </text:p>
              </text:list-item>
              <text:list-item>
                <text:p text:style-name="P164">Updated 2017-09-18 </text:p>
              </text:list-item>
            </text:list>
            <text:h text:style-name="P105" text:outline-level="3"><text:bookmark text:name="user-content-bash-shebang"/>Bash shebang</text:h>
            <text:list xml:id="list1930155370" text:style-name="L5">
              <text:list-item>
                <text:p text:style-name="P168"><text:span text:style-name="Source_20_Text"><text:span text:style-name="T67">#!/usr/bin/env bash</text:span></text:span><text:span text:style-name="T37"> for portability, or less good, </text:span><text:span text:style-name="Source_20_Text"><text:span text:style-name="T67">#!/bin/bash</text:span></text:span><text:span text:style-name="T37"> </text:span></text:p>
              </text:list-item>
            </text:list>
            <text:h text:style-name="P105" text:outline-level="3"><text:bookmark text:name="user-content-commenting"/>Commenting</text:h>
            <text:p text:style-name="P8"><text:span text:style-name="Source_20_Text"><text:span text:style-name="T37"># this symbol makes everything after it on a line a comment</text:span></text:span></text:p>
            <text:h text:style-name="P105" text:outline-level="3"><text:bookmark text:name="user-content-variables"/>Variables</text:h>
            <text:list xml:id="list3271805315" text:style-name="L6">
              <text:list-item>
                <text:p text:style-name="P194"><text:span text:style-name="T1">No data types.</text:span> Number, char, string, ok! </text:p>
              </text:list-item>
              <text:list-item>
                <text:p text:style-name="P194"><text:span text:style-name="T1">No need to declare.</text:span> Just assign a value to create it. </text:p>
              </text:list-item>
              <text:list-item>
                <text:p text:style-name="P197"><text:span text:style-name="T22">Get the value of a variable</text:span><text:span text:style-name="T37"> (whatever is stored in it) by calling it with </text:span><text:span text:style-name="Source_20_Text"><text:span text:style-name="T67">$</text:span></text:span><text:span text:style-name="T37"> in front. </text:span></text:p>
              </text:list-item>
              <text:list-item>
                <text:p text:style-name="P169"><text:span text:style-name="T22">declare a local variable in a function</text:span><text:span text:style-name="T37"> by saying </text:span><text:span text:style-name="Source_20_Text"><text:span text:style-name="T67">local</text:span></text:span><text:span text:style-name="T67"> </text:span><text:span text:style-name="T37">before creating it. </text:span></text:p>
              </text:list-item>
            </text:list>
            <text:h text:style-name="P105" text:outline-level="3"><text:bookmark text:name="user-content-builtin-shell-variables"/>Builtin shell variables</text:h>
            <text:p text:style-name="P97"><text:span text:style-name="Source_20_Text"><text:span text:style-name="T37">$0 <text:s text:c="12"/></text:span></text:span><text:span text:style-name="Source_20_Text"><text:span text:style-name="T22">#Name of this shell script itself.</text:span></text:span></text:p>
            <text:p text:style-name="P97"><text:span text:style-name="Source_20_Text"><text:span text:style-name="T37">$1 <text:s text:c="12"/>#Value of first command line parameter (similarly $2, $3, etc)</text:span></text:span></text:p>
            <text:p text:style-name="P97"><text:span text:style-name="Source_20_Text"><text:span text:style-name="T37">$# <text:s text:c="12"/>#In a shell script, the </text:span></text:span><text:span text:style-name="Source_20_Text"><text:span text:style-name="T22">number of command line parameters.</text:span></text:span></text:p>
            <text:p text:style-name="P97"><text:span text:style-name="Source_20_Text"><text:span text:style-name="T37">$* <text:s text:c="12"/></text:span></text:span><text:span text:style-name="Source_20_Text"><text:span text:style-name="T22">#All of the command line parameters.</text:span></text:span></text:p>
            <text:p text:style-name="P97"><text:span text:style-name="Source_20_Text"><text:span text:style-name="T37">$- <text:s text:c="12"/></text:span></text:span><text:span text:style-name="Source_20_Text"><text:span text:style-name="T22">#Options given to the shell.</text:span></text:span></text:p>
            <text:p text:style-name="P97"><text:span text:style-name="Source_20_Text"><text:span text:style-name="T37">$? <text:s text:c="12"/></text:span></text:span><text:span text:style-name="Source_20_Text"><text:span text:style-name="T22">#Return the exit status of the last command.</text:span></text:span></text:p>
            <text:p text:style-name="P64"><text:span text:style-name="Source_20_Text"><text:span text:style-name="T37">$$ <text:s text:c="12"/>#Process id of script (really id of the shell running the script)</text:span></text:span></text:p>
            <text:h text:style-name="P105" text:outline-level="3"><text:bookmark text:name="user-content-file-redirection-and-piping"/>File redirection and Piping</text:h>
            <text:list xml:id="list4087027516" text:style-name="L7">
              <text:list-item>
                <text:p text:style-name="P195">Three default files: <text:span text:style-name="T1">0. standard input (stdin)</text:span>, <text:span text:style-name="T1">1. standard output (stdout)</text:span> and <text:span text:style-name="T1">2. standard error (stderr) </text:span></text:p>
              </text:list-item>
              <text:list-item>
                <text:p text:style-name="P198"><text:span text:style-name="Source_20_Text"><text:span text:style-name="T67">&gt; filename</text:span></text:span><text:span text:style-name="T37"> </text:span><text:span text:style-name="T22">redirects stdout to a file</text:span><text:span text:style-name="T37"> (and creates the file if it didn't already exist) </text:span></text:p>
              </text:list-item>
              <text:list-item>
                <text:p text:style-name="P198"><text:soft-page-break/><text:span text:style-name="Source_20_Text"><text:span text:style-name="T67">&gt;&gt; filename</text:span></text:span><text:span text:style-name="T37"> redirects stdout to a file but it </text:span><text:span text:style-name="Emphasis"><text:span text:style-name="T37">appends</text:span></text:span><text:span text:style-name="T37"> to the end of the file if it already exists </text:span></text:p>
              </text:list-item>
              <text:list-item>
                <text:p text:style-name="P198"><text:span text:style-name="Source_20_Text"><text:span text:style-name="T67">|</text:span></text:span><text:span text:style-name="T67"> </text:span><text:span text:style-name="T37">is the pipe. </text:span><text:span text:style-name="Strong_20_Emphasis"><text:span text:style-name="T37">Piping</text:span></text:span><text:span text:style-name="T37"> is used to </text:span><text:span text:style-name="T22">chain commands, scripts, files and programs</text:span><text:span text:style-name="T37"> together. </text:span></text:p>
              </text:list-item>
              <text:list-item>
                <text:p text:style-name="P195">Piping allows for robust mini programs to be built together like lego kits of separate parts </text:p>
              </text:list-item>
              <text:list-item>
                <text:p text:style-name="P170"><text:span text:style-name="T37">Example </text:span><text:span text:style-name="Source_20_Text"><text:span text:style-name="T67">cat *.txt | sort | uniq &gt; result-file</text:span></text:span><text:span text:style-name="T37"> Sorts the </text:span><text:span text:style-name="T41">lines</text:span><text:span text:style-name="T37"> of all the .txt files and deletes duplicate lines, saving outcome to </text:span><text:span text:style-name="Emphasis"><text:span text:style-name="T37">result-file</text:span></text:span><text:span text:style-name="T37"> </text:span></text:p>
              </text:list-item>
            </text:list>
            <text:h text:style-name="P105" text:outline-level="3"><text:bookmark text:name="user-content-input"/>Input</text:h>
            <text:list xml:id="list1574058479" text:style-name="L8">
              <text:list-item>
                <text:p text:style-name="P171"><text:span text:style-name="Source_20_Text"><text:span text:style-name="T67">read</text:span></text:span><text:span text:style-name="T37"> command e.g. </text:span><text:span text:style-name="Source_20_Text"><text:span text:style-name="T67">read num</text:span></text:span><text:span text:style-name="T37"> asks for input and puts it in </text:span><text:span text:style-name="T67">$num </text:span></text:p>
              </text:list-item>
            </text:list>
            <text:h text:style-name="P105" text:outline-level="3"><text:bookmark text:name="user-content-arithmetic"/>Arithmetic <text:span text:style-name="T186">(Integer)</text:span></text:h>
            <text:list xml:id="list3245527246" text:style-name="L9">
              <text:list-item>
                <text:p text:style-name="P172"><text:span text:style-name="T37">uses the </text:span><text:span text:style-name="Source_20_Text"><text:span text:style-name="T67">expr</text:span></text:span><text:span text:style-name="T37"> command </text:span></text:p>
              </text:list-item>
            </text:list>
            <text:p text:style-name="P97"><text:span text:style-name="Source_20_Text"><text:span text:style-name="T37">result=</text:span></text:span><text:span text:style-name="Source_20_Text"><text:span text:style-name="T67">`expr</text:span></text:span><text:span text:style-name="Source_20_Text"><text:span text:style-name="T37"> $1 + 2` <text:s text:c="15"/></text:span></text:span><text:span text:style-name="Source_20_Text"><text:span text:style-name="T32"># only works with spaces, echo $( 1 + 9 / 4) <text:s/>=&gt; 3</text:span></text:span><text:span text:style-name="Source_20_Text"><text:span text:style-name="T42"> </text:span></text:span></text:p>
            <text:p text:style-name="P97"><text:span text:style-name="Source_20_Text"><text:span text:style-name="T37">result2=</text:span></text:span><text:span text:style-name="Source_20_Text"><text:span text:style-name="T67">`expr</text:span></text:span><text:span text:style-name="Source_20_Text"><text:span text:style-name="T37"> $2 + $1 / 2`</text:span></text:span></text:p>
            <text:p text:style-name="P64"><text:span text:style-name="Source_20_Text"><text:span text:style-name="T37">result=</text:span></text:span><text:span text:style-name="Source_20_Text"><text:span text:style-name="T67">`expr</text:span></text:span><text:span text:style-name="Source_20_Text"><text:span text:style-name="T37"> $2 \* 5` <text:s text:c="14"/>#note the \ on the * symbol</text:span></text:span></text:p>
            <text:h text:style-name="P105" text:outline-level="3"><text:bookmark text:name="user-content-conditionals"/>Conditionals</text:h>
            <text:list xml:id="list2572908277" text:style-name="L10">
              <text:list-item>
                <text:p text:style-name="P199"><text:span text:style-name="T37">Usually surround comparisons and conditions in </text:span><text:span text:style-name="T22">brackets</text:span><text:span text:style-name="T37"> not paren</text:span><text:span text:style-name="T42">tese</text:span><text:span text:style-name="T37">s e.g. </text:span></text:p>
                <text:p text:style-name="P199"><text:span text:style-name="Source_20_Text"><text:span text:style-name="T37">if [ $# -gt 1 ]</text:span></text:span><text:span text:style-name="T37"> </text:span></text:p>
              </text:list-item>
              <text:list-item>
                <text:p text:style-name="P173"><text:span text:style-name="Source_20_Text"><text:span text:style-name="T37">&amp;&amp;</text:span></text:span><text:span text:style-name="T37"> is logical </text:span><text:span text:style-name="Emphasis"><text:span text:style-name="T37">and</text:span></text:span><text:span text:style-name="T37">, </text:span><text:span text:style-name="Source_20_Text"><text:span text:style-name="T37">||</text:span></text:span><text:span text:style-name="T37"> is logical </text:span><text:span text:style-name="Emphasis"><text:span text:style-name="T37">or</text:span></text:span><text:span text:style-name="T37"> </text:span></text:p>
              </text:list-item>
            </text:list>
            <text:h text:style-name="P105" text:outline-level="3"><text:bookmark text:name="user-content-comparisons"/>Comparisons</text:h>
            <text:h text:style-name="P159" text:outline-level="4"><text:bookmark text:name="user-content-booleans"/>Booleans</text:h>
            <text:p text:style-name="P97"><text:span text:style-name="Source_20_Text"><text:span text:style-name="T37">! <text:s text:c="4"/></text:span></text:span><text:span text:style-name="Source_20_Text"><text:span text:style-name="T22">#not</text:span></text:span></text:p>
            <text:p text:style-name="P97"><text:span text:style-name="Source_20_Text"><text:span text:style-name="T37">-a <text:s text:c="3"/></text:span></text:span><text:span text:style-name="Source_20_Text"><text:span text:style-name="T22">#and</text:span></text:span></text:p>
            <text:p text:style-name="P64"><text:span text:style-name="Source_20_Text"><text:span text:style-name="T37">-o <text:s text:c="3"/></text:span></text:span><text:span text:style-name="Source_20_Text"><text:span text:style-name="T22">#or</text:span></text:span></text:p>
            <text:h text:style-name="P159" text:outline-level="4"><text:bookmark text:name="user-content-numerical-comparisons"/>Numerical comparisons</text:h>
            <text:p text:style-name="P97"><text:soft-page-break/><text:span text:style-name="Source_20_Text"><text:span text:style-name="T37">-eq == equal to </text:span></text:span></text:p>
            <text:p text:style-name="P97"><text:span text:style-name="Source_20_Text"><text:span text:style-name="T37">-ne ≠ (not equal to)</text:span></text:span></text:p>
            <text:p text:style-name="P97"><text:span text:style-name="Source_20_Text"><text:span text:style-name="T37">-gt &gt; greater than</text:span></text:span></text:p>
            <text:p text:style-name="P97"><text:span text:style-name="Source_20_Text"><text:span text:style-name="T37">-ge &gt;= greather than or equal to</text:span></text:span></text:p>
            <text:p text:style-name="P97"><text:span text:style-name="Source_20_Text"><text:span text:style-name="T37">-lt &lt; less than</text:span></text:span></text:p>
            <text:p text:style-name="P97"><text:span text:style-name="Source_20_Text"><text:span text:style-name="T37">-le &lt;= less than or equal to</text:span></text:span></text:p>
            <text:p text:style-name="P97"><text:span text:style-name="Source_20_Text"><text:span text:style-name="T37">&lt; less than</text:span></text:span></text:p>
            <text:p text:style-name="P97"><text:span text:style-name="Source_20_Text"><text:span text:style-name="T37">&lt;= less than or equal to</text:span></text:span><text:span text:style-name="Source_20_Text"><text:span text:style-name="T22"> ((within double parenthesis))</text:span></text:span></text:p>
            <text:p text:style-name="P97"><text:span text:style-name="Source_20_Text"><text:span text:style-name="T37">&gt; greater than </text:span></text:span><text:span text:style-name="Source_20_Text"><text:span text:style-name="T22">((within double parenthesis))</text:span></text:span></text:p>
            <text:p text:style-name="P97"><text:span text:style-name="Source_20_Text"><text:span text:style-name="T37">&gt;= greater than or equal to </text:span></text:span><text:span text:style-name="Source_20_Text"><text:span text:style-name="T22">((within double parenthesis))</text:span></text:span></text:p>
            <text:p text:style-name="P64"><text:span text:style-name="Source_20_Text"><text:span text:style-name="T37">= equal to, including for strings, e.g. ```if [ "$a" = "$b" ]```</text:span></text:span></text:p>
            <text:h text:style-name="P159" text:outline-level="4"><text:bookmark text:name="user-content-string-comparisons"/>STRING COMPARISONS</text:h>
            <text:p text:style-name="P97"><text:span text:style-name="Source_20_Text"><text:span text:style-name="T37">== is equal to</text:span></text:span></text:p>
            <text:p text:style-name="P97"><text:span text:style-name="Source_20_Text"><text:span text:style-name="T37">!= is NOT equal to</text:span></text:span></text:p>
            <text:p text:style-name="P97"><text:span text:style-name="Source_20_Text"><text:span text:style-name="T37">&lt; less than (ascii-betically)</text:span></text:span></text:p>
            <text:p text:style-name="P97"><text:span text:style-name="Source_20_Text"><text:span text:style-name="T37">&gt; greater than (ascii-betically)</text:span></text:span></text:p>
            <text:p text:style-name="P97"><text:span text:style-name="Source_20_Text"><text:span text:style-name="T37">-z string is null</text:span></text:span></text:p>
            <text:p text:style-name="P64"><text:span text:style-name="Source_20_Text"><text:span text:style-name="T37">-n string is not null</text:span></text:span></text:p>
          </table:table-cell>
          <table:table-cell table:style-name="Table237.B1" office:value-type="string">
            <text:p text:style-name="P155"/>
            <text:h text:style-name="P159" text:outline-level="4">Example comparisons</text:h>
            <text:p text:style-name="P97"><text:span text:style-name="Source_20_Text"><text:span text:style-name="T67">if [ </text:span></text:span><text:span text:style-name="Source_20_Text"><text:span text:style-name="T37">"$VAR1" </text:span></text:span><text:span text:style-name="Source_20_Text"><text:span text:style-name="T67">=</text:span></text:span><text:span text:style-name="Source_20_Text"><text:span text:style-name="T37"> "$VAR2" ]; then</text:span></text:span></text:p>
            <text:p text:style-name="P97"><text:span text:style-name="Source_20_Text"><text:span text:style-name="T37"><text:s text:c="8"/>echo "expression evaluated as </text:span></text:span><text:span text:style-name="Source_20_Text"><text:span text:style-name="T22">true</text:span></text:span><text:span text:style-name="Source_20_Text"><text:span text:style-name="T37">"</text:span></text:span></text:p>
            <text:p text:style-name="P97"><text:span text:style-name="Source_20_Text"><text:span text:style-name="T37">else</text:span></text:span></text:p>
            <text:p text:style-name="P97"><text:span text:style-name="Source_20_Text"><text:span text:style-name="T37"><text:s text:c="8"/>echo "expression evaluated as false"</text:span></text:span></text:p>
            <text:p text:style-name="P64"><text:span text:style-name="Source_20_Text"><text:span text:style-name="T67">fi</text:span></text:span></text:p>
            <text:p text:style-name="P97"><text:span text:style-name="Source_20_Text"><text:span text:style-name="T22">case "$C" in</text:span></text:span></text:p>
            <text:p text:style-name="P97"><text:span text:style-name="Source_20_Text"><text:span text:style-name="T22">"1")</text:span></text:span></text:p>
            <text:p text:style-name="P97"><text:span text:style-name="Source_20_Text"><text:span text:style-name="T37"><text:s text:c="8"/>do_this()</text:span></text:span></text:p>
            <text:p text:style-name="P97"><text:span text:style-name="Source_20_Text"><text:span text:style-name="T37"><text:s text:c="8"/>;;</text:span></text:span></text:p>
            <text:p text:style-name="P97"><text:span text:style-name="Source_20_Text"><text:span text:style-name="T22">"2" | "3")</text:span></text:span></text:p>
            <text:p text:style-name="P97"><text:span text:style-name="Source_20_Text"><text:span text:style-name="T37"><text:s text:c="8"/>do_what_you_are_supposed_to_do()</text:span></text:span></text:p>
            <text:p text:style-name="P97"><text:span text:style-name="Source_20_Text"><text:span text:style-name="T37"><text:s text:c="8"/>;;</text:span></text:span></text:p>
            <text:p text:style-name="P97"><text:span text:style-name="Source_20_Text"><text:span text:style-name="T22">*)</text:span></text:span><text:span text:style-name="Source_20_Text"><text:span text:style-name="T37"> <text:s text:c="3"/>#fallback default case</text:span></text:span></text:p>
            <text:p text:style-name="P97"><text:span text:style-name="Source_20_Text"><text:span text:style-name="T37"><text:s text:c="8"/>do_nothing()</text:span></text:span></text:p>
            <text:p text:style-name="P97"><text:span text:style-name="Source_20_Text"><text:span text:style-name="T37"><text:s text:c="8"/>;;</text:span></text:span></text:p>
            <text:p text:style-name="P62"><text:span text:style-name="Source_20_Text"><text:span text:style-name="T12">esac</text:span></text:span></text:p>
            <text:h text:style-name="P105" text:outline-level="3"><text:bookmark text:name="user-content-looping"/>Looping</text:h>
            <text:list xml:id="list956414082" text:style-name="L11">
              <text:list-item>
                <text:p text:style-name="P165">Iterates over a string of values </text:p>
              </text:list-item>
            </text:list>
            <text:p text:style-name="P97"><text:span text:style-name="Source_20_Text"><text:span text:style-name="T37">### FOR loop</text:span></text:span></text:p>
            <text:p text:style-name="P97"><text:span text:style-name="Source_20_Text"><text:span text:style-name="T67">for i in 1 2 3 4 5 </text:span></text:span><text:span text:style-name="Source_20_Text"><text:span text:style-name="T37"><text:s text:c="3"/># can also be written </text:span></text:span><text:span text:style-name="Source_20_Text"><text:span text:style-name="T67">for i in {1..5}</text:span></text:span><text:span text:style-name="Source_20_Text"><text:span text:style-name="T37"> or </text:span></text:span><text:span text:style-name="Source_20_Text"><text:span text:style-name="T67">{start..end..increment}</text:span></text:span></text:p>
            <text:p text:style-name="P97"><text:span text:style-name="Source_20_Text"><text:span text:style-name="T67">do</text:span></text:span></text:p>
            <text:p text:style-name="P97"><text:span text:style-name="Source_20_Text"><text:span text:style-name="T37"><text:s text:c="8"/>echo "Welcome $i times"</text:span></text:span></text:p>
            <text:p text:style-name="P64"><text:span text:style-name="Source_20_Text"><text:span text:style-name="T67">done</text:span></text:span></text:p>
            <text:list xml:id="list934520342" text:style-name="L12">
              <text:list-item>
                <text:p text:style-name="P200"><text:span text:style-name="Source_20_Text"><text:span text:style-name="T37">select</text:span></text:span><text:span text:style-name="T37"> looping works just like </text:span><text:span text:style-name="Source_20_Text"><text:span text:style-name="T37">for</text:span></text:span><text:span text:style-name="T37"> </text:span></text:p>
              </text:list-item>
              <text:list-item>
                <text:p text:style-name="P166">with select, use p3 prompt. User options get a number prefix and waits for number response. </text:p>
              </text:list-item>
            </text:list>
            <text:p text:style-name="P155"/>
            <text:p text:style-name="P155"/>
            <text:p text:style-name="P155"/>
            <text:h text:style-name="P159" text:outline-level="4"><text:bookmark text:name="user-content-example---basic-text-menu"/><text:soft-page-break/>Example - Basic text menu</text:h>
            <text:p text:style-name="P97"><text:span text:style-name="Source_20_Text"><text:span text:style-name="T37">#!/bin/bash</text:span></text:span></text:p>
            <text:p text:style-name="P97"><text:span text:style-name="Source_20_Text"><text:span text:style-name="T67">OPTIONS</text:span></text:span><text:span text:style-name="Source_20_Text"><text:span text:style-name="T37">="</text:span></text:span><text:span text:style-name="Source_20_Text"><text:span text:style-name="T22">Hello Quit</text:span></text:span><text:span text:style-name="Source_20_Text"><text:span text:style-name="T37">"</text:span></text:span></text:p>
            <text:p text:style-name="P97"><text:span text:style-name="Source_20_Text"><text:span text:style-name="T67">select </text:span></text:span><text:span text:style-name="Source_20_Text"><text:span text:style-name="T71">opt</text:span></text:span><text:span text:style-name="Source_20_Text"><text:span text:style-name="T67"> in</text:span></text:span><text:span text:style-name="Source_20_Text"><text:span text:style-name="T37"> </text:span></text:span><text:span text:style-name="Source_20_Text"><text:span text:style-name="T67">$OPTIONS; do</text:span></text:span></text:p>
            <text:p text:style-name="P97"><text:span text:style-name="Source_20_Text"><text:span text:style-name="T37"><text:s text:c="8"/>if [ "</text:span></text:span><text:span text:style-name="Source_20_Text"><text:span text:style-name="T22">$opt</text:span></text:span><text:span text:style-name="Source_20_Text"><text:span text:style-name="T37">" = "Quit" ]; then</text:span></text:span></text:p>
            <text:p text:style-name="P97"><text:span text:style-name="Source_20_Text"><text:span text:style-name="T37"><text:s text:c="16"/>echo done</text:span></text:span></text:p>
            <text:p text:style-name="P97"><text:span text:style-name="Source_20_Text"><text:span text:style-name="T37"><text:s text:c="16"/>exit</text:span></text:span></text:p>
            <text:p text:style-name="P97"><text:span text:style-name="Source_20_Text"><text:span text:style-name="T37"><text:s text:c="8"/>elif [ "</text:span></text:span><text:span text:style-name="Source_20_Text"><text:span text:style-name="T22">$opt</text:span></text:span><text:span text:style-name="Source_20_Text"><text:span text:style-name="T37">" = "Hello" ]; then</text:span></text:span></text:p>
            <text:p text:style-name="P97"><text:span text:style-name="Source_20_Text"><text:span text:style-name="T37"><text:s text:c="16"/>echo Hello World</text:span></text:span></text:p>
            <text:p text:style-name="P97"><text:span text:style-name="Source_20_Text"><text:span text:style-name="T37"><text:s text:c="8"/>else</text:span></text:span></text:p>
            <text:p text:style-name="P97"><text:span text:style-name="Source_20_Text"><text:span text:style-name="T37"><text:s text:c="16"/>clear</text:span></text:span></text:p>
            <text:p text:style-name="P97"><text:span text:style-name="Source_20_Text"><text:span text:style-name="T37"><text:s text:c="16"/>echo bad option</text:span></text:span></text:p>
            <text:p text:style-name="P97"><text:span text:style-name="Source_20_Text"><text:span text:style-name="T37"><text:s text:c="8"/>fi</text:span></text:span></text:p>
            <text:p text:style-name="P64"><text:span text:style-name="Source_20_Text"><text:span text:style-name="T67">done</text:span></text:span></text:p>
            <text:p text:style-name="P97"><text:span text:style-name="Source_20_Text"><text:span text:style-name="T50">Run:</text:span></text:span></text:p>
            <text:p text:style-name="P97"><text:span text:style-name="Source_20_Text"><text:span text:style-name="T1">1) Hello</text:span></text:span></text:p>
            <text:p text:style-name="P97"><text:span text:style-name="Source_20_Text"><text:span text:style-name="T1">2) Quit</text:span></text:span></text:p>
            <text:p text:style-name="P97"><text:span text:style-name="Source_20_Text">#?</text:span><text:span text:style-name="Source_20_Text"><text:span text:style-name="T70"> </text:span></text:span><text:span text:style-name="Source_20_Text"><text:span text:style-name="T61">1</text:span></text:span></text:p>
            <text:p text:style-name="P97"><text:span text:style-name="Source_20_Text">Hello World</text:span></text:p>
            <text:p text:style-name="P97"><text:span text:style-name="Source_20_Text">#? </text:span><text:span text:style-name="Source_20_Text"><text:span text:style-name="T114">2</text:span></text:span></text:p>
            <text:p text:style-name="P97"><text:span text:style-name="Source_20_Text"/></text:p>
            <text:h text:style-name="P159" text:outline-level="4"><text:bookmark text:name="user-content-while-loop"/>WHILE loop</text:h>
            <text:p text:style-name="P97"><text:span text:style-name="Source_20_Text"><text:span text:style-name="T22">while [ condition ]</text:span></text:span></text:p>
            <text:p text:style-name="P97"><text:span text:style-name="Source_20_Text"><text:span text:style-name="T22">do</text:span></text:span></text:p>
            <text:p text:style-name="P97"><text:span text:style-name="Source_20_Text"><text:span text:style-name="T37"><text:s text:c="8"/>command</text:span></text:span></text:p>
            <text:p text:style-name="P64"><text:span text:style-name="Source_20_Text"><text:span text:style-name="T22">done</text:span></text:span></text:p>
            <text:p text:style-name="P97"><text:span text:style-name="Source_20_Text"><text:span text:style-name="T37">### UNTIL loop</text:span></text:span></text:p>
            <text:p text:style-name="P97"><text:span text:style-name="Source_20_Text"><text:span text:style-name="T37">until [ condition ] # executes until condition = true</text:span></text:span></text:p>
            <text:p text:style-name="P97"><text:span text:style-name="Source_20_Text"><text:span text:style-name="T37">do</text:span></text:span></text:p>
            <text:p text:style-name="P97"><text:span text:style-name="Source_20_Text"><text:span text:style-name="T37"><text:s text:c="8"/>command</text:span></text:span></text:p>
            <text:p text:style-name="P64"><text:span text:style-name="Source_20_Text"><text:span text:style-name="T37">done</text:span></text:span></text:p>
            <text:p text:style-name="P155"/>
            <text:p text:style-name="P155"/>
            <text:h text:style-name="P105" text:outline-level="3"><text:bookmark text:name="user-content-functions"/><text:soft-page-break/>Functions</text:h>
            <text:list xml:id="list1074833241" text:style-name="L13">
              <text:list-item>
                <text:p text:style-name="P196">works same as other languages </text:p>
              </text:list-item>
              <text:list-item>
                <text:p text:style-name="P167">can take parameters </text:p>
              </text:list-item>
            </text:list>
            <text:p text:style-name="P97"><text:span text:style-name="Source_20_Text"><text:span text:style-name="T37">function e {</text:span></text:span></text:p>
            <text:p text:style-name="P97"><text:span text:style-name="Source_20_Text"><text:span text:style-name="T37"><text:s text:c="8"/>echo $1</text:span></text:span></text:p>
            <text:p text:style-name="P97"><text:span text:style-name="Source_20_Text"><text:span text:style-name="T37">}</text:span></text:span></text:p>
            <text:p text:style-name="P95"/>
            <text:p text:style-name="P64"><text:span text:style-name="Source_20_Text"><text:span text:style-name="T37">e Hello #will echo Hello when called</text:span></text:span></text:p>
            <text:h text:style-name="P105" text:outline-level="3"><text:bookmark text:name="user-content-debugging"/>Debugging</text:h>
            <text:p text:style-name="P8"><text:span text:style-name="Source_20_Text"><text:span text:style-name="T67">#!/bin/bash -x</text:span></text:span><text:span text:style-name="T67"> </text:span><text:span text:style-name="T22">Adding </text:span><text:span text:style-name="Source_20_Text"><text:span text:style-name="T22">-x</text:span></text:span><text:span text:style-name="T22"> to the shebang produces output information</text:span></text:p>
            <text:h text:style-name="P105" text:outline-level="3"><text:bookmark text:name="user-content-additional-shell-features"/>Additional shell features</text:h>
            <text:p text:style-name="P97"><text:span text:style-name="Source_20_Text"><text:span text:style-name="T37">$var <text:s text:c="10"/>#Value of shell variable var.</text:span></text:span></text:p>
            <text:p text:style-name="P97"><text:span text:style-name="Source_20_Text"><text:span text:style-name="T37">${var}abc <text:s text:c="5"/>#Example: value of shell variable var with string abc appended.</text:span></text:span></text:p>
            <text:p text:style-name="P97"><text:span text:style-name="Source_20_Text"><text:span text:style-name="T37"># <text:s text:c="13"/>#At start of line, indicates a comment.</text:span></text:span></text:p>
            <text:p text:style-name="P97"><text:span text:style-name="Source_20_Text"><text:span text:style-name="T37">var=value <text:s text:c="5"/>#Assign the string value to shell variable var.</text:span></text:span></text:p>
            <text:p text:style-name="P97"><text:span text:style-name="Source_20_Text"><text:span text:style-name="T37">cmd1 </text:span></text:span><text:span text:style-name="Source_20_Text"><text:span text:style-name="T22">&amp;&amp;</text:span></text:span><text:span text:style-name="Source_20_Text"><text:span text:style-name="T37"> cmd2 <text:s text:c="2"/>#Run cmd1, then if cmd1 </text:span></text:span><text:span text:style-name="Source_20_Text"><text:span text:style-name="T22">successful </text:span></text:span><text:span text:style-name="Source_20_Text"><text:span text:style-name="T37">run cmd2, </text:span></text:span><text:span text:style-name="Source_20_Text"><text:span text:style-name="T22">otherwise skip</text:span></text:span><text:span text:style-name="Source_20_Text"><text:span text:style-name="T37">.</text:span></text:span></text:p>
            <text:p text:style-name="P97"><text:span text:style-name="Source_20_Text"><text:span text:style-name="T37">cmd1 </text:span></text:span><text:span text:style-name="Source_20_Text"><text:span text:style-name="T22">||</text:span></text:span><text:span text:style-name="Source_20_Text"><text:span text:style-name="T37"> cmd2 <text:s text:c="2"/>#Run cmd1, then if cmd1 </text:span></text:span><text:span text:style-name="Source_20_Text"><text:span text:style-name="T22">not successful</text:span></text:span><text:span text:style-name="Source_20_Text"><text:span text:style-name="T37"> run cmd2, </text:span></text:span><text:span text:style-name="Source_20_Text"><text:span text:style-name="T22">otherwise skip</text:span></text:span><text:span text:style-name="Source_20_Text"><text:span text:style-name="T37">.</text:span></text:span></text:p>
            <text:p text:style-name="P97"><text:span text:style-name="Source_20_Text"><text:span text:style-name="T37">cmd1</text:span></text:span><text:span text:style-name="Source_20_Text"><text:span text:style-name="T22">; </text:span></text:span><text:span text:style-name="Source_20_Text"><text:span text:style-name="T37">cmd2 <text:s text:c="4"/></text:span></text:span><text:span text:style-name="Source_20_Text"><text:span text:style-name="T22">#Do cmd1 and then cmd2.</text:span></text:span></text:p>
            <text:p text:style-name="P97"><text:span text:style-name="Source_20_Text"><text:span text:style-name="T37">cmd1 </text:span></text:span><text:span text:style-name="Source_20_Text"><text:span text:style-name="T22">&amp;</text:span></text:span><text:span text:style-name="Source_20_Text"><text:span text:style-name="T37"> cmd2 <text:s text:c="3"/></text:span></text:span><text:span text:style-name="Source_20_Text"><text:span text:style-name="T22">#Do cmd1, start cmd2 without waiting for cmd1 to finish.</text:span></text:span></text:p>
            <text:p text:style-name="P64"><text:span text:style-name="Source_20_Text"><text:span text:style-name="T22">(</text:span></text:span><text:span text:style-name="Source_20_Text"><text:span text:style-name="T37">cmds</text:span></text:span><text:span text:style-name="Source_20_Text"><text:span text:style-name="T22">) </text:span></text:span><text:span text:style-name="Source_20_Text"><text:span text:style-name="T37"><text:s text:c="8"/></text:span></text:span><text:span text:style-name="Source_20_Text"><text:span text:style-name="T22">#Run cmds (commands) in a subshell.</text:span></text:span></text:p>
            <text:list xml:id="list1017732249" text:style-name="L14">
              <text:list-item>
                <text:p text:style-name="P174"><text:span text:style-name="T37">Additional shell features from this </text:span><text:a xlink:type="simple" xlink:href="http://johnstowers.co.nz/pages/bash-cheat-sheet.html" text:style-name="Internet_20_link" text:visited-style-name="Visited_20_Internet_20_Link"><text:span text:style-name="T37">Bash cheatsheet</text:span></text:a><text:span text:style-name="T37"> </text:span></text:p>
              </text:list-item>
            </text:list>
            <text:p text:style-name="P69"/>
          </table:table-cell>
        </table:table-row>
      </table:table>
      <text:p text:style-name="P8"/>
      <table:table table:name="Table238" table:style-name="Table238">
        <table:table-column table:style-name="Table238.A"/>
        <table:table-column table:style-name="Table238.B"/>
        <table:table-row>
          <table:table-cell table:style-name="Table238.A1" office:value-type="string">
            <text:h text:style-name="P3" text:outline-level="1">Cheat Cheat</text:h>
            <text:p text:style-name="P65">#!/bin/bash</text:p>
            <text:p text:style-name="P65">##############################################################################</text:p>
            <text:h text:style-name="P105" text:outline-level="3"># SHORTCUTS </text:h>
            <text:p text:style-name="P65">##############################################################################</text:p>
            <text:p text:style-name="P65"/>
            <text:p text:style-name="P65"/>
            <text:p text:style-name="P65">CTRL+A <text:s/><text:span text:style-name="T1"># move to beginning of line</text:span></text:p>
            <text:p text:style-name="P65">CTRL+B <text:s/># moves backward one character</text:p>
            <text:p text:style-name="P65">CTRL+C <text:s/><text:span text:style-name="T1"># halts the current command</text:span></text:p>
            <text:p text:style-name="P65">CTRL+D <text:s/># deletes one character backward or logs out of current session, similar to exit</text:p>
            <text:p text:style-name="P65">CTRL+E <text:s/><text:span text:style-name="T1"># moves to end of line</text:span></text:p>
            <text:p text:style-name="P65">CTRL+F <text:s/># moves forward one character</text:p>
            <text:p text:style-name="P65">CTRL+G <text:s/># aborts the current editing command and ring the terminal bell</text:p>
            <text:p text:style-name="P65">CTRL+J <text:s/># same as RETURN</text:p>
            <text:p text:style-name="P65">CTRL+K <text:s/># deletes (kill) forward to end of line</text:p>
            <text:p text:style-name="P65">CTRL+L <text:s/># clears screen and redisplay the line</text:p>
            <text:p text:style-name="P65">CTRL+M <text:s/># same as RETURN</text:p>
            <text:p text:style-name="P65">CTRL+N <text:s/># next line in command history</text:p>
            <text:p text:style-name="P65">CTRL+O <text:s/># same as RETURN, then displays next line in history file</text:p>
            <text:p text:style-name="P65">CTRL+P <text:s/># previous line in command history</text:p>
            <text:p text:style-name="P65">CTRL+R <text:s/><text:span text:style-name="T1"># searches backward </text:span><text:span text:style-name="T9">(in Command History)</text:span></text:p>
            <text:p text:style-name="P65">CTRL+S <text:s/><text:span text:style-name="T1"># searches forward </text:span><text:span text:style-name="T9">(in Command History)</text:span></text:p>
            <text:p text:style-name="P65">CTRL+T <text:s/># transposes two characters</text:p>
            <text:p text:style-name="P65">CTRL+U <text:s/># kills backward from point to the beginning of line</text:p>
            <text:p text:style-name="P65">CTRL+V <text:s/># makes the next character typed verbatim</text:p>
            <text:p text:style-name="P65">CTRL+W <text:s/># kills the word behind the cursor</text:p>
            <text:p text:style-name="P65">CTRL+X <text:s/><text:span text:style-name="T1"># lists the possible filename completions of the current word</text:span></text:p>
            <text:p text:style-name="P65">CTRL+Y <text:s/># retrieves (yank) last item killed</text:p>
            <text:p text:style-name="P65">CTRL+Z <text:s/><text:span text:style-name="T1"># stops the current command, resume with fg in the foreground or bg in the background</text:span></text:p>
            <text:p text:style-name="P65"/>
            <text:p text:style-name="P65">ALT+B <text:s text:c="2"/># moves backward one word</text:p>
            <text:p text:style-name="P65">ALT+D <text:s text:c="2"/># deletes next word</text:p>
            <text:p text:style-name="P65">ALT+F <text:s text:c="2"/># moves forward one word</text:p>
            <text:p text:style-name="P65"/>
            <text:p text:style-name="P65">DELETE <text:s/># deletes one character backward</text:p>
            <text:p text:style-name="P65"><text:soft-page-break/>!! <text:s text:c="5"/><text:span text:style-name="T1"># repeats the last command</text:span></text:p>
            <text:p text:style-name="P65">exit <text:s text:c="2"/><text:span text:style-name="T1"><text:s/># logs out of current session</text:span></text:p>
            <text:p text:style-name="P65"/>
            <text:p text:style-name="P65"/>
            <text:p text:style-name="P65">##############################################################################</text:p>
            <text:h text:style-name="P105" text:outline-level="3"># BASH BASICS</text:h>
            <text:p text:style-name="P65">##############################################################################</text:p>
            <text:p text:style-name="P65"/>
            <text:p text:style-name="P65">env <text:s text:c="16"/><text:span text:style-name="T1"># displays all environment variables </text:span><text:span text:style-name="T9">(</text:span><text:span text:style-name="T78">export </text:span><text:span text:style-name="T9">shows also varibles)</text:span></text:p>
            <text:p text:style-name="P66"/>
            <text:p text:style-name="P65">echo $SHELL <text:s text:c="8"/># displays the shell you're using</text:p>
            <text:p text:style-name="P65">echo $BASH_VERSION <text:s/># displays bash version</text:p>
            <text:p text:style-name="P65"/>
            <text:p text:style-name="P65">bash <text:s text:c="15"/># if you want to use bash (type exit to go back to your previously opened shell)</text:p>
            <text:p text:style-name="P65">whereis bash <text:s text:c="7"/># finds out where bash is on your system</text:p>
            <text:p text:style-name="P65">which bash <text:s text:c="9"/># finds out which program is executed as 'bash' (default: /bin/bash, can change across environments)</text:p>
            <text:p text:style-name="P65"/>
            <text:p text:style-name="P65">clear <text:s text:c="14"/><text:span text:style-name="T1"># clears content on window (hide displayed lines)</text:span></text:p>
            <text:p text:style-name="P65"/>
            <text:p text:style-name="P65"/>
            <text:p text:style-name="P65">##############################################################################</text:p>
            <text:h text:style-name="P105" text:outline-level="3"># FILE COMMANDS</text:h>
            <text:p text:style-name="P65">##############################################################################</text:p>
            <text:p text:style-name="P65"/>
            <text:p text:style-name="P65"/>
            <text:p text:style-name="P65">ls <text:s text:c="27"/># lists your files in current directory, ls &lt;dir&gt; to print files in a specific directory</text:p>
            <text:p text:style-name="P65">ls -l <text:s text:c="24"/># lists your files in 'long format'</text:p>
            <text:p text:style-name="P65">ls -a <text:s text:c="24"/># lists all files, including hidden files (name beginning with '.')</text:p>
            <text:p text:style-name="P65">ln -s &lt;filename&gt; &lt;link&gt; <text:s text:c="6"/><text:span text:style-name="T1"># creates symbolic link to file</text:span></text:p>
            <text:p text:style-name="P65">touch &lt;filename&gt; <text:s text:c="13"/># creates or updates (edit) your file</text:p>
            <text:p text:style-name="P65">cat &lt;filename&gt; <text:s text:c="15"/># prints file raw content (will not be interpreted)</text:p>
            <text:p text:style-name="P65">any_command <text:span text:style-name="T75">&gt;</text:span> &lt;filename&gt; <text:s text:c="5"/># '&gt;' is used to perform redirections, it will set any_command's stdout to file instead of "real stdout" (generally /dev/stdout)</text:p>
            <text:p text:style-name="P65">more &lt;filename&gt; <text:s text:c="14"/># shows the first part of a file (move with space and type q to quit)</text:p>
            <text:p text:style-name="P65">head &lt;filename&gt; <text:s text:c="14"/># outputs the first lines of file (default: 10 lines)</text:p>
            <text:p text:style-name="P65">tail &lt;filename&gt; <text:s text:c="14"/># outputs the last lines of file (useful with -f option) (default: 10 lines)</text:p>
            <text:p text:style-name="P65">vim &lt;filename&gt; <text:s text:c="15"/># opens a file in VIM (VI iMproved) text editor, will create it if it doesn't exist</text:p>
            <text:p text:style-name="P65">mv &lt;filename1&gt; &lt;dest&gt; <text:s text:c="8"/># moves a file to destination, behavior will change based on 'dest' type (dir: file is placed into dir; file: file will replace dest <text:soft-page-break/><text:span text:style-name="T1">(tip: useful for renaming))</text:span></text:p>
            <text:p text:style-name="P65">cp &lt;filename1&gt; &lt;dest&gt; <text:s text:c="8"/># copies a file</text:p>
            <text:p text:style-name="P65">rm &lt;filename&gt; <text:s text:c="16"/># removes a file</text:p>
            <text:p text:style-name="P65"><text:span text:style-name="T61">diff &lt;filename1&gt; &lt;filename2&gt;</text:span> <text:s/><text:span text:style-name="T1"># compares files, and shows where they differ</text:span></text:p>
            <text:p text:style-name="P65">wc &lt;filename&gt; <text:s text:c="16"/># tells you how many lines, words and characters there are in a file. Use -lwc (lines, word, character) </text:p>
            <text:p text:style-name="P65">chmod -options &lt;filename&gt; <text:s text:c="4"/># lets you change the read, write, and execute permissions on your files (more infos: SUID, GUID)</text:p>
            <text:p text:style-name="P65">gzip &lt;filename&gt; <text:s text:c="14"/># compresses files using gzip algorithm</text:p>
            <text:p text:style-name="P65">gunzip &lt;filename&gt; <text:s text:c="12"/># uncompresses files compressed by gzip</text:p>
            <text:p text:style-name="P65">gzcat &lt;filename&gt; <text:s text:c="13"/><text:span text:style-name="T1"># lets you look at gzipped file without actually having to gunzip it</text:span></text:p>
            <text:p text:style-name="P65">lpr &lt;filename&gt; <text:s text:c="15"/># prints the file</text:p>
            <text:p text:style-name="P65">lpq <text:s text:c="26"/># checks out the printer queue</text:p>
            <text:p text:style-name="P65">lprm &lt;jobnumber&gt; <text:s text:c="13"/># removes something from the printer queue</text:p>
            <text:p text:style-name="P65">genscript <text:s text:c="20"/># converts plain text files into postscript for printing and gives you some options for formatting</text:p>
            <text:p text:style-name="P65">dvips &lt;filename&gt; <text:s text:c="13"/># prints .dvi files (i.e. files produced by LaTeX)</text:p>
            <text:p text:style-name="P65">grep &lt;pattern&gt; &lt;filenames&gt; <text:s text:c="3"/># looks for the string in the files</text:p>
            <text:p text:style-name="P65">grep -r &lt;pattern&gt; &lt;dir&gt; <text:s text:c="6"/># search recursively for pattern in directory</text:p>
            <text:p text:style-name="P65"/>
            <text:p text:style-name="P65"/>
            <text:p text:style-name="P65">##############################################################################</text:p>
            <text:h text:style-name="P105" text:outline-level="3"># DIRECTORY COMMANDS</text:h>
            <text:p text:style-name="P65">##############################################################################</text:p>
            <text:p text:style-name="P65"/>
            <text:p text:style-name="P65"/>
            <text:p text:style-name="P65">mkdir &lt;dirname&gt; <text:s/># makes a new directory</text:p>
            <text:p text:style-name="P65">cd <text:s text:c="14"/># changes to home</text:p>
            <text:p text:style-name="P65">cd &lt;dirname&gt; <text:s text:c="4"/># changes directory</text:p>
            <text:p text:style-name="P65">pwd <text:s text:c="13"/># tells you where you currently are</text:p>
            <text:p text:style-name="P65"/>
            <text:p text:style-name="P65"/>
            <text:p text:style-name="P65">##############################################################################</text:p>
            <text:h text:style-name="P105" text:outline-level="3"># SSH, SYSTEM INFO &amp; NETWORK COMMANDS</text:h>
            <text:p text:style-name="P65">##############################################################################</text:p>
            <text:p text:style-name="P65"/>
            <text:p text:style-name="P65"/>
            <text:p text:style-name="P65">ssh user@host <text:s text:c="11"/># connects to host as user</text:p>
            <text:p text:style-name="P65">ssh -p &lt;port&gt; user@host <text:s/># connects to host on specified port as user</text:p>
            <text:p text:style-name="P65">ssh-copy-id user@host <text:s text:c="3"/># adds your ssh key to host for user to enable a keyed or passwordless login</text:p>
            <text:p text:style-name="P65"/>
            <text:p text:style-name="P65"><text:soft-page-break/>whoami <text:s text:c="18"/># returns your username</text:p>
            <text:p text:style-name="P65">passwd <text:s text:c="18"/># lets you change your password</text:p>
            <text:p text:style-name="P65">quota -v <text:s text:c="16"/># shows what your disk quota is</text:p>
            <text:p text:style-name="P65">date <text:s text:c="20"/># shows the current date and time</text:p>
            <text:p text:style-name="P65">cal <text:s text:c="21"/># shows the month's calendar</text:p>
            <text:p text:style-name="P65">uptime <text:s text:c="18"/># shows current uptime</text:p>
            <text:p text:style-name="P65">w <text:s text:c="23"/># displays whois online</text:p>
            <text:p text:style-name="P65">finger &lt;user&gt; <text:s text:c="11"/># displays information about user</text:p>
            <text:p text:style-name="P65">uname -a <text:s text:c="16"/># shows kernel information</text:p>
            <text:p text:style-name="P65">man &lt;command&gt; <text:s text:c="11"/># shows the manual for specified command</text:p>
            <text:p text:style-name="P65">df <text:s text:c="22"/><text:span text:style-name="T1"># shows disk usage</text:span></text:p>
            <text:p text:style-name="P65">du &lt;filename&gt; <text:s text:c="11"/><text:span text:style-name="T1"># shows the disk usage of the files and directories in filename (</text:span><text:span text:style-name="T76">du -s</text:span><text:span text:style-name="T1"> give only a total)</text:span></text:p>
            <text:p text:style-name="P65">last &lt;yourUsername&gt; <text:s text:c="5"/><text:span text:style-name="T1"># lists your last logins</text:span></text:p>
            <text:p text:style-name="P65">ps -u yourusername <text:s text:c="5"/><text:span text:style-name="T1"><text:s/># lists your processes</text:span></text:p>
            <text:p text:style-name="P65">kill &lt;PID&gt; <text:s text:c="14"/><text:span text:style-name="T1"># kills the processes with the ID you gave</text:span></text:p>
            <text:p text:style-name="P65">killall &lt;processname&gt; <text:s text:c="3"/># kill all processes with the name</text:p>
            <text:p text:style-name="P65">top <text:s text:c="21"/># displays your currently active processes</text:p>
            <text:p text:style-name="P65">bg <text:s text:c="22"/># lists stopped or background jobs ; resume a stopped job in the background</text:p>
            <text:p text:style-name="P65">fg <text:s text:c="22"/># brings the most recent job in the foreground</text:p>
            <text:p text:style-name="P65">fg &lt;job&gt; <text:s text:c="16"/># brings job to the foreground</text:p>
            <text:p text:style-name="P65"/>
            <text:p text:style-name="P65">ping &lt;host&gt; <text:s text:c="13"/># pings host and outputs results</text:p>
            <text:p text:style-name="P65">whois &lt;domain&gt; <text:s text:c="10"/># gets whois information for domain</text:p>
            <text:p text:style-name="P65">dig &lt;domain&gt; <text:s text:c="12"/># gets DNS information for domain</text:p>
            <text:p text:style-name="P65">dig -x &lt;host&gt; <text:s text:c="11"/># reverses lookup host</text:p>
            <text:p text:style-name="P65">wget &lt;file&gt; <text:s text:c="12"/><text:span text:style-name="T1"><text:s/># downloads file</text:span></text:p>
            <text:p text:style-name="P65"/>
            <text:p text:style-name="P65"/>
            <text:p text:style-name="P65">##############################################################################</text:p>
            <text:h text:style-name="P105" text:outline-level="3"># VARIABLES</text:h>
            <text:p text:style-name="P65">##############################################################################</text:p>
            <text:p text:style-name="P65"/>
            <text:p text:style-name="P65"/>
            <text:p text:style-name="P65">varname=value <text:s text:c="15"/># defines a variable</text:p>
            <text:p text:style-name="P65">varname=value command <text:s text:c="7"/># defines a variable to be in the environment of a particular subprocess</text:p>
            <text:p text:style-name="P65">echo $varname <text:s text:c="15"/># checks a variable's value</text:p>
            <text:p text:style-name="P65">echo $$ <text:s text:c="21"/># prints process ID of the current shell</text:p>
            <text:p text:style-name="P65">echo $! <text:s text:c="21"/># prints process ID of the most recently invoked background job</text:p>
            <text:p text:style-name="P65">echo $? <text:s text:c="21"/># displays the exit status of the last command</text:p>
            <text:p text:style-name="P65"><text:soft-page-break/>export VARNAME=value <text:s text:c="8"/># defines an environment variable (will be available in subprocesses)</text:p>
            <text:p text:style-name="P65"/>
            <text:p text:style-name="P65">array[0]=valA <text:s text:c="15"/># how to define an array</text:p>
            <text:p text:style-name="P65">array[1]=valB</text:p>
            <text:p text:style-name="P65">array[2]=valC</text:p>
            <text:p text:style-name="P65">array=([2]=valC [0]=valA [1]=valB) <text:s/># another way</text:p>
            <text:p text:style-name="P65">array=(valA valB valC) <text:s text:c="13"/># and another</text:p>
            <text:p text:style-name="P65"/>
            <text:p text:style-name="P65">${array[i]} <text:s text:c="17"/># displays array's value for this index. If no index is supplied, array element 0 is assumed</text:p>
            <text:p text:style-name="P65">${#array[i]} <text:s text:c="16"/><text:span text:style-name="T1"># to find out the length of any element in the array</text:span></text:p>
            <text:p text:style-name="P65">${#array[@]} <text:s text:c="16"/><text:span text:style-name="T1"># to find out how many values there are in the array</text:span></text:p>
            <text:p text:style-name="P65"/>
            <text:p text:style-name="P65">declare -a <text:s text:c="18"/><text:span text:style-name="T1"># the variables are trea</text:span><text:span text:style-name="T10">t</text:span><text:span text:style-name="T1">ed as arrays</text:span></text:p>
            <text:p text:style-name="P65">declare -f <text:s text:c="18"/><text:span text:style-name="T1"># uses function names only</text:span></text:p>
            <text:p text:style-name="P65">declare -F <text:s text:c="18"/># displays function names without definitions</text:p>
            <text:p text:style-name="P65">declare -i <text:s text:c="18"/><text:span text:style-name="T1"># the variables are treaded as integers</text:span></text:p>
            <text:p text:style-name="P65">declare -r <text:s text:c="18"/><text:span text:style-name="T1"># makes the variables read-only</text:span></text:p>
            <text:p text:style-name="P65">declare -x <text:s text:c="18"/># marks the variables for export via the environment</text:p>
            <text:p text:style-name="P65"/>
            <text:p text:style-name="P65">${varname:-word} <text:s text:c="12"/><text:span text:style-name="T1"># if varname exists and isn't null, return its value; otherwise return word</text:span></text:p>
            <text:p text:style-name="P65">${varname:=word} <text:s text:c="12"/># if varname exists and isn't null, return its value; otherwise set it word and then return its value</text:p>
            <text:p text:style-name="P65">${varname:?message} <text:s text:c="9"/># if varname exists and isn't null, return its value; otherwise print varname, followed by message and abort the current command or script</text:p>
            <text:p text:style-name="P65">${varname:+word} <text:s text:c="12"/># if varname exists and isn't null, return word; otherwise return null</text:p>
            <text:p text:style-name="P65">${varname:offset:length} <text:s text:c="4"/># performs substring expansion. It returns the substring of $varname starting at offset and up to length characters</text:p>
            <text:p text:style-name="P65"/>
            <text:p text:style-name="P65">${variable<text:span text:style-name="T75">#</text:span>pattern} <text:s text:c="9"/><text:span text:style-name="T1"># if the pattern matches the beginning of the variable's value, delete the shortest part that matches and return the rest</text:span></text:p>
            <text:p text:style-name="P65">${variable<text:span text:style-name="T75">##</text:span>pattern} <text:s text:c="8"/># if the pattern matches the beginning of the variable's value, delete the longest part that matches and return the rest</text:p>
            <text:p text:style-name="P65">${variable<text:span text:style-name="T75">%</text:span>pattern} <text:s text:c="9"/><text:span text:style-name="T1"># if the pattern matches the end of the variable's value, delete the shortest part that matches and return the rest</text:span></text:p>
            <text:p text:style-name="P65">${variable<text:span text:style-name="T75">%%</text:span>pattern} <text:s text:c="8"/># if the pattern matches the end of the variable's value, delete the longest part that matches and return the rest</text:p>
            <text:p text:style-name="P65">${variable<text:span text:style-name="T75">/</text:span>pattern/string} <text:s text:c="2"/># the longest match to pattern in variable is replaced by string. Only the first match is replaced</text:p>
            <text:p text:style-name="P65">${variable<text:span text:style-name="T75">//</text:span>pattern/string} <text:s/><text:span text:style-name="T1"># the longest match to pattern in variable is replaced by string. All matches are replaced</text:span></text:p>
            <text:p text:style-name="P65"/>
            <text:p text:style-name="P65">${#varname} <text:s text:c="17"/># returns the length of the value of the variable as a character string</text:p>
            <text:p text:style-name="P65"/>
            <text:p text:style-name="P70">Wildcards/ path name expansion/ globbing/ extended globbing <text:span text:style-name="T187">(similar to regex)</text:span></text:p>
            <text:p text:style-name="P94">$ <text:s/>shopt -s extglob <text:s text:c="6"/><text:span text:style-name="T1"># extended globbing below must be activated</text:span></text:p>
            <text:p text:style-name="P78"><text:span text:style-name="T43">*(patternlist) <text:s text:c="14"/># matches zero or more occurrences of the given patterns </text:span><text:span text:style-name="T133">(...|...)</text:span></text:p>
            <text:p text:style-name="P65">+(patternlist) <text:s text:c="14"/># matches one or more occurrences of the given patterns (...|...)</text:p>
            <text:p text:style-name="P65">?(patternlist) <text:s text:c="14"/># matches zero or one occurrence of the given patterns (...|...)</text:p>
            <text:p text:style-name="P65">@(patternlist) <text:s text:c="14"/># matches exactly one of the given patterns (...|...)</text:p>
            <text:p text:style-name="P65"><text:soft-page-break/>!(patternlist) <text:s text:c="14"/># matches anything except one of the given patterns (...|...)</text:p>
            <text:p text:style-name="P70">example:</text:p>
            <text:p text:style-name="P97"><text:span text:style-name="T44">$ <text:s/>ls +(ab|def)*+(.jpg|.gif) <text:s text:c="23"/></text:span><text:span text:style-name="T33"># </text:span><text:span text:style-name="T12">list all the JPEG and GIF files that start with either "ab" or "def"</text:span></text:p>
            <text:p text:style-name="P76"><text:span text:style-name="T49">$ <text:s/></text:span>ls ab*.jpg ab*.gif def*.jpg def*.gif <text:s text:c="5"/><text:span text:style-name="T10"># same with globbing, i.e. without extended globbing</text:span></text:p>
            <text:p text:style-name="P65"/>
            <text:p text:style-name="P65"/>
            <text:p text:style-name="P65">$(UNIX command) <text:s text:c="13"/># command substitution: runs the command and returns standard output</text:p>
            <text:p text:style-name="P65"/>
            <text:p text:style-name="P65"/>
            <text:p text:style-name="P65">##############################################################################</text:p>
            <text:h text:style-name="P105" text:outline-level="3"># FUNCTIONS</text:h>
            <text:p text:style-name="P65">##############################################################################</text:p>
            <text:p text:style-name="P65"/>
            <text:p text:style-name="P65"/>
            <text:p text:style-name="P65"># The function refers to passed arguments by position (as if they were positional parameters), that is, $1, $2, and so forth.</text:p>
            <text:p text:style-name="P65"># $@ is equal to "$1" "$2"... "$N", where N is the number of positional parameters. $# holds the number of positional parameters.</text:p>
            <text:p text:style-name="P65"/>
            <text:p text:style-name="P65"/>
            <text:p text:style-name="P65">function functname() {</text:p>
            <text:p text:style-name="P65"><text:s text:c="2"/>shell commands</text:p>
            <text:p text:style-name="P65">}</text:p>
            <text:p text:style-name="P65"/>
            <text:p text:style-name="P65">unset -f functname <text:s/><text:span text:style-name="T1"># deletes a function definition</text:span></text:p>
            <text:p text:style-name="P65">declare -f <text:s text:c="9"/><text:span text:style-name="T1"># displays all defined functions in your login session</text:span></text:p>
            <text:p text:style-name="P65"/>
            <text:p text:style-name="P65"/>
            <text:p text:style-name="P65">##############################################################################</text:p>
            <text:h text:style-name="P105" text:outline-level="3"># FLOW CONTROLS</text:h>
            <text:p text:style-name="P65">##############################################################################</text:p>
            <text:p text:style-name="P65"/>
            <text:p text:style-name="P65"/>
            <text:p text:style-name="P65">statement1 &amp;&amp; statement2 <text:span text:style-name="T1"><text:s/># and operator</text:span></text:p>
            <text:p text:style-name="P65">statement1 || statement2 <text:s/>#<text:span text:style-name="T1"> or operator</text:span></text:p>
            <text:p text:style-name="P65"/>
            <text:p text:style-name="P65">-a <text:s text:c="23"/># and operator inside a test conditional expression</text:p>
            <text:p text:style-name="P65">-o <text:s text:c="23"/># or operator inside a test conditional expression</text:p>
            <text:p text:style-name="P65"/>
            <text:h text:style-name="P159" text:outline-level="4"><text:soft-page-break/># STRINGS</text:h>
            <text:p text:style-name="P65"/>
            <text:p text:style-name="P65">str1 = str2 <text:s text:c="14"/># str1 matches str2</text:p>
            <text:p text:style-name="P65">str1 != str2 <text:s text:c="13"/># str1 does not match str2</text:p>
            <text:p text:style-name="P65">str1 &lt; str2 <text:s text:c="14"/># str1 is less than str2 (alphabetically)</text:p>
            <text:p text:style-name="P65">str1 &gt; str2 <text:s text:c="14"/># str1 is greater than str2 (alphabetically)</text:p>
            <text:p text:style-name="P65">-n str1 <text:s text:c="18"/># str1 is not null (has length greater than 0)</text:p>
            <text:p text:style-name="P65">-z str1 <text:s text:c="18"/># str1 is null (has length 0)</text:p>
            <text:p text:style-name="P65"/>
            <text:h text:style-name="P159" text:outline-level="4"># FILES</text:h>
            <text:p text:style-name="P65"/>
            <text:p text:style-name="P65">-a file <text:s text:c="18"/># file exists</text:p>
            <text:p text:style-name="P65">-d file <text:s text:c="18"/># file exists and is a directory</text:p>
            <text:p text:style-name="P65">-e file <text:s text:c="18"/># file exists; same -a</text:p>
            <text:p text:style-name="P65">-f file <text:s text:c="18"/># file exists and is a regular file (i.e., not a directory or other special type of file)</text:p>
            <text:p text:style-name="P65">-r file <text:s text:c="18"/># you have read permission</text:p>
            <text:p text:style-name="P65">-s file <text:s text:c="18"/># file exists and is not empty</text:p>
            <text:p text:style-name="P65">-w file <text:s text:c="18"/># your have write permission</text:p>
            <text:p text:style-name="P65">-x file <text:s text:c="18"/># you have execute permission on file, or directory search permission if it is a directory</text:p>
            <text:p text:style-name="P65">-N file <text:s text:c="18"/># file was modified since it was last read</text:p>
            <text:p text:style-name="P65">-O file <text:s text:c="18"/># you own file</text:p>
            <text:p text:style-name="P65">-G file <text:s text:c="18"/># file's group ID matches yours (or one of yours, if you are in multiple groups)</text:p>
            <text:p text:style-name="P65">file1 -nt file2 <text:s text:c="10"/># file1 is newer than file2</text:p>
            <text:p text:style-name="P65">file1 -ot file2 <text:s text:c="10"/># file1 is older than file2</text:p>
            <text:p text:style-name="P65"/>
            <text:h text:style-name="P159" text:outline-level="4"># NUMBERS</text:h>
            <text:p text:style-name="P65"/>
            <text:p text:style-name="P65">-lt <text:s text:c="22"/># less than</text:p>
            <text:p text:style-name="P65">-le <text:s text:c="22"/># less than or equal</text:p>
            <text:p text:style-name="P65">-eq <text:s text:c="22"/># equal</text:p>
            <text:p text:style-name="P65">-ge <text:s text:c="22"/># greater than or equal</text:p>
            <text:p text:style-name="P65">-gt <text:s text:c="22"/># greater than</text:p>
            <text:p text:style-name="P65">-ne <text:s text:c="22"/># not equal</text:p>
            <text:p text:style-name="P65"/>
            <text:p text:style-name="P77">if condition; then</text:p>
            <text:p text:style-name="P65"><text:s text:c="2"/>statements</text:p>
            <text:p text:style-name="P65">[elif condition</text:p>
            <text:p text:style-name="P65"><text:soft-page-break/><text:s text:c="2"/>then statements...]</text:p>
            <text:p text:style-name="P65">[else</text:p>
            <text:p text:style-name="P65"><text:s text:c="2"/>statements]</text:p>
            <text:p text:style-name="P65">fi</text:p>
            <text:p text:style-name="P65"/>
            <text:p text:style-name="P77">for x in {1..10}: do</text:p>
            <text:p text:style-name="P65"><text:s text:c="2"/>statements</text:p>
            <text:p text:style-name="P65">done</text:p>
            <text:p text:style-name="P65"/>
            <text:p text:style-name="P77">for name [in list]; do</text:p>
            <text:p text:style-name="P65"><text:s text:c="2"/>statements that can use $name</text:p>
            <text:p text:style-name="P65">done</text:p>
            <text:p text:style-name="P65"/>
            <text:p text:style-name="P77">for (( initialisation ; ending condition ; update )); do</text:p>
            <text:p text:style-name="P65"><text:s text:c="2"/>statements...</text:p>
            <text:p text:style-name="P65">done</text:p>
            <text:p text:style-name="P65"/>
            <text:p text:style-name="P77">case expression in</text:p>
            <text:p text:style-name="P65"><text:s text:c="2"/>pattern1 )</text:p>
            <text:p text:style-name="P65"><text:s text:c="4"/>statements ;;</text:p>
            <text:p text:style-name="P65"><text:s text:c="2"/>pattern2 )</text:p>
            <text:p text:style-name="P65"><text:s text:c="4"/>statements ;;</text:p>
            <text:p text:style-name="P65">esac</text:p>
            <text:p text:style-name="P65"/>
            <text:p text:style-name="P77">select name [in list]; do</text:p>
            <text:p text:style-name="P65"><text:s text:c="2"/>statements that can use $name</text:p>
            <text:p text:style-name="P65">done</text:p>
            <text:p text:style-name="P65"/>
            <text:p text:style-name="P77">while condition; do</text:p>
            <text:p text:style-name="P65"><text:s text:c="2"/>statements</text:p>
            <text:p text:style-name="P65">done</text:p>
            <text:p text:style-name="P65"/>
            <text:p text:style-name="P77">until condition; do</text:p>
            <text:p text:style-name="P65"><text:s text:c="2"/>statements</text:p>
            <text:p text:style-name="P65">done</text:p>
            <text:p text:style-name="P65"/>
            <text:p text:style-name="P65">##############################################################################</text:p>
            <text:h text:style-name="P105" text:outline-level="3"># COMMAND-LINE PROCESSING CYCLE</text:h>
            <text:p text:style-name="P65">##############################################################################</text:p>
            <text:p text:style-name="P65"><text:soft-page-break/></text:p>
            <text:p text:style-name="P65"/>
            <text:p text:style-name="P71"># The default order for command lookup is functions, followed by built-ins, with scripts and executables last.</text:p>
            <text:p text:style-name="P71"># There are three built-ins that you can use to override this order: `command`, `builtin` and `enable`.</text:p>
            <text:p text:style-name="P65"/>
            <text:p text:style-name="P65">command <text:s/># removes alias and function lookup. Only built-ins and commands found in the search path are executed</text:p>
            <text:p text:style-name="P65">builtin <text:s/># looks up only built-in commands, ignoring functions and commands found in PATH</text:p>
            <text:p text:style-name="P65">enable <text:s text:c="2"/># enables and disables shell built-ins</text:p>
            <text:p text:style-name="P65"/>
            <text:p text:style-name="P65">eval <text:s text:c="4"/># takes arguments and run<text:span text:style-name="T188">s</text:span> them through the command-line processing steps all over again</text:p>
            <text:p text:style-name="P65"/>
            <text:p text:style-name="P65"/>
            <text:p text:style-name="P65">##############################################################################</text:p>
            <text:h text:style-name="P105" text:outline-level="3"># INPUT/OUTPUT REDIRECTORS</text:h>
            <text:p text:style-name="P65">##############################################################################</text:p>
            <text:p text:style-name="P65"/>
            <text:p text:style-name="P65"/>
            <text:p text:style-name="P65">cmd1<text:span text:style-name="T61">|</text:span>cmd2 <text:s/><text:span text:style-name="T1"># pipe; takes standard output of cmd1 as standard input to cmd2</text:span></text:p>
            <text:p text:style-name="P65">&lt; file <text:s text:c="4"/><text:span text:style-name="T1"># takes standard input from file</text:span></text:p>
            <text:p text:style-name="P65">&gt; file <text:s text:c="4"/><text:span text:style-name="T1"># directs standard output to file</text:span></text:p>
            <text:p text:style-name="P65">&gt;&gt; file <text:s text:c="3"/><text:span text:style-name="T1"># directs standard output to file; append to file if it already exists</text:span></text:p>
            <text:p text:style-name="P65">&gt;|file <text:s text:c="4"/># forces standard output to file even if noclobber is set</text:p>
            <text:p text:style-name="P65">n&gt;|file <text:s text:c="3"/># forces output to file from file descriptor n even if noclobber is set</text:p>
            <text:p text:style-name="P65">&lt;&gt; file <text:s text:c="3"/><text:span text:style-name="T1"># uses file as both standard input and standard output</text:span></text:p>
            <text:p text:style-name="P65">n&lt;&gt;file <text:s text:c="3"/># uses file as both input and output for file descriptor n</text:p>
            <text:p text:style-name="P65">n&gt;file <text:s text:c="4"/># directs file descriptor n to file</text:p>
            <text:p text:style-name="P65">n&lt;file <text:s text:c="4"/># takes file descriptor n from file</text:p>
            <text:p text:style-name="P65">n&gt;&gt;file <text:s text:c="3"/># directs file description n to file; append to file if it already exists</text:p>
            <text:p text:style-name="P65">n&gt;&amp; <text:s text:c="7"/># duplicates standard output to file descriptor n</text:p>
            <text:p text:style-name="P65">n&lt;&amp; <text:s text:c="7"/># duplicates standard input from file descriptor n</text:p>
            <text:p text:style-name="P65">n&gt;&amp;m <text:s text:c="6"/><text:span text:style-name="T1"># file descriptor n is made to be a copy of the output file descriptor</text:span></text:p>
            <text:p text:style-name="P65">n&lt;&amp;m <text:s text:c="6"/><text:span text:style-name="T1"># file descriptor n is made to be a copy of the input file descriptor</text:span></text:p>
            <text:p text:style-name="P65">&amp;&gt;file <text:s text:c="4"/># directs standard output and standard error to file</text:p>
            <text:p text:style-name="P65">&lt;&amp;- <text:s text:c="7"/># closes the standard input</text:p>
            <text:p text:style-name="P65">&gt;&amp;- <text:s text:c="7"/># closes the standard output</text:p>
            <text:p text:style-name="P65">n&gt;&amp;- <text:s text:c="6"/># closes the ouput from file descriptor n</text:p>
            <text:p text:style-name="P65">n&lt;&amp;- <text:s text:c="6"/># closes the input from file descripor n</text:p>
            <text:p text:style-name="P65"/>
            <text:p text:style-name="P65"/>
            <text:p text:style-name="P65"><text:soft-page-break/>##############################################################################</text:p>
            <text:h text:style-name="P105" text:outline-level="3"># PROCESS HANDLING</text:h>
            <text:p text:style-name="P65">##############################################################################</text:p>
            <text:p text:style-name="P65"/>
            <text:p text:style-name="P65"/>
            <text:p text:style-name="P71"># To suspend a job, type CTRL+Z while it is running. You can also suspend a job with CTRL+Y.</text:p>
            <text:p text:style-name="P65"># This is slightly different from CTRL+Z in that the process is only stopped when it attempts to read input from terminal.</text:p>
            <text:p text:style-name="P71"># Of course, to interrupt a job, type CTRL+C.</text:p>
            <text:p text:style-name="P65"/>
            <text:p text:style-name="P65">myCommand &amp; <text:s/><text:span text:style-name="T1"># runs job in the background and prompts back the shell</text:span></text:p>
            <text:p text:style-name="P65"/>
            <text:p text:style-name="P65">jobs <text:s text:c="8"/><text:span text:style-name="T1"># lists all jobs (use with -l to see associated PID)</text:span></text:p>
            <text:p text:style-name="P65"/>
            <text:p text:style-name="P65">fg <text:s text:c="10"/><text:span text:style-name="T1"># brings a background job into the foreground</text:span></text:p>
            <text:p text:style-name="P65">fg %+ <text:s text:c="7"/># brings most recently invoked background job</text:p>
            <text:p text:style-name="P65">fg %- <text:s text:c="7"/># brings second most recently invoked background job</text:p>
            <text:p text:style-name="P65">fg %N <text:s text:c="7"/># brings job number N</text:p>
            <text:p text:style-name="P65">fg %string <text:s text:c="2"/># brings job whose command begins with string</text:p>
            <text:p text:style-name="P65">fg %?string <text:s/># brings job whose command contains string</text:p>
            <text:p text:style-name="P65"/>
            <text:p text:style-name="P65">kill -l <text:s text:c="5"/><text:span text:style-name="T1"># returns a list of all signals on the system, by name and number</text:span></text:p>
            <text:p text:style-name="P65">kill PID <text:s text:c="4"/><text:span text:style-name="T1"># terminates process with specified PID</text:span></text:p>
            <text:p text:style-name="P65"/>
            <text:p text:style-name="P65">ps <text:s text:c="10"/><text:span text:style-name="T1"># prints a line of information about the current running login shell and any processes running under it</text:span></text:p>
            <text:p text:style-name="P65">ps -a <text:s text:c="7"/># selects all processes with a tty except session leaders</text:p>
            <text:p text:style-name="P65"/>
            <text:p text:style-name="P65">trap cmd sig1 sig2 <text:s/><text:span text:style-name="T1"># executes a command when a signal is received by the script</text:span></text:p>
            <text:p text:style-name="P65">trap "" sig1 sig2 <text:s text:c="2"/><text:span text:style-name="T1"># ignores that signals</text:span></text:p>
            <text:p text:style-name="P65">trap - sig1 sig2 <text:s text:c="3"/><text:span text:style-name="T1"># resets the action taken when the signal is received to the default</text:span></text:p>
            <text:p text:style-name="P71"/>
            <text:p text:style-name="P65">disown &lt;PID|JID&gt; <text:s text:c="3"/># removes the process from the list of jobs</text:p>
            <text:p text:style-name="P65"/>
            <text:p text:style-name="P65">wait <text:s text:c="15"/><text:span text:style-name="T1"># waits until all background jobs have finished</text:span></text:p>
            <text:p text:style-name="P65"/>
            <text:p text:style-name="P65"/>
            <text:p text:style-name="P65">##############################################################################</text:p>
            <text:h text:style-name="P105" text:outline-level="3"># TIPS &amp; TRICKS</text:h>
            <text:p text:style-name="P65">##############################################################################</text:p>
            <text:p text:style-name="P65"><text:soft-page-break/></text:p>
            <text:p text:style-name="P65"/>
            <text:p text:style-name="P71"># set an alias</text:p>
            <text:p text:style-name="P65">cd; nano <text:span text:style-name="T61">.bash_profile</text:span></text:p>
            <text:p text:style-name="P65">&gt; alias gentlenode='ssh admin@gentlenode.com -p 3404' <text:s/><text:span text:style-name="T1"># add your alias in .bash_profile</text:span></text:p>
            <text:p text:style-name="P65"/>
            <text:p text:style-name="P71"># to quickly go to a specific directory</text:p>
            <text:p text:style-name="P65">cd; nano <text:span text:style-name="T61">.bashrc</text:span></text:p>
            <text:p text:style-name="P65">&gt; shopt -s cdable_vars</text:p>
            <text:p text:style-name="P65">&gt; export <text:span text:style-name="T61">websites</text:span>="/Users/mac/Documents/websites"</text:p>
            <text:p text:style-name="P65">source .bashrc</text:p>
            <text:p text:style-name="P77">cd $websites</text:p>
            <text:p text:style-name="P65"/>
            <text:p text:style-name="P65"/>
            <text:p text:style-name="P65">##############################################################################</text:p>
            <text:h text:style-name="P105" text:outline-level="3"># DEBUGGING SHELL PROGRAMS</text:h>
            <text:p text:style-name="P65">##############################################################################</text:p>
            <text:p text:style-name="P65"/>
            <text:p text:style-name="P65"/>
            <text:p text:style-name="P65">bash -n scriptname <text:s/><text:span text:style-name="T1"># don't run commands; check for syntax errors only</text:span></text:p>
            <text:p text:style-name="P65">set -o noexec <text:s text:c="6"/># alternative (set option in script)</text:p>
            <text:p text:style-name="P65"/>
            <text:p text:style-name="P65">bash -v scriptname <text:s/># echo commands before running them</text:p>
            <text:p text:style-name="P65">set -o verbose <text:s text:c="5"/># alternative (set option in script)</text:p>
            <text:p text:style-name="P65"/>
            <text:p text:style-name="P65">bash -x scriptname <text:s/><text:span text:style-name="T1"># echo commands after command-line processing</text:span></text:p>
            <text:p text:style-name="P65">set -o xtrace <text:s text:c="6"/># alternative (set option in script)</text:p>
            <text:p text:style-name="P65"/>
            <text:p text:style-name="P65"><text:span text:style-name="T61">trap 'echo $varname' </text:span><text:span text:style-name="T75">EXIT</text:span> <text:s/><text:span text:style-name="T1"># useful when you want to print out the values of variables at the point that your script exits</text:span></text:p>
            <text:p text:style-name="P65"/>
            <text:p text:style-name="P77">function errtrap {</text:p>
            <text:p text:style-name="P77"><text:s text:c="2"/>es=$?</text:p>
            <text:p text:style-name="P77"><text:s text:c="2"/>echo "ERROR line $1: Command exited with status $es."</text:p>
            <text:p text:style-name="P77">}</text:p>
            <text:p text:style-name="P77"/>
            <text:p text:style-name="P65"><text:span text:style-name="T61">trap 'errtrap $LINENO' </text:span><text:span text:style-name="T75">ERR</text:span><text:span text:style-name="T61"> </text:span><text:s/><text:span text:style-name="T1"># is run whenever a command in the surrounding script or function exits with non-zero status </text:span></text:p>
            <text:p text:style-name="P65"/>
            <text:p text:style-name="P65">function dbgtrap {</text:p>
            <text:p text:style-name="P65"><text:s text:c="2"/>echo "badvar is $badvar"</text:p>
            <text:p text:style-name="P65"><text:soft-page-break/>}</text:p>
            <text:p text:style-name="P65"/>
            <text:p text:style-name="P65">trap dbgtrap DEBUG <text:s/># causes the trap code to be executed before every statement in a function or script</text:p>
            <text:p text:style-name="P65"># ...section of code in which the problem occurs...</text:p>
            <text:p text:style-name="P65">trap - DEBUG <text:s/># turn off the DEBUG trap</text:p>
            <text:p text:style-name="P65"/>
            <text:p text:style-name="P77">function returntrap {</text:p>
            <text:p text:style-name="P77"><text:s text:c="2"/>echo "A return occurred"</text:p>
            <text:p text:style-name="P77">}</text:p>
            <text:p text:style-name="P77"/>
            <text:p text:style-name="P65"><text:span text:style-name="T61">trap returntrap </text:span><text:span text:style-name="T75">RETURN</text:span> <text:span text:style-name="T1"># is executed each time a shell function or a script executed with the . or source commands finishes executing</text:span></text:p>
            <text:p text:style-name="P65"/>
          </table:table-cell>
          <table:table-cell table:style-name="Table238.B1" office:value-type="string">
            <text:p text:style-name="P139"/>
          </table:table-cell>
        </table:table-row>
      </table:table>
      <text:p text:style-name="P65"/>
      <text:h text:style-name="P4" text:outline-level="1"><text:bookmark text:name="Bash_Pitfalls"/>Bash Pitfalls</text:h>
      <text:p text:style-name="P8"><text:bookmark text:name="line-5"/>This page shows common errors that Bash programmers make. These examples are all flawed in some way. <text:bookmark text:name="line-6"/><text:bookmark text:name="line-7"/></text:p>
      <text:p text:style-name="P8">You will save yourself from many of these pitfalls if you simply <text:a xlink:type="simple" xlink:href="http://mywiki.wooledge.org/Quotes" text:style-name="Internet_20_link" text:visited-style-name="Visited_20_Internet_20_Link"><text:span text:style-name="Strong_20_Emphasis">always use quotes</text:span></text:a> and never use <text:a xlink:type="simple" xlink:href="http://mywiki.wooledge.org/WordSplitting" text:style-name="Internet_20_link" text:visited-style-name="Visited_20_Internet_20_Link">WordSplitting</text:a> for any reason! Word splitting is a broken legacy misfeature inherited from the Bourne shell that's stuck on by default if you don't quote expansions. The vast majority of pitfalls are in some way related to unquoted expansions, and the ensuing word splitting and globbing that result. <text:bookmark text:name="line-8"/><text:bookmark text:name="line-9"/></text:p>
      <text:p text:style-name="P8">Contents</text:p>
      <text:list xml:id="list368034807" text:style-name="L15">
        <text:list-item>
          <text:p text:style-name="P201"><text:a xlink:type="simple" xlink:href="http://mywiki.wooledge.org/BashPitfalls#for_f_in_.24.28ls_.2A.mp3.29" text:style-name="Internet_20_link" text:visited-style-name="Visited_20_Internet_20_Link">for f in $(ls *.mp3)</text:a></text:p>
        </text:list-item>
        <text:list-item>
          <text:p text:style-name="P201"><text:a xlink:type="simple" xlink:href="http://mywiki.wooledge.org/BashPitfalls#cp_.24file_.24target" text:style-name="Internet_20_link" text:visited-style-name="Visited_20_Internet_20_Link">cp $file $target</text:a></text:p>
        </text:list-item>
        <text:list-item>
          <text:p text:style-name="P201"><text:a xlink:type="simple" xlink:href="http://mywiki.wooledge.org/BashPitfalls#Filenames_with_leading_dashes" text:style-name="Internet_20_link" text:visited-style-name="Visited_20_Internet_20_Link">Filenames with leading dashes</text:a></text:p>
        </text:list-item>
        <text:list-item>
          <text:p text:style-name="P201"><text:a xlink:type="simple" xlink:href="http://mywiki.wooledge.org/BashPitfalls#A.5B_.24foo_.3D_.22bar.22_.5D" text:style-name="Internet_20_link" text:visited-style-name="Visited_20_Internet_20_Link">[ $foo = "bar" ]</text:a></text:p>
        </text:list-item>
        <text:list-item>
          <text:p text:style-name="P201"><text:a xlink:type="simple" xlink:href="http://mywiki.wooledge.org/BashPitfalls#cd_.24.28dirname_.22.24f.22.29" text:style-name="Internet_20_link" text:visited-style-name="Visited_20_Internet_20_Link">cd $(dirname "$f")</text:a></text:p>
        </text:list-item>
        <text:list-item>
          <text:p text:style-name="P201"><text:a xlink:type="simple" xlink:href="http://mywiki.wooledge.org/BashPitfalls#A.5B_.22.24foo.22_.3D_bar_.26.26_.22.24bar.22_.3D_foo_.5D" text:style-name="Internet_20_link" text:visited-style-name="Visited_20_Internet_20_Link">[ "$foo" = bar &amp;&amp; "$bar" = foo ]</text:a></text:p>
        </text:list-item>
        <text:list-item>
          <text:p text:style-name="P201"><text:a xlink:type="simple" xlink:href="http://mywiki.wooledge.org/BashPitfalls#A.5B.5B_.24foo_.3E_7_.5D.5D" text:style-name="Internet_20_link" text:visited-style-name="Visited_20_Internet_20_Link">[[ $foo &gt; 7 ]]</text:a></text:p>
        </text:list-item>
        <text:list-item>
          <text:p text:style-name="P201"><text:a xlink:type="simple" xlink:href="http://mywiki.wooledge.org/BashPitfalls#grep_foo_bar_.7C_while_read_-r.3B_do_.28.28count.2B-.2B-.29.29.3B_done" text:style-name="Internet_20_link" text:visited-style-name="Visited_20_Internet_20_Link">grep foo bar | while read -r; do ((count++)); done</text:a></text:p>
        </text:list-item>
        <text:list-item>
          <text:p text:style-name="P201"><text:a xlink:type="simple" xlink:href="http://mywiki.wooledge.org/BashPitfalls#if_.5Bgrep_foo_myfile.5D" text:style-name="Internet_20_link" text:visited-style-name="Visited_20_Internet_20_Link">if [grep foo myfile]</text:a></text:p>
        </text:list-item>
        <text:list-item>
          <text:p text:style-name="P201"><text:a xlink:type="simple" xlink:href="http://mywiki.wooledge.org/BashPitfalls#if_.5Bbar.3D.22.24foo.22.5D.3B_then_..." text:style-name="Internet_20_link" text:visited-style-name="Visited_20_Internet_20_Link">if [bar="$foo"]; then ...</text:a></text:p>
        </text:list-item>
        <text:list-item>
          <text:p text:style-name="P201"><text:a xlink:type="simple" xlink:href="http://mywiki.wooledge.org/BashPitfalls#if_.5B_.5B_a_.3D_b_.5D_.26.26_.5B_c_.3D_d_.5D_.5D.3B_then_..." text:style-name="Internet_20_link" text:visited-style-name="Visited_20_Internet_20_Link">if [ [ a = b ] &amp;&amp; [ c = d ] ]; then ...</text:a></text:p>
        </text:list-item>
        <text:list-item>
          <text:p text:style-name="P201"><text:a xlink:type="simple" xlink:href="http://mywiki.wooledge.org/BashPitfalls#read_.24foo" text:style-name="Internet_20_link" text:visited-style-name="Visited_20_Internet_20_Link">read $foo</text:a></text:p>
        </text:list-item>
        <text:list-item>
          <text:p text:style-name="P201"><text:a xlink:type="simple" xlink:href="http://mywiki.wooledge.org/BashPitfalls#cat_file_.7C_sed_s.2Ffoo.2Fbar.2F_.3E_file" text:style-name="Internet_20_link" text:visited-style-name="Visited_20_Internet_20_Link">cat file | sed s/foo/bar/ &gt; file</text:a></text:p>
        </text:list-item>
        <text:list-item>
          <text:p text:style-name="P201"><text:a xlink:type="simple" xlink:href="http://mywiki.wooledge.org/BashPitfalls#echo_.24foo" text:style-name="Internet_20_link" text:visited-style-name="Visited_20_Internet_20_Link">echo $foo</text:a></text:p>
        </text:list-item>
        <text:list-item>
          <text:p text:style-name="P201"><text:a xlink:type="simple" xlink:href="http://mywiki.wooledge.org/BashPitfalls#A.24foo.3Dbar" text:style-name="Internet_20_link" text:visited-style-name="Visited_20_Internet_20_Link">$foo=bar</text:a></text:p>
        </text:list-item>
        <text:list-item>
          <text:p text:style-name="P201"><text:a xlink:type="simple" xlink:href="http://mywiki.wooledge.org/BashPitfalls#foo_.3D_bar" text:style-name="Internet_20_link" text:visited-style-name="Visited_20_Internet_20_Link">foo = bar</text:a></text:p>
        </text:list-item>
        <text:list-item>
          <text:p text:style-name="P201"><text:a xlink:type="simple" xlink:href="http://mywiki.wooledge.org/BashPitfalls#echo_.3C.3CEOF" text:style-name="Internet_20_link" text:visited-style-name="Visited_20_Internet_20_Link">echo &lt;&lt;EOF</text:a></text:p>
        </text:list-item>
        <text:list-item>
          <text:p text:style-name="P201"><text:a xlink:type="simple" xlink:href="http://mywiki.wooledge.org/BashPitfalls#su_-c_.27some_command.27" text:style-name="Internet_20_link" text:visited-style-name="Visited_20_Internet_20_Link">su -c 'some command'</text:a></text:p>
        </text:list-item>
        <text:list-item>
          <text:p text:style-name="P201"><text:a xlink:type="simple" xlink:href="http://mywiki.wooledge.org/BashPitfalls#cd_.2Ffoo.3B_bar" text:style-name="Internet_20_link" text:visited-style-name="Visited_20_Internet_20_Link">cd /foo; bar</text:a></text:p>
        </text:list-item>
        <text:list-item>
          <text:p text:style-name="P201"><text:a xlink:type="simple" xlink:href="http://mywiki.wooledge.org/BashPitfalls#A.5B_bar_.3D.3D_.22.24foo.22_.5D" text:style-name="Internet_20_link" text:visited-style-name="Visited_20_Internet_20_Link">[ bar == "$foo" ]</text:a></text:p>
        </text:list-item>
        <text:list-item>
          <text:p text:style-name="P201"><text:a xlink:type="simple" xlink:href="http://mywiki.wooledge.org/BashPitfalls#for_i_in_.7B1..10.7D.3B_do_..2Fsomething_.26.3B_done" text:style-name="Internet_20_link" text:visited-style-name="Visited_20_Internet_20_Link">for i in {1..10}; do ./something &amp;; done</text:a></text:p>
        </text:list-item>
        <text:list-item>
          <text:p text:style-name="P201"><text:soft-page-break/><text:a xlink:type="simple" xlink:href="http://mywiki.wooledge.org/BashPitfalls#cmd1_.26.26_cmd2_.7C.7C_cmd3" text:style-name="Internet_20_link" text:visited-style-name="Visited_20_Internet_20_Link">cmd1 &amp;&amp; cmd2 || cmd3</text:a></text:p>
        </text:list-item>
        <text:list-item>
          <text:p text:style-name="P201"><text:a xlink:type="simple" xlink:href="http://mywiki.wooledge.org/BashPitfalls#echo_.22Hello_World.21.22" text:style-name="Internet_20_link" text:visited-style-name="Visited_20_Internet_20_Link">echo "Hello World!"</text:a></text:p>
        </text:list-item>
        <text:list-item>
          <text:p text:style-name="P201"><text:a xlink:type="simple" xlink:href="http://mywiki.wooledge.org/BashPitfalls#for_arg_in_.24.2A" text:style-name="Internet_20_link" text:visited-style-name="Visited_20_Internet_20_Link">for arg in $*</text:a></text:p>
        </text:list-item>
        <text:list-item>
          <text:p text:style-name="P201"><text:a xlink:type="simple" xlink:href="http://mywiki.wooledge.org/BashPitfalls#function_foo.28.29" text:style-name="Internet_20_link" text:visited-style-name="Visited_20_Internet_20_Link">function foo()</text:a></text:p>
        </text:list-item>
        <text:list-item>
          <text:p text:style-name="P201"><text:a xlink:type="simple" xlink:href="http://mywiki.wooledge.org/BashPitfalls#echo_.22.2BAH4.22" text:style-name="Internet_20_link" text:visited-style-name="Visited_20_Internet_20_Link">echo "~"</text:a></text:p>
        </text:list-item>
        <text:list-item>
          <text:p text:style-name="P201"><text:a xlink:type="simple" xlink:href="http://mywiki.wooledge.org/BashPitfalls#local_varname.3D.24.28command.29" text:style-name="Internet_20_link" text:visited-style-name="Visited_20_Internet_20_Link">local varname=$(command)</text:a></text:p>
        </text:list-item>
        <text:list-item>
          <text:p text:style-name="P201"><text:a xlink:type="simple" xlink:href="http://mywiki.wooledge.org/BashPitfalls#export_foo.3D.2BAH4-.2Fbar" text:style-name="Internet_20_link" text:visited-style-name="Visited_20_Internet_20_Link">export foo=~/bar</text:a></text:p>
        </text:list-item>
        <text:list-item>
          <text:p text:style-name="P201"><text:a xlink:type="simple" xlink:href="http://mywiki.wooledge.org/BashPitfalls#sed_.27s.2F.24foo.2Fgood_bye.2F.27" text:style-name="Internet_20_link" text:visited-style-name="Visited_20_Internet_20_Link">sed 's/$foo/good bye/'</text:a></text:p>
        </text:list-item>
        <text:list-item>
          <text:p text:style-name="P201"><text:a xlink:type="simple" xlink:href="http://mywiki.wooledge.org/BashPitfalls#tr_.5BA-Z.5D_.5Ba-z.5D" text:style-name="Internet_20_link" text:visited-style-name="Visited_20_Internet_20_Link">tr [A-Z] [a-z]</text:a></text:p>
        </text:list-item>
        <text:list-item>
          <text:p text:style-name="P201"><text:a xlink:type="simple" xlink:href="http://mywiki.wooledge.org/BashPitfalls#ps_ax_.7C_grep_gedit" text:style-name="Internet_20_link" text:visited-style-name="Visited_20_Internet_20_Link">ps ax | grep gedit</text:a></text:p>
        </text:list-item>
        <text:list-item>
          <text:p text:style-name="P201"><text:a xlink:type="simple" xlink:href="http://mywiki.wooledge.org/BashPitfalls#printf_.22.24foo.22" text:style-name="Internet_20_link" text:visited-style-name="Visited_20_Internet_20_Link">printf "$foo"</text:a></text:p>
        </text:list-item>
        <text:list-item>
          <text:p text:style-name="P201"><text:a xlink:type="simple" xlink:href="http://mywiki.wooledge.org/BashPitfalls#for_i_in_.7B1...24n.7D" text:style-name="Internet_20_link" text:visited-style-name="Visited_20_Internet_20_Link">for i in {1..$n}</text:a></text:p>
        </text:list-item>
        <text:list-item>
          <text:p text:style-name="P201"><text:a xlink:type="simple" xlink:href="http://mywiki.wooledge.org/BashPitfalls#if_.5B.5B_.24foo_.3D_.24bar_.5D.5D_.28depending_on_intent.29" text:style-name="Internet_20_link" text:visited-style-name="Visited_20_Internet_20_Link">if [[ $foo = $bar ]] (depending on intent)</text:a></text:p>
        </text:list-item>
        <text:list-item>
          <text:p text:style-name="P201"><text:a xlink:type="simple" xlink:href="http://mywiki.wooledge.org/BashPitfalls#if_.5B.5B_.24foo_.3D.2BAH4_.27some_RE.27_.5D.5D" text:style-name="Internet_20_link" text:visited-style-name="Visited_20_Internet_20_Link">if [[ $foo =~ 'some RE' ]]</text:a></text:p>
        </text:list-item>
        <text:list-item>
          <text:p text:style-name="P201"><text:a xlink:type="simple" xlink:href="http://mywiki.wooledge.org/BashPitfalls#A.5B_-n_.24foo_.5D_or_.5B_-z_.24foo_.5D" text:style-name="Internet_20_link" text:visited-style-name="Visited_20_Internet_20_Link">[ -n $foo ] or [ -z $foo ]</text:a></text:p>
        </text:list-item>
        <text:list-item>
          <text:p text:style-name="P201"><text:a xlink:type="simple" xlink:href="http://mywiki.wooledge.org/BashPitfalls#A.5B.5B_-e_.22.24broken_symlink.22_.5D.5D_returns_1_even_though_.24broken_symlink_exists" text:style-name="Internet_20_link" text:visited-style-name="Visited_20_Internet_20_Link">[[ -e "$broken_symlink" ]] returns 1 even though $broken_symlink exists</text:a></text:p>
        </text:list-item>
        <text:list-item>
          <text:p text:style-name="P201"><text:a xlink:type="simple" xlink:href="http://mywiki.wooledge.org/BashPitfalls#ed_file_.3C.3C.3C.22g.2Fd.2BAFw.7B0.2C3.2BAFw.7D.2Fs.2F.2Fe.2Fg.22_fails" text:style-name="Internet_20_link" text:visited-style-name="Visited_20_Internet_20_Link">ed file &lt;&lt;&lt;"g/d\{0,3\}/s//e/g" fails</text:a></text:p>
        </text:list-item>
        <text:list-item>
          <text:p text:style-name="P201"><text:a xlink:type="simple" xlink:href="http://mywiki.wooledge.org/BashPitfalls#expr_sub-string_fails_for_.22match.22" text:style-name="Internet_20_link" text:visited-style-name="Visited_20_Internet_20_Link">expr sub-string fails for "match"</text:a></text:p>
        </text:list-item>
        <text:list-item>
          <text:p text:style-name="P201"><text:a xlink:type="simple" xlink:href="http://mywiki.wooledge.org/BashPitfalls#On_UTF-8_and_Byte-Order_Marks_.28BOM.29" text:style-name="Internet_20_link" text:visited-style-name="Visited_20_Internet_20_Link">On UTF-8 and Byte-Order Marks (BOM)</text:a></text:p>
        </text:list-item>
        <text:list-item>
          <text:p text:style-name="P201"><text:a xlink:type="simple" xlink:href="http://mywiki.wooledge.org/BashPitfalls#content.3D.24.28.3Cfile.29" text:style-name="Internet_20_link" text:visited-style-name="Visited_20_Internet_20_Link">content=$(&lt;file)</text:a></text:p>
        </text:list-item>
        <text:list-item>
          <text:p text:style-name="P201"><text:a xlink:type="simple" xlink:href="http://mywiki.wooledge.org/BashPitfalls#for_file_in_..2F.2A_.3B_do_if_.5B.5B_.24file_.21.3D_.2A..2A_.5D.5D" text:style-name="Internet_20_link" text:visited-style-name="Visited_20_Internet_20_Link">for file in ./* ; do if [[ $file != *.* ]]</text:a></text:p>
        </text:list-item>
        <text:list-item>
          <text:p text:style-name="P201"><text:a xlink:type="simple" xlink:href="http://mywiki.wooledge.org/BashPitfalls#somecmd_2.3E.261_.3E.3Elogfile" text:style-name="Internet_20_link" text:visited-style-name="Visited_20_Internet_20_Link">somecmd 2&gt;&amp;1 &gt;&gt;logfile</text:a></text:p>
        </text:list-item>
        <text:list-item>
          <text:p text:style-name="P201"><text:a xlink:type="simple" xlink:href="http://mywiki.wooledge.org/BashPitfalls#cmd.3B_.28.28_.21_.24.3F_.29.29_.7C.7C_die" text:style-name="Internet_20_link" text:visited-style-name="Visited_20_Internet_20_Link">cmd; (( ! $? )) || die</text:a></text:p>
        </text:list-item>
        <text:list-item>
          <text:p text:style-name="P201"><text:a xlink:type="simple" xlink:href="http://mywiki.wooledge.org/BashPitfalls#y.3D.24.28.28_array.5B.24x.5D_.29.29" text:style-name="Internet_20_link" text:visited-style-name="Visited_20_Internet_20_Link">y=$(( array[$x] ))</text:a></text:p>
        </text:list-item>
        <text:list-item>
          <text:p text:style-name="P201"><text:a xlink:type="simple" xlink:href="http://mywiki.wooledge.org/BashPitfalls#read_num.3B_echo_.24.28.28num.2B-1.29.29" text:style-name="Internet_20_link" text:visited-style-name="Visited_20_Internet_20_Link">read num; echo $((num+1))</text:a></text:p>
        </text:list-item>
        <text:list-item>
          <text:p text:style-name="P201"><text:a xlink:type="simple" xlink:href="http://mywiki.wooledge.org/BashPitfalls#IFS.3D.2C_read_-ra_fields_.3C.3C.3C_.22.24csv_line.22" text:style-name="Internet_20_link" text:visited-style-name="Visited_20_Internet_20_Link">IFS=, read -ra fields &lt;&lt;&lt; "$csv_line"</text:a></text:p>
        </text:list-item>
        <text:list-item>
          <text:p text:style-name="P201"><text:a xlink:type="simple" xlink:href="http://mywiki.wooledge.org/BashPitfalls#export_CDPATH.3D.:.2BAH4-.2FmyProject" text:style-name="Internet_20_link" text:visited-style-name="Visited_20_Internet_20_Link">export CDPATH=.:~/myProject</text:a></text:p>
        </text:list-item>
        <text:list-item>
          <text:p text:style-name="P201"><text:a xlink:type="simple" xlink:href="http://mywiki.wooledge.org/BashPitfalls#OIFS.3D.22.24IFS.22.3B_....3B_IFS.3D.22.24OIFS.22" text:style-name="Internet_20_link" text:visited-style-name="Visited_20_Internet_20_Link">OIFS="$IFS"; ...; IFS="$OIFS"</text:a></text:p>
        </text:list-item>
        <text:list-item>
          <text:p text:style-name="P201"><text:a xlink:type="simple" xlink:href="http://mywiki.wooledge.org/BashPitfalls#hosts.3D.28_.24.28aws_....29_.29" text:style-name="Internet_20_link" text:visited-style-name="Visited_20_Internet_20_Link">hosts=( $(aws ...) )</text:a></text:p>
        </text:list-item>
        <text:list-item>
          <text:p text:style-name="P201"><text:a xlink:type="simple" xlink:href="http://mywiki.wooledge.org/BashPitfalls#Non-atomic_writes_with_xargs_-P" text:style-name="Internet_20_link" text:visited-style-name="Visited_20_Internet_20_Link">Non-atomic writes with xargs -P</text:a></text:p>
        </text:list-item>
        <text:list-item>
          <text:p text:style-name="P201"><text:soft-page-break/><text:a xlink:type="simple" xlink:href="http://mywiki.wooledge.org/BashPitfalls#find_._-exec_sh_-c_.27echo_.7B.7D.27_.2BAFw.3B" text:style-name="Internet_20_link" text:visited-style-name="Visited_20_Internet_20_Link">find . -exec sh -c 'echo {}' \;</text:a></text:p>
        </text:list-item>
        <text:list-item>
          <text:p text:style-name="P201"><text:a xlink:type="simple" xlink:href="http://mywiki.wooledge.org/BashPitfalls#sudo_mycmd_.3E_.2Fmyfile" text:style-name="Internet_20_link" text:visited-style-name="Visited_20_Internet_20_Link">sudo mycmd &gt; /myfile</text:a></text:p>
        </text:list-item>
        <text:list-item>
          <text:p text:style-name="P201"><text:a xlink:type="simple" xlink:href="http://mywiki.wooledge.org/BashPitfalls#sudo_ls_.2Ffoo.2F.2A" text:style-name="Internet_20_link" text:visited-style-name="Visited_20_Internet_20_Link">sudo ls /foo/*</text:a></text:p>
        </text:list-item>
        <text:list-item>
          <text:p text:style-name="P201"><text:a xlink:type="simple" xlink:href="http://mywiki.wooledge.org/BashPitfalls#myprogram_2.3E.26-" text:style-name="Internet_20_link" text:visited-style-name="Visited_20_Internet_20_Link">myprogram 2&gt;&amp;-</text:a></text:p>
        </text:list-item>
        <text:list-item>
          <text:p text:style-name="P201"><text:a xlink:type="simple" xlink:href="http://mywiki.wooledge.org/BashPitfalls#Using_xargs_without_-0" text:style-name="Internet_20_link" text:visited-style-name="Visited_20_Internet_20_Link">Using xargs without -0</text:a></text:p>
        </text:list-item>
        <text:list-item>
          <text:p text:style-name="P175"><text:a xlink:type="simple" xlink:href="http://mywiki.wooledge.org/BashPitfalls#unset_a.5B0.5D" text:style-name="Internet_20_link" text:visited-style-name="Visited_20_Internet_20_Link">unset a[0]</text:a></text:p>
        </text:list-item>
      </text:list>
      <text:h text:style-name="P161" text:outline-level="2"><text:bookmark text:name="line-13"/><text:bookmark text:name="line-12"/><text:bookmark text:name="pf1"/><text:bookmark text:name="line-11"/><text:bookmark text:name="line-10"/><text:bookmark text:name="for_f_in_.24.28ls_.2A.mp3.29"/>1. for f in $(ls *.mp3)</text:h>
      <text:p text:style-name="P8"><text:bookmark text:name="line-14"/>One of the most common mistakes <text:a xlink:type="simple" xlink:href="http://mywiki.wooledge.org/BASH" text:style-name="Internet_20_link" text:visited-style-name="Visited_20_Internet_20_Link">BASH</text:a> programmers make is to write a loop like this: <text:bookmark text:name="line-15"/><text:bookmark text:name="line-16"/></text:p>
      <text:p text:style-name="P96"><text:bookmark text:name="line-29"/><text:bookmark text:name="line-28"/><text:bookmark text:name="line-27"/><text:bookmark text:name="line-26"/><text:bookmark text:name="line-25"/><text:bookmark text:name="line-24"/><text:bookmark text:name="line-23"/><text:bookmark text:name="line-22"/><text:bookmark text:name="line-21"/><text:bookmark text:name="line-20"/><text:bookmark text:name="line-19"/><text:bookmark text:name="line-18"/><text:bookmark text:name="line-17"/><text:bookmark text:name="line-1"/>for f in $(ls *.mp3); do <text:s text:c="3"/># Wrong!</text:p>
      <text:p text:style-name="P96"><text:bookmark text:name="line-2"/><text:s text:c="4"/>some command $i <text:s text:c="8"/># Wrong!</text:p>
      <text:p text:style-name="P96"><text:bookmark text:name="line-3"/>done</text:p>
      <text:p text:style-name="P96"><text:bookmark text:name="line-4"/></text:p>
      <text:p text:style-name="P96"><text:bookmark text:name="line-51"/>for f in $(ls) <text:s text:c="13"/># Wrong!</text:p>
      <text:p text:style-name="P96"><text:bookmark text:name="line-61"/>for f in `ls` <text:s text:c="14"/># Wrong!</text:p>
      <text:p text:style-name="P96"><text:bookmark text:name="line-71"/></text:p>
      <text:p text:style-name="P96"><text:bookmark text:name="line-81"/>for f in $(find . -type f) <text:s/># Wrong!</text:p>
      <text:p text:style-name="P96"><text:bookmark text:name="line-91"/>for f in `find . -type f` <text:s text:c="2"/># Wrong!</text:p>
      <text:p text:style-name="P96"><text:bookmark text:name="line-101"/></text:p>
      <text:p text:style-name="P96"><text:bookmark text:name="line-111"/>files=($(find . -type f)) <text:s text:c="2"/># Wrong!</text:p>
      <text:p text:style-name="P63"><text:bookmark text:name="line-121"/>for f in ${files[@]} <text:s text:c="7"/># Wrong!for f in $(ls *.mp3); do <text:s text:c="3"/># Wrong!</text:p>
      <text:p text:style-name="P96"><text:bookmark text:name="line-2100"/><text:s text:c="4"/>some command $i <text:s text:c="8"/># Wrong!</text:p>
      <text:p text:style-name="P63"><text:bookmark text:name="line-3100"/>done</text:p>
      <text:p text:style-name="P8"><text:bookmark text:name="line-30"/>Yes, it would be great if you could just treat the output of <text:span text:style-name="Teletype">ls</text:span> or <text:span text:style-name="Teletype">find</text:span> as a list of filenames and iterate over it. But you <text:span text:style-name="Strong_20_Emphasis">cannot</text:span>. This entire approach is fatally flawed, and there is no trick that can make it work. You must use an entirely different approach. <text:bookmark text:name="line-31"/><text:bookmark text:name="line-32"/></text:p>
      <text:p text:style-name="P8">There are at least 6 problems with this: <text:bookmark text:name="line-33"/><text:bookmark text:name="line-34"/></text:p>
      <text:list xml:id="list1286356896" text:style-name="L16">
        <text:list-item>
          <text:p text:style-name="P176">If a filename contains whitespace, it undergoes <text:a xlink:type="simple" xlink:href="http://mywiki.wooledge.org/WordSplitting" text:style-name="Internet_20_link" text:visited-style-name="Visited_20_Internet_20_Link">WordSplitting</text:a>. Assuming we have a file named <text:span text:style-name="Teletype">01 - Don't Eat the Yellow Snow.mp3</text:span> in the current directory, the <text:span text:style-name="Teletype">for</text:span> loop will iterate over each word in the resulting file name: <text:span text:style-name="Emphasis">01</text:span>, <text:span text:style-name="Emphasis">-</text:span>, <text:span text:style-name="Emphasis">Don't</text:span>, <text:span text:style-name="Emphasis">Eat</text:span>, etc. <text:bookmark text:name="line-35"/></text:p>
        </text:list-item>
        <text:list-item>
          <text:p text:style-name="P176"><text:soft-page-break/>If a filename contains <text:a xlink:type="simple" xlink:href="http://mywiki.wooledge.org/glob" text:style-name="Internet_20_link" text:visited-style-name="Visited_20_Internet_20_Link">glob</text:a> characters, it undergoes filename expansion ("<text:a xlink:type="simple" xlink:href="http://mywiki.wooledge.org/glob" text:style-name="Internet_20_link" text:visited-style-name="Visited_20_Internet_20_Link">globbing</text:a>"). If <text:span text:style-name="Teletype">ls</text:span> produces any output containing a <text:span text:style-name="Strong_20_Emphasis">*</text:span> character, the word containing it will become recognized as a pattern and substituted with a list of all filenames that match it. <text:bookmark text:name="line-36"/></text:p>
        </text:list-item>
        <text:list-item>
          <text:p text:style-name="P176">If the command substitution returns multiple filenames, there is no way to tell where the first one ends and the second one begins. Pathnames may contain <text:span text:style-name="Emphasis">any</text:span> character except NUL. Yes, this includes newlines. <text:bookmark text:name="line-37"/></text:p>
        </text:list-item>
        <text:list-item>
          <text:p text:style-name="P176">The <text:span text:style-name="Teletype">ls</text:span> utility may mangle filenames. Depending on which platform you're on, which arguments you used (or didn't use), and whether its standard output is pointing to a terminal or not, <text:span text:style-name="Teletype">ls</text:span> may randomly decide to replace certain characters in a filename with "?", or simply not print them at all. <text:a xlink:type="simple" xlink:href="http://mywiki.wooledge.org/ParsingLs" text:style-name="Internet_20_link" text:visited-style-name="Visited_20_Internet_20_Link">Never try to parse the output of ls</text:a>. <text:span text:style-name="Teletype">ls</text:span> is just plain unnecessary. It's an external command whose output is intended specifically to be read by a human, not parsed by a script. <text:bookmark text:name="line-38"/></text:p>
        </text:list-item>
        <text:list-item>
          <text:p text:style-name="P176">The <text:a xlink:type="simple" xlink:href="http://mywiki.wooledge.org/CommandSubstitution" text:style-name="Internet_20_link" text:visited-style-name="Visited_20_Internet_20_Link">CommandSubstitution</text:a> strips <text:span text:style-name="Emphasis">all</text:span> trailing newline characters from its output. That may seem desirable since <text:span text:style-name="Teletype">ls</text:span> adds a newline, but if the last filename in the list ends with a newline, <text:span text:style-name="Teletype">`...`</text:span> or <text:span text:style-name="Teletype">$()</text:span> will remove <text:span text:style-name="Emphasis">that</text:span> one also. <text:bookmark text:name="line-39"/></text:p>
        </text:list-item>
        <text:list-item>
          <text:p text:style-name="P176">In the <text:span text:style-name="Teletype">ls</text:span> examples, if the first filename starts with a hyphen, it may lead to <text:a xlink:type="simple" xlink:href="http://mywiki.wooledge.org/BashPitfalls#pf3" text:style-name="Internet_20_link" text:visited-style-name="Visited_20_Internet_20_Link">pitfall #3</text:a>. <text:bookmark text:name="line-40"/><text:bookmark text:name="line-41"/></text:p>
        </text:list-item>
      </text:list>
      <text:p text:style-name="P8">You can't simply double-quote the substitution either: <text:bookmark text:name="line-42"/><text:bookmark text:name="line-43"/></text:p>
      <text:p text:style-name="P63"><text:bookmark text:name="line-45"/><text:bookmark text:name="line-44"/><text:bookmark text:name="line-1-1"/>for f in "$(ls *.mp3)"; do <text:s text:c="4"/># Wrong!</text:p>
      <text:p text:style-name="P8"><text:bookmark text:name="line-46"/>This causes the entire output of <text:span text:style-name="Teletype">ls</text:span> to be treated as a single word. Instead of iterating over each file name, the loop will only execute <text:span text:style-name="Emphasis">once</text:span>, assigning to <text:span text:style-name="Teletype">f</text:span> a string with all the filenames rammed together. <text:bookmark text:name="line-47"/><text:bookmark text:name="line-48"/></text:p>
      <text:p text:style-name="P8">Nor can you simply change <text:a xlink:type="simple" xlink:href="http://mywiki.wooledge.org/IFS" text:style-name="Internet_20_link" text:visited-style-name="Visited_20_Internet_20_Link">IFS</text:a> to a newline. Filenames can also contain newlines. <text:bookmark text:name="line-49"/><text:bookmark text:name="line-50"/></text:p>
      <text:p text:style-name="P8">Another variation on this theme is abusing word splitting and a <text:span text:style-name="Teletype">for</text:span> loop to (incorrectly) read lines of a file. For example: <text:bookmark text:name="line-511"/><text:bookmark text:name="line-52"/></text:p>
      <text:p text:style-name="P96"><text:bookmark text:name="line-55"/><text:bookmark text:name="line-54"/><text:bookmark text:name="line-53"/><text:bookmark text:name="line-1-2"/>IFS=$'\n'</text:p>
      <text:p text:style-name="P63"><text:bookmark text:name="line-2-1"/>for line in $(cat file); do ... <text:s text:c="4"/># Wrong!</text:p>
      <text:p text:style-name="P8"><text:bookmark text:name="line-56"/><text:a xlink:type="simple" xlink:href="http://mywiki.wooledge.org/DontReadLinesWithFor" text:style-name="Internet_20_link" text:visited-style-name="Visited_20_Internet_20_Link">This doesn't work</text:a>! Especially if those lines are filenames. Bash (or any other Bourne family shell) just doesn't work this way. <text:bookmark text:name="line-57"/><text:bookmark text:name="line-58"/></text:p>
      <text:p text:style-name="P8"><text:span text:style-name="Strong_20_Emphasis"><text:span text:style-name="T76">So, what's the right way to do it?</text:span></text:span><text:span text:style-name="T76"> </text:span><text:bookmark text:name="line-59"/><text:bookmark text:name="line-60"/></text:p>
      <text:p text:style-name="P8">There are several ways, primarily depending on whether you need a recursive expansion or not. <text:bookmark text:name="line-611"/><text:bookmark text:name="line-62"/></text:p>
      <text:p text:style-name="P8">If you don't need recursion, you can use a simple <text:a xlink:type="simple" xlink:href="http://mywiki.wooledge.org/glob" text:style-name="Internet_20_link" text:visited-style-name="Visited_20_Internet_20_Link">glob</text:a>. Instead of <text:span text:style-name="Teletype">ls</text:span>: <text:bookmark text:name="line-63"/><text:bookmark text:name="line-64"/></text:p>
      <text:p text:style-name="P92"><text:bookmark text:name="line-68"/><text:bookmark text:name="line-67"/><text:bookmark text:name="line-66"/><text:bookmark text:name="line-65"/><text:bookmark text:name="line-1-3"/><text:soft-page-break/>for file in ./*.mp3; do <text:s text:c="3"/># Better! and...</text:p>
      <text:p text:style-name="P92"><text:bookmark text:name="line-2-2"/><text:s text:c="4"/>some command "$file" <text:s text:c="2"/># ...always double-quote expansions!</text:p>
      <text:p text:style-name="P60"><text:bookmark text:name="line-3-1"/>done</text:p>
      <text:p text:style-name="P8"><text:bookmark text:name="line-69"/>POSIX shells such as Bash have the globbing feature specifically for this purpose -- to allow the shell to expand patterns into a list of matching filenames. There is no need to interpret the results of an external utility. Because globbing is the very last expansion step, each match of the <text:span text:style-name="Teletype">./*.mp3</text:span> pattern correctly expands to a separate word, and isn't subject to the effects of an unquoted expansion. <text:bookmark text:name="line-70"/><text:bookmark text:name="line-711"/></text:p>
      <text:p text:style-name="P8"><text:span text:style-name="Emphasis">Question:</text:span> What happens if there are no *.mp3-files in the current directory? Then the for loop is executed once, with i="./*.mp3", which is not the expected behavior! The workaround is to test whether there is a matching file: <text:bookmark text:name="line-72"/><text:bookmark text:name="line-73"/></text:p>
      <text:p text:style-name="P92"><text:bookmark text:name="line-79"/><text:bookmark text:name="line-78"/><text:bookmark text:name="line-77"/><text:bookmark text:name="line-76"/><text:bookmark text:name="line-75"/><text:bookmark text:name="line-74"/><text:bookmark text:name="line-1-4"/># POSIX</text:p>
      <text:p text:style-name="P92"><text:bookmark text:name="line-2-31"/>for file in ./*.mp3; do</text:p>
      <text:p text:style-name="P92"><text:bookmark text:name="line-3-21"/><text:s text:c="4"/>[ -e "$file" ] || continue</text:p>
      <text:p text:style-name="P92"><text:bookmark text:name="line-4-11"/><text:s text:c="4"/>some command "$file"</text:p>
      <text:p text:style-name="P60"><text:bookmark text:name="line-5-11"/>done</text:p>
      <text:p text:style-name="P8"><text:bookmark text:name="line-80"/>Another solution is to use Bash's <text:span text:style-name="Teletype">shopt -s nullglob</text:span> feature, though this should only be done after reading the documentation and carefully considering the effect of this setting on all other globs in the script. <text:bookmark text:name="line-811"/><text:bookmark text:name="line-82"/></text:p>
      <text:p text:style-name="P8">If you need recursion, the standard solution is <text:span text:style-name="Teletype">find</text:span>. When <text:a xlink:type="simple" xlink:href="http://mywiki.wooledge.org/UsingFind" text:style-name="Internet_20_link" text:visited-style-name="Visited_20_Internet_20_Link">using find</text:a>, be sure you use it properly. For POSIX sh portability, use the <text:span text:style-name="Teletype">-exec</text:span> option: <text:bookmark text:name="line-83"/><text:bookmark text:name="line-84"/></text:p>
      <text:p text:style-name="P92"><text:bookmark text:name="line-90"/><text:bookmark text:name="line-89"/><text:bookmark text:name="line-88"/><text:bookmark text:name="line-87"/><text:bookmark text:name="line-86"/><text:bookmark text:name="line-85"/><text:bookmark text:name="line-1-5"/>find . -type f -name '*.mp3' -exec some command {} \;</text:p>
      <text:p text:style-name="P92"><text:bookmark text:name="line-2-4"/></text:p>
      <text:p text:style-name="P92"><text:bookmark text:name="line-3-3"/># Or, if the command accepts multiple input filenames:</text:p>
      <text:p text:style-name="P92"><text:bookmark text:name="line-4-2"/></text:p>
      <text:p text:style-name="P60"><text:bookmark text:name="line-5-2"/>find . -type f -name '*.mp3' -exec some command {} +</text:p>
      <text:p text:style-name="P8"><text:bookmark text:name="line-911"/>If you're using bash, then you have two additional options. One is to use GNU or BSD <text:span text:style-name="Teletype">find</text:span>'s <text:span text:style-name="Teletype">-print0</text:span> option, together with bash's <text:span text:style-name="Teletype">read -d ''</text:span> option and a <text:a xlink:type="simple" xlink:href="http://mywiki.wooledge.org/ProcessSubstitution" text:style-name="Internet_20_link" text:visited-style-name="Visited_20_Internet_20_Link">ProcessSubstitution</text:a>: <text:bookmark text:name="line-92"/><text:bookmark text:name="line-93"/></text:p>
      <text:p text:style-name="P92"><text:bookmark text:name="line-97"/><text:bookmark text:name="line-96"/><text:bookmark text:name="line-95"/><text:bookmark text:name="line-94"/><text:bookmark text:name="line-1-6"/>while IFS= read -r -d '' file; do</text:p>
      <text:p text:style-name="P92"><text:bookmark text:name="line-2-51"/><text:s text:c="2"/>some command "$file"</text:p>
      <text:p text:style-name="P60"><text:bookmark text:name="line-3-41"/>done &lt; &lt;(find . -type f -name '*.mp3' -print0)</text:p>
      <text:p text:style-name="P8"><text:bookmark text:name="line-98"/>The advantage here is that "some command" (indeed, the entire <text:span text:style-name="Teletype">while</text:span> loop body) is executed in the current shell. You can set variables and have them <text:a xlink:type="simple" xlink:href="http://mywiki.wooledge.org/BashFAQ/024" text:style-name="Internet_20_link" text:visited-style-name="Visited_20_Internet_20_Link">persist after the loop ends</text:a>. <text:bookmark text:name="line-99"/><text:bookmark text:name="line-100"/></text:p>
      <text:p text:style-name="P8"><text:soft-page-break/>The other option, available in <text:a xlink:type="simple" xlink:href="http://mywiki.wooledge.org/BashFAQ/061" text:style-name="Internet_20_link" text:visited-style-name="Visited_20_Internet_20_Link">Bash 4.0 and higher</text:a>, is <text:span text:style-name="Teletype">globstar</text:span>, which permits a glob to be expanded recursively: <text:bookmark text:name="line-1011"/><text:bookmark text:name="line-102"/></text:p>
      <text:p text:style-name="P92"><text:bookmark text:name="line-107"/><text:bookmark text:name="line-106"/><text:bookmark text:name="line-105"/><text:bookmark text:name="line-104"/><text:bookmark text:name="line-103"/><text:bookmark text:name="line-1-7"/>shopt -s globstar</text:p>
      <text:p text:style-name="P92"><text:bookmark text:name="line-2-61"/>for file in ./**/*.mp3; do</text:p>
      <text:p text:style-name="P92"><text:bookmark text:name="line-3-51"/><text:s text:c="2"/>some command "$file"</text:p>
      <text:p text:style-name="P60"><text:bookmark text:name="line-4-31"/>done</text:p>
      <text:p text:style-name="P8"><text:bookmark text:name="line-108"/>Note the double quotes around <text:span text:style-name="Teletype">$file</text:span> in the examples above. <text:span text:style-name="T1">This leads to our second pitfall: </text:span><text:bookmark text:name="line-109"/><text:bookmark text:name="line-110"/></text:p>
      <text:h text:style-name="P161" text:outline-level="2"><text:bookmark text:name="line-112"/><text:bookmark text:name="line-1111"/><text:bookmark text:name="pf2"/><text:bookmark text:name="cp_.24file_.24target"/>2. <text:span text:style-name="T189">cp $file $target <text:s/></text:span><text:span text:style-name="T190">#Wrong!</text:span></text:h>
      <text:p text:style-name="P8"><text:bookmark text:name="line-113"/>What's wrong with the command shown above? Well, nothing, <text:span text:style-name="Strong_20_Emphasis">if</text:span> you happen to know in advance that <text:span text:style-name="Teletype">$file</text:span> and <text:span text:style-name="Teletype">$target</text:span> have no white space or <text:a xlink:type="simple" xlink:href="http://mywiki.wooledge.org/glob" text:style-name="Internet_20_link" text:visited-style-name="Visited_20_Internet_20_Link">wildcards</text:a> in them. However, the results of the expansions are still subject to <text:a xlink:type="simple" xlink:href="http://mywiki.wooledge.org/WordSplitting" text:style-name="Internet_20_link" text:visited-style-name="Visited_20_Internet_20_Link">WordSplitting</text:a> and <text:a xlink:type="simple" xlink:href="http://mywiki.wooledge.org/glob" text:style-name="Internet_20_link" text:visited-style-name="Visited_20_Internet_20_Link">pathname expansion</text:a>. Always double-quote parameter expansions. <text:bookmark text:name="line-114"/><text:bookmark text:name="line-115"/></text:p>
      <text:p text:style-name="P60"><text:bookmark text:name="line-117"/><text:bookmark text:name="line-116"/><text:bookmark text:name="line-1-8"/>cp -- "$file" "$target"</text:p>
      <text:p text:style-name="P8"><text:bookmark text:name="line-118"/>Without the double quotes, you'll get a command like <text:span text:style-name="Teletype">cp 01 - Don't Eat the Yellow Snow.mp3 /mnt/usb</text:span>, which will result in errors like <text:span text:style-name="Teletype">cp: cannot stat `01': No such file or directory</text:span>. If <text:span text:style-name="Teletype">$file</text:span> has wildcards in it (<text:span text:style-name="Strong_20_Emphasis">*</text:span> or <text:span text:style-name="Strong_20_Emphasis">?</text:span> or <text:span text:style-name="Strong_20_Emphasis">[</text:span>), they will be <text:a xlink:type="simple" xlink:href="http://mywiki.wooledge.org/glob" text:style-name="Internet_20_link" text:visited-style-name="Visited_20_Internet_20_Link">expanded</text:a> if there are files that match them. <text:span text:style-name="T1">With the double quotes, all's well, unless "$file" happens to start with a </text:span><text:span text:style-name="Teletype"><text:span text:style-name="T1">-</text:span></text:span><text:span text:style-name="T1">, in which case </text:span><text:span text:style-name="Teletype"><text:span text:style-name="T1">cp</text:span></text:span><text:span text:style-name="T1"> thinks you're trying to feed it command line options (See </text:span><text:a xlink:type="simple" xlink:href="http://mywiki.wooledge.org/BashPitfalls#pf3" text:style-name="Internet_20_link" text:visited-style-name="Visited_20_Internet_20_Link"><text:span text:style-name="T1">pitfall #3</text:span></text:a><text:span text:style-name="T1"> below.) </text:span><text:bookmark text:name="line-119"/><text:bookmark text:name="line-120"/></text:p>
      <text:p text:style-name="P8">Even in the somewhat uncommon circumstance that you can guarantee the variable contents, it is conventional and good practice to <text:a xlink:type="simple" xlink:href="http://mywiki.wooledge.org/Quotes" text:style-name="Internet_20_link" text:visited-style-name="Visited_20_Internet_20_Link">quote</text:a> parameter expansions, especially if they contain file names. Experienced script writers will always use <text:a xlink:type="simple" xlink:href="http://mywiki.wooledge.org/Quotes" text:style-name="Internet_20_link" text:visited-style-name="Visited_20_Internet_20_Link">quotes</text:a> except perhaps for a small number of cases in which it is <text:span text:style-name="Emphasis">absolutely</text:span> obvious from the immediate code context that a parameter contains a guaranteed safe value. <text:span text:style-name="T1">Experts will most likely consider the </text:span><text:span text:style-name="Teletype"><text:span text:style-name="T1">cp</text:span></text:span><text:span text:style-name="T1"> command in the title always wrong. You should too. </text:span><text:bookmark text:name="line-1211"/><text:bookmark text:name="line-122"/></text:p>
      <text:h text:style-name="P161" text:outline-level="2"><text:bookmark text:name="line-124"/><text:bookmark text:name="line-123"/><text:bookmark text:name="pf3"/><text:bookmark text:name="Filenames_with_leading_dashes"/>3. Filenames with leading dashes</text:h>
      <text:p text:style-name="P8"><text:bookmark text:name="line-125"/><text:span text:style-name="T1">Filenames with leading dashes can cause many problems.</text:span> Globs like <text:span text:style-name="Teletype">*.mp3</text:span> are sorted into an expanded list (according to your current <text:a xlink:type="simple" xlink:href="http://mywiki.wooledge.org/locale" text:style-name="Internet_20_link" text:visited-style-name="Visited_20_Internet_20_Link">locale</text:a>), and <text:span text:style-name="Teletype">-</text:span> sorts before letters in most locales. The list is then passed to some <text:span text:style-name="T1">command, which may incorrectly interpret the </text:span><text:span text:style-name="Teletype"><text:span text:style-name="T1">-filename</text:span></text:span><text:span text:style-name="T1"> as an option</text:span>. There are two major solutions to this. <text:bookmark text:name="line-126"/><text:bookmark text:name="line-127"/></text:p>
      <text:p text:style-name="P8"><text:span text:style-name="T1">One solution is to insert </text:span><text:span text:style-name="Teletype"><text:span text:style-name="T1">--</text:span></text:span><text:span text:style-name="T1"> between the command (like </text:span><text:span text:style-name="Teletype"><text:span text:style-name="T1">cp</text:span></text:span><text:span text:style-name="T1">) and its arguments.</text:span> That tells it to stop scanning for options, and all is well: <text:bookmark text:name="line-128"/><text:bookmark text:name="line-129"/></text:p>
      <text:p text:style-name="P60"><text:bookmark text:name="line-131"/><text:bookmark text:name="line-130"/><text:bookmark text:name="line-1-9"/><text:soft-page-break/>cp <text:span text:style-name="T59">--</text:span> "$file" "$target"</text:p>
      <text:p text:style-name="P8"><text:bookmark text:name="line-132"/>There are potential problems with this approach. You have to be sure to insert <text:span text:style-name="Teletype">--</text:span> for <text:span text:style-name="Emphasis">every</text:span> usage of the parameter in a context where it might possibly be interpreted as an option -- which is easy to miss and may involve a lot of redundancy. <text:bookmark text:name="line-133"/><text:bookmark text:name="line-134"/></text:p>
      <text:p text:style-name="P8"><text:span text:style-name="T1">Most well-written option parsing libraries understand this</text:span>, and the programs that use them correctly should inherit that feature for free. However, still be aware that it is ultimately up to the application to recognize <text:span text:style-name="Emphasis">end of options</text:span>. Some programs that manually parse options, or do it incorrectly, or use poor 3rd-party libraries may not recognize it. Standard utilities <text:span text:style-name="Emphasis">should</text:span>, with a few exceptions that are specified by POSIX. <text:span text:style-name="Teletype">echo</text:span> is one example. <text:bookmark text:name="line-135"/><text:bookmark text:name="line-136"/></text:p>
      <text:p text:style-name="P14">Another option is to ensure that your filenames always begin with a directory by using relative or absolute pathnames. <text:bookmark text:name="line-137"/><text:bookmark text:name="line-138"/></text:p>
      <text:p text:style-name="P92"><text:bookmark text:name="line-143"/><text:bookmark text:name="line-142"/><text:bookmark text:name="line-141"/><text:bookmark text:name="line-140"/><text:bookmark text:name="line-139"/><text:bookmark text:name="line-1-10"/>for i in <text:span text:style-name="T1">./</text:span>*.mp3; do</text:p>
      <text:p text:style-name="P92"><text:bookmark text:name="line-2-7"/><text:s text:c="4"/>cp "$i" /target</text:p>
      <text:p text:style-name="P92"><text:bookmark text:name="line-3-6"/><text:s text:c="4"/>...</text:p>
      <text:p text:style-name="P60"><text:bookmark text:name="line-4-4"/>done</text:p>
      <text:p text:style-name="P8"><text:bookmark text:name="line-144"/><text:span text:style-name="T1">In this case, even if we have a file whose name begins with </text:span><text:span text:style-name="Teletype"><text:span text:style-name="T1">-</text:span></text:span><text:span text:style-name="T1">, the glob will ensure that the variable always contains something like </text:span><text:span text:style-name="Teletype"><text:span text:style-name="T1">./-foo.mp3</text:span></text:span><text:span text:style-name="T1">, which is perfectly safe as far as </text:span><text:span text:style-name="Teletype"><text:span text:style-name="T1">cp</text:span></text:span><text:span text:style-name="T1"> is concerned. </text:span><text:bookmark text:name="line-145"/><text:bookmark text:name="line-146"/></text:p>
      <text:p text:style-name="P8">Finally, if you can guarantee that all results will have the same prefix, and are only using the variable a few times within a loop body, you can simply concatenate the prefix with the expansion. This gives a theoretical savings in generating and storing a few extra characters for each word. <text:bookmark text:name="line-147"/><text:bookmark text:name="line-148"/></text:p>
      <text:p text:style-name="P92"><text:bookmark text:name="line-153"/><text:bookmark text:name="line-152"/><text:bookmark text:name="line-151"/><text:bookmark text:name="line-150"/><text:bookmark text:name="line-149"/><text:bookmark text:name="line-1-11"/>for i in *.mp3; do</text:p>
      <text:p text:style-name="P92"><text:bookmark text:name="line-2-8"/><text:s text:c="4"/>cp "<text:span text:style-name="T59">./</text:span>$i" /target</text:p>
      <text:p text:style-name="P92"><text:bookmark text:name="line-3-7"/><text:s text:c="4"/>...</text:p>
      <text:p text:style-name="P60"><text:bookmark text:name="line-4-5"/>done</text:p>
      <text:h text:style-name="P161" text:outline-level="2"><text:bookmark text:name="line-156"/><text:bookmark text:name="line-155"/><text:bookmark text:name="pf4"/><text:bookmark text:name="line-154"/><text:bookmark text:name="A.5B_.24foo_.3D_.22bar.22_.5D"/>4. <text:span text:style-name="T189">[ $foo = "bar" ] <text:s/></text:span><text:span text:style-name="T191">#Wrong</text:span></text:h>
      <text:p text:style-name="P8"><text:bookmark text:name="line-157"/>This is very similar to the issue in pitfall #2, but I repeat it because it's <text:span text:style-name="Emphasis">so</text:span> important. <text:span text:style-name="T1">In the example above, the </text:span><text:a xlink:type="simple" xlink:href="http://mywiki.wooledge.org/Quotes" text:style-name="Internet_20_link" text:visited-style-name="Visited_20_Internet_20_Link"><text:span text:style-name="T1">quotes</text:span></text:a><text:span text:style-name="T1"> are in the wrong place. You do </text:span><text:span text:style-name="Emphasis"><text:span text:style-name="T1">not</text:span></text:span><text:span text:style-name="T1"> need to quote a string literal in bash (unless it contains metacharacters or pattern characters). But you </text:span><text:span text:style-name="Emphasis"><text:span text:style-name="T1">should</text:span></text:span><text:span text:style-name="T1"> quote your variables if you aren't sure whether they could contain white space or wildcards. </text:span><text:bookmark text:name="line-158"/><text:bookmark text:name="line-159"/></text:p>
      <text:p text:style-name="P8">This example can break for several reasons: <text:bookmark text:name="line-160"/><text:bookmark text:name="line-161"/></text:p>
      <text:list xml:id="list4290658060" text:style-name="L17">
        <text:list-item>
          <text:p text:style-name="P177">If a variable referenced in <text:span text:style-name="Teletype">[</text:span> doesn't exist, or is blank, then the <text:span text:style-name="Teletype">[</text:span> command would end up looking like: <text:bookmark text:name="line-162"/></text:p>
        </text:list-item>
        <text:list-item>
          <text:p text:style-name="P237"><text:bookmark text:name="line-164"/><text:bookmark text:name="line-163"/><text:bookmark text:name="line-1-12"/><text:soft-page-break/>[ = "bar" ] # Wrong!</text:p>
        </text:list-item>
        <text:list-item>
          <text:p text:style-name="P177"><text:bookmark text:name="line-165"/>...and will throw the error: <text:span text:style-name="Teletype">unary operator expected</text:span>. (The <text:span text:style-name="Teletype">=</text:span> operator is <text:span text:style-name="Emphasis">binary</text:span>, not unary, so the <text:span text:style-name="Teletype">[</text:span> command is rather shocked to see it there.) <text:bookmark text:name="line-166"/><text:bookmark text:name="line-167"/></text:p>
        </text:list-item>
        <text:list-item>
          <text:p text:style-name="P177">If the variable contains internal whitespace, then it gets <text:a xlink:type="simple" xlink:href="http://mywiki.wooledge.org/WordSplitting" text:style-name="Internet_20_link" text:visited-style-name="Visited_20_Internet_20_Link">split into separate words</text:a> before the <text:span text:style-name="Teletype">[</text:span> command sees it. Thus: <text:bookmark text:name="line-168"/></text:p>
        </text:list-item>
        <text:list-item>
          <text:p text:style-name="P238"><text:bookmark text:name="line-170"/><text:bookmark text:name="line-169"/><text:bookmark text:name="line-1-13"/>[ multiple words here = "bar" ]</text:p>
        </text:list-item>
        <text:list-item>
          <text:p text:style-name="P177"><text:bookmark text:name="line-171"/>While that may look OK to you, it's a syntax error as far as <text:span text:style-name="Teletype">[</text:span> is concerned. <text:span text:style-name="T1">The correct way to write this is: </text:span><text:bookmark text:name="line-172"/></text:p>
        </text:list-item>
        <text:list-item>
          <text:p text:style-name="P203"><text:bookmark text:name="line-175"/><text:bookmark text:name="line-174"/><text:bookmark text:name="line-173"/><text:bookmark text:name="line-1-14"/># POSIX</text:p>
          <text:p text:style-name="P239"><text:bookmark text:name="line-2-9"/>[ "$foo" = bar ] # Right!</text:p>
        </text:list-item>
        <text:list-item>
          <text:p text:style-name="P177"><text:bookmark text:name="line-176"/>This works fine on POSIX-conformant implementations even if <text:span text:style-name="Teletype">$foo</text:span> begins with a <text:span text:style-name="Teletype">-</text:span>, because POSIX <text:span text:style-name="Teletype">[</text:span> determines its action depending on the number of arguments passed to it. Only very ancient shells have a problem with this, and you shouldn't worry about them when writing new code (see the <text:span text:style-name="Teletype">x"$foo"</text:span> workaround below). <text:bookmark text:name="line-177"/><text:bookmark text:name="line-178"/></text:p>
        </text:list-item>
      </text:list>
      <text:p text:style-name="P8"><text:span text:style-name="T1">In Bash and many other ksh-like shells, there is a superior alternative which uses the </text:span><text:a xlink:type="simple" xlink:href="http://mywiki.wooledge.org/BashFAQ/031" text:style-name="Internet_20_link" text:visited-style-name="Visited_20_Internet_20_Link"><text:span text:style-name="T1">[[ keyword</text:span></text:a><text:span text:style-name="T1">. </text:span><text:bookmark text:name="line-179"/><text:bookmark text:name="line-180"/></text:p>
      <text:p text:style-name="P92"><text:bookmark text:name="line-183"/><text:bookmark text:name="line-182"/><text:bookmark text:name="line-181"/><text:bookmark text:name="line-1-15"/># Bash / Ksh</text:p>
      <text:p text:style-name="P60"><text:bookmark text:name="line-2-10"/>[[ $foo == bar ]] # Right!</text:p>
      <text:p text:style-name="P8"><text:bookmark text:name="line-184"/>You don't need to quote variable references on the left-hand side of <text:span text:style-name="Teletype">=</text:span> in <text:span text:style-name="Teletype">[[ ]]</text:span> because they don't undergo word splitting or <text:a xlink:type="simple" xlink:href="http://mywiki.wooledge.org/glob" text:style-name="Internet_20_link" text:visited-style-name="Visited_20_Internet_20_Link">globbing</text:a>, and even blank variables will be handled correctly. <text:span text:style-name="T1">On the other hand, quoting them won't hurt anything either.</text:span> Unlike <text:span text:style-name="Teletype">[</text:span> and <text:span text:style-name="Teletype">test</text:span>, <text:span text:style-name="T1">you may also use the identical </text:span><text:span text:style-name="Teletype"><text:span text:style-name="T1">==</text:span></text:span>. Do note however that comparisons <text:span text:style-name="T1">using </text:span><text:span text:style-name="Teletype"><text:span text:style-name="T1">[[</text:span></text:span><text:span text:style-name="T1"> perform pattern matching against the string on the right hand side, not just a plain string comparison</text:span>. To make the string on the right literal, you must <text:span text:style-name="T1">quote it if any characters that have special meaning in pattern matching contexts are used</text:span>. <text:bookmark text:name="line-185"/><text:bookmark text:name="line-186"/></text:p>
      <text:p text:style-name="P92"><text:bookmark text:name="line-190"/><text:bookmark text:name="line-189"/><text:bookmark text:name="line-188"/><text:bookmark text:name="line-187"/><text:bookmark text:name="line-1-16"/># Bash / Ksh</text:p>
      <text:p text:style-name="P92"><text:bookmark text:name="line-2-11"/>match=b*r</text:p>
      <text:p text:style-name="P60"><text:bookmark text:name="line-3-8"/>[[ $foo == "$match" ]] # Good! Unquoted would also match against the pattern b*r.</text:p>
      <text:p text:style-name="P8"><text:bookmark text:name="line-191"/>You may have seen code like this: <text:bookmark text:name="line-192"/><text:bookmark text:name="line-193"/></text:p>
      <text:p text:style-name="P97"><text:bookmark text:name="line-196"/><text:bookmark text:name="line-195"/><text:bookmark text:name="line-194"/><text:bookmark text:name="line-1-17"/># POSIX / Bourne</text:p>
      <text:p text:style-name="P64"><text:bookmark text:name="line-2-12"/>[ x"$foo" = xbar ] # Ok, but usually unnecessary.</text:p>
      <text:p text:style-name="P8"><text:bookmark text:name="line-197"/><text:soft-page-break/>The <text:span text:style-name="Teletype">x"$foo"</text:span> hack is required for code that must run on <text:span text:style-name="Emphasis">very</text:span> ancient shells which lack <text:a xlink:type="simple" xlink:href="http://mywiki.wooledge.org/BashFAQ/031" text:style-name="Internet_20_link" text:visited-style-name="Visited_20_Internet_20_Link">[[</text:a>, and have a more primitive <text:span text:style-name="Teletype">[</text:span>, which gets confused if <text:span text:style-name="Teletype">$foo</text:span> begins with a <text:span text:style-name="Teletype">-</text:span>. On said older systems, <text:span text:style-name="Teletype">[</text:span> still doesn't care whether the token on the right hand side of the <text:span text:style-name="Teletype">=</text:span> begins with a <text:span text:style-name="Teletype">-</text:span>. It just uses it literally. It's just the left-hand side that needs extra caution. <text:bookmark text:name="line-198"/><text:bookmark text:name="line-199"/></text:p>
      <text:p text:style-name="P8">Note that shells that require this workaround are not POSIX-conforming. Even the Heirloom Bourne shell doesn't require this (probably the non-POSIX Bourne shell clone that's still most widely in use as a system shell). Such extreme portability is rarely a requirement and makes your code less readable (and uglier). <text:bookmark text:name="line-200"/><text:bookmark text:name="line-201"/></text:p>
      <text:h text:style-name="P161" text:outline-level="2"><text:bookmark text:name="line-203"/><text:bookmark text:name="line-202"/><text:bookmark text:name="pf5"/><text:bookmark text:name="cd_.24.28dirname_.22.24f.22.29"/>5. <text:span text:style-name="T189">cd $(dirname "$f") <text:s/></text:span><text:span text:style-name="T192">#Wrong</text:span></text:h>
      <text:p text:style-name="P8"><text:bookmark text:name="line-204"/>This is yet another <text:a xlink:type="simple" xlink:href="http://mywiki.wooledge.org/Quotes" text:style-name="Internet_20_link" text:visited-style-name="Visited_20_Internet_20_Link">quoting</text:a> error. As with a variable expansion, <text:span text:style-name="T1">the result of a </text:span><text:a xlink:type="simple" xlink:href="http://mywiki.wooledge.org/CommandSubstitution" text:style-name="Internet_20_link" text:visited-style-name="Visited_20_Internet_20_Link"><text:span text:style-name="T1">CommandSubstitution</text:span></text:a><text:span text:style-name="T1"> undergoes </text:span><text:a xlink:type="simple" xlink:href="http://mywiki.wooledge.org/WordSplitting" text:style-name="Internet_20_link" text:visited-style-name="Visited_20_Internet_20_Link"><text:span text:style-name="T1">WordSplitting</text:span></text:a><text:span text:style-name="T1"> and </text:span><text:a xlink:type="simple" xlink:href="http://mywiki.wooledge.org/glob" text:style-name="Internet_20_link" text:visited-style-name="Visited_20_Internet_20_Link"><text:span text:style-name="T1">pathname expansion</text:span></text:a>. So you should <text:span text:style-name="T1">quote</text:span> it: <text:bookmark text:name="line-205"/><text:bookmark text:name="line-206"/></text:p>
      <text:p text:style-name="P60"><text:bookmark text:name="line-208"/><text:bookmark text:name="line-207"/><text:bookmark text:name="line-1-18"/>cd -P -- <text:span text:style-name="T1">"</text:span>$(dirname -- "$f")<text:span text:style-name="T1">"</text:span></text:p>
      <text:p text:style-name="P8"><text:bookmark text:name="line-209"/><text:span text:style-name="T1">What's not obvious here is how the </text:span><text:a xlink:type="simple" xlink:href="http://mywiki.wooledge.org/Quotes" text:style-name="Internet_20_link" text:visited-style-name="Visited_20_Internet_20_Link"><text:span text:style-name="T1">quotes</text:span></text:a><text:span text:style-name="T1"> nest. A C programmer reading this would expect the first and second double-quotes to be grouped together; and then the third and fourth. But that's not the case in Bash.</text:span> <text:span text:style-name="T1">Bash treats the double-quotes </text:span><text:span text:style-name="Emphasis"><text:span text:style-name="T1">inside</text:span></text:span><text:span text:style-name="T1"> the command substitution as one pair, and the double-quotes </text:span><text:span text:style-name="Emphasis"><text:span text:style-name="T1">outside</text:span></text:span><text:span text:style-name="T1"> the substitution as another pair. </text:span><text:bookmark text:name="line-210"/><text:bookmark text:name="line-211"/></text:p>
      <text:p text:style-name="P8">Another way of writing this: the parser treats the command substitution as a "nesting level", and the quotes inside it are separate from the quotes outside it. <text:bookmark text:name="line-212"/><text:bookmark text:name="line-213"/></text:p>
      <text:h text:style-name="P161" text:outline-level="2"><text:bookmark text:name="line-215"/><text:bookmark text:name="line-214"/><text:bookmark text:name="pf6"/><text:bookmark text:name="A.5B_.22.24foo.22_.3D_bar_.26.26_.22.24bar.22_.3D_foo_.5D"/>6. <text:span text:style-name="T189">[ "$foo" = bar </text:span><text:span text:style-name="T115">&amp;&amp;</text:span><text:span text:style-name="T189"> "$bar" = foo ]</text:span></text:h>
      <text:p text:style-name="P8"><text:bookmark text:name="line-216"/><text:span text:style-name="T1">You can't use </text:span><text:span text:style-name="Teletype"><text:span text:style-name="T1">&amp;&amp;</text:span></text:span><text:span text:style-name="T1"> inside the </text:span><text:a xlink:type="simple" xlink:href="http://mywiki.wooledge.org/BashFAQ/031" text:style-name="Internet_20_link" text:visited-style-name="Visited_20_Internet_20_Link"><text:span text:style-name="T1">old test (or [) command</text:span></text:a><text:span text:style-name="T1">.</text:span> The Bash parser sees <text:span text:style-name="Teletype">&amp;&amp;</text:span> outside of <text:span text:style-name="Teletype">[[ ]]</text:span> or <text:span text:style-name="Teletype">(( ))</text:span> and breaks your command into <text:span text:style-name="Emphasis">two</text:span> commands, before and after the <text:span text:style-name="Teletype">&amp;&amp;</text:span>. Use one of these instead: <text:bookmark text:name="line-217"/><text:bookmark text:name="line-218"/></text:p>
      <text:p text:style-name="P92"><text:bookmark text:name="line-221"/><text:bookmark text:name="line-220"/><text:bookmark text:name="line-219"/><text:bookmark text:name="line-1-19"/>[ bar = "$foo" ] &amp;&amp; [ foo = "$bar" ] # Right! (POSIX)</text:p>
      <text:p text:style-name="P60"><text:bookmark text:name="line-2-13"/>[[ $foo = bar &amp;&amp; $bar = foo ]] <text:s text:c="6"/># Also right! (Bash / Ksh)</text:p>
      <text:p text:style-name="P8"><text:bookmark text:name="line-222"/>(Note that we reversed the constant and the variable inside <text:span text:style-name="Teletype">[</text:span> for the legacy reasons discussed in pitfall #4. We could also have reversed the <text:span text:style-name="Teletype">[[</text:span> case, but the expansions would require quoting to prevent interpretation as a pattern.) The same thing applies to <text:span text:style-name="Teletype">||</text:span>. Either use <text:span text:style-name="Teletype">[[</text:span> instead, or use two <text:span text:style-name="Teletype">[</text:span> commands. <text:bookmark text:name="line-223"/><text:bookmark text:name="line-224"/></text:p>
      <text:p text:style-name="P14"><text:soft-page-break/>Avoid this: <text:bookmark text:name="line-225"/><text:bookmark text:name="line-226"/></text:p>
      <text:p text:style-name="P64"><text:bookmark text:name="line-228"/><text:bookmark text:name="line-227"/><text:bookmark text:name="line-1-20"/>[ bar = "$foo" <text:span text:style-name="T1">-a</text:span> foo = "$bar" ] # Not portable.</text:p>
      <text:p text:style-name="P8"><text:bookmark text:name="line-229"/>The binary <text:span text:style-name="Teletype">-a</text:span> and <text:span text:style-name="Teletype">-o</text:span>, and <text:span text:style-name="Teletype">(</text:span> / <text:span text:style-name="Teletype">)</text:span> (grouping) operators are XSI extensions to the POSIX standard. All are marked as obsolescent in POSIX-2008. They should not be used in new code. One of the practical problems with <text:span text:style-name="Teletype">[ A = B -a C = D ]</text:span> (or <text:span text:style-name="Teletype">-o</text:span>) is that <text:a xlink:type="simple" xlink:href="http://www.opengroup.org/onlinepubs/9699919799/utilities/test.html" text:style-name="Internet_20_link" text:visited-style-name="Visited_20_Internet_20_Link">POSIX does not specify</text:a> the results of a <text:span text:style-name="Teletype">test</text:span> or <text:span text:style-name="Teletype">[</text:span> command with more than 4 arguments. It probably works in most shells, but you can't count on it. If you have to write for POSIX shells, then you should use two <text:span text:style-name="Teletype">test</text:span> or <text:span text:style-name="Teletype">[</text:span> commands separated by a <text:span text:style-name="Teletype">&amp;&amp;</text:span> operator instead. <text:bookmark text:name="line-230"/><text:bookmark text:name="line-231"/></text:p>
      <text:h text:style-name="P161" text:outline-level="2"><text:bookmark text:name="line-233"/><text:bookmark text:name="line-232"/><text:bookmark text:name="pf7"/><text:bookmark text:name="A.5B.5B_.24foo_.3E_7_.5D.5D"/>7. <text:span text:style-name="T189">[[ $foo &gt; 7 ]]</text:span></text:h>
      <text:p text:style-name="P8"><text:bookmark text:name="line-234"/>There are multiple issues here. First, the <text:a xlink:type="simple" xlink:href="http://mywiki.wooledge.org/BashFAQ/031" text:style-name="Internet_20_link" text:visited-style-name="Visited_20_Internet_20_Link"><text:span text:style-name="T1">[[ command</text:span></text:a><text:span text:style-name="T1"> should </text:span><text:span text:style-name="Emphasis"><text:span text:style-name="T1">not</text:span></text:span><text:span text:style-name="T1"> be used solely for evaluating </text:span><text:a xlink:type="simple" xlink:href="http://mywiki.wooledge.org/ArithmeticExpression" text:style-name="Internet_20_link" text:visited-style-name="Visited_20_Internet_20_Link"><text:span text:style-name="T1">arithmetic expressions</text:span></text:a><text:span text:style-name="T1">.</text:span> It should be used for test expressions involving one of the supported test operators. Though technically you <text:span text:style-name="Emphasis">can</text:span> do math using some of <text:span text:style-name="Teletype">[[</text:span>'s operators, it only makes sense to do so in conjunction with one of the non-math test operators somewhere in the expression. <text:span text:style-name="T1">If you just want to do a numeric comparison (or any other shell arithmetic), it is much better to just use </text:span><text:span text:style-name="Teletype"><text:span text:style-name="T1">(( ))</text:span></text:span><text:span text:style-name="T1"> instead: </text:span><text:bookmark text:name="line-235"/><text:bookmark text:name="line-236"/></text:p>
      <text:p text:style-name="P92"><text:bookmark text:name="line-240"/><text:bookmark text:name="line-239"/><text:bookmark text:name="line-238"/><text:bookmark text:name="line-237"/><text:bookmark text:name="line-1-21"/># Bash / Ksh</text:p>
      <text:p text:style-name="P92"><text:bookmark text:name="line-2-14"/>((foo &gt; 7)) <text:s text:c="4"/># Right!</text:p>
      <text:p text:style-name="P60"><text:bookmark text:name="line-3-9"/>[[ foo -gt 7 ]] # Works, but is pointless. Most will consider it wrong. Use ((...)) or let instead.</text:p>
      <text:p text:style-name="P8"><text:bookmark text:name="line-241"/><text:span text:style-name="T1">If you use the </text:span><text:span text:style-name="Teletype"><text:span text:style-name="T1">&gt;</text:span></text:span><text:span text:style-name="T1"> operator inside </text:span><text:span text:style-name="Teletype"><text:span text:style-name="T1">[[ ]]</text:span></text:span><text:span text:style-name="T1">, it's treated as a string comparison</text:span> (test for collation order by locale), <text:span text:style-name="Emphasis">not</text:span> an integer comparison. This may work sometimes, but it will fail when you least expect it. <text:span text:style-name="T1">If you use </text:span><text:span text:style-name="Teletype"><text:span text:style-name="T1">&gt;</text:span></text:span><text:span text:style-name="T1"> inside </text:span><text:span text:style-name="Teletype"><text:span text:style-name="T1">[ ]</text:span></text:span><text:span text:style-name="T1">, it's even worse: it's an output redirection.</text:span> You'll get a file named <text:span text:style-name="Teletype">7</text:span> in your directory, and the test will succeed as long as <text:span text:style-name="Teletype">$foo</text:span> is not empty. <text:bookmark text:name="line-242"/><text:bookmark text:name="line-243"/></text:p>
      <text:p text:style-name="P8"><text:span text:style-name="T1">If strict POSIX-conformance is a requirement, and </text:span><text:span text:style-name="Teletype"><text:span text:style-name="T1">((</text:span></text:span><text:span text:style-name="T1"> is not available, then the correct alternative using old-style </text:span><text:span text:style-name="Teletype"><text:span text:style-name="T1">[</text:span></text:span><text:span text:style-name="T1"> is </text:span><text:bookmark text:name="line-244"/><text:bookmark text:name="line-245"/></text:p>
      <text:p text:style-name="P92"><text:bookmark text:name="line-249"/><text:bookmark text:name="line-248"/><text:bookmark text:name="line-247"/><text:bookmark text:name="line-246"/><text:bookmark text:name="line-1-22"/># POSIX</text:p>
      <text:p text:style-name="P92"><text:bookmark text:name="line-2-15"/>[ "$foo" -gt 7 ] <text:s text:c="6"/># Also right!</text:p>
      <text:p text:style-name="P60"><text:bookmark text:name="line-3-10"/>[ $((foo &gt; 7)) -ne 0 ] # POSIX-compatible equivalent to ((, for more general math operations.</text:p>
      <text:p text:style-name="P8"><text:bookmark text:name="line-250"/><text:span text:style-name="T1">Note that the </text:span><text:span text:style-name="Teletype"><text:span text:style-name="T1">test ... -gt</text:span></text:span><text:span text:style-name="T1"> command will fail in interesting ways if </text:span><text:span text:style-name="Teletype"><text:span text:style-name="T1">$foo</text:span></text:span><text:span text:style-name="T1"> is </text:span><text:a xlink:type="simple" xlink:href="http://mywiki.wooledge.org/BashFAQ/054" text:style-name="Internet_20_link" text:visited-style-name="Visited_20_Internet_20_Link"><text:span text:style-name="T1">not an integer</text:span></text:a><text:span text:style-name="T1">.</text:span> Therefore, there's not much point in quoting it properly other than for performance and to confine the arguments to a single word to reduce the likelihood of obscure side-effects possible in some shells. <text:bookmark text:name="line-251"/><text:bookmark text:name="line-252"/></text:p>
      <text:p text:style-name="P8"><text:soft-page-break/><text:span text:style-name="T1">If the input to any arithmetic context (including </text:span><text:span text:style-name="Teletype"><text:span text:style-name="T1">((</text:span></text:span><text:span text:style-name="T1"> or </text:span><text:span text:style-name="Teletype"><text:span text:style-name="T1">let</text:span></text:span><text:span text:style-name="T1">), or </text:span><text:span text:style-name="Teletype"><text:span text:style-name="T1">[</text:span></text:span><text:span text:style-name="T1"> test expression involving numeric comparisons can't be guaranteed then you must </text:span><text:span text:style-name="Emphasis"><text:span text:style-name="T1">always</text:span></text:span><text:span text:style-name="T1"> </text:span><text:a xlink:type="simple" xlink:href="http://mywiki.wooledge.org/BashFAQ/054" text:style-name="Internet_20_link" text:visited-style-name="Visited_20_Internet_20_Link"><text:span text:style-name="T1">validate your input before evaluating the expression</text:span></text:a><text:span text:style-name="T1">. </text:span><text:bookmark text:name="line-253"/><text:bookmark text:name="line-254"/></text:p>
      <text:p text:style-name="P92"><text:bookmark text:name="line-264"/><text:bookmark text:name="line-263"/><text:bookmark text:name="line-262"/><text:bookmark text:name="line-261"/><text:bookmark text:name="line-260"/><text:bookmark text:name="line-259"/><text:bookmark text:name="line-258"/><text:bookmark text:name="line-257"/><text:bookmark text:name="line-256"/><text:bookmark text:name="line-255"/><text:bookmark text:name="line-1-23"/># POSIX</text:p>
      <text:p text:style-name="P92"><text:bookmark text:name="line-2-16"/>case $foo in</text:p>
      <text:p text:style-name="P92"><text:bookmark text:name="line-3-11"/><text:s text:c="4"/>*[![:digit:]]*)</text:p>
      <text:p text:style-name="P92"><text:bookmark text:name="line-4-6"/><text:s text:c="8"/>printf '$foo expanded to a non-digit: %s\n' "$foo" &gt;&amp;2</text:p>
      <text:p text:style-name="P92"><text:bookmark text:name="line-5-3"/><text:s text:c="8"/>exit 1</text:p>
      <text:p text:style-name="P92"><text:bookmark text:name="line-6-1"/><text:s text:c="8"/>;;</text:p>
      <text:p text:style-name="P92"><text:bookmark text:name="line-7-1"/><text:s text:c="4"/>*)</text:p>
      <text:p text:style-name="P92"><text:bookmark text:name="line-8-1"/><text:s text:c="8"/>[ $foo -gt 7 ]</text:p>
      <text:p text:style-name="P60"><text:bookmark text:name="line-9-1"/>esac</text:p>
      <text:h text:style-name="P161" text:outline-level="2"><text:bookmark text:name="line-267"/><text:bookmark text:name="line-266"/><text:bookmark text:name="pf8"/><text:bookmark text:name="line-265"/><text:bookmark text:name="grep_foo_bar_.7C_while_read_-r.3B_do_.28.28count.2B-.2B-.29.29.3B_done"/>8. <text:span text:style-name="T189">grep foo bar | while read -r; do ((count++)); done</text:span></text:h>
      <text:p text:style-name="P8"><text:bookmark text:name="line-268"/>The code above looks OK at first glance, doesn't it? Sure, it's just a poor implementation of <text:span text:style-name="Teletype">grep -c</text:span>, but it's intended as a simplistic example. <text:span text:style-name="T1">Changes to </text:span><text:span text:style-name="Teletype"><text:span text:style-name="T1">count</text:span></text:span><text:span text:style-name="T1"> won't propagate outside the </text:span><text:span text:style-name="Teletype"><text:span text:style-name="T1">while</text:span></text:span><text:span text:style-name="T1"> loop because each command in a pipeline is executed in a separate </text:span><text:a xlink:type="simple" xlink:href="http://mywiki.wooledge.org/SubShell" text:style-name="Internet_20_link" text:visited-style-name="Visited_20_Internet_20_Link"><text:span text:style-name="T1">SubShell</text:span></text:a><text:span text:style-name="T1">.</text:span> This surprises almost every Bash beginner at some point. <text:bookmark text:name="line-269"/><text:bookmark text:name="line-270"/></text:p>
      <text:p text:style-name="P8"><text:span text:style-name="T1">POSIX doesn't specify whether or not the last element of a pipeline is evaluated in a subshell. Some shells such as ksh93 and Bash &gt;= 4.2 with </text:span><text:span text:style-name="Teletype"><text:span text:style-name="T1">shopt -s lastpipe</text:span></text:span><text:span text:style-name="T1"> enabled will run the </text:span><text:span text:style-name="Teletype"><text:span text:style-name="T1">while</text:span></text:span><text:span text:style-name="T1"> loop in this example in the original shell process, allowing any side-effects within to take effect. Therefore, portable scripts must be written in such a way as to not depend upon either behavior.</text:span> <text:bookmark text:name="line-271"/><text:bookmark text:name="line-272"/></text:p>
      <text:p text:style-name="P8">For workarounds for this and similar issues, please see <text:a xlink:type="simple" xlink:href="http://mywiki.wooledge.org/BashFAQ/024" text:style-name="Internet_20_link" text:visited-style-name="Visited_20_Internet_20_Link">Bash FAQ #24</text:a>. It's a bit too long to fit here. <text:bookmark text:name="line-273"/><text:bookmark text:name="line-274"/><text:s/><text:span text:style-name="T58">(Copied below this article)</text:span></text:p>
      <text:h text:style-name="P161" text:outline-level="2"><text:bookmark text:name="line-276"/><text:bookmark text:name="line-275"/><text:bookmark text:name="pf9"/><text:bookmark text:name="if_.5Bgrep_foo_myfile.5D"/>9. if [grep foo myfile]</text:h>
      <text:p text:style-name="P8"><text:bookmark text:name="line-277"/>Many beginners have an incorrect intuition about <text:span text:style-name="Teletype">if</text:span> statements brought about by seeing the very common pattern of an <text:span text:style-name="Teletype">if</text:span> keyword followed immediately by a <text:span text:style-name="Teletype">[</text:span> or <text:span text:style-name="Teletype">[[</text:span>. This convinces people that the <text:span text:style-name="Teletype">[</text:span> is somehow part of the <text:span text:style-name="Teletype">if</text:span> statement's syntax, just like parentheses used in C's <text:span text:style-name="Teletype">if</text:span> statement. <text:bookmark text:name="line-278"/><text:bookmark text:name="line-279"/></text:p>
      <text:p text:style-name="P8">This is <text:span text:style-name="Emphasis">not</text:span> the case! <text:span text:style-name="Teletype">if</text:span> takes a <text:span text:style-name="Emphasis">command</text:span>. <text:span text:style-name="Teletype">[</text:span> is a command, not a syntax marker for the <text:span text:style-name="Teletype">if</text:span> statement. It's equivalent to the <text:span text:style-name="Teletype">test</text:span> command, except that the final argument must be a <text:span text:style-name="Teletype">]</text:span>. For example: <text:bookmark text:name="line-280"/><text:bookmark text:name="line-281"/></text:p>
      <text:p text:style-name="P97"><text:bookmark text:name="line-285"/><text:bookmark text:name="line-284"/><text:bookmark text:name="line-283"/><text:bookmark text:name="line-282"/><text:bookmark text:name="line-1-24"/># POSIX</text:p>
      <text:p text:style-name="P97"><text:bookmark text:name="line-2-17"/><text:soft-page-break/>if [ false ]; then echo "HELP"; fi</text:p>
      <text:p text:style-name="P64"><text:bookmark text:name="line-3-12"/>if test false; then echo "HELP"; fi</text:p>
      <text:p text:style-name="P8"><text:bookmark text:name="line-286"/>are equivalent -- both checking that the argument "false" is non-empty. In both cases HELP will always be printed, to the surprise of programmers from other languages guessing about shell syntax. <text:bookmark text:name="line-287"/><text:bookmark text:name="line-288"/></text:p>
      <text:p text:style-name="P8">The syntax of an <text:span text:style-name="Teletype">if</text:span> statement is: <text:bookmark text:name="line-289"/><text:bookmark text:name="line-290"/></text:p>
      <text:p text:style-name="P97"><text:bookmark text:name="line-297"/><text:bookmark text:name="line-296"/><text:bookmark text:name="line-295"/><text:bookmark text:name="line-294"/><text:bookmark text:name="line-293"/><text:bookmark text:name="line-292"/><text:bookmark text:name="line-291"/><text:bookmark text:name="line-1-25"/>if COMMANDS</text:p>
      <text:p text:style-name="P97"><text:bookmark text:name="line-2-18"/>then &lt;COMMANDS&gt;</text:p>
      <text:p text:style-name="P97"><text:bookmark text:name="line-3-13"/>elif &lt;COMMANDS&gt; # optional</text:p>
      <text:p text:style-name="P97"><text:bookmark text:name="line-4-7"/>then &lt;COMMANDS&gt;</text:p>
      <text:p text:style-name="P97"><text:bookmark text:name="line-5-4"/>else &lt;COMMANDS&gt; # optional</text:p>
      <text:p text:style-name="P64"><text:bookmark text:name="line-6-2"/>fi # required</text:p>
      <text:p text:style-name="P8"><text:bookmark text:name="line-298"/>Once again, <text:span text:style-name="Teletype">[</text:span> is a command. It takes arguments like any other regular <text:span text:style-name="Emphasis">simple command</text:span>. <text:span text:style-name="Teletype">if</text:span> is a <text:span text:style-name="Emphasis">compound command</text:span> which contains other commands -- and <text:span text:style-name="Strong_20_Emphasis">there is no [</text:span> in its syntax! <text:bookmark text:name="line-299"/><text:bookmark text:name="line-300"/></text:p>
      <text:p text:style-name="P8">While bash has a builtin command <text:span text:style-name="Teletype">[</text:span> and thus <text:span text:style-name="Teletype">knows</text:span> about <text:span text:style-name="Teletype">[</text:span> it has nothing special to do with <text:span text:style-name="Teletype">]</text:span>. Bash only passes <text:span text:style-name="Teletype">]</text:span> as argument to the <text:span text:style-name="Teletype">[</text:span> command, which requires <text:span text:style-name="Teletype">]</text:span> to be the last argument only to make scripts look better. <text:bookmark text:name="line-301"/><text:bookmark text:name="line-302"/></text:p>
      <text:p text:style-name="P8">There may be zero or more optional <text:span text:style-name="Teletype">elif</text:span> sections, and one optional <text:span text:style-name="Teletype">else</text:span> section. <text:bookmark text:name="line-303"/><text:bookmark text:name="line-304"/></text:p>
      <text:p text:style-name="P8">The <text:span text:style-name="Teletype">if</text:span> compound command is made up of two or more sections containing <text:span text:style-name="Emphasis">lists</text:span> of commands, each delimited by a <text:span text:style-name="Teletype">then</text:span>, <text:span text:style-name="Teletype">elif</text:span>, or <text:span text:style-name="Teletype">else</text:span> keyword, and is terminated by the <text:span text:style-name="Teletype">fi</text:span> keyword. The exit status of the final command of the first section and each subsequent <text:span text:style-name="Teletype">elif</text:span> section determines whether each corresponding <text:span text:style-name="Teletype">then</text:span> section is evaluated. Another <text:span text:style-name="Teletype">elif</text:span> is evaluated until one of the <text:span text:style-name="Teletype">then</text:span> sections is executed. If no <text:span text:style-name="Teletype">then</text:span> section is evaluated, then the <text:span text:style-name="Teletype">else</text:span> branch is taken, or if no <text:span text:style-name="Teletype">else</text:span> is given, the <text:span text:style-name="Teletype">if</text:span> block is complete and the overall <text:span text:style-name="Teletype">if</text:span> command returns 0 (true). <text:bookmark text:name="line-305"/><text:bookmark text:name="line-306"/></text:p>
      <text:p text:style-name="P8">If you want to make a decision based on the output of a <text:span text:style-name="Teletype">grep</text:span> command, you do <text:span text:style-name="Emphasis">not</text:span> want to enclose it in parentheses, brackets, backticks, or <text:span text:style-name="Emphasis">any other</text:span> syntax! Just use <text:span text:style-name="Teletype">grep</text:span> as the <text:span text:style-name="Teletype">COMMANDS</text:span> after the <text:span text:style-name="Teletype">if</text:span>, like this: <text:bookmark text:name="line-307"/><text:bookmark text:name="line-308"/></text:p>
      <text:p text:style-name="P97"><text:bookmark text:name="line-312"/><text:bookmark text:name="line-311"/><text:bookmark text:name="line-310"/><text:bookmark text:name="line-309"/><text:bookmark text:name="line-1-26"/>if grep -q fooregex myfile; then</text:p>
      <text:p text:style-name="P97"><text:bookmark text:name="line-2-19"/>...</text:p>
      <text:p text:style-name="P64"><text:bookmark text:name="line-3-14"/>fi</text:p>
      <text:p text:style-name="P8"><text:bookmark text:name="line-313"/><text:soft-page-break/>If the <text:span text:style-name="Teletype">grep</text:span> matches a line from <text:span text:style-name="Teletype">myfile</text:span>, then the exit code will be 0 (true), and the <text:span text:style-name="Teletype">then</text:span> part will be executed. Otherwise, if there are no matches, <text:span text:style-name="Teletype">grep</text:span> will return non-zero and the overall <text:span text:style-name="Teletype">if</text:span> command will be zero. <text:bookmark text:name="line-314"/><text:bookmark text:name="line-315"/></text:p>
      <text:p text:style-name="P8"><text:span text:style-name="Strong_20_Emphasis">See also:</text:span> <text:bookmark text:name="line-316"/><text:bookmark text:name="line-317"/></text:p>
      <text:list xml:id="list2608475795" text:style-name="L18">
        <text:list-item>
          <text:p text:style-name="P178"><text:a xlink:type="simple" xlink:href="http://mywiki.wooledge.org/BashGuide/TestsAndConditionals" text:style-name="Internet_20_link" text:visited-style-name="Visited_20_Internet_20_Link">BashGuide/TestsAndConditionals</text:a> <text:bookmark text:name="line-318"/></text:p>
        </text:list-item>
        <text:list-item>
          <text:p text:style-name="P178"><text:a xlink:type="simple" xlink:href="http://wiki.bash-hackers.org/syntax/ccmd/if_clause" text:style-name="Internet_20_link" text:visited-style-name="Visited_20_Internet_20_Link">http://wiki.bash-hackers.org/syntax/ccmd/if_clause</text:a> <text:bookmark text:name="line-319"/><text:bookmark text:name="line-320"/></text:p>
        </text:list-item>
      </text:list>
      <text:h text:style-name="P161" text:outline-level="2"><text:bookmark text:name="line-322"/><text:bookmark text:name="line-321"/><text:bookmark text:name="pf10"/><text:bookmark text:name="if_.5Bbar.3D.22.24foo.22.5D.3B_then_..."/>10. if [bar="$foo"]; then ...</text:h>
      <text:p text:style-name="P97"><text:bookmark text:name="line-326"/><text:bookmark text:name="line-325"/><text:bookmark text:name="line-324"/><text:bookmark text:name="line-323"/><text:bookmark text:name="line-1-27"/>[bar="$foo"] <text:s text:c="2"/># Wrong!</text:p>
      <text:p text:style-name="P64"><text:bookmark text:name="line-2-20"/>[ bar="$foo" ] # Still wrong!</text:p>
      <text:p text:style-name="P8"><text:bookmark text:name="line-327"/>As explained in the previous example, <text:span text:style-name="Teletype">[</text:span> is a command (which can be proven with <text:span text:style-name="Teletype">type -t [</text:span> or <text:span text:style-name="Teletype">whence -v [</text:span>). Just like with any other simple command, Bash expects the command to be followed by a space, then the first argument, then another space, etc. You can't just run things all together without putting the spaces in! Here is the correct way: <text:bookmark text:name="line-328"/><text:bookmark text:name="line-329"/></text:p>
      <text:p text:style-name="P64"><text:bookmark text:name="line-331"/><text:bookmark text:name="line-330"/><text:bookmark text:name="line-1-28"/>if [ bar = "$foo" ]; then ...</text:p>
      <text:p text:style-name="P8"><text:bookmark text:name="line-332"/>Each of <text:span text:style-name="Teletype">bar</text:span>, <text:span text:style-name="Teletype">=</text:span>, the expansion of <text:span text:style-name="Teletype">"$foo"</text:span>, and <text:span text:style-name="Teletype">]</text:span> is a separate <text:a xlink:type="simple" xlink:href="http://mywiki.wooledge.org/Arguments" text:style-name="Internet_20_link" text:visited-style-name="Visited_20_Internet_20_Link">argument</text:a> to the <text:span text:style-name="Teletype">[</text:span> command. There must be whitespace between each pair of arguments, so the shell knows where each argument begins and ends. <text:bookmark text:name="line-333"/><text:bookmark text:name="line-334"/></text:p>
      <text:h text:style-name="P161" text:outline-level="2"><text:bookmark text:name="line-336"/><text:bookmark text:name="line-335"/><text:bookmark text:name="pf11"/><text:bookmark text:name="if_.5B_.5B_a_.3D_b_.5D_.26.26_.5B_c_.3D_d_.5D_.5D.3B_then_..."/>11. if [ [ a = b ] &amp;&amp; [ c = d ] ]; then ...</text:h>
      <text:p text:style-name="P8"><text:bookmark text:name="line-337"/>Here we go again. <text:span text:style-name="Teletype">[</text:span> is a <text:span text:style-name="Emphasis">command</text:span>. It is not a syntactic marker that sits between <text:span text:style-name="Teletype">if</text:span> and some sort of C-like "condition". Nor is it used for grouping. You cannot take C-like <text:span text:style-name="Teletype">if</text:span> commands and translate them into Bash commands just by replacing parentheses with square brackets! <text:bookmark text:name="line-338"/><text:bookmark text:name="line-339"/></text:p>
      <text:p text:style-name="P8">If you want to express a compound conditional, do this: <text:bookmark text:name="line-340"/><text:bookmark text:name="line-341"/></text:p>
      <text:p text:style-name="P64"><text:bookmark text:name="line-343"/><text:bookmark text:name="line-342"/><text:bookmark text:name="line-1-29"/>if [ a = b ] &amp;&amp; [ c = d ]; then ...</text:p>
      <text:p text:style-name="P8"><text:bookmark text:name="line-344"/>Note that here we have two <text:span text:style-name="Emphasis">commands</text:span> after the <text:span text:style-name="Teletype">if</text:span>, joined by an <text:span text:style-name="Teletype">&amp;&amp;</text:span> (logical AND, shortcut evaluation) operator. It's precisely the same as: <text:bookmark text:name="line-345"/><text:bookmark text:name="line-346"/></text:p>
      <text:p text:style-name="P64"><text:bookmark text:name="line-348"/><text:bookmark text:name="line-347"/><text:bookmark text:name="line-1-30"/>if test a = b &amp;&amp; test c = d; then ...</text:p>
      <text:p text:style-name="P8"><text:bookmark text:name="line-349"/><text:soft-page-break/>If the first <text:span text:style-name="Teletype">test</text:span> command returns false, the body of the <text:span text:style-name="Teletype">if</text:span> statement is not entered. If it returns true, then the second <text:span text:style-name="Teletype">test</text:span> command is run; and if that also one returns true, then the body of the <text:span text:style-name="Teletype">if</text:span> statement <text:span text:style-name="Emphasis">will</text:span> be entered. (C programmers are already familiar with <text:span text:style-name="Teletype">&amp;&amp;</text:span>. Bash uses the same <text:span text:style-name="Emphasis">short-circuit evaluation</text:span>. Likewise <text:span text:style-name="Teletype">||</text:span> does short-circuit evaluation for the <text:span text:style-name="Emphasis">OR</text:span> operation.) <text:bookmark text:name="line-350"/><text:bookmark text:name="line-351"/></text:p>
      <text:p text:style-name="P8">The <text:a xlink:type="simple" xlink:href="http://mywiki.wooledge.org/BashFAQ/031" text:style-name="Internet_20_link" text:visited-style-name="Visited_20_Internet_20_Link">[[ keyword</text:a> <text:span text:style-name="Emphasis">does</text:span> permit the use of <text:span text:style-name="Teletype">&amp;&amp;</text:span>, so it could also be written this way: <text:bookmark text:name="line-352"/><text:bookmark text:name="line-353"/></text:p>
      <text:p text:style-name="P64"><text:bookmark text:name="line-355"/><text:bookmark text:name="line-354"/><text:bookmark text:name="line-1-31"/>if [[ a = b &amp;&amp; c = d ]]; then ...</text:p>
      <text:p text:style-name="P8"><text:bookmark text:name="line-356"/>See <text:a xlink:type="simple" xlink:href="http://mywiki.wooledge.org/BashPitfalls#pf6" text:style-name="Internet_20_link" text:visited-style-name="Visited_20_Internet_20_Link">pitfall #6</text:a> for a pitfall related to <text:span text:style-name="Emphasis">tests</text:span> combined with conditional operators. <text:bookmark text:name="line-357"/><text:bookmark text:name="line-358"/></text:p>
      <text:h text:style-name="P161" text:outline-level="2"><text:bookmark text:name="line-360"/><text:bookmark text:name="line-359"/><text:bookmark text:name="pf12"/><text:bookmark text:name="read_.24foo"/>12. read $foo</text:h>
      <text:p text:style-name="P8"><text:bookmark text:name="line-361"/>You don't use a <text:span text:style-name="Teletype">$</text:span> before the variable name in a <text:span text:style-name="Teletype">read</text:span> command. If you want to put data into the variable named <text:span text:style-name="Teletype">foo</text:span>, you do it like this: <text:bookmark text:name="line-362"/><text:bookmark text:name="line-363"/></text:p>
      <text:list xml:id="list360816345" text:style-name="L19">
        <text:list-item>
          <text:p text:style-name="P240"><text:bookmark text:name="line-365"/><text:bookmark text:name="line-364"/><text:bookmark text:name="line-1-32"/><text:s/>read foo</text:p>
        </text:list-item>
      </text:list>
      <text:p text:style-name="P8"><text:bookmark text:name="line-366"/><text:bookmark text:name="line-367"/>Or more safely: <text:bookmark text:name="line-368"/><text:bookmark text:name="line-369"/></text:p>
      <text:list xml:id="list199484615" text:style-name="L20">
        <text:list-item>
          <text:p text:style-name="P241"><text:bookmark text:name="line-371"/><text:bookmark text:name="line-370"/><text:bookmark text:name="line-1-33"/><text:s/>IFS= read -r foo</text:p>
        </text:list-item>
      </text:list>
      <text:p text:style-name="P8"><text:bookmark text:name="line-372"/><text:bookmark text:name="line-373"/><text:span text:style-name="Teletype">read $foo</text:span> would read a line of input and put it in the variable(s) whose name(s) are in <text:span text:style-name="Teletype">$foo</text:span>. This might be useful if you actually intended <text:span text:style-name="Teletype">foo</text:span> to be a <text:a xlink:type="simple" xlink:href="http://mywiki.wooledge.org/BashFAQ/006" text:style-name="Internet_20_link" text:visited-style-name="Visited_20_Internet_20_Link">reference</text:a> to some other variable; but in the majority of cases, this is simply a bug. <text:bookmark text:name="line-374"/><text:bookmark text:name="line-375"/></text:p>
      <text:h text:style-name="P161" text:outline-level="2"><text:bookmark text:name="line-377"/><text:bookmark text:name="line-376"/><text:bookmark text:name="pf13"/><text:bookmark text:name="cat_file_.7C_sed_s.2Ffoo.2Fbar.2F_.3E_file"/>13. cat file | sed s/foo/bar/ &gt; file</text:h>
      <text:p text:style-name="P8"><text:bookmark text:name="line-378"/>You <text:span text:style-name="Strong_20_Emphasis">cannot</text:span> read from a file and write to it in the same pipeline. Depending on what your pipeline does, the file may be clobbered (to 0 bytes, or possibly to a number of bytes equal to the size of your operating system's pipeline buffer), or it may grow until it fills the available disk space, or reaches your operating system's file size limitation, or your quota, etc. <text:bookmark text:name="line-379"/><text:bookmark text:name="line-380"/></text:p>
      <text:p text:style-name="P8">If you want to make a change to a file safely, other than appending to the end of it, use a text editor. <text:bookmark text:name="line-381"/><text:bookmark text:name="line-382"/></text:p>
      <text:list xml:id="list3261774280" text:style-name="L21">
        <text:list-item>
          <text:p text:style-name="P242"><text:bookmark text:name="line-384"/><text:bookmark text:name="line-383"/><text:bookmark text:name="line-1-34"/><text:s/>printf %s\\n ',s/foo/bar/g' w q | ed -s file</text:p>
        </text:list-item>
      </text:list>
      <text:p text:style-name="P8"><text:bookmark text:name="line-385"/><text:bookmark text:name="line-386"/>If you are doing something that cannot be done with a text editor there <text:span text:style-name="Emphasis">must</text:span> be a temporary file created at some point(*). For example, the following is completely portable: <text:bookmark text:name="line-387"/><text:bookmark text:name="line-388"/></text:p>
      <text:list xml:id="list896317069" text:style-name="L22">
        <text:list-item>
          <text:p text:style-name="P243"><text:bookmark text:name="line-390"/><text:bookmark text:name="line-389"/><text:bookmark text:name="line-1-35"/><text:soft-page-break/><text:s/>sed 's/foo/bar/g' file &gt; tmpfile &amp;&amp; mv tmpfile file</text:p>
        </text:list-item>
      </text:list>
      <text:p text:style-name="P8"><text:bookmark text:name="line-391"/><text:bookmark text:name="line-392"/>The following will <text:span text:style-name="Emphasis">only</text:span> work on GNU sed 4.x: <text:bookmark text:name="line-393"/><text:bookmark text:name="line-394"/></text:p>
      <text:list xml:id="list2084865342" text:style-name="L23">
        <text:list-item>
          <text:p text:style-name="P244"><text:bookmark text:name="line-396"/><text:bookmark text:name="line-395"/><text:bookmark text:name="line-1-36"/><text:s/>sed -i 's/foo/bar/g' file(s)</text:p>
        </text:list-item>
      </text:list>
      <text:p text:style-name="P8"><text:bookmark text:name="line-397"/><text:bookmark text:name="line-398"/>Note that this also creates a temporary file, and does the same sort of renaming trickery -- it just handles it transparently. <text:bookmark text:name="line-399"/><text:bookmark text:name="line-400"/></text:p>
      <text:p text:style-name="P8">And the following equivalent command requires perl 5.x (which is probably more widely available than GNU sed 4.x): <text:bookmark text:name="line-401"/><text:bookmark text:name="line-402"/></text:p>
      <text:list xml:id="list1048626368" text:style-name="L24">
        <text:list-item>
          <text:p text:style-name="P245"><text:bookmark text:name="line-404"/><text:bookmark text:name="line-403"/><text:bookmark text:name="line-1-37"/><text:s/>perl -pi -e 's/foo/bar/g' file(s)</text:p>
        </text:list-item>
      </text:list>
      <text:p text:style-name="P8"><text:bookmark text:name="line-405"/><text:bookmark text:name="line-406"/>For more details on replacing contents of files, please see <text:a xlink:type="simple" xlink:href="http://mywiki.wooledge.org/BashFAQ/021" text:style-name="Internet_20_link" text:visited-style-name="Visited_20_Internet_20_Link">Bash FAQ #21</text:a>. <text:bookmark text:name="line-407"/><text:bookmark text:name="line-408"/></text:p>
      <text:p text:style-name="P8">(*) <text:span text:style-name="Teletype">sponge</text:span> from <text:a xlink:type="simple" xlink:href="http://packages.debian.org/sid/moreutils" text:style-name="Internet_20_link" text:visited-style-name="Visited_20_Internet_20_Link">moreutils</text:a> uses this example in its manual: <text:bookmark text:name="line-409"/><text:bookmark text:name="line-410"/></text:p>
      <text:list xml:id="list1305218188" text:style-name="L25">
        <text:list-item>
          <text:p text:style-name="P246"><text:bookmark text:name="line-412"/><text:bookmark text:name="line-411"/><text:bookmark text:name="line-1-38"/><text:s/>sed '...' file | grep '...' | sponge file</text:p>
        </text:list-item>
      </text:list>
      <text:p text:style-name="P8"><text:bookmark text:name="line-413"/><text:bookmark text:name="line-414"/>Rather than using a temporary file plus an atomic <text:span text:style-name="Teletype">mv</text:span>, this version "soaks up" (the actual description in the manual!) all the data, before opening and writing to the <text:span text:style-name="Teletype">file</text:span>. This version will cause data loss if the program or system crashes during the write operation, because there's no copy of the original file on disk at that point. <text:bookmark text:name="line-415"/><text:bookmark text:name="line-416"/></text:p>
      <text:p text:style-name="P8">Using a temporary file + <text:span text:style-name="Teletype">mv</text:span> still incurs a slight risk of data loss in case of a system crash / power loss; to be 100% certain that either the old or the new file will survive a power loss, you must use <text:span text:style-name="Teletype">sync</text:span> before the <text:span text:style-name="Teletype">mv</text:span>. <text:bookmark text:name="line-417"/><text:bookmark text:name="line-418"/></text:p>
      <text:h text:style-name="P161" text:outline-level="2"><text:bookmark text:name="line-420"/><text:bookmark text:name="line-419"/><text:bookmark text:name="pf14"/><text:bookmark text:name="echo_.24foo"/>14. echo $foo</text:h>
      <text:p text:style-name="P8"><text:bookmark text:name="line-421"/>This relatively innocent-looking command causes <text:span text:style-name="Emphasis">massive</text:span> confusion. Because the <text:span text:style-name="Teletype">$foo</text:span> isn't <text:a xlink:type="simple" xlink:href="http://mywiki.wooledge.org/Quotes" text:style-name="Internet_20_link" text:visited-style-name="Visited_20_Internet_20_Link">quoted</text:a>, it will not only be subject to <text:a xlink:type="simple" xlink:href="http://mywiki.wooledge.org/WordSplitting" text:style-name="Internet_20_link" text:visited-style-name="Visited_20_Internet_20_Link">WordSplitting</text:a>, but also file <text:a xlink:type="simple" xlink:href="http://mywiki.wooledge.org/glob" text:style-name="Internet_20_link" text:visited-style-name="Visited_20_Internet_20_Link">globbing</text:a>. This misleads Bash programmers into thinking their variables <text:span text:style-name="Emphasis">contain</text:span> the wrong values, when in fact the variables are OK -- it's just the word splitting or filename expansion that's messing up their view of what's happening. <text:bookmark text:name="line-422"/><text:bookmark text:name="line-423"/></text:p>
      <text:list xml:id="list1913474956" text:style-name="L26">
        <text:list-item>
          <text:p text:style-name="P204"><text:bookmark text:name="line-426"/><text:bookmark text:name="line-425"/><text:bookmark text:name="line-424"/><text:bookmark text:name="line-1-39"/><text:s/>msg="Please enter a file name of the form *.zip"</text:p>
          <text:p text:style-name="P247"><text:bookmark text:name="line-2-21"/><text:s/>echo $msg</text:p>
        </text:list-item>
      </text:list>
      <text:p text:style-name="P8"><text:bookmark text:name="line-427"/><text:bookmark text:name="line-428"/>This message is split into words and any globs are expanded, such as the *.zip. What will your users think when they see this message: <text:bookmark text:name="line-429"/><text:bookmark text:name="line-430"/></text:p>
      <text:list xml:id="list324221315" text:style-name="L27">
        <text:list-item>
          <text:p text:style-name="P248"><text:bookmark text:name="line-432"/><text:bookmark text:name="line-431"/><text:bookmark text:name="line-1-40"/><text:s/>Please enter a file name of the form freenfss.zip lw35nfss.zip</text:p>
        </text:list-item>
      </text:list>
      <text:p text:style-name="P8"><text:bookmark text:name="line-433"/><text:bookmark text:name="line-434"/><text:soft-page-break/>To demonstrate: <text:bookmark text:name="line-435"/><text:bookmark text:name="line-436"/></text:p>
      <text:list xml:id="list554747900" text:style-name="L28">
        <text:list-item>
          <text:p text:style-name="P205"><text:bookmark text:name="line-440"/><text:bookmark text:name="line-439"/><text:bookmark text:name="line-438"/><text:bookmark text:name="line-437"/><text:bookmark text:name="line-1-41"/><text:s/>var="*.zip" <text:s text:c="2"/># var contains an asterisk, a period, and the word "zip"</text:p>
          <text:p text:style-name="P205"><text:bookmark text:name="line-2-22"/><text:s/>echo "$var" <text:s text:c="2"/># writes *.zip</text:p>
          <text:p text:style-name="P249"><text:bookmark text:name="line-3-15"/><text:s/>echo $var <text:s text:c="4"/># writes the list of files which end with .zip</text:p>
        </text:list-item>
      </text:list>
      <text:p text:style-name="P8"><text:bookmark text:name="line-441"/><text:bookmark text:name="line-442"/>In fact, the <text:span text:style-name="Teletype">echo</text:span> command cannot be used with absolute safety here. If the variable contains <text:span text:style-name="Teletype">-n</text:span> for example, <text:span text:style-name="Teletype">echo</text:span> will consider that an option, rather than data to be printed. The only absolutely <text:span text:style-name="Emphasis">sure</text:span> way to print the value of a variable is using <text:span text:style-name="Teletype">printf</text:span>: <text:bookmark text:name="line-443"/><text:bookmark text:name="line-444"/></text:p>
      <text:list xml:id="list754706955" text:style-name="L29">
        <text:list-item>
          <text:p text:style-name="P250"><text:bookmark text:name="line-446"/><text:bookmark text:name="line-445"/><text:bookmark text:name="line-1-42"/><text:s/>printf "%s\n" "$foo"</text:p>
        </text:list-item>
      </text:list>
      <text:h text:style-name="P161" text:outline-level="2"><text:bookmark text:name="line-450"/><text:bookmark text:name="line-449"/><text:bookmark text:name="pf15"/><text:bookmark text:name="line-448"/><text:bookmark text:name="line-447"/><text:bookmark text:name="A.24foo.3Dbar"/>15. $foo=bar</text:h>
      <text:p text:style-name="P8"><text:bookmark text:name="line-451"/>No, you don't assign a variable by putting a <text:span text:style-name="Teletype">$</text:span> in front of the variable name. This isn't perl. <text:bookmark text:name="line-452"/><text:bookmark text:name="line-453"/></text:p>
      <text:h text:style-name="P161" text:outline-level="2"><text:bookmark text:name="line-455"/><text:bookmark text:name="line-454"/><text:bookmark text:name="pf16"/><text:bookmark text:name="foo_.3D_bar"/>16. foo = bar</text:h>
      <text:p text:style-name="P8"><text:bookmark text:name="line-456"/>No, you can't put spaces around the <text:span text:style-name="Teletype">=</text:span> when assigning to a variable. This isn't C. When you write <text:span text:style-name="Teletype">foo = bar</text:span> the shell splits it into three words. The first word, <text:span text:style-name="Teletype">foo</text:span>, is taken as the command name. The second and third become the arguments to that command. <text:bookmark text:name="line-457"/><text:bookmark text:name="line-458"/></text:p>
      <text:p text:style-name="P8">Likewise, the following are also wrong: <text:bookmark text:name="line-459"/><text:bookmark text:name="line-460"/></text:p>
      <text:list xml:id="list366070119" text:style-name="L30">
        <text:list-item>
          <text:p text:style-name="P206"><text:bookmark text:name="line-467"/><text:bookmark text:name="line-466"/><text:bookmark text:name="line-465"/><text:bookmark text:name="line-464"/><text:bookmark text:name="line-463"/><text:bookmark text:name="line-462"/><text:bookmark text:name="line-461"/><text:bookmark text:name="line-1-43"/><text:s/>foo= bar <text:s text:c="3"/># WRONG!</text:p>
          <text:p text:style-name="P206"><text:bookmark text:name="line-2-23"/><text:s/>foo =bar <text:s text:c="3"/># WRONG!</text:p>
          <text:p text:style-name="P206"><text:bookmark text:name="line-3-16"/><text:s/>$foo = bar; # COMPLETELY WRONG!</text:p>
          <text:p text:style-name="P206"><text:bookmark text:name="line-4-8"/></text:p>
          <text:p text:style-name="P206"><text:bookmark text:name="line-5-5"/><text:s/>foo=bar <text:s text:c="4"/># Right.</text:p>
          <text:p text:style-name="P251"><text:bookmark text:name="line-6-3"/><text:s/>foo="bar" <text:s text:c="2"/># More Right.</text:p>
        </text:list-item>
      </text:list>
      <text:h text:style-name="P161" text:outline-level="2"><text:bookmark text:name="line-471"/><text:bookmark text:name="line-470"/><text:bookmark text:name="pf17"/><text:bookmark text:name="line-469"/><text:bookmark text:name="line-468"/><text:bookmark text:name="echo_.3C.3CEOF"/>17. echo &lt;&lt;EOF</text:h>
      <text:p text:style-name="P8"><text:bookmark text:name="line-472"/>A here document is a useful tool for embedding large blocks of textual data in a script. It causes a redirection of the lines of text in the script to the standard input of a command. Unfortunately, <text:span text:style-name="Teletype">echo</text:span> is not a command which reads from stdin. <text:bookmark text:name="line-473"/><text:bookmark text:name="line-474"/></text:p>
      <text:list xml:id="list3310955968" text:style-name="L31">
        <text:list-item>
          <text:p text:style-name="P207"><text:bookmark text:name="line-490"/><text:bookmark text:name="line-489"/><text:bookmark text:name="line-488"/><text:bookmark text:name="line-487"/><text:bookmark text:name="line-486"/><text:bookmark text:name="line-485"/><text:bookmark text:name="line-484"/><text:bookmark text:name="line-483"/><text:bookmark text:name="line-482"/><text:bookmark text:name="line-481"/><text:bookmark text:name="line-480"/><text:bookmark text:name="line-479"/><text:bookmark text:name="line-478"/><text:bookmark text:name="line-477"/><text:bookmark text:name="line-476"/><text:bookmark text:name="line-475"/><text:bookmark text:name="line-1-44"/><text:s text:c="2"/># This is wrong:</text:p>
          <text:p text:style-name="P207"><text:bookmark text:name="line-2-24"/><text:s text:c="2"/>echo &lt;&lt;EOF</text:p>
          <text:p text:style-name="P207"><text:bookmark text:name="line-3-17"/><text:soft-page-break/><text:s text:c="2"/>Hello world</text:p>
          <text:p text:style-name="P207"><text:bookmark text:name="line-4-9"/><text:s text:c="2"/>How's it going?</text:p>
          <text:p text:style-name="P207"><text:bookmark text:name="line-5-6"/><text:s text:c="2"/>EOF</text:p>
          <text:p text:style-name="P207"><text:bookmark text:name="line-6-4"/></text:p>
          <text:p text:style-name="P207"><text:bookmark text:name="line-7-2"/><text:s text:c="2"/># This is what you were trying to do:</text:p>
          <text:p text:style-name="P207"><text:bookmark text:name="line-8-2"/><text:s text:c="2"/>cat &lt;&lt;EOF</text:p>
          <text:p text:style-name="P207"><text:bookmark text:name="line-9-2"/><text:s text:c="2"/>Hello world</text:p>
          <text:p text:style-name="P207"><text:bookmark text:name="line-10-1"/><text:s text:c="2"/>How's it going?</text:p>
          <text:p text:style-name="P207"><text:bookmark text:name="line-11-1"/><text:s text:c="2"/>EOF</text:p>
          <text:p text:style-name="P207"><text:bookmark text:name="line-12-1"/></text:p>
          <text:p text:style-name="P207"><text:bookmark text:name="line-1310"/><text:s text:c="2"/># Or, use quotes which can span multiple lines (efficient, echo is built-in):</text:p>
          <text:p text:style-name="P207"><text:bookmark text:name="line-1410"/><text:s text:c="2"/>echo "Hello world</text:p>
          <text:p text:style-name="P252"><text:bookmark text:name="line-1510"/><text:s text:c="2"/>How's it going?"</text:p>
        </text:list-item>
      </text:list>
      <text:p text:style-name="P8"><text:bookmark text:name="line-491"/><text:bookmark text:name="line-492"/>Using quotes like that is fine -- it works great, in all shells -- but it doesn't let you just drop a block of lines into the script. There's syntactic markup on the first and last line. If you want to have your lines untouched by shell syntax, and don't want to spawn a <text:span text:style-name="Teletype">cat</text:span> command, here's another alternative: <text:bookmark text:name="line-493"/><text:bookmark text:name="line-494"/></text:p>
      <text:list xml:id="list1043405680" text:style-name="L32">
        <text:list-item>
          <text:p text:style-name="P208"><text:bookmark text:name="line-500"/><text:bookmark text:name="line-499"/><text:bookmark text:name="line-498"/><text:bookmark text:name="line-497"/><text:bookmark text:name="line-496"/><text:bookmark text:name="line-495"/><text:bookmark text:name="line-1-45"/><text:s text:c="2"/># Or use printf (also efficient, printf is built-in):</text:p>
          <text:p text:style-name="P208"><text:bookmark text:name="line-2-25"/><text:s text:c="2"/>printf %s "\</text:p>
          <text:p text:style-name="P208"><text:bookmark text:name="line-3-18"/><text:s text:c="2"/>Hello world</text:p>
          <text:p text:style-name="P208"><text:bookmark text:name="line-4-10"/><text:s text:c="2"/>How's it going?</text:p>
          <text:p text:style-name="P253"><text:bookmark text:name="line-5-7"/><text:s text:c="2"/>"</text:p>
        </text:list-item>
      </text:list>
      <text:p text:style-name="P8"><text:bookmark text:name="line-501"/><text:bookmark text:name="line-502"/>In the <text:span text:style-name="Teletype">printf</text:span> example, the <text:span text:style-name="Teletype">\</text:span> on the first line prevents an extra newline at the beginning of the text block. There's a literal newline at the end (because the final quote is on a new line). The lack of <text:span text:style-name="Teletype">\n</text:span> in the printf format argument prevents <text:span text:style-name="Teletype">printf</text:span> adding an extra newline at the end. The <text:span text:style-name="Teletype">\</text:span> trick won't work in single quotes. If you need/want single quotes around the block of text, you have two choices, both of which necessitate shell syntax "contaminating" your data: <text:bookmark text:name="line-503"/><text:bookmark text:name="line-504"/></text:p>
      <text:list xml:id="list1355875897" text:style-name="L33">
        <text:list-item>
          <text:p text:style-name="P209"><text:bookmark text:name="line-5111"/><text:bookmark text:name="line-510"/><text:bookmark text:name="line-509"/><text:bookmark text:name="line-508"/><text:bookmark text:name="line-507"/><text:bookmark text:name="line-506"/><text:bookmark text:name="line-505"/><text:bookmark text:name="line-1-46"/><text:s text:c="2"/>printf %s \</text:p>
          <text:p text:style-name="P209"><text:bookmark text:name="line-2-26"/><text:s text:c="2"/>'Hello world</text:p>
          <text:p text:style-name="P209"><text:bookmark text:name="line-3-19"/><text:s text:c="2"/>'</text:p>
          <text:p text:style-name="P209"><text:bookmark text:name="line-4-111"/></text:p>
          <text:p text:style-name="P209"><text:bookmark text:name="line-5-8"/><text:s text:c="2"/>printf %s 'Hello world</text:p>
          <text:p text:style-name="P254"><text:bookmark text:name="line-6-5"/><text:s text:c="2"/>'</text:p>
        </text:list-item>
      </text:list>
      <text:h text:style-name="P161" text:outline-level="2"><text:bookmark text:name="line-515"/><text:bookmark text:name="line-514"/><text:bookmark text:name="pf18"/><text:bookmark text:name="line-513"/><text:bookmark text:name="line-512"/><text:bookmark text:name="su_-c_.27some_command.27"/>18. su -c 'some command'</text:h>
      <text:p text:style-name="P8"><text:bookmark text:name="line-516"/>This syntax is <text:span text:style-name="Emphasis">almost</text:span> correct. The problem is, on many platforms, <text:span text:style-name="Teletype">su</text:span> takes a <text:span text:style-name="Teletype">-c</text:span> argument, but it's not the one you want. For example, on OpenBSD: <text:bookmark text:name="line-517"/><text:bookmark text:name="line-518"/></text:p>
      <text:list xml:id="list3989383043" text:style-name="L34">
        <text:list-item>
          <text:p text:style-name="P210"><text:bookmark text:name="line-521"/><text:bookmark text:name="line-520"/><text:bookmark text:name="line-519"/><text:bookmark text:name="line-1-47"/><text:soft-page-break/><text:s/>$ su -c 'echo hello'</text:p>
          <text:p text:style-name="P255"><text:bookmark text:name="line-2-27"/><text:s/>su: only the superuser may specify a login class</text:p>
        </text:list-item>
      </text:list>
      <text:p text:style-name="P8"><text:bookmark text:name="line-522"/><text:bookmark text:name="line-523"/>You want to pass <text:span text:style-name="Teletype">-c 'some command'</text:span> to a shell, which means you need a username before the <text:span text:style-name="Teletype">-c</text:span>. <text:bookmark text:name="line-524"/><text:bookmark text:name="line-525"/></text:p>
      <text:list xml:id="list2815087747" text:style-name="L35">
        <text:list-item>
          <text:p text:style-name="P256"><text:bookmark text:name="line-527"/><text:bookmark text:name="line-526"/><text:bookmark text:name="line-1-48"/><text:s/>su root -c 'some command' # Now it's right.</text:p>
        </text:list-item>
      </text:list>
      <text:p text:style-name="P8"><text:bookmark text:name="line-528"/><text:bookmark text:name="line-529"/><text:span text:style-name="Teletype">su</text:span> assumes a username of root when you omit one, but this falls on its face when you want to pass a command to the shell afterward. You must supply the username in this case. <text:bookmark text:name="line-530"/><text:bookmark text:name="line-531"/></text:p>
      <text:h text:style-name="P161" text:outline-level="2"><text:bookmark text:name="line-533"/><text:bookmark text:name="line-532"/><text:bookmark text:name="pf19"/><text:bookmark text:name="cd_.2Ffoo.3B_bar"/>19. cd /foo; bar</text:h>
      <text:p text:style-name="P8"><text:bookmark text:name="line-534"/>If you don't check for errors from the <text:span text:style-name="Teletype">cd</text:span> command, you might end up executing <text:span text:style-name="Teletype">bar</text:span> in the wrong place. This could be a major disaster, if for example <text:span text:style-name="Teletype">bar</text:span> happens to be <text:span text:style-name="Teletype">rm -f *</text:span>. <text:bookmark text:name="line-535"/><text:bookmark text:name="line-536"/></text:p>
      <text:p text:style-name="P8">You must <text:span text:style-name="Strong_20_Emphasis">always</text:span> check for errors from a <text:span text:style-name="Teletype">cd</text:span> command. The simplest way to do that is: <text:bookmark text:name="line-537"/><text:bookmark text:name="line-538"/></text:p>
      <text:list xml:id="list1625908785" text:style-name="L36">
        <text:list-item>
          <text:p text:style-name="P257"><text:bookmark text:name="line-540"/><text:bookmark text:name="line-539"/><text:bookmark text:name="line-1-49"/><text:s/>cd /foo &amp;&amp; bar</text:p>
        </text:list-item>
      </text:list>
      <text:p text:style-name="P8"><text:bookmark text:name="line-541"/><text:bookmark text:name="line-542"/>If there's more than just one command after the <text:span text:style-name="Teletype">cd</text:span>, you might prefer this: <text:bookmark text:name="line-543"/><text:bookmark text:name="line-544"/></text:p>
      <text:list xml:id="list2123432447" text:style-name="L37">
        <text:list-item>
          <text:p text:style-name="P211"><text:bookmark text:name="line-549"/><text:bookmark text:name="line-548"/><text:bookmark text:name="line-547"/><text:bookmark text:name="line-546"/><text:bookmark text:name="line-545"/><text:bookmark text:name="line-1-50"/><text:s/>cd /foo || exit 1</text:p>
          <text:p text:style-name="P211"><text:bookmark text:name="line-2-28"/><text:s/>bar</text:p>
          <text:p text:style-name="P211"><text:bookmark text:name="line-3-20"/><text:s/>baz</text:p>
          <text:p text:style-name="P258"><text:bookmark text:name="line-4-12"/><text:s/>bat ... # Lots of commands.</text:p>
        </text:list-item>
      </text:list>
      <text:p text:style-name="P8"><text:bookmark text:name="line-550"/><text:bookmark text:name="line-551"/><text:span text:style-name="Teletype">cd</text:span> will report the failure to change directories, with a stderr message such as "bash: cd: /foo: No such file or directory". If you want to add your own message in stdout, however, you could use command grouping: <text:bookmark text:name="line-552"/><text:bookmark text:name="line-553"/></text:p>
      <text:list xml:id="list1431406219" text:style-name="L38">
        <text:list-item>
          <text:p text:style-name="P212"><text:bookmark text:name="line-557"/><text:bookmark text:name="line-556"/><text:bookmark text:name="line-555"/><text:bookmark text:name="line-554"/><text:bookmark text:name="line-1-51"/><text:s/>cd /net || { echo &gt;&amp;2 "Can't read /net. Make sure you've logged in to the Samba network, and try again."; exit 1; }</text:p>
          <text:p text:style-name="P212"><text:bookmark text:name="line-2-29"/><text:s/>do_stuff</text:p>
          <text:p text:style-name="P259"><text:bookmark text:name="line-3-211"/><text:s/>more_stuff</text:p>
        </text:list-item>
      </text:list>
      <text:p text:style-name="P8"><text:bookmark text:name="line-558"/><text:bookmark text:name="line-559"/>Note there's a required space between <text:span text:style-name="Teletype">{</text:span> and <text:span text:style-name="Teletype">echo</text:span>, and a required <text:span text:style-name="Teletype">;</text:span> before the closing <text:span text:style-name="Teletype">}</text:span>. You could also write a <text:span text:style-name="Teletype">die</text:span> function, if you prefer. <text:bookmark text:name="line-560"/><text:bookmark text:name="line-561"/></text:p>
      <text:p text:style-name="P8"><text:soft-page-break/>Some people also like to enable <text:a xlink:type="simple" xlink:href="http://mywiki.wooledge.org/BashFAQ/105" text:style-name="Internet_20_link" text:visited-style-name="Visited_20_Internet_20_Link">set -e</text:a> to make their scripts abort on <text:span text:style-name="Emphasis">any</text:span> command that returns non-zero, but this can be <text:a xlink:type="simple" xlink:href="http://mywiki.wooledge.org/BashFAQ/105" text:style-name="Internet_20_link" text:visited-style-name="Visited_20_Internet_20_Link">rather tricky to use correctly</text:a> (since many common commands may return a non-zero for a warning condition, which you may not want to treat as fatal). <text:bookmark text:name="line-562"/><text:bookmark text:name="line-563"/></text:p>
      <text:p text:style-name="P8">By the way, if you're changing directories a lot in a Bash script, be sure to read the Bash help on <text:span text:style-name="Teletype">pushd</text:span>, <text:span text:style-name="Teletype">popd</text:span>, and <text:span text:style-name="Teletype">dirs</text:span>. Perhaps all that code you wrote to manage <text:span text:style-name="Teletype">cd</text:span>'s and <text:span text:style-name="Teletype">pwd</text:span>'s is completely unnecessary. <text:bookmark text:name="line-564"/><text:bookmark text:name="line-565"/></text:p>
      <text:p text:style-name="P8">Speaking of which, compare this: <text:bookmark text:name="line-566"/><text:bookmark text:name="line-567"/></text:p>
      <text:list xml:id="list1614490247" text:style-name="L39">
        <text:list-item>
          <text:p text:style-name="P213"><text:bookmark text:name="line-573"/><text:bookmark text:name="line-572"/><text:bookmark text:name="line-571"/><text:bookmark text:name="line-570"/><text:bookmark text:name="line-569"/><text:bookmark text:name="line-568"/><text:bookmark text:name="line-1-52"/><text:s/>find ... -type d -print0 | while IFS= read -r -d '' subdir; do</text:p>
          <text:p text:style-name="P213"><text:bookmark text:name="line-2-30"/><text:s text:c="3"/>here=$PWD</text:p>
          <text:p text:style-name="P213"><text:bookmark text:name="line-3-22"/><text:s text:c="3"/>cd "$subdir" &amp;&amp; whatever &amp;&amp; ...</text:p>
          <text:p text:style-name="P213"><text:bookmark text:name="line-4-13"/><text:s text:c="3"/>cd "$here"</text:p>
          <text:p text:style-name="P260"><text:bookmark text:name="line-5-9"/><text:s/>done</text:p>
        </text:list-item>
      </text:list>
      <text:p text:style-name="P8"><text:bookmark text:name="line-574"/><text:bookmark text:name="line-575"/>With this: <text:bookmark text:name="line-576"/><text:bookmark text:name="line-577"/></text:p>
      <text:list xml:id="list1109216238" text:style-name="L40">
        <text:list-item>
          <text:p text:style-name="P214"><text:bookmark text:name="line-581"/><text:bookmark text:name="line-580"/><text:bookmark text:name="line-579"/><text:bookmark text:name="line-578"/><text:bookmark text:name="line-1-53"/><text:s/>find ... -type d -print0 | while IFS= read -r -d '' subdir; do</text:p>
          <text:p text:style-name="P214"><text:bookmark text:name="line-2-311"/><text:s text:c="3"/>(cd "$subdir" || exit; whatever; ...)</text:p>
          <text:p text:style-name="P261"><text:bookmark text:name="line-3-23"/><text:s/>done</text:p>
        </text:list-item>
      </text:list>
      <text:p text:style-name="P8"><text:bookmark text:name="line-582"/><text:bookmark text:name="line-583"/>Forcing a <text:a xlink:type="simple" xlink:href="http://mywiki.wooledge.org/SubShell" text:style-name="Internet_20_link" text:visited-style-name="Visited_20_Internet_20_Link">SubShell</text:a> here causes the <text:span text:style-name="Teletype">cd</text:span> to occur only in the subshell; for the next iteration of the loop, we're back to our normal location, regardless of whether the <text:span text:style-name="Teletype">cd</text:span> succeeded or failed. We don't have to change back manually, and we aren't stuck in a neverending string of <text:span text:style-name="Teletype">... &amp;&amp; ...</text:span> logic preventing the use of other conditionals. The subshell version is simpler and cleaner (albeit a tiny bit slower). <text:bookmark text:name="line-584"/><text:bookmark text:name="line-585"/></text:p>
      <text:p text:style-name="P8">Another approach is to <text:span text:style-name="Teletype">cd</text:span> unconditionally to where we're supposed to be, at the start of each loop iteration: <text:bookmark text:name="line-586"/><text:bookmark text:name="line-587"/></text:p>
      <text:list xml:id="list3059293954" text:style-name="L41">
        <text:list-item>
          <text:p text:style-name="P215"><text:bookmark text:name="line-595"/><text:bookmark text:name="line-594"/><text:bookmark text:name="line-593"/><text:bookmark text:name="line-592"/><text:bookmark text:name="line-591"/><text:bookmark text:name="line-590"/><text:bookmark text:name="line-589"/><text:bookmark text:name="line-588"/><text:bookmark text:name="line-1-54"/><text:s/>here=$PWD</text:p>
          <text:p text:style-name="P215"><text:bookmark text:name="line-2-32"/><text:s/>find ... -type d -print0 | while IFS= read -r -d '' subdir; do</text:p>
          <text:p text:style-name="P215"><text:bookmark text:name="line-3-24"/><text:s text:c="4"/>cd "$here" || continue</text:p>
          <text:p text:style-name="P215"><text:bookmark text:name="line-4-14"/><text:s text:c="4"/>cd "$subdir" || continue</text:p>
          <text:p text:style-name="P215"><text:bookmark text:name="line-5-10"/><text:s text:c="4"/>whatever</text:p>
          <text:p text:style-name="P215"><text:bookmark text:name="line-6-6"/><text:s text:c="4"/>...</text:p>
          <text:p text:style-name="P262"><text:bookmark text:name="line-7-3"/><text:s/>done</text:p>
        </text:list-item>
      </text:list>
      <text:p text:style-name="P8"><text:bookmark text:name="line-596"/><text:bookmark text:name="line-597"/>At least this way, we can <text:span text:style-name="Teletype">continue</text:span> to the next loop iteration and don't have to string an indefinite series of <text:span text:style-name="Teletype">&amp;&amp;</text:span> together to ensure that we reach the <text:span text:style-name="Teletype">cd</text:span> at the end of the loop body. <text:bookmark text:name="line-598"/><text:bookmark text:name="line-599"/></text:p>
      <text:h text:style-name="P161" text:outline-level="2"><text:bookmark text:name="line-601"/><text:bookmark text:name="line-600"/><text:bookmark text:name="pf20"/><text:bookmark text:name="A.5B_bar_.3D.3D_.22.24foo.22_.5D"/><text:soft-page-break/>20. [ bar == "$foo" ]</text:h>
      <text:p text:style-name="P8"><text:bookmark text:name="line-602"/>The <text:span text:style-name="Teletype">==</text:span> operator is not valid for the POSIX <text:span text:style-name="Teletype">[</text:span> command. Use <text:span text:style-name="Teletype">=</text:span> or the <text:a xlink:type="simple" xlink:href="http://mywiki.wooledge.org/BashFAQ/031" text:style-name="Internet_20_link" text:visited-style-name="Visited_20_Internet_20_Link">[[ keyword</text:a> instead. <text:bookmark text:name="line-603"/><text:bookmark text:name="line-604"/></text:p>
      <text:list xml:id="list2448655184" text:style-name="L42">
        <text:list-item>
          <text:p text:style-name="P216"><text:bookmark text:name="line-607"/><text:bookmark text:name="line-606"/><text:bookmark text:name="line-605"/><text:bookmark text:name="line-1-55"/><text:s/>[ bar = "$foo" ] &amp;&amp; echo yes</text:p>
          <text:p text:style-name="P263"><text:bookmark text:name="line-2-33"/><text:s/>[[ bar == $foo ]] &amp;&amp; echo yes</text:p>
        </text:list-item>
      </text:list>
      <text:p text:style-name="P8"><text:bookmark text:name="line-608"/><text:bookmark text:name="line-609"/>In Bash, <text:span text:style-name="Teletype">[ "$x" == y ]</text:span> is accepted as an extension, which often leads Bash programmers to think it's the correct syntax. It's not; it's a <text:a xlink:type="simple" xlink:href="http://mywiki.wooledge.org/Bashism" text:style-name="Internet_20_link" text:visited-style-name="Visited_20_Internet_20_Link">Bashism</text:a>. If you're going to use Bashisms, you might as well just use <text:span text:style-name="Teletype">[[</text:span> instead. <text:bookmark text:name="line-610"/><text:bookmark text:name="line-6111"/></text:p>
      <text:h text:style-name="P161" text:outline-level="2"><text:bookmark text:name="line-613"/><text:bookmark text:name="line-612"/><text:bookmark text:name="pf21"/><text:bookmark text:name="for_i_in_.7B1..10.7D.3B_do_..2Fsomething_.26.3B_done"/>21. for i in {1..10}; do ./something &amp;; done</text:h>
      <text:p text:style-name="P8"><text:bookmark text:name="line-614"/>You <text:span text:style-name="Emphasis">cannot</text:span> put a <text:span text:style-name="Teletype">;</text:span> immediately after an <text:span text:style-name="Teletype">&amp;</text:span>. Just remove the extraneous <text:span text:style-name="Teletype">;</text:span> entirely. <text:bookmark text:name="line-615"/><text:bookmark text:name="line-616"/></text:p>
      <text:list xml:id="list3594357102" text:style-name="L43">
        <text:list-item>
          <text:p text:style-name="P264"><text:bookmark text:name="line-618"/><text:bookmark text:name="line-617"/><text:bookmark text:name="line-1-56"/><text:s/>for i in {1..10}; do ./something &amp; done</text:p>
        </text:list-item>
      </text:list>
      <text:p text:style-name="P8"><text:bookmark text:name="line-619"/><text:bookmark text:name="line-620"/>Or: <text:bookmark text:name="line-621"/><text:bookmark text:name="line-622"/></text:p>
      <text:list xml:id="list2168384820" text:style-name="L44">
        <text:list-item>
          <text:p text:style-name="P217"><text:bookmark text:name="line-626"/><text:bookmark text:name="line-625"/><text:bookmark text:name="line-624"/><text:bookmark text:name="line-623"/><text:bookmark text:name="line-1-57"/><text:s/>for i in {1..10}; do</text:p>
          <text:p text:style-name="P217"><text:bookmark text:name="line-2-34"/><text:s text:c="3"/>./something &amp;</text:p>
          <text:p text:style-name="P265"><text:bookmark text:name="line-3-25"/><text:s/>done</text:p>
        </text:list-item>
      </text:list>
      <text:p text:style-name="P8"><text:bookmark text:name="line-627"/><text:bookmark text:name="line-628"/><text:span text:style-name="Teletype">&amp;</text:span> already functions as a command terminator, just like <text:span text:style-name="Teletype">;</text:span> does. And you cannot mix the two. <text:bookmark text:name="line-629"/><text:bookmark text:name="line-630"/></text:p>
      <text:p text:style-name="P8">In general, a <text:span text:style-name="Teletype">;</text:span> can be replaced by a newline, but not all newlines can be replaced by <text:span text:style-name="Teletype">;</text:span>. <text:bookmark text:name="line-631"/><text:bookmark text:name="line-632"/></text:p>
      <text:h text:style-name="P161" text:outline-level="2"><text:bookmark text:name="line-634"/><text:bookmark text:name="line-633"/><text:bookmark text:name="pf22"/><text:bookmark text:name="cmd1_.26.26_cmd2_.7C.7C_cmd3"/>22. cmd1 &amp;&amp; cmd2 || cmd3</text:h>
      <text:p text:style-name="P8"><text:bookmark text:name="line-635"/>Some people try to use <text:span text:style-name="Teletype">&amp;&amp;</text:span> and <text:span text:style-name="Teletype">||</text:span> as a shortcut syntax for <text:span text:style-name="Teletype">if ... then ... else ... fi</text:span>, perhaps because they think they are being clever. For instance, <text:bookmark text:name="line-636"/><text:bookmark text:name="line-637"/></text:p>
      <text:list xml:id="list1585146379" text:style-name="L45">
        <text:list-item>
          <text:p text:style-name="P218"><text:bookmark text:name="line-640"/><text:bookmark text:name="line-639"/><text:bookmark text:name="line-638"/><text:bookmark text:name="line-1-58"/><text:s/># WRONG!</text:p>
          <text:p text:style-name="P266"><text:bookmark text:name="line-2-35"/><text:s/>[[ -s $errorlog ]] &amp;&amp; echo "Uh oh, there were some errors." || echo "Successful."</text:p>
        </text:list-item>
      </text:list>
      <text:p text:style-name="P8"><text:bookmark text:name="line-641"/><text:bookmark text:name="line-642"/>However, this construct is <text:span text:style-name="Emphasis">not</text:span> completely equivalent to <text:span text:style-name="Teletype">if ... fi</text:span> in the general case. The command that comes after the <text:span text:style-name="Teletype">&amp;&amp;</text:span> also generates an exit status, and if that exit status isn't "true" (0), then the command that comes after the <text:span text:style-name="Teletype">||</text:span> will <text:span text:style-name="Emphasis">also</text:span> be invoked. For example: <text:bookmark text:name="line-643"/><text:bookmark text:name="line-644"/></text:p>
      <text:list xml:id="list4062314389" text:style-name="L46">
        <text:list-item>
          <text:p text:style-name="P219"><text:bookmark text:name="line-648"/><text:bookmark text:name="line-647"/><text:bookmark text:name="line-646"/><text:bookmark text:name="line-645"/><text:bookmark text:name="line-1-59"/><text:soft-page-break/><text:s/>i=0</text:p>
          <text:p text:style-name="P219"><text:bookmark text:name="line-2-36"/><text:s/>true &amp;&amp; ((i++)) || ((i--)) <text:s/># WRONG!</text:p>
          <text:p text:style-name="P267"><text:bookmark text:name="line-3-26"/><text:s/>echo "$i" <text:s text:c="18"/># Prints 0</text:p>
        </text:list-item>
      </text:list>
      <text:p text:style-name="P8"><text:bookmark text:name="line-649"/><text:bookmark text:name="line-650"/>What happened here? It looks like <text:span text:style-name="Teletype">i</text:span> should be 1, but it ends up 0. Why? Because both the <text:span text:style-name="Teletype">i++</text:span> <text:span text:style-name="Emphasis">and</text:span> the <text:span text:style-name="Teletype">i--</text:span> were executed. The <text:span text:style-name="Teletype">((i++))</text:span> command has an exit status, and that exit status is derived from a C-like evaluation of the expression inside the parentheses. That expression's value happens to be 0 (the initial value of <text:span text:style-name="Teletype">i</text:span>), and in C, an expression with an integer value of 0 is considered <text:span text:style-name="Emphasis">false</text:span>. So <text:span text:style-name="Teletype">((i++))</text:span> (when <text:span text:style-name="Teletype">i</text:span> is 0) has an exit status of 1 (false), and therefore the <text:span text:style-name="Teletype">((i--))</text:span> command is executed as well. <text:bookmark text:name="line-651"/><text:bookmark text:name="line-652"/></text:p>
      <text:p text:style-name="P8">Another clever person thinks that we can fix it by using the pre-increment operator, since the exit status from <text:span text:style-name="Teletype">++i</text:span> (with <text:span text:style-name="Teletype">i</text:span> initially 0) is true: <text:bookmark text:name="line-653"/><text:bookmark text:name="line-654"/></text:p>
      <text:list xml:id="list3288696100" text:style-name="L47">
        <text:list-item>
          <text:p text:style-name="P220"><text:bookmark text:name="line-658"/><text:bookmark text:name="line-657"/><text:bookmark text:name="line-656"/><text:bookmark text:name="line-655"/><text:bookmark text:name="line-1-60"/><text:s/>i=0</text:p>
          <text:p text:style-name="P220"><text:bookmark text:name="line-2-37"/><text:s/>true &amp;&amp; (( ++i )) || (( --i )) <text:s/># STILL WRONG!</text:p>
          <text:p text:style-name="P268"><text:bookmark text:name="line-3-27"/><text:s/>echo "$i" <text:s text:c="22"/># Prints 1 by dumb luck</text:p>
        </text:list-item>
      </text:list>
      <text:p text:style-name="P8"><text:bookmark text:name="line-659"/><text:bookmark text:name="line-660"/>But that's missing the point of the example. It just <text:span text:style-name="Emphasis">happens</text:span> to work by <text:span text:style-name="Emphasis">coincidence</text:span>, and you <text:span text:style-name="Emphasis">cannot</text:span> rely on <text:span text:style-name="Teletype">x &amp;&amp; y || z</text:span> if <text:span text:style-name="Teletype">y</text:span> has <text:span text:style-name="Strong_20_Emphasis">any</text:span> chance of failure! (This example still fails if we initialize <text:span text:style-name="Teletype">i</text:span> to -1 instead of 0.) <text:bookmark text:name="line-661"/><text:bookmark text:name="line-662"/></text:p>
      <text:p text:style-name="P8">If you need safety, or if you simply aren't sure how this works, or if <text:span text:style-name="Emphasis">anything</text:span> in the preceding paragraphs wasn't completely clear, please just use the simple <text:span text:style-name="Teletype">if ... fi</text:span> syntax in your programs. <text:bookmark text:name="line-663"/><text:bookmark text:name="line-664"/></text:p>
      <text:list xml:id="list970559054" text:style-name="L48">
        <text:list-item>
          <text:p text:style-name="P221"><text:bookmark text:name="line-672"/><text:bookmark text:name="line-671"/><text:bookmark text:name="line-670"/><text:bookmark text:name="line-669"/><text:bookmark text:name="line-668"/><text:bookmark text:name="line-667"/><text:bookmark text:name="line-666"/><text:bookmark text:name="line-665"/><text:bookmark text:name="line-1-61"/><text:s/>i=0</text:p>
          <text:p text:style-name="P221"><text:bookmark text:name="line-2-38"/><text:s/>if true; then</text:p>
          <text:p text:style-name="P221"><text:bookmark text:name="line-3-28"/><text:s text:c="3"/>((i++))</text:p>
          <text:p text:style-name="P221"><text:bookmark text:name="line-4-15"/><text:s/>else</text:p>
          <text:p text:style-name="P221"><text:bookmark text:name="line-5-111"/><text:s text:c="3"/>((i--))</text:p>
          <text:p text:style-name="P221"><text:bookmark text:name="line-6-7"/><text:s/>fi</text:p>
          <text:p text:style-name="P269"><text:bookmark text:name="line-7-4"/><text:s/>echo "$i" <text:s text:c="3"/># Prints 1</text:p>
        </text:list-item>
      </text:list>
      <text:p text:style-name="P8"><text:bookmark text:name="line-673"/><text:bookmark text:name="line-674"/>This section also applies to Bourne shell, here is the code that illustrates it: <text:bookmark text:name="line-675"/><text:bookmark text:name="line-676"/></text:p>
      <text:list xml:id="list1679338717" text:style-name="L49">
        <text:list-item>
          <text:p text:style-name="P222"><text:bookmark text:name="line-679"/><text:bookmark text:name="line-678"/><text:bookmark text:name="line-677"/><text:bookmark text:name="line-1-62"/><text:s/># WRONG!</text:p>
          <text:p text:style-name="P270"><text:bookmark text:name="line-2-39"/><text:s/>true &amp;&amp; { echo true; false; } || { echo false; true; }</text:p>
        </text:list-item>
      </text:list>
      <text:p text:style-name="P8"><text:bookmark text:name="line-680"/><text:bookmark text:name="line-681"/>Output is two lines "true" and "false", instead the single line "true". <text:bookmark text:name="line-682"/><text:bookmark text:name="line-683"/></text:p>
      <text:h text:style-name="P161" text:outline-level="2"><text:bookmark text:name="line-685"/><text:bookmark text:name="line-684"/><text:bookmark text:name="pf23"/><text:bookmark text:name="echo_.22Hello_World.21.22"/><text:soft-page-break/>23. echo "Hello World!"</text:h>
      <text:p text:style-name="P8"><text:bookmark text:name="line-686"/>The problem here is that, in an interactive Bash shell (in versions prior to 4.3), you'll see an error like: <text:bookmark text:name="line-687"/><text:bookmark text:name="line-688"/></text:p>
      <text:list xml:id="list3788281427" text:style-name="L50">
        <text:list-item>
          <text:p text:style-name="P271"><text:bookmark text:name="line-690"/><text:bookmark text:name="line-689"/><text:bookmark text:name="line-1-63"/><text:s/>bash: !": event not found</text:p>
        </text:list-item>
      </text:list>
      <text:p text:style-name="P8"><text:bookmark text:name="line-691"/><text:bookmark text:name="line-692"/>This is because, in the default settings for an interactive shell, Bash performs csh-style history expansion using the exclamation point. This is <text:span text:style-name="Strong_20_Emphasis">not</text:span> a problem in shell scripts; only in interactive shells. <text:bookmark text:name="line-693"/><text:bookmark text:name="line-694"/></text:p>
      <text:p text:style-name="P8">Unfortunately, the obvious attempt to "fix" this won't work: <text:bookmark text:name="line-695"/><text:bookmark text:name="line-696"/></text:p>
      <text:list xml:id="list3887791329" text:style-name="L51">
        <text:list-item>
          <text:p text:style-name="P223"><text:bookmark text:name="line-699"/><text:bookmark text:name="line-698"/><text:bookmark text:name="line-697"/><text:bookmark text:name="line-1-64"/><text:s/>$ echo "hi\!"</text:p>
          <text:p text:style-name="P272"><text:bookmark text:name="line-2-40"/><text:s/>hi\!</text:p>
        </text:list-item>
      </text:list>
      <text:p text:style-name="P8"><text:bookmark text:name="line-700"/><text:bookmark text:name="line-701"/>The easiest solution is unsetting the <text:span text:style-name="Teletype">histexpand</text:span> option: this can be done with <text:span text:style-name="Teletype">set +H</text:span> or <text:span text:style-name="Teletype">set +o histexpand</text:span> <text:bookmark text:name="line-702"/><text:bookmark text:name="line-703"/></text:p>
      <text:list xml:id="list2508071259" text:style-name="L52">
        <text:list-item>
          <text:p text:style-name="P179">Question: Why is playing with <text:span text:style-name="Teletype">histexpand</text:span> more apropriate than single quotes? <text:bookmark text:name="line-704"/></text:p>
          <text:list>
            <text:list-item>
              <text:p text:style-name="P179"><text:span text:style-name="Emphasis">I personally ran into this issue when I was manipulating song files, using commands like</text:span> <text:bookmark text:name="line-705"/><text:bookmark text:name="line-706"/><text:bookmark text:name="line-707"/><text:bookmark text:name="line-708"/></text:p>
              <text:p text:style-name="P224"><text:bookmark text:name="line-1-65"/>mp3info -t "Don't Let It Show" ...</text:p>
              <text:p text:style-name="P273"><text:bookmark text:name="line-2-41"/>mp3info -t "Ah! Leah!" ...</text:p>
              <text:p text:style-name="P179"><text:bookmark text:name="line-709"/><text:span text:style-name="Emphasis">Using single quotes is extremely inconvenient because of all the songs with apostrophes in their titles. Using double quotes ran into the history expansion issue. (And imagine a file that has both in its name. The quoting would be atrocious.) Since I never actually </text:span>use<text:span text:style-name="Emphasis"> history expansion, my personal preference was to turn it off in </text:span><text:span text:style-name="Teletype">~/.bashrc</text:span><text:span text:style-name="Emphasis">.</text:span> -- <text:a xlink:type="simple" xlink:href="http://mywiki.wooledge.org/GreyCat" text:style-name="Internet_20_link" text:visited-style-name="Visited_20_Internet_20_Link">GreyCat</text:a> <text:bookmark text:name="line-710"/><text:bookmark text:name="line-7111"/></text:p>
            </text:list-item>
          </text:list>
        </text:list-item>
      </text:list>
      <text:p text:style-name="P8">These solutions will work: <text:bookmark text:name="line-712"/><text:bookmark text:name="line-713"/></text:p>
      <text:list xml:id="list887070723" text:style-name="L53">
        <text:list-item>
          <text:p text:style-name="P274"><text:bookmark text:name="line-715"/><text:bookmark text:name="line-714"/><text:bookmark text:name="line-1-66"/><text:s/>echo 'Hello World!'</text:p>
        </text:list-item>
      </text:list>
      <text:p text:style-name="P8"><text:bookmark text:name="line-716"/><text:bookmark text:name="line-717"/>or <text:bookmark text:name="line-718"/><text:bookmark text:name="line-719"/></text:p>
      <text:list xml:id="list2848657919" text:style-name="L54">
        <text:list-item>
          <text:p text:style-name="P225"><text:bookmark text:name="line-722"/><text:bookmark text:name="line-721"/><text:bookmark text:name="line-720"/><text:bookmark text:name="line-1-67"/><text:s/>set +H</text:p>
          <text:p text:style-name="P275"><text:bookmark text:name="line-2-42"/><text:s/>echo "Hello World!"</text:p>
        </text:list-item>
      </text:list>
      <text:p text:style-name="P8"><text:bookmark text:name="line-723"/><text:bookmark text:name="line-724"/>or <text:bookmark text:name="line-725"/><text:bookmark text:name="line-726"/></text:p>
      <text:list xml:id="list3776171172" text:style-name="L55">
        <text:list-item>
          <text:p text:style-name="P276"><text:bookmark text:name="line-728"/><text:bookmark text:name="line-727"/><text:bookmark text:name="line-1-68"/><text:s/>histchars=</text:p>
        </text:list-item>
      </text:list>
      <text:p text:style-name="P8"><text:bookmark text:name="line-729"/><text:bookmark text:name="line-730"/><text:soft-page-break/>Many people simply choose to put <text:span text:style-name="Teletype">set +H</text:span> or <text:span text:style-name="Teletype">set +o histexpand</text:span> in their <text:span text:style-name="Teletype">~/.bashrc</text:span> to deactivate history expansion permanently. This is a personal preference, though, and you should choose whatever works best for you. <text:bookmark text:name="line-731"/><text:bookmark text:name="line-732"/></text:p>
      <text:p text:style-name="P8">Another solution is: <text:bookmark text:name="line-733"/><text:bookmark text:name="line-734"/></text:p>
      <text:list xml:id="list2069560555" text:style-name="L56">
        <text:list-item>
          <text:p text:style-name="P226"><text:bookmark text:name="line-737"/><text:bookmark text:name="line-736"/><text:bookmark text:name="line-735"/><text:bookmark text:name="line-1-69"/><text:s/>exmark='!'</text:p>
          <text:p text:style-name="P277"><text:bookmark text:name="line-2-43"/><text:s/>echo "Hello, world$exmark"</text:p>
        </text:list-item>
      </text:list>
      <text:p text:style-name="P8"><text:bookmark text:name="line-738"/><text:bookmark text:name="line-739"/>In Bash 4.3 and newer, a double quote following <text:span text:style-name="Teletype">!</text:span> no longer triggers history expansion, but history expansion is still performed within double quotes, so while <text:span text:style-name="Teletype">echo "Hello World!"</text:span> is OK, these will still be a problem: <text:bookmark text:name="line-740"/><text:bookmark text:name="line-741"/></text:p>
      <text:list xml:id="list2521047677" text:style-name="L57">
        <text:list-item>
          <text:p text:style-name="P227"><text:bookmark text:name="line-744"/><text:bookmark text:name="line-743"/><text:bookmark text:name="line-742"/><text:bookmark text:name="line-1-70"/><text:s/>echo "Hello, World!(and the rest of the Universe)"</text:p>
          <text:p text:style-name="P278"><text:bookmark text:name="line-2-44"/><text:s/>echo "foo!'bar'"</text:p>
        </text:list-item>
      </text:list>
      <text:h text:style-name="P161" text:outline-level="2"><text:bookmark text:name="line-748"/><text:bookmark text:name="line-747"/><text:bookmark text:name="pf24"/><text:bookmark text:name="line-746"/><text:bookmark text:name="line-745"/><text:bookmark text:name="for_arg_in_.24.2A"/>24. for arg in $*</text:h>
      <text:p text:style-name="P8"><text:bookmark text:name="line-749"/>Bash (like all Bourne shells) has a special syntax for referring to the list of positional parameters one at a time, and <text:span text:style-name="Teletype">$*</text:span> isn't it. Neither is <text:span text:style-name="Teletype">$@</text:span>. Both of those expand to the list of words in your script's parameters, not to each parameter as a separate word. <text:bookmark text:name="line-750"/><text:bookmark text:name="line-751"/></text:p>
      <text:p text:style-name="P8">The correct syntax is: <text:bookmark text:name="line-752"/><text:bookmark text:name="line-753"/></text:p>
      <text:list xml:id="list823279309" text:style-name="L58">
        <text:list-item>
          <text:p text:style-name="P228"><text:bookmark text:name="line-758"/><text:bookmark text:name="line-757"/><text:bookmark text:name="line-756"/><text:bookmark text:name="line-755"/><text:bookmark text:name="line-754"/><text:bookmark text:name="line-1-71"/><text:s/>for arg in "$@"</text:p>
          <text:p text:style-name="P228"><text:bookmark text:name="line-2-45"/></text:p>
          <text:p text:style-name="P228"><text:bookmark text:name="line-3-29"/><text:s/># Or simply:</text:p>
          <text:p text:style-name="P279"><text:bookmark text:name="line-4-16"/><text:s/>for arg</text:p>
        </text:list-item>
      </text:list>
      <text:p text:style-name="P8"><text:bookmark text:name="line-759"/><text:bookmark text:name="line-760"/>Since looping over the positional parameters is such a common thing to do in scripts, <text:span text:style-name="Teletype">for arg</text:span> defaults to <text:span text:style-name="Teletype">for arg in "$@"</text:span>. The double-quoted <text:span text:style-name="Teletype">"$@"</text:span> is special magic that causes each parameter to be used as a single word (or a single loop iteration). It's what you should be using at least 99% of the time. <text:bookmark text:name="line-761"/><text:bookmark text:name="line-762"/></text:p>
      <text:p text:style-name="P8">Here's an example: <text:bookmark text:name="line-763"/><text:bookmark text:name="line-764"/></text:p>
      <text:list xml:id="list3732104031" text:style-name="L59">
        <text:list-item>
          <text:p text:style-name="P229"><text:bookmark text:name="line-775"/><text:bookmark text:name="line-774"/><text:bookmark text:name="line-773"/><text:bookmark text:name="line-772"/><text:bookmark text:name="line-771"/><text:bookmark text:name="line-770"/><text:bookmark text:name="line-769"/><text:bookmark text:name="line-768"/><text:bookmark text:name="line-767"/><text:bookmark text:name="line-766"/><text:bookmark text:name="line-765"/><text:bookmark text:name="line-1-72"/><text:s/># Incorrect version</text:p>
          <text:p text:style-name="P229"><text:bookmark text:name="line-2-46"/><text:s/>for x in $*; do</text:p>
          <text:p text:style-name="P229"><text:bookmark text:name="line-3-30"/><text:s text:c="3"/>echo "parameter: '$x'"</text:p>
          <text:p text:style-name="P229"><text:bookmark text:name="line-4-17"/><text:s/>done</text:p>
          <text:p text:style-name="P229"><text:bookmark text:name="line-5-12"/></text:p>
          <text:p text:style-name="P229"><text:bookmark text:name="line-6-8"/><text:soft-page-break/><text:s/>$ ./myscript 'arg 1' arg2 arg3</text:p>
          <text:p text:style-name="P229"><text:bookmark text:name="line-7-5"/><text:s/>parameter: 'arg'</text:p>
          <text:p text:style-name="P229"><text:bookmark text:name="line-8-3"/><text:s/>parameter: '1'</text:p>
          <text:p text:style-name="P229"><text:bookmark text:name="line-9-3"/><text:s/>parameter: 'arg2'</text:p>
          <text:p text:style-name="P280"><text:bookmark text:name="line-10-2"/><text:s/>parameter: 'arg3'</text:p>
        </text:list-item>
      </text:list>
      <text:p text:style-name="P8"><text:bookmark text:name="line-776"/><text:bookmark text:name="line-777"/>It should have been written: <text:bookmark text:name="line-778"/><text:bookmark text:name="line-779"/></text:p>
      <text:list xml:id="list408016053" text:style-name="L60">
        <text:list-item>
          <text:p text:style-name="P230"><text:bookmark text:name="line-793"/><text:bookmark text:name="line-792"/><text:bookmark text:name="line-791"/><text:bookmark text:name="line-790"/><text:bookmark text:name="line-789"/><text:bookmark text:name="line-788"/><text:bookmark text:name="line-787"/><text:bookmark text:name="line-786"/><text:bookmark text:name="line-785"/><text:bookmark text:name="line-784"/><text:bookmark text:name="line-783"/><text:bookmark text:name="line-782"/><text:bookmark text:name="line-781"/><text:bookmark text:name="line-780"/><text:bookmark text:name="line-1-73"/><text:s/># Correct version</text:p>
          <text:p text:style-name="P230"><text:bookmark text:name="line-2-47"/><text:s/>for x in "$@"; do</text:p>
          <text:p text:style-name="P230"><text:bookmark text:name="line-3-31"/><text:s text:c="3"/>echo "parameter: '$x'"</text:p>
          <text:p text:style-name="P230"><text:bookmark text:name="line-4-18"/><text:s/>done</text:p>
          <text:p text:style-name="P230"><text:bookmark text:name="line-5-13"/># or better:</text:p>
          <text:p text:style-name="P230"><text:bookmark text:name="line-6-9"/><text:s/>for x do</text:p>
          <text:p text:style-name="P230"><text:bookmark text:name="line-7-6"/><text:s text:c="3"/>echo "parameter: '$x'"</text:p>
          <text:p text:style-name="P230"><text:bookmark text:name="line-8-4"/><text:s/>done</text:p>
          <text:p text:style-name="P230"><text:bookmark text:name="line-9-4"/></text:p>
          <text:p text:style-name="P230"><text:bookmark text:name="line-10-3"/><text:s/>$ ./myscript 'arg 1' arg2 arg3</text:p>
          <text:p text:style-name="P230"><text:bookmark text:name="line-11-2"/><text:s/>parameter: 'arg 1'</text:p>
          <text:p text:style-name="P230"><text:bookmark text:name="line-12-2"/><text:s/>parameter: 'arg2'</text:p>
          <text:p text:style-name="P281"><text:bookmark text:name="line-13-1"/><text:s/>parameter: 'arg3'</text:p>
        </text:list-item>
      </text:list>
      <text:h text:style-name="P161" text:outline-level="2"><text:bookmark text:name="line-797"/><text:bookmark text:name="line-796"/><text:bookmark text:name="pf25"/><text:bookmark text:name="line-795"/><text:bookmark text:name="line-794"/><text:bookmark text:name="function_foo.28.29"/>25. function foo()</text:h>
      <text:p text:style-name="P8"><text:bookmark text:name="line-798"/>This works in some shells, but not in others. You should <text:span text:style-name="Emphasis">never</text:span> combine the keyword <text:span text:style-name="Teletype">function</text:span> with the parentheses <text:span text:style-name="Teletype">()</text:span> when defining a function. <text:bookmark text:name="line-799"/><text:bookmark text:name="line-800"/></text:p>
      <text:p text:style-name="P8">Bash (at least some versions) will allow you to mix the two. Most of the shells won't accept that (zsh 4.x and perhaps above will - for example). Some shells will accept <text:span text:style-name="Teletype">function foo</text:span>, but for maximum portability, you should always use: <text:bookmark text:name="line-801"/><text:bookmark text:name="line-802"/></text:p>
      <text:list xml:id="list2648702993" text:style-name="L61">
        <text:list-item>
          <text:p text:style-name="P231"><text:bookmark text:name="line-806"/><text:bookmark text:name="line-805"/><text:bookmark text:name="line-804"/><text:bookmark text:name="line-803"/><text:bookmark text:name="line-1-74"/><text:s/>foo() {</text:p>
          <text:p text:style-name="P231"><text:bookmark text:name="line-2-48"/><text:s text:c="2"/>...</text:p>
          <text:p text:style-name="P282"><text:bookmark text:name="line-3-32"/><text:s/>}</text:p>
        </text:list-item>
      </text:list>
      <text:h text:style-name="P161" text:outline-level="2"><text:bookmark text:name="line-810"/><text:bookmark text:name="line-809"/><text:bookmark text:name="pf26"/><text:bookmark text:name="line-808"/><text:bookmark text:name="line-807"/><text:bookmark text:name="echo_.22.2BAH4.22"/>26. echo "~"</text:h>
      <text:p text:style-name="P8"><text:bookmark text:name="line-8111"/>Tilde expansion only applies when '~' is unquoted. In this example echo writes '~' to stdout, rather than the path of the user's home directory. <text:bookmark text:name="line-812"/><text:bookmark text:name="line-813"/></text:p>
      <text:p text:style-name="P8"><text:soft-page-break/>Quoting path parameters that are expressed relative to a user's home directory should be done using $HOME rather than '~'. For instance consider the situation where $HOME is "/home/my photos". <text:bookmark text:name="line-814"/><text:bookmark text:name="line-815"/></text:p>
      <text:list xml:id="list2032726058" text:style-name="L62">
        <text:list-item>
          <text:p text:style-name="P232"><text:bookmark text:name="line-820"/><text:bookmark text:name="line-819"/><text:bookmark text:name="line-818"/><text:bookmark text:name="line-817"/><text:bookmark text:name="line-816"/><text:bookmark text:name="line-1-75"/><text:s/>"~/dir with spaces" # expands to "~/dir with spaces"</text:p>
          <text:p text:style-name="P232"><text:bookmark text:name="line-2-49"/><text:s/>~"/dir with spaces" # expands to "~/dir with spaces"</text:p>
          <text:p text:style-name="P232"><text:bookmark text:name="line-3-33"/><text:s/>~/"dir with spaces" # expands to "/home/my photos/dir with spaces"</text:p>
          <text:p text:style-name="P283"><text:bookmark text:name="line-4-19"/><text:s/>"$HOME/dir with spaces" # expands to "/home/my photos/dir with spaces"</text:p>
        </text:list-item>
      </text:list>
      <text:h text:style-name="P161" text:outline-level="2"><text:bookmark text:name="line-824"/><text:bookmark text:name="line-823"/><text:bookmark text:name="pf27"/><text:bookmark text:name="line-822"/><text:bookmark text:name="line-821"/><text:bookmark text:name="local_varname.3D.24.28command.29"/>27. local varname=$(command)</text:h>
      <text:p text:style-name="P8"><text:bookmark text:name="line-825"/>When declaring a local variable in a function, the <text:span text:style-name="Teletype">local</text:span> acts as a command in its own right. This can sometimes interact oddly with the rest of the line -- for example, if you wanted to capture the exit status (<text:span text:style-name="Teletype">$?</text:span>) of the <text:a xlink:type="simple" xlink:href="http://mywiki.wooledge.org/CommandSubstitution" text:style-name="Internet_20_link" text:visited-style-name="Visited_20_Internet_20_Link">CommandSubstitution</text:a>, you can't do it. <text:span text:style-name="Teletype">local</text:span>'s exit status masks it. <text:bookmark text:name="line-826"/><text:bookmark text:name="line-827"/></text:p>
      <text:p text:style-name="P8">It's best to use separate commands for this: <text:bookmark text:name="line-828"/><text:bookmark text:name="line-829"/></text:p>
      <text:list xml:id="list2936847114" text:style-name="L63">
        <text:list-item>
          <text:p text:style-name="P233"><text:bookmark text:name="line-833"/><text:bookmark text:name="line-832"/><text:bookmark text:name="line-831"/><text:bookmark text:name="line-830"/><text:bookmark text:name="line-1-76"/><text:s/>local varname</text:p>
          <text:p text:style-name="P233"><text:bookmark text:name="line-2-50"/><text:s/>varname=$(command)</text:p>
          <text:p text:style-name="P284"><text:bookmark text:name="line-3-34"/><text:s/>rc=$?</text:p>
        </text:list-item>
      </text:list>
      <text:p text:style-name="P8"><text:bookmark text:name="line-834"/><text:bookmark text:name="line-835"/>This is also true of <text:span text:style-name="Teletype">export</text:span>, which will similarly mask the exit status. <text:bookmark text:name="line-836"/><text:bookmark text:name="line-837"/></text:p>
      <text:p text:style-name="P8">The next pitfall describes another issue with this syntax: <text:bookmark text:name="line-838"/><text:bookmark text:name="line-839"/></text:p>
      <text:h text:style-name="P161" text:outline-level="2"><text:bookmark text:name="line-841"/><text:bookmark text:name="line-840"/><text:bookmark text:name="pf28"/><text:bookmark text:name="export_foo.3D.2BAH4-.2Fbar"/>28. export foo=~/bar</text:h>
      <text:p text:style-name="P8"><text:bookmark text:name="line-842"/><text:a xlink:type="simple" xlink:href="http://mywiki.wooledge.org/TildeExpansion" text:style-name="Internet_20_link" text:visited-style-name="Visited_20_Internet_20_Link">Tilde expansion</text:a> (with or without a username) is only guaranteed to occur when the tilde appears at the beginning of a <text:a xlink:type="simple" xlink:href="http://mywiki.wooledge.org/Arguments" text:style-name="Internet_20_link" text:visited-style-name="Visited_20_Internet_20_Link">word</text:a>, either by itself or followed by a slash. It is also guaranteed to occur when the tilde appears immediately after the <text:span text:style-name="Teletype">=</text:span> in an assignment. <text:bookmark text:name="line-843"/><text:bookmark text:name="line-844"/></text:p>
      <text:p text:style-name="P8">However, the <text:span text:style-name="Teletype">export</text:span> and <text:span text:style-name="Teletype">local</text:span> commands <text:span text:style-name="Emphasis">do not constitute an assignment</text:span>. So, in some shells (like Bash), <text:span text:style-name="Teletype">export foo=~/bar</text:span> will undergo tilde expansion; in others (like dash), it will not. <text:bookmark text:name="line-845"/><text:bookmark text:name="line-846"/></text:p>
      <text:list xml:id="list2721269807" text:style-name="L64">
        <text:list-item>
          <text:p text:style-name="P234"><text:bookmark text:name="line-849"/><text:bookmark text:name="line-848"/><text:bookmark text:name="line-847"/><text:bookmark text:name="line-1-77"/><text:s/>foo=~/bar; export foo <text:s text:c="3"/># Right!</text:p>
          <text:p text:style-name="P285"><text:bookmark text:name="line-2-511"/><text:s/>export foo="$HOME/bar" <text:s text:c="2"/># Right!</text:p>
        </text:list-item>
      </text:list>
      <text:h text:style-name="P161" text:outline-level="2"><text:bookmark text:name="line-853"/><text:bookmark text:name="line-852"/><text:bookmark text:name="pf29"/><text:bookmark text:name="line-851"/><text:bookmark text:name="line-850"/><text:bookmark text:name="sed_.27s.2F.24foo.2Fgood_bye.2F.27"/><text:soft-page-break/>29. sed 's/$foo/good bye/'</text:h>
      <text:p text:style-name="P8"><text:bookmark text:name="line-854"/>In <text:a xlink:type="simple" xlink:href="http://mywiki.wooledge.org/Quotes" text:style-name="Internet_20_link" text:visited-style-name="Visited_20_Internet_20_Link">single quotes</text:a>, bash parameter expansions like <text:span text:style-name="Teletype">$foo</text:span> do not get expanded. That is the purpose of single quotes, to protect characters like <text:span text:style-name="Teletype">$</text:span> from the shell. <text:bookmark text:name="line-855"/><text:bookmark text:name="line-856"/></text:p>
      <text:p text:style-name="P8">Change the quotes to double quotes: <text:bookmark text:name="line-857"/><text:bookmark text:name="line-858"/></text:p>
      <text:list xml:id="list3593451677" text:style-name="L65">
        <text:list-item>
          <text:p text:style-name="P286"><text:bookmark text:name="line-860"/><text:bookmark text:name="line-859"/><text:bookmark text:name="line-1-78"/><text:s/>foo="hello"; sed "s/$foo/good bye/"</text:p>
        </text:list-item>
      </text:list>
      <text:p text:style-name="P8"><text:bookmark text:name="line-861"/><text:bookmark text:name="line-862"/>But keep in mind, if you use double quotes you might need to use more escapes. See the <text:a xlink:type="simple" xlink:href="http://mywiki.wooledge.org/Quotes" text:style-name="Internet_20_link" text:visited-style-name="Visited_20_Internet_20_Link">Quotes</text:a> page. <text:bookmark text:name="line-863"/><text:bookmark text:name="line-864"/></text:p>
      <text:h text:style-name="P161" text:outline-level="2"><text:bookmark text:name="line-866"/><text:bookmark text:name="line-865"/><text:bookmark text:name="pf30"/><text:bookmark text:name="tr_.5BA-Z.5D_.5Ba-z.5D"/>30. tr [A-Z] [a-z]</text:h>
      <text:p text:style-name="P8"><text:bookmark text:name="line-867"/>There are (at least) three things wrong here. The first problem is that <text:span text:style-name="Teletype">[A-Z]</text:span> and <text:span text:style-name="Teletype">[a-z]</text:span> are seen as <text:a xlink:type="simple" xlink:href="http://mywiki.wooledge.org/glob" text:style-name="Internet_20_link" text:visited-style-name="Visited_20_Internet_20_Link">glob</text:a>s by the shell. If you don't have any single-lettered filenames in your current directory, it'll seem like the command is correct; but if you do, things will go wrong. Probably at 0300 hours on a weekend. <text:bookmark text:name="line-868"/><text:bookmark text:name="line-869"/></text:p>
      <text:p text:style-name="P8">The second problem is that this is not really the correct notation for <text:span text:style-name="Teletype">tr</text:span>. What this actually does is translate '[' into '['; anything in the range A-Z into a-z; and ']' into ']'. So you don't even need those brackets, and the first problem goes away. <text:bookmark text:name="line-870"/><text:bookmark text:name="line-871"/></text:p>
      <text:p text:style-name="P8">The third problem is that depending on the <text:a xlink:type="simple" xlink:href="http://mywiki.wooledge.org/locale" text:style-name="Internet_20_link" text:visited-style-name="Visited_20_Internet_20_Link">locale</text:a>, A-Z or a-z may not give you the 26 ASCII characters you were expecting. In fact, in some locales z is in the middle of the alphabet! The solution to this depends on what you want to happen: <text:bookmark text:name="line-872"/><text:bookmark text:name="line-873"/></text:p>
      <text:list xml:id="list3504024781" text:style-name="L66">
        <text:list-item>
          <text:p text:style-name="P235"><text:bookmark text:name="line-879"/><text:bookmark text:name="line-878"/><text:bookmark text:name="line-877"/><text:bookmark text:name="line-876"/><text:bookmark text:name="line-875"/><text:bookmark text:name="line-874"/><text:bookmark text:name="line-1-79"/><text:s/># Use this if you want to change the case of the 26 latin letters</text:p>
          <text:p text:style-name="P235"><text:bookmark text:name="line-2-52"/><text:s/>LC_COLLATE=C tr A-Z a-z</text:p>
          <text:p text:style-name="P235"><text:bookmark text:name="line-3-35"/></text:p>
          <text:p text:style-name="P235"><text:bookmark text:name="line-4-20"/><text:s/># Use this if you want the case conversion to depend upon the locale, which might be more like what a user is expecting</text:p>
          <text:p text:style-name="P287"><text:bookmark text:name="line-5-14"/><text:s/>tr '[:upper:]' '[:lower:]'</text:p>
        </text:list-item>
      </text:list>
      <text:p text:style-name="P8"><text:bookmark text:name="line-880"/><text:bookmark text:name="line-881"/>The quotes are required on the second command, to avoid <text:a xlink:type="simple" xlink:href="http://mywiki.wooledge.org/glob" text:style-name="Internet_20_link" text:visited-style-name="Visited_20_Internet_20_Link">globbing</text:a>. <text:bookmark text:name="line-882"/><text:bookmark text:name="line-883"/></text:p>
      <text:h text:style-name="P161" text:outline-level="2"><text:bookmark text:name="line-885"/><text:bookmark text:name="line-884"/><text:bookmark text:name="pf31"/><text:bookmark text:name="ps_ax_.7C_grep_gedit"/><text:soft-page-break/>31. ps ax | grep gedit</text:h>
      <text:p text:style-name="P8"><text:bookmark text:name="line-886"/>The fundamental problem here is that the name of a running process is inherently unreliable. There could be more than one legitimate gedit process. There could be something else disguising itself as gedit (changing the reported name of an executed command is trivial). For <text:span text:style-name="Emphasis">real</text:span> answers to this, see <text:a xlink:type="simple" xlink:href="http://mywiki.wooledge.org/ProcessManagement" text:style-name="Internet_20_link" text:visited-style-name="Visited_20_Internet_20_Link">ProcessManagement</text:a>. <text:bookmark text:name="line-887"/><text:bookmark text:name="line-888"/></text:p>
      <text:p text:style-name="P8">The following is the quick and dirty stuff. <text:bookmark text:name="line-889"/><text:bookmark text:name="line-890"/></text:p>
      <text:p text:style-name="P8">Searching for the PID of (for example) gedit, many people start with <text:bookmark text:name="line-891"/><text:bookmark text:name="line-892"/></text:p>
      <text:p text:style-name="P97"><text:bookmark text:name="line-896"/><text:bookmark text:name="line-895"/><text:bookmark text:name="line-894"/><text:bookmark text:name="line-893"/><text:bookmark text:name="line-1-80"/>$ ps ax | grep gedit</text:p>
      <text:p text:style-name="P97"><text:bookmark text:name="line-2-53"/>10530 ? <text:s text:c="7"/>S <text:s text:c="5"/>6:23 gedit</text:p>
      <text:p text:style-name="P64"><text:bookmark text:name="line-3-36"/>32118 pts/0 <text:s text:c="3"/>R+ <text:s text:c="4"/>0:00 grep gedit</text:p>
      <text:p text:style-name="P8"><text:bookmark text:name="line-897"/>which, depending on a <text:a xlink:type="simple" xlink:href="http://mywiki.wooledge.org/RaceCondition" text:style-name="Internet_20_link" text:visited-style-name="Visited_20_Internet_20_Link">RaceCondition</text:a>, often yields grep itself as a result. To filter grep out: <text:bookmark text:name="line-898"/><text:bookmark text:name="line-899"/></text:p>
      <text:p text:style-name="P64"><text:bookmark text:name="line-901"/><text:bookmark text:name="line-900"/><text:bookmark text:name="line-1-81"/>ps ax | grep -v grep | grep gedit <text:s text:c="2"/># will work, but ugly</text:p>
      <text:p text:style-name="P8"><text:bookmark text:name="line-902"/>An alternative to this is to use: <text:bookmark text:name="line-903"/><text:bookmark text:name="line-904"/></text:p>
      <text:p text:style-name="P64"><text:bookmark text:name="line-906"/><text:bookmark text:name="line-905"/><text:bookmark text:name="line-1-82"/>ps ax | grep '[g]edit' <text:s text:c="13"/># quote to avoid shell GLOB</text:p>
      <text:p text:style-name="P8"><text:bookmark text:name="line-907"/>This will ignore the grep itself in the process table as that is [g]edit and grep is looking for gedit once evaluated. <text:bookmark text:name="line-908"/><text:bookmark text:name="line-909"/></text:p>
      <text:p text:style-name="P8">On GNU/Linux, the parameter -C can be used instead to filter by commandname: <text:bookmark text:name="line-910"/><text:bookmark text:name="line-9111"/></text:p>
      <text:p text:style-name="P97"><text:bookmark text:name="line-915"/><text:bookmark text:name="line-914"/><text:bookmark text:name="line-913"/><text:bookmark text:name="line-912"/><text:bookmark text:name="line-1-83"/>$ ps -C gedit</text:p>
      <text:p text:style-name="P97"><text:bookmark text:name="line-2-54"/><text:s text:c="2"/>PID TTY <text:s text:c="9"/>TIME CMD</text:p>
      <text:p text:style-name="P64"><text:bookmark text:name="line-3-37"/>10530 ? <text:s text:c="7"/>00:06:23 gedit</text:p>
      <text:p text:style-name="P8"><text:bookmark text:name="line-916"/>But why bother when you could just use pgrep instead? <text:bookmark text:name="line-917"/><text:bookmark text:name="line-918"/></text:p>
      <text:p text:style-name="P97"><text:bookmark text:name="line-921"/><text:bookmark text:name="line-920"/><text:bookmark text:name="line-919"/><text:bookmark text:name="line-1-84"/>$ pgrep gedit</text:p>
      <text:p text:style-name="P64"><text:bookmark text:name="line-2-55"/>10530</text:p>
      <text:p text:style-name="P8"><text:bookmark text:name="line-922"/>Now in a second step the PID is often extracted by awk or cut: <text:bookmark text:name="line-923"/><text:bookmark text:name="line-924"/></text:p>
      <text:p text:style-name="P64"><text:bookmark text:name="line-926"/><text:bookmark text:name="line-925"/><text:bookmark text:name="line-1-85"/>$ ps -C gedit | awk '{print $1}' | tail -n1</text:p>
      <text:p text:style-name="P8"><text:bookmark text:name="line-927"/><text:soft-page-break/>but even that can be handled by some of the trillions of parameters for ps: <text:bookmark text:name="line-928"/><text:bookmark text:name="line-929"/></text:p>
      <text:p text:style-name="P97"><text:bookmark text:name="line-932"/><text:bookmark text:name="line-931"/><text:bookmark text:name="line-930"/><text:bookmark text:name="line-1-86"/>$ ps -C gedit -opid=</text:p>
      <text:p text:style-name="P64"><text:bookmark text:name="line-2-56"/>10530</text:p>
      <text:p text:style-name="P8"><text:bookmark text:name="line-933"/>If you're stuck in 1992 and aren't using pgrep, you could use the ancient, obsolete, deprecated pidof (GNU/Linux only) instead: <text:bookmark text:name="line-934"/><text:bookmark text:name="line-935"/></text:p>
      <text:p text:style-name="P97"><text:bookmark text:name="line-938"/><text:bookmark text:name="line-937"/><text:bookmark text:name="line-936"/><text:bookmark text:name="line-1-87"/>$ pidof gedit</text:p>
      <text:p text:style-name="P64"><text:bookmark text:name="line-2-57"/>10530</text:p>
      <text:p text:style-name="P8"><text:bookmark text:name="line-939"/>and if you need the PID to kill the process, <text:span text:style-name="Emphasis">pkill</text:span> might be interesting for you. Note however that, for example, <text:span text:style-name="Teletype">pgrep/pkill ssh</text:span> would also find processes named sshd, and you wouldn't want to kill those. <text:bookmark text:name="line-940"/><text:bookmark text:name="line-941"/></text:p>
      <text:p text:style-name="P8">Unfortunately some programs aren't started with their name, for example firefox is often started as firefox-bin, which you would need to find out with - well - <text:span text:style-name="Strong_20_Emphasis">ps ax | grep firefox</text:span>. <draw:frame draw:style-name="fr1" draw:name="Image2" text:anchor-type="as-char" svg:width="0.1665in" svg:height="0.1665in" draw:z-index="0"><draw:image xlink:href="Pictures/100002010000001000000010B1B4B7142F087F05.png" xlink:type="simple" xlink:show="embed" xlink:actuate="onLoad" loext:mime-type="image/png"/><svg:title>:)</svg:title></draw:frame><text:s/>Or, you can stick with pgrep by adding some parameters: <text:bookmark text:name="line-942"/><text:bookmark text:name="line-943"/></text:p>
      <text:p text:style-name="P97"><text:bookmark text:name="line-947"/><text:bookmark text:name="line-946"/><text:bookmark text:name="line-945"/><text:bookmark text:name="line-944"/><text:bookmark text:name="line-1-88"/>$ pgrep -fl firefox</text:p>
      <text:p text:style-name="P97"><text:bookmark text:name="line-2-58"/>3128 /usr/lib/firefox/firefox</text:p>
      <text:p text:style-name="P64"><text:bookmark text:name="line-3-38"/>7120 /usr/lib/firefox/plugin-container /usr/lib/flashplugin-installer/libflashplayer.so -greomni /usr/lib/firefox/omni.ja 3128 true plugin</text:p>
      <text:p text:style-name="P8"><text:bookmark text:name="line-948"/>Please read <text:a xlink:type="simple" xlink:href="http://mywiki.wooledge.org/ProcessManagement" text:style-name="Internet_20_link" text:visited-style-name="Visited_20_Internet_20_Link">ProcessManagement</text:a>. Seriously. <text:bookmark text:name="line-949"/><text:bookmark text:name="line-950"/></text:p>
      <text:h text:style-name="P161" text:outline-level="2"><text:bookmark text:name="line-952"/><text:bookmark text:name="line-951"/><text:bookmark text:name="pf32"/><text:bookmark text:name="printf_.22.24foo.22"/>32. printf "$foo"</text:h>
      <text:p text:style-name="P8"><text:bookmark text:name="line-953"/>This isn't wrong because of <text:a xlink:type="simple" xlink:href="http://mywiki.wooledge.org/Quotes" text:style-name="Internet_20_link" text:visited-style-name="Visited_20_Internet_20_Link">quotes</text:a>, but because of a <text:span text:style-name="Emphasis">format string exploit</text:span>. If <text:span text:style-name="Teletype">$foo</text:span> is not strictly under your control, then any <text:span text:style-name="Teletype">\</text:span> or <text:span text:style-name="Teletype">%</text:span> characters in the variable may cause undesired behavior. <text:bookmark text:name="line-954"/><text:bookmark text:name="line-955"/></text:p>
      <text:p text:style-name="P8">Always supply your own format string: <text:bookmark text:name="line-956"/><text:bookmark text:name="line-957"/></text:p>
      <text:p text:style-name="P97"><text:bookmark text:name="line-960"/><text:bookmark text:name="line-959"/><text:bookmark text:name="line-958"/><text:bookmark text:name="line-1-89"/>printf %s "$foo"</text:p>
      <text:p text:style-name="P64"><text:bookmark text:name="line-2-59"/>printf '%s\n' "$foo"</text:p>
      <text:h text:style-name="P161" text:outline-level="2"><text:bookmark text:name="line-963"/><text:bookmark text:name="line-962"/><text:bookmark text:name="pf33"/><text:bookmark text:name="line-961"/><text:bookmark text:name="for_i_in_.7B1...24n.7D"/><text:soft-page-break/>33. for i in {1..$n}</text:h>
      <text:p text:style-name="P8"><text:bookmark text:name="line-964"/>The <text:a xlink:type="simple" xlink:href="http://mywiki.wooledge.org/BashParser" text:style-name="Internet_20_link" text:visited-style-name="Visited_20_Internet_20_Link">BashParser</text:a> performs <text:a xlink:type="simple" xlink:href="http://mywiki.wooledge.org/BraceExpansion" text:style-name="Internet_20_link" text:visited-style-name="Visited_20_Internet_20_Link">BraceExpansion</text:a> <text:span text:style-name="Emphasis">before</text:span> any other expansions or substitutions. So the brace expansion code sees the literal <text:span text:style-name="Teletype">$n</text:span>, which is not numeric, and therefore it doesn't expand the curly braces into a list of numbers. This makes it nearly impossible to use brace expansion to create lists whose size is only known at run-time. <text:bookmark text:name="line-965"/><text:bookmark text:name="line-966"/></text:p>
      <text:p text:style-name="P8">Do this instead: <text:bookmark text:name="line-967"/><text:bookmark text:name="line-968"/></text:p>
      <text:p text:style-name="P97"><text:bookmark text:name="line-972"/><text:bookmark text:name="line-971"/><text:bookmark text:name="line-970"/><text:bookmark text:name="line-969"/><text:bookmark text:name="line-1-90"/>for ((i=1; i&lt;=n; i++)); do</text:p>
      <text:p text:style-name="P97"><text:bookmark text:name="line-2-60"/>...</text:p>
      <text:p text:style-name="P64"><text:bookmark text:name="line-3-39"/>done</text:p>
      <text:p text:style-name="P8"><text:bookmark text:name="line-973"/>In the case of simple iteration over integers, an arithmetic <text:span text:style-name="Teletype">for</text:span> loop should almost always be preferred over brace expansion to begin with, because brace expansion pre-expands every argument which can be slower and unnecessarily consumes memory. <text:bookmark text:name="line-974"/><text:bookmark text:name="line-975"/></text:p>
      <text:h text:style-name="P161" text:outline-level="2"><text:bookmark text:name="line-977"/><text:bookmark text:name="line-976"/><text:bookmark text:name="pf34"/><text:bookmark text:name="if_.5B.5B_.24foo_.3D_.24bar_.5D.5D_.28depending_on_intent.29"/>34. if [[ $foo = $bar ]] (depending on intent)</text:h>
      <text:p text:style-name="P8"><text:bookmark text:name="line-978"/>When the right-hand side of an <text:span text:style-name="Teletype">=</text:span> operator inside <text:a xlink:type="simple" xlink:href="http://mywiki.wooledge.org/BashFAQ/031" text:style-name="Internet_20_link" text:visited-style-name="Visited_20_Internet_20_Link">[[</text:a> is not quoted, bash does <text:a xlink:type="simple" xlink:href="http://mywiki.wooledge.org/glob" text:style-name="Internet_20_link" text:visited-style-name="Visited_20_Internet_20_Link">pattern matching</text:a> against it, instead of treating it as a string. So, in the code above, if <text:span text:style-name="Teletype">bar</text:span> contains <text:span text:style-name="Teletype">*</text:span>, the result will <text:span text:style-name="Emphasis">always</text:span> be true. If you want to check for equality of strings, the right-hand side should be quoted: <text:bookmark text:name="line-979"/><text:bookmark text:name="line-980"/></text:p>
      <text:p text:style-name="P64"><text:bookmark text:name="line-982"/><text:bookmark text:name="line-981"/><text:bookmark text:name="line-1-91"/>if [[ $foo = "$bar" ]]</text:p>
      <text:p text:style-name="P8"><text:bookmark text:name="line-983"/>If you want to do pattern matching, it might be wise to choose variable names that indicate the right-hand side contains a pattern. Or use comments. <text:bookmark text:name="line-984"/><text:bookmark text:name="line-985"/></text:p>
      <text:p text:style-name="P8">It's also worth pointing out that if you quote the right-hand side of <text:span text:style-name="Teletype">=~</text:span> it <text:span text:style-name="Emphasis">also</text:span> forces a simple string comparison, rather than a regular expression matching. This leads us to: <text:bookmark text:name="line-986"/><text:bookmark text:name="line-987"/></text:p>
      <text:h text:style-name="P161" text:outline-level="2"><text:bookmark text:name="line-989"/><text:bookmark text:name="line-988"/><text:bookmark text:name="pf35"/><text:bookmark text:name="if_.5B.5B_.24foo_.3D.2BAH4_.27some_RE.27_.5D.5D"/>35. if [[ $foo =~ 'some RE' ]]</text:h>
      <text:p text:style-name="P8"><text:bookmark text:name="line-990"/>The quotes around the right-hand side of the <text:span text:style-name="Teletype">=~</text:span> operator cause it to become a string, rather than a <text:a xlink:type="simple" xlink:href="http://mywiki.wooledge.org/RegularExpression" text:style-name="Internet_20_link" text:visited-style-name="Visited_20_Internet_20_Link">RegularExpression</text:a>. If you want to use a long or complicated regular expression and avoid lots of backslash escaping, put it in a variable: <text:bookmark text:name="line-991"/><text:bookmark text:name="line-992"/></text:p>
      <text:p text:style-name="P97"><text:bookmark text:name="line-995"/><text:bookmark text:name="line-994"/><text:bookmark text:name="line-993"/><text:bookmark text:name="line-1-92"/>re='some RE'</text:p>
      <text:p text:style-name="P64"><text:bookmark text:name="line-2-611"/>if [[ $foo =~ $re ]]</text:p>
      <text:p text:style-name="P8"><text:bookmark text:name="line-996"/><text:soft-page-break/>This also works around the difference in how <text:span text:style-name="Teletype">=~</text:span> works across different versions of bash. Using a variable avoids some nasty and subtle problems. <text:bookmark text:name="line-997"/><text:bookmark text:name="line-998"/></text:p>
      <text:p text:style-name="P8">The same problem occurs with <text:a xlink:type="simple" xlink:href="http://mywiki.wooledge.org/glob" text:style-name="Internet_20_link" text:visited-style-name="Visited_20_Internet_20_Link">pattern matching</text:a> inside <text:span text:style-name="Teletype">[[</text:span>: <text:bookmark text:name="line-999"/><text:bookmark text:name="line-1000"/></text:p>
      <text:p text:style-name="P97"><text:bookmark text:name="line-1003"/><text:bookmark text:name="line-1002"/><text:bookmark text:name="line-1001"/><text:bookmark text:name="line-1-93"/>[[ $foo = "*.glob" ]] <text:s text:c="5"/># Wrong! *.glob is treated as a literal string.</text:p>
      <text:p text:style-name="P64"><text:bookmark text:name="line-2-62"/>[[ $foo = *.glob ]] <text:s text:c="7"/># Correct. *.glob is treated as a glob-style pattern.</text:p>
      <text:h text:style-name="P161" text:outline-level="2"><text:bookmark text:name="line-1006"/><text:bookmark text:name="line-1005"/><text:bookmark text:name="pf36"/><text:bookmark text:name="line-1004"/><text:bookmark text:name="A.5B_-n_.24foo_.5D_or_.5B_-z_.24foo_.5D"/>36. [ -n $foo ] or [ -z $foo ]</text:h>
      <text:p text:style-name="P8"><text:bookmark text:name="line-1007"/>When using the <text:span text:style-name="Teletype">[</text:span> command, you <text:span text:style-name="Strong_20_Emphasis">must</text:span> <text:a xlink:type="simple" xlink:href="http://mywiki.wooledge.org/Quotes" text:style-name="Internet_20_link" text:visited-style-name="Visited_20_Internet_20_Link">quote</text:a> each substitution that you give it. Otherwise, <text:span text:style-name="Teletype">$foo</text:span> could expand to 0 words, or 42 words, or any number of words that isn't 1, which breaks the syntax. <text:bookmark text:name="line-1008"/><text:bookmark text:name="line-1009"/></text:p>
      <text:p text:style-name="P97"><text:bookmark text:name="line-1017"/><text:bookmark text:name="line-1016"/><text:bookmark text:name="line-1015"/><text:bookmark text:name="line-1014"/><text:bookmark text:name="line-1013"/><text:bookmark text:name="line-1012"/><text:bookmark text:name="line-10111"/><text:bookmark text:name="line-1010"/><text:bookmark text:name="line-1-94"/>[ -n "$foo" ]</text:p>
      <text:p text:style-name="P97"><text:bookmark text:name="line-2-63"/>[ -z "$foo" ]</text:p>
      <text:p text:style-name="P97"><text:bookmark text:name="line-3-40"/>[ -n "$(some command with a "$file" in it)" ]</text:p>
      <text:p text:style-name="P97"><text:bookmark text:name="line-4-21"/></text:p>
      <text:p text:style-name="P97"><text:bookmark text:name="line-5-15"/># [[ doesn't perform word-splitting or glob expansion, so you could also use:</text:p>
      <text:p text:style-name="P97"><text:bookmark text:name="line-6-10"/>[[ -n $foo ]]</text:p>
      <text:p text:style-name="P64"><text:bookmark text:name="line-7-7"/>[[ -z $foo ]]</text:p>
      <text:h text:style-name="P161" text:outline-level="2"><text:bookmark text:name="line-1020"/><text:bookmark text:name="line-1019"/><text:bookmark text:name="pf37"/><text:bookmark text:name="line-1018"/><text:bookmark text:name="A.5B.5B_-e_.22.24broken_symlink.22_.5D.5D_returns_1_even_though_.24broken_symlink_exists"/>37. [[ -e "$broken_symlink" ]] returns 1 even though $broken_symlink exists</text:h>
      <text:p text:style-name="P8"><text:bookmark text:name="line-1021"/>Test follows symlinks, therefore if a symlink is broken, i.e. it points to a file that doesn't exists or is in a directory you don't have access to, test -e returns 1 for it even though it exists. <text:bookmark text:name="line-1022"/><text:bookmark text:name="line-1023"/></text:p>
      <text:p text:style-name="P8">In order to work around it (and prepare against it) you should use: <text:bookmark text:name="line-1024"/><text:bookmark text:name="line-1025"/></text:p>
      <text:p text:style-name="P97"><text:bookmark text:name="line-1031"/><text:bookmark text:name="line-1030"/><text:bookmark text:name="line-1029"/><text:bookmark text:name="line-1028"/><text:bookmark text:name="line-1027"/><text:bookmark text:name="line-1026"/><text:bookmark text:name="line-1-95"/># bash/ksh/zsh</text:p>
      <text:p text:style-name="P97"><text:bookmark text:name="line-2-64"/>[[ -e "$broken_symlink" || -L "$broken_symlink" ]]</text:p>
      <text:p text:style-name="P97"><text:bookmark text:name="line-3-411"/></text:p>
      <text:p text:style-name="P97"><text:bookmark text:name="line-4-22"/># POSIX sh+test</text:p>
      <text:p text:style-name="P64"><text:bookmark text:name="line-5-16"/>[ -e "$broken_symlink" ] || [ -L "$broken_symlink" ]</text:p>
      <text:h text:style-name="P161" text:outline-level="2"><text:bookmark text:name="line-1034"/><text:bookmark text:name="line-1033"/><text:bookmark text:name="pf38"/><text:bookmark text:name="line-1032"/><text:bookmark text:name="ed_file_.3C.3C.3C.22g.2Fd.2BAFw.7B0.2C3.2BAFw.7D.2Fs.2F.2Fe.2Fg.22_fails"/>38. ed file &lt;&lt;&lt;"g/d\{0,3\}/s//e/g" fails</text:h>
      <text:p text:style-name="P8"><text:bookmark text:name="line-1035"/>The problem caused because ed doesn't accept 0 for \{0,3\}. <text:bookmark text:name="line-1036"/><text:bookmark text:name="line-1037"/></text:p>
      <text:p text:style-name="P8"><text:soft-page-break/>You can check that the following do work: <text:bookmark text:name="line-1038"/><text:bookmark text:name="line-1039"/></text:p>
      <text:p text:style-name="P64"><text:bookmark text:name="line-1041"/><text:bookmark text:name="line-1040"/><text:bookmark text:name="line-1-96"/>ed file &lt;&lt;&lt;"g/d\{1,3\}/s//e/g"</text:p>
      <text:p text:style-name="P8"><text:bookmark text:name="line-1042"/>Note that this happens even though POSIX states that BRE (which is the Regular Expression flavor used by ed) <text:a xlink:type="simple" xlink:href="http://www.opengroup.org/onlinepubs/9699919799/basedefs/V1_chap09.html#tag_09_03_06" text:style-name="Internet_20_link" text:visited-style-name="Visited_20_Internet_20_Link">should accept 0 as the minimum number of occurrences (see section 5)</text:a>. <text:bookmark text:name="line-1043"/><text:bookmark text:name="line-1044"/></text:p>
      <text:h text:style-name="P161" text:outline-level="2"><text:bookmark text:name="line-1046"/><text:bookmark text:name="line-1045"/><text:bookmark text:name="pf39"/><text:bookmark text:name="expr_sub-string_fails_for_.22match.22"/>39. expr sub-string fails for "match"</text:h>
      <text:p text:style-name="P8"><text:bookmark text:name="line-1047"/>This works reasonably well <text:bookmark text:name="line-1048"/><text:bookmark text:name="line-1049"/></text:p>
      <text:p text:style-name="P81"/>
      <text:p text:style-name="P8"><text:bookmark text:name="line-1050"/>most of the time <text:bookmark text:name="line-1051"/><text:bookmark text:name="line-1052"/></text:p>
      <text:p text:style-name="P97"><text:bookmark text:name="line-1056"/><text:bookmark text:name="line-1055"/><text:bookmark text:name="line-1054"/><text:bookmark text:name="line-1053"/><text:bookmark text:name="line-1-97"/>word=abcde</text:p>
      <text:p text:style-name="P97"><text:bookmark text:name="line-2-65"/>expr "$word" : ".\(.*\)"</text:p>
      <text:p text:style-name="P64"><text:bookmark text:name="line-3-42"/>bcde</text:p>
      <text:p text:style-name="P8"><text:bookmark text:name="line-1057"/>But WILL fail for the word "match" <text:bookmark text:name="line-1058"/><text:bookmark text:name="line-1059"/></text:p>
      <text:p text:style-name="P97"><text:bookmark text:name="line-1062"/><text:bookmark text:name="line-1061"/><text:bookmark text:name="line-1060"/><text:bookmark text:name="line-1-98"/>word=match</text:p>
      <text:p text:style-name="P64"><text:bookmark text:name="line-2-66"/>expr "$word" : ".\(.*\)"</text:p>
      <text:p text:style-name="P8"><text:bookmark text:name="line-1063"/>The problem is "match" is a keyword. Solution (GNU only) is prefix with a '+' <text:bookmark text:name="line-1064"/><text:bookmark text:name="line-1065"/></text:p>
      <text:p text:style-name="P97"><text:bookmark text:name="line-1069"/><text:bookmark text:name="line-1068"/><text:bookmark text:name="line-1067"/><text:bookmark text:name="line-1066"/><text:bookmark text:name="line-1-99"/>word=match</text:p>
      <text:p text:style-name="P97"><text:bookmark text:name="line-2-67"/>expr + "$word" : ".\(.*\)"</text:p>
      <text:p text:style-name="P64"><text:bookmark text:name="line-3-43"/>atch</text:p>
      <text:p text:style-name="P8"><text:bookmark text:name="line-1070"/>Or, y'know, stop using <text:span text:style-name="Teletype">expr</text:span>. You can do everything <text:span text:style-name="Teletype">expr</text:span> does by using <text:a xlink:type="simple" xlink:href="http://mywiki.wooledge.org/BashFAQ/073" text:style-name="Internet_20_link" text:visited-style-name="Visited_20_Internet_20_Link">Parameter Expansion</text:a>. What's that thing up there trying to do? Remove the first letter of a word? That can be done in POSIX shells using PE or Substring Expansion: <text:bookmark text:name="line-1071"/><text:bookmark text:name="line-1072"/></text:p>
      <text:p text:style-name="P97"><text:bookmark text:name="line-1078"/><text:bookmark text:name="line-1077"/><text:bookmark text:name="line-1076"/><text:bookmark text:name="line-1075"/><text:bookmark text:name="line-1074"/><text:bookmark text:name="line-1073"/><text:bookmark text:name="line-1-100"/>$ word=match</text:p>
      <text:p text:style-name="P97"><text:bookmark text:name="line-2-68"/>$ echo "${word#?}" <text:s text:c="3"/># PE</text:p>
      <text:p text:style-name="P97"><text:bookmark text:name="line-3-44"/>atch</text:p>
      <text:p text:style-name="P97"><text:bookmark text:name="line-4-23"/>$ echo "${word:1}" <text:s text:c="3"/># SE</text:p>
      <text:p text:style-name="P64"><text:bookmark text:name="line-5-17"/>atch</text:p>
      <text:p text:style-name="P8"><text:bookmark text:name="line-1079"/><text:soft-page-break/>Seriously, there's no excuse for using <text:span text:style-name="Teletype">expr</text:span> unless you're on Solaris with its non-POSIX-conforming <text:span text:style-name="Teletype">/bin/sh</text:span>. It's an external process, so it's much slower than in-process string manipulation. And since nobody uses it, nobody understands what it's doing, so your code is obfuscated and hard to maintain. <text:bookmark text:name="line-1080"/><text:bookmark text:name="line-1081"/></text:p>
      <text:h text:style-name="P161" text:outline-level="2"><text:bookmark text:name="line-1083"/><text:bookmark text:name="line-1082"/><text:bookmark text:name="pf40"/><text:bookmark text:name="On_UTF-8_and_Byte-Order_Marks_.28BOM.29"/>40. On UTF-8 and Byte-Order Marks (BOM)</text:h>
      <text:p text:style-name="P8"><text:bookmark text:name="line-1084"/><text:span text:style-name="Strong_20_Emphasis">In general:</text:span> Unix UTF-8 text does not use BOM. The encoding of plain text is determined by the locale or by mime types or other metadata. While the presence of a BOM would not normally damage a UTF-8 document meant only for reading by humans, it is problematic (often syntactically illegal) in any text file meant to be interpreted by automated processes such as scripts, source code, configuration files, and so on. Files starting with BOM should be considered equally foreign as those with MS-DOS linebreaks. <text:bookmark text:name="line-1085"/><text:bookmark text:name="line-1086"/></text:p>
      <text:p text:style-name="P8"><text:span text:style-name="Strong_20_Emphasis">In shell scripting:</text:span> 'Where UTF-8 is used transparently in 8-bit environments, the use of a BOM will interfere with any protocol or file format that expects specific ASCII characters at the beginning, such as the use of "#!" of at the beginning of Unix shell scripts.' <text:a xlink:type="simple" xlink:href="http://unicode.org/faq/utf_bom.html#bom5" text:style-name="Internet_20_link" text:visited-style-name="Visited_20_Internet_20_Link">http://unicode.org/faq/utf_bom.html#bom5</text:a> <text:bookmark text:name="line-1087"/><text:bookmark text:name="line-1088"/></text:p>
      <text:h text:style-name="P161" text:outline-level="2"><text:bookmark text:name="line-1090"/><text:bookmark text:name="line-1089"/><text:bookmark text:name="pf41"/><text:bookmark text:name="content.3D.24.28.3Cfile.29"/>41. content=$(&lt;file)</text:h>
      <text:p text:style-name="P8"><text:bookmark text:name="line-1091"/>There isn't anything wrong with this expression, but you should be aware that command substitutions (all forms: <text:span text:style-name="Teletype">`...`</text:span>, <text:span text:style-name="Teletype">$(...)</text:span>, <text:span text:style-name="Teletype">$(&lt;file)</text:span>, <text:span text:style-name="Teletype">`&lt;file`</text:span>, and <text:span text:style-name="Teletype">${ ...; }</text:span> (ksh)) remove any trailing newlines. This is often inconsequential or even desirable, but if you must preserve the literal output including any possible trailing newlines, it gets tricky because you have no way of knowing whether the output had them or how many. One ugly but usable workaround is to add a postfix inside the command substitution and remove it on the outside: <text:bookmark text:name="line-1092"/><text:bookmark text:name="line-1093"/></text:p>
      <text:p text:style-name="P97"><text:bookmark text:name="line-1096"/><text:bookmark text:name="line-1095"/><text:bookmark text:name="line-1094"/><text:bookmark text:name="line-1-101"/>absolute_dir_path_x=$(readlink -fn -- "$dir_path"; printf x)</text:p>
      <text:p text:style-name="P64"><text:bookmark text:name="line-2-69"/>absolute_dir_path=${absolute_dir_path_x%x}</text:p>
      <text:p text:style-name="P8"><text:bookmark text:name="line-1097"/>A less portable but arguably prettier solution is to use <text:span text:style-name="Teletype">read</text:span> with an empty delimiter. <text:bookmark text:name="line-1098"/><text:bookmark text:name="line-1099"/></text:p>
      <text:p text:style-name="P97"><text:bookmark text:name="line-1102"/><text:bookmark text:name="line-1101"/><text:bookmark text:name="line-1100"/><text:bookmark text:name="line-1-102"/># Ksh (or bash 4.2+ with lastpipe enabled)</text:p>
      <text:p text:style-name="P64"><text:bookmark text:name="line-2-70"/>readlink -fn -- "$dir_path" | IFS= read -rd '' absolute_dir_path</text:p>
      <text:p text:style-name="P8"><text:bookmark text:name="line-1103"/>The downside to this method is that the <text:span text:style-name="Teletype">read</text:span> will always return false unless the command outputs a NUL byte causing only part of the stream to be read. The only way to get the exit status of the command is through <text:span text:style-name="Teletype">PIPESTATUS</text:span>. You could also intentionally output a NUL byte to force <text:span text:style-name="Teletype">read</text:span> to return true, and use <text:span text:style-name="Teletype">pipefail</text:span>. <text:bookmark text:name="line-1104"/><text:bookmark text:name="line-1105"/></text:p>
      <text:p text:style-name="P97"><text:bookmark text:name="line-1108"/><text:bookmark text:name="line-1107"/><text:bookmark text:name="line-1106"/><text:bookmark text:name="line-1-103"/><text:soft-page-break/>set -o pipefail</text:p>
      <text:p text:style-name="P64"><text:bookmark text:name="line-2-71"/>{ readlink -fn -- "$dir_path"; printf '\0x'; } | IFS= read -rd '' absolute_dir_path</text:p>
      <text:p text:style-name="P8"><text:bookmark text:name="line-1109"/>This is somewhat of a portability mess, as Bash supports both <text:span text:style-name="Teletype">pipefail</text:span> and <text:span text:style-name="Teletype">PIPESTATUS</text:span>, ksh93 supports <text:span text:style-name="Teletype">pipefail</text:span> only, and only recent versions of mksh support <text:span text:style-name="Teletype">pipefail</text:span>, while earlier versions supported <text:span text:style-name="Teletype">PIPESTATUS</text:span> only. Additionally, a bleeding-edge ksh93 version is required in order for <text:span text:style-name="Teletype">read</text:span> to stop at the NUL byte. <text:bookmark text:name="line-1110"/><text:bookmark text:name="line-11111"/></text:p>
      <text:h text:style-name="P161" text:outline-level="2"><text:bookmark text:name="line-1113"/><text:bookmark text:name="line-1112"/><text:bookmark text:name="pf42"/><text:bookmark text:name="for_file_in_..2F.2A_.3B_do_if_.5B.5B_.24file_.21.3D_.2A..2A_.5D.5D"/>42. for file in ./* ; do if [[ $file != *.* ]]</text:h>
      <text:p text:style-name="P8"><text:bookmark text:name="line-1114"/>One way to prevent programs from interpreting filenames passed to them as options is to use pathnames (see <text:a xlink:type="simple" xlink:href="http://mywiki.wooledge.org/BashPitfalls#pf3" text:style-name="Internet_20_link" text:visited-style-name="Visited_20_Internet_20_Link">pitfall #3</text:a> above). For files under the current directory, names may be prefixed with a relative pathname <text:span text:style-name="Teletype">./</text:span>. <text:bookmark text:name="line-1115"/><text:bookmark text:name="line-1116"/></text:p>
      <text:p text:style-name="P8">In the case of a pattern like <text:span text:style-name="Teletype">*.*</text:span> however, problems can arise because it matches a string of the form <text:span text:style-name="Teletype">./filename</text:span>. In a simple case, you can just use the glob directly to generate the desired matches. If however a separate pattern-matching step is required (e.g. the results have been preprocessed and stored in an array, and need to be filtered), it could be solved by taking the prefix into account in the pattern: <text:span text:style-name="Teletype">[[ $file != ./*.* ]]</text:span>, or by stripping the pattern from the match. <text:bookmark text:name="line-1117"/><text:bookmark text:name="line-1118"/></text:p>
      <text:p text:style-name="P97"><text:bookmark text:name="line-1134"/><text:bookmark text:name="line-1133"/><text:bookmark text:name="line-1132"/><text:bookmark text:name="line-1131"/><text:bookmark text:name="line-1130"/><text:bookmark text:name="line-1129"/><text:bookmark text:name="line-1128"/><text:bookmark text:name="line-1127"/><text:bookmark text:name="line-1126"/><text:bookmark text:name="line-1125"/><text:bookmark text:name="line-1124"/><text:bookmark text:name="line-1123"/><text:bookmark text:name="line-1122"/><text:bookmark text:name="line-1121"/><text:bookmark text:name="line-1120"/><text:bookmark text:name="line-1119"/><text:bookmark text:name="line-1-104"/># Bash</text:p>
      <text:p text:style-name="P97"><text:bookmark text:name="line-2-72"/>shopt -s nullglob</text:p>
      <text:p text:style-name="P97"><text:bookmark text:name="line-3-45"/>for path in ./*; do</text:p>
      <text:p text:style-name="P97"><text:bookmark text:name="line-4-24"/><text:s text:c="4"/>[[ ${path##*/} != *.* ]] &amp;&amp; rm "$path"</text:p>
      <text:p text:style-name="P97"><text:bookmark text:name="line-5-18"/>done</text:p>
      <text:p text:style-name="P97"><text:bookmark text:name="line-6-11"/></text:p>
      <text:p text:style-name="P97"><text:bookmark text:name="line-7-8"/># Or even better</text:p>
      <text:p text:style-name="P97"><text:bookmark text:name="line-8-5"/>for file in *; do</text:p>
      <text:p text:style-name="P97"><text:bookmark text:name="line-9-5"/><text:s text:c="4"/>[[ $file != *.* ]] &amp;&amp; rm "./$file"</text:p>
      <text:p text:style-name="P97"><text:bookmark text:name="line-10-4"/>done</text:p>
      <text:p text:style-name="P97"><text:bookmark text:name="line-11-3"/></text:p>
      <text:p text:style-name="P97"><text:bookmark text:name="line-12-3"/># Or better still</text:p>
      <text:p text:style-name="P97"><text:bookmark text:name="line-13-2"/>for file in *.*; do</text:p>
      <text:p text:style-name="P97"><text:bookmark text:name="line-14-1"/><text:s text:c="4"/>rm "./$file"</text:p>
      <text:p text:style-name="P64"><text:bookmark text:name="line-15-1"/>done</text:p>
      <text:p text:style-name="P8"><text:bookmark text:name="line-1135"/>Another possibility is to signal the <text:span text:style-name="Emphasis">end of options</text:span> with a <text:span text:style-name="Teletype">--</text:span> argument. (Again, covered in <text:a xlink:type="simple" xlink:href="http://mywiki.wooledge.org/BashPitfalls#pf3" text:style-name="Internet_20_link" text:visited-style-name="Visited_20_Internet_20_Link">#pf3</text:a>). <text:bookmark text:name="line-1136"/><text:bookmark text:name="line-1137"/></text:p>
      <text:p text:style-name="P97"><text:bookmark text:name="line-1142"/><text:bookmark text:name="line-1141"/><text:bookmark text:name="line-1140"/><text:bookmark text:name="line-1139"/><text:bookmark text:name="line-1138"/><text:bookmark text:name="line-1-105"/>shopt -s nullglob</text:p>
      <text:p text:style-name="P97"><text:bookmark text:name="line-2-73"/>for file in *; do</text:p>
      <text:p text:style-name="P97"><text:bookmark text:name="line-3-46"/><text:soft-page-break/><text:s text:c="4"/>[[ $file != *.* ]] &amp;&amp; rm -- "$file"</text:p>
      <text:p text:style-name="P64"><text:bookmark text:name="line-4-25"/>done</text:p>
      <text:h text:style-name="P161" text:outline-level="2"><text:bookmark text:name="line-1145"/><text:bookmark text:name="line-1144"/><text:bookmark text:name="pf43"/><text:bookmark text:name="line-1143"/><text:bookmark text:name="somecmd_2.3E.261_.3E.3Elogfile"/>43. somecmd 2&gt;&amp;1 &gt;&gt;logfile</text:h>
      <text:p text:style-name="P8"><text:bookmark text:name="line-1146"/>This is by far the most common mistake involving redirections, typically performed by someone wanting to direct both stdout and stderr to a file or pipe will try this and not understand why stderr is still showing up on their terminal. If you're perplexed by this, you probably don't understand how <text:a xlink:type="simple" xlink:href="http://wiki.bash-hackers.org/howto/redirection_tutorial" text:style-name="Internet_20_link" text:visited-style-name="Visited_20_Internet_20_Link">redirections</text:a> or possibly <text:a xlink:type="simple" xlink:href="http://mywiki.wooledge.org/FileDescriptor" text:style-name="Internet_20_link" text:visited-style-name="Visited_20_Internet_20_Link">file descriptors</text:a> work to begin with. Redirections are evaluated left-to-right before the command is executed. This semantically incorrect code essentially means: "first redirect standard error to where standard out is currently pointing (the tty), then redirect standard out to logfile". This is backwards. Standard error is already going to the tty. Use the following instead: <text:bookmark text:name="line-1147"/><text:bookmark text:name="line-1148"/></text:p>
      <text:p text:style-name="P64"><text:bookmark text:name="line-1150"/><text:bookmark text:name="line-1149"/><text:bookmark text:name="line-1-106"/>somecmd &gt;&gt;logfile 2&gt;&amp;1</text:p>
      <text:p text:style-name="P8"><text:bookmark text:name="line-1151"/>See <text:a xlink:type="simple" xlink:href="http://mywiki.wooledge.org/BashFAQ/055" text:style-name="Internet_20_link" text:visited-style-name="Visited_20_Internet_20_Link">a more in-depth explanation</text:a>, <text:a xlink:type="simple" xlink:href="http://wiki.bash-hackers.org/scripting/copydescriptor" text:style-name="Internet_20_link" text:visited-style-name="Visited_20_Internet_20_Link">Copy descriptor explained</text:a>, and <text:a xlink:type="simple" xlink:href="http://mywiki.wooledge.org/BashGuide/InputAndOutput#Redirection" text:style-name="Internet_20_link" text:visited-style-name="Visited_20_Internet_20_Link">BashGuide - redirection</text:a>. <text:bookmark text:name="line-1152"/><text:bookmark text:name="line-1153"/></text:p>
      <text:h text:style-name="P161" text:outline-level="2"><text:bookmark text:name="line-1155"/><text:bookmark text:name="line-1154"/><text:bookmark text:name="pf44"/><text:bookmark text:name="cmd.3B_.28.28_.21_.24.3F_.29.29_.7C.7C_die"/>44. cmd; (( ! $? )) || die</text:h>
      <text:p text:style-name="P8"><text:bookmark text:name="line-1156"/><text:span text:style-name="Teletype">$?</text:span> is only required if you need to retrieve the exact status of the previous command. If you only need to test for success or failure (any non-zero status), just test the command directly. e.g.: <text:bookmark text:name="line-1157"/><text:bookmark text:name="line-1158"/></text:p>
      <text:p text:style-name="P97"><text:bookmark text:name="line-1162"/><text:bookmark text:name="line-1161"/><text:bookmark text:name="line-1160"/><text:bookmark text:name="line-1159"/><text:bookmark text:name="line-1-107"/>if cmd; then</text:p>
      <text:p text:style-name="P97"><text:bookmark text:name="line-2-74"/><text:s text:c="4"/>...</text:p>
      <text:p text:style-name="P64"><text:bookmark text:name="line-3-47"/>fi</text:p>
      <text:p text:style-name="P8"><text:bookmark text:name="line-1163"/>Checking an exit status against a list of alternatives might follow a pattern like this: <text:bookmark text:name="line-1164"/><text:bookmark text:name="line-1165"/></text:p>
      <text:p text:style-name="P97"><text:bookmark text:name="line-1180"/><text:bookmark text:name="line-1179"/><text:bookmark text:name="line-1178"/><text:bookmark text:name="line-1177"/><text:bookmark text:name="line-1176"/><text:bookmark text:name="line-1175"/><text:bookmark text:name="line-1174"/><text:bookmark text:name="line-1173"/><text:bookmark text:name="line-1172"/><text:bookmark text:name="line-1171"/><text:bookmark text:name="line-1170"/><text:bookmark text:name="line-1169"/><text:bookmark text:name="line-1168"/><text:bookmark text:name="line-1167"/><text:bookmark text:name="line-1166"/><text:bookmark text:name="line-1-108"/>cmd</text:p>
      <text:p text:style-name="P97"><text:bookmark text:name="line-2-75"/>status=$?</text:p>
      <text:p text:style-name="P97"><text:bookmark text:name="line-3-48"/>case $status in</text:p>
      <text:p text:style-name="P97"><text:bookmark text:name="line-4-26"/><text:s text:c="4"/>0)</text:p>
      <text:p text:style-name="P97"><text:bookmark text:name="line-5-19"/><text:s text:c="8"/>echo success &gt;&amp;2</text:p>
      <text:p text:style-name="P97"><text:bookmark text:name="line-6-12"/><text:s text:c="8"/>;;</text:p>
      <text:p text:style-name="P97"><text:bookmark text:name="line-7-9"/><text:s text:c="4"/>1)</text:p>
      <text:p text:style-name="P97"><text:bookmark text:name="line-8-6"/><text:s text:c="8"/>echo 'Must supply a parameter, exiting.' &gt;&amp;2</text:p>
      <text:p text:style-name="P97"><text:bookmark text:name="line-9-6"/><text:s text:c="8"/>exit 1</text:p>
      <text:p text:style-name="P97"><text:bookmark text:name="line-10-5"/><text:s text:c="8"/>;;</text:p>
      <text:p text:style-name="P97"><text:bookmark text:name="line-11-4"/><text:s text:c="4"/>*)</text:p>
      <text:p text:style-name="P97"><text:bookmark text:name="line-12-4"/><text:soft-page-break/><text:s text:c="8"/>echo "Unknown error $status, exiting." &gt;&amp;2</text:p>
      <text:p text:style-name="P97"><text:bookmark text:name="line-13-3"/><text:s text:c="8"/>exit "$status"</text:p>
      <text:p text:style-name="P64"><text:bookmark text:name="line-14-2"/>esac</text:p>
      <text:h text:style-name="P161" text:outline-level="2"><text:bookmark text:name="line-1183"/><text:bookmark text:name="line-1182"/><text:bookmark text:name="pf45"/><text:bookmark text:name="line-1181"/><text:bookmark text:name="y.3D.24.28.28_array.5B.24x.5D_.29.29"/>45. y=$(( array[$x] ))</text:h>
      <text:p text:style-name="P8"><text:bookmark text:name="line-1184"/>Due to <text:a xlink:type="simple" xlink:href="http://pubs.opengroup.org/onlinepubs/9699919799/utilities/V3_chap02.html#tag_18_06_04" text:style-name="Internet_20_link" text:visited-style-name="Visited_20_Internet_20_Link">the POSIX wording</text:a> of arithmetic expansion (which calls for expansion of command substitutions <text:span text:style-name="Emphasis">after</text:span> parameter expansion), expansion of an array subscript inside an arithmetic expansion can lead to code injection exploits. <text:bookmark text:name="line-1185"/><text:bookmark text:name="line-1186"/></text:p>
      <text:p text:style-name="P8">Yeah, that's a lot of big, confusing words. Here's how it breaks: <text:bookmark text:name="line-1187"/><text:bookmark text:name="line-1188"/></text:p>
      <text:p text:style-name="P97"><text:bookmark text:name="line-1192"/><text:bookmark text:name="line-1191"/><text:bookmark text:name="line-1190"/><text:bookmark text:name="line-1189"/><text:bookmark text:name="line-1-109"/>$ x='$(date &gt;&amp;2)' <text:s text:c="7"/># redirection is just so we can see everything happen</text:p>
      <text:p text:style-name="P97"><text:bookmark text:name="line-2-76"/>$ y=$((array[$x])) <text:s text:c="6"/># array doesn't even have to exist</text:p>
      <text:p text:style-name="P64"><text:bookmark text:name="line-3-49"/>Mon Jun <text:s/>2 10:49:08 EDT 2014</text:p>
      <text:p text:style-name="P8"><text:bookmark text:name="line-1193"/>Quoting <text:span text:style-name="Teletype">"$x"</text:span> won't help, either: <text:bookmark text:name="line-1194"/><text:bookmark text:name="line-1195"/></text:p>
      <text:p text:style-name="P97"><text:bookmark text:name="line-1198"/><text:bookmark text:name="line-1197"/><text:bookmark text:name="line-1196"/><text:bookmark text:name="line-1-110"/>$ y=$((array["$x"]))</text:p>
      <text:p text:style-name="P64"><text:bookmark text:name="line-2-77"/>Mon Jun <text:s/>2 10:51:03 EDT 2014</text:p>
      <text:p text:style-name="P8"><text:bookmark text:name="line-1199"/>The two tricks that <text:span text:style-name="Emphasis">do</text:span> work are: <text:bookmark text:name="line-1200"/><text:bookmark text:name="line-1201"/></text:p>
      <text:p text:style-name="P97"><text:bookmark text:name="line-1207"/><text:bookmark text:name="line-1206"/><text:bookmark text:name="line-1205"/><text:bookmark text:name="line-1204"/><text:bookmark text:name="line-1203"/><text:bookmark text:name="line-1202"/><text:bookmark text:name="line-1-111"/># 1. Escape the $x so it isn't expanded prematurely.</text:p>
      <text:p text:style-name="P97"><text:bookmark text:name="line-2-78"/>$ y=$((array[\$x]))</text:p>
      <text:p text:style-name="P97"><text:bookmark text:name="line-3-50"/></text:p>
      <text:p text:style-name="P97"><text:bookmark text:name="line-4-27"/># 2. Use the full ${array[$x]} syntax.</text:p>
      <text:p text:style-name="P64"><text:bookmark text:name="line-5-20"/>$ y=$((${array[$x]}))</text:p>
      <text:h text:style-name="P161" text:outline-level="2"><text:bookmark text:name="line-1210"/><text:bookmark text:name="line-1209"/><text:bookmark text:name="pf46"/><text:bookmark text:name="line-1208"/><text:bookmark text:name="read_num.3B_echo_.24.28.28num.2B-1.29.29"/>46. read num; echo $((num+1))</text:h>
      <text:p text:style-name="P8"><text:bookmark text:name="line-12111"/>Always validate your input (see <text:a xlink:type="simple" xlink:href="http://mywiki.wooledge.org/BashFAQ/054" text:style-name="Internet_20_link" text:visited-style-name="Visited_20_Internet_20_Link">BashFAQ/054</text:a>) before using num in an arithmetic context as it allows code injection. <text:bookmark text:name="line-1212"/><text:bookmark text:name="line-1213"/></text:p>
      <text:p text:style-name="P97"><text:bookmark text:name="line-1217"/><text:bookmark text:name="line-1216"/><text:bookmark text:name="line-1215"/><text:bookmark text:name="line-1214"/><text:bookmark text:name="line-1-112"/>$ echo 'a[$(echo injection &gt;&amp;2)]' | bash -c 'read num; echo $((num+1))'</text:p>
      <text:p text:style-name="P97"><text:bookmark text:name="line-2-79"/>injection</text:p>
      <text:p text:style-name="P64"><text:bookmark text:name="line-3-511"/>1</text:p>
      <text:h text:style-name="P161" text:outline-level="2"><text:bookmark text:name="line-1220"/><text:bookmark text:name="line-1219"/><text:bookmark text:name="pf47"/><text:bookmark text:name="line-1218"/><text:bookmark text:name="IFS.3D.2C_read_-ra_fields_.3C.3C.3C_.22.24csv_line.22"/><text:soft-page-break/>47. IFS=, read -ra fields &lt;&lt;&lt; "$csv_line"</text:h>
      <text:p text:style-name="P8"><text:bookmark text:name="line-1221"/>Unbelievable as it may seem, POSIX requires the treatment of <text:a xlink:type="simple" xlink:href="http://mywiki.wooledge.org/IFS" text:style-name="Internet_20_link" text:visited-style-name="Visited_20_Internet_20_Link">IFS</text:a> as a field <text:span text:style-name="Emphasis">terminator</text:span>, rather than a field <text:span text:style-name="Emphasis">separator</text:span>. What this means in our example is that if there's an empty field at the end of the input line, it will be discarded: <text:bookmark text:name="line-1222"/><text:bookmark text:name="line-1223"/></text:p>
      <text:p text:style-name="P97"><text:bookmark text:name="line-1227"/><text:bookmark text:name="line-1226"/><text:bookmark text:name="line-1225"/><text:bookmark text:name="line-1224"/><text:bookmark text:name="line-1-113"/>$ IFS=, read -ra fields &lt;&lt;&lt; "a,b,"</text:p>
      <text:p text:style-name="P97"><text:bookmark text:name="line-2-80"/>$ declare -p fields</text:p>
      <text:p text:style-name="P64"><text:bookmark text:name="line-3-52"/>declare -a fields='([0]="a" [1]="b")'</text:p>
      <text:p text:style-name="P8"><text:bookmark text:name="line-1228"/>Where did the empty field go? It was eaten for historical reasons ("because it's always been that way"). This behavior is not unique to bash; all conformant shells do it. A non-empty field is properly scanned: <text:bookmark text:name="line-1229"/><text:bookmark text:name="line-1230"/></text:p>
      <text:p text:style-name="P97"><text:bookmark text:name="line-1234"/><text:bookmark text:name="line-1233"/><text:bookmark text:name="line-1232"/><text:bookmark text:name="line-1231"/><text:bookmark text:name="line-1-114"/>$ IFS=, read -ra fields &lt;&lt;&lt; "a,b,c"</text:p>
      <text:p text:style-name="P97"><text:bookmark text:name="line-2-81"/>$ declare -p fields</text:p>
      <text:p text:style-name="P64"><text:bookmark text:name="line-3-53"/>declare -a fields='([0]="a" [1]="b" [2]="c")'</text:p>
      <text:p text:style-name="P8"><text:bookmark text:name="line-1235"/>So, how do we work around this nonsense? As it turns out, appending an IFS character to the end of the input string will force the scanning to work. If there was a trailing empty field, the extra IFS character "terminates" it so that it gets scanned. If there was a trailing non-empty field, the IFS character creates a new, empty field that gets dropped. <text:bookmark text:name="line-1236"/><text:bookmark text:name="line-1237"/></text:p>
      <text:p text:style-name="P97"><text:bookmark text:name="line-1242"/><text:bookmark text:name="line-1241"/><text:bookmark text:name="line-1240"/><text:bookmark text:name="line-1239"/><text:bookmark text:name="line-1238"/><text:bookmark text:name="line-1-115"/>$ input="a,b,"</text:p>
      <text:p text:style-name="P97"><text:bookmark text:name="line-2-82"/>$ IFS=, read -ra fields &lt;&lt;&lt; "$input,"</text:p>
      <text:p text:style-name="P97"><text:bookmark text:name="line-3-54"/>$ declare -p fields</text:p>
      <text:p text:style-name="P64"><text:bookmark text:name="line-4-28"/>declare -a fields='([0]="a" [1]="b" [2]="")'</text:p>
      <text:h text:style-name="P161" text:outline-level="2"><text:bookmark text:name="line-1245"/><text:bookmark text:name="line-1244"/><text:bookmark text:name="pf48"/><text:bookmark text:name="line-1243"/><text:bookmark text:name="export_CDPATH.3D.:.2BAH4-.2FmyProject"/>48. export CDPATH=.:~/myProject</text:h>
      <text:p text:style-name="P8"><text:bookmark text:name="line-1246"/>Do not export CDPATH. <text:bookmark text:name="line-1247"/><text:bookmark text:name="line-1248"/></text:p>
      <text:p text:style-name="P8">Setting CDPATH in .bashrc is not an issue, but exporting it will cause any bash or sh script you run, that happen to use <text:span text:style-name="Teletype">cd</text:span>, to potentially change behaviour. <text:bookmark text:name="line-1249"/><text:bookmark text:name="line-1250"/></text:p>
      <text:p text:style-name="P8">There are two problems. A script that does the following: <text:bookmark text:name="line-1251"/><text:bookmark text:name="line-1252"/></text:p>
      <text:p text:style-name="P97"><text:bookmark text:name="line-1255"/><text:bookmark text:name="line-1254"/><text:bookmark text:name="line-1253"/><text:bookmark text:name="line-1-116"/>cd some/dir || exit</text:p>
      <text:p text:style-name="P64"><text:bookmark text:name="line-2-83"/>cmd to be run in some/dir</text:p>
      <text:p text:style-name="P8"><text:bookmark text:name="line-1256"/><text:soft-page-break/>may change directory to <text:span text:style-name="Teletype">~/myProject/some/dir</text:span> instead of <text:span text:style-name="Teletype">./some/dir</text:span>, depending on what directories exist at the time. So the <text:span text:style-name="Teletype">cd</text:span> may succeed and take the script to the wrong directory, with potentially harmful effects of the following commands which now run in a different directory than intended. <text:bookmark text:name="line-1257"/><text:bookmark text:name="line-1258"/></text:p>
      <text:p text:style-name="P8">The second problem is when <text:span text:style-name="Teletype">cd</text:span> is run in a context where the output is captured: <text:bookmark text:name="line-1259"/><text:bookmark text:name="line-1260"/></text:p>
      <text:p text:style-name="P64"><text:bookmark text:name="line-1262"/><text:bookmark text:name="line-1261"/><text:bookmark text:name="line-1-117"/>output=$(cd some/dir &amp;&amp; some command)</text:p>
      <text:p text:style-name="P8"><text:bookmark text:name="line-1263"/>As a side-effect when CDPATH is set, <text:span text:style-name="Teletype">cd</text:span> will output something like <text:span text:style-name="Teletype">/home/user/some/dir</text:span> to stdout to indicate that it found a directory through CDPATH, which in turn will end up in the output variable along with the intended output of <text:span text:style-name="Teletype">some command</text:span>. <text:bookmark text:name="line-1264"/><text:bookmark text:name="line-1265"/></text:p>
      <text:p text:style-name="P8">A script can make itself immune to a CDPATH inherited from the environment by always prepending <text:span text:style-name="Teletype">./</text:span> to relative paths, or run <text:span text:style-name="Teletype">unset CDPATH</text:span> at the start of the script, but don't assume every scripter has taken this pitfall into account, so don't export CDPATH. <text:bookmark text:name="line-1266"/><text:bookmark text:name="line-1267"/></text:p>
      <text:h text:style-name="P161" text:outline-level="2"><text:bookmark text:name="line-1269"/><text:bookmark text:name="line-1268"/><text:bookmark text:name="pf49"/><text:bookmark text:name="OIFS.3D.22.24IFS.22.3B_....3B_IFS.3D.22.24OIFS.22"/>49. OIFS="$IFS"; ...; IFS="$OIFS"</text:h>
      <text:p text:style-name="P8"><text:bookmark text:name="line-1270"/>Directly assigning a variable's value to a temporary variable isn't alone enough to restore its state. The assignment will always result in a <text:span text:style-name="Emphasis">set</text:span> but <text:span text:style-name="Emphasis">empty</text:span> temporary variable even if the initial variable was unset. This is a particular problem for IFS because an <text:span text:style-name="Emphasis">empty</text:span> IFS has a completely different meaning from an <text:span text:style-name="Emphasis">unset</text:span> IFS, and setting IFS to a temporary value for a command or two is a common requirement. <text:bookmark text:name="line-1271"/><text:bookmark text:name="line-1272"/></text:p>
      <text:p text:style-name="P8">An easy workaround is to designate a prefix to distinguish set from unset vars, then strip it when finished. <text:bookmark text:name="line-1273"/><text:bookmark text:name="line-1274"/></text:p>
      <text:p text:style-name="P97"><text:bookmark text:name="line-1280"/><text:bookmark text:name="line-1279"/><text:bookmark text:name="line-1278"/><text:bookmark text:name="line-1277"/><text:bookmark text:name="line-1276"/><text:bookmark text:name="line-1275"/><text:bookmark text:name="line-1-118"/># oIFS is unset or null implies IFS is null.</text:p>
      <text:p text:style-name="P97"><text:bookmark text:name="line-2-84"/></text:p>
      <text:p text:style-name="P97"><text:bookmark text:name="line-3-55"/>typeset oIFS=${IFS+_${IFS}}</text:p>
      <text:p text:style-name="P97"><text:bookmark text:name="line-4-29"/>IFS=/; echo "${array[*]}"</text:p>
      <text:p text:style-name="P64"><text:bookmark text:name="line-5-21"/>${oIFS:+'false'} unset -v IFS || IFS=${oIFS#_}</text:p>
      <text:p text:style-name="P8"><text:bookmark text:name="line-1281"/>A local variable is usually preferable when possible. <text:bookmark text:name="line-1282"/><text:bookmark text:name="line-1283"/></text:p>
      <text:p text:style-name="P97"><text:bookmark text:name="line-1289"/><text:bookmark text:name="line-1288"/><text:bookmark text:name="line-1287"/><text:bookmark text:name="line-1286"/><text:bookmark text:name="line-1285"/><text:bookmark text:name="line-1284"/><text:bookmark text:name="line-1-119"/>f() {</text:p>
      <text:p text:style-name="P97"><text:bookmark text:name="line-2-85"/><text:s text:c="2"/>local IFS</text:p>
      <text:p text:style-name="P97"><text:bookmark text:name="line-3-56"/><text:s text:c="2"/>IFS=/; echo "${array[*]}"</text:p>
      <text:p text:style-name="P97"><text:bookmark text:name="line-4-30"/>}</text:p>
      <text:p text:style-name="P64"><text:bookmark text:name="line-5-22"/>f</text:p>
      <text:p text:style-name="P8"><text:bookmark text:name="line-1290"/>Subshells are another possibility. <text:bookmark text:name="line-1291"/><text:bookmark text:name="line-1292"/></text:p>
      <text:p text:style-name="P64"><text:bookmark text:name="line-1294"/><text:bookmark text:name="line-1293"/><text:bookmark text:name="line-1-120"/><text:soft-page-break/>( IFS=/; echo "${array[*]}" )</text:p>
      <text:h text:style-name="P161" text:outline-level="2"><text:bookmark text:name="line-1297"/><text:bookmark text:name="line-1296"/><text:bookmark text:name="pf50"/><text:bookmark text:name="line-1295"/><text:bookmark text:name="hosts.3D.28_.24.28aws_....29_.29"/>50. hosts=( $(aws ...) )</text:h>
      <text:p text:style-name="P8"><text:bookmark text:name="line-1298"/>It is not safe to populate an array with a raw <text:span text:style-name="Teletype">$(...)</text:span> <text:a xlink:type="simple" xlink:href="http://mywiki.wooledge.org/CommandSubstitution" text:style-name="Internet_20_link" text:visited-style-name="Visited_20_Internet_20_Link">CommandSubstitution</text:a>. The output of the command undergoes word splitting (on <text:span text:style-name="Emphasis">all</text:span> whitespace, even ones that are inside quotes) and then <text:a xlink:type="simple" xlink:href="http://mywiki.wooledge.org/glob" text:style-name="Internet_20_link" text:visited-style-name="Visited_20_Internet_20_Link">globbing</text:a>. If there's a word like <text:span text:style-name="Teletype">*</text:span> or <text:span text:style-name="Teletype">eh?</text:span> or <text:span text:style-name="Teletype">[abc]</text:span> in the result, it will be expanded based on filenames in the current working directory. <text:bookmark text:name="line-1299"/><text:bookmark text:name="line-1300"/></text:p>
      <text:p text:style-name="P8">To select a replacement, you need to know whether the command writes its output on a single line, or multiple lines. If it's a single line: <text:bookmark text:name="line-1301"/><text:bookmark text:name="line-1302"/></text:p>
      <text:p text:style-name="P64"><text:bookmark text:name="line-1304"/><text:bookmark text:name="line-1303"/><text:bookmark text:name="line-1-121"/>read -ra hosts &lt; &lt;(aws ...)</text:p>
      <text:p text:style-name="P8"><text:bookmark text:name="line-1305"/>If it's multiple lines (and you're targeting bash 4.0 or later): <text:bookmark text:name="line-1306"/><text:bookmark text:name="line-1307"/></text:p>
      <text:p text:style-name="P64"><text:bookmark text:name="line-1309"/><text:bookmark text:name="line-1308"/><text:bookmark text:name="line-1-122"/>readarray -t hosts &lt; &lt;(aws ...)</text:p>
      <text:p text:style-name="P8"><text:bookmark text:name="line-13101"/>If it's multiple lines (and you want compatibility with bash 3.x, <text:span text:style-name="Emphasis">or</text:span> want your command's exit status to be reflected in success or failure of the <text:span text:style-name="Teletype">read</text:span> operation without depending on behavior only available in bash 4.4 and newer): <text:bookmark text:name="line-1311"/><text:bookmark text:name="line-1312"/></text:p>
      <text:p text:style-name="P64"><text:bookmark text:name="line-1314"/><text:bookmark text:name="line-1313"/><text:bookmark text:name="line-1-123"/>IFS=$'\n' read -r -d '' -a hosts &lt; &lt;(aws ... &amp;&amp; printf '\0')</text:p>
      <text:p text:style-name="P8"><text:bookmark text:name="line-1315"/>This will prevent globbing. It still won't help you if you needed to avoid splitting on quoted whitespace, but unfortunately <text:span text:style-name="Emphasis">nothing</text:span> bash can do handles that case. For generalized CSV (comma-separated value) file handling, you really need to switch to a language that has a dedicated CSV input library. <text:bookmark text:name="line-1316"/><text:bookmark text:name="line-1317"/></text:p>
      <text:h text:style-name="P161" text:outline-level="2"><text:bookmark text:name="line-1319"/><text:bookmark text:name="line-1318"/><text:bookmark text:name="pf51"/><text:bookmark text:name="Non-atomic_writes_with_xargs_-P"/>51. Non-atomic writes with xargs -P</text:h>
      <text:p text:style-name="P8"><text:bookmark text:name="line-1320"/>GNU <text:span text:style-name="Teletype">xargs</text:span> supports running multiple jobs in parallel. <text:span text:style-name="Teletype">-P n</text:span> where <text:span text:style-name="Strong_20_Emphasis">n</text:span> is the number of jobs to run in parallel. <text:bookmark text:name="line-1321"/><text:bookmark text:name="line-1322"/></text:p>
      <text:p text:style-name="P97"><text:bookmark text:name="line-1325"/><text:bookmark text:name="line-1324"/><text:bookmark text:name="line-1323"/><text:bookmark text:name="line-1-124"/>seq 100 | xargs -n1 -P10 echo "$a" | grep 5</text:p>
      <text:p text:style-name="P64"><text:bookmark text:name="line-2-86"/>seq 100 | xargs -n1 -P10 echo "$a" &gt; myoutput.txt</text:p>
      <text:p text:style-name="P8"><text:bookmark text:name="line-1326"/>This will work fine for many situations but has a deceptive flaw: If <text:span text:style-name="Teletype">$a</text:span> contains more than ~1000 characters, the <text:span text:style-name="Teletype">echo</text:span> may not be atomic (it may be split into multiple <text:span text:style-name="Teletype">write()</text:span> calls), and there is a risk that two lines will be mixed. <text:bookmark text:name="line-1327"/><text:bookmark text:name="line-1328"/></text:p>
      <text:p text:style-name="P97"><text:bookmark text:name="line-1334"/><text:bookmark text:name="line-1333"/><text:bookmark text:name="line-1332"/><text:bookmark text:name="line-1331"/><text:bookmark text:name="line-1330"/><text:bookmark text:name="line-1329"/><text:bookmark text:name="line-1-125"/>$ perl -e 'print "a"x2000, "\n"' &gt; foo</text:p>
      <text:p text:style-name="P97"><text:bookmark text:name="line-2-87"/>$ strace -e write bash -c 'read -r foo &lt; foo; echo "$foo"' &gt;/dev/null</text:p>
      <text:p text:style-name="P97"><text:bookmark text:name="line-3-57"/><text:soft-page-break/>write(1, "aaaaaaaaaaaaaaaaaaaaaaaaaaaaaaaa"..., 1008) = 1008</text:p>
      <text:p text:style-name="P97"><text:bookmark text:name="line-4-311"/>write(1, "aaaaaaaaaaaaaaaaaaaaaaaaaaaaaaaa"..., 993) = 993</text:p>
      <text:p text:style-name="P64"><text:bookmark text:name="line-5-23"/>+++ exited with 0 +++</text:p>
      <text:p text:style-name="P8"><text:bookmark text:name="line-1335"/>Obviously the same issue arises if there are multiple calls to <text:span text:style-name="Teletype">echo</text:span> or <text:span text:style-name="Teletype">printf</text:span>: <text:bookmark text:name="line-1336"/><text:bookmark text:name="line-1337"/></text:p>
      <text:p text:style-name="P97"><text:bookmark text:name="line-1348"/><text:bookmark text:name="line-1347"/><text:bookmark text:name="line-1346"/><text:bookmark text:name="line-1345"/><text:bookmark text:name="line-1344"/><text:bookmark text:name="line-1343"/><text:bookmark text:name="line-1342"/><text:bookmark text:name="line-1341"/><text:bookmark text:name="line-1340"/><text:bookmark text:name="line-1339"/><text:bookmark text:name="line-1338"/><text:bookmark text:name="line-1-126"/>slowprint() {</text:p>
      <text:p text:style-name="P97"><text:bookmark text:name="line-2-88"/><text:s text:c="2"/>printf 'Start-%s ' "$1"</text:p>
      <text:p text:style-name="P97"><text:bookmark text:name="line-3-58"/><text:s text:c="2"/>sleep "$1"</text:p>
      <text:p text:style-name="P97"><text:bookmark text:name="line-4-32"/><text:s text:c="2"/>printf '%s-End\n' "$1"</text:p>
      <text:p text:style-name="P97"><text:bookmark text:name="line-5-24"/>}</text:p>
      <text:p text:style-name="P97"><text:bookmark text:name="line-6-13"/>export -f slowprint</text:p>
      <text:p text:style-name="P97"><text:bookmark text:name="line-7-10"/>seq 10 | xargs -n1 -I {} -P4 bash -c "slowprint {}"</text:p>
      <text:p text:style-name="P97"><text:bookmark text:name="line-8-7"/># Compare to no parallelization</text:p>
      <text:p text:style-name="P97"><text:bookmark text:name="line-9-7"/>seq 10 | xargs -n1 -I {} bash -c "slowprint {}"</text:p>
      <text:p text:style-name="P64"><text:bookmark text:name="line-10-6"/># Be sure to see the warnings in the next Pitfall!</text:p>
      <text:p text:style-name="P8"><text:bookmark text:name="line-1349"/>Outputs from the parallel jobs are mixed together, because each job consists of two (or more) separate <text:span text:style-name="Teletype">write()</text:span> calls. <text:bookmark text:name="line-1350"/><text:bookmark text:name="line-1351"/></text:p>
      <text:p text:style-name="P8">If you need the outputs unmixed, it is therefore recommended to use a tool that guarantees output will be serialized (such as GNU Parallel). <text:bookmark text:name="line-1352"/><text:bookmark text:name="line-1353"/></text:p>
      <text:p text:style-name="P8">For further details see <text:a xlink:type="simple" xlink:href="https://gist.github.com/ole-tange/88ae153797748b3618e2433377e2870a" text:style-name="Internet_20_link" text:visited-style-name="Visited_20_Internet_20_Link">a demonstration of the mixing problem</text:a>. <text:bookmark text:name="line-1354"/><text:bookmark text:name="line-1355"/></text:p>
      <text:h text:style-name="P161" text:outline-level="2"><text:bookmark text:name="line-1357"/><text:bookmark text:name="line-1356"/><text:bookmark text:name="pf52"/><text:bookmark text:name="find_._-exec_sh_-c_.27echo_.7B.7D.27_.2BAFw.3B"/>52. find . -exec sh -c 'echo {}' \;</text:h>
      <text:p text:style-name="P8"><text:bookmark text:name="line-1358"/>This command contains a <text:a xlink:type="simple" xlink:href="http://mywiki.wooledge.org/CodeInjection" text:style-name="Internet_20_link" text:visited-style-name="Visited_20_Internet_20_Link">CodeInjection</text:a> vulnerability. The filename that is found by <text:span text:style-name="Teletype">find</text:span> is injected into a shell command and parsed by <text:span text:style-name="Teletype">sh</text:span>. If the filename contains shell metacharacters like <text:span text:style-name="Teletype">;</text:span> or <text:span text:style-name="Teletype">$( ... )</text:span> then the filename may be <text:span text:style-name="Emphasis">executed as code</text:span> by `sh'. <text:bookmark text:name="line-1359"/><text:bookmark text:name="line-1360"/></text:p>
      <text:p text:style-name="P8">The "slowprint" example in the previous Pitfall would have been a <text:a xlink:type="simple" xlink:href="http://mywiki.wooledge.org/CodeInjection" text:style-name="Internet_20_link" text:visited-style-name="Visited_20_Internet_20_Link">CodeInjection</text:a> bug if the input weren't guaranteed to be integers. <text:bookmark text:name="line-1361"/><text:bookmark text:name="line-1362"/></text:p>
      <text:p text:style-name="P8">To be more precise, <text:a xlink:type="simple" xlink:href="http://pubs.opengroup.org/onlinepubs/9699919799/utilities/find.html#tag_20_47" text:style-name="Internet_20_link" text:visited-style-name="Visited_20_Internet_20_Link">POSIX find</text:a> does not specify whether an argument which contains <text:span text:style-name="Emphasis">more than</text:span> just <text:span text:style-name="Teletype">{}</text:span> is expanded. GNU <text:span text:style-name="Teletype">find</text:span> allows this <text:a xlink:type="simple" xlink:href="http://mywiki.wooledge.org/CodeInjection" text:style-name="Internet_20_link" text:visited-style-name="Visited_20_Internet_20_Link">CodeInjection</text:a> to occur. Other implementations choose a safer path: <text:bookmark text:name="line-1363"/><text:bookmark text:name="line-1364"/></text:p>
      <text:p text:style-name="P97"><text:bookmark text:name="line-1369"/><text:bookmark text:name="line-1368"/><text:bookmark text:name="line-1367"/><text:bookmark text:name="line-1366"/><text:bookmark text:name="line-1365"/><text:bookmark text:name="line-1-127"/># uname -a</text:p>
      <text:p text:style-name="P97"><text:bookmark text:name="line-2-89"/>HP-UX imadev B.10.20 A 9000/785 2008897791 two-user license</text:p>
      <text:p text:style-name="P97"><text:bookmark text:name="line-3-59"/># find /dev/null -exec sh -c 'echo {}' \;</text:p>
      <text:p text:style-name="P64"><text:bookmark text:name="line-4-33"/>{}</text:p>
      <text:p text:style-name="P8"><text:bookmark text:name="line-1370"/><text:soft-page-break/>The correct approach is to <text:span text:style-name="Emphasis">separate</text:span> the filename argument from the script argument: <text:bookmark text:name="line-1371"/><text:bookmark text:name="line-1372"/></text:p>
      <text:p text:style-name="P64"><text:bookmark text:name="line-1374"/><text:bookmark text:name="line-1373"/><text:bookmark text:name="line-1-128"/>find . -exec sh -c 'echo "$1"' x {} \;</text:p>
      <text:h text:style-name="P161" text:outline-level="2"><text:bookmark text:name="line-1377"/><text:bookmark text:name="line-1376"/><text:bookmark text:name="pf53"/><text:bookmark text:name="line-1375"/><text:bookmark text:name="sudo_mycmd_.3E_.2Fmyfile"/>53. sudo mycmd &gt; /myfile</text:h>
      <text:p text:style-name="P8"><text:bookmark text:name="line-1378"/><text:a xlink:type="simple" xlink:href="http://mywiki.wooledge.org/Redirection" text:style-name="Internet_20_link" text:visited-style-name="Visited_20_Internet_20_Link">Redirection</text:a> is done <text:span text:style-name="Emphasis">before</text:span> the command is executed. Usually that doesn't matter, but with <text:span text:style-name="Teletype">sudo</text:span> we have a command being executed as a different user than the redirection. <text:bookmark text:name="line-1379"/><text:bookmark text:name="line-1380"/></text:p>
      <text:p text:style-name="P8">If the redirection must be executed with <text:span text:style-name="Teletype">sudo</text:span>-granted privileges, then you need a wrapper: <text:bookmark text:name="line-1381"/><text:bookmark text:name="line-1382"/></text:p>
      <text:p text:style-name="P64"><text:bookmark text:name="line-1384"/><text:bookmark text:name="line-1383"/><text:bookmark text:name="line-1-129"/>sudo sh -c 'mycmd &gt; /myfile'</text:p>
      <text:h text:style-name="P161" text:outline-level="2"><text:bookmark text:name="line-1387"/><text:bookmark text:name="line-1386"/><text:bookmark text:name="pf54"/><text:bookmark text:name="line-1385"/><text:bookmark text:name="sudo_ls_.2Ffoo.2F.2A"/>54. sudo ls /foo/*</text:h>
      <text:p text:style-name="P8"><text:bookmark text:name="line-1388"/>This is very similar to the previous pitfall. <text:a xlink:type="simple" xlink:href="http://mywiki.wooledge.org/glob" text:style-name="Internet_20_link" text:visited-style-name="Visited_20_Internet_20_Link">Globbing</text:a> is also done <text:span text:style-name="Emphasis">before</text:span> the command is executed. If the directory isn't readable by your normal user privileges, then you may need the globbing to be done in a shell that has the <text:span text:style-name="Teletype">sudo</text:span>-granted privileges: <text:bookmark text:name="line-1389"/><text:bookmark text:name="line-1390"/></text:p>
      <text:p text:style-name="P64"><text:bookmark text:name="line-1392"/><text:bookmark text:name="line-1391"/><text:bookmark text:name="line-1-130"/>sudo sh -c 'ls /foo/*'</text:p>
      <text:h text:style-name="P161" text:outline-level="2"><text:bookmark text:name="line-1395"/><text:bookmark text:name="line-1394"/><text:bookmark text:name="pf55"/><text:bookmark text:name="line-1393"/><text:bookmark text:name="myprogram_2.3E.26-"/>55. myprogram 2&gt;&amp;-</text:h>
      <text:p text:style-name="P8"><text:bookmark text:name="line-1396"/><text:span text:style-name="Strong_20_Emphasis">Do not</text:span> close stdin, stdout or stderr as a "shorthand" for redirecting to <text:span text:style-name="Teletype">/dev/null</text:span>. Write it out correctly. <text:bookmark text:name="line-1397"/><text:bookmark text:name="line-1398"/></text:p>
      <text:p text:style-name="P64"><text:bookmark text:name="line-1400"/><text:bookmark text:name="line-1399"/><text:bookmark text:name="line-1-131"/>myprogram 2&gt;/dev/null</text:p>
      <text:p text:style-name="P8"><text:bookmark text:name="line-1401"/>Why? Consider what happens when your program tries to write an error message to stderr. If stderr has been redirected to <text:span text:style-name="Teletype">/dev/null</text:span>, the write succeeds, and your program is free to carry on, secure in the knowledge that it has diligently reported the error condition. <text:bookmark text:name="line-1402"/><text:bookmark text:name="line-1403"/></text:p>
      <text:p text:style-name="P8">But if stderr has been <text:span text:style-name="Emphasis">closed</text:span>, then the write will fail. At that point, your program may do something unpredictable. It may carry on and ignore the failure, or it may immediately exit, considering the execution environment so broken that it cannot safely continue. Or whatever else the programmer decided the program should do when its world has become a dystopian hell. <text:bookmark text:name="line-1404"/><text:bookmark text:name="line-1405"/></text:p>
      <text:p text:style-name="P8"><text:soft-page-break/>All programs are assured that stdin, stdout and stderr will <text:span text:style-name="Emphasis">exist</text:span> and will be readable/writable in an appropriate and reasonable manner. By closing one of them, you have violated your promise to this program. This is not acceptable. <text:bookmark text:name="line-1406"/><text:bookmark text:name="line-1407"/></text:p>
      <text:p text:style-name="P8">Of course, an even better solution would be to actually log the errors somewhere, so you can go back and read them and figure out what's wrong. <text:bookmark text:name="line-1408"/><text:bookmark text:name="line-1409"/></text:p>
      <text:h text:style-name="P161" text:outline-level="2"><text:bookmark text:name="line-1411"/><text:bookmark text:name="line-14101"/><text:bookmark text:name="pf56"/><text:bookmark text:name="Using_xargs_without_-0"/>56. Using xargs without -0</text:h>
      <text:p text:style-name="P8"><text:bookmark text:name="line-1412"/><text:span text:style-name="Teletype">xargs</text:span> splits on whitespace. This is unfortunate because whitespace is allowed in filenames and commonly used by GUI users. <text:span text:style-name="Teletype">xargs</text:span> also treats <text:span text:style-name="Teletype">'</text:span> and <text:span text:style-name="Teletype">"</text:span> specially, which can also lead to problems: <text:bookmark text:name="line-1413"/><text:bookmark text:name="line-1414"/></text:p>
      <text:p text:style-name="P97"><text:bookmark text:name="line-1419"/><text:bookmark text:name="line-1418"/><text:bookmark text:name="line-1417"/><text:bookmark text:name="line-1416"/><text:bookmark text:name="line-1415"/><text:bookmark text:name="line-1-132"/>touch Dad\'s\ \"famous\"\ 1\'\ pizza.txt</text:p>
      <text:p text:style-name="P97"><text:bookmark text:name="line-2-90"/>touch Dad\'s\ 12\"\ records.txt</text:p>
      <text:p text:style-name="P97"><text:bookmark text:name="line-3-60"/>touch 2\"x1\'\ wood.txt</text:p>
      <text:p text:style-name="P64"><text:bookmark text:name="line-4-34"/>touch 2\"x4\"\ wood.txt</text:p>
      <text:p text:style-name="P8"><text:bookmark text:name="line-1420"/>Here <text:span text:style-name="Teletype">xargs</text:span> warns: <text:bookmark text:name="line-1421"/><text:bookmark text:name="line-1422"/></text:p>
      <text:p text:style-name="P97"><text:bookmark text:name="line-1426"/><text:bookmark text:name="line-1425"/><text:bookmark text:name="line-1424"/><text:bookmark text:name="line-1423"/><text:bookmark text:name="line-1-133"/># Do not do this</text:p>
      <text:p text:style-name="P97"><text:bookmark text:name="line-2-91"/>$ find . -type f | xargs wc</text:p>
      <text:p text:style-name="P64"><text:bookmark text:name="line-3-61"/>xargs: unmatched single quote; by default quotes are special to xargs unless you use the -0 option</text:p>
      <text:p text:style-name="P8"><text:bookmark text:name="line-1427"/>Here <text:span text:style-name="Teletype">xargs</text:span> does not warn at all: <text:bookmark text:name="line-1428"/><text:bookmark text:name="line-1429"/></text:p>
      <text:p text:style-name="P97"><text:bookmark text:name="line-1434"/><text:bookmark text:name="line-1433"/><text:bookmark text:name="line-1432"/><text:bookmark text:name="line-1431"/><text:bookmark text:name="line-1430"/><text:bookmark text:name="line-1-134"/># Do not do this</text:p>
      <text:p text:style-name="P97"><text:bookmark text:name="line-2-92"/>echo * | xargs wc</text:p>
      <text:p text:style-name="P97"><text:bookmark text:name="line-3-62"/>find *famous* -type f | xargs wc</text:p>
      <text:p text:style-name="P64"><text:bookmark text:name="line-4-35"/>find *4* -type f | xargs wc</text:p>
      <text:p text:style-name="P8"><text:bookmark text:name="line-1435"/>Instead use <text:span text:style-name="Teletype">xargs -0</text:span>: <text:bookmark text:name="line-1436"/><text:bookmark text:name="line-1437"/></text:p>
      <text:p text:style-name="P97"><text:bookmark text:name="line-1442"/><text:bookmark text:name="line-1441"/><text:bookmark text:name="line-1440"/><text:bookmark text:name="line-1439"/><text:bookmark text:name="line-1438"/><text:bookmark text:name="line-1-135"/># Do this instead</text:p>
      <text:p text:style-name="P97"><text:bookmark text:name="line-2-93"/>printf '%s\0' * | xargs -0 wc</text:p>
      <text:p text:style-name="P97"><text:bookmark text:name="line-3-63"/>find . -type f -name '*famous*' -print0 | xargs -0 wc</text:p>
      <text:p text:style-name="P64"><text:bookmark text:name="line-4-36"/>find . -type f -name '*4*' -exec wc {} +</text:p>
      <text:p text:style-name="P8"><text:bookmark text:name="line-1443"/><text:soft-page-break/>If using <text:span text:style-name="Teletype">-0</text:span> is not simple, an alternative is to use GNU Parallel, which splits on \n. And while \n is also allowed in filenames they never occur unless your users are malicious. In any case: <text:span text:style-name="Strong_20_Emphasis">If</text:span> you use <text:span text:style-name="Teletype">xargs</text:span> without <text:span text:style-name="Teletype">-0</text:span> put a comment in your code explaining why that is safe in your particular situation. <text:bookmark text:name="line-1444"/><text:bookmark text:name="line-1445"/></text:p>
      <text:h text:style-name="P161" text:outline-level="2"><text:bookmark text:name="line-1446"/><text:bookmark text:name="pf57"/><text:bookmark text:name="unset_a.5B0.5D"/>57. unset a[0]</text:h>
      <text:p text:style-name="P8"><text:bookmark text:name="line-1447"/>When passing an <text:a xlink:type="simple" xlink:href="http://mywiki.wooledge.org/BashFAQ/005" text:style-name="Internet_20_link" text:visited-style-name="Visited_20_Internet_20_Link">indexed array element</text:a> to <text:span text:style-name="Teletype">unset</text:span>, it needs to be quoted. Otherwise, it may be treated as a <text:a xlink:type="simple" xlink:href="http://mywiki.wooledge.org/glob" text:style-name="Internet_20_link" text:visited-style-name="Visited_20_Internet_20_Link">glob</text:a>, and expanded against the files in the current directory. If there happens to be a file named <text:span text:style-name="Teletype">a0</text:span> then the glob is expanded to <text:span text:style-name="Teletype">a0</text:span> and you end up executing <text:span text:style-name="Teletype">unset a0</text:span>. <text:bookmark text:name="line-1448"/><text:bookmark text:name="line-1449"/></text:p>
      <text:p text:style-name="P64"><text:bookmark text:name="line-1450"/><text:bookmark text:name="line-1451"/><text:bookmark text:name="line-1-136"/>unset 'a[0]' <text:s text:c="4"/># Always quote indexed array elements when unsetting.</text:p>
      <text:p text:style-name="P97"/>
      <text:h text:style-name="P7" text:outline-level="2"><text:bookmark text:name="I_set_variables_in_a_loop_that.27s_in_a_pipeline._Why_do_they_disappear_after_the_loop_terminates.3F_Or.2C_why_can.27t_I_pipe_data_to_read.3F"/>I set variables in a loop that's in a pipeline. Why do they disappear after the loop terminates? Or, why can't I pipe data to read?</text:h>
      <text:p text:style-name="P8"><text:bookmark text:name="line-3101"/>In most shells, <text:span text:style-name="T1">each command of a pipeline is executed in a separate </text:span><text:a xlink:type="simple" xlink:href="http://mywiki.wooledge.org/SubShell" text:style-name="Internet_20_link" text:visited-style-name="Visited_20_Internet_20_Link"><text:span text:style-name="T1">SubShell</text:span></text:a><text:span text:style-name="T1">.</text:span> Non-working example: <text:bookmark text:name="line-4100"/><text:bookmark text:name="line-5100"/></text:p>
      <text:p text:style-name="P97"><text:bookmark text:name="line-1710"/><text:bookmark text:name="line-1610"/><text:bookmark text:name="line-1511"/><text:bookmark text:name="line-1453"/><text:bookmark text:name="line-13100"/><text:bookmark text:name="line-12100"/><text:bookmark text:name="line-11100"/><text:bookmark text:name="line-10100"/><text:bookmark text:name="line-9100"/><text:bookmark text:name="line-8100"/><text:bookmark text:name="line-7100"/><text:bookmark text:name="line-6100"/><text:bookmark text:name="line-1452"/><text:s text:c="4"/># Works only in ksh88/ksh93, or zsh or bash 4.2 with lastpipe enabled</text:p>
      <text:p text:style-name="P97"><text:bookmark text:name="line-2101"/><text:s text:c="4"/># In other shells, this will print 0</text:p>
      <text:p text:style-name="P97"><text:bookmark text:name="line-3102"/><text:s text:c="4"/>linecount=0</text:p>
      <text:p text:style-name="P97"><text:bookmark text:name="line-4101"/></text:p>
      <text:p text:style-name="P97"><draw:custom-shape text:anchor-type="paragraph" draw:z-index="1" draw:name="Shape1" draw:style-name="gr1" draw:text-style-name="P289" svg:width="9.7921in" svg:height="0.7469in" svg:x="0.3091in" svg:y="0.1311in"><text:p/><draw:enhanced-geometry svg:viewBox="0 0 21600 21600" draw:type="rectangle" draw:enhanced-path="M 0 0 L 21600 0 21600 21600 0 21600 0 0 Z N"/></draw:custom-shape><text:bookmark text:name="line-5101"/><text:s text:c="4"/>printf '%s\n' foo bar <text:span text:style-name="T76">|</text:span></text:p>
      <text:p text:style-name="P97"><draw:frame text:anchor-type="paragraph" draw:z-index="2" draw:name="Shape2" draw:style-name="gr2" draw:text-style-name="P290" svg:width="6.4677in" svg:height="0.6776in" svg:x="3.5465in" svg:y="0.0173in"><draw:text-box><text:p><text:span text:style-name="T195"># 1) IFS= <text:s text:c="2"/>Internal File Separater does not separate line. Used to read whole line.</text:span></text:p><text:p><text:span text:style-name="T195"># 2a) This code will be executed in its own subshell:</text:span></text:p><text:p><text:span text:style-name="T195"># 2b) Ergo: linecount will not be visible outside of the while block (in some shells, see below)</text:span></text:p></draw:text-box></draw:frame><text:bookmark text:name="line-6101"/><text:s text:c="4"/><text:span text:style-name="T193">while IFS= read -r line</text:span></text:p>
      <text:p text:style-name="P97"><text:bookmark text:name="line-7101"/><text:s text:c="4"/><text:span text:style-name="T193">do</text:span></text:p>
      <text:p text:style-name="P97"><text:bookmark text:name="line-8101"/><text:s text:c="8"/><text:span text:style-name="T189">linecount=$((linecount + 1))</text:span></text:p>
      <text:p text:style-name="P97"><text:bookmark text:name="line-9101"/><text:s text:c="4"/><text:span text:style-name="T189">done</text:span></text:p>
      <text:p text:style-name="P97"><text:bookmark text:name="line-10101"/></text:p>
      <text:p text:style-name="P64"><text:bookmark text:name="line-11101"/><text:s text:c="4"/>echo "total number of lines: $linecount"</text:p>
      <text:p text:style-name="P8"><text:bookmark text:name="line-1810"/><text:bookmark text:name="line-1910"/>The reason for this potentially surprising behaviour, as described above, is that <text:span text:style-name="T1">each </text:span><text:a xlink:type="simple" xlink:href="http://mywiki.wooledge.org/SubShell" text:style-name="Internet_20_link" text:visited-style-name="Visited_20_Internet_20_Link"><text:span text:style-name="T1">SubShell</text:span></text:a><text:span text:style-name="T1"> introduces a new variable context and environment. The </text:span><text:span text:style-name="Teletype"><text:span text:style-name="T1">while</text:span></text:span><text:span text:style-name="T1"> loop above is executed in a new subshell with its own copy of the variable </text:span><text:span text:style-name="Teletype"><text:span text:style-name="T1">linecount</text:span></text:span><text:span text:style-name="T1"> created with the initial value of '0' taken from the parent shell. This copy then is used for counting. When the </text:span><text:span text:style-name="Teletype"><text:span text:style-name="T1">while</text:span></text:span><text:span text:style-name="T1"> loop is finished, the subshell copy is discarded, and the original variable </text:span><text:span text:style-name="Teletype"><text:span text:style-name="T1">linecount</text:span></text:span><text:span text:style-name="T1"> of the parent (whose value hasn't changed) is used in the </text:span><text:span text:style-name="Teletype"><text:span text:style-name="T1">echo</text:span></text:span><text:span text:style-name="T1"> command. </text:span><text:bookmark text:name="line-2010"/><text:bookmark text:name="line-2110"/></text:p>
      <text:p text:style-name="P8">Different shells exhibit different behaviors in this situation: <text:bookmark text:name="line-2210"/></text:p>
      <text:list xml:id="list3895074092" text:style-name="L67">
        <text:list-item>
          <text:p text:style-name="P180"><text:a xlink:type="simple" xlink:href="http://mywiki.wooledge.org/BourneShell" text:style-name="Internet_20_link" text:visited-style-name="Visited_20_Internet_20_Link">BourneShell</text:a> creates a subshell when the input or output of anything (loops, case etc..) but a simple command is redirected, either by using a pipeline or by a redirection operator ('&lt;', '&gt;'). <text:bookmark text:name="line-2310"/></text:p>
        </text:list-item>
        <text:list-item>
          <text:p text:style-name="P180"><text:a xlink:type="simple" xlink:href="http://mywiki.wooledge.org/BASH" text:style-name="Internet_20_link" text:visited-style-name="Visited_20_Internet_20_Link">BASH</text:a>, Yash and PDKsh-derived shells create a new process only if the loop is part of a pipeline. <text:bookmark text:name="line-2410"/></text:p>
        </text:list-item>
        <text:list-item>
          <text:p text:style-name="P180"><text:a xlink:type="simple" xlink:href="http://mywiki.wooledge.org/KornShell" text:style-name="Internet_20_link" text:visited-style-name="Visited_20_Internet_20_Link">KornShell</text:a> and Zsh creates it only if the loop is part of a pipeline, but <text:span text:style-name="Emphasis">not</text:span> if the loop is the last part of it. The read example above actually <text:span text:style-name="Emphasis">works</text:span> in ksh88, ksh93, zsh! (but not MKsh or other PDKsh-derived shells) <text:bookmark text:name="line-2510"/></text:p>
        </text:list-item>
        <text:list-item>
          <text:p text:style-name="P180">POSIX specifies the bash behaviour, but as an extension allows any or all of the parts of the pipeline to run without a subshell (thus permitting the <text:a xlink:type="simple" xlink:href="http://mywiki.wooledge.org/KornShell" text:style-name="Internet_20_link" text:visited-style-name="Visited_20_Internet_20_Link">KornShell</text:a> behaviour, as well). <text:bookmark text:name="line-2610"/><text:bookmark text:name="line-2710"/></text:p>
        </text:list-item>
      </text:list>
      <text:p text:style-name="P14">More broken stuff: <text:bookmark text:name="line-2810"/><text:bookmark text:name="line-2910"/><text:bookmark text:name="line-3010"/><text:bookmark text:name="line-3110"/><text:bookmark text:name="line-3210"/><text:bookmark text:name="line-3310"/></text:p>
      <text:p text:style-name="P97"><text:bookmark text:name="line-1-137"/><text:soft-page-break/><text:s text:c="4"/># Bash 4</text:p>
      <text:p text:style-name="P97"><draw:custom-shape text:anchor-type="paragraph" draw:z-index="3" draw:name="Shape3" draw:style-name="gr3" draw:text-style-name="P291" svg:width="9.7398in" svg:height="0.3996in" svg:x="0.3264in" svg:y="0.1374in"><text:p/><draw:enhanced-geometry svg:viewBox="0 0 21600 21600" draw:type="rectangle" draw:enhanced-path="M 0 0 L 21600 0 21600 21600 0 21600 0 0 Z N"/></draw:custom-shape><draw:frame text:anchor-type="paragraph" draw:z-index="5" draw:name="Shape5" draw:style-name="gr5" draw:text-style-name="P292" svg:width="4.2453in" svg:height="0.3996in" svg:x="5.8209in" svg:y="0.1374in"><draw:text-box><text:p># broken</text:p><text:p># print not visible, code after the pipe is done in a subshell</text:p></draw:text-box></draw:frame><text:bookmark text:name="line-2-110"/><text:s text:c="4"/># The problem also occurs without a loop</text:p>
      <text:p text:style-name="P97"><text:bookmark text:name="line-3-110"/><text:s text:c="4"/>printf '%s\n' foo bar <text:span text:style-name="T76">|</text:span> <text:span text:style-name="T189">mapfile -t line</text:span></text:p>
      <text:p text:style-name="P64"><text:bookmark text:name="line-4-110"/><text:s text:c="4"/><text:span text:style-name="T189">printf 'total number of lines: %s\n' "${#line[@]}"</text:span> # prints 0</text:p>
      <text:p text:style-name="P97"><text:bookmark text:name="line-4610"/><text:bookmark text:name="line-4510"/><text:bookmark text:name="line-4410"/><text:bookmark text:name="line-4310"/><text:bookmark text:name="line-4210"/><text:bookmark text:name="line-4110"/><text:bookmark text:name="line-4010"/><text:bookmark text:name="line-3910"/><text:bookmark text:name="line-3810"/><text:bookmark text:name="line-3710"/><text:bookmark text:name="line-3610"/><text:bookmark text:name="line-3510"/><text:bookmark text:name="line-3410"/><text:bookmark text:name="line-1-210"/><text:s text:c="4"/>f() {</text:p>
      <text:p text:style-name="P97"><text:bookmark text:name="line-2-210"/><text:s text:c="8"/>if [[ -t 0 ]]; then</text:p>
      <text:p text:style-name="P97"><text:bookmark text:name="line-3-210"/><text:s text:c="12"/>echo "$1"</text:p>
      <text:p text:style-name="P97"><text:bookmark text:name="line-4-210"/><text:s text:c="8"/>else</text:p>
      <text:p text:style-name="P97"><text:bookmark text:name="line-5-110"/><text:s text:c="12"/>read -r var</text:p>
      <text:p text:style-name="P97"><text:bookmark text:name="line-6-15"/><text:s text:c="8"/>fi</text:p>
      <text:p text:style-name="P97"><text:bookmark text:name="line-7-12"/><text:s text:c="4"/>};</text:p>
      <text:p text:style-name="P97"><draw:custom-shape text:anchor-type="paragraph" draw:z-index="4" draw:name="Shape4" draw:style-name="gr4" draw:text-style-name="P291" svg:width="9.7921in" svg:height="0.3843in" svg:x="0.3091in" svg:y="0.1181in"><text:p/><draw:enhanced-geometry svg:viewBox="0 0 21600 21600" draw:type="rectangle" draw:enhanced-path="M 0 0 L 21600 0 21600 21600 0 21600 0 0 Z N"/></draw:custom-shape><draw:frame text:anchor-type="paragraph" draw:z-index="6" draw:name="Shape6" draw:style-name="gr6" draw:text-style-name="P292" svg:width="7.0752in" svg:height="0.3843in" svg:x="3.0256in" svg:y="0.1181in"><draw:text-box><text:p># broken</text:p><text:p># echo not visible, done code after the pipe is done in a subshell.</text:p></draw:text-box></draw:frame><text:bookmark text:name="line-8-12"/></text:p>
      <text:p text:style-name="P97"><text:bookmark text:name="line-9-12"/><text:s text:c="4"/>f 'hello' <text:span text:style-name="T76">|</text:span> f</text:p>
      <text:p text:style-name="P64"><text:bookmark text:name="line-10-11"/><text:s text:c="4"/>echo "$var" # prints nothing</text:p>
      <text:p text:style-name="P8"><text:bookmark text:name="line-4710"/><text:bookmark text:name="line-4810"/><text:span text:style-name="T1">Again, in both cases the pipeline causes </text:span><text:span text:style-name="Teletype"><text:span text:style-name="T1">read</text:span></text:span><text:span text:style-name="T1"> or some containing command to run in a subshell, so its effect is never witnessed in the parent process. </text:span><text:bookmark text:name="line-4910"/><text:bookmark text:name="line-5010"/></text:p>
      <text:list xml:id="list303920843" text:style-name="L68">
        <text:list-item>
          <text:p text:style-name="P181">It should be stressed that this issue isn't specific to loops. It's a general property of all pipes, though the "<text:span text:style-name="Teletype">while/read</text:span>" loop might be considered the canonical example that crops up over and over when people read the help or manpage description of the <text:span text:style-name="Teletype">read</text:span> builtin and notice that it accepts data on stdin. They might recall that data redirected into a compound command is available throughout that command, but not understand why all the fancy process substitutions and redirects they run across in places like <text:a xlink:type="simple" xlink:href="http://mywiki.wooledge.org/BashFAQ/001" text:style-name="Internet_20_link" text:visited-style-name="Visited_20_Internet_20_Link">FAQ #1</text:a> are necessary. Naturally they proceed to put their funstuff directly into a pipeline, and confusion ensues. <text:bookmark text:name="line-5110"/><text:bookmark text:name="line-5210"/></text:p>
        </text:list-item>
      </text:list>
      <text:h text:style-name="P105" text:outline-level="3"><text:bookmark text:name="Workarounds"/>Workarounds</text:h>
      <text:list xml:id="list666113948" text:style-name="L69">
        <text:list-item>
          <text:p text:style-name="P183"><text:bookmark text:name="line-5310"/><text:bookmark text:name="line-5410"/>If the input is a file, a simple redirect will suffice: <text:bookmark text:name="line-5510"/><text:bookmark text:name="line-5610"/><text:bookmark text:name="line-5710"/><text:bookmark text:name="line-5810"/><text:bookmark text:name="line-5910"/><text:bookmark text:name="line-6010"/></text:p>
          <text:p text:style-name="P236"><text:bookmark text:name="line-1-310"/><text:s text:c="4"/># POSIX</text:p>
          <text:p text:style-name="P236"><text:bookmark text:name="line-2-310"/><text:s text:c="4"/>while IFS= read -r line; do linecount=$((linecount + 1)); done &lt; file</text:p>
          <text:p text:style-name="P288"><text:bookmark text:name="line-3-310"/><text:s text:c="4"/>echo "$linecount"</text:p>
          <text:p text:style-name="P182"><text:bookmark text:name="line-6110"/><text:bookmark text:name="line-6210"/>Unfortunately, this doesn't work with a Bourne shell; see <text:a xlink:type="simple" xlink:href="http://heirloom.sourceforge.net/sh/sh.1.html#20" text:style-name="Internet_20_link" text:visited-style-name="Visited_20_Internet_20_Link">sh(1) from the Heirloom Bourne Shell</text:a> for a workaround. <text:bookmark text:name="line-6310"/><text:bookmark text:name="line-6410"/></text:p>
        </text:list-item>
        <text:list-item>
          <text:p text:style-name="P182">Use <text:a xlink:type="simple" xlink:href="http://mywiki.wooledge.org/BashGuide/CompoundCommands#Command_grouping" text:style-name="Internet_20_link" text:visited-style-name="Visited_20_Internet_20_Link">command grouping</text:a> and do everything in the subshell: <text:bookmark text:name="line-6510"/><text:bookmark text:name="line-6610"/><text:bookmark text:name="line-6710"/><text:bookmark text:name="line-6810"/><text:bookmark text:name="line-6910"/><text:bookmark text:name="line-7010"/><text:bookmark text:name="line-7110"/><text:bookmark text:name="line-7210"/><text:bookmark text:name="line-7310"/><text:bookmark text:name="line-7410"/><text:bookmark text:name="line-7510"/><text:bookmark text:name="line-7610"/><text:bookmark text:name="line-7710"/><text:bookmark text:name="line-7810"/><text:bookmark text:name="line-7910"/></text:p>
          <text:p text:style-name="P236"><text:bookmark text:name="line-1-410"/><text:s text:c="4"/># POSIX</text:p>
          <text:p text:style-name="P236"><text:bookmark text:name="line-2-410"/><text:s text:c="4"/>linecount=0</text:p>
          <text:p text:style-name="P236"><text:bookmark text:name="line-3-410"/></text:p>
          <text:p text:style-name="P236"><text:bookmark text:name="line-4-37"/><text:soft-page-break/><text:s text:c="4"/>cat /etc/passwd |</text:p>
          <text:p text:style-name="P236"><text:bookmark text:name="line-5-25"/><text:s text:c="4"/>{</text:p>
          <text:p text:style-name="P236"><text:bookmark text:name="line-6-21"/><text:s text:c="8"/>while IFS= read -r line</text:p>
          <text:p text:style-name="P236"><text:bookmark text:name="line-7-21"/><text:s text:c="8"/>do</text:p>
          <text:p text:style-name="P236"><text:bookmark text:name="line-8-21"/><text:s text:c="12"/>linecount=$((linecount + 1))</text:p>
          <text:p text:style-name="P236"><text:bookmark text:name="line-9-21"/><text:s text:c="8"/>done</text:p>
          <text:p text:style-name="P236"><text:bookmark text:name="line-10-21"/></text:p>
          <text:p text:style-name="P236"><text:bookmark text:name="line-11-11"/><text:s text:c="8"/>echo "total number of lines: $linecount" ;</text:p>
          <text:p text:style-name="P288"><text:bookmark text:name="line-12101"/><text:s text:c="4"/>}</text:p>
          <text:p text:style-name="P202"><text:bookmark text:name="line-8010"/><text:bookmark text:name="line-8110"/>This doesn't really change the subshell situation, but if nothing from the subshell is needed in the rest of your code then destroying the local environment after you're through with it could be just what you want anyway. <text:bookmark text:name="line-8210"/><text:bookmark text:name="line-8310"/></text:p>
        </text:list-item>
        <text:list-item>
          <text:p text:style-name="P182">Use <text:a xlink:type="simple" xlink:href="http://mywiki.wooledge.org/ProcessSubstitution" text:style-name="Internet_20_link" text:visited-style-name="Visited_20_Internet_20_Link">ProcessSubstitution</text:a> (Bash/Zsh/Ksh93 only): <text:bookmark text:name="line-8410"/><text:bookmark text:name="line-8510"/><text:bookmark text:name="line-8610"/><text:bookmark text:name="line-8710"/><text:bookmark text:name="line-8810"/><text:bookmark text:name="line-8910"/><text:bookmark text:name="line-9010"/><text:bookmark text:name="line-9110"/><text:bookmark text:name="line-9210"/><text:bookmark text:name="line-9310"/></text:p>
          <text:p text:style-name="P236"><text:bookmark text:name="line-1-510"/><text:s text:c="4"/># Bash/Ksh93/Zsh</text:p>
          <text:p text:style-name="P236"><text:bookmark text:name="line-2-510"/><text:s text:c="4"/>while IFS= read -r line</text:p>
          <text:p text:style-name="P236"><text:bookmark text:name="line-3-510"/><text:s text:c="4"/>do</text:p>
          <text:p text:style-name="P236"><text:bookmark text:name="line-4-41"/><text:s text:c="8"/>((linecount++))</text:p>
          <text:p text:style-name="P236"><text:bookmark text:name="line-5-32"/><text:s text:c="4"/>done &lt; &lt;(grep PATH /etc/profile)</text:p>
          <text:p text:style-name="P236"><text:bookmark text:name="line-6-31"/></text:p>
          <text:p text:style-name="P288"><text:bookmark text:name="line-7-31"/><text:s text:c="4"/>echo "total number of lines: $linecount"</text:p>
          <text:p text:style-name="P202"><text:bookmark text:name="line-9410"/><text:bookmark text:name="line-9510"/>This is essentially identical to the first workaround above. We still redirect a file, only this time the file happens to be a named pipe temporarily created by our process substitution to transport the output of grep. <text:bookmark text:name="line-9610"/><text:bookmark text:name="line-9710"/></text:p>
        </text:list-item>
        <text:list-item>
          <text:p text:style-name="P182">Use a <text:a xlink:type="simple" xlink:href="http://mywiki.wooledge.org/NamedPipes" text:style-name="Internet_20_link" text:visited-style-name="Visited_20_Internet_20_Link">named pipe</text:a>: <text:bookmark text:name="line-9810"/><text:bookmark text:name="line-9910"/><text:bookmark text:name="line-10010"/><text:bookmark text:name="line-10110"/><text:bookmark text:name="line-10210"/><text:bookmark text:name="line-10310"/><text:bookmark text:name="line-10410"/><text:bookmark text:name="line-10510"/><text:bookmark text:name="line-10610"/><text:bookmark text:name="line-10710"/><text:bookmark text:name="line-10810"/><text:bookmark text:name="line-10910"/><text:bookmark text:name="line-11010"/></text:p>
          <text:p text:style-name="P236"><text:bookmark text:name="line-1-610"/><text:s text:c="4"/># POSIX</text:p>
          <text:p text:style-name="P236"><text:bookmark text:name="line-2-610"/><text:s text:c="4"/>mkfifo mypipe</text:p>
          <text:p text:style-name="P236"><text:bookmark text:name="line-3-64"/><text:s text:c="4"/>grep PATH /etc/profile &gt; mypipe &amp;</text:p>
          <text:p text:style-name="P236"><text:bookmark text:name="line-4-51"/></text:p>
          <text:p text:style-name="P236"><text:bookmark text:name="line-5-41"/><text:s text:c="4"/>while IFS= read -r line</text:p>
          <text:p text:style-name="P236"><text:bookmark text:name="line-6-41"/><text:s text:c="4"/>do</text:p>
          <text:p text:style-name="P236"><text:bookmark text:name="line-7-41"/><text:s text:c="8"/>linecount=$((linecount + 1))</text:p>
          <text:p text:style-name="P236"><text:bookmark text:name="line-8-31"/><text:s text:c="4"/>done &lt; mypipe</text:p>
          <text:p text:style-name="P236"><text:bookmark text:name="line-9-31"/></text:p>
          <text:p text:style-name="P288"><text:bookmark text:name="line-10-31"/><text:s text:c="4"/>echo "total number of lines: $linecount"</text:p>
        </text:list-item>
        <text:list-item>
          <text:p text:style-name="P182"><text:bookmark text:name="line-11110"/><text:bookmark text:name="line-11210"/>Use a <text:a xlink:type="simple" xlink:href="http://wiki.bash-hackers.org/syntax/keywords/coproc" text:style-name="Internet_20_link" text:visited-style-name="Visited_20_Internet_20_Link">coprocess</text:a> (ksh, even pdksh, oksh, mksh..): <text:bookmark text:name="line-11310"/><text:bookmark text:name="line-11410"/><text:bookmark text:name="line-11510"/><text:bookmark text:name="line-11610"/><text:bookmark text:name="line-11710"/><text:bookmark text:name="line-11810"/><text:bookmark text:name="line-11910"/><text:bookmark text:name="line-12010"/><text:bookmark text:name="line-12110"/><text:bookmark text:name="line-12210"/><text:bookmark text:name="line-12310"/><text:bookmark text:name="line-12410"/></text:p>
          <text:p text:style-name="P236"><text:bookmark text:name="line-1-710"/><text:s text:c="4"/># ksh</text:p>
          <text:p text:style-name="P236"><text:bookmark text:name="line-2-710"/><text:soft-page-break/><text:s text:c="4"/>grep PATH /etc/profile |&amp;</text:p>
          <text:p text:style-name="P236"><text:bookmark text:name="line-3-71"/></text:p>
          <text:p text:style-name="P236"><text:bookmark text:name="line-4-62"/><text:s text:c="4"/>while IFS= read -r -p line</text:p>
          <text:p text:style-name="P236"><text:bookmark text:name="line-5-51"/><text:s text:c="4"/>do</text:p>
          <text:p text:style-name="P236"><text:bookmark text:name="line-6-51"/><text:s text:c="8"/>linecount=$((linecount + 1))</text:p>
          <text:p text:style-name="P236"><text:bookmark text:name="line-7-51"/><text:s text:c="4"/>done</text:p>
          <text:p text:style-name="P236"><text:bookmark text:name="line-8-41"/></text:p>
          <text:p text:style-name="P288"><text:bookmark text:name="line-9-41"/><text:s text:c="4"/>echo "total number of lines: $linecount"</text:p>
          <text:p text:style-name="P202"><text:bookmark text:name="line-12510"/>Bash 4 also has coproc, but its syntax is very different from ksh's syntax, and not really applicable for this task. <text:bookmark text:name="line-12610"/><text:bookmark text:name="line-12710"/></text:p>
        </text:list-item>
        <text:list-item>
          <text:p text:style-name="P182">Use a <text:a xlink:type="simple" xlink:href="http://mywiki.wooledge.org/HereString" text:style-name="Internet_20_link" text:visited-style-name="Visited_20_Internet_20_Link">HereString</text:a> (Bash/Zsh/Ksh93 only, though the example uses the Bash-specific <text:span text:style-name="Teletype">read -a</text:span> (Ksh93 and Zsh using <text:span text:style-name="Teletype">read -A</text:span> instead)): <text:bookmark text:name="line-12810"/><text:bookmark text:name="line-12910"/><text:bookmark text:name="line-13010"/><text:bookmark text:name="line-13110"/><text:bookmark text:name="line-13210"/><text:bookmark text:name="line-13310"/><text:bookmark text:name="line-13410"/><text:bookmark text:name="line-13510"/><text:bookmark text:name="line-13610"/></text:p>
          <text:p text:style-name="P236"><text:bookmark text:name="line-1-810"/><text:s text:c="5"/># Options:</text:p>
          <text:p text:style-name="P236"><text:bookmark text:name="line-2-810"/><text:s text:c="5"/># -r Backslash does not act as an escape character for the word separators or line delimiter.</text:p>
          <text:p text:style-name="P236"><text:bookmark text:name="line-3-82"/><text:s text:c="5"/># -a The words are assigned to sequential indices of the array "words"</text:p>
          <text:p text:style-name="P236"><text:bookmark text:name="line-4-71"/></text:p>
          <text:p text:style-name="P236"><text:bookmark text:name="line-5-61"/><text:s text:c="5"/>read -ra words &lt;&lt;&lt; 'hi ho hum'</text:p>
          <text:p text:style-name="P288"><text:bookmark text:name="line-6-61"/><text:s text:c="5"/>printf 'total number of words: %d' "${#words[@]}"</text:p>
          <text:p text:style-name="P182"><text:bookmark text:name="line-13710"/><text:bookmark text:name="line-13810"/>The <text:span text:style-name="Teletype">&lt;&lt;&lt;</text:span> operator is available in Bash (2.05b and later), Zsh (where it was first introduced inspired from a similar operator in the Unix port of the <text:span text:style-name="Teletype">rc</text:span> shell), Ksh93 and Yash. <text:bookmark text:name="line-13910"/><text:bookmark text:name="line-14010"/></text:p>
        </text:list-item>
        <text:list-item>
          <text:p text:style-name="P182">With a POSIX shell, or for longer multi-line data, you can use a here document instead: <text:bookmark text:name="line-14110"/><text:bookmark text:name="line-14210"/><text:bookmark text:name="line-14310"/><text:bookmark text:name="line-14410"/><text:bookmark text:name="line-1455"/><text:bookmark text:name="line-1461"/><text:bookmark text:name="line-1471"/><text:bookmark text:name="line-1481"/><text:bookmark text:name="line-1491"/><text:bookmark text:name="line-1501"/><text:bookmark text:name="line-1512"/><text:bookmark text:name="line-1521"/><text:bookmark text:name="line-1531"/><text:bookmark text:name="line-1541"/></text:p>
          <text:p text:style-name="P236"><text:bookmark text:name="line-1-910"/><text:s text:c="4"/># POSIX</text:p>
          <text:p text:style-name="P236"><text:bookmark text:name="line-2-95"/><text:s text:c="4"/>linecount=0</text:p>
          <text:p text:style-name="P236"><text:bookmark text:name="line-3-92"/><text:s text:c="4"/>while IFS= read -r; do</text:p>
          <text:p text:style-name="P236"><text:bookmark text:name="line-4-81"/><text:s text:c="8"/>linecount=$((linecount+1))</text:p>
          <text:p text:style-name="P236"><text:bookmark text:name="line-5-71"/><text:s text:c="4"/>done &lt;&lt;EOF</text:p>
          <text:p text:style-name="P236"><text:bookmark text:name="line-6-71"/><text:s text:c="4"/>hi</text:p>
          <text:p text:style-name="P236"><text:bookmark text:name="line-7-61"/><text:s text:c="4"/>ho</text:p>
          <text:p text:style-name="P236"><text:bookmark text:name="line-8-51"/><text:s text:c="4"/>hum</text:p>
          <text:p text:style-name="P236"><text:bookmark text:name="line-9-51"/><text:s text:c="4"/>EOF</text:p>
          <text:p text:style-name="P236"><text:bookmark text:name="line-10-41"/></text:p>
          <text:p text:style-name="P288"><text:bookmark text:name="line-11-21"/><text:s text:c="4"/>printf 'total number of lines: %d\n' "$linecount"</text:p>
        </text:list-item>
        <text:list-item>
          <text:p text:style-name="P182"><text:bookmark text:name="line-1551"/><text:bookmark text:name="line-1561"/>Use lastpipe (Bash 4.2) <text:bookmark text:name="line-1571"/><text:bookmark text:name="line-1581"/><text:bookmark text:name="line-1591"/><text:bookmark text:name="line-1601"/><text:bookmark text:name="line-1611"/><text:bookmark text:name="line-1621"/><text:bookmark text:name="line-1631"/><text:bookmark text:name="line-1641"/><text:bookmark text:name="line-1651"/><text:bookmark text:name="line-1661"/><text:bookmark text:name="line-1671"/><text:bookmark text:name="line-1681"/></text:p>
          <text:p text:style-name="P236"><text:bookmark text:name="line-1-1010"/><text:s text:c="5"/># Bash 4.2</text:p>
          <text:p text:style-name="P236"><text:bookmark text:name="line-2-102"/><text:s text:c="5"/># +m: Disable monitor mode (job control). Background processes display their</text:p>
          <text:p text:style-name="P236"><text:bookmark text:name="line-3-102"/><text:soft-page-break/><text:s text:c="5"/># <text:s text:c="4"/>exit status upon completion when in monitor mode (we don't want that).</text:p>
          <text:p text:style-name="P236"><text:bookmark text:name="line-4-91"/><text:s text:c="5"/>set +m</text:p>
          <text:p text:style-name="P236"><text:bookmark text:name="line-5-81"/><text:s text:c="5"/>shopt -s lastpipe</text:p>
          <text:p text:style-name="P236"><text:bookmark text:name="line-6-81"/></text:p>
          <text:p text:style-name="P236"><text:bookmark text:name="line-7-71"/><text:s text:c="5"/>x=0</text:p>
          <text:p text:style-name="P236"><text:bookmark text:name="line-8-61"/><text:s text:c="5"/>printf '%s\n' hi{,,,,,} | while IFS= read -r "lines[x++]"; do :; done</text:p>
          <text:p text:style-name="P288"><text:bookmark text:name="line-9-61"/><text:s text:c="5"/>printf 'total number of lines: %d' "${#lines[@]}"</text:p>
          <text:p text:style-name="P182"><text:bookmark text:name="line-1691"/><text:bookmark text:name="line-1701"/>Bash 4.2 introduces the aforementioned ksh-like behavior to Bash. The one caveat is that job control must not be enabled, thereby limiting its usefulness in an interactive shell. <text:bookmark text:name="line-1711"/><text:bookmark text:name="line-1721"/></text:p>
        </text:list-item>
      </text:list>
      <text:p text:style-name="P8">For more related examples of how to read input and break it into words, see <text:a xlink:type="simple" xlink:href="http://mywiki.wooledge.org/BashFAQ/001" text:style-name="Internet_20_link" text:visited-style-name="Visited_20_Internet_20_Link">FAQ #1</text:a>. </text:p>
      <text:p text:style-name="P97"/>
      <text:h text:style-name="P161" text:outline-level="2"><text:bookmark text:name="Process_Substitution"/>Process Substitution</text:h>
      <text:p text:style-name="P8"><text:bookmark text:name="line-2102"/><text:bookmark text:name="line-3103"/>Process substitution is a very useful BASH extension. It is similar to awk's <text:span text:style-name="Teletype">"command" | getline</text:span> and is especially important for bypassing <text:a xlink:type="simple" xlink:href="http://mywiki.wooledge.org/SubShell" text:style-name="Internet_20_link" text:visited-style-name="Visited_20_Internet_20_Link">subshells</text:a> caused by pipelines. <text:bookmark text:name="line-4102"/><text:bookmark text:name="line-5102"/></text:p>
      <text:p text:style-name="P8">Process substitution comes in two forms: <text:span text:style-name="Teletype">&lt;(some command)</text:span> and <text:span text:style-name="Teletype">&gt;(some command)</text:span>. Each form either causes a <text:a xlink:type="simple" xlink:href="http://mywiki.wooledge.org/NamedPipes" text:style-name="Internet_20_link" text:visited-style-name="Visited_20_Internet_20_Link">FIFO</text:a> to be created under <text:span text:style-name="Teletype">/tmp</text:span> or <text:span text:style-name="Teletype">/var/tmp</text:span>, or uses a <text:a xlink:type="simple" xlink:href="http://mywiki.wooledge.org/NamedFileDescriptor" text:style-name="Internet_20_link" text:visited-style-name="Visited_20_Internet_20_Link">named file descriptor</text:a> (<text:span text:style-name="Teletype">/dev/fd/*</text:span>), depending on the operating system. The substitution syntax is replaced by the name of the FIFO or FD, and the command inside it is run in the background. The substitution is performed at the same time as parameter expansion and command substitution. <text:bookmark text:name="line-6102"/><text:bookmark text:name="line-7102"/></text:p>
      <text:p text:style-name="P8">One of the most common uses of this feature is to avoid the creation of temporary files, e.g. when using <text:span text:style-name="Teletype">diff(1)</text:span>: <text:bookmark text:name="line-8102"/><text:bookmark text:name="line-9102"/></text:p>
      <text:p text:style-name="P64"><text:bookmark text:name="line-11102"/><text:bookmark text:name="line-10102"/><text:bookmark text:name="line-1457"/>diff &lt;(sort list1) &lt;(sort list2)</text:p>
      <text:p text:style-name="P8"><text:bookmark text:name="line-12104"/><text:bookmark text:name="line-13105"/>This is (roughly) equivalent to: <text:bookmark text:name="line-1458"/><text:bookmark text:name="line-1514"/><text:bookmark text:name="line-1613"/><text:bookmark text:name="line-1713"/><text:bookmark text:name="line-1812"/><text:bookmark text:name="line-1912"/><text:bookmark text:name="line-2012"/><text:bookmark text:name="line-2112"/></text:p>
      <text:p text:style-name="P97"><text:bookmark text:name="line-1-138"/>mkfifo /var/tmp/fifo1</text:p>
      <text:p text:style-name="P97"><text:bookmark text:name="line-2103"/>mkfifo /var/tmp/fifo2</text:p>
      <text:p text:style-name="P97"><text:bookmark text:name="line-3104"/>sort list1 &gt;/var/tmp/fifo1 &amp;</text:p>
      <text:p text:style-name="P97"><text:bookmark text:name="line-4103"/>sort list2 &gt;/var/tmp/fifo2 &amp;</text:p>
      <text:p text:style-name="P97"><text:bookmark text:name="line-5103"/>diff /var/tmp/fifo1 /var/tmp/fifo2</text:p>
      <text:p text:style-name="P64"><text:bookmark text:name="line-6103"/>rm /var/tmp/fifo1 /var/tmp/fifo2</text:p>
      <text:p text:style-name="P8"><text:bookmark text:name="line-2212"/><text:bookmark text:name="line-2312"/><text:soft-page-break/>Note that the <text:span text:style-name="Teletype">diff</text:span> command actually receives two filename arguments. <text:bookmark text:name="line-2412"/><text:bookmark text:name="line-2512"/></text:p>
      <text:p text:style-name="P8">Another common use is avoiding the <text:a xlink:type="simple" xlink:href="http://mywiki.wooledge.org/BashFAQ/024" text:style-name="Internet_20_link" text:visited-style-name="Visited_20_Internet_20_Link">loss of variables inside a loop that is part of a pipeline</text:a>. For example, this will fail: <text:bookmark text:name="line-2612"/><text:bookmark text:name="line-2712"/></text:p>
      <text:p text:style-name="P97"><text:bookmark text:name="line-3511"/><text:bookmark text:name="line-3411"/><text:bookmark text:name="line-3311"/><text:bookmark text:name="line-3211"/><text:bookmark text:name="line-3112"/><text:bookmark text:name="line-3012"/><text:bookmark text:name="line-2912"/><text:bookmark text:name="line-2812"/><text:bookmark text:name="line-1-211"/># This example will fail, unless run in ksh88/ksh93</text:p>
      <text:p text:style-name="P97"><text:bookmark text:name="line-2-113"/>i=0</text:p>
      <text:p text:style-name="P97"><text:bookmark text:name="line-3-113"/>sort list1 | while read line; do</text:p>
      <text:p text:style-name="P97"><text:bookmark text:name="line-4-113"/><text:s text:c="2"/>i=$(($i + 1))</text:p>
      <text:p text:style-name="P97"><text:bookmark text:name="line-5-113"/><text:s text:c="2"/>...</text:p>
      <text:p text:style-name="P97"><text:bookmark text:name="line-6-17"/>done</text:p>
      <text:p text:style-name="P64"><text:bookmark text:name="line-7103"/>echo "$i lines processed" # Always prints 0</text:p>
      <text:p text:style-name="P8"><text:bookmark text:name="line-3611"/><text:bookmark text:name="line-3711"/>But this works: <text:bookmark text:name="line-3811"/><text:bookmark text:name="line-3911"/></text:p>
      <text:p text:style-name="P97"><text:bookmark text:name="line-4711"/><text:bookmark text:name="line-4611"/><text:bookmark text:name="line-4511"/><text:bookmark text:name="line-4411"/><text:bookmark text:name="line-4311"/><text:bookmark text:name="line-4211"/><text:bookmark text:name="line-4111"/><text:bookmark text:name="line-4011"/><text:bookmark text:name="line-1-311"/># Working example, using bash syntax.</text:p>
      <text:p text:style-name="P97"><text:bookmark text:name="line-2-211"/>i=0</text:p>
      <text:p text:style-name="P97"><text:bookmark text:name="line-3-212"/>while read line; do</text:p>
      <text:p text:style-name="P97"><text:bookmark text:name="line-4-212"/><text:s text:c="2"/>((i++))</text:p>
      <text:p text:style-name="P97"><text:bookmark text:name="line-5-27"/><text:s text:c="2"/>...</text:p>
      <text:p text:style-name="P97"><text:bookmark text:name="line-6-23"/>done &lt; &lt;(sort list1)</text:p>
      <text:p text:style-name="P64"><text:bookmark text:name="line-7-14"/>echo "$i lines processed"</text:p>
      <text:p text:style-name="P8"><text:bookmark text:name="line-4811"/><text:bookmark text:name="line-4911"/>The difference between <text:span text:style-name="Teletype">&lt;(...)</text:span> and <text:span text:style-name="Teletype">&gt;(...)</text:span> is merely which way the redirections are done. With <text:span text:style-name="Teletype">&lt;(...)</text:span> one is expected to <text:span text:style-name="Emphasis">read</text:span> from the substitution, and the command is set up to use it as stdout. With <text:span text:style-name="Teletype">&gt;(...)</text:span> one is expected to <text:span text:style-name="Emphasis">write</text:span> to the substitution, and the command inside is set up to use it as stdin. <text:bookmark text:name="line-5011"/><text:bookmark text:name="line-5112"/></text:p>
      <text:p text:style-name="P8"><text:span text:style-name="Teletype">&gt;(...)</text:span> is used less frequently; the most common situation is in conjunction with <text:span text:style-name="Teletype">tee(1)</text:span>. <text:bookmark text:name="line-5211"/><text:bookmark text:name="line-5311"/></text:p>
      <text:p text:style-name="P97"><text:bookmark text:name="line-6011"/><text:bookmark text:name="line-5911"/><text:bookmark text:name="line-5811"/><text:bookmark text:name="line-5711"/><text:bookmark text:name="line-5611"/><text:bookmark text:name="line-5511"/><text:bookmark text:name="line-5411"/><text:bookmark text:name="line-1-411"/>exec &gt; &gt;(tee logfile)</text:p>
      <text:p text:style-name="P97"><text:bookmark text:name="line-2-312"/></text:p>
      <text:p text:style-name="P97"><text:bookmark text:name="line-3-311"/># Rest of script goes here</text:p>
      <text:p text:style-name="P97"><text:bookmark text:name="line-4-38"/># Stdout of everything is logged, and also falls through to real stdout.</text:p>
      <text:p text:style-name="P97"><text:bookmark text:name="line-5-33"/># Beware of buffering issues, especially if you also have stderr (e.g.</text:p>
      <text:p text:style-name="P64"><text:bookmark text:name="line-6-32"/># prompts for user input may appear before the previous line of stdout).</text:p>
      <text:p text:style-name="P8"><text:bookmark text:name="line-6112"/><text:bookmark text:name="line-6211"/><text:span text:style-name="Teletype">&gt;(...)</text:span> is handy when redirecting the output to multiple files, based on some criteria. <text:bookmark text:name="line-6311"/><text:bookmark text:name="line-6411"/></text:p>
      <text:p text:style-name="P97"><text:bookmark text:name="line-6811"/><text:bookmark text:name="line-6711"/><text:bookmark text:name="line-6611"/><text:bookmark text:name="line-6511"/><text:bookmark text:name="line-1-511"/># For example:</text:p>
      <text:p text:style-name="P64"><text:bookmark text:name="line-2-411"/>some_command | tee &gt;(grep A &gt; A.out) &gt;(grep B &gt; B.out) &gt;(grep C &gt; C.out) &gt; /dev/null</text:p>
      <text:p text:style-name="P8"><text:bookmark text:name="line-6911"/><text:bookmark text:name="line-7011"/><text:soft-page-break/>See <text:a xlink:type="simple" xlink:href="http://mywiki.wooledge.org/BashFAQ/106" text:style-name="Internet_20_link" text:visited-style-name="Visited_20_Internet_20_Link">Bash FAQ #106</text:a> for more discussion of that usage. <text:bookmark text:name="line-7112"/><text:bookmark text:name="line-7211"/></text:p>
      <text:p text:style-name="P8">Here's a more complicated example: <text:bookmark text:name="line-7311"/><text:bookmark text:name="line-7411"/></text:p>
      <text:p text:style-name="P97"><text:bookmark text:name="line-9511"/><text:bookmark text:name="line-9411"/><text:bookmark text:name="line-9311"/><text:bookmark text:name="line-9211"/><text:bookmark text:name="line-9112"/><text:bookmark text:name="line-9011"/><text:bookmark text:name="line-8911"/><text:bookmark text:name="line-8811"/><text:bookmark text:name="line-8711"/><text:bookmark text:name="line-8611"/><text:bookmark text:name="line-8511"/><text:bookmark text:name="line-8411"/><text:bookmark text:name="line-8311"/><text:bookmark text:name="line-8211"/><text:bookmark text:name="line-8112"/><text:bookmark text:name="line-8011"/><text:bookmark text:name="line-7911"/><text:bookmark text:name="line-7811"/><text:bookmark text:name="line-7711"/><text:bookmark text:name="line-7611"/><text:bookmark text:name="line-7511"/><text:bookmark text:name="line-1-611"/>hasFile='Note: the (top-|highly )?secret plans are backed up at:(.*)'</text:p>
      <text:p text:style-name="P97"><text:bookmark text:name="line-2-512"/>criticalFile=</text:p>
      <text:p text:style-name="P97"><text:bookmark text:name="line-3-412"/>while IFS= read -r line; do</text:p>
      <text:p text:style-name="P97"><text:bookmark text:name="line-4-42"/><text:s text:c="4"/>[[ $line ]] || continue</text:p>
      <text:p text:style-name="P97"><text:bookmark text:name="line-5-42"/><text:s text:c="4"/>case $line in</text:p>
      <text:p text:style-name="P97"><text:bookmark text:name="line-6-42"/><text:s text:c="8"/>'!!! '*)</text:p>
      <text:p text:style-name="P97"><text:bookmark text:name="line-7-23"/><text:s text:c="12"/>errMsg "${line#'!!! '}" ;;</text:p>
      <text:p text:style-name="P97"><text:bookmark text:name="line-8103"/><text:s text:c="8"/>*important* )</text:p>
      <text:p text:style-name="P97"><text:bookmark text:name="line-9103"/><text:s text:c="12"/>echo "$line" ;;</text:p>
      <text:p text:style-name="P97"><text:bookmark text:name="line-10103"/><text:s text:c="8"/>* )</text:p>
      <text:p text:style-name="P97"><text:bookmark text:name="line-11103"/><text:s text:c="12"/>if [[ $line =~ $hasFile ]]; then</text:p>
      <text:p text:style-name="P97"><text:bookmark text:name="line-12105"/><text:s text:c="16"/>criticalFile=${BASH_REMATCH[2]}</text:p>
      <text:p text:style-name="P97"><text:bookmark text:name="line-13106"/><text:s text:c="16"/>warn "File at $criticalFile"</text:p>
      <text:p text:style-name="P97"><text:bookmark text:name="line-1459"/><text:s text:c="12"/>else</text:p>
      <text:p text:style-name="P97"><text:bookmark text:name="line-1515"/><text:s text:c="16"/>spin</text:p>
      <text:p text:style-name="P97"><text:bookmark text:name="line-1614"/><text:s text:c="12"/>fi</text:p>
      <text:p text:style-name="P97"><text:bookmark text:name="line-1714"/><text:s text:c="12"/>;;</text:p>
      <text:p text:style-name="P97"><text:bookmark text:name="line-1813"/><text:s text:c="4"/>esac</text:p>
      <text:p text:style-name="P97"><text:bookmark text:name="line-1913"/>done &lt; &lt;(someCommand "${options[@]}" "${param[@]}" 2&gt;&amp;1 | tee "$logfile")</text:p>
      <text:p text:style-name="P64"><text:bookmark text:name="line-2013"/>[[ $criticalFile ]] || abort 'File not found'</text:p>
      <text:p text:style-name="P8"><text:bookmark text:name="line-9611"/>Piping the command to a while loop would mean any variables set would be lost. Note that the actual command can be a pipeline. In fact you can continue to type a whole script in that side as well. Be aware that this is running in a subshell, and also that it will continue to run when your script exits (unless you manage your child processes.) <text:bookmark text:name="line-9711"/><text:bookmark text:name="line-9811"/></text:p>
      <text:p text:style-name="P8">In the above example the regex could as easily be done with a case: <text:bookmark text:name="line-9911"/><text:bookmark text:name="line-10011"/><text:bookmark text:name="line-10112"/></text:p>
      <text:p text:style-name="P64"><text:bookmark text:name="line-1-711"/><text:s text:c="8"/>'Note: the '*'secret plans are backed up at:'*) criticalFile=${line#*'secret plans are backed up at:'}</text:p>
      <text:p text:style-name="P8"><text:bookmark text:name="line-10211"/><text:bookmark text:name="line-10311"/>Process substitution where the external is an <text:span text:style-name="Teletype">awk</text:span> command, is particularly powerful and flexible. <text:bookmark text:name="line-10411"/></text:p>
      <text:h text:style-name="P105" text:outline-level="3"><text:bookmark text:name="Portability"/><text:soft-page-break/>Portability</text:h>
      <text:p text:style-name="P8"><text:bookmark text:name="line-10511"/>Bash, Zsh, and AT&amp;T ksh{88,93} (but not pdksh/mksh) support process substitution. Process substitution isn't specified by POSIX. You may use <text:a xlink:type="simple" xlink:href="http://mywiki.wooledge.org/NamedPipes" text:style-name="Internet_20_link" text:visited-style-name="Visited_20_Internet_20_Link">NamedPipes</text:a> to accomplish the same things. Coprocesses can also do everything process substitutions can, and are slightly more portable (though the syntax for using them is not). <text:bookmark text:name="line-10611"/><text:bookmark text:name="line-10711"/></text:p>
      <text:h text:style-name="P105" text:outline-level="3"><text:bookmark text:name="Pitfalls"/>Pitfalls</text:h>
      <text:p text:style-name="P8"><text:bookmark text:name="line-10811"/>In bash 4.3 and older, it is not possible to obtain the exit code of a process substitution command, from the shell that created the process substitution: <text:bookmark text:name="line-10911"/><text:bookmark text:name="line-11011"/></text:p>
      <text:p text:style-name="P97"><text:bookmark text:name="line-11311"/><text:bookmark text:name="line-11211"/><text:bookmark text:name="line-11112"/><text:bookmark text:name="line-1-811"/>commandA &lt;(commandB; [commandB's exit code is available here from $?])</text:p>
      <text:p text:style-name="P64"><text:bookmark text:name="line-2-613"/>[commandB's exit code cannot be obtained from here. <text:s/>$? holds commandA's exit code]</text:p>
      <text:p text:style-name="P8"><text:bookmark text:name="line-11411"/><text:bookmark text:name="line-11511"/>If you need the exit code in the main script, you'll need to rewrite your code and get <text:span text:style-name="Teletype">commandB</text:span> out of the process substitution. Depending on your actual problem these options may be open to you: <text:bookmark text:name="line-11611"/><text:bookmark text:name="line-11711"/><text:bookmark text:name="line-11811"/><text:bookmark text:name="line-11911"/><text:bookmark text:name="line-12011"/><text:bookmark text:name="line-12112"/><text:bookmark text:name="line-12211"/><text:bookmark text:name="line-12311"/><text:bookmark text:name="line-12411"/><text:bookmark text:name="line-12511"/><text:bookmark text:name="line-12611"/></text:p>
      <text:p text:style-name="P97"><text:bookmark text:name="line-1-911"/># If commandA can read the data from stdin</text:p>
      <text:p text:style-name="P97"><text:bookmark text:name="line-2-711"/>commandB | commandA <text:s text:c="16"/># You can now get the exit code of commandB from PIPESTATUS.</text:p>
      <text:p text:style-name="P97"><text:bookmark text:name="line-3-512"/>commandB &gt; &gt;(commandA) <text:s text:c="13"/># You can now get the exit code of commandB from $? (or by putting this in an if)</text:p>
      <text:p text:style-name="P97"><text:bookmark text:name="line-4-52"/></text:p>
      <text:p text:style-name="P97"><text:bookmark text:name="line-5-52"/># If commandA cannot read it from stdin, but requires a file argument</text:p>
      <text:p text:style-name="P97"><text:bookmark text:name="line-6-52"/>commandB &gt; &gt;(commandA &lt;(cat)) <text:s text:c="6"/># Again, commandB's exit code is available from $?</text:p>
      <text:p text:style-name="P97"><text:bookmark text:name="line-7-32"/></text:p>
      <text:p text:style-name="P97"><text:bookmark text:name="line-8-14"/># You can also keep commandB's output in memory. <text:s/>When you do this, you can get commandB's exit code from $? or put the assignment in an if</text:p>
      <text:p text:style-name="P64"><text:bookmark text:name="line-9-14"/>b=$(commandB); commandA &lt;&lt;&lt; "$b" <text:s text:c="3"/># Here, commandA reads commandB's output from stdin</text:p>
      <text:p text:style-name="P8"><text:bookmark text:name="line-12711"/><text:bookmark text:name="line-12811"/>Since bash 4.4, you can manage the process substitution the same way as processes started with &amp; <text:bookmark text:name="line-12911"/><text:bookmark text:name="line-13011"/></text:p>
      <text:p text:style-name="P97"><text:bookmark text:name="line-13411"/><text:bookmark text:name="line-13311"/><text:bookmark text:name="line-13211"/><text:bookmark text:name="line-13111"/><text:bookmark text:name="line-1-1011"/>commandA &lt; &lt;(commandB)</text:p>
      <text:p text:style-name="P97"><text:bookmark text:name="line-2-811"/>wait "$!"</text:p>
      <text:p text:style-name="P64"><text:bookmark text:name="line-3-65"/>printf 'Process substitution with pid %d exited with status %d\n' "$!" "$?"</text:p>
      <text:h text:style-name="P5" text:outline-level="1"><text:bookmark text:name="line-1454"/>Bash Scripts</text:h>
      <text:h text:style-name="P161" text:outline-level="2">Script 1 Debug Clever</text:h>
      <table:table table:name="Table241" table:style-name="Table241">
        <table:table-column table:style-name="Table241.A"/>
        <table:table-column table:style-name="Table241.B"/>
        <table:table-row table:style-name="Table241.1">
          <table:table-cell table:style-name="Table241.A1" office:value-type="string">
            <text:p text:style-name="P75">Bash Script: /Documents/LxTerminal_UnixCommands/Bash_Snippets/<text:span text:style-name="T194">Snip_1_DebugClever.sh</text:span></text:p>
            <text:p text:style-name="P75"/>
            <text:p text:style-name="P73">#!/bin/bash</text:p>
            <text:p text:style-name="P73"/>
            <text:p text:style-name="P73">## Filename: Snip_1_DebugClever.sh</text:p>
            <text:p text:style-name="P73">## 2.) $ cd /home/benzro/Documents/Bash_Snippets/</text:p>
            <text:p text:style-name="P73">## 3.1.1) $ chmod +x Snip_1_Debug_Clever.sh</text:p>
            <text:p text:style-name="P73">## 3.1.2) $ ./Snip_1_Debug_Clever.sh or . Snip_1_Debug_clever.sh</text:p>
            <text:p text:style-name="P73">## 3.2.) $ . Snip_1_Debug_Clever.sh</text:p>
            <text:p text:style-name="P73"/>
            <text:p text:style-name="P73">## 1.a) append first line with <text:s/>-xv <text:s/></text:p>
            <text:p text:style-name="P73">## 1.b.1) add _DEBUG flag and DEBUG() function on line 2ff</text:p>
            <text:p text:style-name="P73">## 1.b.2) set _DEBUG flag "on" or "off"</text:p>
            <text:p text:style-name="P73">_DEBUG="on"</text:p>
            <text:p text:style-name="P73"/>
            <text:p text:style-name="P73">echo "1. " $_DEBUG</text:p>
            <text:p text:style-name="P73">echo "2. list of arguments passed on to scope (here script): " $@</text:p>
            <text:p text:style-name="P73">echo "3. string of arguments passed on to scope (here script): " $*</text:p>
            <text:p text:style-name="P73">echo "4. " [ "$_DEBUG" == "on" <text:s/>]</text:p>
            <text:p text:style-name="P73">echo "5. " [ "$_DEBUG" == "on" <text:s/>] &amp;&amp; $@</text:p>
            <text:p text:style-name="P73"/>
            <text:p text:style-name="P73">## C1 &amp;&amp; C2<text:tab/><text:tab/><text:tab/>run C1 if it succeded run C2</text:p>
            <text:p text:style-name="P73">## C1 || C2<text:tab/><text:tab/><text:tab/>run C1 if it failed run C2</text:p>
            <text:p text:style-name="P73">## C1 ; or newline C2<text:tab/><text:tab/>run C1 then run C2 </text:p>
            <text:p text:style-name="P73">## if both sides are true function returns 0 for success</text:p>
            <text:p text:style-name="P73">function DEBUG()</text:p>
            <text:p text:style-name="P73">{</text:p>
            <text:p text:style-name="P73"><text:s/>[ "$_DEBUG" == "on" ] &amp;&amp; <text:s/>$@</text:p>
            <text:p text:style-name="P73"><text:s/>echo "6. inside fkt: " $@</text:p>
            <text:p text:style-name="P73"><text:s/>echo "6.1 list of arguments passed to scope (here function) " $@</text:p>
            <text:p text:style-name="P73"><text:soft-page-break/>}</text:p>
            <text:p text:style-name="P73"/>
            <text:p text:style-name="P73">## 1.b.3) call DEBUG function</text:p>
            <text:p text:style-name="P73">## a) first writes '7. Reading files'</text:p>
            <text:p text:style-name="P73">## b) then calles DEBUG function and passes echo '7. Reading files' as arguments</text:p>
            <text:p text:style-name="P73">## c) </text:p>
            <text:p text:style-name="P73">DEBUG echo '7. Reading files'</text:p>
            <text:p text:style-name="P73"/>
            <text:p text:style-name="P73">## success=0 or failure=1 of last command (here DEBUG) </text:p>
            <text:p text:style-name="P73">echo '8. $?: ' $?</text:p>
            <text:p text:style-name="P73">## * is the list of all files in the current folder</text:p>
            <text:p text:style-name="P73">echo "9. * " *</text:p>
            <text:p text:style-name="P73">## not clear, but does not call the function</text:p>
            <text:p text:style-name="P73">echo "10. " $(( DEBUG ))</text:p>
            <text:p text:style-name="P73">## calling the function without arguments</text:p>
            <text:p text:style-name="P73">echo "11. " $( DEBUG )</text:p>
            <text:p text:style-name="P73">## return value of last command</text:p>
            <text:p text:style-name="P73">echo '11.1 $?: ' $?</text:p>
            <text:p text:style-name="P73"/>
          </table:table-cell>
          <table:table-cell table:style-name="Table241.B1" office:value-type="string">
            <text:p text:style-name="P72">## how to do the loop in directories correctly</text:p>
            <text:p text:style-name="P72">## -e means variable exists or is not empty</text:p>
            <text:p text:style-name="P72">for filename in Data/*.txt; do</text:p>
            <text:p text:style-name="P72"><text:tab/>[ -e "$filename" ] || continue</text:p>
            <text:p text:style-name="P72"><text:tab/># ... rest of the loop body</text:p>
            <text:p text:style-name="P72">done</text:p>
            <text:p text:style-name="P72">for file in ./*.mp3; do</text:p>
            <text:p text:style-name="P72"><text:tab/>[ -e "$file" ] || continue</text:p>
            <text:p text:style-name="P72"><text:tab/># some command "$file"</text:p>
            <text:p text:style-name="P72">done</text:p>
            <text:p text:style-name="P72"/>
            <text:p text:style-name="P72">## * means all files in current folder</text:p>
            <text:p text:style-name="P72">## *.jpg means all jpg in curren folder</text:p>
            <text:p text:style-name="P72">for i in *</text:p>
            <text:p text:style-name="P72">do</text:p>
            <text:p text:style-name="P72"><text:s text:c="2"/>## this grep returns success=0 because something is found in this file</text:p>
            <text:p text:style-name="P72"><text:tab/>grep 'something' $i &gt; /dev/null</text:p>
            <text:p text:style-name="P72"><text:tab/>## $? exit status of last executed command</text:p>
            <text:p text:style-name="P72"><text:tab/>## true/success = 0, <text:s/>false =1</text:p>
            <text:p text:style-name="P72"><text:tab/>## only call echo if last command was a success=0</text:p>
            <text:p text:style-name="P72"><text:tab/>echo '12. $?: ' $?</text:p>
            <text:p text:style-name="P72"><text:tab/>[ $? -eq 0 ] &amp;&amp; echo "13. Found in $i file"</text:p>
            <text:p text:style-name="P72">done</text:p>
            <text:p text:style-name="P72"/>
            <text:p text:style-name="P72">## 1.b.4) to set DEBUG: set -x</text:p>
            <text:p text:style-name="P72">DEBUG set -x </text:p>
            <text:p text:style-name="P72">echo "14. " $?</text:p>
            <text:p text:style-name="P72">## parameter definiton</text:p>
            <text:p text:style-name="P72">a=2</text:p>
            <text:p text:style-name="P72">b=3</text:p>
            <text:p text:style-name="P72"/>
            <text:p text:style-name="P72">## boilerplate to do arithmetic</text:p>
            <text:p text:style-name="P72">c=$(( $a + $b ))</text:p>
            <text:p text:style-name="P72"/>
            <text:p text:style-name="P72"><text:soft-page-break/>## 1.b.4) to unset DEBUG: set +x</text:p>
            <text:p text:style-name="P72">DEBUG set +x</text:p>
            <text:p text:style-name="P72"/>
            <text:p text:style-name="P72">echo "15. $a + $b = $c"</text:p>
          </table:table-cell>
        </table:table-row>
      </table:table>
      <text:p text:style-name="P65"/>
      <text:h text:style-name="P161" text:outline-level="2">Script 2 Overview</text:h>
      <table:table table:name="Table242" table:style-name="Table242">
        <table:table-column table:style-name="Table242.A"/>
        <table:table-column table:style-name="Table242.B"/>
        <table:table-row>
          <table:table-cell table:style-name="Table242.A1" office:value-type="string">
            <text:p text:style-name="P74">Bash Script: /Documents/LxTerminal_UnixCommands/Bash_Snippets/<text:span text:style-name="T194">Snip_2_Overview.sh</text:span></text:p>
            <text:p text:style-name="P74"/>
            <text:p text:style-name="P72"/>
          </table:table-cell>
          <table:table-cell table:style-name="Table242.B1" office:value-type="string">
            <text:p text:style-name="P139"/>
          </table:table-cell>
        </table:table-row>
      </table:table>
      <text:p text:style-name="P65"/>
      <text:h text:style-name="P161" text:outline-level="2">Script 3 Test Constructs</text:h>
      <table:table table:name="Table239" table:style-name="Table239">
        <table:table-column table:style-name="Table239.A"/>
        <table:table-column table:style-name="Table239.B"/>
        <table:table-row>
          <table:table-cell table:style-name="Table239.A1" office:value-type="string">
            <text:p text:style-name="P74">Bash Script: /Documents/LxTerminal_UnixCommands/Bash_Snippets/<text:span text:style-name="T194">Snip_3_TestConstructs.sh</text:span></text:p>
            <text:p text:style-name="P67"/>
            <text:p text:style-name="P67">#!/bin/bash</text:p>
            <text:p text:style-name="P67"><text:soft-page-break/></text:p>
            <text:p text:style-name="P67"># Test Constructs</text:p>
            <text:p text:style-name="P67"># </text:p>
            <text:p text:style-name="P67"># An if/then construct tests whether the exit status of a list of commands is</text:p>
            <text:p text:style-name="P67"># 0 (since 0 means "success" by UNIX convention), and if so, executes one or more</text:p>
            <text:p text:style-name="P67"># commands.</text:p>
            <text:p text:style-name="P67"># </text:p>
            <text:p text:style-name="P67"># There exists a dedicated command called [ (left bracket special character).</text:p>
            <text:p text:style-name="P67"># It is a synonym for test, and a builtin for efficiency reasons. This command</text:p>
            <text:p text:style-name="P67"># considers its arguments as comparison expressions or file tests and returns an</text:p>
            <text:p text:style-name="P67"># exit status corresponding to the result of the comparison (0 for true, 1 for</text:p>
            <text:p text:style-name="P67"># false).</text:p>
            <text:p text:style-name="P67"># </text:p>
            <text:p text:style-name="P67"># With version 2.02, Bash introduced the [[ ... ]] extended test command,</text:p>
            <text:p text:style-name="P67"># which performs comparisons in a manner more familiar to programmers from other</text:p>
            <text:p text:style-name="P67"># languages. Note that [[ is a keyword, not a command.</text:p>
            <text:p text:style-name="P67"># </text:p>
            <text:p text:style-name="P67"># Bash sees [[ $a -lt $b ]] as a single element, which returns an exit</text:p>
            <text:p text:style-name="P67"># status.</text:p>
            <text:p text:style-name="P67"># </text:p>
            <text:p text:style-name="P67"># The (( ... )) and let ... constructs return an exit status, according to</text:p>
            <text:p text:style-name="P67"># whether the arithmetic expressions they evaluate expand to a non-zero value.</text:p>
            <text:p text:style-name="P67"># These arithmetic-expansion constructs may therefore be used to perform</text:p>
            <text:p text:style-name="P67"># arithmetic comparisons.</text:p>
            <text:p text:style-name="P67"/>
            <text:p text:style-name="P67"># Arithmetic expression: $(()) <text:s/>gives no exit status</text:p>
            <text:p text:style-name="P67"># ====================================================</text:p>
            <text:p text:style-name="P67"># When evaluating an arithmetic expression, C language rules</text:p>
            <text:p text:style-name="P67"># (0 is false, anything else is true) apply. </text:p>
            <text:p text:style-name="P67"># Writes 1. <text:s/>An arithmetic expression evaluates to 1 for true.</text:p>
            <text:p text:style-name="P67">echo "0.1 $((10 &gt; 6))" <text:s text:c="2"/></text:p>
            <text:p text:style-name="P67"/>
            <text:p text:style-name="P67"># Arithmetic Commands: let and (()) give exit status</text:p>
            <text:p text:style-name="P67"># ====================================================</text:p>
            <text:p text:style-name="P67"># A note on the exit status of commands, </text:p>
            <text:p text:style-name="P67"># and the notions of "true" and "false". </text:p>
            <text:p text:style-name="P67"># When Bash runs a command, that command will return an</text:p>
            <text:p text:style-name="P67"># exit status from 0 to 255. </text:p>
            <text:p text:style-name="P67"># 0 is considered "success" (which is "true" when used</text:p>
            <text:p text:style-name="P67"># in the context of an if or while command). </text:p>
            <text:p text:style-name="P67"/>
            <text:p text:style-name="P67"><text:soft-page-break/># Writes 0, because a successful command returns 0.</text:p>
            <text:p text:style-name="P67">true; echo "0.2 $?" <text:s text:c="6"/></text:p>
            <text:p text:style-name="P67"># Also 0. An arithmetic command returns 0 for true.</text:p>
            <text:p text:style-name="P67">((10 &gt; 6)); echo "0.3 $?" </text:p>
            <text:p text:style-name="P67"/>
            <text:p text:style-name="P67"># arithmetic commands in if-statements</text:p>
            <text:p text:style-name="P67"># -----------------------------------------------------</text:p>
            <text:p text:style-name="P67">if ((1)); then echo 0.4 true; fi<text:tab/><text:tab/><text:tab/><text:tab/><text:tab/><text:tab/><text:tab/># Writes true.</text:p>
            <text:p text:style-name="P67">if ((true)); then echo 0.5 true ; else echo 0.5 false; fi <text:s text:c="4"/></text:p>
            <text:p text:style-name="P67">if ((0)); then echo 0.6 true; else echo 0.6 false; fi<text:tab/><text:tab/><text:tab/></text:p>
            <text:p text:style-name="P67">if ((false)); then echo 0.7 true; else echo 0.7 false; fi <text:s text:c="2"/></text:p>
            <text:p text:style-name="P67"/>
            <text:p text:style-name="P67"># arithmetic commands with "let" to do integer math</text:p>
            <text:p text:style-name="P67"># -----------------------------------------------------</text:p>
            <text:p text:style-name="P67">let a="17 + 23"; echo "0.8 $a" <text:s text:c="2"/># Right 40</text:p>
            <text:p text:style-name="P67">let 'a = 17 + 23'; echo "0.9 $a" # Right 40</text:p>
            <text:p text:style-name="P67">let a=17 a+=23; echo "0.10 $a" <text:s text:c="2"/># Right 40 (2 arithmetic expressions)</text:p>
            <text:p text:style-name="P67"/>
            <text:p text:style-name="P67"># arithmetic commands with "(())" to do integer math</text:p>
            <text:p text:style-name="P67"># -----------------------------------------------------</text:p>
            <text:p text:style-name="P67">((a=$a+7)); echo "0.11 $a" <text:s text:c="7"/># Add 7 to a 47</text:p>
            <text:p text:style-name="P67">((a = a + 7)); echo "0.12 $a" <text:s text:c="4"/># Add 7 to a 54 <text:s/>Identical to the previous command.</text:p>
            <text:p text:style-name="P67">((a += 7)); echo "0.13 $a" <text:s text:c="7"/># Add 7 to a 61 <text:s/>Identical to the previous command.</text:p>
            <text:p text:style-name="P67"/>
            <text:p text:style-name="P67"># The "let" construct returns the same exit status</text:p>
            <text:p text:style-name="P67"># as the double-parentheses arithmetic expansion.</text:p>
            <text:p text:style-name="P67"># -----------------------------------------------------</text:p>
            <text:p text:style-name="P67"># Logical AND</text:p>
            <text:p text:style-name="P67">(( 0 &amp;&amp; 1 )) <text:s text:c="16"/></text:p>
            <text:p text:style-name="P67">echo "1.1.1 $?" <text:s text:c="4"/># 1, test false, evaluates to 0, returns status 1</text:p>
            <text:p text:style-name="P67"># And so ...</text:p>
            <text:p text:style-name="P67">let "num = (( 0 &amp;&amp; 1 ))"</text:p>
            <text:p text:style-name="P67">echo "1.2.1 $num" <text:s text:c="2"/># 0, evaluates to parameter value 0</text:p>
            <text:p text:style-name="P67"># But ...</text:p>
            <text:p text:style-name="P67">let "num = (( 0 &amp;&amp; 1 ))"</text:p>
            <text:p text:style-name="P67">echo "1.3.1 $?" <text:s text:c="4"/># 1, returns status 1</text:p>
            <text:p text:style-name="P67"/>
            <text:p text:style-name="P67">(( 1 &amp;&amp; 1 )) </text:p>
            <text:p text:style-name="P67">echo "1.1.2 $?" <text:s text:c="4"/># 0, test true, evaluates to 1, returns status 0 </text:p>
            <text:p text:style-name="P67"># And so ...</text:p>
            <text:p text:style-name="P67"><text:soft-page-break/>let "num = (( 1 &amp;&amp; 1 ))"</text:p>
            <text:p text:style-name="P67">echo "1.2.2 $num" <text:s text:c="2"/># 1, evaluates to parameter value 1</text:p>
            <text:p text:style-name="P67"># But ...</text:p>
            <text:p text:style-name="P67">let "num = (( 1 &amp;&amp; 1 ))"</text:p>
            <text:p text:style-name="P67">echo "1.3.2 $?" <text:s text:c="4"/># 0, return status 0</text:p>
            <text:p text:style-name="P67"/>
            <text:p text:style-name="P67">(( 0 &amp;&amp; 0 )) </text:p>
            <text:p text:style-name="P67">echo "1.1.3 $?" <text:s text:c="4"/># 1, test false, evaluates to 0, returns status 1</text:p>
            <text:p text:style-name="P67"># And so ...</text:p>
            <text:p text:style-name="P67">let "num = (( 0 &amp;&amp; 0 ))"</text:p>
            <text:p text:style-name="P67">echo "1.2.3 $num" <text:s text:c="2"/># 0, evaluates to parameter value 0</text:p>
            <text:p text:style-name="P67"># But ...</text:p>
            <text:p text:style-name="P67">let "num = (( 0 &amp;&amp; 0 ))"</text:p>
            <text:p text:style-name="P67">echo "1.3.3 $?" <text:s text:c="4"/># 1, return status 1</text:p>
            <text:p text:style-name="P67"/>
            <text:p text:style-name="P67"># Logical OR</text:p>
            <text:p text:style-name="P67">(( 200 || 11 )) <text:s text:c="13"/></text:p>
            <text:p text:style-name="P67">echo "1.4 $?" <text:s text:c="6"/># 0, test true, evaluates to 1, returns status 0 <text:s text:c="3"/></text:p>
            <text:p text:style-name="P67"># ...</text:p>
            <text:p text:style-name="P67">let "num = (( 200 || 11 ))"</text:p>
            <text:p text:style-name="P67">echo "1.5 $num"<text:tab/><text:tab/><text:tab/># 1 evaluates to parameter value 1</text:p>
            <text:p text:style-name="P67">let "num = (( 200 || 11 ))"</text:p>
            <text:p text:style-name="P67">echo "1.6 $?"<text:tab/><text:tab/><text:tab/><text:tab/># 0, return status 0</text:p>
            <text:p text:style-name="P67"/>
            <text:p text:style-name="P67"># Bitwise OR</text:p>
            <text:p text:style-name="P67">(( 200 | 11 )) <text:s text:c="14"/></text:p>
            <text:p text:style-name="P67">echo "1.7 $?" <text:s text:c="6"/># 0, test true, evaluates to 203, return status 0</text:p>
            <text:p text:style-name="P67"># ...</text:p>
            <text:p text:style-name="P67">let "num = (( 200 | 11 ))"</text:p>
            <text:p text:style-name="P67">echo "1.8 $num" <text:s text:c="4"/># 203, evaluates to 203 (no clue why)</text:p>
            <text:p text:style-name="P67">let "num = (( 200 | 11 ))"</text:p>
            <text:p text:style-name="P67">echo "1.9 $?" <text:s text:c="6"/># 0, return status 0</text:p>
            <text:p text:style-name="P67"/>
            <text:p text:style-name="P67"># Caution<text:tab/></text:p>
            <text:p text:style-name="P67"># Again, note that the exit status </text:p>
            <text:p text:style-name="P67"># of an arithmetic expression is not an error value.</text:p>
            <text:p text:style-name="P67"># -----------------------------------------------------</text:p>
            <text:p text:style-name="P67">var=-2 &amp;&amp; (( var+=2 )) &amp;&amp; echo "1.10.1 $var" <text:s text:c="2"/>#no output</text:p>
            <text:p text:style-name="P67"><text:tab/>echo "1.10.2 $?" <text:s text:c="3"/># 1, middle part evaluates to 0, return status 1</text:p>
            <text:p text:style-name="P67"><text:tab/>echo "1.10.3 $var" <text:s/># 0, evaluates to parameter value 0</text:p>
            <text:p text:style-name="P67"># first part not 0 -&gt; second part not 0 -&gt; third part evaluated </text:p>
            <text:p text:style-name="P67"><text:soft-page-break/>var=-333 &amp;&amp; (( var+=2 )) &amp;&amp; echo "1.10.5 $var" #-331</text:p>
            <text:p text:style-name="P67"># first part not 0 -&gt; second part is 0 -&gt; Will not evaluate <text:s/>echo $var!</text:p>
            <text:p text:style-name="P67">var=-2 &amp;&amp; (( var+=2 )) &amp;&amp; echo "1.10.6 $var" <text:s text:c="2"/>#no output</text:p>
            <text:p text:style-name="P67"/>
            <text:p text:style-name="P67"># An "if" can test any command, </text:p>
            <text:p text:style-name="P67"># not just conditions enclosed within brackets.</text:p>
            <text:p text:style-name="P67"># ====================================================</text:p>
            <text:p text:style-name="P67"/>
            <text:p text:style-name="P67"># cmp - compare two files byte by byte</text:p>
            <text:p text:style-name="P67"># -----------------------------------------------------</text:p>
            <text:p text:style-name="P67">if cmp a b &amp;&gt; /dev/null <text:s/># Suppress output.</text:p>
            <text:p text:style-name="P67">then echo "2.1 Files a and b are identical."</text:p>
            <text:p text:style-name="P67">else echo "2.2 Files a and b differ."</text:p>
            <text:p text:style-name="P67">fi</text:p>
            <text:p text:style-name="P67"/>
            <text:p text:style-name="P67"># The very useful "if-grep" construct:</text:p>
            <text:p text:style-name="P67"># ----------------------------------- </text:p>
            <text:p text:style-name="P67">file="$0"</text:p>
            <text:p text:style-name="P67">if grep -q Bash "$file"</text:p>
            <text:p text:style-name="P67">then echo "2.3 File contains at least one occurrence of Bash."</text:p>
            <text:p text:style-name="P67">fi</text:p>
            <text:p text:style-name="P67"/>
            <text:p text:style-name="P67"># The "-q" option to grep suppresses output.</text:p>
            <text:p text:style-name="P67">word="Linux"</text:p>
            <text:p text:style-name="P67">letter_sequence="4 Linu"</text:p>
            <text:p text:style-name="P67">if echo "2.4 $word" | grep -q "$letter_sequence"</text:p>
            <text:p text:style-name="P67">then</text:p>
            <text:p text:style-name="P67"><text:tab/>echo "2.5 $letter_sequence found in $word"</text:p>
            <text:p text:style-name="P67">else</text:p>
            <text:p text:style-name="P67"><text:tab/>echo "2.6 $letter_sequence not found in $word"</text:p>
            <text:p text:style-name="P67">fi</text:p>
            <text:p text:style-name="P67"># variable cannot be without (()), [] or [[]]</text:p>
            <text:p text:style-name="P67">$(pwd)</text:p>
            <text:p text:style-name="P67">var=$?</text:p>
            <text:p text:style-name="P67">if (($var))</text:p>
            <text:p text:style-name="P67">then echo "2.7 Command succeeded."</text:p>
            <text:p text:style-name="P67">else echo "2.8 Command failed."</text:p>
            <text:p text:style-name="P67">fi</text:p>
            <text:p text:style-name="P67"/>
            <text:p text:style-name="P67"/>
            <text:p text:style-name="P67"/>
            <text:p text:style-name="P67"><text:soft-page-break/>#<text:tab/>Example 7-1. What is truth?</text:p>
            <text:p text:style-name="P67"># ====================================================</text:p>
            <text:p text:style-name="P67"># <text:s/>If you're unsure how a certain condition might evaluate,</text:p>
            <text:p text:style-name="P67"># <text:s/>test it in an if-test.</text:p>
            <text:p text:style-name="P67"># -----------------------------------------------------</text:p>
            <text:p text:style-name="P67"># 0 is true</text:p>
            <text:p text:style-name="P67">echo</text:p>
            <text:p text:style-name="P67">echo "Testing \"0\""</text:p>
            <text:p text:style-name="P67">if [ 0 ] <text:s text:c="5"/># zero</text:p>
            <text:p text:style-name="P67">then</text:p>
            <text:p text:style-name="P67"><text:tab/>echo "3.1 0 is true."</text:p>
            <text:p text:style-name="P67">else <text:s text:c="9"/># Or else ...</text:p>
            <text:p text:style-name="P67"><text:tab/>echo "3.1 0 is false."</text:p>
            <text:p text:style-name="P67">fi <text:s text:c="11"/># 0 is true.</text:p>
            <text:p text:style-name="P67"># 1 is true</text:p>
            <text:p text:style-name="P67">echo</text:p>
            <text:p text:style-name="P67">echo "Testing \"1\""</text:p>
            <text:p text:style-name="P67">if [ 1 ] <text:s text:c="5"/># one</text:p>
            <text:p text:style-name="P67">then</text:p>
            <text:p text:style-name="P67"><text:tab/>echo "3.2 1 is true."</text:p>
            <text:p text:style-name="P67">else</text:p>
            <text:p text:style-name="P67"><text:tab/>echo "3.2 1 is false."</text:p>
            <text:p text:style-name="P67">fi <text:s text:c="11"/># 1 is true.</text:p>
            <text:p text:style-name="P67"># -1 is true</text:p>
            <text:p text:style-name="P67">echo</text:p>
            <text:p text:style-name="P67">echo "Testing \"-1\""</text:p>
            <text:p text:style-name="P67">if [ -1 ] <text:s text:c="4"/># minus one</text:p>
            <text:p text:style-name="P67">then</text:p>
            <text:p text:style-name="P67"><text:tab/>echo "3.3 -1 is true."</text:p>
            <text:p text:style-name="P67">else</text:p>
            <text:p text:style-name="P67"><text:tab/>echo "3.3 -1 is false."</text:p>
            <text:p text:style-name="P67">fi <text:s text:c="11"/># -1 is true.</text:p>
            <text:p text:style-name="P67"># null is false</text:p>
            <text:p text:style-name="P67">echo</text:p>
            <text:p text:style-name="P67">echo "Testing \"NULL\""</text:p>
            <text:p text:style-name="P67">if [ ] <text:s text:c="7"/># NULL (empty condition)</text:p>
            <text:p text:style-name="P67">then</text:p>
            <text:p text:style-name="P67"><text:tab/>echo "3.4 NULL is true."</text:p>
            <text:p text:style-name="P67">else</text:p>
            <text:p text:style-name="P67"><text:tab/>echo "3.4 NULL is false."</text:p>
            <text:p text:style-name="P67">fi <text:s text:c="11"/># NULL is false.</text:p>
            <text:p text:style-name="P67"><text:soft-page-break/># string is true</text:p>
            <text:p text:style-name="P67">echo</text:p>
            <text:p text:style-name="P67">echo "Testing \"xyz\""</text:p>
            <text:p text:style-name="P67">if [ xyz ] <text:s text:c="3"/># string</text:p>
            <text:p text:style-name="P67">then</text:p>
            <text:p text:style-name="P67"><text:tab/>echo "3.5 Random string is true."</text:p>
            <text:p text:style-name="P67">else</text:p>
            <text:p text:style-name="P67"><text:tab/>echo "3.5 Random string is false."</text:p>
            <text:p text:style-name="P67">fi <text:s text:c="11"/># Random string is true.</text:p>
            <text:p text:style-name="P67"># unititialized variable is false</text:p>
            <text:p text:style-name="P67">echo</text:p>
            <text:p text:style-name="P67">echo "Testing \"\$xyz\""</text:p>
            <text:p text:style-name="P67">if [ $xyz ] <text:s text:c="2"/># Tests if $xyz is null, but...</text:p>
            <text:p text:style-name="P67"><text:tab/># it's only an uninitialized variable.</text:p>
            <text:p text:style-name="P67">then</text:p>
            <text:p text:style-name="P67"><text:tab/>echo "3.6 Uninitialized variable is true."</text:p>
            <text:p text:style-name="P67">else</text:p>
            <text:p text:style-name="P67"><text:tab/>echo "3.6 Uninitialized variable is false."</text:p>
            <text:p text:style-name="P67">fi <text:s text:c="11"/># Uninitialized variable is false.</text:p>
            <text:p text:style-name="P67"># unititialized variable in an not empty test is false</text:p>
            <text:p text:style-name="P67">echo</text:p>
            <text:p text:style-name="P67">echo "Testing \"-n \$xyz\""</text:p>
            <text:p text:style-name="P67">if [ -n "$xyz" ] <text:s text:c="11"/># More pedantically correct.</text:p>
            <text:p text:style-name="P67">then</text:p>
            <text:p text:style-name="P67"><text:tab/>echo "3.7 Uninitialized variable is true."</text:p>
            <text:p text:style-name="P67">else</text:p>
            <text:p text:style-name="P67"><text:tab/>echo "3.7 Uninitialized variable is false."</text:p>
            <text:p text:style-name="P67">fi <text:s text:c="11"/># Uninitialized variable is false.</text:p>
            <text:p text:style-name="P67"># null variable is false</text:p>
            <text:p text:style-name="P67">echo</text:p>
            <text:p text:style-name="P67">xyz= <text:s text:c="9"/># Initialized, but set to null value.</text:p>
            <text:p text:style-name="P67">echo "Testing \"-n \$xyz\""</text:p>
            <text:p text:style-name="P67">if [ -n "$xyz" ]</text:p>
            <text:p text:style-name="P67">then</text:p>
            <text:p text:style-name="P67"><text:tab/>echo "3.8 Null variable is true."</text:p>
            <text:p text:style-name="P67">else</text:p>
            <text:p text:style-name="P67"><text:tab/>echo "3.8 Null variable is false."</text:p>
            <text:p text:style-name="P67">fi <text:s text:c="11"/># Null variable is false.</text:p>
            <text:p text:style-name="P67"># "false" is just a string and true</text:p>
            <text:p text:style-name="P67">echo</text:p>
            <text:p text:style-name="P67"># When is "false" true?</text:p>
            <text:p text:style-name="P67"><text:soft-page-break/>echo "Testing \"false\""</text:p>
            <text:p text:style-name="P67">if [ "false" ] <text:s text:c="13"/># <text:s/>It seems that "false" is just a string ...</text:p>
            <text:p text:style-name="P67">then</text:p>
            <text:p text:style-name="P67"><text:tab/>echo "3.9 \"false\" is true." #+ and it tests true.</text:p>
            <text:p text:style-name="P67">else</text:p>
            <text:p text:style-name="P67"><text:tab/>echo "3.9 \"false\" is false."</text:p>
            <text:p text:style-name="P67">fi <text:s text:c="11"/># "false" is true.</text:p>
            <text:p text:style-name="P67"># uninitiazized variable is false, name does not matter</text:p>
            <text:p text:style-name="P67">echo</text:p>
            <text:p text:style-name="P67">echo "Testing \"\$false\"" <text:s/># Again, uninitialized variable.</text:p>
            <text:p text:style-name="P67">if [ "$false" ]</text:p>
            <text:p text:style-name="P67">then</text:p>
            <text:p text:style-name="P67"><text:tab/>echo "3.10 \"\$false\" is true."</text:p>
            <text:p text:style-name="P67">else</text:p>
            <text:p text:style-name="P67"><text:tab/>echo "3.10 \"\$false\" is false."</text:p>
            <text:p text:style-name="P67">fi <text:s text:c="11"/># "$false" is false.</text:p>
            <text:p text:style-name="P67"># Now, we get the expected result.</text:p>
            <text:p text:style-name="P67">echo</text:p>
          </table:table-cell>
          <table:table-cell table:style-name="Table239.B1" office:value-type="string">
            <text:p text:style-name="P67">#<text:tab/>Example 7-2. Equivalence of test, /usr/bin/test, [ ], and /usr/bin/[</text:p>
            <text:p text:style-name="P67"># ====================================================</text:p>
            <text:p text:style-name="P67"># test string empty</text:p>
            <text:p text:style-name="P67">echo</text:p>
            <text:p text:style-name="P67">if test -z "$1"</text:p>
            <text:p text:style-name="P67">then</text:p>
            <text:p text:style-name="P67"><text:soft-page-break/><text:tab/>echo "4.1 No command-line arguments."</text:p>
            <text:p text:style-name="P67">else</text:p>
            <text:p text:style-name="P67"><text:tab/>echo "4.1 First command-line argument is $1."</text:p>
            <text:p text:style-name="P67">fi</text:p>
            <text:p text:style-name="P67"># function carrying out comparisons: /usr/bin/test option string</text:p>
            <text:p text:style-name="P67">echo</text:p>
            <text:p text:style-name="P67">if /usr/bin/test -z "$1" <text:s text:c="5"/># Equivalent to "test" builtin.</text:p>
            <text:p text:style-name="P67"><text:tab/># <text:s/>^^^^^^^^^^^^^ <text:s text:c="13"/># Specifying full pathname.</text:p>
            <text:p text:style-name="P67">then</text:p>
            <text:p text:style-name="P67"><text:tab/>echo "4.2 No command-line arguments."</text:p>
            <text:p text:style-name="P67">else</text:p>
            <text:p text:style-name="P67"><text:tab/>echo "4.2 First command-line argument is $1."</text:p>
            <text:p text:style-name="P67">fi</text:p>
            <text:p text:style-name="P67"># detail about syntax bug </text:p>
            <text:p text:style-name="P67">echo</text:p>
            <text:p text:style-name="P67">if [ -z "$1" ] <text:s text:c="15"/># Functionally identical to above code blocks.</text:p>
            <text:p text:style-name="P67"><text:tab/># <text:s text:c="2"/>if [ -z "$1" <text:s text:c="15"/>should work, but...</text:p>
            <text:p text:style-name="P67"><text:tab/>#+ <text:s/>Bash responds to a missing close-bracket with an error message.</text:p>
            <text:p text:style-name="P67">then</text:p>
            <text:p text:style-name="P67"><text:tab/>echo "4.3 No command-line arguments."</text:p>
            <text:p text:style-name="P67">else</text:p>
            <text:p text:style-name="P67"><text:tab/>echo "4.3 First command-line argument is $1."</text:p>
            <text:p text:style-name="P67">fi</text:p>
            <text:p text:style-name="P67"># detail about syntax bug</text:p>
            <text:p text:style-name="P67">echo</text:p>
            <text:p text:style-name="P67">if /usr/bin/[ -z "$1" ] <text:s text:c="6"/># Again, functionally identical to above.</text:p>
            <text:p text:style-name="P67"><text:tab/># if /usr/bin/[ -z "$1" <text:s text:c="6"/># Works, but gives an error message.</text:p>
            <text:p text:style-name="P67"><text:tab/># <text:s text:c="28"/># Note:</text:p>
            <text:p text:style-name="P67"><text:tab/># <text:s text:c="30"/>This has been fixed in Bash, version 3.x.</text:p>
            <text:p text:style-name="P67">then</text:p>
            <text:p text:style-name="P67"><text:tab/>echo "4.4 No command-line arguments."</text:p>
            <text:p text:style-name="P67">else</text:p>
            <text:p text:style-name="P67"><text:tab/>echo "4.4 First command-line argument is $1."</text:p>
            <text:p text:style-name="P67">fi</text:p>
            <text:p text:style-name="P67">echo</text:p>
            <text:p text:style-name="P67"/>
            <text:p text:style-name="P67"># The [[ ]] construct is the more versatile Bash version of [ ]. This is the</text:p>
            <text:p text:style-name="P67"># extended test command, adopted from ksh88.</text:p>
            <text:p text:style-name="P67"># No filename expansion or word splitting takes place between [[ and ]], but</text:p>
            <text:p text:style-name="P67"># there is parameter expansion and command substitution.</text:p>
            <text:p text:style-name="P67"># ====================================================</text:p>
            <text:p text:style-name="P67"><text:soft-page-break/>file=/etc/passwd</text:p>
            <text:p text:style-name="P67">if [[ -e "$file" ]] </text:p>
            <text:p text:style-name="P67">then</text:p>
            <text:p text:style-name="P67"><text:tab/>echo "5.1 Password file exists."</text:p>
            <text:p text:style-name="P67">fi</text:p>
            <text:p text:style-name="P67"/>
            <text:p text:style-name="P67"># Using the [[ ... ]] test construct, rather than [ ... ] can prevent many logic</text:p>
            <text:p text:style-name="P67"># errors in scripts. For example, the &amp;&amp;, ||, &lt;, and &gt; operators work within a [[</text:p>
            <text:p text:style-name="P67"># ]] test, despite giving an error within a [ ] construct.</text:p>
            <text:p text:style-name="P67">file=/etc/passwd</text:p>
            <text:p text:style-name="P67">if [[ -e "$file" &amp;&amp; $(grep "benz" "$file") ]]</text:p>
            <text:p text:style-name="P67">then</text:p>
            <text:p text:style-name="P67"><text:tab/>echo "5.2 Password file exists and grep found pattern."</text:p>
            <text:p text:style-name="P67">fi</text:p>
            <text:p text:style-name="P67"/>
            <text:p text:style-name="P67"># Arithmetic evaluation of octal / hexadecimal constants takes place</text:p>
            <text:p text:style-name="P67"># automatically within a [[ ... ]] construct.</text:p>
            <text:p text:style-name="P67">#</text:p>
            <text:p text:style-name="P67"># [[ Octal and hexadecimal evaluation ]]</text:p>
            <text:p text:style-name="P67"># ------------------------------------------------------</text:p>
            <text:p text:style-name="P67">decimal=15</text:p>
            <text:p text:style-name="P67">octal=017 <text:s text:c="2"/># = 15 (decimal)</text:p>
            <text:p text:style-name="P67">hex=0x0f <text:s text:c="3"/># = 15 (decimal)</text:p>
            <text:p text:style-name="P67"># does not work correctly</text:p>
            <text:p text:style-name="P67">if [ "$decimal" -eq "$octal" ]</text:p>
            <text:p text:style-name="P67">then</text:p>
            <text:p text:style-name="P67"><text:tab/>echo "6.1 $decimal equals $octal"</text:p>
            <text:p text:style-name="P67">else</text:p>
            <text:p text:style-name="P67"><text:tab/>echo "6.2 $decimal is not equal to $octal" <text:s text:c="6"/># 15 is not equal to 017</text:p>
            <text:p text:style-name="P67">fi <text:s text:c="5"/># Doesn't evaluate within [ single brackets ]!</text:p>
            <text:p text:style-name="P67"># works as expected</text:p>
            <text:p text:style-name="P67">if [[ "$decimal" -eq "$octal" ]]</text:p>
            <text:p text:style-name="P67">then</text:p>
            <text:p text:style-name="P67"><text:tab/>echo "6.3 $decimal equals $octal" <text:s text:c="15"/># 15 equals 017</text:p>
            <text:p text:style-name="P67">else</text:p>
            <text:p text:style-name="P67"><text:tab/>echo "6.4 $decimal is not equal to $octal"</text:p>
            <text:p text:style-name="P67">fi <text:s text:c="5"/># Evaluates within [[ double brackets ]]!</text:p>
            <text:p text:style-name="P67"># works as expected</text:p>
            <text:p text:style-name="P67">if [[ "$decimal" -eq "$hex" ]]</text:p>
            <text:p text:style-name="P67">then</text:p>
            <text:p text:style-name="P67"><text:tab/>echo "6.5 $decimal equals $hex" <text:s text:c="17"/># 15 equals 0x0f</text:p>
            <text:p text:style-name="P67"><text:soft-page-break/>else</text:p>
            <text:p text:style-name="P67"><text:tab/>echo "6.6 $decimal is not equal to $hex"</text:p>
            <text:p text:style-name="P67">fi <text:s text:c="5"/># [[ $hexadecimal ]] also evaluates!</text:p>
            <text:p text:style-name="P67"/>
            <text:p text:style-name="P67">#<text:tab/>Following an if, neither the test command nor the test brackets ( [ ] or [[ ]]</text:p>
            <text:p text:style-name="P67">#<text:tab/><text:tab/><text:tab/>) are strictly necessary.</text:p>
            <text:p text:style-name="P67">#----------------------------------------------------</text:p>
            <text:p text:style-name="P67">dir=/home/berii/</text:p>
            <text:p text:style-name="P67">if cd "$dir" 2&gt;/dev/null; then <text:s text:c="2"/># "2&gt;/dev/null" hides error message.</text:p>
            <text:p text:style-name="P67"><text:tab/>echo "7.1 Now in $dir."</text:p>
            <text:p text:style-name="P67">else</text:p>
            <text:p text:style-name="P67"><text:tab/>echo "7.1 Can't change to $dir."</text:p>
            <text:p text:style-name="P67">fi</text:p>
            <text:p text:style-name="P67"/>
            <text:p text:style-name="P67">dir=/home/ben/</text:p>
            <text:p text:style-name="P67">if cd "$dir"; then</text:p>
            <text:p text:style-name="P67"><text:tab/>echo "7.2 Now in $dir."</text:p>
            <text:p text:style-name="P67">else</text:p>
            <text:p text:style-name="P67"><text:tab/>echo "7.2 Can't change to $dir."</text:p>
            <text:p text:style-name="P67">fi</text:p>
            <text:p text:style-name="P67"/>
            <text:p text:style-name="P67">#<text:tab/>The "if COMMAND" construct returns the exit status of COMMAND.#</text:p>
            <text:p text:style-name="P67">#<text:tab/>Similarly, a condition within test brackets may stand alone without an if, when</text:p>
            <text:p text:style-name="P67">#<text:tab/>used in combination with a list construct.</text:p>
            <text:p text:style-name="P67">#----------------------------------------------------</text:p>
            <text:p text:style-name="P67"># true-&gt;echo</text:p>
            <text:p text:style-name="P67">var1=20</text:p>
            <text:p text:style-name="P67">var2=22</text:p>
            <text:p text:style-name="P67">[ "$var1" -ne "$var2" ] &amp;&amp; echo "8.1 $var1 is not equal to $var2"</text:p>
            <text:p text:style-name="P67"># true -&gt; no echo, false -&gt; echo</text:p>
            <text:p text:style-name="P67">home=/home/benzro</text:p>
            <text:p text:style-name="P67">[ -d "$home" ] || echo "8.2 $home directory does not exist."</text:p>
            <text:p text:style-name="P67"/>
            <text:p text:style-name="P67">#<text:tab/>The (( )) construct expands and evaluates an arithmetic expression. If the</text:p>
            <text:p text:style-name="P67">#<text:tab/>expression evaluates as zero, it returns an exit status of 1, or "false". A</text:p>
            <text:p text:style-name="P67">#<text:tab/>non-zero expression returns an exit status of 0, or "true". This is in marked</text:p>
            <text:p text:style-name="P67">#<text:tab/>contrast to using the test and [ ] constructs previously discussed.</text:p>
            <text:p text:style-name="P67">#======================================================</text:p>
            <text:p text:style-name="P67">#Example 7-3. Arithmetic Tests using (( ))</text:p>
            <text:p text:style-name="P67"># The (( ... )) construct evaluates and tests numerical expressions.</text:p>
            <text:p text:style-name="P67"># Exit status opposite from [ ... ] construct!</text:p>
            <text:p text:style-name="P67"><text:soft-page-break/># -----------------------------------------------------</text:p>
            <text:p text:style-name="P67">(( 0 ))</text:p>
            <text:p text:style-name="P67">echo "9.1 Exit status of \"(( 0 ))\" is $?." <text:s text:c="8"/># 1, false</text:p>
            <text:p text:style-name="P67">if (( 0 )); then echo "true"; else echo "false"; fi </text:p>
            <text:p text:style-name="P67"/>
            <text:p text:style-name="P67">(( 1 ))</text:p>
            <text:p text:style-name="P67">echo "9.2 Exit status of \"(( 1 ))\" is $?." <text:s text:c="8"/># 0, true</text:p>
            <text:p text:style-name="P67">if (( 1 )); then echo "true"; else echo "false"; fi </text:p>
            <text:p text:style-name="P67"/>
            <text:p text:style-name="P67">(( 5 &gt; 4 )) <text:s text:c="37"/># true</text:p>
            <text:p text:style-name="P67">echo "9.3 Exit status of \"(( 5 &gt; 4 ))\" is $?." <text:s text:c="4"/># 0, true</text:p>
            <text:p text:style-name="P67">if (( 5 &gt; 4 )); then echo "true"; else echo "false"; fi </text:p>
            <text:p text:style-name="P67"/>
            <text:p text:style-name="P67">(( 5 &gt; 9 )) <text:s text:c="37"/># false</text:p>
            <text:p text:style-name="P67">echo "9.4 Exit status of \"(( 5 &gt; 9 ))\" is $?." <text:s text:c="4"/># 1, false</text:p>
            <text:p text:style-name="P67"/>
            <text:p text:style-name="P67">(( 5 == 5 )) <text:s text:c="36"/># true</text:p>
            <text:p text:style-name="P67">echo "9.5 Exit status of \"(( 5 == 5 ))\" is $?." <text:s text:c="3"/># 0, true</text:p>
            <text:p text:style-name="P67"># (( 5 = 5 )) <text:s/>gives an error message.</text:p>
            <text:p text:style-name="P67"/>
            <text:p text:style-name="P67">(( 5 - 5 )) <text:s text:c="37"/># 0</text:p>
            <text:p text:style-name="P67">echo "9.6 Exit status of \"(( 5 - 5 ))\" is $?." <text:s text:c="4"/># 1, false</text:p>
            <text:p text:style-name="P67"/>
            <text:p text:style-name="P67">(( 5 / 4 )) <text:s text:c="37"/># Integer Division o.k.</text:p>
            <text:p text:style-name="P67">echo "9.7 Exit status of \"(( 5 / 4 ))\" is $?." <text:s text:c="4"/># 0, true Rounded to 1</text:p>
            <text:p text:style-name="P67"/>
            <text:p text:style-name="P67">(( 1 / 2 )) <text:s text:c="37"/># Integer Division result &lt; 1.</text:p>
            <text:p text:style-name="P67">echo "9.8 Exit status of \"(( 1 / 2 ))\" is $?." <text:s text:c="4"/># 1, false Rounded off to 0.</text:p>
            <text:p text:style-name="P67"># 1</text:p>
            <text:p text:style-name="P67"/>
            <text:p text:style-name="P67">(( 1 / 0 )) 2&gt;/dev/null <text:s text:c="25"/># Illegal division by 0.</text:p>
            <text:p text:style-name="P67"># <text:s text:c="10"/>^^^^^^^^^^^</text:p>
            <text:p text:style-name="P67">echo "9.9 Exit status of \"(( 1 / 0 ))\" is $?." <text:s text:c="4"/># 1, false</text:p>
            <text:p text:style-name="P67"/>
            <text:p text:style-name="P67"># What effect does the "2&gt;/dev/null" have?</text:p>
            <text:p text:style-name="P67"># What would happen if it were removed?</text:p>
            <text:p text:style-name="P67"># Try removing it, then rerunning the script.</text:p>
            <text:p text:style-name="P67"># ======================================= #</text:p>
            <text:p text:style-name="P67"/>
            <text:p text:style-name="P67"># (( ... )) also useful in an if-then test.</text:p>
            <text:p text:style-name="P67"/>
            <text:p text:style-name="P67"><text:soft-page-break/>var1=5</text:p>
            <text:p text:style-name="P67">var2=4</text:p>
            <text:p text:style-name="P67">if (( var1 &gt; var2 ))</text:p>
            <text:p text:style-name="P67">then #^ <text:s text:c="5"/>^ <text:s text:c="5"/>Note: Not $var1, $var2. Why?</text:p>
            <text:p text:style-name="P67"><text:tab/>echo "10. $var1 is greater than $var2"</text:p>
            <text:p text:style-name="P67">fi <text:s text:c="4"/># 5 is greater than 4</text:p>
            <text:p text:style-name="P67"/>
            <text:p text:style-name="P67"># This exits the script and returns 0 (success)</text:p>
            <text:p text:style-name="P67">exit 0</text:p>
            <text:p text:style-name="P67"/>
            <text:p text:style-name="P80">OUTPUT</text:p>
            <text:p text:style-name="P68"/>
            <text:p text:style-name="P68"/>
            <text:p text:style-name="P68">@benzro-Aspire-5733Z:~/Documents/Bash_Snippets$ ./Snip_3_TestContructs.sh</text:p>
            <text:p text:style-name="P68">0.1 1</text:p>
            <text:p text:style-name="P68">0.2 0</text:p>
            <text:p text:style-name="P68">0.3 0</text:p>
            <text:p text:style-name="P68">0.4 true</text:p>
            <text:p text:style-name="P68">0.5 false</text:p>
            <text:p text:style-name="P68">0.6 false</text:p>
            <text:p text:style-name="P68">0.7 false</text:p>
            <text:p text:style-name="P68">0.8 40</text:p>
            <text:p text:style-name="P68">0.9 40</text:p>
            <text:p text:style-name="P68">0.10 40</text:p>
            <text:p text:style-name="P68">0.11 47</text:p>
            <text:p text:style-name="P68">0.12 54</text:p>
            <text:p text:style-name="P68">0.13 61</text:p>
            <text:p text:style-name="P68">1.1.1 1</text:p>
            <text:p text:style-name="P68">1.2.1 0</text:p>
            <text:p text:style-name="P68">1.3.1 1</text:p>
            <text:p text:style-name="P68">1.1.2 0</text:p>
            <text:p text:style-name="P68">1.2.2 1</text:p>
            <text:p text:style-name="P68">1.3.2 0</text:p>
            <text:p text:style-name="P68">1.1.3 1</text:p>
            <text:p text:style-name="P68">1.2.3 0</text:p>
            <text:p text:style-name="P68">1.3.3 1</text:p>
            <text:p text:style-name="P68">1.4 0</text:p>
            <text:p text:style-name="P68">1.5 1</text:p>
            <text:p text:style-name="P68">1.6 0</text:p>
            <text:p text:style-name="P68">1.7 0</text:p>
            <text:p text:style-name="P68"><text:soft-page-break/>1.8 203</text:p>
            <text:p text:style-name="P68">1.9 0</text:p>
            <text:p text:style-name="P68">1.10.2 1</text:p>
            <text:p text:style-name="P68">1.10.3 0</text:p>
            <text:p text:style-name="P68">1.10.5 -331</text:p>
            <text:p text:style-name="P68">2.2 Files a and b differ.</text:p>
            <text:p text:style-name="P68">2.3 File contains at least one occurrence of Bash.</text:p>
            <text:p text:style-name="P68">2.5 4 Linu found in Linux</text:p>
            <text:p text:style-name="P68">./Snip_3_TestContructs.sh: line 156: /home/benzro/Documents/Bash_Snippets: Is a</text:p>
            <text:p text:style-name="P68">directory</text:p>
            <text:p text:style-name="P68">2.7 Command succeeded.</text:p>
            <text:p text:style-name="P68"/>
            <text:p text:style-name="P68">Testing "0"</text:p>
            <text:p text:style-name="P68">3.1 0 is true.</text:p>
            <text:p text:style-name="P68"/>
            <text:p text:style-name="P68">Testing "1"</text:p>
            <text:p text:style-name="P68">3.2 1 is true.</text:p>
            <text:p text:style-name="P68"/>
            <text:p text:style-name="P68">Testing "-1"</text:p>
            <text:p text:style-name="P68">3.3 -1 is true.</text:p>
            <text:p text:style-name="P68"/>
            <text:p text:style-name="P68">Testing "NULL"</text:p>
            <text:p text:style-name="P68">3.4 NULL is false.</text:p>
            <text:p text:style-name="P68"/>
            <text:p text:style-name="P68">Testing "xyz"</text:p>
            <text:p text:style-name="P68">3.5 Random string is true.</text:p>
            <text:p text:style-name="P68"/>
            <text:p text:style-name="P68">Testing "$xyz"</text:p>
            <text:p text:style-name="P68">3.6 Uninitialized variable is false.</text:p>
            <text:p text:style-name="P68"/>
            <text:p text:style-name="P68">Testing "-n $xyz"</text:p>
            <text:p text:style-name="P68">3.7 Uninitialized variable is false.</text:p>
            <text:p text:style-name="P68"/>
            <text:p text:style-name="P68">Testing "-n $xyz"</text:p>
            <text:p text:style-name="P68">3.8 Null variable is false.</text:p>
            <text:p text:style-name="P68"/>
            <text:p text:style-name="P68">Testing "false"</text:p>
            <text:p text:style-name="P68">3.9 "false" is true.</text:p>
            <text:p text:style-name="P68"/>
            <text:p text:style-name="P68">Testing "$false"</text:p>
            <text:p text:style-name="P68">3.10 "$false" is false.</text:p>
            <text:p text:style-name="P68"><text:soft-page-break/></text:p>
            <text:p text:style-name="P68"/>
            <text:p text:style-name="P68">4.1 No command-line arguments.</text:p>
            <text:p text:style-name="P68"/>
            <text:p text:style-name="P68">4.2 No command-line arguments.</text:p>
            <text:p text:style-name="P68"/>
            <text:p text:style-name="P68">4.3 No command-line arguments.</text:p>
            <text:p text:style-name="P68"/>
            <text:p text:style-name="P68">4.4 No command-line arguments.</text:p>
            <text:p text:style-name="P68"/>
            <text:p text:style-name="P68">5.1 Password file exists.</text:p>
            <text:p text:style-name="P68">5.2 Password file exists and grep found pattern.</text:p>
            <text:p text:style-name="P68">6.2 15 is not equal to 017</text:p>
            <text:p text:style-name="P68">6.3 15 equals 017</text:p>
            <text:p text:style-name="P68">6.5 15 equals 0x0f</text:p>
            <text:p text:style-name="P68">7.1 Can't change to /home/berii/.</text:p>
            <text:p text:style-name="P68">./Snip_3_TestContructs.sh: line 367: cd: /home/ben/: No such file or directory</text:p>
            <text:p text:style-name="P68">7.2 Can't change to /home/ben/.</text:p>
            <text:p text:style-name="P68">8.1 20 is not equal to 22</text:p>
            <text:p text:style-name="P68">9.1 Exit status of "(( 0 ))" is 1.</text:p>
            <text:p text:style-name="P68">false</text:p>
            <text:p text:style-name="P68">9.2 Exit status of "(( 1 ))" is 0.</text:p>
            <text:p text:style-name="P68">true</text:p>
            <text:p text:style-name="P68">9.3 Exit status of "(( 5 &gt; 4 ))" is 0.</text:p>
            <text:p text:style-name="P68">true</text:p>
            <text:p text:style-name="P68">9.4 Exit status of "(( 5 &gt; 9 ))" is 1.</text:p>
            <text:p text:style-name="P68">9.5 Exit status of "(( 5 == 5 ))" is 0.</text:p>
            <text:p text:style-name="P68">9.6 Exit status of "(( 5 - 5 ))" is 1.</text:p>
            <text:p text:style-name="P68">9.7 Exit status of "(( 5 / 4 ))" is 0.</text:p>
            <text:p text:style-name="P68">9.8 Exit status of "(( 1 / 2 ))" is 1.</text:p>
            <text:p text:style-name="P68">9.9 Exit status of "(( 1 / 0 ))" is 1.</text:p>
            <text:p text:style-name="P68">10. 5 is greater than 4</text:p>
            <text:p text:style-name="P68">benzro@benzro-Aspire-5733Z:~/Documents/Bash_Snippets$ </text:p>
            <text:p text:style-name="P68"/>
          </table:table-cell>
        </table:table-row>
      </table:table>
      <text:p text:style-name="P67"/>
      <text:h text:style-name="P161" text:outline-level="2">Script 5 Redirections</text:h>
      <table:table table:name="Table240" table:style-name="Table240">
        <table:table-column table:style-name="Table240.A"/>
        <table:table-column table:style-name="Table240.B"/>
        <table:table-row>
          <table:table-cell table:style-name="Table240.A1" office:value-type="string">
            <text:p text:style-name="P74">Bash Script: <text:soft-page-break/>/Documents/LxTerminal_UnixCommands/Bash_Snippets/<text:span text:style-name="T194">Snip_5_Redirection.sh</text:span></text:p>
            <text:p text:style-name="P139"/>
            <text:p text:style-name="P139"/>
            <text:p text:style-name="P139">#!/bin/bash</text:p>
            <text:p text:style-name="P139"/>
            <text:p text:style-name="P139"># Under normal circumstances every Linux program has three streams opened </text:p>
            <text:p text:style-name="P139"># when it starts; one for input; one for output; and one for printing diagnostic </text:p>
            <text:p text:style-name="P139"># or error messages. These are typically attached to the user's terminal </text:p>
            <text:p text:style-name="P139"># (see man tty(4)) but might instead refer to files or other devices, </text:p>
            <text:p text:style-name="P139"/>
            <text:p text:style-name="P139"># depending on what the parent process chose to set up. </text:p>
            <text:p text:style-name="P139"># Some tricks about redirection</text:p>
            <text:p text:style-name="P139"># </text:p>
            <text:p text:style-name="P139"># Some syntax particularity about this may have important behaviours. </text:p>
            <text:p text:style-name="P139"># There is some little samples about redirections, STDERR, STDOUT, and arguments ordering.</text:p>
            <text:p text:style-name="P139"># 1 - Overwriting or appending?</text:p>
            <text:p text:style-name="P139"># </text:p>
            <text:p text:style-name="P139"># Symbol &gt; mean redirection.</text:p>
            <text:p text:style-name="P139"># </text:p>
            <text:p text:style-name="P139"># <text:s text:c="4"/>&gt; mean send to as a whole completed file, overwriting target if exist (see noclobber bash feature at #3 later).</text:p>
            <text:p text:style-name="P139"># <text:s text:c="4"/>&gt;&gt; mean send in addition to would append to target if exist.</text:p>
            <text:p text:style-name="P139"># </text:p>
            <text:p text:style-name="P139"># In any case, the file would be created if they not exist.</text:p>
            <text:p text:style-name="P139"># 2 - The shell command line is order dependent!!</text:p>
            <text:p text:style-name="P139"># </text:p>
            <text:p text:style-name="P139"># For testing this, we need a simple command which will send something on both outputs:</text:p>
            <text:p text:style-name="P139"/>
            <text:p text:style-name="P139"># send output to file descriptor 1 and error to file descriptor 2</text:p>
            <text:p text:style-name="P139">echo "1.) "</text:p>
            <text:p text:style-name="P139">ls -ld /tmp /tnt</text:p>
            <text:p text:style-name="P139"># ls: cannot access /tnt: No such file or directory</text:p>
            <text:p text:style-name="P139"># drwxrwxrwt 118 root root 196608 Jan <text:s/>7 11:49 /tmp</text:p>
            <text:p text:style-name="P139"/>
            <text:p text:style-name="P139"># file descriptor:= fd</text:p>
            <text:p text:style-name="P139"/>
            <text:p text:style-name="P139"># send fd 1 to nirvana</text:p>
            <text:p text:style-name="P139"><text:soft-page-break/>echo "2.) "</text:p>
            <text:p text:style-name="P139">ls -ld /tmp /tnt &gt;/dev/null</text:p>
            <text:p text:style-name="P139"># ls: cannot access /tnt: No such file or directory</text:p>
            <text:p text:style-name="P139"/>
            <text:p text:style-name="P139"># send fd 2 to nirvana</text:p>
            <text:p text:style-name="P139">echo "3.) "</text:p>
            <text:p text:style-name="P139">ls -ld /tmp /tnt 2&gt;/dev/null</text:p>
            <text:p text:style-name="P139"># drwxrwxrwt 118 root root 196608 Jan <text:s/>7 11:49 /tmp</text:p>
            <text:p text:style-name="P139"/>
            <text:p text:style-name="P139"># again send fd 1 to nirvana</text:p>
            <text:p text:style-name="P139">echo "4.) "</text:p>
            <text:p text:style-name="P139">ls -ld /tmp /tnt &gt;/dev/null</text:p>
            <text:p text:style-name="P139"># ls: cannot access /tnt: No such file or directory</text:p>
            <text:p text:style-name="P139"/>
            <text:p text:style-name="P139"># send fd 1 to nirvana, point fd 2 to where fd 1 points</text:p>
            <text:p text:style-name="P139">echo "5.) "</text:p>
            <text:p text:style-name="P139">ls -ld /tmp /tnt &gt;/dev/null 2&gt;&amp;1</text:p>
            <text:p text:style-name="P139"/>
            <text:p text:style-name="P139"># point fd 2 to where fd 1 points, send fd 1 to nirvana</text:p>
            <text:p text:style-name="P139">echo "6.) "</text:p>
            <text:p text:style-name="P139">ls -ld /tmp /tnt 2&gt;&amp;1 &gt;/dev/null</text:p>
            <text:p text:style-name="P139"># ls: cannot access /tnt: No such file or directory</text:p>
            <text:p text:style-name="P139"/>
            <text:p text:style-name="P139"># The last command line dumps STDERR to the console, </text:p>
            <text:p text:style-name="P139"># and it seem not to be the expected behaviour... But...</text:p>
            <text:p text:style-name="P139"/>
            <text:p text:style-name="P139"># Sed and regex groups (), referred to by \1, \2, ...</text:p>
            <text:p text:style-name="P139"># replace u by sysuser between user=&amp; and id.”.</text:p>
            <text:p text:style-name="P139">echo "7.1) "</text:p>
            <text:p text:style-name="P139">echo 'user=&amp;uid.' | sed 's/\(user=&amp;\)u\(id\.\)/\1sysuser\2/g' </text:p>
            <text:p text:style-name="P139"/>
            <text:p text:style-name="P139"># If you want to make some post filtering about one output, </text:p>
            <text:p text:style-name="P139"># the other or both:</text:p>
            <text:p text:style-name="P139">echo "7.2 )"</text:p>
            <text:p text:style-name="P139">echo '&amp; means: the whole part of the pipe input'</text:p>
            <text:p text:style-name="P139">echo 'that was mached by the pattern'</text:p>
            <text:p text:style-name="P139">ls -ld /tmp /tnt | sed 's/^.*$/&lt;-- &amp; ---&gt;/'</text:p>
            <text:p text:style-name="P139"># ls: cannot access /tnt: No such file or directory</text:p>
            <text:p text:style-name="P139"># &lt;-- drwxrwxrwt 118 root root 196608 Jan <text:s/>7 12:02 /tmp ---&gt;</text:p>
            <text:p text:style-name="P139"/>
            <text:p text:style-name="P139">echo "8.) "</text:p>
            <text:p text:style-name="P139"><text:soft-page-break/>ls -ld /tmp /tnt 2&gt;&amp;1 | sed 's/^.*$/&lt;-- &amp; ---&gt;/'</text:p>
            <text:p text:style-name="P139"># &lt;-- ls: cannot access /tnt: No such file or directory ---&gt;</text:p>
            <text:p text:style-name="P139"># &lt;-- drwxrwxrwt 118 root root 196608 Jan <text:s/>7 12:02 /tmp ---&gt;</text:p>
            <text:p text:style-name="P139"/>
            <text:p text:style-name="P139">echo "9.) "</text:p>
            <text:p text:style-name="P139">ls -ld /tmp /tnt &gt;/dev/null | sed 's/^.*$/&lt;-- &amp; ---&gt;/'</text:p>
            <text:p text:style-name="P139"># ls: cannot access /tnt: No such file or directory</text:p>
            <text:p text:style-name="P139"/>
            <text:p text:style-name="P139">echo "10.) "</text:p>
            <text:p text:style-name="P139">ls -ld /tmp /tnt &gt;/dev/null 2&gt;&amp;1 | sed 's/^.*$/&lt;-- &amp; ---&gt;/'</text:p>
            <text:p text:style-name="P139"/>
            <text:p text:style-name="P139">echo "11.) "</text:p>
            <text:p text:style-name="P139">ls -ld /tmp /tnt 2&gt;&amp;1 &gt;/dev/null | sed 's/^.*$/&lt;-- &amp; ---&gt;/'</text:p>
            <text:p text:style-name="P139"># &lt;-- ls: cannot access /tnt: No such file or directory ---&gt;</text:p>
            <text:p text:style-name="P139"/>
            <text:p text:style-name="P139"># Notice that the last command line in this paragraph </text:p>
            <text:p text:style-name="P139"># is exactly same as in previous paragraph, </text:p>
            <text:p text:style-name="P139"># where I wrote seem not to be the expected behaviour </text:p>
            <text:p text:style-name="P139"># (so, this could even be an expected behaviour).</text:p>
            <text:p text:style-name="P139"/>
            <text:p text:style-name="P139"># Well, there is a little trick about redirections, </text:p>
            <text:p text:style-name="P139"># for doing different operation on both outputs:</text:p>
            <text:p text:style-name="P139"/>
            <text:p text:style-name="P139">echo "12.) "</text:p>
            <text:p text:style-name="P139">( ls -ld /tmp /tnt | sed 's/^/O: /' &gt;&amp;9 ) 9&gt;&amp;2 <text:s/>2&gt;&amp;1 <text:s/>| sed 's/^/E: /'</text:p>
            <text:p text:style-name="P139"># O: drwxrwxrwt 118 root root 196608 Jan <text:s/>7 12:13 /tmp</text:p>
            <text:p text:style-name="P139"># E: ls: cannot access /tnt: No such file or directory</text:p>
            <text:p text:style-name="P139"/>
            <text:p text:style-name="P139"># Nota: &amp;9 descriptor would occur spontaneously because of ) 9&gt;&amp;2.</text:p>
            <text:p text:style-name="P139"># </text:p>
            <text:p text:style-name="P139"># Addendum: nota! With the new version of bash (&gt;4.0) </text:p>
            <text:p text:style-name="P139"># there is a new feature and more sexy syntax for doing this kind of things:</text:p>
            <text:p text:style-name="P139"/>
            <text:p text:style-name="P139">echo "13.) "</text:p>
            <text:p text:style-name="P139">ls -ld /tmp /tnt 2&gt; &gt;(sed 's/^/E: /') &gt; &gt;(sed 's/^/O: /')</text:p>
            <text:p text:style-name="P139"># O: drwxrwxrwt 17 root root 28672 Nov <text:s/>5 23:00 /tmp</text:p>
            <text:p text:style-name="P139"># E: ls: cannot access /tnt: No such file or directory</text:p>
            <text:p text:style-name="P139"/>
            <text:p text:style-name="P139"># And finally for such a cascading output formatting:</text:p>
            <text:p text:style-name="P139"/>
            <text:p text:style-name="P139">echo "14.) "</text:p>
            <text:p text:style-name="P139"><text:soft-page-break/>((ls -ld /tmp /tnt |sed 's/^/O: /' &gt;&amp;9 ) 2&gt;&amp;1 |sed 's/^/E: /') 9&gt;&amp;1| cat -n</text:p>
            <text:p text:style-name="P139"># <text:s text:c="5"/>1 <text:s/>O: drwxrwxrwt 118 root root 196608 Jan <text:s/>7 12:29 /tmp</text:p>
            <text:p text:style-name="P139"># <text:s text:c="5"/>2 <text:s/>E: ls: cannot access /tnt: No such file or directory</text:p>
          </table:table-cell>
          <table:table-cell table:style-name="Table240.B1" office:value-type="string">
            <text:p text:style-name="P139"/>
            <text:p text:style-name="P139"/>
            <text:p text:style-name="P139"><text:soft-page-break/># Addendum: nota! Same new syntax, in both ways:</text:p>
            <text:p text:style-name="P139"/>
            <text:p text:style-name="P139">echo "15.) "</text:p>
            <text:p text:style-name="P139">cat -n &lt;(ls -ld /tmp /tnt 2&gt; &gt;(sed 's/^/E: /') &gt; &gt;(sed 's/^/O: /'))</text:p>
            <text:p text:style-name="P139"># <text:s text:c="5"/>1 <text:s/>O: drwxrwxrwt 17 root root 28672 Nov <text:s/>5 23:00 /tmp</text:p>
            <text:p text:style-name="P139"># <text:s text:c="5"/>2 <text:s/>E: ls: cannot access /tnt: No such file or directory</text:p>
            <text:p text:style-name="P139"/>
            <text:p text:style-name="P139"># Where STDOUT go through a specific filter, STDERR to another and finally both outputs merged go through a third command filter.</text:p>
            <text:p text:style-name="P139"># 3 - A word about noclobber option and &gt;| syntax</text:p>
            <text:p text:style-name="P139"># </text:p>
            <text:p text:style-name="P139"># That's about overwriting:</text:p>
            <text:p text:style-name="P139"># </text:p>
            <text:p text:style-name="P139"># While set -o noclobber instruct bash to not overwrite any existing file, the &gt;| syntax let you pass through this limitation:</text:p>
            <text:p text:style-name="P139"/>
            <text:p text:style-name="P139">echo "16.) "</text:p>
            <text:p text:style-name="P139">testfile=$(mktemp /tmp/testNoClobberDate-XXXXXX)</text:p>
            <text:p text:style-name="P139"/>
            <text:p text:style-name="P139">echo "17.) "</text:p>
            <text:p text:style-name="P139">date &gt; $testfile ; cat $testfile</text:p>
            <text:p text:style-name="P139"># Mon Jan <text:s/>7 13:18:15 CET 2013</text:p>
            <text:p text:style-name="P139"/>
            <text:p text:style-name="P139">echo "18.) "</text:p>
            <text:p text:style-name="P139">date &gt; $testfile ; cat $testfile</text:p>
            <text:p text:style-name="P139"># Mon Jan <text:s/>7 13:18:19 CET 2013</text:p>
            <text:p text:style-name="P139"/>
            <text:p text:style-name="P139">echo "19.) "</text:p>
            <text:p text:style-name="P139">date &gt; $testfile ; cat $testfile</text:p>
            <text:p text:style-name="P139"># Mon Jan <text:s/>7 13:18:21 CET 2013</text:p>
            <text:p text:style-name="P139"/>
            <text:p text:style-name="P139"># The file is overwritten each time, well now:</text:p>
            <text:p text:style-name="P139"/>
            <text:p text:style-name="P139">echo "20.) "</text:p>
            <text:p text:style-name="P139">set -o noclobber</text:p>
            <text:p text:style-name="P139"/>
            <text:p text:style-name="P139">echo "21.) "</text:p>
            <text:p text:style-name="P139">date &gt; $testfile ; cat $testfile</text:p>
            <text:p text:style-name="P139"># bash: /tmp/testNoClobberDate-WW1xi9: cannot overwrite existing file</text:p>
            <text:p text:style-name="P139"># Mon Jan <text:s/>7 13:18:21 CET 2013</text:p>
            <text:p text:style-name="P139"/>
            <text:p text:style-name="P139"><text:soft-page-break/>echo "22.) "</text:p>
            <text:p text:style-name="P139">date &gt; $testfile ; cat $testfile</text:p>
            <text:p text:style-name="P139"># bash: /tmp/testNoClobberDate-WW1xi9: cannot overwrite existing file</text:p>
            <text:p text:style-name="P139"># Mon Jan <text:s/>7 13:18:21 CET 2013</text:p>
            <text:p text:style-name="P139"/>
            <text:p text:style-name="P139"># Pass through with &gt;|:</text:p>
            <text:p text:style-name="P139"/>
            <text:p text:style-name="P139">echo "23.) "</text:p>
            <text:p text:style-name="P139">date &gt;| $testfile ; cat $testfile</text:p>
            <text:p text:style-name="P139"># Mon Jan <text:s/>7 13:18:58 CET 2013</text:p>
            <text:p text:style-name="P139"/>
            <text:p text:style-name="P139">echo "24.) "</text:p>
            <text:p text:style-name="P139">date &gt;| $testfile ; cat $testfile</text:p>
            <text:p text:style-name="P139"># Mon Jan <text:s/>7 13:19:01 CET 2013</text:p>
            <text:p text:style-name="P139"/>
            <text:p text:style-name="P139"># Unsetting this option and/or inquiring if already set.</text:p>
            <text:p text:style-name="P139"/>
            <text:p text:style-name="P139">echo "25.) "</text:p>
            <text:p text:style-name="P139">set -o | grep noclobber</text:p>
            <text:p text:style-name="P139"># noclobber <text:s text:c="10"/>on</text:p>
            <text:p text:style-name="P139"/>
            <text:p text:style-name="P139">echo "26.) "</text:p>
            <text:p text:style-name="P139">set +o noclobber</text:p>
            <text:p text:style-name="P139"/>
            <text:p text:style-name="P139">echo "27.) "</text:p>
            <text:p text:style-name="P139">set -o | grep noclobber</text:p>
            <text:p text:style-name="P139"># noclobber <text:s text:c="10"/>off</text:p>
            <text:p text:style-name="P139"/>
            <text:p text:style-name="P139">echo "28.) "</text:p>
            <text:p text:style-name="P139">date &gt; $testfile ; cat $testfile</text:p>
            <text:p text:style-name="P139"># Mon Jan <text:s/>7 13:24:27 CET 2013</text:p>
            <text:p text:style-name="P139"/>
            <text:p text:style-name="P139">echo "29.) "</text:p>
            <text:p text:style-name="P139">rm $testfile</text:p>
            <text:p text:style-name="P139"/>
            <text:p text:style-name="P139"># 4 - Last trick and more...</text:p>
            <text:p text:style-name="P139"># </text:p>
            <text:p text:style-name="P139"># For redirecting both output from a given command, we see that a right syntax could be:</text:p>
            <text:p text:style-name="P139"/>
            <text:p text:style-name="P139">echo "30.) "</text:p>
            <text:p text:style-name="P139">ls -ld /tmp /tnt &gt;/dev/null 2&gt;&amp;1</text:p>
            <text:p text:style-name="P139"><text:soft-page-break/></text:p>
            <text:p text:style-name="P139"># for this special case, there is a shortcut syntax: &amp;&gt; ... or &gt;&amp;</text:p>
            <text:p text:style-name="P139"/>
            <text:p text:style-name="P139">echo "31.) "</text:p>
            <text:p text:style-name="P139">ls -ld /tmp /tnt &amp;&gt;/dev/null</text:p>
            <text:p text:style-name="P139"/>
            <text:p text:style-name="P139">echo "32.) "</text:p>
            <text:p text:style-name="P139">ls -ld /tmp /tnt &gt;&amp;/dev/null</text:p>
            <text:p text:style-name="P139"/>
            <text:p text:style-name="P139"># Nota: if 2&gt;&amp;1 exist, 1&gt;&amp;2 is a correct syntax too:</text:p>
            <text:p text:style-name="P139"/>
            <text:p text:style-name="P139">echo "33.) "</text:p>
            <text:p text:style-name="P139">ls -ld /tmp /tnt 2&gt;/dev/null 1&gt;&amp;2</text:p>
            <text:p text:style-name="P139"/>
            <text:p text:style-name="P139"># 4b- Now, I will let you think about:</text:p>
            <text:p text:style-name="P139"/>
            <text:p text:style-name="P139">echo "34.) "</text:p>
            <text:p text:style-name="P139">ls -ld /tmp /tnt 2&gt;&amp;1 1&gt;&amp;2 <text:s/>| sed -e s/^/++/</text:p>
            <text:p text:style-name="P139"># ++/bin/ls: cannot access /tnt: No such file or directory</text:p>
            <text:p text:style-name="P139"># ++drwxrwxrwt 193 root root 196608 Feb <text:s/>9 11:08 /tmp/</text:p>
            <text:p text:style-name="P139"/>
            <text:p text:style-name="P139">echo "35.) "</text:p>
            <text:p text:style-name="P139">ls -ld /tmp /tnt 1&gt;&amp;2 2&gt;&amp;1 <text:s/>| sed -e s/^/++/</text:p>
            <text:p text:style-name="P139"># /bin/ls: cannot access /tnt: No such file or directory</text:p>
            <text:p text:style-name="P139"># drwxrwxrwt 193 root root 196608 Feb <text:s/>9 11:08 /tmp/</text:p>
            <text:p text:style-name="P139"/>
            <text:p text:style-name="P139"># 4c- If you're interested in more information</text:p>
            <text:p text:style-name="P139"># </text:p>
            <text:p text:style-name="P139"># You could read the fine manual by hitting:</text:p>
            <text:p text:style-name="P139"># </text:p>
            <text:p text:style-name="P139"># man -Len -Pless\ +/^REDIRECTION bash</text:p>
            <text:p text:style-name="P139"># </text:p>
            <text:p text:style-name="P139"># in a bash console ;-)</text:p>
          </table:table-cell>
        </table:table-row>
      </table:table>
      <text:p text:style-name="P65"/>
      <text:h text:style-name="P161" text:outline-level="2">Script 6 Game of Life</text:h>
      <table:table table:name="Table243" table:style-name="Table243">
        <table:table-column table:style-name="Table243.A"/>
        <table:table-column table:style-name="Table243.B"/>
        <table:table-row>
          <table:table-cell table:style-name="Table243.A1" office:value-type="string">
            <text:p text:style-name="P74">Bash Script: /Documents/LxTerminal_UnixCommands/Bash_Snippets/<text:span text:style-name="T194">Snip_6_GameOfLife.sh</text:span></text:p>
            <text:p text:style-name="P139"/>
            <text:p text:style-name="P139">#!/bin/bash</text:p>
            <text:p text:style-name="P139"># life.sh: "Life in the Slow Lane"</text:p>
            <text:p text:style-name="P139"># Author: Mendel Cooper</text:p>
            <text:p text:style-name="P139"># License: GPL3</text:p>
            <text:p text:style-name="P139"/>
            <text:p text:style-name="P139"># Version 0.2: <text:s text:c="2"/>Patched by Daniel Albers</text:p>
            <text:p text:style-name="P139">#+ <text:s text:c="14"/>to allow non-square grids as input.</text:p>
            <text:p text:style-name="P139"># Version 0.2.1: Added 2-second delay between generations.</text:p>
            <text:p text:style-name="P139"/>
            <text:p text:style-name="P139"># ##################################################################### #</text:p>
            <text:p text:style-name="P139"># This is the Bash script version of John Conway's "Game of Life". <text:s text:c="5"/>#</text:p>
            <text:p text:style-name="P139"># "Life" is a simple implementation of cellular automata. <text:s text:c="14"/>#</text:p>
            <text:p text:style-name="P139"># --------------------------------------------------------------------- #</text:p>
            <text:p text:style-name="P139"># On a rectangular grid, let each "cell" be either "living" or "dead." <text:s/>#</text:p>
            <text:p text:style-name="P139"># Designate a living cell with a dot, and a dead one with a blank space.#</text:p>
            <text:p text:style-name="P139"># <text:s text:c="5"/>Begin with an arbitrarily drawn dot-and-blank grid, <text:s text:c="13"/>#</text:p>
            <text:p text:style-name="P139">#+ <text:s text:c="4"/>and let this be the starting generation: generation 0. <text:s text:c="10"/>#</text:p>
            <text:p text:style-name="P139"># Determine each successive generation by the following rules: <text:s text:c="9"/>#</text:p>
            <text:p text:style-name="P139"># <text:s text:c="2"/>1) Each cell has 8 neighbors, the adjoining cells <text:s text:c="18"/>#</text:p>
            <text:p text:style-name="P139">#+ <text:s text:c="4"/>left, right, top, bottom, and the 4 diagonals. <text:s text:c="18"/>#</text:p>
            <text:p text:style-name="P139"># <text:s text:c="70"/>#</text:p>
            <text:p text:style-name="P139"># <text:s text:c="22"/>123 <text:s text:c="44"/>#</text:p>
            <text:p text:style-name="P139"># <text:s text:c="22"/>4*5 <text:s text:c="4"/>The * is the cell under consideration. <text:s/>#</text:p>
            <text:p text:style-name="P139"># <text:s text:c="22"/>678 <text:s text:c="44"/>#</text:p>
            <text:p text:style-name="P139"># <text:s text:c="70"/>#</text:p>
            <text:p text:style-name="P139"># 2) A living cell with either 2 or 3 living neighbors remains alive. <text:s text:c="2"/>#</text:p>
            <text:p text:style-name="P139">SURVIVE=2 <text:s text:c="62"/>#</text:p>
            <text:p text:style-name="P139"><text:soft-page-break/># 3) A dead cell with 3 living neighbors comes alive, a "birth." <text:s text:c="7"/>#</text:p>
            <text:p text:style-name="P139">BIRTH=3 <text:s text:c="64"/>#</text:p>
            <text:p text:style-name="P139"># 4) All other cases result in a dead cell for the next generation. <text:s text:c="4"/>#</text:p>
            <text:p text:style-name="P139"># ##################################################################### #</text:p>
            <text:p text:style-name="P139"/>
            <text:p text:style-name="P139"/>
            <text:p text:style-name="P139">startfile=Snip_6_gen0.sh<text:tab/><text:tab/># Read the starting generation from the file "gen0" ...</text:p>
            <text:p text:style-name="P139"># Default, if no other file specified when invoking script.</text:p>
            <text:p text:style-name="P139"># -n: nonempty string</text:p>
            <text:p text:style-name="P139">if [ -n "$1" ]<text:tab/><text:tab/><text:tab/><text:tab/><text:tab/><text:tab/><text:tab/># Specify another "generation 0" file.</text:p>
            <text:p text:style-name="P139">then</text:p>
            <text:p text:style-name="P139"><text:tab/>startfile="$1"</text:p>
            <text:p text:style-name="P139">fi <text:s/></text:p>
            <text:p text:style-name="P139"/>
            <text:p text:style-name="P139">############################################</text:p>
            <text:p text:style-name="P139"># <text:s/>Abort script if "startfile" not specified</text:p>
            <text:p text:style-name="P139">#+ and</text:p>
            <text:p text:style-name="P139">#+ default file "gen0" not present.</text:p>
            <text:p text:style-name="P139"/>
            <text:p text:style-name="P139">E_NOSTARTFILE=86</text:p>
            <text:p text:style-name="P139"/>
            <text:p text:style-name="P139"># ! -e: file does not exists in filesystem path</text:p>
            <text:p text:style-name="P139">if [ ! -e "$startfile" ]</text:p>
            <text:p text:style-name="P139">then</text:p>
            <text:p text:style-name="P139"><text:tab/>echo "Startfile \""$startfile"\" missing!"</text:p>
            <text:p text:style-name="P139"><text:tab/>exit $E_NOSTARTFILE</text:p>
            <text:p text:style-name="P139">fi</text:p>
            <text:p text:style-name="P139">############################################</text:p>
            <text:p text:style-name="P139"/>
            <text:p text:style-name="P139"/>
            <text:p text:style-name="P139">ALIVE1=.</text:p>
            <text:p text:style-name="P139">DEAD1=_</text:p>
            <text:p text:style-name="P139"># Represent living and dead cells in the start-up file.</text:p>
            <text:p text:style-name="P139"/>
            <text:p text:style-name="P139"># <text:s/>-----------------------------------------------------#</text:p>
            <text:p text:style-name="P139"># <text:s/>This script uses a 10 x 10 grid (may be increased,</text:p>
            <text:p text:style-name="P139">#+ but a large grid will slow down execution).</text:p>
            <text:p text:style-name="P139">ROWS=10</text:p>
            <text:p text:style-name="P139">COLS=10</text:p>
            <text:p text:style-name="P139"><text:soft-page-break/># <text:s/>Change above two variables to match desired grid size.</text:p>
            <text:p text:style-name="P139"># <text:s/>-----------------------------------------------------#</text:p>
            <text:p text:style-name="P139"/>
            <text:p text:style-name="P139">GENERATIONS=10 <text:s text:c="9"/># <text:s/>How many generations to cycle through.</text:p>
            <text:p text:style-name="P139"># <text:s/>Adjust this upwards</text:p>
            <text:p text:style-name="P139">#+ if you have time on your hands.</text:p>
            <text:p text:style-name="P139"/>
            <text:p text:style-name="P139">NONE_ALIVE=85 <text:s text:c="10"/># <text:s/>Exit status on premature bailout,</text:p>
            <text:p text:style-name="P139"><text:tab/><text:tab/><text:tab/><text:tab/><text:tab/><text:tab/><text:tab/><text:tab/><text:tab/><text:tab/><text:tab/><text:tab/>#+ if no cells left alive.</text:p>
            <text:p text:style-name="P139">DELAY=2 <text:s text:c="16"/># <text:s/>Pause between generations.</text:p>
            <text:p text:style-name="P139">TRUE=0<text:tab/># Unix style (defined here, so you don't have to <text:s/>think any longer...</text:p>
            <text:p text:style-name="P139">FALSE=1<text:tab/># Unix style<text:tab/>...about this peculiarity)</text:p>
            <text:p text:style-name="P139">ALIVE=0</text:p>
            <text:p text:style-name="P139">DEAD=1</text:p>
            <text:p text:style-name="P139"/>
            <text:p text:style-name="P139">avar= <text:s text:c="18"/># Global; holds current generation.</text:p>
            <text:p text:style-name="P139">generation=0 <text:s text:c="11"/># Initialize generation count.</text:p>
            <text:p text:style-name="P139"/>
            <text:p text:style-name="P139"># =================================================================</text:p>
            <text:p text:style-name="P139"/>
            <text:p text:style-name="P139"># let: integer calculations</text:p>
            <text:p text:style-name="P139">let "cells = $ROWS * $COLS" <text:s text:c="2"/># How many cells.</text:p>
            <text:p text:style-name="P139"/>
            <text:p text:style-name="P139"># declare: -r (read only); i (integer); a (array)</text:p>
            <text:p text:style-name="P139"># if you try to use the variable otherwise it will throw an error</text:p>
            <text:p text:style-name="P139"># Arrays containing "cells."</text:p>
            <text:p text:style-name="P139">declare -a initial</text:p>
            <text:p text:style-name="P139">declare -a current</text:p>
            <text:p text:style-name="P139"/>
            <text:p text:style-name="P139"># function to display game</text:p>
            <text:p text:style-name="P139">display ()</text:p>
            <text:p text:style-name="P139">{</text:p>
            <text:p text:style-name="P139"/>
            <text:p text:style-name="P139"><text:tab/># counter for the number of alive cells</text:p>
            <text:p text:style-name="P139"><text:tab/>alive=0 <text:s text:c="16"/># How many cells alive at any given time.</text:p>
            <text:p text:style-name="P139"><text:tab/># Initially zero.</text:p>
            <text:p text:style-name="P139"><text:tab/></text:p>
            <text:p text:style-name="P139"><text:tab/># declare array</text:p>
            <text:p text:style-name="P139"><text:soft-page-break/><text:tab/>declare -a arr</text:p>
            <text:p text:style-name="P139"/>
            <text:p text:style-name="P139"><text:tab/># array initialization: the braces ( ) convert a string into an array</text:p>
            <text:p text:style-name="P139"><text:tab/>arr=( `echo "$1"` ) <text:s text:c="4"/># Convert passed arg to array.</text:p>
            <text:p text:style-name="P139"/>
            <text:p text:style-name="P139"><text:tab/># ${ } does variable manipulation and evaluation </text:p>
            <text:p text:style-name="P139"><text:tab/># and #arr[*] is number of elements in array</text:p>
            <text:p text:style-name="P139"><text:tab/>element_count=${#arr[*]}</text:p>
            <text:p text:style-name="P139"/>
            <text:p text:style-name="P139"><text:tab/># variable declared local, only visible within the block</text:p>
            <text:p text:style-name="P139"><text:tab/>local i</text:p>
            <text:p text:style-name="P139"><text:tab/>local rowcheck</text:p>
            <text:p text:style-name="P139"/>
            <text:p text:style-name="P139"><text:s text:c="2"/># loop through all passed arguments</text:p>
            <text:p text:style-name="P139"><text:tab/>for ((i=0; i&lt;$element_count; i++))</text:p>
            <text:p text:style-name="P139"><text:tab/>do</text:p>
            <text:p text:style-name="P139"/>
            <text:p text:style-name="P139"><text:tab/><text:tab/># Insert newline at end of each row.</text:p>
            <text:p text:style-name="P139"><text:tab/><text:tab/># modulo (%) is the rest of the division</text:p>
            <text:p text:style-name="P139"><text:tab/><text:tab/># it becomes 0 if i equals number of columns</text:p>
            <text:p text:style-name="P139"><text:tab/><text:tab/>let "rowcheck = $i % COLS"</text:p>
            <text:p text:style-name="P139"><text:tab/><text:tab/># if rowcheck is 0 then echo a newline and an indent</text:p>
            <text:p text:style-name="P139"><text:tab/><text:tab/>if [ "$rowcheck" -eq 0 ]</text:p>
            <text:p text:style-name="P139"><text:tab/><text:tab/>then</text:p>
            <text:p text:style-name="P139"><text:tab/><text:tab/><text:tab/>echo <text:s text:c="15"/># Newline.</text:p>
            <text:p text:style-name="P139"><text:tab/><text:tab/><text:tab/>echo -n " <text:s text:c="5"/>" <text:s text:c="3"/># -n ignore trailing new line; " <text:s text:c="3"/>" Indent.</text:p>
            <text:p text:style-name="P139"><text:tab/><text:tab/>fi <text:s/></text:p>
            <text:p text:style-name="P139"/>
            <text:p text:style-name="P139"><text:tab/><text:tab/># arr is the active line, cell is the <text:s/>active element i </text:p>
            <text:p text:style-name="P139"><text:tab/><text:tab/>cell=${arr[i]}</text:p>
            <text:p text:style-name="P139"/>
            <text:p text:style-name="P139"><text:tab/><text:tab/># if cell is alive (.) ...</text:p>
            <text:p text:style-name="P139"><text:tab/><text:tab/>if [ "$cell" = . ]</text:p>
            <text:p text:style-name="P139"><text:tab/><text:tab/>then</text:p>
            <text:p text:style-name="P139"><text:tab/><text:tab/><text:tab/># ... increment alive counter</text:p>
            <text:p text:style-name="P139"><text:tab/><text:tab/><text:tab/>let "alive += 1"</text:p>
            <text:p text:style-name="P139"><text:tab/><text:tab/>fi <text:s/></text:p>
            <text:p text:style-name="P139"/>
            <text:p text:style-name="P139"><text:tab/><text:tab/># print cell value (. or _) as (. or space)</text:p>
            <text:p text:style-name="P139"><text:tab/><text:tab/># echo is fed to sed and after that printed</text:p>
            <text:p text:style-name="P139"><text:tab/><text:tab/>echo -n "$cell" | sed -e 's/_/ /g'</text:p>
            <text:p text:style-name="P139"><text:soft-page-break/><text:tab/><text:tab/># Print out array, changing underscores to spaces.</text:p>
            <text:p text:style-name="P139"><text:tab/>done <text:s/></text:p>
            <text:p text:style-name="P139"><text:tab/></text:p>
            <text:p text:style-name="P139"><text:tab/># returns the value 0</text:p>
            <text:p text:style-name="P139"><text:tab/>return</text:p>
            <text:p text:style-name="P139"/>
            <text:p text:style-name="P139">}</text:p>
            <text:p text:style-name="P139"/>
            <text:p text:style-name="P139">IsValid () <text:s text:c="27"/># Test if cell coordinate valid.</text:p>
            <text:p text:style-name="P139">{</text:p>
            <text:p text:style-name="P139"><text:tab/></text:p>
            <text:p text:style-name="P139"><text:s text:c="2"/># -z empty; -o or but better use <text:s/>||, same for -a better use &amp;&amp;</text:p>
            <text:p text:style-name="P139"><text:tab/># if input argument $1 or $2 empty</text:p>
            <text:p text:style-name="P139"><text:tab/>if [ -z "$1" <text:s/>-o -z "$2" ] <text:s text:c="9"/># Mandatory arguments missing?</text:p>
            <text:p text:style-name="P139"><text:tab/>then</text:p>
            <text:p text:style-name="P139"><text:tab/><text:tab/>return $FALSE</text:p>
            <text:p text:style-name="P139"><text:tab/>fi</text:p>
            <text:p text:style-name="P139"><text:tab/></text:p>
            <text:p text:style-name="P139"><text:tab/># declare block local variables</text:p>
            <text:p text:style-name="P139"><text:tab/>local row</text:p>
            <text:p text:style-name="P139"><text:tab/>local lower_limit=0 <text:s text:c="18"/># Disallow negative coordinate.</text:p>
            <text:p text:style-name="P139"><text:tab/>local upper_limit</text:p>
            <text:p text:style-name="P139"><text:tab/>local left</text:p>
            <text:p text:style-name="P139"><text:tab/>local right</text:p>
            <text:p text:style-name="P139"/>
            <text:p text:style-name="P139"><text:tab/># number of cells starting with 0</text:p>
            <text:p text:style-name="P139"><text:tab/>let "upper_limit = $ROWS * $COLS - 1" # Total number of cells.</text:p>
            <text:p text:style-name="P139"/>
            <text:p text:style-name="P139"><text:tab/># test argument $1 (cell): within lower and upper limits</text:p>
            <text:p text:style-name="P139"><text:tab/>#<text:tab/>(upper limit: total number of cells)</text:p>
            <text:p text:style-name="P139"><text:tab/>if [ "$1" -lt "$lower_limit" -o "$1" -gt "$upper_limit" ]</text:p>
            <text:p text:style-name="P139"><text:tab/>then</text:p>
            <text:p text:style-name="P139"><text:tab/><text:tab/>return $FALSE <text:s text:c="22"/># Out of array bounds.</text:p>
            <text:p text:style-name="P139"><text:tab/>fi <text:s/></text:p>
            <text:p text:style-name="P139"/>
            <text:p text:style-name="P139"><text:tab/># test argument $2 (row):</text:p>
            <text:p text:style-name="P139"><text:tab/>row=$2</text:p>
            <text:p text:style-name="P139"><text:tab/>let "left = $row * $COLS" <text:s text:c="12"/># Left limit.</text:p>
            <text:p text:style-name="P139"><text:tab/>let "right = $left + $COLS - 1" <text:s text:c="6"/># Right limit.</text:p>
            <text:p text:style-name="P139"/>
            <text:p text:style-name="P139"><text:tab/>if [ "$1" -lt "$left" -o "$1" -gt "$right" ]</text:p>
            <text:p text:style-name="P139"><text:soft-page-break/><text:tab/>then</text:p>
            <text:p text:style-name="P139"><text:tab/><text:tab/># returns 1</text:p>
            <text:p text:style-name="P139"><text:tab/><text:tab/>return $FALSE <text:s text:c="22"/># Beyond row boundary.</text:p>
            <text:p text:style-name="P139"><text:tab/>fi <text:s/></text:p>
            <text:p text:style-name="P139"/>
            <text:p text:style-name="P139"><text:tab/>#returns 0</text:p>
            <text:p text:style-name="P139"><text:tab/>return $TRUE <text:s text:c="25"/># Valid coordinate.</text:p>
            <text:p text:style-name="P139"/>
            <text:p text:style-name="P139">} <text:s/></text:p>
            <text:p text:style-name="P139"/>
            <text:p text:style-name="P139"/>
            <text:p text:style-name="P139">IsAlive () <text:s text:c="13"/># <text:s/>Test whether cell is alive.</text:p>
            <text:p text:style-name="P139"><text:tab/><text:tab/><text:tab/><text:tab/><text:tab/><text:tab/><text:tab/><text:tab/><text:tab/><text:tab/><text:tab/><text:tab/># <text:s/>Takes array, cell number, and</text:p>
            <text:p text:style-name="P139">{ <text:s text:c="22"/>#+ state of cell as arguments.</text:p>
            <text:p text:style-name="P139"><text:tab/></text:p>
            <text:p text:style-name="P139"><text:tab/># Script function call</text:p>
            <text:p text:style-name="P139"><text:tab/># $1 cell array, $2 cell number</text:p>
            <text:p text:style-name="P139"><text:tab/>GetCount "$1" $2 <text:s text:c="5"/># <text:s/>Get alive cell count in neighborhood.</text:p>
            <text:p text:style-name="P139"><text:tab/></text:p>
            <text:p text:style-name="P139"><text:tab/># block local varible: return status, (exit status) of last command</text:p>
            <text:p text:style-name="P139"><text:tab/>local nhbd=$?</text:p>
            <text:p text:style-name="P139"/>
            <text:p text:style-name="P139"><text:tab/># if return value of GetCount is 3 ($BIRTH)</text:p>
            <text:p text:style-name="P139"><text:tab/>if [ "$nhbd" -eq "$BIRTH" ] <text:s/># Alive in any case.</text:p>
            <text:p text:style-name="P139"><text:tab/>then</text:p>
            <text:p text:style-name="P139"><text:tab/><text:tab/># returns 0</text:p>
            <text:p text:style-name="P139"><text:tab/><text:tab/>return $ALIVE</text:p>
            <text:p text:style-name="P139"><text:tab/>fi</text:p>
            <text:p text:style-name="P139"/>
            <text:p text:style-name="P139"><text:tab/># if cell $3 is alive (.) and </text:p>
            <text:p text:style-name="P139"><text:tab/># return value of GetCount is 2 ($SURVIVE)</text:p>
            <text:p text:style-name="P139"><text:tab/>if [ "$3" = "." -a "$nhbd" -eq "$SURVIVE" ]</text:p>
            <text:p text:style-name="P139"><text:tab/>then <text:s text:c="17"/># Alive only if previously alive.</text:p>
            <text:p text:style-name="P139"><text:tab/><text:tab/># returns 0</text:p>
            <text:p text:style-name="P139"><text:tab/><text:tab/>return $ALIVE</text:p>
            <text:p text:style-name="P139"><text:tab/>fi <text:s/></text:p>
            <text:p text:style-name="P139"/>
            <text:p text:style-name="P139"><text:tab/># returns 1</text:p>
            <text:p text:style-name="P139"><text:tab/>return $DEAD <text:s text:c="9"/># Defaults to dead.</text:p>
            <text:p text:style-name="P139"/>
            <text:p text:style-name="P139"><text:soft-page-break/>} <text:s/></text:p>
            <text:p text:style-name="P139"/>
            <text:p text:style-name="P139"/>
          </table:table-cell>
          <table:table-cell table:style-name="Table243.B1" office:value-type="string">
            <text:p text:style-name="P139">GetCount () <text:s text:c="12"/># Count live cells in passed cell's neighborhood.</text:p>
            <text:p text:style-name="P139"># Two arguments needed:</text:p>
            <text:p text:style-name="P139"># $1) variable holding array</text:p>
            <text:p text:style-name="P139"># $2) cell number</text:p>
            <text:p text:style-name="P139">{</text:p>
            <text:p text:style-name="P139"><text:tab/></text:p>
            <text:p text:style-name="P139"><text:tab/># locally defined variables</text:p>
            <text:p text:style-name="P139"><text:tab/>local cell_number=$2</text:p>
            <text:p text:style-name="P139"><text:tab/>local array</text:p>
            <text:p text:style-name="P139"><text:tab/>local top</text:p>
            <text:p text:style-name="P139"><text:tab/>local center</text:p>
            <text:p text:style-name="P139"><text:tab/>local bottom</text:p>
            <text:p text:style-name="P139"><text:tab/>local r</text:p>
            <text:p text:style-name="P139"><text:tab/>local row</text:p>
            <text:p text:style-name="P139"><text:tab/>local i</text:p>
            <text:p text:style-name="P139"><text:tab/>local t_top</text:p>
            <text:p text:style-name="P139"><text:tab/>local t_cen</text:p>
            <text:p text:style-name="P139"><text:tab/>local t_bot</text:p>
            <text:p text:style-name="P139"><text:tab/>local count=0</text:p>
            <text:p text:style-name="P139"><text:tab/>local ROW_NHBD=3</text:p>
            <text:p text:style-name="P139"/>
            <text:p text:style-name="P139"><text:tab/># initialize array with $1 string holding all cells</text:p>
            <text:p text:style-name="P139"><text:tab/>array=( `echo "$1"` )</text:p>
            <text:p text:style-name="P139"/>
            <text:p text:style-name="P139"><text:tab/># determine cell numbers of neighbours</text:p>
            <text:p text:style-name="P139"><text:tab/>let "top = $cell_number - $COLS - 1" <text:s text:c="3"/># Set up cell neighborhood.</text:p>
            <text:p text:style-name="P139"><text:tab/>let "center = $cell_number - 1"</text:p>
            <text:p text:style-name="P139"><text:tab/>let "bottom = $cell_number + $COLS - 1"</text:p>
            <text:p text:style-name="P139"><text:tab/>let "r = $cell_number / $COLS"</text:p>
            <text:p text:style-name="P139"/>
            <text:p text:style-name="P139"><text:tab/># C-Style for loop</text:p>
            <text:p text:style-name="P139"><text:tab/>for ((i=0; i&lt;$ROW_NHBD; i++)) <text:s text:c="10"/># Traverse from left to right. </text:p>
            <text:p text:style-name="P139"><text:tab/>do</text:p>
            <text:p text:style-name="P139"><text:soft-page-break/><text:tab/><text:tab/>let "t_top = $top + $i"</text:p>
            <text:p text:style-name="P139"><text:tab/><text:tab/>let "t_cen = $center + $i"</text:p>
            <text:p text:style-name="P139"><text:tab/><text:tab/>let "t_bot = $bottom + $i"</text:p>
            <text:p text:style-name="P139"/>
            <text:p text:style-name="P139"/>
            <text:p text:style-name="P139"><text:tab/><text:tab/>let "row = $r" <text:s text:c="23"/># Count center row.</text:p>
            <text:p text:style-name="P139"><text:tab/><text:tab/>IsValid $t_cen $row <text:s text:c="18"/># Valid cell position?</text:p>
            <text:p text:style-name="P139"><text:tab/><text:tab/>if [ $? -eq "$TRUE" ]</text:p>
            <text:p text:style-name="P139"><text:tab/><text:tab/>then</text:p>
            <text:p text:style-name="P139"><text:tab/><text:tab/><text:tab/>if [ ${array[$t_cen]} = "$ALIVE1" ] # Is it alive?</text:p>
            <text:p text:style-name="P139"><text:tab/><text:tab/><text:tab/>then <text:s text:c="31"/># If yes, then ...</text:p>
            <text:p text:style-name="P139"><text:tab/><text:tab/><text:tab/><text:tab/>let "count += 1" <text:s text:c="17"/># Increment count.</text:p>
            <text:p text:style-name="P139"><text:tab/><text:tab/><text:tab/>fi<text:tab/></text:p>
            <text:p text:style-name="P139"><text:tab/><text:tab/>fi <text:s/></text:p>
            <text:p text:style-name="P139"/>
            <text:p text:style-name="P139"><text:tab/><text:tab/>let "row = $r - 1" <text:s text:c="19"/># Count top row. <text:s text:c="9"/></text:p>
            <text:p text:style-name="P139"><text:tab/><text:tab/>IsValid $t_top $row</text:p>
            <text:p text:style-name="P139"><text:tab/><text:tab/>if [ $? -eq "$TRUE" ]</text:p>
            <text:p text:style-name="P139"><text:tab/><text:tab/>then</text:p>
            <text:p text:style-name="P139"><text:tab/><text:tab/><text:tab/>if [ ${array[$t_top]} = "$ALIVE1" ] # Redundancy here.</text:p>
            <text:p text:style-name="P139"><text:tab/><text:tab/><text:tab/>then <text:s text:c="31"/># Can it be optimized?</text:p>
            <text:p text:style-name="P139"><text:tab/><text:tab/><text:tab/><text:tab/>let "count += 1"</text:p>
            <text:p text:style-name="P139"><text:tab/><text:tab/><text:tab/>fi<text:tab/></text:p>
            <text:p text:style-name="P139"><text:tab/><text:tab/>fi <text:s/></text:p>
            <text:p text:style-name="P139"/>
            <text:p text:style-name="P139"><text:tab/><text:tab/>let "row = $r + 1" <text:s text:c="19"/># Count bottom row.</text:p>
            <text:p text:style-name="P139"><text:tab/><text:tab/>IsValid $t_bot $row</text:p>
            <text:p text:style-name="P139"><text:tab/><text:tab/>if [ $? -eq "$TRUE" ]</text:p>
            <text:p text:style-name="P139"><text:tab/><text:tab/>then</text:p>
            <text:p text:style-name="P139"><text:tab/><text:tab/><text:tab/>if [ ${array[$t_bot]} = "$ALIVE1" ] </text:p>
            <text:p text:style-name="P139"><text:tab/><text:tab/><text:tab/>then</text:p>
            <text:p text:style-name="P139"><text:tab/><text:tab/><text:tab/><text:tab/>let "count += 1"</text:p>
            <text:p text:style-name="P139"><text:tab/><text:tab/><text:tab/>fi<text:tab/></text:p>
            <text:p text:style-name="P139"><text:tab/><text:tab/>fi <text:s/></text:p>
            <text:p text:style-name="P139"/>
            <text:p text:style-name="P139"><text:tab/>done <text:s/></text:p>
            <text:p text:style-name="P139"/>
            <text:p text:style-name="P139"/>
            <text:p text:style-name="P139"><text:tab/>if [ ${array[$cell_number]} = "$ALIVE1" ]</text:p>
            <text:p text:style-name="P139"><text:tab/>then</text:p>
            <text:p text:style-name="P139"><text:tab/><text:tab/>let "count -= 1" <text:s text:c="7"/># <text:s/>Make sure value of tested cell itself</text:p>
            <text:p text:style-name="P139"><text:soft-page-break/><text:tab/>fi <text:s text:c="23"/>#+ is not counted.</text:p>
            <text:p text:style-name="P139"/>
            <text:p text:style-name="P139"/>
            <text:p text:style-name="P139"><text:tab/>return $count</text:p>
            <text:p text:style-name="P139"/>
            <text:p text:style-name="P139">}</text:p>
            <text:p text:style-name="P139"/>
            <text:p text:style-name="P139">next_gen () <text:s text:c="14"/># Update generation array.</text:p>
            <text:p text:style-name="P139">{</text:p>
            <text:p text:style-name="P139"/>
            <text:p text:style-name="P139"><text:tab/># declare local variables</text:p>
            <text:p text:style-name="P139"><text:tab/>local array</text:p>
            <text:p text:style-name="P139"><text:tab/>local i=0<text:tab/><text:tab/>#iterator variable for cells</text:p>
            <text:p text:style-name="P139"/>
            <text:p text:style-name="P139"><text:tab/># array holding all cells</text:p>
            <text:p text:style-name="P139"><text:tab/>array=( `echo "$1"` ) <text:s text:c="4"/># Convert passed arg to array.</text:p>
            <text:p text:style-name="P139"/>
            <text:p text:style-name="P139"><text:tab/># while loop through all cells</text:p>
            <text:p text:style-name="P139"><text:tab/># $i is iterator variable</text:p>
            <text:p text:style-name="P139"><text:tab/>while [ "$i" -lt "$cells" ]</text:p>
            <text:p text:style-name="P139"><text:tab/>do</text:p>
            <text:p text:style-name="P139"><text:tab/><text:tab/>IsAlive "$1" $i ${array[$i]} <text:s text:c="2"/># Is the cell alive?</text:p>
            <text:p text:style-name="P139"><text:tab/><text:tab/># if last return 0</text:p>
            <text:p text:style-name="P139"><text:tab/><text:tab/>if [ $? -eq "$ALIVE" ]</text:p>
            <text:p text:style-name="P139"><text:tab/><text:tab/>then <text:s text:c="26"/># <text:s/>If alive, then</text:p>
            <text:p text:style-name="P139"><text:tab/><text:tab/><text:tab/># fill cell's state</text:p>
            <text:p text:style-name="P139"><text:tab/><text:tab/><text:tab/>array[$i]=. <text:s text:c="17"/>#+ represent the cell as a period.</text:p>
            <text:p text:style-name="P139"><text:tab/><text:tab/>else <text:s/></text:p>
            <text:p text:style-name="P139"><text:tab/><text:tab/><text:tab/># fill cell's state</text:p>
            <text:p text:style-name="P139"><text:tab/><text:tab/><text:tab/>array[$i]="_" <text:s text:c="15"/># <text:s/>Otherwise underscore</text:p>
            <text:p text:style-name="P139"><text:tab/><text:tab/>fi <text:s text:c="28"/>#+ (will later be converted to space).</text:p>
            <text:p text:style-name="P139"><text:tab/><text:tab/># increment iterator</text:p>
            <text:p text:style-name="P139"><text:tab/><text:tab/>let "i += 1" </text:p>
            <text:p text:style-name="P139"><text:tab/>done <text:s text:c="2"/></text:p>
            <text:p text:style-name="P139"/>
            <text:p text:style-name="P139"><text:tab/># <text:s text:c="3"/>let "generation += 1" <text:s text:c="6"/># Increment generation count.</text:p>
            <text:p text:style-name="P139"><text:tab/>### <text:s/>Why was the above line commented out?</text:p>
            <text:p text:style-name="P139"/>
            <text:p text:style-name="P139"/>
            <text:p text:style-name="P139"><text:tab/># Set variable to pass as parameter to "display" function.</text:p>
            <text:p text:style-name="P139"><text:tab/></text:p>
            <text:p text:style-name="P139"><text:soft-page-break/><text:tab/># str= $( echo ${arr[@]} ) to make string from array (@: all elements)</text:p>
            <text:p text:style-name="P139"><text:tab/>avar=`echo ${array[@]}` <text:s text:c="2"/># Convert array back to string variable.</text:p>
            <text:p text:style-name="P139"><text:tab/></text:p>
            <text:p text:style-name="P139"><text:tab/># display game</text:p>
            <text:p text:style-name="P139"><text:tab/>display "$avar" <text:s text:c="10"/># Display it.</text:p>
            <text:p text:style-name="P139"><text:tab/>echo; echo</text:p>
            <text:p text:style-name="P139"><text:tab/># global variable $alive is updated <text:s/></text:p>
            <text:p text:style-name="P139"><text:tab/># in function call display() above</text:p>
            <text:p text:style-name="P139"><text:tab/>echo "Generation $generation <text:s/>- <text:s/>$alive alive"</text:p>
            <text:p text:style-name="P139"/>
            <text:p text:style-name="P139"><text:tab/># if all cells are dead</text:p>
            <text:p text:style-name="P139"><text:tab/>if [ "$alive" -eq 0 ]</text:p>
            <text:p text:style-name="P139"><text:tab/>then</text:p>
            <text:p text:style-name="P139"><text:tab/><text:tab/>echo</text:p>
            <text:p text:style-name="P139"><text:tab/><text:tab/>echo "Premature exit: no more cells alive!"</text:p>
            <text:p text:style-name="P139"><text:tab/><text:tab/># exit from script</text:p>
            <text:p text:style-name="P139"><text:tab/><text:tab/>exit $NONE_ALIVE <text:s text:c="7"/># <text:s/>No point in continuing</text:p>
            <text:p text:style-name="P139"><text:tab/>fi <text:s text:c="23"/>#+ if no live cells.</text:p>
            <text:p text:style-name="P139"/>
            <text:p text:style-name="P139">}</text:p>
            <text:p text:style-name="P139"/>
            <text:p text:style-name="P139"/>
            <text:p text:style-name="P139"># =========================================================</text:p>
            <text:p text:style-name="P139"/>
            <text:p text:style-name="P139">main() {</text:p>
            <text:p text:style-name="P139"/>
            <text:p text:style-name="P139"><text:tab/># Load initial array with contents of startup file.</text:p>
            <text:p text:style-name="P139"><text:s text:c="2"/># cat reads the file | sed -e feeds lines containing # |</text:p>
            <text:p text:style-name="P139"><text:tab/>#<text:tab/>translate -d deletes lines | # comment line is ignored </text:p>
            <text:p text:style-name="P139"><text:tab/># sed -e replaces . with .space and _ with _space</text:p>
            <text:p text:style-name="P139"><text:tab/>initial=( `cat "$startfile" | sed -e '/#/d' | tr -d '\n' |\</text:p>
            <text:p text:style-name="P139"><text:tab/><text:tab/># Delete lines containing '#' comment character.</text:p>
            <text:p text:style-name="P139"><text:tab/>sed -e 's/\./\. /g' -e 's/_/_ /g'` )</text:p>
            <text:p text:style-name="P139"><text:tab/># Remove linefeeds and insert space between elements.</text:p>
            <text:p text:style-name="P139"/>
            <text:p text:style-name="P139"><text:tab/># clear terminal (shift it up)</text:p>
            <text:p text:style-name="P139"><text:tab/>clear <text:s text:c="9"/># Clear screen.</text:p>
            <text:p text:style-name="P139"/>
            <text:p text:style-name="P139"><text:tab/># setterm: set terminal attributes</text:p>
            <text:p text:style-name="P139"><text:tab/># -reverse: turns on / off video mode (brightness, blinking)</text:p>
            <text:p text:style-name="P139"><text:tab/>echo # <text:s text:c="8"/>Title</text:p>
            <text:p text:style-name="P139"><text:soft-page-break/><text:tab/>setterm -reverse on</text:p>
            <text:p text:style-name="P139"><text:tab/>echo "======================="</text:p>
            <text:p text:style-name="P139"><text:tab/>setterm -reverse off</text:p>
            <text:p text:style-name="P139"><text:tab/>echo " <text:s text:c="3"/>$GENERATIONS generations"</text:p>
            <text:p text:style-name="P139"><text:tab/>echo " <text:s text:c="10"/>of"</text:p>
            <text:p text:style-name="P139"><text:tab/>echo "\"Life in the Slow Lane\""</text:p>
            <text:p text:style-name="P139"><text:tab/>setterm -reverse on</text:p>
            <text:p text:style-name="P139"><text:tab/>echo "======================="</text:p>
            <text:p text:style-name="P139"><text:tab/>setterm -reverse off</text:p>
            <text:p text:style-name="P139"/>
            <text:p text:style-name="P139"><text:tab/># wait to see the title</text:p>
            <text:p text:style-name="P139"><text:tab/>sleep $DELAY <text:s text:c="2"/># Display "splash screen" for 2 seconds.</text:p>
            <text:p text:style-name="P139"/>
            <text:p text:style-name="P139"><text:tab/># -------- Display first generation. --------</text:p>
            <text:p text:style-name="P139"><text:tab/># this part is also in func next_gen() for the coming generations</text:p>
            <text:p text:style-name="P139"><text:tab/># create string fom array</text:p>
            <text:p text:style-name="P139"><text:tab/>Gen0=`echo ${initial[@]}`</text:p>
            <text:p text:style-name="P139"><text:tab/># only display of initial state</text:p>
            <text:p text:style-name="P139"><text:tab/>display "$Gen0" <text:s text:c="10"/># Display only.</text:p>
            <text:p text:style-name="P139"><text:tab/>echo; echo</text:p>
            <text:p text:style-name="P139"><text:tab/>echo "Generation $generation <text:s/>- <text:s/>$alive alive"</text:p>
            <text:p text:style-name="P139"><text:tab/># wait to see the result</text:p>
            <text:p text:style-name="P139"><text:tab/>sleep $DELAY</text:p>
            <text:p text:style-name="P139"><text:tab/># -------------------------------------------</text:p>
            <text:p text:style-name="P139"><text:tab/># update generation counter</text:p>
            <text:p text:style-name="P139"><text:tab/>let "generation += 1" <text:s text:c="4"/># Bump generation count.</text:p>
            <text:p text:style-name="P139"><text:tab/>echo</text:p>
            <text:p text:style-name="P139"><text:tab/># ------- Display second generation. -------</text:p>
            <text:p text:style-name="P139"><text:tab/># Here starts the game: initial state gets updated</text:p>
            <text:p text:style-name="P139"><text:tab/>Cur=`echo ${initial[@]}`</text:p>
            <text:p text:style-name="P139"><text:tab/>next_gen "$Cur" <text:s text:c="9"/># Update &amp; display.</text:p>
            <text:p text:style-name="P139"><text:tab/># wait to see the result</text:p>
            <text:p text:style-name="P139"><text:tab/>sleep $DELAY</text:p>
            <text:p text:style-name="P139"><text:tab/># ------------------------------------------</text:p>
            <text:p text:style-name="P139"><text:s text:c="2"/># update generation counter</text:p>
            <text:p text:style-name="P139"><text:tab/>let "generation += 1" <text:s text:c="4"/># Increment generation count.</text:p>
            <text:p text:style-name="P139"><text:tab/># ------ Main loop for displaying subsequent generations ------</text:p>
            <text:p text:style-name="P139"><text:tab/># while loop over all generations</text:p>
            <text:p text:style-name="P139"><text:tab/>while [ "$generation" -le "$GENERATIONS" ]</text:p>
            <text:p text:style-name="P139"><text:tab/>do</text:p>
            <text:p text:style-name="P139"><text:tab/><text:tab/># $avar: the array with the game state</text:p>
            <text:p text:style-name="P139"><text:soft-page-break/><text:tab/><text:tab/>Cur="$avar"</text:p>
            <text:p text:style-name="P139"><text:tab/><text:tab/># update the game and display it</text:p>
            <text:p text:style-name="P139"><text:tab/><text:tab/>next_gen "$Cur"</text:p>
            <text:p text:style-name="P139"><text:tab/><text:tab/># increment the generation counter</text:p>
            <text:p text:style-name="P139"><text:tab/><text:tab/>let "generation += 1"</text:p>
            <text:p text:style-name="P139"><text:tab/><text:tab/># wait to see the results</text:p>
            <text:p text:style-name="P139"><text:tab/><text:tab/>sleep $DELAY</text:p>
            <text:p text:style-name="P139"><text:tab/>done</text:p>
            <text:p text:style-name="P139"/>
            <text:p text:style-name="P139"><text:tab/>echo</text:p>
            <text:p text:style-name="P139">}</text:p>
            <text:p text:style-name="P139"/>
            <text:p text:style-name="P139"># ==============================================================</text:p>
            <text:p text:style-name="P139"># start the script</text:p>
            <text:p text:style-name="P139">main</text:p>
            <text:p text:style-name="P139"># exit the script</text:p>
            <text:p text:style-name="P139">exit 0 <text:s text:c="2"/># CEOF:EOF</text:p>
            <text:p text:style-name="P139"># ==============================================================</text:p>
          </table:table-cell>
        </table:table-row>
      </table:table>
      <text:p text:style-name="P6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Georgia" svg:font-family="Georgia, serif"/>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loext:graphic-properties draw:fill="solid" draw:fill-color="#eeeeee"/>
      <style:paragraph-properties fo:margin-top="0in" fo:margin-bottom="0in" loext:contextual-spacing="false" fo:background-color="#eeeee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Teletype"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acronym" style:family="text"/>
    <style:style style:name="Example"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User_20_Entry" style:display-name="User Entry"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30T12:13:15.515374278</meta:creation-date>
    <dc:date>2018-10-30T13:02:29.258770506</dc:date>
    <meta:editing-duration>PT15M15S</meta:editing-duration>
    <meta:editing-cycles>4</meta:editing-cycles>
    <meta:generator>LibreOffice/6.0.6.2$Linux_x86 LibreOffice_project/00m0$Build-2</meta:generator>
    <meta:document-statistic meta:table-count="34" meta:image-count="1" meta:object-count="0" meta:page-count="110" meta:paragraph-count="3725" meta:word-count="29747" meta:character-count="174378" meta:non-whitespace-character-count="140693"/>
  </office:meta>
</office:document-meta>
</file>